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1.0665in"/>
    </style:style>
    <style:style style:name="co5" style:family="table-column">
      <style:table-column-properties fo:break-before="auto" style:column-width="1.4398in"/>
    </style:style>
    <style:style style:name="co6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" style:family="table-cell" style:parent-style-name="Default" style:data-style-name="N0"/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c9211e"/>
    </style:style>
    <style:style style:name="ce10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ngle Variance Std dev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ocs</text:p>
          </table:table-cell>
          <table:table-cell table:number-columns-repeated="4"/>
          <table:table-cell office:value-type="string" calcext:value-type="string">
            <text:p>Test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0.2" calcext:value-type="float">
            <text:p>100.2</text:p>
          </table:table-cell>
          <table:table-cell office:value-type="float" office:value="100.46" calcext:value-type="float">
            <text:p>100.46</text:p>
          </table:table-cell>
          <table:table-cell office:value-type="float" office:value="100.53" calcext:value-type="float">
            <text:p>100.53</text:p>
          </table:table-cell>
          <table:table-cell office:value-type="float" office:value="100.38" calcext:value-type="float">
            <text:p>100.38</text:p>
          </table:table-cell>
          <table:table-cell office:value-type="float" office:value="100.19" calcext:value-type="float">
            <text:p>100.19</text:p>
          </table:table-cell>
        </table:table-row>
        <table:table-row table:style-name="ro1">
          <table:table-cell table:formula="of:=([.A2]-[.$B$4])^2" office:value-type="float" office:value="2.25" calcext:value-type="float">
            <text:p>2.25</text:p>
          </table:table-cell>
          <table:table-cell table:formula="of:=([.B2]-[.$B$4])^2" office:value-type="float" office:value="0.25" calcext:value-type="float">
            <text:p>0.25</text:p>
          </table:table-cell>
          <table:table-cell table:formula="of:=([.C2]-[.$B$4])^2" office:value-type="float" office:value="2.25" calcext:value-type="float">
            <text:p>2.25</text:p>
          </table:table-cell>
          <table:table-cell table:formula="of:=([.D2]-[.$B$4])^2" office:value-type="float" office:value="0.25" calcext:value-type="float">
            <text:p>0.25</text:p>
          </table:table-cell>
          <table:table-cell/>
          <table:table-cell table:formula="of:=([.F2]-[.$G$4])^2" office:value-type="float" office:value="0.0231040000000003" calcext:value-type="float">
            <text:p>0.0231040000000003</text:p>
          </table:table-cell>
          <table:table-cell table:formula="of:=([.G2]-[.$G$4])^2" office:value-type="float" office:value="0.0116639999999978" calcext:value-type="float">
            <text:p>0.0116639999999978</text:p>
          </table:table-cell>
          <table:table-cell table:formula="of:=([.H2]-[.$G$4])^2" office:value-type="float" office:value="0.031683999999999" calcext:value-type="float">
            <text:p>0.031683999999999</text:p>
          </table:table-cell>
          <table:table-cell table:formula="of:=([.I2]-[.$G$4])^2" office:value-type="float" office:value="0.000783999999999529" calcext:value-type="float">
            <text:p>0.000783999999999529</text:p>
          </table:table-cell>
          <table:table-cell table:formula="of:=([.J2]-[.$G$4])^2" office:value-type="float" office:value="0.026244000000002" calcext:value-type="float">
            <text:p>0.026244000000002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SUM([.A2:.D2])/4" office:value-type="float" office:value="101.5" calcext:value-type="float">
            <text:p>101.5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formula="of:=SUM([.F2:.J2])/5" office:value-type="float" office:value="100.352" calcext:value-type="float">
            <text:p>100.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ce</text:p>
          </table:table-cell>
          <table:table-cell table:formula="of:=SUM([.A3:.D3])/4" office:value-type="float" office:value="1.25" calcext:value-type="float">
            <text:p>1.25</text:p>
          </table:table-cell>
          <table:table-cell table:number-columns-repeated="3"/>
          <table:table-cell office:value-type="string" calcext:value-type="string">
            <text:p>Variance</text:p>
          </table:table-cell>
          <table:table-cell table:formula="of:=SUM([.F3:.J3])/5" office:value-type="float" office:value="0.0186959999999997" calcext:value-type="float">
            <text:p>0.0186959999999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 Dev</text:p>
          </table:table-cell>
          <table:table-cell table:formula="of:=SQRT([.B5])" office:value-type="float" office:value="1.1180339887499" calcext:value-type="float">
            <text:p>1.1180339887499</text:p>
          </table:table-cell>
          <table:table-cell table:number-columns-repeated="3"/>
          <table:table-cell office:value-type="string" calcext:value-type="string">
            <text:p>Std dev</text:p>
          </table:table-cell>
          <table:table-cell table:formula="of:=SQRT([.G5])" office:value-type="float" office:value="0.136733317081097" calcext:value-type="float">
            <text:p>0.136733317081097</text:p>
          </table:table-cell>
          <table:table-cell table:number-columns-repeated="3"/>
        </table:table-row>
      </table:table>
      <table:table table:name="Bulk Variance stddev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ocs</text:p>
          </table:table-cell>
          <table:table-cell table:number-columns-repeated="4"/>
          <table:table-cell office:value-type="string" calcext:value-type="string">
            <text:p>Test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0.2" calcext:value-type="float">
            <text:p>100.2</text:p>
          </table:table-cell>
          <table:table-cell office:value-type="float" office:value="100.46" calcext:value-type="float">
            <text:p>100.46</text:p>
          </table:table-cell>
          <table:table-cell office:value-type="float" office:value="100.53" calcext:value-type="float">
            <text:p>100.53</text:p>
          </table:table-cell>
          <table:table-cell office:value-type="float" office:value="100.38" calcext:value-type="float">
            <text:p>100.38</text:p>
          </table:table-cell>
          <table:table-cell office:value-type="float" office:value="100.19" calcext:value-type="float">
            <text:p>100.19</text:p>
          </table:table-cell>
        </table:table-row>
        <table:table-row table:style-name="ro1">
          <table:table-cell table:formula="of:=([.A2]-[.$B$5])^2" office:value-type="float" office:value="2.77777777777779" calcext:value-type="float">
            <text:p>2.77777777777779</text:p>
          </table:table-cell>
          <table:table-cell table:formula="of:=([.B2]-[.$B$5])^2" office:value-type="float" office:value="0.111111111111108" calcext:value-type="float">
            <text:p>0.111111111111108</text:p>
          </table:table-cell>
          <table:table-cell table:formula="of:=([.C2]-[.$B$5])^2" office:value-type="float" office:value="1.77777777777777" calcext:value-type="float">
            <text:p>1.77777777777777</text:p>
          </table:table-cell>
          <table:table-cell table:number-columns-repeated="2"/>
          <table:table-cell table:formula="of:=([.F2]-[.$G$7])^2" office:value-type="float" office:value="0.0386777777777745" calcext:value-type="float">
            <text:p>0.0386777777777745</text:p>
          </table:table-cell>
          <table:table-cell table:formula="of:=([.G2]-[.$G$7])^2" office:value-type="float" office:value="0.00401111111111102" calcext:value-type="float">
            <text:p>0.00401111111111102</text:p>
          </table:table-cell>
          <table:table-cell table:formula="of:=([.H2]-[.$G$7])^2" office:value-type="float" office:value="0.0177777777777795" calcext:value-type="float">
            <text:p>0.0177777777777795</text:p>
          </table:table-cell>
          <table:table-cell table:number-columns-repeated="2"/>
        </table:table-row>
        <table:table-row table:style-name="ro1">
          <table:table-cell/>
          <table:table-cell table:formula="of:=([.B2]-[.$C$5])^2" office:value-type="float" office:value="0" calcext:value-type="float">
            <text:p>0</text:p>
          </table:table-cell>
          <table:table-cell table:formula="of:=([.C2]-[.$C$5])^2" office:value-type="float" office:value="1" calcext:value-type="float">
            <text:p>1</text:p>
          </table:table-cell>
          <table:table-cell table:formula="of:=([.D2]-[.$C$5])^2" office:value-type="float" office:value="1" calcext:value-type="float">
            <text:p>1</text:p>
          </table:table-cell>
          <table:table-cell table:number-columns-repeated="2"/>
          <table:table-cell table:formula="of:=([.G2]-[.$H$7])^2" office:value-type="float" office:value="0.0000111111111110909" calcext:value-type="float">
            <text:p>1.11111111110909E-05</text:p>
          </table:table-cell>
          <table:table-cell table:formula="of:=([.H2]-[.$H$7])^2" office:value-type="float" office:value="0.00537777777777842" calcext:value-type="float">
            <text:p>0.00537777777777842</text:p>
          </table:table-cell>
          <table:table-cell table:formula="of:=([.I2]-[.$H$7])^2" office:value-type="float" office:value="0.00587777777777798" calcext:value-type="float">
            <text:p>0.00587777777777798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formula="of:=SUM([.A2:.C2])/3" office:value-type="float" office:value="101.666666666667" calcext:value-type="float">
            <text:p>101.666666666667</text:p>
          </table:table-cell>
          <table:table-cell table:formula="of:=SUM([.B2:.D2])/3" office:value-type="float" office:value="102" calcext:value-type="float">
            <text:p>102</text:p>
          </table:table-cell>
          <table:table-cell table:number-columns-repeated="4"/>
          <table:table-cell table:formula="of:=([.H2]-[.$I$7])^2" office:value-type="float" office:value="0.0266777777777757" calcext:value-type="float">
            <text:p>0.0266777777777757</text:p>
          </table:table-cell>
          <table:table-cell table:formula="of:=([.I2]-[.$I$7])^2" office:value-type="float" office:value="0.000177777777777454" calcext:value-type="float">
            <text:p>0.000177777777777454</text:p>
          </table:table-cell>
          <table:table-cell table:formula="of:=([.J2]-[.$I$7])^2" office:value-type="float" office:value="0.0312111111111146" calcext:value-type="float">
            <text:p>0.0312111111111146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table:formula="of:=SUM([.A3:.D3])/3" office:value-type="float" office:value="1.55555555555556" calcext:value-type="float">
            <text:p>1.55555555555556</text:p>
          </table:table-cell>
          <table:table-cell table:formula="of:=SUM([.B4:.D4])/3" office:value-type="float" office:value="0.666666666666667" calcext:value-type="float">
            <text:p>0.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 Dev</text:p>
          </table:table-cell>
          <table:table-cell table:formula="of:=SQRT([.B6])" office:value-type="float" office:value="1.24721912892465" calcext:value-type="float">
            <text:p>1.24721912892465</text:p>
          </table:table-cell>
          <table:table-cell table:formula="of:=SQRT([.C6])" office:value-type="float" office:value="0.816496580927726" calcext:value-type="float">
            <text:p>0.816496580927726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formula="of:=SUM([.F2:.H2])/3" office:value-type="float" office:value="100.396666666667" calcext:value-type="float">
            <text:p>100.396666666667</text:p>
          </table:table-cell>
          <table:table-cell table:formula="of:=SUM([.G2:.I2])/3" office:value-type="float" office:value="100.456666666667" calcext:value-type="float">
            <text:p>100.456666666667</text:p>
          </table:table-cell>
          <table:table-cell table:formula="of:=AVERAGE([.H2:.J2])" office:value-type="float" office:value="100.366666666667" calcext:value-type="float">
            <text:p>100.366666666667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Variance</text:p>
          </table:table-cell>
          <table:table-cell table:formula="of:=SUM([.F3:.H3])/3" office:value-type="float" office:value="0.020155555555555" calcext:value-type="float">
            <text:p>0.020155555555555</text:p>
          </table:table-cell>
          <table:table-cell table:formula="of:=SUM([.G4:.I4])/3" office:value-type="float" office:value="0.00375555555555583" calcext:value-type="float">
            <text:p>0.00375555555555583</text:p>
          </table:table-cell>
          <table:table-cell table:formula="of:=AVERAGE([.H5:.J5])" office:value-type="float" office:value="0.0193555555555559" calcext:value-type="float">
            <text:p>0.0193555555555559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td dev</text:p>
          </table:table-cell>
          <table:table-cell table:formula="of:=SQRT([.G8])" office:value-type="float" office:value="0.141970262926977" calcext:value-type="float">
            <text:p>0.141970262926977</text:p>
          </table:table-cell>
          <table:table-cell table:formula="of:=SQRT([.H8])" office:value-type="float" office:value="0.0612825877028364" calcext:value-type="float">
            <text:p>0.0612825877028364</text:p>
          </table:table-cell>
          <table:table-cell table:formula="of:=SQRT([.I8])" office:value-type="float" office:value="0.139124245031396" calcext:value-type="float">
            <text:p>0.139124245031396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</table:table>
      <table:table table:name="single absolute deviation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od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ABS([.A2]-[.$B$10])" office:value-type="float" office:value="1.2" calcext:value-type="float">
            <text:p>1.2</text:p>
          </table:table-cell>
          <table:table-cell table:formula="of:=ABS([.A2]-[.$C$10])" office:value-type="float" office:value="1" calcext:value-type="float">
            <text:p>1</text:p>
          </table:table-cell>
          <table:table-cell table:formula="of:=ABS([.A2]-[.$D$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ABS([.A3]-[.$B$10])" office:value-type="float" office:value="0.799999999999997" calcext:value-type="float">
            <text:p>0.799999999999997</text:p>
          </table:table-cell>
          <table:table-cell table:formula="of:=ABS([.A3]-[.$C$10])" office:value-type="float" office:value="1" calcext:value-type="float">
            <text:p>1</text:p>
          </table:table-cell>
          <table:table-cell table:formula="of:=ABS([.A3]-[.$D$1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ABS([.A4]-[.$B$10])" office:value-type="float" office:value="1.8" calcext:value-type="float">
            <text:p>1.8</text:p>
          </table:table-cell>
          <table:table-cell table:formula="of:=ABS([.A4]-[.$C$10])" office:value-type="float" office:value="2" calcext:value-type="float">
            <text:p>2</text:p>
          </table:table-cell>
          <table:table-cell table:formula="of:=ABS([.A4]-[.$D$10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ABS([.A5]-[.$B$10])" office:value-type="float" office:value="0.200000000000003" calcext:value-type="float">
            <text:p>0.200000000000003</text:p>
          </table:table-cell>
          <table:table-cell table:formula="of:=ABS([.A5]-[.$C$10])" office:value-type="float" office:value="0" calcext:value-type="float">
            <text:p>0</text:p>
          </table:table-cell>
          <table:table-cell table:formula="of:=ABS([.A5]-[.$D$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ABS([.A6]-[.$B$10])" office:value-type="float" office:value="1.2" calcext:value-type="float">
            <text:p>1.2</text:p>
          </table:table-cell>
          <table:table-cell table:formula="of:=ABS([.A6]-[.$C$10])" office:value-type="float" office:value="1" calcext:value-type="float">
            <text:p>1</text:p>
          </table:table-cell>
          <table:table-cell table:formula="of:=ABS([.A6]-[.$D$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6])" office:value-type="float" office:value="5.2" calcext:value-type="float">
            <text:p>5.2</text:p>
          </table:table-cell>
          <table:table-cell table:formula="of:=SUM([.C2:.C6])" office:value-type="float" office:value="5" calcext:value-type="float">
            <text:p>5</text:p>
          </table:table-cell>
          <table:table-cell table:formula="of:=SUM([.D2:.D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bs dev</text:p>
          </table:table-cell>
          <table:table-cell table:formula="of:=[.B7]/5" office:value-type="float" office:value="1.04" calcext:value-type="float">
            <text:p>1.04</text:p>
          </table:table-cell>
          <table:table-cell table:formula="of:=[.C7]/5" office:value-type="float" office:value="1" calcext:value-type="float">
            <text:p>1</text:p>
          </table:table-cell>
          <table:table-cell table:formula="of:=[.D7]/5" office:value-type="float" office:value="1.2" calcext:value-type="float">
            <text:p>1.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ral point</text:p>
          </table:table-cell>
          <table:table-cell table:formula="of:=AVERAGE([.A2:.A6])" office:value-type="float" office:value="101.2" calcext:value-type="float">
            <text:p>101.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formula="of:=ABS([.A15]-[.$B$20])" office:value-type="float" office:value="0.152000000000001" calcext:value-type="float">
            <text:p>0.152000000000001</text:p>
          </table:table-cell>
          <table:table-cell table:formula="of:=ABS([.A15]-[.$C$20])" office:value-type="float" office:value="0.179999999999993" calcext:value-type="float">
            <text:p>0.179999999999993</text:p>
          </table:table-cell>
          <table:table-cell table:formula="of:=ABS([.A15]-[.$D$20])" office:value-type="float" office:value="0.200000000000003" calcext:value-type="float">
            <text:p>0.200000000000003</text:p>
          </table:table-cell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ABS([.A16]-[.$B$20])" office:value-type="float" office:value="0.10799999999999" calcext:value-type="float">
            <text:p>0.10799999999999</text:p>
          </table:table-cell>
          <table:table-cell table:formula="of:=ABS([.A16]-[.$C$20])" office:value-type="float" office:value="0.0799999999999983" calcext:value-type="float">
            <text:p>0.0799999999999983</text:p>
          </table:table-cell>
          <table:table-cell table:formula="of:=ABS([.A16]-[.$D$20])" office:value-type="float" office:value="0.459999999999994" calcext:value-type="float">
            <text:p>0.459999999999994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ABS([.A17]-[.$B$20])" office:value-type="float" office:value="0.177999999999997" calcext:value-type="float">
            <text:p>0.177999999999997</text:p>
          </table:table-cell>
          <table:table-cell table:formula="of:=ABS([.A17]-[.$C$20])" office:value-type="float" office:value="0.150000000000006" calcext:value-type="float">
            <text:p>0.150000000000006</text:p>
          </table:table-cell>
          <table:table-cell table:formula="of:=ABS([.A17]-[.$D$20])" office:value-type="float" office:value="0.530000000000001" calcext:value-type="float">
            <text:p>0.530000000000001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formula="of:=ABS([.A18]-[.$B$20])" office:value-type="float" office:value="0.0279999999999916" calcext:value-type="float">
            <text:p>0.0279999999999916</text:p>
          </table:table-cell>
          <table:table-cell table:formula="of:=ABS([.A18]-[.$C$20])" office:value-type="float" office:value="0" calcext:value-type="float">
            <text:p>0</text:p>
          </table:table-cell>
          <table:table-cell table:formula="of:=ABS([.A18]-[.$D$20])" office:value-type="float" office:value="0.379999999999995" calcext:value-type="float">
            <text:p>0.379999999999995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formula="of:=ABS([.A19]-[.$B$20])" office:value-type="float" office:value="0.162000000000006" calcext:value-type="float">
            <text:p>0.162000000000006</text:p>
          </table:table-cell>
          <table:table-cell table:formula="of:=ABS([.A19]-[.$C$20])" office:value-type="float" office:value="0.189999999999998" calcext:value-type="float">
            <text:p>0.189999999999998</text:p>
          </table:table-cell>
          <table:table-cell table:formula="of:=ABS([.A19]-[.$D$20])" office:value-type="float" office:value="0.189999999999998" calcext:value-type="float">
            <text:p>0.189999999999998</text:p>
          </table:table-cell>
        </table:table-row>
        <table:table-row table:style-name="ro1">
          <table:table-cell office:value-type="string" calcext:value-type="string">
            <text:p>central point</text:p>
          </table:table-cell>
          <table:table-cell table:formula="of:=AVERAGE([.A15:.A19])" office:value-type="float" office:value="100.352" calcext:value-type="float">
            <text:p>100.352</text:p>
          </table:table-cell>
          <table:table-cell office:value-type="float" office:value="100.38" calcext:value-type="float">
            <text:p>100.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15:.B19])" office:value-type="float" office:value="0.627999999999986" calcext:value-type="float">
            <text:p>0.627999999999986</text:p>
          </table:table-cell>
          <table:table-cell table:formula="of:=SUM([.C15:.C19])" office:value-type="float" office:value="0.599999999999994" calcext:value-type="float">
            <text:p>0.599999999999994</text:p>
          </table:table-cell>
          <table:table-cell table:formula="of:=SUM([.D15:.D19])" office:value-type="float" office:value="1.75999999999999" calcext:value-type="float">
            <text:p>1.75999999999999</text:p>
          </table:table-cell>
        </table:table-row>
        <table:table-row table:style-name="ro1">
          <table:table-cell office:value-type="string" calcext:value-type="string">
            <text:p>abs dev</text:p>
          </table:table-cell>
          <table:table-cell table:formula="of:=[.B21]/5" office:value-type="float" office:value="0.125599999999997" calcext:value-type="float">
            <text:p>0.125599999999997</text:p>
          </table:table-cell>
          <table:table-cell table:formula="of:=[.C21]/5" office:value-type="float" office:value="0.119999999999999" calcext:value-type="float">
            <text:p>0.119999999999999</text:p>
          </table:table-cell>
          <table:table-cell table:formula="of:=[.D21]/5" office:value-type="float" office:value="0.351999999999998" calcext:value-type="float">
            <text:p>0.351999999999998</text:p>
          </table:table-cell>
        </table:table-row>
      </table:table>
      <table:table table:name="bulk absolute deviation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ABS([.A2]-[.$B$7])" office:value-type="float" office:value="1.66666666666667" calcext:value-type="float">
            <text:p>1.66666666666667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ABS([.A3]-[.$B$7])" office:value-type="float" office:value="0.333333333333329" calcext:value-type="float">
            <text:p>0.333333333333329</text:p>
          </table:table-cell>
          <table:table-cell table:formula="of:=ABS([.A3]-[.$C$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ABS([.A4]-[.$B$7])" office:value-type="float" office:value="1.33333333333333" calcext:value-type="float">
            <text:p>1.33333333333333</text:p>
          </table:table-cell>
          <table:table-cell table:formula="of:=ABS([.A4]-[.$C$7])" office:value-type="float" office:value="1" calcext:value-type="float">
            <text:p>1</text:p>
          </table:table-cell>
          <table:table-cell table:formula="of:=ABS([.A4]-[.$D$7])" office:value-type="float" office:value="1.66666666666667" calcext:value-type="float">
            <text:p>1.6666666666666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ABS([.A5]-[.$C$7])" office:value-type="float" office:value="1" calcext:value-type="float">
            <text:p>1</text:p>
          </table:table-cell>
          <table:table-cell table:formula="of:=ABS([.A5]-[.$D$7])" office:value-type="float" office:value="0.333333333333329" calcext:value-type="float">
            <text:p>0.3333333333333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table:formula="of:=ABS([.A6]-[.$D$7])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A2:.A4])" office:value-type="float" office:value="101.666666666667" calcext:value-type="float">
            <text:p>101.666666666667</text:p>
          </table:table-cell>
          <table:table-cell table:formula="of:=AVERAGE([.A3:.A5])" office:value-type="float" office:value="102" calcext:value-type="float">
            <text:p>102</text:p>
          </table:table-cell>
          <table:table-cell table:formula="of:=AVERAGE([.A4:.A6])" office:value-type="float" office:value="101.333333333333" calcext:value-type="float">
            <text:p>101.333333333333</text:p>
          </table:table-cell>
        </table:table-row>
        <table:table-row table:style-name="ro1">
          <table:table-cell/>
          <table:table-cell table:formula="of:=SUM([.B1:.B6])" office:value-type="float" office:value="3.33333333333333" calcext:value-type="float">
            <text:p>3.33333333333333</text:p>
          </table:table-cell>
          <table:table-cell table:formula="of:=SUM([.C1:.C6])" office:value-type="float" office:value="2" calcext:value-type="float">
            <text:p>2</text:p>
          </table:table-cell>
          <table:table-cell table:formula="of:=SUM([.D1:.D6])" office:value-type="float" office:value="3.33333333333333" calcext:value-type="float">
            <text:p>3.33333333333333</text:p>
          </table:table-cell>
        </table:table-row>
        <table:table-row table:style-name="ro1">
          <table:table-cell office:value-type="string" calcext:value-type="string">
            <text:p>abs dev</text:p>
          </table:table-cell>
          <table:table-cell table:formula="of:=[.B8]/3" office:value-type="float" office:value="1.11111111111111" calcext:value-type="float">
            <text:p>1.11111111111111</text:p>
          </table:table-cell>
          <table:table-cell table:formula="of:=[.C8]/3" office:value-type="float" office:value="0.666666666666667" calcext:value-type="float">
            <text:p>0.666666666666667</text:p>
          </table:table-cell>
          <table:table-cell table:formula="of:=[.D8]/3" office:value-type="float" office:value="1.11111111111111" calcext:value-type="float">
            <text:p>1.111111111111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ABS([.A11]-[.$B$1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ABS([.A12]-[.$B$16])" office:value-type="float" office:value="0" calcext:value-type="float">
            <text:p>0</text:p>
          </table:table-cell>
          <table:table-cell table:formula="of:=ABS([.A12]-[.$C$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ABS([.A13]-[.$B$16])" office:value-type="float" office:value="1" calcext:value-type="float">
            <text:p>1</text:p>
          </table:table-cell>
          <table:table-cell table:formula="of:=ABS([.A13]-[.$C$16])" office:value-type="float" office:value="1" calcext:value-type="float">
            <text:p>1</text:p>
          </table:table-cell>
          <table:table-cell table:formula="of:=ABS([.A13]-[.$D$1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ABS([.A14]-[.$C$16])" office:value-type="float" office:value="1" calcext:value-type="float">
            <text:p>1</text:p>
          </table:table-cell>
          <table:table-cell table:formula="of:=ABS([.A14]-[.$D$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table:formula="of:=ABS([.A15]-[.$D$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table:formula="of:=SUM([.B11:.B15])" office:value-type="float" office:value="3" calcext:value-type="float">
            <text:p>3</text:p>
          </table:table-cell>
          <table:table-cell table:formula="of:=SUM([.C11:.C15])" office:value-type="float" office:value="2" calcext:value-type="float">
            <text:p>2</text:p>
          </table:table-cell>
          <table:table-cell table:formula="of:=SUM([.D11:.D1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bs dev</text:p>
          </table:table-cell>
          <table:table-cell table:formula="of:=[.B17]/3" office:value-type="float" office:value="1" calcext:value-type="float">
            <text:p>1</text:p>
          </table:table-cell>
          <table:table-cell table:formula="of:=[.C17]/3" office:value-type="float" office:value="0.666666666666667" calcext:value-type="float">
            <text:p>0.666666666666667</text:p>
          </table:table-cell>
          <table:table-cell table:formula="of:=[.D17]/3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de will equal mean because in each period there is only one price occurrence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formula="of:=ABS([.A24]-[.$B$30])" office:value-type="float" office:value="0.196666666666658" calcext:value-type="float">
            <text:p>0.196666666666658</text:p>
          </table:table-cell>
          <table:table-cell table:number-columns-repeated="2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ABS([.A25]-[.$B$30])" office:value-type="float" office:value="0.0633333333333326" calcext:value-type="float">
            <text:p>0.0633333333333326</text:p>
          </table:table-cell>
          <table:table-cell table:formula="of:=ABS([.A25]-[.$C$30])" office:value-type="float" office:value="0.0033333333333303" calcext:value-type="float">
            <text:p>0.0033333333333303</text:p>
          </table:table-cell>
          <table:table-cell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ABS([.A26]-[.$B$30])" office:value-type="float" office:value="0.13333333333334" calcext:value-type="float">
            <text:p>0.13333333333334</text:p>
          </table:table-cell>
          <table:table-cell table:formula="of:=ABS([.A26]-[.$C$30])" office:value-type="float" office:value="0.0733333333333377" calcext:value-type="float">
            <text:p>0.0733333333333377</text:p>
          </table:table-cell>
          <table:table-cell table:formula="of:=ABS([.A26]-[.$D$30])" office:value-type="float" office:value="0.163333333333327" calcext:value-type="float">
            <text:p>0.163333333333327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/>
          <table:table-cell table:formula="of:=ABS([.A27]-[.$C$30])" office:value-type="float" office:value="0.076666666666668" calcext:value-type="float">
            <text:p>0.076666666666668</text:p>
          </table:table-cell>
          <table:table-cell table:formula="of:=ABS([.A27]-[.$D$30])" office:value-type="float" office:value="0.0133333333333212" calcext:value-type="float">
            <text:p>0.0133333333333212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2"/>
          <table:table-cell table:formula="of:=ABS([.A28]-[.$D$30])" office:value-type="float" office:value="0.176666666666677" calcext:value-type="float">
            <text:p>0.17666666666667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A24:.$A$26])" office:value-type="float" office:value="100.396666666667" calcext:value-type="float">
            <text:p>100.396666666667</text:p>
          </table:table-cell>
          <table:table-cell table:formula="of:=AVERAGE([.A25:.A27])" office:value-type="float" office:value="100.456666666667" calcext:value-type="float">
            <text:p>100.456666666667</text:p>
          </table:table-cell>
          <table:table-cell table:formula="of:=AVERAGE([.A26:.A28])" office:value-type="float" office:value="100.366666666667" calcext:value-type="float">
            <text:p>100.366666666667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4:.B26])" office:value-type="float" office:value="0.393333333333331" calcext:value-type="float">
            <text:p>0.393333333333331</text:p>
          </table:table-cell>
          <table:table-cell table:formula="of:=SUM([.C25:.C27])" office:value-type="float" office:value="0.153333333333336" calcext:value-type="float">
            <text:p>0.153333333333336</text:p>
          </table:table-cell>
          <table:table-cell table:formula="of:=SUM([.D26:.D28])" office:value-type="float" office:value="0.353333333333325" calcext:value-type="float">
            <text:p>0.353333333333325</text:p>
          </table:table-cell>
        </table:table-row>
        <table:table-row table:style-name="ro1">
          <table:table-cell office:value-type="string" calcext:value-type="string">
            <text:p>abs dev</text:p>
          </table:table-cell>
          <table:table-cell table:formula="of:=[.B31]/3" office:value-type="float" office:value="0.13111111111111" calcext:value-type="float">
            <text:p>0.13111111111111</text:p>
          </table:table-cell>
          <table:table-cell table:formula="of:=[.C31]/3" office:value-type="float" office:value="0.051111111111112" calcext:value-type="float">
            <text:p>0.051111111111112</text:p>
          </table:table-cell>
          <table:table-cell table:formula="of:=[.D31]/3" office:value-type="float" office:value="0.117777777777775" calcext:value-type="float">
            <text:p>0.11777777777777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formula="of:=ABS([.A34]-[.$B$40])" office:value-type="float" office:value="0.259999999999991" calcext:value-type="float">
            <text:p>0.259999999999991</text:p>
          </table:table-cell>
          <table:table-cell table:number-columns-repeated="2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ABS([.A35]-[.$B$40])" office:value-type="float" office:value="0" calcext:value-type="float">
            <text:p>0</text:p>
          </table:table-cell>
          <table:table-cell table:formula="of:=ABS([.A35]-[.$C$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ABS([.A36]-[.$B$40])" office:value-type="float" office:value="0.0700000000000074" calcext:value-type="float">
            <text:p>0.0700000000000074</text:p>
          </table:table-cell>
          <table:table-cell table:formula="of:=ABS([.A36]-[.$C$40])" office:value-type="float" office:value="0.0700000000000074" calcext:value-type="float">
            <text:p>0.0700000000000074</text:p>
          </table:table-cell>
          <table:table-cell table:formula="of:=ABS([.A36]-[.$D$40])" office:value-type="float" office:value="0.150000000000006" calcext:value-type="float">
            <text:p>0.150000000000006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/>
          <table:table-cell table:formula="of:=ABS([.A37]-[.$C$40])" office:value-type="float" office:value="0.0799999999999983" calcext:value-type="float">
            <text:p>0.0799999999999983</text:p>
          </table:table-cell>
          <table:table-cell table:formula="of:=ABS([.A37]-[.$D$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2"/>
          <table:table-cell table:formula="of:=ABS([.A38]-[.$D$40])" office:value-type="float" office:value="0.189999999999998" calcext:value-type="float">
            <text:p>0.18999999999999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n</text:p>
          </table:table-cell>
          <table:table-cell table:number-columns-repeated="2" office:value-type="float" office:value="100.46" calcext:value-type="float">
            <text:p>100.46</text:p>
          </table:table-cell>
          <table:table-cell office:value-type="float" office:value="100.38" calcext:value-type="float">
            <text:p>100.38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4:.B36])" office:value-type="float" office:value="0.329999999999998" calcext:value-type="float">
            <text:p>0.329999999999998</text:p>
          </table:table-cell>
          <table:table-cell table:formula="of:=SUM([.C35:.C37])" office:value-type="float" office:value="0.150000000000006" calcext:value-type="float">
            <text:p>0.150000000000006</text:p>
          </table:table-cell>
          <table:table-cell table:formula="of:=SUM([.D36:.D38])" office:value-type="float" office:value="0.340000000000003" calcext:value-type="float">
            <text:p>0.340000000000003</text:p>
          </table:table-cell>
        </table:table-row>
        <table:table-row table:style-name="ro1">
          <table:table-cell office:value-type="string" calcext:value-type="string">
            <text:p>abs dev</text:p>
          </table:table-cell>
          <table:table-cell table:formula="of:=[.B41]/3" office:value-type="float" office:value="0.109999999999999" calcext:value-type="float">
            <text:p>0.109999999999999</text:p>
          </table:table-cell>
          <table:table-cell table:formula="of:=[.C41]/3" office:value-type="float" office:value="0.0500000000000019" calcext:value-type="float">
            <text:p>0.0500000000000019</text:p>
          </table:table-cell>
          <table:table-cell table:formula="of:=[.D41]/3" office:value-type="float" office:value="0.113333333333334" calcext:value-type="float">
            <text:p>0.11333333333333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formula="of:=ABS([.A44]-[.$B$50])" office:value-type="float" office:value="0.200000000000003" calcext:value-type="float">
            <text:p>0.200000000000003</text:p>
          </table:table-cell>
          <table:table-cell table:number-columns-repeated="2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ABS([.A45]-[.$B$50])" office:value-type="float" office:value="0.459999999999994" calcext:value-type="float">
            <text:p>0.459999999999994</text:p>
          </table:table-cell>
          <table:table-cell table:formula="of:=ABS([.A45]-[.$C$50])" office:value-type="float" office:value="0.459999999999994" calcext:value-type="float">
            <text:p>0.459999999999994</text:p>
          </table:table-cell>
          <table:table-cell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ABS([.A46]-[.$B$50])" office:value-type="float" office:value="0.530000000000001" calcext:value-type="float">
            <text:p>0.530000000000001</text:p>
          </table:table-cell>
          <table:table-cell table:formula="of:=ABS([.A46]-[.$C$50])" office:value-type="float" office:value="0.530000000000001" calcext:value-type="float">
            <text:p>0.530000000000001</text:p>
          </table:table-cell>
          <table:table-cell table:formula="of:=ABS([.A46]-[.$D$50])" office:value-type="float" office:value="0.530000000000001" calcext:value-type="float">
            <text:p>0.530000000000001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/>
          <table:table-cell table:formula="of:=ABS([.A47]-[.$C$50])" office:value-type="float" office:value="0.379999999999995" calcext:value-type="float">
            <text:p>0.379999999999995</text:p>
          </table:table-cell>
          <table:table-cell table:formula="of:=ABS([.A47]-[.$D$50])" office:value-type="float" office:value="0.379999999999995" calcext:value-type="float">
            <text:p>0.379999999999995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2"/>
          <table:table-cell table:formula="of:=ABS([.A48]-[.$D$50])" office:value-type="float" office:value="0.189999999999998" calcext:value-type="float">
            <text:p>0.18999999999999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n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44:.B46])" office:value-type="float" office:value="1.19" calcext:value-type="float">
            <text:p>1.19</text:p>
          </table:table-cell>
          <table:table-cell table:formula="of:=SUM([.C45:.C47])" office:value-type="float" office:value="1.36999999999999" calcext:value-type="float">
            <text:p>1.36999999999999</text:p>
          </table:table-cell>
          <table:table-cell table:formula="of:=SUM([.D46:.D48])" office:value-type="float" office:value="1.09999999999999" calcext:value-type="float">
            <text:p>1.09999999999999</text:p>
          </table:table-cell>
        </table:table-row>
        <table:table-row table:style-name="ro1">
          <table:table-cell office:value-type="string" calcext:value-type="string">
            <text:p>abs dev</text:p>
          </table:table-cell>
          <table:table-cell table:formula="of:=[.B51]/3" office:value-type="float" office:value="0.396666666666666" calcext:value-type="float">
            <text:p>0.396666666666666</text:p>
          </table:table-cell>
          <table:table-cell table:formula="of:=[.C51]/3" office:value-type="float" office:value="0.456666666666663" calcext:value-type="float">
            <text:p>0.456666666666663</text:p>
          </table:table-cell>
          <table:table-cell table:formula="of:=[.D51]/3" office:value-type="float" office:value="0.366666666666665" calcext:value-type="float">
            <text:p>0.366666666666665</text:p>
          </table:table-cell>
        </table:table-row>
      </table:table>
      <table:table table:name="sinlge moving average" table:style-name="ta1">
        <table:table-column table:style-name="co1" table:number-columns-repeated="17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9]^[.E1]" office:value-type="float" office:value="0.197530864197531" calcext:value-type="float">
            <text:p>0.197530864197531</text:p>
          </table:table-cell>
          <table:table-cell table:formula="of:=[.A1]*[.F1]" office:value-type="float" office:value="19.7530864197531" calcext:value-type="float">
            <text:p>19.753086419753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J$9]^[.J1]" office:value-type="float" office:value="0.4096" calcext:value-type="float">
            <text:p>0.4096</text:p>
          </table:table-cell>
          <table:table-cell table:formula="of:=[.A1]*[.K1]" office:value-type="float" office:value="40.96" calcext:value-type="float">
            <text:p>40.96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9]^[.E2]" office:value-type="float" office:value="0.296296296296296" calcext:value-type="float">
            <text:p>0.296296296296296</text:p>
          </table:table-cell>
          <table:table-cell table:formula="of:=[.A2]*[.F2]" office:value-type="float" office:value="30.2222222222222" calcext:value-type="float">
            <text:p>30.22222222222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J$9]^[.J2]" office:value-type="float" office:value="0.512" calcext:value-type="float">
            <text:p>0.512</text:p>
          </table:table-cell>
          <table:table-cell table:formula="of:=[.A2]*[.K2]" office:value-type="float" office:value="52.224" calcext:value-type="float">
            <text:p>52.224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9]^[.E3]" office:value-type="float" office:value="0.444444444444445" calcext:value-type="float">
            <text:p>0.444444444444445</text:p>
          </table:table-cell>
          <table:table-cell table:formula="of:=[.A3]*[.F3]" office:value-type="float" office:value="45.7777777777778" calcext:value-type="float">
            <text:p>45.77777777777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J$9]^[.J3]" office:value-type="float" office:value="0.64" calcext:value-type="float">
            <text:p>0.64</text:p>
          </table:table-cell>
          <table:table-cell table:formula="of:=[.A3]*[.K3]" office:value-type="float" office:value="65.92" calcext:value-type="float">
            <text:p>65.92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9]^[.E4]" office:value-type="float" office:value="0.666666666666667" calcext:value-type="float">
            <text:p>0.666666666666667</text:p>
          </table:table-cell>
          <table:table-cell table:formula="of:=[.A4]*[.F4]" office:value-type="float" office:value="67.3333333333333" calcext:value-type="float">
            <text:p>67.3333333333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J$9]^[.J4]" office:value-type="float" office:value="0.8" calcext:value-type="float">
            <text:p>0.8</text:p>
          </table:table-cell>
          <table:table-cell table:formula="of:=[.A4]*[.K4]" office:value-type="float" office:value="80.8" calcext:value-type="float">
            <text:p>80.8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9]^[.E5]" office:value-type="float" office:value="1" calcext:value-type="float">
            <text:p>1</text:p>
          </table:table-cell>
          <table:table-cell table:formula="of:=[.A5]*[.F5]"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J$9]^[.J5]" office:value-type="float" office:value="1" calcext:value-type="float">
            <text:p>1</text:p>
          </table:table-cell>
          <table:table-cell table:formula="of:=[.A5]*[.K5]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imple</text:p>
          </table:table-cell>
          <table:table-cell table:formula="of:=AVERAGE([.A1:.A5])" office:value-type="float" office:value="101.2" calcext:value-type="float">
            <text:p>101.2</text:p>
          </table:table-cell>
          <table:table-cell/>
          <table:table-cell office:value-type="string" calcext:value-type="string">
            <text:p>exponential</text:p>
          </table:table-cell>
          <table:table-cell table:formula="of:=[.G7]/[.F7]" office:value-type="float" office:value="100.995260663507" calcext:value-type="float">
            <text:p>100.995260663507</text:p>
          </table:table-cell>
          <table:table-cell table:formula="of:=SUM([.F1:.F6])" office:value-type="float" office:value="2.60493827160494" calcext:value-type="float">
            <text:p>2.60493827160494</text:p>
          </table:table-cell>
          <table:table-cell table:formula="of:=SUM([.G1:.G5])" office:value-type="float" office:value="263.086419753086" calcext:value-type="float">
            <text:p>263.086419753086</text:p>
          </table:table-cell>
          <table:table-cell/>
          <table:table-cell office:value-type="string" calcext:value-type="string">
            <text:p>smoothed</text:p>
          </table:table-cell>
          <table:table-cell table:formula="of:=[.L7]/[.K7]" office:value-type="float" office:value="101.113755354593" calcext:value-type="float">
            <text:p>101.113755354593</text:p>
          </table:table-cell>
          <table:table-cell table:formula="of:=SUM([.K1:.K6])" office:value-type="float" office:value="3.3616" calcext:value-type="float">
            <text:p>3.3616</text:p>
          </table:table-cell>
          <table:table-cell table:formula="of:=SUM([.L1:.L5])" office:value-type="float" office:value="339.904" calcext:value-type="float">
            <text:p>339.90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1 / 5" office:value-type="float" office:value="0.2" calcext:value-type="float">
            <text:p>0.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8]" office:value-type="float" office:value="0.666666666666667" calcext:value-type="float">
            <text:p>0.666666666666667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J8]" office:value-type="float" office:value="0.8" calcext:value-type="float">
            <text:p>0.8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9]^[.E13]" office:value-type="float" office:value="0.197530864197531" calcext:value-type="float">
            <text:p>0.197530864197531</text:p>
          </table:table-cell>
          <table:table-cell table:formula="of:=[.A13]*[.F13]" office:value-type="float" office:value="19.7925925925926" calcext:value-type="float">
            <text:p>19.792592592592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J$9]^[.J13]" office:value-type="float" office:value="0.4096" calcext:value-type="float">
            <text:p>0.4096</text:p>
          </table:table-cell>
          <table:table-cell table:formula="of:=[.A13]*[.K13]" office:value-type="float" office:value="41.04192" calcext:value-type="float">
            <text:p>41.0419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O$21]^[.O13]" office:value-type="float" office:value="0.019775390625" calcext:value-type="float">
            <text:p>0.019775390625</text:p>
          </table:table-cell>
          <table:table-cell table:formula="of:=[.A13]*[.P13]" office:value-type="float" office:value="1.981494140625" calcext:value-type="float">
            <text:p>1.981494140625</text:p>
          </table:table-cell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9]^[.E14]" office:value-type="float" office:value="0.296296296296296" calcext:value-type="float">
            <text:p>0.296296296296296</text:p>
          </table:table-cell>
          <table:table-cell table:formula="of:=[.A14]*[.F14]" office:value-type="float" office:value="29.7659259259259" calcext:value-type="float">
            <text:p>29.765925925925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J$9]^[.J14]" office:value-type="float" office:value="0.512" calcext:value-type="float">
            <text:p>0.512</text:p>
          </table:table-cell>
          <table:table-cell table:formula="of:=[.A14]*[.K14]" office:value-type="float" office:value="51.43552" calcext:value-type="float">
            <text:p>51.4355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O$21]^[.O14]" office:value-type="float" office:value="0.052734375" calcext:value-type="float">
            <text:p>0.052734375</text:p>
          </table:table-cell>
          <table:table-cell table:formula="of:=[.A14]*[.P14]" office:value-type="float" office:value="5.2976953125" calcext:value-type="float">
            <text:p>5.2976953125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9]^[.E15]" office:value-type="float" office:value="0.444444444444445" calcext:value-type="float">
            <text:p>0.444444444444445</text:p>
          </table:table-cell>
          <table:table-cell table:formula="of:=[.A15]*[.F15]" office:value-type="float" office:value="44.68" calcext:value-type="float">
            <text:p>44.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J$9]^[.J15]" office:value-type="float" office:value="0.64" calcext:value-type="float">
            <text:p>0.64</text:p>
          </table:table-cell>
          <table:table-cell table:formula="of:=[.A15]*[.K15]" office:value-type="float" office:value="64.3392" calcext:value-type="float">
            <text:p>64.33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O$21]^[.O15]" office:value-type="float" office:value="0.140625" calcext:value-type="float">
            <text:p>0.140625</text:p>
          </table:table-cell>
          <table:table-cell table:formula="of:=[.A15]*[.P15]" office:value-type="float" office:value="14.13703125" calcext:value-type="float">
            <text:p>14.13703125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9]^[.E16]" office:value-type="float" office:value="0.666666666666667" calcext:value-type="float">
            <text:p>0.666666666666667</text:p>
          </table:table-cell>
          <table:table-cell table:formula="of:=[.A16]*[.F16]" office:value-type="float" office:value="66.92" calcext:value-type="float">
            <text:p>66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J$9]^[.J16]" office:value-type="float" office:value="0.8" calcext:value-type="float">
            <text:p>0.8</text:p>
          </table:table-cell>
          <table:table-cell table:formula="of:=[.A16]*[.K16]" office:value-type="float" office:value="80.304" calcext:value-type="float">
            <text:p>80.3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O$21]^[.O16]" office:value-type="float" office:value="0.375" calcext:value-type="float">
            <text:p>0.375</text:p>
          </table:table-cell>
          <table:table-cell table:formula="of:=[.A16]*[.P16]" office:value-type="float" office:value="37.6425" calcext:value-type="float">
            <text:p>37.6425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9]^[.E17]" office:value-type="float" office:value="1" calcext:value-type="float">
            <text:p>1</text:p>
          </table:table-cell>
          <table:table-cell table:formula="of:=[.A17]*[.F17]" office:value-type="float" office:value="100.19" calcext:value-type="float">
            <text:p>100.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J$9]^[.J17]" office:value-type="float" office:value="1" calcext:value-type="float">
            <text:p>1</text:p>
          </table:table-cell>
          <table:table-cell table:formula="of:=[.A17]*[.K17]" office:value-type="float" office:value="100.19" calcext:value-type="float">
            <text:p>100.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O$21]^[.O17]" office:value-type="float" office:value="1" calcext:value-type="float">
            <text:p>1</text:p>
          </table:table-cell>
          <table:table-cell table:formula="of:=[.A17]*[.P17]" office:value-type="float" office:value="100.19" calcext:value-type="float">
            <text:p>100.1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imple</text:p>
          </table:table-cell>
          <table:table-cell table:formula="of:=AVERAGE([.A13:.A17])" office:value-type="float" office:value="100.352" calcext:value-type="float">
            <text:p>100.352</text:p>
          </table:table-cell>
          <table:table-cell/>
          <table:table-cell office:value-type="string" calcext:value-type="string">
            <text:p>exponential</text:p>
          </table:table-cell>
          <table:table-cell table:formula="of:=[.G19]/[.F19]" office:value-type="float" office:value="100.328104265403" calcext:value-type="float">
            <text:p>100.328104265403</text:p>
          </table:table-cell>
          <table:table-cell table:formula="of:=SUM([.F13:.F18])" office:value-type="float" office:value="2.60493827160494" calcext:value-type="float">
            <text:p>2.60493827160494</text:p>
          </table:table-cell>
          <table:table-cell table:formula="of:=SUM([.G13:.G17])" office:value-type="float" office:value="261.348518518519" calcext:value-type="float">
            <text:p>261.348518518519</text:p>
          </table:table-cell>
          <table:table-cell/>
          <table:table-cell office:value-type="string" calcext:value-type="string">
            <text:p>smoothed</text:p>
          </table:table-cell>
          <table:table-cell table:formula="of:=[.L19]/[.K19]" office:value-type="float" office:value="100.342289386007" calcext:value-type="float">
            <text:p>100.342289386007</text:p>
          </table:table-cell>
          <table:table-cell table:formula="of:=SUM([.K13:.K18])" office:value-type="float" office:value="3.3616" calcext:value-type="float">
            <text:p>3.3616</text:p>
          </table:table-cell>
          <table:table-cell table:formula="of:=SUM([.L13:.L17])" office:value-type="float" office:value="337.31064" calcext:value-type="float">
            <text:p>337.31064</text:p>
          </table:table-cell>
          <table:table-cell/>
          <table:table-cell office:value-type="string" calcext:value-type="string">
            <text:p>personalised</text:p>
          </table:table-cell>
          <table:table-cell table:formula="of:=[.Q19]/[.P19]" office:value-type="float" office:value="100.274059953882" calcext:value-type="float">
            <text:p>100.274059953882</text:p>
          </table:table-cell>
          <table:table-cell table:formula="of:=SUM([.P13:.P18])" office:value-type="float" office:value="1.588134765625" calcext:value-type="float">
            <text:p>1.588134765625</text:p>
          </table:table-cell>
          <table:table-cell table:formula="of:=SUM([.Q13:.Q17])" office:value-type="float" office:value="159.248720703125" calcext:value-type="float">
            <text:p>159.2487207031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1 / 5" office:value-type="float" office:value="0.2" calcext:value-type="float">
            <text:p>0.2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5 / (3+5)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20]" office:value-type="float" office:value="0.666666666666667" calcext:value-type="float">
            <text:p>0.666666666666667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J20]" office:value-type="float" office:value="0.8" calcext:value-type="float">
            <text:p>0.8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O20]" office:value-type="float" office:value="0.375" calcext:value-type="float">
            <text:p>0.375</text:p>
          </table:table-cell>
          <table:table-cell table:number-columns-repeated="2"/>
        </table:table-row>
      </table:table>
      <table:table table:name="bulk moving average" table:style-name="ta1">
        <table:table-column table:style-name="co1" table:number-columns-repeated="23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9]^[.E1]" office:value-type="float" office:value="0.25" calcext:value-type="float">
            <text:p>0.25</text:p>
          </table:table-cell>
          <table:table-cell table:formula="of:=[.A1]*[.F1]" office:value-type="float" office:value="25" calcext:value-type="float">
            <text:p>2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L$11]^[.L1]" office:value-type="float" office:value="0.444444444444445" calcext:value-type="float">
            <text:p>0.444444444444445</text:p>
          </table:table-cell>
          <table:table-cell table:formula="of:=[.A1]*[.M1]" office:value-type="float" office:value="44.4444444444445" calcext:value-type="float">
            <text:p>44.4444444444445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9]^[.E2]" office:value-type="float" office:value="0.5" calcext:value-type="float">
            <text:p>0.5</text:p>
          </table:table-cell>
          <table:table-cell table:formula="of:=[.A2]*[.F2]" office:value-type="float" office:value="51" calcext:value-type="float">
            <text:p>51</text:p>
          </table:table-cell>
          <table:table-cell table:formula="of:=[.A2]*[.F1]" office:value-type="float" office:value="25.5" calcext:value-type="float">
            <text:p>25.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L$11]^[.L2]" office:value-type="float" office:value="0.666666666666667" calcext:value-type="float">
            <text:p>0.666666666666667</text:p>
          </table:table-cell>
          <table:table-cell table:formula="of:=[.A2]*[.M2]" office:value-type="float" office:value="68" calcext:value-type="float">
            <text:p>68</text:p>
          </table:table-cell>
          <table:table-cell table:formula="of:=[.A2]*[.M1]" office:value-type="float" office:value="45.3333333333333" calcext:value-type="float">
            <text:p>45.3333333333333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9]^[.E3]" office:value-type="float" office:value="1" calcext:value-type="float">
            <text:p>1</text:p>
          </table:table-cell>
          <table:table-cell table:formula="of:=[.A3]*[.F3]" office:value-type="float" office:value="103" calcext:value-type="float">
            <text:p>103</text:p>
          </table:table-cell>
          <table:table-cell table:formula="of:=[.A3]*[.F2]" office:value-type="float" office:value="51.5" calcext:value-type="float">
            <text:p>51.5</text:p>
          </table:table-cell>
          <table:table-cell table:formula="of:=[.A3]*[.F1]" office:value-type="float" office:value="25.75" calcext:value-type="float">
            <text:p>25.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L$11]^[.L3]" office:value-type="float" office:value="1" calcext:value-type="float">
            <text:p>1</text:p>
          </table:table-cell>
          <table:table-cell table:formula="of:=[.A3]*[.M3]" office:value-type="float" office:value="103" calcext:value-type="float">
            <text:p>103</text:p>
          </table:table-cell>
          <table:table-cell table:formula="of:=[.A3]*[.M2]" office:value-type="float" office:value="68.6666666666667" calcext:value-type="float">
            <text:p>68.6666666666667</text:p>
          </table:table-cell>
          <table:table-cell table:formula="of:=[.A3]*[.M1]" office:value-type="float" office:value="45.7777777777778" calcext:value-type="float">
            <text:p>45.7777777777778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  <table:table-cell table:formula="of:=[.A4]*[.F3]" office:value-type="float" office:value="101" calcext:value-type="float">
            <text:p>101</text:p>
          </table:table-cell>
          <table:table-cell table:formula="of:=[.A4]*[.F2]" office:value-type="float" office:value="50.5" calcext:value-type="float">
            <text:p>50.5</text:p>
          </table:table-cell>
          <table:table-cell table:number-columns-repeated="5"/>
          <table:table-cell table:formula="of:=[.A4]*[.M3]" office:value-type="float" office:value="101" calcext:value-type="float">
            <text:p>101</text:p>
          </table:table-cell>
          <table:table-cell table:formula="of:=[.A4]*[.M2]" office:value-type="float" office:value="67.3333333333333" calcext:value-type="float">
            <text:p>67.3333333333333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7"/>
          <table:table-cell table:formula="of:=[.A5]*[.F3]" office:value-type="float" office:value="100" calcext:value-type="float">
            <text:p>100</text:p>
          </table:table-cell>
          <table:table-cell table:number-columns-repeated="6"/>
          <table:table-cell table:formula="of:=[.A5]*[.M3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simple</text:p>
          </table:table-cell>
          <table:table-cell table:formula="of:=AVERAGE([.A1:.A3])" office:value-type="float" office:value="101.666666666667" calcext:value-type="float">
            <text:p>101.666666666667</text:p>
          </table:table-cell>
          <table:table-cell/>
          <table:table-cell office:value-type="string" calcext:value-type="string">
            <text:p>exponential</text:p>
          </table:table-cell>
          <table:table-cell table:formula="of:=[.G7]/[.F7]" office:value-type="float" office:value="102.285714285714" calcext:value-type="float">
            <text:p>102.285714285714</text:p>
          </table:table-cell>
          <table:table-cell table:formula="of:=SUM([.F1:.F6])" office:value-type="float" office:value="1.75" calcext:value-type="float">
            <text:p>1.75</text:p>
          </table:table-cell>
          <table:table-cell table:formula="of:=SUM([.G1:.G5])" office:value-type="float" office:value="179" calcext:value-type="float">
            <text:p>179</text:p>
          </table:table-cell>
          <table:table-cell table:number-columns-repeated="3"/>
          <table:table-cell office:value-type="string" calcext:value-type="string">
            <text:p>smoothed</text:p>
          </table:table-cell>
          <table:table-cell table:formula="of:=[.N7]/[.M7]" office:value-type="float" office:value="102.052631578947" calcext:value-type="float">
            <text:p>102.052631578947</text:p>
          </table:table-cell>
          <table:table-cell table:formula="of:=SUM([.M1:.M6])" office:value-type="float" office:value="2.11111111111111" calcext:value-type="float">
            <text:p>2.11111111111111</text:p>
          </table:table-cell>
          <table:table-cell table:formula="of:=SUM([.N1:.N5])" office:value-type="float" office:value="215.444444444444" calcext:value-type="float">
            <text:p>215.444444444444</text:p>
          </table:table-cell>
          <table:table-cell table:number-columns-repeated="9"/>
        </table:table-row>
        <table:table-row table:style-name="ro1">
          <table:table-cell/>
          <table:table-cell table:formula="of:=AVERAGE([.A2:.A4])" office:value-type="float" office:value="102" calcext:value-type="float">
            <text:p>102</text:p>
          </table:table-cell>
          <table:table-cell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/>
          <table:table-cell table:formula="of:=SUM([.H2:.H4])" office:value-type="float" office:value="178" calcext:value-type="float">
            <text:p>178</text:p>
          </table:table-cell>
          <table:table-cell table:number-columns-repeated="4"/>
          <table:table-cell table:formula="of:=[.N8]/[.M7]" office:value-type="float" office:value="101.842105263158" calcext:value-type="float">
            <text:p>101.842105263158</text:p>
          </table:table-cell>
          <table:table-cell/>
          <table:table-cell table:formula="of:=SUM([.O2:.O4])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/>
          <table:table-cell table:formula="of:=AVERAGE([.A3:.A5])" office:value-type="float" office:value="101.333333333333" calcext:value-type="float">
            <text:p>101.333333333333</text:p>
          </table:table-cell>
          <table:table-cell/>
          <table:table-cell office:value-type="string" calcext:value-type="string">
            <text:p>1-a</text:p>
          </table:table-cell>
          <table:table-cell table:formula="of:=1-[.E8]" office:value-type="float" office:value="0.5" calcext:value-type="float">
            <text:p>0.5</text:p>
          </table:table-cell>
          <table:table-cell/>
          <table:table-cell table:formula="of:=SUM([.I3:.I5])" office:value-type="float" office:value="176.25" calcext:value-type="float">
            <text:p>176.25</text:p>
          </table:table-cell>
          <table:table-cell table:number-columns-repeated="4"/>
          <table:table-cell table:formula="of:=[.N9]/[.M7]" office:value-type="float" office:value="100.947368421053" calcext:value-type="float">
            <text:p>100.947368421053</text:p>
          </table:table-cell>
          <table:table-cell/>
          <table:table-cell table:formula="of:=SUM([.P2:.P5])" office:value-type="float" office:value="213.111111111111" calcext:value-type="float">
            <text:p>213.111111111111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alpha</text:p>
          </table:table-cell>
          <table:table-cell table:formula="of:= 1 / 3" office:value-type="float" office:value="0.333333333333333" calcext:value-type="float">
            <text:p>0.33333333333333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2</text:p>
          </table:table-cell>
          <table:table-cell table:formula="of:=[.G8]/[.F7]" office:value-type="float" office:value="101.714285714286" calcext:value-type="float">
            <text:p>101.714285714286</text:p>
          </table:table-cell>
          <table:table-cell table:number-columns-repeated="5"/>
          <table:table-cell office:value-type="string" calcext:value-type="string">
            <text:p>1-a</text:p>
          </table:table-cell>
          <table:table-cell table:formula="of:=1-[.L10]" office:value-type="float" office:value="0.666666666666667" calcext:value-type="float">
            <text:p>0.66666666666666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3</text:p>
          </table:table-cell>
          <table:table-cell table:formula="of:=[.G9]/[.F7]" office:value-type="float" office:value="100.714285714286" calcext:value-type="float">
            <text:p>100.714285714286</text:p>
          </table:table-cell>
          <table:table-cell table:number-columns-repeated="18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[.F16]*[.A16]" office:value-type="float" office:value="25.05" calcext:value-type="float">
            <text:p>25.0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L$11]^[.L16]" office:value-type="float" office:value="0.444444444444445" calcext:value-type="float">
            <text:p>0.444444444444445</text:p>
          </table:table-cell>
          <table:table-cell table:formula="of:=[.A16]*[.M16]" office:value-type="float" office:value="44.5333333333333" calcext:value-type="float">
            <text:p>44.533333333333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S$26]^[.S16]" office:value-type="float" office:value="0.0277777777777778" calcext:value-type="float">
            <text:p>0.0277777777777778</text:p>
          </table:table-cell>
          <table:table-cell table:formula="of:=[.T16]*[.A16]" office:value-type="float" office:value="2.78333333333333" calcext:value-type="float">
            <text:p>2.78333333333333</text:p>
          </table:table-cell>
          <table:table-cell table:number-columns-repeated="2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[.F17]*[.A17]" office:value-type="float" office:value="50.23" calcext:value-type="float">
            <text:p>50.23</text:p>
          </table:table-cell>
          <table:table-cell table:formula="of:=[.F16]*[.A17]" office:value-type="float" office:value="25.115" calcext:value-type="float">
            <text:p>25.1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L$26]^[.L17]" office:value-type="float" office:value="0.666666666666667" calcext:value-type="float">
            <text:p>0.666666666666667</text:p>
          </table:table-cell>
          <table:table-cell table:formula="of:=[.A17]*[.M17]" office:value-type="float" office:value="66.9733333333333" calcext:value-type="float">
            <text:p>66.9733333333333</text:p>
          </table:table-cell>
          <table:table-cell table:formula="of:=[.A17]*[.M16]" office:value-type="float" office:value="44.6488888888889" calcext:value-type="float">
            <text:p>44.648888888888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S$26]^[.S17]" office:value-type="float" office:value="0.166666666666667" calcext:value-type="float">
            <text:p>0.166666666666667</text:p>
          </table:table-cell>
          <table:table-cell table:formula="of:=[.T17]*[.A17]" office:value-type="float" office:value="16.7433333333333" calcext:value-type="float">
            <text:p>16.7433333333333</text:p>
          </table:table-cell>
          <table:table-cell table:formula="of:=[.T16]*[.A17]" office:value-type="float" office:value="2.79055555555555" calcext:value-type="float">
            <text:p>2.79055555555555</text:p>
          </table:table-cell>
          <table:table-cell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18]*[.A18]" office:value-type="float" office:value="100.53" calcext:value-type="float">
            <text:p>100.53</text:p>
          </table:table-cell>
          <table:table-cell table:formula="of:=[.F17]*[.A18]" office:value-type="float" office:value="50.265" calcext:value-type="float">
            <text:p>50.265</text:p>
          </table:table-cell>
          <table:table-cell table:formula="of:=[.F16]*[.A18]" office:value-type="float" office:value="25.1325" calcext:value-type="float">
            <text:p>25.13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L$26]^[.L18]" office:value-type="float" office:value="1" calcext:value-type="float">
            <text:p>1</text:p>
          </table:table-cell>
          <table:table-cell table:formula="of:=[.A18]*[.M18]" office:value-type="float" office:value="100.53" calcext:value-type="float">
            <text:p>100.53</text:p>
          </table:table-cell>
          <table:table-cell table:formula="of:=[.A18]*[.M17]" office:value-type="float" office:value="67.02" calcext:value-type="float">
            <text:p>67.02</text:p>
          </table:table-cell>
          <table:table-cell table:formula="of:=[.A18]*[.M16]" office:value-type="float" office:value="44.68" calcext:value-type="float">
            <text:p>44.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S$26]^[.S18]" office:value-type="float" office:value="1" calcext:value-type="float">
            <text:p>1</text:p>
          </table:table-cell>
          <table:table-cell table:formula="of:=[.T18]*[.A18]" office:value-type="float" office:value="100.53" calcext:value-type="float">
            <text:p>100.53</text:p>
          </table:table-cell>
          <table:table-cell table:formula="of:=[.T17]*[.A18]" office:value-type="float" office:value="16.755" calcext:value-type="float">
            <text:p>16.755</text:p>
          </table:table-cell>
          <table:table-cell table:formula="of:=[.T16]*[.A18]" office:value-type="float" office:value="2.7925" calcext:value-type="float">
            <text:p>2.7925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6"/>
          <table:table-cell table:formula="of:=[.F18]*[.A19]" office:value-type="float" office:value="100.38" calcext:value-type="float">
            <text:p>100.38</text:p>
          </table:table-cell>
          <table:table-cell table:formula="of:=[.F17]*[.A19]" office:value-type="float" office:value="50.19" calcext:value-type="float">
            <text:p>50.19</text:p>
          </table:table-cell>
          <table:table-cell table:number-columns-repeated="5"/>
          <table:table-cell table:formula="of:=[.A19]*[.M18]" office:value-type="float" office:value="100.38" calcext:value-type="float">
            <text:p>100.38</text:p>
          </table:table-cell>
          <table:table-cell table:formula="of:=[.A19]*[.M17]" office:value-type="float" office:value="66.92" calcext:value-type="float">
            <text:p>66.92</text:p>
          </table:table-cell>
          <table:table-cell table:number-columns-repeated="5"/>
          <table:table-cell table:formula="of:=[.T18]*[.A19]" office:value-type="float" office:value="100.38" calcext:value-type="float">
            <text:p>100.38</text:p>
          </table:table-cell>
          <table:table-cell table:formula="of:=[.T17]*[.A19]" office:value-type="float" office:value="16.73" calcext:value-type="float">
            <text:p>16.73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7"/>
          <table:table-cell table:formula="of:=[.F18]*[.A20]" office:value-type="float" office:value="100.19" calcext:value-type="float">
            <text:p>100.19</text:p>
          </table:table-cell>
          <table:table-cell table:number-columns-repeated="6"/>
          <table:table-cell table:formula="of:=[.A20]*[.M18]" office:value-type="float" office:value="100.19" calcext:value-type="float">
            <text:p>100.19</text:p>
          </table:table-cell>
          <table:table-cell table:number-columns-repeated="6"/>
          <table:table-cell table:formula="of:=[.T18]*[.A20]" office:value-type="float" office:value="100.19" calcext:value-type="float">
            <text:p>100.19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simple</text:p>
          </table:table-cell>
          <table:table-cell table:formula="of:=AVERAGE([.A16:.A18])" office:value-type="float" office:value="100.396666666667" calcext:value-type="float">
            <text:p>100.396666666667</text:p>
          </table:table-cell>
          <table:table-cell/>
          <table:table-cell office:value-type="string" calcext:value-type="string">
            <text:p>exponential</text:p>
          </table:table-cell>
          <table:table-cell table:formula="of:=[.G22]/[.F22]" office:value-type="float" office:value="100.462857142857" calcext:value-type="float">
            <text:p>100.462857142857</text:p>
          </table:table-cell>
          <table:table-cell table:formula="of:=SUM([.F16:.F21])" office:value-type="float" office:value="1.75" calcext:value-type="float">
            <text:p>1.75</text:p>
          </table:table-cell>
          <table:table-cell table:formula="of:=SUM([.G16:.G20])" office:value-type="float" office:value="175.81" calcext:value-type="float">
            <text:p>175.81</text:p>
          </table:table-cell>
          <table:table-cell table:number-columns-repeated="3"/>
          <table:table-cell office:value-type="string" calcext:value-type="string">
            <text:p>smoothed</text:p>
          </table:table-cell>
          <table:table-cell table:formula="of:=[.N22]/[.M22]" office:value-type="float" office:value="100.438421052632" calcext:value-type="float">
            <text:p>100.438421052632</text:p>
          </table:table-cell>
          <table:table-cell table:formula="of:=SUM([.M16:.M21])" office:value-type="float" office:value="2.11111111111111" calcext:value-type="float">
            <text:p>2.11111111111111</text:p>
          </table:table-cell>
          <table:table-cell table:formula="of:=SUM([.N16:.N20])" office:value-type="float" office:value="212.036666666667" calcext:value-type="float">
            <text:p>212.036666666667</text:p>
          </table:table-cell>
          <table:table-cell table:number-columns-repeated="3"/>
          <table:table-cell office:value-type="string" calcext:value-type="string">
            <text:p>Personalised</text:p>
          </table:table-cell>
          <table:table-cell table:formula="of:=[.U22]/[.T22]" office:value-type="float" office:value="100.512558139535" calcext:value-type="float">
            <text:p>100.512558139535</text:p>
          </table:table-cell>
          <table:table-cell table:formula="of:=SUM([.T16:.T21])" office:value-type="float" office:value="1.19444444444444" calcext:value-type="float">
            <text:p>1.19444444444444</text:p>
          </table:table-cell>
          <table:table-cell table:formula="of:=SUM([.U16:.U20])" office:value-type="float" office:value="120.056666666667" calcext:value-type="float">
            <text:p>120.056666666667</text:p>
          </table:table-cell>
          <table:table-cell table:number-columns-repeated="2"/>
        </table:table-row>
        <table:table-row table:style-name="ro1">
          <table:table-cell/>
          <table:table-cell table:formula="of:=AVERAGE([.A17:.A19])" office:value-type="float" office:value="100.456666666667" calcext:value-type="float">
            <text:p>100.456666666667</text:p>
          </table:table-cell>
          <table:table-cell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/>
          <table:table-cell table:formula="of:=SUM([.H17:.H19])" office:value-type="float" office:value="175.76" calcext:value-type="float">
            <text:p>175.76</text:p>
          </table:table-cell>
          <table:table-cell table:number-columns-repeated="4"/>
          <table:table-cell table:formula="of:=[.N23]/[.M22]" office:value-type="float" office:value="100.444210526316" calcext:value-type="float">
            <text:p>100.444210526316</text:p>
          </table:table-cell>
          <table:table-cell/>
          <table:table-cell table:formula="of:=SUM([.O17:.O19])" office:value-type="float" office:value="212.048888888889" calcext:value-type="float">
            <text:p>212.048888888889</text:p>
          </table:table-cell>
          <table:table-cell table:number-columns-repeated="4"/>
          <table:table-cell table:formula="of:=[.U23]/[.T22]" office:value-type="float" office:value="100.402790697674" calcext:value-type="float">
            <text:p>100.402790697674</text:p>
          </table:table-cell>
          <table:table-cell/>
          <table:table-cell table:formula="of:=SUM([.V17:.V19])" office:value-type="float" office:value="119.925555555556" calcext:value-type="float">
            <text:p>119.925555555556</text:p>
          </table:table-cell>
          <table:table-cell table:number-columns-repeated="2"/>
        </table:table-row>
        <table:table-row table:style-name="ro1">
          <table:table-cell/>
          <table:table-cell table:formula="of:=AVERAGE([.A18:.A20])" office:value-type="float" office:value="100.366666666667" calcext:value-type="float">
            <text:p>100.366666666667</text:p>
          </table:table-cell>
          <table:table-cell/>
          <table:table-cell office:value-type="string" calcext:value-type="string">
            <text:p>1-a</text:p>
          </table:table-cell>
          <table:table-cell table:formula="of:=1-[.E23]" office:value-type="float" office:value="0.5" calcext:value-type="float">
            <text:p>0.5</text:p>
          </table:table-cell>
          <table:table-cell/>
          <table:table-cell table:formula="of:=SUM([.I18:.I20])" office:value-type="float" office:value="175.5125" calcext:value-type="float">
            <text:p>175.5125</text:p>
          </table:table-cell>
          <table:table-cell table:number-columns-repeated="4"/>
          <table:table-cell table:formula="of:=[.N24]/[.M22]" office:value-type="float" office:value="100.321578947368" calcext:value-type="float">
            <text:p>100.321578947368</text:p>
          </table:table-cell>
          <table:table-cell/>
          <table:table-cell table:formula="of:=SUM([.P17:.P20])" office:value-type="float" office:value="211.79" calcext:value-type="float">
            <text:p>211.79</text:p>
          </table:table-cell>
          <table:table-cell table:number-columns-repeated="4"/>
          <table:table-cell table:formula="of:=[.U24]/[.T22]" office:value-type="float" office:value="100.224418604651" calcext:value-type="float">
            <text:p>100.224418604651</text:p>
          </table:table-cell>
          <table:table-cell/>
          <table:table-cell table:formula="of:=SUM([.W17:.W20])" office:value-type="float" office:value="119.7125" calcext:value-type="float">
            <text:p>119.712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alpha</text:p>
          </table:table-cell>
          <table:table-cell table:formula="of:= 1 / 3" office:value-type="float" office:value="0.333333333333333" calcext:value-type="float">
            <text:p>0.333333333333333</text:p>
          </table:table-cell>
          <table:table-cell table:number-columns-repeated="5"/>
          <table:table-cell office:value-type="string" calcext:value-type="string">
            <text:p>alpha</text:p>
          </table:table-cell>
          <table:table-cell table:formula="of:= 5 / 6" office:value-type="float" office:value="0.833333333333333" calcext:value-type="float">
            <text:p>0.83333333333333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2</text:p>
          </table:table-cell>
          <table:table-cell table:formula="of:=[.G23]/[.F22]" office:value-type="float" office:value="100.434285714286" calcext:value-type="float">
            <text:p>100.434285714286</text:p>
          </table:table-cell>
          <table:table-cell table:number-columns-repeated="5"/>
          <table:table-cell office:value-type="string" calcext:value-type="string">
            <text:p>1-a</text:p>
          </table:table-cell>
          <table:table-cell table:formula="of:=1-[.L25]" office:value-type="float" office:value="0.666666666666667" calcext:value-type="float">
            <text:p>0.666666666666667</text:p>
          </table:table-cell>
          <table:table-cell table:number-columns-repeated="5"/>
          <table:table-cell office:value-type="string" calcext:value-type="string">
            <text:p>1-a</text:p>
          </table:table-cell>
          <table:table-cell table:formula="of:=1-[.S25]" office:value-type="float" office:value="0.166666666666667" calcext:value-type="float">
            <text:p>0.16666666666666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3</text:p>
          </table:table-cell>
          <table:table-cell table:formula="of:=[.G24]/[.F22]" office:value-type="float" office:value="100.292857142857" calcext:value-type="float">
            <text:p>100.292857142857</text:p>
          </table:table-cell>
          <table:table-cell table:number-columns-repeated="18"/>
        </table:table-row>
      </table:table>
      <table:table table:name="single mcginley dynamic" table:style-name="ta1">
        <table:table-column table:style-name="co1" table:number-columns-repeated="4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table:formula="of:= [.A5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B6]/[.B8]"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inley</text:p>
          </table:table-cell>
          <table:table-cell table:formula="of:=[.B8] + ([.C10]/[.D10])" office:value-type="float" office:value="99.791795928863" calcext:value-type="float">
            <text:p>99.791795928863</text:p>
          </table:table-cell>
          <table:table-cell table:formula="of:=[.B6]-[.B5]" office:value-type="float" office:value="-1" calcext:value-type="float">
            <text:p>-1</text:p>
          </table:table-cell>
          <table:table-cell table:formula="of:=[.B7]*(POWER([.B9]; 4))" office:value-type="float" office:value="4.80298005" calcext:value-type="float">
            <text:p>4.80298005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0.46" calcext:value-type="float">
            <text:p>100.4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.53" calcext:value-type="float">
            <text:p>100.5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.38" calcext:value-type="float">
            <text:p>100.3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.19" calcext:value-type="float">
            <text:p>100.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.21" calcext:value-type="float">
            <text:p>10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table:formula="of:= [.A19]" office:value-type="float" office:value="100.19" calcext:value-type="float">
            <text:p>10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B20]/[.B22]" office:value-type="float" office:value="1.00019962072063" calcext:value-type="float">
            <text:p>1.00019962072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inley</text:p>
          </table:table-cell>
          <table:table-cell table:formula="of:=[.B22] + ([.C24]/[.D24])" office:value-type="float" office:value="100.193996807662" calcext:value-type="float">
            <text:p>100.193996807662</text:p>
          </table:table-cell>
          <table:table-cell table:formula="of:=[.B20]-[.B22]" office:value-type="float" office:value="0.019999999999996" calcext:value-type="float">
            <text:p>0.019999999999996</text:p>
          </table:table-cell>
          <table:table-cell table:formula="of:=[.B21]*(POWER([.B23]; 4))" office:value-type="float" office:value="5.00399361002468" calcext:value-type="float">
            <text:p>5.00399361002468</text:p>
          </table:table-cell>
        </table:table-row>
      </table:table>
      <table:table table:name="bulk mcginley" table:style-name="ta1">
        <table:table-column table:style-name="co1" table:number-columns-repeated="4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table:formula="of:=[.A3]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4]/[.B8]" office:value-type="float" office:value="0.980582524271845" calcext:value-type="float">
            <text:p>0.980582524271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inley</text:p>
          </table:table-cell>
          <table:table-cell table:formula="of:=[.B8] + ([.C10]/[.D10])" office:value-type="float" office:value="102.278938770699" calcext:value-type="float">
            <text:p>102.278938770699</text:p>
          </table:table-cell>
          <table:table-cell table:formula="of:=[.A4]-[.B8]" office:value-type="float" office:value="-2" calcext:value-type="float">
            <text:p>-2</text:p>
          </table:table-cell>
          <table:table-cell table:formula="of:=[.B7]*(POWER([.B9]; 4))" office:value-type="float" office:value="2.77368955468238" calcext:value-type="float">
            <text:p>2.7736895546823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table:formula="of:=[.B10]" office:value-type="float" office:value="102.278938770699" calcext:value-type="float">
            <text:p>102.278938770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5]/[.B13]" office:value-type="float" office:value="0.977718396396274" calcext:value-type="float">
            <text:p>0.977718396396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inley</text:p>
          </table:table-cell>
          <table:table-cell table:formula="of:=[.B13] + ([.C15]/[.D15])" office:value-type="float" office:value="101.447641690587" calcext:value-type="float">
            <text:p>101.447641690587</text:p>
          </table:table-cell>
          <table:table-cell table:formula="of:=[.A5]-[.B13]" office:value-type="float" office:value="-2.2789387706985" calcext:value-type="float">
            <text:p>-2.2789387706985</text:p>
          </table:table-cell>
          <table:table-cell table:formula="of:=[.B12]*(POWER([.B14]; 4))" office:value-type="float" office:value="2.74142520793178" calcext:value-type="float">
            <text:p>2.7414252079317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number-columns-repeated="3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3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table:formula="of:=[.A20]" office:value-type="float" office:value="100.53" calcext:value-type="float">
            <text:p>10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21]/[.B25]" office:value-type="float" office:value="0.998507908087138" calcext:value-type="float">
            <text:p>0.998507908087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inley</text:p>
          </table:table-cell>
          <table:table-cell table:formula="of:=[.B25] + ([.C27]/[.D27])" office:value-type="float" office:value="100.479700465118" calcext:value-type="float">
            <text:p>100.479700465118</text:p>
          </table:table-cell>
          <table:table-cell table:formula="of:=[.A21]-[.B25]" office:value-type="float" office:value="-0.150000000000006" calcext:value-type="float">
            <text:p>-0.150000000000006</text:p>
          </table:table-cell>
          <table:table-cell table:formula="of:=[.B24]*(POWER([.B26]; 4))" office:value-type="float" office:value="2.98213493128669" calcext:value-type="float">
            <text:p>2.9821349312866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table:formula="of:=[.B27]" office:value-type="float" office:value="100.479700465118" calcext:value-type="float">
            <text:p>100.479700465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22]/[.B30]" office:value-type="float" office:value="0.99711682594816" calcext:value-type="float">
            <text:p>0.99711682594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inley</text:p>
          </table:table-cell>
          <table:table-cell table:formula="of:=[.B30] + ([.C32]/[.D32])" office:value-type="float" office:value="100.382011893767" calcext:value-type="float">
            <text:p>100.382011893767</text:p>
          </table:table-cell>
          <table:table-cell table:formula="of:=[.A22]-[.B30]" office:value-type="float" office:value="-0.28970046511769" calcext:value-type="float">
            <text:p>-0.28970046511769</text:p>
          </table:table-cell>
          <table:table-cell table:formula="of:=[.B29]*(POWER([.B31]; 4))" office:value-type="float" office:value="2.96555125244898" calcext:value-type="float">
            <text:p>2.96555125244898</text:p>
          </table:table-cell>
        </table:table-row>
      </table:table>
      <table:table table:name="single rsi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rices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losses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3]-[.A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4]-[.A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[.A4]-[.A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[.A5]-[.A6]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SMA</text:p>
          </table:table-cell>
          <table:table-cell office:value-type="float" office:value="1" calcext:value-type="float">
            <text:p>1</text:p>
          </table:table-cell>
          <table:table-cell table:formula="of:=[.B14]^[.B10]" office:value-type="float" office:value="0.5" calcext:value-type="float">
            <text:p>0.5</text:p>
          </table:table-cell>
          <table:table-cell table:formula="of:=[.B3]*[.C1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4]^[.B11]" office:value-type="float" office:value="1" calcext:value-type="float">
            <text:p>1</text:p>
          </table:table-cell>
          <table:table-cell table:formula="of:=[.B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lpha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a</text:p>
          </table:table-cell>
          <table:table-cell table:formula="of:=1-[.B13]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MA gains</text:p>
          </table:table-cell>
          <table:table-cell table:formula="of:=[.D16]/[.C16]" office:value-type="float" office:value="1.33333333333333" calcext:value-type="float">
            <text:p>1.33333333333333</text:p>
          </table:table-cell>
          <table:table-cell table:formula="of:=SUM([.C10:.C11])" office:value-type="float" office:value="1.5" calcext:value-type="float">
            <text:p>1.5</text:p>
          </table:table-cell>
          <table:table-cell table:formula="of:=SUM([.D10:.D11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MA loss</text:p>
          </table:table-cell>
          <table:table-cell table:formula="of:=[.D17]/[.C16]" office:value-type="float" office:value="2" calcext:value-type="float">
            <text:p>2</text:p>
          </table:table-cell>
          <table:table-cell/>
          <table:table-cell table:formula="of:=SUM([.E10:.E11])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MA</text:p>
          </table:table-cell>
          <table:table-cell office:value-type="float" office:value="1" calcext:value-type="float">
            <text:p>1</text:p>
          </table:table-cell>
          <table:table-cell table:formula="of:=[.B23]^[.B19]" office:value-type="float" office:value="0.333333333333333" calcext:value-type="float">
            <text:p>0.333333333333333</text:p>
          </table:table-cell>
          <table:table-cell table:formula="of:=[.C19]*[.C5]" office:value-type="float" office:value="0.666666666666667" calcext:value-type="float">
            <text:p>0.666666666666667</text:p>
          </table:table-cell>
          <table:table-cell table:formula="of:=[.B3]*[.C19]" office:value-type="float" office:value="0.666666666666667" calcext:value-type="float">
            <text:p>0.6666666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3]^[.B20]" office:value-type="float" office:value="1" calcext:value-type="float">
            <text:p>1</text:p>
          </table:table-cell>
          <table:table-cell table:formula="of:=[.C20]*[.C6]" office:value-type="float" office:value="2" calcext:value-type="float">
            <text:p>2</text:p>
          </table:table-cell>
          <table:table-cell table:formula="of:=[.B4]*[.C20]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lpha</text:p>
          </table:table-cell>
          <table:table-cell table:formula="of:=2/3" office:value-type="float" office:value="0.666666666666667" calcext:value-type="float">
            <text:p>0.666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a</text:p>
          </table:table-cell>
          <table:table-cell table:formula="of:=1-[.B22]" office:value-type="float" office:value="0.333333333333333" calcext:value-type="float">
            <text:p>0.33333333333333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MA loss</text:p>
          </table:table-cell>
          <table:table-cell table:formula="of:=[.D25]/[.C25]" office:value-type="float" office:value="2" calcext:value-type="float">
            <text:p>2</text:p>
          </table:table-cell>
          <table:table-cell table:formula="of:=SUM([.C19:.C20])" office:value-type="float" office:value="1.33333333333333" calcext:value-type="float">
            <text:p>1.33333333333333</text:p>
          </table:table-cell>
          <table:table-cell table:formula="of:=SUM([.D19:.D20])" office:value-type="float" office:value="2.66666666666667" calcext:value-type="float">
            <text:p>2.66666666666667</text:p>
          </table:table-cell>
          <table:table-cell/>
        </table:table-row>
        <table:table-row table:style-name="ro1">
          <table:table-cell office:value-type="string" calcext:value-type="string">
            <text:p>EMA gains</text:p>
          </table:table-cell>
          <table:table-cell table:formula="of:=[.E26]/[.C25]" office:value-type="float" office:value="1.25" calcext:value-type="float">
            <text:p>1.25</text:p>
          </table:table-cell>
          <table:table-cell table:number-columns-repeated="2"/>
          <table:table-cell table:formula="of:=SUM([.E19:.E20])" office:value-type="float" office:value="1.66666666666667" calcext:value-type="float">
            <text:p>1.666666666666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table:formula="of:=100-[.C31]" office:value-type="float" office:value="40" calcext:value-type="float">
            <text:p>40</text:p>
          </table:table-cell>
          <table:table-cell table:formula="of:=100/[.D31]" office:value-type="float" office:value="60" calcext:value-type="float">
            <text:p>60</text:p>
          </table:table-cell>
          <table:table-cell table:formula="of:=1+[.E31]" office:value-type="float" office:value="1.66666666666667" calcext:value-type="float">
            <text:p>1.66666666666667</text:p>
          </table:table-cell>
          <table:table-cell table:formula="of:=[.B16]/[.B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ERSI</text:p>
          </table:table-cell>
          <table:table-cell table:formula="of:=100-[.C32]" office:value-type="float" office:value="38.4615384615385" calcext:value-type="float">
            <text:p>38.4615384615385</text:p>
          </table:table-cell>
          <table:table-cell table:formula="of:=100/[.D32]" office:value-type="float" office:value="61.5384615384615" calcext:value-type="float">
            <text:p>61.5384615384615</text:p>
          </table:table-cell>
          <table:table-cell table:formula="of:=1+[.E32]" office:value-type="float" office:value="1.625" calcext:value-type="float">
            <text:p>1.625</text:p>
          </table:table-cell>
          <table:table-cell table:formula="of:=[.B26]/[.B25]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MedianRSI</text:p>
          </table:table-cell>
          <table:table-cell table:formula="of:=100-[.C33]" office:value-type="float" office:value="42.8571428571429" calcext:value-type="float">
            <text:p>42.8571428571429</text:p>
          </table:table-cell>
          <table:table-cell table:formula="of:=100/[.D33]" office:value-type="float" office:value="57.1428571428571" calcext:value-type="float">
            <text:p>57.1428571428571</text:p>
          </table:table-cell>
          <table:table-cell table:formula="of:=1+[.E33]" office:value-type="float" office:value="1.75" calcext:value-type="float">
            <text:p>1.75</text:p>
          </table:table-cell>
          <table:table-cell table:formula="of:=[.B28]/[.C28]" office:value-type="float" office:value="0.75" calcext:value-type="float">
            <text:p>0.75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number-columns-repeated="4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[.A40]-[.A39]" office:value-type="float" office:value="0.259999999999991" calcext:value-type="float">
            <text:p>0.259999999999991</text:p>
          </table:table-cell>
          <table:table-cell table:number-columns-repeated="3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[.A41]-[.A40]" office:value-type="float" office:value="0.0700000000000074" calcext:value-type="float">
            <text:p>0.0700000000000074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/>
          <table:table-cell table:formula="of:=[.A41]-[.A42]" office:value-type="float" office:value="0.150000000000006" calcext:value-type="float">
            <text:p>0.150000000000006</text:p>
          </table:table-cell>
          <table:table-cell table:number-columns-repeated="2"/>
        </table:table-row>
        <table:table-row table:style-name="ro1">
          <table:table-cell office:value-type="float" office:value="100.19" calcext:value-type="float">
            <text:p>100.19</text:p>
          </table:table-cell>
          <table:table-cell/>
          <table:table-cell table:formula="of:=[.A42]-[.A43]" office:value-type="float" office:value="0.189999999999998" calcext:value-type="float">
            <text:p>0.189999999999998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</text:p>
          </table:table-cell>
          <table:table-cell table:formula="of:=AVERAGE([.B40:.B41])" office:value-type="float" office:value="0.164999999999999" calcext:value-type="float">
            <text:p>0.164999999999999</text:p>
          </table:table-cell>
          <table:table-cell table:formula="of:=AVERAGE([.C42:.C43])" office:value-type="float" office:value="0.170000000000002" calcext:value-type="float">
            <text:p>0.17000000000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 RSI</text:p>
          </table:table-cell>
          <table:table-cell table:formula="of:=100-[.C46]" office:value-type="float" office:value="49.2537313432832" calcext:value-type="float">
            <text:p>49.2537313432832</text:p>
          </table:table-cell>
          <table:table-cell table:formula="of:=100/[.D46]" office:value-type="float" office:value="50.7462686567168" calcext:value-type="float">
            <text:p>50.7462686567168</text:p>
          </table:table-cell>
          <table:table-cell table:formula="of:=1+[.E46]" office:value-type="float" office:value="1.9705882352941" calcext:value-type="float">
            <text:p>1.9705882352941</text:p>
          </table:table-cell>
          <table:table-cell table:formula="of:=[.B45]/[.C45]" office:value-type="float" office:value="0.970588235294103" calcext:value-type="float">
            <text:p>0.97058823529410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dian and mode = MA because not enough values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MA</text:p>
          </table:table-cell>
          <table:table-cell office:value-type="float" office:value="1" calcext:value-type="float">
            <text:p>1</text:p>
          </table:table-cell>
          <table:table-cell table:formula="of:=[.B53]^[.B51]" office:value-type="float" office:value="0.5" calcext:value-type="float">
            <text:p>0.5</text:p>
          </table:table-cell>
          <table:table-cell table:formula="of:=[.C51]*[.B40]" office:value-type="float" office:value="0.129999999999995" calcext:value-type="float">
            <text:p>0.129999999999995</text:p>
          </table:table-cell>
          <table:table-cell table:formula="of:=[.C51]*[.C42]" office:value-type="float" office:value="0.0750000000000028" calcext:value-type="float">
            <text:p>0.075000000000002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4]^[.B52]" office:value-type="float" office:value="1" calcext:value-type="float">
            <text:p>1</text:p>
          </table:table-cell>
          <table:table-cell table:formula="of:=[.C52]*[.B41]" office:value-type="float" office:value="0.0700000000000074" calcext:value-type="float">
            <text:p>0.0700000000000074</text:p>
          </table:table-cell>
          <table:table-cell table:formula="of:=[.C52]*[.C43]" office:value-type="float" office:value="0.189999999999998" calcext:value-type="float">
            <text:p>0.189999999999998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a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ms</text:p>
          </table:table-cell>
          <table:table-cell table:formula="of:=SUM([.C51:.C52])" office:value-type="float" office:value="1.5" calcext:value-type="float">
            <text:p>1.5</text:p>
          </table:table-cell>
          <table:table-cell table:formula="of:=SUM([.D51:.D52])" office:value-type="float" office:value="0.200000000000003" calcext:value-type="float">
            <text:p>0.200000000000003</text:p>
          </table:table-cell>
          <table:table-cell table:formula="of:=SUM([.E51:.E52])" office:value-type="float" office:value="0.265000000000001" calcext:value-type="float">
            <text:p>0.2650000000000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MA gains</text:p>
          </table:table-cell>
          <table:table-cell table:formula="of:=[.D55]/[.C55]" office:value-type="float" office:value="0.133333333333335" calcext:value-type="float">
            <text:p>0.133333333333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 loss</text:p>
          </table:table-cell>
          <table:table-cell table:formula="of:=[.E55]/[.C55]" office:value-type="float" office:value="0.176666666666667" calcext:value-type="float">
            <text:p>0.17666666666666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MA RSI</text:p>
          </table:table-cell>
          <table:table-cell table:formula="of:=100-[.C60]" office:value-type="float" office:value="43.0107526881723" calcext:value-type="float">
            <text:p>43.0107526881723</text:p>
          </table:table-cell>
          <table:table-cell table:formula="of:=100/[.D60]" office:value-type="float" office:value="56.9892473118277" calcext:value-type="float">
            <text:p>56.9892473118277</text:p>
          </table:table-cell>
          <table:table-cell table:formula="of:=1+[.E60]" office:value-type="float" office:value="1.75471698113208" calcext:value-type="float">
            <text:p>1.75471698113208</text:p>
          </table:table-cell>
          <table:table-cell table:formula="of:=[.B57]/[.B58]" office:value-type="float" office:value="0.754716981132085" calcext:value-type="float">
            <text:p>0.75471698113208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EMA</text:p>
          </table:table-cell>
          <table:table-cell office:value-type="float" office:value="1" calcext:value-type="float">
            <text:p>1</text:p>
          </table:table-cell>
          <table:table-cell table:formula="of:=[.B66]" office:value-type="float" office:value="0.333333333333333" calcext:value-type="float">
            <text:p>0.333333333333333</text:p>
          </table:table-cell>
          <table:table-cell table:formula="of:=[.B40]*[.C63]" office:value-type="float" office:value="0.0866666666666636" calcext:value-type="float">
            <text:p>0.0866666666666636</text:p>
          </table:table-cell>
          <table:table-cell table:formula="of:=[.C63]*[.C42]" office:value-type="float" office:value="0.0500000000000019" calcext:value-type="float">
            <text:p>0.050000000000001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66]^[.B64]" office:value-type="float" office:value="1" calcext:value-type="float">
            <text:p>1</text:p>
          </table:table-cell>
          <table:table-cell table:formula="of:=[.B41]*[.C64]" office:value-type="float" office:value="0.0700000000000074" calcext:value-type="float">
            <text:p>0.0700000000000074</text:p>
          </table:table-cell>
          <table:table-cell table:formula="of:=[.C64]*[.C43]" office:value-type="float" office:value="0.189999999999998" calcext:value-type="float">
            <text:p>0.189999999999998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2/3" office:value-type="float" office:value="0.666666666666667" calcext:value-type="float">
            <text:p>0.666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a</text:p>
          </table:table-cell>
          <table:table-cell table:formula="of:=1-[.B65]" office:value-type="float" office:value="0.333333333333333" calcext:value-type="float">
            <text:p>0.3333333333333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ms</text:p>
          </table:table-cell>
          <table:table-cell table:formula="of:=SUM([.C63:.C64])" office:value-type="float" office:value="1.33333333333333" calcext:value-type="float">
            <text:p>1.33333333333333</text:p>
          </table:table-cell>
          <table:table-cell table:formula="of:=SUM([.D63:.D64])" office:value-type="float" office:value="0.156666666666671" calcext:value-type="float">
            <text:p>0.156666666666671</text:p>
          </table:table-cell>
          <table:table-cell table:formula="of:=SUM([.E63:.E64])" office:value-type="float" office:value="0.24" calcext:value-type="float">
            <text:p>0.2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MA gains</text:p>
          </table:table-cell>
          <table:table-cell table:formula="of:=[.D67]/[.C67]" office:value-type="float" office:value="0.117500000000003" calcext:value-type="float">
            <text:p>0.117500000000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 loss</text:p>
          </table:table-cell>
          <table:table-cell table:formula="of:=[.E67]/[.C67]" office:value-type="float" office:value="0.18" calcext:value-type="float">
            <text:p>0.1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MA RSI</text:p>
          </table:table-cell>
          <table:table-cell table:formula="of:=100-[.C72]" office:value-type="float" office:value="39.4957983193284" calcext:value-type="float">
            <text:p>39.4957983193284</text:p>
          </table:table-cell>
          <table:table-cell table:formula="of:=100/[.D72]" office:value-type="float" office:value="60.5042016806716" calcext:value-type="float">
            <text:p>60.5042016806716</text:p>
          </table:table-cell>
          <table:table-cell table:formula="of:=1+[.E72]" office:value-type="float" office:value="1.6527777777778" calcext:value-type="float">
            <text:p>1.6527777777778</text:p>
          </table:table-cell>
          <table:table-cell table:formula="of:=[.B69]/[.B70]" office:value-type="float" office:value="0.652777777777797" calcext:value-type="float">
            <text:p>0.652777777777797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EMA</text:p>
          </table:table-cell>
          <table:table-cell office:value-type="float" office:value="1" calcext:value-type="float">
            <text:p>1</text:p>
          </table:table-cell>
          <table:table-cell table:formula="of:=[.B79]" office:value-type="float" office:value="0.2" calcext:value-type="float">
            <text:p>0.2</text:p>
          </table:table-cell>
          <table:table-cell table:formula="of:=[.B40]*[.C76]" office:value-type="float" office:value="0.0519999999999982" calcext:value-type="float">
            <text:p>0.0519999999999982</text:p>
          </table:table-cell>
          <table:table-cell table:formula="of:=[.C76]*[.C42]" office:value-type="float" office:value="0.0300000000000011" calcext:value-type="float">
            <text:p>0.03000000000000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79]^[.B77]" office:value-type="float" office:value="1" calcext:value-type="float">
            <text:p>1</text:p>
          </table:table-cell>
          <table:table-cell table:formula="of:=[.B41]*[.C77]" office:value-type="float" office:value="0.0700000000000074" calcext:value-type="float">
            <text:p>0.0700000000000074</text:p>
          </table:table-cell>
          <table:table-cell table:formula="of:=[.C77]*[.C43]" office:value-type="float" office:value="0.189999999999998" calcext:value-type="float">
            <text:p>0.189999999999998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4/5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a</text:p>
          </table:table-cell>
          <table:table-cell table:formula="of:=1-[.B78]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ms</text:p>
          </table:table-cell>
          <table:table-cell table:formula="of:=SUM([.C76:.C77])" office:value-type="float" office:value="1.2" calcext:value-type="float">
            <text:p>1.2</text:p>
          </table:table-cell>
          <table:table-cell table:formula="of:=SUM([.D76:.D77])" office:value-type="float" office:value="0.122000000000006" calcext:value-type="float">
            <text:p>0.122000000000006</text:p>
          </table:table-cell>
          <table:table-cell table:formula="of:=SUM([.E76:.E77])" office:value-type="float" office:value="0.219999999999999" calcext:value-type="float">
            <text:p>0.21999999999999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MA gains</text:p>
          </table:table-cell>
          <table:table-cell table:formula="of:=[.D80]/[.C80]" office:value-type="float" office:value="0.101666666666671" calcext:value-type="float">
            <text:p>0.101666666666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 loss</text:p>
          </table:table-cell>
          <table:table-cell table:formula="of:=[.E80]/[.C80]" office:value-type="float" office:value="0.183333333333332" calcext:value-type="float">
            <text:p>0.18333333333333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MA RSI</text:p>
          </table:table-cell>
          <table:table-cell table:formula="of:=100-[.C85]" office:value-type="float" office:value="35.6725146198842" calcext:value-type="float">
            <text:p>35.6725146198842</text:p>
          </table:table-cell>
          <table:table-cell table:formula="of:=100/[.D85]" office:value-type="float" office:value="64.3274853801158" calcext:value-type="float">
            <text:p>64.3274853801158</text:p>
          </table:table-cell>
          <table:table-cell table:formula="of:=1+[.E85]" office:value-type="float" office:value="1.55454545454548" calcext:value-type="float">
            <text:p>1.55454545454548</text:p>
          </table:table-cell>
          <table:table-cell table:formula="of:=[.B82]/[.B83]" office:value-type="float" office:value="0.554545454545483" calcext:value-type="float">
            <text:p>0.55454545454548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number-columns-repeated="4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[.A89]-[.A88]" office:value-type="float" office:value="0.259999999999991" calcext:value-type="float">
            <text:p>0.259999999999991</text:p>
          </table:table-cell>
          <table:table-cell table:number-columns-repeated="3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[.A90]-[.A89]" office:value-type="float" office:value="0.0700000000000074" calcext:value-type="float">
            <text:p>0.0700000000000074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/>
          <table:table-cell table:formula="of:=[.A90]-[.A91]" office:value-type="float" office:value="0.150000000000006" calcext:value-type="float">
            <text:p>0.150000000000006</text:p>
          </table:table-cell>
          <table:table-cell table:number-columns-repeated="2"/>
        </table:table-row>
        <table:table-row table:style-name="ro1">
          <table:table-cell office:value-type="float" office:value="100.19" calcext:value-type="float">
            <text:p>100.19</text:p>
          </table:table-cell>
          <table:table-cell/>
          <table:table-cell table:formula="of:=[.A91]-[.A92]" office:value-type="float" office:value="0.189999999999998" calcext:value-type="float">
            <text:p>0.189999999999998</text:p>
          </table:table-cell>
          <table:table-cell table:number-columns-repeated="2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formula="of:=[.A93]-[.A92]" office:value-type="float" office:value="0.019999999999996" calcext:value-type="float">
            <text:p>0.019999999999996</text:p>
          </table:table-cell>
          <table:table-cell table:number-columns-repeated="3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formula="of:=[.A94]-[.A93]" office:value-type="float" office:value="0.109999999999999" calcext:value-type="float">
            <text:p>0.109999999999999</text:p>
          </table:table-cell>
          <table:table-cell table:number-columns-repeated="3"/>
        </table:table-row>
        <table:table-row table:style-name="ro1">
          <table:table-cell office:value-type="float" office:value="100.28" calcext:value-type="float">
            <text:p>100.28</text:p>
          </table:table-cell>
          <table:table-cell/>
          <table:table-cell table:formula="of:=[.A94]-[.A95]" office:value-type="float" office:value="0.039999999999992" calcext:value-type="float">
            <text:p>0.03999999999999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AVERAGE([.B94];[.B90])" office:value-type="float" office:value="0.0900000000000034" calcext:value-type="float">
            <text:p>0.0900000000000034</text:p>
          </table:table-cell>
          <table:table-cell table:formula="of:=[.C91]" office:value-type="float" office:value="0.150000000000006" calcext:value-type="float">
            <text:p>0.150000000000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edian RSI</text:p>
          </table:table-cell>
          <table:table-cell table:formula="of:=100-[.C98]" office:value-type="float" office:value="37.5" calcext:value-type="float">
            <text:p>37.5</text:p>
          </table:table-cell>
          <table:table-cell table:formula="of:=100/[.D98]" office:value-type="float" office:value="62.5" calcext:value-type="float">
            <text:p>62.5</text:p>
          </table:table-cell>
          <table:table-cell table:formula="of:=1+[.E98]" office:value-type="float" office:value="1.6" calcext:value-type="float">
            <text:p>1.6</text:p>
          </table:table-cell>
          <table:table-cell table:formula="of:=[.B97]/[.C97]" office:value-type="float" office:value="0.6" calcext:value-type="float">
            <text:p>0.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2]-[.A10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3]-[.A102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4]-[.A10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05]-[.A10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[.A105]-[.A10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[.A106]-[.A107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AVERAGE([.B103];[.B104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ode RSI</text:p>
          </table:table-cell>
          <table:table-cell table:formula="of:=100-[.C110]" office:value-type="float" office:value="40" calcext:value-type="float">
            <text:p>40</text:p>
          </table:table-cell>
          <table:table-cell table:formula="of:=100/[.D110]" office:value-type="float" office:value="60" calcext:value-type="float">
            <text:p>60</text:p>
          </table:table-cell>
          <table:table-cell table:formula="of:=1+[.E110]" office:value-type="float" office:value="1.66666666666667" calcext:value-type="float">
            <text:p>1.66666666666667</text:p>
          </table:table-cell>
          <table:table-cell table:formula="of:=[.B109]/[.C109]" office:value-type="float" office:value="0.666666666666667" calcext:value-type="float">
            <text:p>0.666666666666667</text:p>
          </table:table-cell>
        </table:table-row>
      </table:table>
      <table:table table:name="bulk rsi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prices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1" calcext:value-type="float">
            <text:p>1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First period of RSI always going to be 100 as there are not negatives</text:p>
          </table:table-cell>
          <table:table-cell table:number-columns-repeated="8"/>
          <table:table-cell office:value-type="string" calcext:value-type="string">
            <text:p>Second period of RSI always going to be 0 as there are not positives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No average can be taken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formula="of:=100-[.E12]" office:value-type="float" office:value="33.3333333333333" calcext:value-type="float">
            <text:p>33.3333333333333</text:p>
          </table:table-cell>
          <table:table-cell table:formula="of:=100/[.F12]" office:value-type="float" office:value="66.6666666666667" calcext:value-type="float">
            <text:p>66.6666666666667</text:p>
          </table:table-cell>
          <table:table-cell table:formula="of:=1+[.G12]" office:value-type="float" office:value="1.5" calcext:value-type="float">
            <text:p>1.5</text:p>
          </table:table-cell>
          <table:table-cell table:formula="of:=[.F4]/[.G5]" office:value-type="float" office:value="0.5" calcext:value-type="float">
            <text:p>0.5</text:p>
          </table:table-cell>
          <table:table-cell table:number-columns-repeated="10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number-columns-repeated="16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[.A19]-[.A18]" office:value-type="float" office:value="0.259999999999991" calcext:value-type="float">
            <text:p>0.259999999999991</text:p>
          </table:table-cell>
          <table:table-cell table:number-columns-repeated="2"/>
          <table:table-cell office:value-type="float" office:value="100.46" calcext:value-type="float">
            <text:p>100.46</text:p>
          </table:table-cell>
          <table:table-cell table:number-columns-repeated="12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[.A20]-[.A19]" office:value-type="float" office:value="0.0700000000000074" calcext:value-type="float">
            <text:p>0.0700000000000074</text:p>
          </table:table-cell>
          <table:table-cell table:number-columns-repeated="2"/>
          <table:table-cell office:value-type="float" office:value="100.53" calcext:value-type="float">
            <text:p>100.53</text:p>
          </table:table-cell>
          <table:table-cell table:formula="of:=[.E20]-[.E19]" office:value-type="float" office:value="0.0700000000000074" calcext:value-type="float">
            <text:p>0.0700000000000074</text:p>
          </table:table-cell>
          <table:table-cell table:number-columns-repeated="3"/>
          <table:table-cell office:value-type="float" office:value="100.53" calcext:value-type="float">
            <text:p>100.53</text:p>
          </table:table-cell>
          <table:table-cell table:number-columns-repeated="7"/>
        </table:table-row>
        <table:table-row table:style-name="ro1">
          <table:table-cell office:value-type="float" office:value="100.38" calcext:value-type="float">
            <text:p>100.38</text:p>
          </table:table-cell>
          <table:table-cell/>
          <table:table-cell table:formula="of:=[.A20]-[.A21]" office:value-type="float" office:value="0.150000000000006" calcext:value-type="float">
            <text:p>0.150000000000006</text:p>
          </table:table-cell>
          <table:table-cell/>
          <table:table-cell office:value-type="float" office:value="100.38" calcext:value-type="float">
            <text:p>100.38</text:p>
          </table:table-cell>
          <table:table-cell/>
          <table:table-cell table:formula="of:=[.E20]-[.E21]" office:value-type="float" office:value="0.150000000000006" calcext:value-type="float">
            <text:p>0.150000000000006</text:p>
          </table:table-cell>
          <table:table-cell table:number-columns-repeated="2"/>
          <table:table-cell office:value-type="float" office:value="100.38" calcext:value-type="float">
            <text:p>100.38</text:p>
          </table:table-cell>
          <table:table-cell/>
          <table:table-cell table:formula="of:=[.J20]-[.J21]" office:value-type="float" office:value="0.150000000000006" calcext:value-type="float">
            <text:p>0.150000000000006</text:p>
          </table:table-cell>
          <table:table-cell/>
          <table:table-cell office:value-type="float" office:value="100.38" calcext:value-type="float">
            <text:p>100.38</text:p>
          </table:table-cell>
          <table:table-cell table:number-columns-repeated="3"/>
        </table:table-row>
        <table:table-row table:style-name="ro1">
          <table:table-cell office:value-type="float" office:value="100.19" calcext:value-type="float">
            <text:p>100.19</text:p>
          </table:table-cell>
          <table:table-cell/>
          <table:table-cell table:formula="of:=[.A21]-[.A22]" office:value-type="float" office:value="0.189999999999998" calcext:value-type="float">
            <text:p>0.189999999999998</text:p>
          </table:table-cell>
          <table:table-cell/>
          <table:table-cell office:value-type="float" office:value="100.19" calcext:value-type="float">
            <text:p>100.19</text:p>
          </table:table-cell>
          <table:table-cell/>
          <table:table-cell table:formula="of:=[.E21]-[.E22]" office:value-type="float" office:value="0.189999999999998" calcext:value-type="float">
            <text:p>0.189999999999998</text:p>
          </table:table-cell>
          <table:table-cell table:number-columns-repeated="2"/>
          <table:table-cell office:value-type="float" office:value="100.19" calcext:value-type="float">
            <text:p>100.19</text:p>
          </table:table-cell>
          <table:table-cell/>
          <table:table-cell table:formula="of:=[.J21]-[.J22]" office:value-type="float" office:value="0.189999999999998" calcext:value-type="float">
            <text:p>0.189999999999998</text:p>
          </table:table-cell>
          <table:table-cell/>
          <table:table-cell office:value-type="float" office:value="100.19" calcext:value-type="float">
            <text:p>100.19</text:p>
          </table:table-cell>
          <table:table-cell/>
          <table:table-cell table:formula="of:=[.N21]-[.N22]" office:value-type="float" office:value="0.189999999999998" calcext:value-type="float">
            <text:p>0.1899999999999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0.21" calcext:value-type="float">
            <text:p>100.21</text:p>
          </table:table-cell>
          <table:table-cell table:formula="of:=[.E23]-[.E22]" office:value-type="float" office:value="0.019999999999996" calcext:value-type="float">
            <text:p>0.019999999999996</text:p>
          </table:table-cell>
          <table:table-cell table:number-columns-repeated="3"/>
          <table:table-cell office:value-type="float" office:value="100.21" calcext:value-type="float">
            <text:p>100.21</text:p>
          </table:table-cell>
          <table:table-cell table:formula="of:=[.J23]-[.J22]" office:value-type="float" office:value="0.019999999999996" calcext:value-type="float">
            <text:p>0.019999999999996</text:p>
          </table:table-cell>
          <table:table-cell table:number-columns-repeated="2"/>
          <table:table-cell office:value-type="float" office:value="100.21" calcext:value-type="float">
            <text:p>100.21</text:p>
          </table:table-cell>
          <table:table-cell table:formula="of:=[.N23]-[.N22]" office:value-type="float" office:value="0.019999999999996" calcext:value-type="float">
            <text:p>0.01999999999999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00.32" calcext:value-type="float">
            <text:p>100.32</text:p>
          </table:table-cell>
          <table:table-cell table:formula="of:=[.J24]-[.J23]" office:value-type="float" office:value="0.109999999999999" calcext:value-type="float">
            <text:p>0.109999999999999</text:p>
          </table:table-cell>
          <table:table-cell table:number-columns-repeated="2"/>
          <table:table-cell office:value-type="float" office:value="100.32" calcext:value-type="float">
            <text:p>100.32</text:p>
          </table:table-cell>
          <table:table-cell table:formula="of:=[.N24]-[.N23]" office:value-type="float" office:value="0.109999999999999" calcext:value-type="float">
            <text:p>0.109999999999999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float" office:value="100.28" calcext:value-type="float">
            <text:p>100.28</text:p>
          </table:table-cell>
          <table:table-cell/>
          <table:table-cell table:formula="of:=[.N24]-[.N25]" office:value-type="float" office:value="0.039999999999992" calcext:value-type="float">
            <text:p>0.039999999999992</text:p>
          </table:table-cell>
          <table:table-cell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a</text:p>
          </table:table-cell>
          <table:table-cell table:formula="of:=5/6" office:value-type="float" office:value="0.833333333333333" calcext:value-type="float">
            <text:p>0.83333333333333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-a</text:p>
          </table:table-cell>
          <table:table-cell table:formula="of:=1-[.B30]" office:value-type="float" office:value="0.166666666666667" calcext:value-type="float">
            <text:p>0.166666666666667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31]^[.B34]" office:value-type="float" office:value="0.166666666666667" calcext:value-type="float">
            <text:p>0.166666666666667</text:p>
          </table:table-cell>
          <table:table-cell table:formula="of:=[.C34]*[.B19]" office:value-type="float" office:value="0.0433333333333318" calcext:value-type="float">
            <text:p>0.0433333333333318</text:p>
          </table:table-cell>
          <table:table-cell table:formula="of:=[.C34]*[.C21]" office:value-type="float" office:value="0.0250000000000009" calcext:value-type="float">
            <text:p>0.0250000000000009</text:p>
          </table:table-cell>
          <table:table-cell/>
          <table:table-cell table:formula="of:=[.C34]*[.F20]" office:value-type="float" office:value="0.0116666666666679" calcext:value-type="float">
            <text:p>0.0116666666666679</text:p>
          </table:table-cell>
          <table:table-cell table:formula="of:=[.C34]*[.G21]" office:value-type="float" office:value="0.0250000000000009" calcext:value-type="float">
            <text:p>0.0250000000000009</text:p>
          </table:table-cell>
          <table:table-cell table:number-columns-repeated="2"/>
          <table:table-cell table:formula="of:=[.C34]*[.K23]" office:value-type="float" office:value="0.00333333333333267" calcext:value-type="float">
            <text:p>0.00333333333333267</text:p>
          </table:table-cell>
          <table:table-cell table:formula="of:=[.L21]*[.C34]" office:value-type="float" office:value="0.0250000000000009" calcext:value-type="float">
            <text:p>0.0250000000000009</text:p>
          </table:table-cell>
          <table:table-cell table:number-columns-repeated="2"/>
          <table:table-cell table:formula="of:=[.O23]*[.C34]" office:value-type="float" office:value="0.00333333333333267" calcext:value-type="float">
            <text:p>0.00333333333333267</text:p>
          </table:table-cell>
          <table:table-cell table:formula="of:=[.P22]*[.C34]" office:value-type="float" office:value="0.0316666666666663" calcext:value-type="float">
            <text:p>0.0316666666666663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1]^[.B35]" office:value-type="float" office:value="1" calcext:value-type="float">
            <text:p>1</text:p>
          </table:table-cell>
          <table:table-cell table:formula="of:=[.C35]*[.B20]" office:value-type="float" office:value="0.0700000000000074" calcext:value-type="float">
            <text:p>0.0700000000000074</text:p>
          </table:table-cell>
          <table:table-cell table:formula="of:=[.C35]*[.C22]" office:value-type="float" office:value="0.189999999999998" calcext:value-type="float">
            <text:p>0.189999999999998</text:p>
          </table:table-cell>
          <table:table-cell/>
          <table:table-cell table:formula="of:=[.F23]" office:value-type="float" office:value="0.019999999999996" calcext:value-type="float">
            <text:p>0.019999999999996</text:p>
          </table:table-cell>
          <table:table-cell table:formula="of:=[.C35]*[.G22]" office:value-type="float" office:value="0.189999999999998" calcext:value-type="float">
            <text:p>0.189999999999998</text:p>
          </table:table-cell>
          <table:table-cell table:number-columns-repeated="2"/>
          <table:table-cell table:formula="of:=[.C35]*[.K24]" office:value-type="float" office:value="0.109999999999999" calcext:value-type="float">
            <text:p>0.109999999999999</text:p>
          </table:table-cell>
          <table:table-cell table:formula="of:=[.L22]*[.C35]" office:value-type="float" office:value="0.189999999999998" calcext:value-type="float">
            <text:p>0.189999999999998</text:p>
          </table:table-cell>
          <table:table-cell table:number-columns-repeated="2"/>
          <table:table-cell table:formula="of:=[.O24]*[.C35]" office:value-type="float" office:value="0.109999999999999" calcext:value-type="float">
            <text:p>0.109999999999999</text:p>
          </table:table-cell>
          <table:table-cell table:formula="of:=[.P25]*[.C35]" office:value-type="float" office:value="0.039999999999992" calcext:value-type="float">
            <text:p>0.039999999999992</text:p>
          </table:table-cell>
          <table:table-cell/>
        </table:table-row>
        <table:table-row table:style-name="ro1">
          <table:table-cell table:number-columns-repeated="2"/>
          <table:table-cell table:formula="of:=SUM([.C34:.C35])" office:value-type="float" office:value="1.16666666666667" calcext:value-type="float">
            <text:p>1.16666666666667</text:p>
          </table:table-cell>
          <table:table-cell table:formula="of:=SUM([.D34:.D35])" office:value-type="float" office:value="0.113333333333339" calcext:value-type="float">
            <text:p>0.113333333333339</text:p>
          </table:table-cell>
          <table:table-cell table:formula="of:=SUM([.E34:.E35])" office:value-type="float" office:value="0.214999999999999" calcext:value-type="float">
            <text:p>0.214999999999999</text:p>
          </table:table-cell>
          <table:table-cell/>
          <table:table-cell table:formula="of:=SUM([.G34:.G35])" office:value-type="float" office:value="0.0316666666666639" calcext:value-type="float">
            <text:p>0.0316666666666639</text:p>
          </table:table-cell>
          <table:table-cell table:formula="of:=SUM([.H34:.H35])" office:value-type="float" office:value="0.214999999999999" calcext:value-type="float">
            <text:p>0.214999999999999</text:p>
          </table:table-cell>
          <table:table-cell table:number-columns-repeated="2"/>
          <table:table-cell table:formula="of:=SUM([.K34:.K35])" office:value-type="float" office:value="0.113333333333332" calcext:value-type="float">
            <text:p>0.113333333333332</text:p>
          </table:table-cell>
          <table:table-cell table:formula="of:=SUM([.L34:.L35])" office:value-type="float" office:value="0.214999999999999" calcext:value-type="float">
            <text:p>0.214999999999999</text:p>
          </table:table-cell>
          <table:table-cell table:number-columns-repeated="2"/>
          <table:table-cell table:formula="of:=SUM([.O34:.O35])" office:value-type="float" office:value="0.113333333333332" calcext:value-type="float">
            <text:p>0.113333333333332</text:p>
          </table:table-cell>
          <table:table-cell table:formula="of:=SUM([.P34:.P35])" office:value-type="float" office:value="0.0716666666666583" calcext:value-type="float">
            <text:p>0.0716666666666583</text:p>
          </table:table-cell>
          <table:table-cell/>
        </table:table-row>
        <table:table-row table:style-name="ro1">
          <table:table-cell office:value-type="string" calcext:value-type="string">
            <text:p>PMA <text:s/>gains</text:p>
          </table:table-cell>
          <table:table-cell table:formula="of:=[.D36]/[.C36]" office:value-type="float" office:value="0.0971428571428622" calcext:value-type="float">
            <text:p>0.0971428571428622</text:p>
          </table:table-cell>
          <table:table-cell table:number-columns-repeated="3"/>
          <table:table-cell table:formula="of:=[.G36]/[.C36]" office:value-type="float" office:value="0.0271428571428548" calcext:value-type="float">
            <text:p>0.0271428571428548</text:p>
          </table:table-cell>
          <table:table-cell table:number-columns-repeated="3"/>
          <table:table-cell table:formula="of:=[.K36]/[.C36]" office:value-type="float" office:value="0.0971428571428561" calcext:value-type="float">
            <text:p>0.0971428571428561</text:p>
          </table:table-cell>
          <table:table-cell table:number-columns-repeated="3"/>
          <table:table-cell table:formula="of:=[.O36]/[.C36]" office:value-type="float" office:value="0.0971428571428561" calcext:value-type="float">
            <text:p>0.09714285714285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A loss</text:p>
          </table:table-cell>
          <table:table-cell table:formula="of:=[.E36]/[.C36]" office:value-type="float" office:value="0.184285714285713" calcext:value-type="float">
            <text:p>0.184285714285713</text:p>
          </table:table-cell>
          <table:table-cell table:number-columns-repeated="3"/>
          <table:table-cell table:formula="of:=[.H36]/[.C36]" office:value-type="float" office:value="0.184285714285713" calcext:value-type="float">
            <text:p>0.184285714285713</text:p>
          </table:table-cell>
          <table:table-cell table:number-columns-repeated="3"/>
          <table:table-cell table:formula="of:=[.L36]/[.C36]" office:value-type="float" office:value="0.184285714285713" calcext:value-type="float">
            <text:p>0.184285714285713</text:p>
          </table:table-cell>
          <table:table-cell table:number-columns-repeated="3"/>
          <table:table-cell table:formula="of:=[.P36]/[.C36]" office:value-type="float" office:value="0.0614285714285643" calcext:value-type="float">
            <text:p>0.0614285714285643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MA(5,4) RSI</text:p>
          </table:table-cell>
          <table:table-cell table:style-name="ce2" table:formula="of:=100-[.C40]" office:value-type="float" office:value="34.5177664974632" calcext:value-type="float">
            <text:p>34.5177664974632</text:p>
          </table:table-cell>
          <table:table-cell table:formula="of:=100/[.D40]" office:value-type="float" office:value="65.4822335025368" calcext:value-type="float">
            <text:p>65.4822335025368</text:p>
          </table:table-cell>
          <table:table-cell table:formula="of:=1+[.E40]" office:value-type="float" office:value="1.52713178294577" calcext:value-type="float">
            <text:p>1.52713178294577</text:p>
          </table:table-cell>
          <table:table-cell table:formula="of:=[.B37]/[.B38]" office:value-type="float" office:value="0.527131782945767" calcext:value-type="float">
            <text:p>0.527131782945767</text:p>
          </table:table-cell>
          <table:table-cell table:style-name="ce2" table:formula="of:=100-[.G40]" office:value-type="float" office:value="12.8378378378369" calcext:value-type="float">
            <text:p>12.8378378378369</text:p>
          </table:table-cell>
          <table:table-cell table:formula="of:=100/[.H40]" office:value-type="float" office:value="87.1621621621631" calcext:value-type="float">
            <text:p>87.1621621621631</text:p>
          </table:table-cell>
          <table:table-cell table:formula="of:=1+[.I40]" office:value-type="float" office:value="1.14728682170541" calcext:value-type="float">
            <text:p>1.14728682170541</text:p>
          </table:table-cell>
          <table:table-cell table:formula="of:=[.F37]/[.F38]" office:value-type="float" office:value="0.147286821705414" calcext:value-type="float">
            <text:p>0.147286821705414</text:p>
          </table:table-cell>
          <table:table-cell table:style-name="ce2" table:formula="of:=100-[.K40]" office:value-type="float" office:value="34.5177664974618" calcext:value-type="float">
            <text:p>34.5177664974618</text:p>
          </table:table-cell>
          <table:table-cell table:formula="of:=100/[.L40]" office:value-type="float" office:value="65.4822335025382" calcext:value-type="float">
            <text:p>65.4822335025382</text:p>
          </table:table-cell>
          <table:table-cell table:formula="of:=1+[.M40]" office:value-type="float" office:value="1.52713178294573" calcext:value-type="float">
            <text:p>1.52713178294573</text:p>
          </table:table-cell>
          <table:table-cell table:formula="of:=[.J37]/[.J38]" office:value-type="float" office:value="0.527131782945734" calcext:value-type="float">
            <text:p>0.527131782945734</text:p>
          </table:table-cell>
          <table:table-cell table:style-name="ce2" table:formula="of:=100-[.O40]" office:value-type="float" office:value="61.2612612612638" calcext:value-type="float">
            <text:p>61.2612612612638</text:p>
          </table:table-cell>
          <table:table-cell table:formula="of:=100/[.P40]" office:value-type="float" office:value="38.7387387387362" calcext:value-type="float">
            <text:p>38.7387387387362</text:p>
          </table:table-cell>
          <table:table-cell table:formula="of:=1+[.Q40]" office:value-type="float" office:value="2.58139534883738" calcext:value-type="float">
            <text:p>2.58139534883738</text:p>
          </table:table-cell>
          <table:table-cell table:formula="of:=[.N37]/[.N38]" office:value-type="float" office:value="1.58139534883738" calcext:value-type="float">
            <text:p>1.58139534883738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simple M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 gains</text:p>
          </table:table-cell>
          <table:table-cell table:formula="of:=AVERAGE([.B19:.B20])" office:value-type="float" office:value="0.164999999999999" calcext:value-type="float">
            <text:p>0.164999999999999</text:p>
          </table:table-cell>
          <table:table-cell table:number-columns-repeated="3"/>
          <table:table-cell table:formula="of:=AVERAGE([.F20:.F23])" office:value-type="float" office:value="0.0450000000000017" calcext:value-type="float">
            <text:p>0.0450000000000017</text:p>
          </table:table-cell>
          <table:table-cell table:number-columns-repeated="3"/>
          <table:table-cell table:formula="of:=AVERAGE([.K23:.K24])" office:value-type="float" office:value="0.0649999999999977" calcext:value-type="float">
            <text:p>0.0649999999999977</text:p>
          </table:table-cell>
          <table:table-cell table:number-columns-repeated="3"/>
          <table:table-cell table:formula="of:=AVERAGE([.O23:.O24])" office:value-type="float" office:value="0.0649999999999977" calcext:value-type="float">
            <text:p>0.0649999999999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 loss</text:p>
          </table:table-cell>
          <table:table-cell table:formula="of:=AVERAGE([.C21:.C22])" office:value-type="float" office:value="0.170000000000002" calcext:value-type="float">
            <text:p>0.170000000000002</text:p>
          </table:table-cell>
          <table:table-cell table:number-columns-repeated="3"/>
          <table:table-cell table:formula="of:=AVERAGE([.G21:.G22])" office:value-type="float" office:value="0.170000000000002" calcext:value-type="float">
            <text:p>0.170000000000002</text:p>
          </table:table-cell>
          <table:table-cell table:number-columns-repeated="3"/>
          <table:table-cell table:formula="of:=AVERAGE([.L21:.L22])" office:value-type="float" office:value="0.170000000000002" calcext:value-type="float">
            <text:p>0.170000000000002</text:p>
          </table:table-cell>
          <table:table-cell table:number-columns-repeated="3"/>
          <table:table-cell table:formula="of:=AVERAGE([.P22:.P25])" office:value-type="float" office:value="0.114999999999995" calcext:value-type="float">
            <text:p>0.114999999999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 RSI</text:p>
          </table:table-cell>
          <table:table-cell table:number-columns-repeated="16"/>
        </table:table-row>
        <table:table-row table:style-name="ro1">
          <table:table-cell/>
          <table:table-cell table:style-name="ce2" table:formula="of:=100-[.C49]" office:value-type="float" office:value="49.2537313432832" calcext:value-type="float">
            <text:p>49.2537313432832</text:p>
          </table:table-cell>
          <table:table-cell table:formula="of:=100/[.D49]" office:value-type="float" office:value="50.7462686567168" calcext:value-type="float">
            <text:p>50.7462686567168</text:p>
          </table:table-cell>
          <table:table-cell table:formula="of:=1+[.E49]" office:value-type="float" office:value="1.9705882352941" calcext:value-type="float">
            <text:p>1.9705882352941</text:p>
          </table:table-cell>
          <table:table-cell table:formula="of:=[.B46]/[.B47]" office:value-type="float" office:value="0.970588235294103" calcext:value-type="float">
            <text:p>0.970588235294103</text:p>
          </table:table-cell>
          <table:table-cell table:style-name="ce2" table:formula="of:=100-[.G49]" office:value-type="float" office:value="20.93023255814" calcext:value-type="float">
            <text:p>20.93023255814</text:p>
          </table:table-cell>
          <table:table-cell table:formula="of:=100/[.H49]" office:value-type="float" office:value="79.06976744186" calcext:value-type="float">
            <text:p>79.06976744186</text:p>
          </table:table-cell>
          <table:table-cell table:formula="of:=1+[.I49]" office:value-type="float" office:value="1.26470588235295" calcext:value-type="float">
            <text:p>1.26470588235295</text:p>
          </table:table-cell>
          <table:table-cell table:formula="of:=[.F46]/[.F47]" office:value-type="float" office:value="0.264705882352949" calcext:value-type="float">
            <text:p>0.264705882352949</text:p>
          </table:table-cell>
          <table:table-cell table:style-name="ce2" table:formula="of:=100-[.K49]" office:value-type="float" office:value="27.6595744680842" calcext:value-type="float">
            <text:p>27.6595744680842</text:p>
          </table:table-cell>
          <table:table-cell table:formula="of:=100/[.L49]" office:value-type="float" office:value="72.3404255319158" calcext:value-type="float">
            <text:p>72.3404255319158</text:p>
          </table:table-cell>
          <table:table-cell table:formula="of:=1+[.M49]" office:value-type="float" office:value="1.38235294117645" calcext:value-type="float">
            <text:p>1.38235294117645</text:p>
          </table:table-cell>
          <table:table-cell table:formula="of:=[.J46]/[.J47]" office:value-type="float" office:value="0.382352941176453" calcext:value-type="float">
            <text:p>0.382352941176453</text:p>
          </table:table-cell>
          <table:table-cell table:style-name="ce2" table:formula="of:=100-[.O49]" office:value-type="float" office:value="36.1111111111113" calcext:value-type="float">
            <text:p>36.1111111111113</text:p>
          </table:table-cell>
          <table:table-cell table:formula="of:=100/[.P49]" office:value-type="float" office:value="63.8888888888887" calcext:value-type="float">
            <text:p>63.8888888888887</text:p>
          </table:table-cell>
          <table:table-cell table:formula="of:=1+[.Q49]" office:value-type="float" office:value="1.56521739130435" calcext:value-type="float">
            <text:p>1.56521739130435</text:p>
          </table:table-cell>
          <table:table-cell table:formula="of:=[.N46]/[.N47]" office:value-type="float" office:value="0.565217391304353" calcext:value-type="float">
            <text:p>0.565217391304353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</text:p>
          </table:table-cell>
          <table:table-cell table:formula="of:=1/2"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-a</text:p>
          </table:table-cell>
          <table:table-cell table:formula="of:=1-[.B52]" office:value-type="float" office:value="0.5" calcext:value-type="float">
            <text:p>0.5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53]^[.B56]" office:value-type="float" office:value="0.5" calcext:value-type="float">
            <text:p>0.5</text:p>
          </table:table-cell>
          <table:table-cell table:formula="of:=[.C56]*[.$B$19]" office:value-type="float" office:value="0.129999999999995" calcext:value-type="float">
            <text:p>0.129999999999995</text:p>
          </table:table-cell>
          <table:table-cell table:formula="of:=[.C56]*[.$C$21]" office:value-type="float" office:value="0.0750000000000028" calcext:value-type="float">
            <text:p>0.0750000000000028</text:p>
          </table:table-cell>
          <table:table-cell/>
          <table:table-cell table:formula="of:=[.C56]*[.$F$20]" office:value-type="float" office:value="0.0350000000000037" calcext:value-type="float">
            <text:p>0.0350000000000037</text:p>
          </table:table-cell>
          <table:table-cell table:formula="of:=[.C56]*[.$G$21]" office:value-type="float" office:value="0.0750000000000028" calcext:value-type="float">
            <text:p>0.0750000000000028</text:p>
          </table:table-cell>
          <table:table-cell table:number-columns-repeated="2"/>
          <table:table-cell table:formula="of:=[.C56]*[.$K$23]" office:value-type="float" office:value="0.00999999999999801" calcext:value-type="float">
            <text:p>0.00999999999999801</text:p>
          </table:table-cell>
          <table:table-cell table:formula="of:=[.$L$21]*[.C56]" office:value-type="float" office:value="0.0750000000000028" calcext:value-type="float">
            <text:p>0.0750000000000028</text:p>
          </table:table-cell>
          <table:table-cell table:number-columns-repeated="2"/>
          <table:table-cell table:formula="of:=[.$O$23]*[.C56]" office:value-type="float" office:value="0.00999999999999801" calcext:value-type="float">
            <text:p>0.00999999999999801</text:p>
          </table:table-cell>
          <table:table-cell table:formula="of:=[.$P$22]*[.C56]" office:value-type="float" office:value="0.0949999999999989" calcext:value-type="float">
            <text:p>0.0949999999999989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3]^[.B57]" office:value-type="float" office:value="1" calcext:value-type="float">
            <text:p>1</text:p>
          </table:table-cell>
          <table:table-cell table:formula="of:=[.C57]*[.$B$20]" office:value-type="float" office:value="0.0700000000000074" calcext:value-type="float">
            <text:p>0.0700000000000074</text:p>
          </table:table-cell>
          <table:table-cell table:formula="of:=[.C57]*[.$C$22]" office:value-type="float" office:value="0.189999999999998" calcext:value-type="float">
            <text:p>0.189999999999998</text:p>
          </table:table-cell>
          <table:table-cell/>
          <table:table-cell table:formula="of:=[.$F$23]" office:value-type="float" office:value="0.019999999999996" calcext:value-type="float">
            <text:p>0.019999999999996</text:p>
          </table:table-cell>
          <table:table-cell table:formula="of:=[.C57]*[.$G$22]" office:value-type="float" office:value="0.189999999999998" calcext:value-type="float">
            <text:p>0.189999999999998</text:p>
          </table:table-cell>
          <table:table-cell table:number-columns-repeated="2"/>
          <table:table-cell table:formula="of:=[.C57]*[.$K$24]" office:value-type="float" office:value="0.109999999999999" calcext:value-type="float">
            <text:p>0.109999999999999</text:p>
          </table:table-cell>
          <table:table-cell table:formula="of:=[.$L$22]*[.C57]" office:value-type="float" office:value="0.189999999999998" calcext:value-type="float">
            <text:p>0.189999999999998</text:p>
          </table:table-cell>
          <table:table-cell table:number-columns-repeated="2"/>
          <table:table-cell table:formula="of:=[.$O$24]*[.C57]" office:value-type="float" office:value="0.109999999999999" calcext:value-type="float">
            <text:p>0.109999999999999</text:p>
          </table:table-cell>
          <table:table-cell table:formula="of:=[.$P$25]*[.C57]" office:value-type="float" office:value="0.039999999999992" calcext:value-type="float">
            <text:p>0.039999999999992</text:p>
          </table:table-cell>
          <table:table-cell/>
        </table:table-row>
        <table:table-row table:style-name="ro1">
          <table:table-cell table:number-columns-repeated="2"/>
          <table:table-cell table:formula="of:=SUM([.C56:.C57])" office:value-type="float" office:value="1.5" calcext:value-type="float">
            <text:p>1.5</text:p>
          </table:table-cell>
          <table:table-cell table:formula="of:=SUM([.D56:.D57])" office:value-type="float" office:value="0.200000000000003" calcext:value-type="float">
            <text:p>0.200000000000003</text:p>
          </table:table-cell>
          <table:table-cell table:formula="of:=SUM([.E56:.E57])" office:value-type="float" office:value="0.265000000000001" calcext:value-type="float">
            <text:p>0.265000000000001</text:p>
          </table:table-cell>
          <table:table-cell/>
          <table:table-cell table:style-name="ce4" table:formula="of:=SUM([.G56:.G57])" office:value-type="float" office:value="0.0549999999999997" calcext:value-type="float">
            <text:p>0.0549999999999997</text:p>
          </table:table-cell>
          <table:table-cell table:formula="of:=SUM([.H56:.H57])" office:value-type="float" office:value="0.265000000000001" calcext:value-type="float">
            <text:p>0.265000000000001</text:p>
          </table:table-cell>
          <table:table-cell table:number-columns-repeated="2"/>
          <table:table-cell table:formula="of:=SUM([.K56:.K57])" office:value-type="float" office:value="0.119999999999997" calcext:value-type="float">
            <text:p>0.119999999999997</text:p>
          </table:table-cell>
          <table:table-cell table:formula="of:=SUM([.L56:.L57])" office:value-type="float" office:value="0.265000000000001" calcext:value-type="float">
            <text:p>0.265000000000001</text:p>
          </table:table-cell>
          <table:table-cell table:number-columns-repeated="2"/>
          <table:table-cell table:formula="of:=SUM([.O56:.O57])" office:value-type="float" office:value="0.119999999999997" calcext:value-type="float">
            <text:p>0.119999999999997</text:p>
          </table:table-cell>
          <table:table-cell table:formula="of:=SUM([.P56:.P57])" office:value-type="float" office:value="0.134999999999991" calcext:value-type="float">
            <text:p>0.134999999999991</text:p>
          </table:table-cell>
          <table:table-cell/>
        </table:table-row>
        <table:table-row table:style-name="ro1">
          <table:table-cell office:value-type="string" calcext:value-type="string">
            <text:p>SMA <text:s/>gains</text:p>
          </table:table-cell>
          <table:table-cell table:formula="of:=[.D58]/[.C58]" office:value-type="float" office:value="0.133333333333335" calcext:value-type="float">
            <text:p>0.133333333333335</text:p>
          </table:table-cell>
          <table:table-cell table:number-columns-repeated="3"/>
          <table:table-cell table:formula="of:=[.G58]/[.C58]" office:value-type="float" office:value="0.0366666666666665" calcext:value-type="float">
            <text:p>0.0366666666666665</text:p>
          </table:table-cell>
          <table:table-cell table:number-columns-repeated="3"/>
          <table:table-cell table:formula="of:=[.K58]/[.C58]" office:value-type="float" office:value="0.0799999999999983" calcext:value-type="float">
            <text:p>0.0799999999999983</text:p>
          </table:table-cell>
          <table:table-cell table:number-columns-repeated="3"/>
          <table:table-cell table:formula="of:=[.O58]/[.C58]" office:value-type="float" office:value="0.0799999999999983" calcext:value-type="float">
            <text:p>0.0799999999999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 loss</text:p>
          </table:table-cell>
          <table:table-cell table:formula="of:=[.E58]/[.C58]" office:value-type="float" office:value="0.176666666666667" calcext:value-type="float">
            <text:p>0.176666666666667</text:p>
          </table:table-cell>
          <table:table-cell table:number-columns-repeated="3"/>
          <table:table-cell table:formula="of:=[.H58]/[.C58]" office:value-type="float" office:value="0.176666666666667" calcext:value-type="float">
            <text:p>0.176666666666667</text:p>
          </table:table-cell>
          <table:table-cell table:number-columns-repeated="3"/>
          <table:table-cell table:formula="of:=[.L58]/[.C58]" office:value-type="float" office:value="0.176666666666667" calcext:value-type="float">
            <text:p>0.176666666666667</text:p>
          </table:table-cell>
          <table:table-cell table:number-columns-repeated="3"/>
          <table:table-cell table:formula="of:=[.P58]/[.C58]" office:value-type="float" office:value="0.0899999999999939" calcext:value-type="float">
            <text:p>0.0899999999999939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MA RSI</text:p>
          </table:table-cell>
          <table:table-cell table:style-name="ce2" table:formula="of:=100-[.C62]" office:value-type="float" office:value="43.0107526881723" calcext:value-type="float">
            <text:p>43.0107526881723</text:p>
          </table:table-cell>
          <table:table-cell table:formula="of:=100/[.D62]" office:value-type="float" office:value="56.9892473118277" calcext:value-type="float">
            <text:p>56.9892473118277</text:p>
          </table:table-cell>
          <table:table-cell table:formula="of:=1+[.E62]" office:value-type="float" office:value="1.75471698113208" calcext:value-type="float">
            <text:p>1.75471698113208</text:p>
          </table:table-cell>
          <table:table-cell table:formula="of:=[.B59]/[.B60]" office:value-type="float" office:value="0.754716981132085" calcext:value-type="float">
            <text:p>0.754716981132085</text:p>
          </table:table-cell>
          <table:table-cell table:style-name="ce2" table:formula="of:=100-[.G62]" office:value-type="float" office:value="17.1874999999999" calcext:value-type="float">
            <text:p>17.1874999999999</text:p>
          </table:table-cell>
          <table:table-cell table:formula="of:=100/[.H62]" office:value-type="float" office:value="82.8125000000001" calcext:value-type="float">
            <text:p>82.8125000000001</text:p>
          </table:table-cell>
          <table:table-cell table:formula="of:=1+[.I62]" office:value-type="float" office:value="1.20754716981132" calcext:value-type="float">
            <text:p>1.20754716981132</text:p>
          </table:table-cell>
          <table:table-cell table:formula="of:=[.F59]/[.F60]" office:value-type="float" office:value="0.207547169811319" calcext:value-type="float">
            <text:p>0.207547169811319</text:p>
          </table:table-cell>
          <table:table-cell table:style-name="ce2" table:formula="of:=100-[.K62]" office:value-type="float" office:value="31.1688311688307" calcext:value-type="float">
            <text:p>31.1688311688307</text:p>
          </table:table-cell>
          <table:table-cell table:formula="of:=100/[.L62]" office:value-type="float" office:value="68.8311688311693" calcext:value-type="float">
            <text:p>68.8311688311693</text:p>
          </table:table-cell>
          <table:table-cell table:formula="of:=1+[.M62]" office:value-type="float" office:value="1.45283018867923" calcext:value-type="float">
            <text:p>1.45283018867923</text:p>
          </table:table-cell>
          <table:table-cell table:formula="of:=[.J59]/[.J60]" office:value-type="float" office:value="0.452830188679235" calcext:value-type="float">
            <text:p>0.452830188679235</text:p>
          </table:table-cell>
          <table:table-cell table:style-name="ce2" table:formula="of:=100-[.O62]" office:value-type="float" office:value="47.0588235294129" calcext:value-type="float">
            <text:p>47.0588235294129</text:p>
          </table:table-cell>
          <table:table-cell table:formula="of:=100/[.P62]" office:value-type="float" office:value="52.9411764705871" calcext:value-type="float">
            <text:p>52.9411764705871</text:p>
          </table:table-cell>
          <table:table-cell table:formula="of:=1+[.Q62]" office:value-type="float" office:value="1.88888888888893" calcext:value-type="float">
            <text:p>1.88888888888893</text:p>
          </table:table-cell>
          <table:table-cell table:formula="of:=[.N59]/[.N60]" office:value-type="float" office:value="0.88888888888893" calcext:value-type="float">
            <text:p>0.88888888888893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</text:p>
          </table:table-cell>
          <table:table-cell table:formula="of:=2/3" office:value-type="float" office:value="0.666666666666667" calcext:value-type="float">
            <text:p>0.66666666666666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-a</text:p>
          </table:table-cell>
          <table:table-cell table:formula="of:=1-[.B65]" office:value-type="float" office:value="0.333333333333333" calcext:value-type="float">
            <text:p>0.333333333333333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66]^[.B69]" office:value-type="float" office:value="0.333333333333333" calcext:value-type="float">
            <text:p>0.333333333333333</text:p>
          </table:table-cell>
          <table:table-cell table:formula="of:=[.C69]*[.$B$19]" office:value-type="float" office:value="0.0866666666666636" calcext:value-type="float">
            <text:p>0.0866666666666636</text:p>
          </table:table-cell>
          <table:table-cell table:formula="of:=[.C69]*[.$C$21]" office:value-type="float" office:value="0.0500000000000019" calcext:value-type="float">
            <text:p>0.0500000000000019</text:p>
          </table:table-cell>
          <table:table-cell/>
          <table:table-cell table:formula="of:=[.C69]*[.$F$20]" office:value-type="float" office:value="0.0233333333333358" calcext:value-type="float">
            <text:p>0.0233333333333358</text:p>
          </table:table-cell>
          <table:table-cell table:formula="of:=[.C69]*[.$G$21]" office:value-type="float" office:value="0.0500000000000019" calcext:value-type="float">
            <text:p>0.0500000000000019</text:p>
          </table:table-cell>
          <table:table-cell table:number-columns-repeated="2"/>
          <table:table-cell table:formula="of:=[.C69]*[.$K$23]" office:value-type="float" office:value="0.00666666666666534" calcext:value-type="float">
            <text:p>0.00666666666666534</text:p>
          </table:table-cell>
          <table:table-cell table:formula="of:=[.$L$21]*[.C69]" office:value-type="float" office:value="0.0500000000000019" calcext:value-type="float">
            <text:p>0.0500000000000019</text:p>
          </table:table-cell>
          <table:table-cell table:number-columns-repeated="2"/>
          <table:table-cell table:formula="of:=[.$O$23]*[.C69]" office:value-type="float" office:value="0.00666666666666534" calcext:value-type="float">
            <text:p>0.00666666666666534</text:p>
          </table:table-cell>
          <table:table-cell table:formula="of:=[.$P$22]*[.C69]" office:value-type="float" office:value="0.0633333333333326" calcext:value-type="float">
            <text:p>0.063333333333332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66]^[.B70]" office:value-type="float" office:value="1" calcext:value-type="float">
            <text:p>1</text:p>
          </table:table-cell>
          <table:table-cell table:formula="of:=[.C70]*[.$B$20]" office:value-type="float" office:value="0.0700000000000074" calcext:value-type="float">
            <text:p>0.0700000000000074</text:p>
          </table:table-cell>
          <table:table-cell table:formula="of:=[.C70]*[.$C$22]" office:value-type="float" office:value="0.189999999999998" calcext:value-type="float">
            <text:p>0.189999999999998</text:p>
          </table:table-cell>
          <table:table-cell/>
          <table:table-cell table:formula="of:=[.$F$23]" office:value-type="float" office:value="0.019999999999996" calcext:value-type="float">
            <text:p>0.019999999999996</text:p>
          </table:table-cell>
          <table:table-cell table:formula="of:=[.C70]*[.$G$22]" office:value-type="float" office:value="0.189999999999998" calcext:value-type="float">
            <text:p>0.189999999999998</text:p>
          </table:table-cell>
          <table:table-cell table:number-columns-repeated="2"/>
          <table:table-cell table:formula="of:=[.C70]*[.$K$24]" office:value-type="float" office:value="0.109999999999999" calcext:value-type="float">
            <text:p>0.109999999999999</text:p>
          </table:table-cell>
          <table:table-cell table:formula="of:=[.$L$22]*[.C70]" office:value-type="float" office:value="0.189999999999998" calcext:value-type="float">
            <text:p>0.189999999999998</text:p>
          </table:table-cell>
          <table:table-cell table:number-columns-repeated="2"/>
          <table:table-cell table:formula="of:=[.$O$24]*[.C70]" office:value-type="float" office:value="0.109999999999999" calcext:value-type="float">
            <text:p>0.109999999999999</text:p>
          </table:table-cell>
          <table:table-cell table:formula="of:=[.$P$25]*[.C70]" office:value-type="float" office:value="0.039999999999992" calcext:value-type="float">
            <text:p>0.039999999999992</text:p>
          </table:table-cell>
          <table:table-cell/>
        </table:table-row>
        <table:table-row table:style-name="ro1">
          <table:table-cell table:number-columns-repeated="2"/>
          <table:table-cell table:formula="of:=SUM([.C69:.C70])" office:value-type="float" office:value="1.33333333333333" calcext:value-type="float">
            <text:p>1.33333333333333</text:p>
          </table:table-cell>
          <table:table-cell table:formula="of:=SUM([.D69:.D70])" office:value-type="float" office:value="0.156666666666671" calcext:value-type="float">
            <text:p>0.156666666666671</text:p>
          </table:table-cell>
          <table:table-cell table:formula="of:=SUM([.E69:.E70])" office:value-type="float" office:value="0.24" calcext:value-type="float">
            <text:p>0.24</text:p>
          </table:table-cell>
          <table:table-cell/>
          <table:table-cell table:style-name="ce4" table:formula="of:=SUM([.G69:.G70])" office:value-type="float" office:value="0.0433333333333318" calcext:value-type="float">
            <text:p>0.0433333333333318</text:p>
          </table:table-cell>
          <table:table-cell table:formula="of:=SUM([.H69:.H70])" office:value-type="float" office:value="0.24" calcext:value-type="float">
            <text:p>0.24</text:p>
          </table:table-cell>
          <table:table-cell table:number-columns-repeated="2"/>
          <table:table-cell table:formula="of:=SUM([.K69:.K70])" office:value-type="float" office:value="0.116666666666665" calcext:value-type="float">
            <text:p>0.116666666666665</text:p>
          </table:table-cell>
          <table:table-cell table:formula="of:=SUM([.L69:.L70])" office:value-type="float" office:value="0.24" calcext:value-type="float">
            <text:p>0.24</text:p>
          </table:table-cell>
          <table:table-cell table:number-columns-repeated="2"/>
          <table:table-cell table:formula="of:=SUM([.O69:.O70])" office:value-type="float" office:value="0.116666666666665" calcext:value-type="float">
            <text:p>0.116666666666665</text:p>
          </table:table-cell>
          <table:table-cell table:formula="of:=SUM([.P69:.P70])" office:value-type="float" office:value="0.103333333333325" calcext:value-type="float">
            <text:p>0.103333333333325</text:p>
          </table:table-cell>
          <table:table-cell/>
        </table:table-row>
        <table:table-row table:style-name="ro1">
          <table:table-cell office:value-type="string" calcext:value-type="string">
            <text:p>EMA <text:s/>gains</text:p>
          </table:table-cell>
          <table:table-cell table:formula="of:=[.D71]/[.C71]" office:value-type="float" office:value="0.117500000000003" calcext:value-type="float">
            <text:p>0.117500000000003</text:p>
          </table:table-cell>
          <table:table-cell table:number-columns-repeated="3"/>
          <table:table-cell table:formula="of:=[.G71]/[.C71]" office:value-type="float" office:value="0.0324999999999989" calcext:value-type="float">
            <text:p>0.0324999999999989</text:p>
          </table:table-cell>
          <table:table-cell table:number-columns-repeated="3"/>
          <table:table-cell table:formula="of:=[.K71]/[.C71]" office:value-type="float" office:value="0.0874999999999986" calcext:value-type="float">
            <text:p>0.0874999999999986</text:p>
          </table:table-cell>
          <table:table-cell table:number-columns-repeated="3"/>
          <table:table-cell table:formula="of:=[.O71]/[.C71]" office:value-type="float" office:value="0.0874999999999986" calcext:value-type="float">
            <text:p>0.0874999999999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 loss</text:p>
          </table:table-cell>
          <table:table-cell table:formula="of:=[.E71]/[.C71]" office:value-type="float" office:value="0.18" calcext:value-type="float">
            <text:p>0.18</text:p>
          </table:table-cell>
          <table:table-cell table:number-columns-repeated="3"/>
          <table:table-cell table:formula="of:=[.H71]/[.C71]" office:value-type="float" office:value="0.18" calcext:value-type="float">
            <text:p>0.18</text:p>
          </table:table-cell>
          <table:table-cell table:number-columns-repeated="3"/>
          <table:table-cell table:formula="of:=[.L71]/[.C71]" office:value-type="float" office:value="0.18" calcext:value-type="float">
            <text:p>0.18</text:p>
          </table:table-cell>
          <table:table-cell table:number-columns-repeated="3"/>
          <table:table-cell table:formula="of:=[.P71]/[.C71]" office:value-type="float" office:value="0.0774999999999935" calcext:value-type="float">
            <text:p>0.0774999999999935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MA RSI</text:p>
          </table:table-cell>
          <table:table-cell table:style-name="ce2" table:formula="of:=100-[.C75]" office:value-type="float" office:value="39.4957983193284" calcext:value-type="float">
            <text:p>39.4957983193284</text:p>
          </table:table-cell>
          <table:table-cell table:formula="of:=100/[.D75]" office:value-type="float" office:value="60.5042016806716" calcext:value-type="float">
            <text:p>60.5042016806716</text:p>
          </table:table-cell>
          <table:table-cell table:formula="of:=1+[.E75]" office:value-type="float" office:value="1.6527777777778" calcext:value-type="float">
            <text:p>1.6527777777778</text:p>
          </table:table-cell>
          <table:table-cell table:formula="of:=[.B72]/[.B73]" office:value-type="float" office:value="0.652777777777797" calcext:value-type="float">
            <text:p>0.652777777777797</text:p>
          </table:table-cell>
          <table:table-cell table:style-name="ce2" table:formula="of:=100-[.G75]" office:value-type="float" office:value="15.2941176470584" calcext:value-type="float">
            <text:p>15.2941176470584</text:p>
          </table:table-cell>
          <table:table-cell table:formula="of:=100/[.H75]" office:value-type="float" office:value="84.7058823529416" calcext:value-type="float">
            <text:p>84.7058823529416</text:p>
          </table:table-cell>
          <table:table-cell table:formula="of:=1+[.I75]" office:value-type="float" office:value="1.18055555555555" calcext:value-type="float">
            <text:p>1.18055555555555</text:p>
          </table:table-cell>
          <table:table-cell table:formula="of:=[.F72]/[.F73]" office:value-type="float" office:value="0.180555555555549" calcext:value-type="float">
            <text:p>0.180555555555549</text:p>
          </table:table-cell>
          <table:table-cell table:style-name="ce2" table:formula="of:=100-[.K75]" office:value-type="float" office:value="32.7102803738315" calcext:value-type="float">
            <text:p>32.7102803738315</text:p>
          </table:table-cell>
          <table:table-cell table:formula="of:=100/[.L75]" office:value-type="float" office:value="67.2897196261686" calcext:value-type="float">
            <text:p>67.2897196261686</text:p>
          </table:table-cell>
          <table:table-cell table:formula="of:=1+[.M75]" office:value-type="float" office:value="1.4861111111111" calcext:value-type="float">
            <text:p>1.4861111111111</text:p>
          </table:table-cell>
          <table:table-cell table:formula="of:=[.J72]/[.J73]" office:value-type="float" office:value="0.486111111111104" calcext:value-type="float">
            <text:p>0.486111111111104</text:p>
          </table:table-cell>
          <table:table-cell table:style-name="ce2" table:formula="of:=100-[.O75]" office:value-type="float" office:value="53.0303030303047" calcext:value-type="float">
            <text:p>53.0303030303047</text:p>
          </table:table-cell>
          <table:table-cell table:formula="of:=100/[.P75]" office:value-type="float" office:value="46.9696969696953" calcext:value-type="float">
            <text:p>46.9696969696953</text:p>
          </table:table-cell>
          <table:table-cell table:formula="of:=1+[.Q75]" office:value-type="float" office:value="2.12903225806459" calcext:value-type="float">
            <text:p>2.12903225806459</text:p>
          </table:table-cell>
          <table:table-cell table:formula="of:=[.N72]/[.N73]" office:value-type="float" office:value="1.12903225806459" calcext:value-type="float">
            <text:p>1.12903225806459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</text:p>
          </table:table-cell>
          <table:table-cell table:formula="of:=4/5" office:value-type="float" office:value="0.8" calcext:value-type="float">
            <text:p>0.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-a</text:p>
          </table:table-cell>
          <table:table-cell table:formula="of:=1-[.B78]" office:value-type="float" office:value="0.2" calcext:value-type="float">
            <text:p>0.2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79]^[.B82]" office:value-type="float" office:value="0.2" calcext:value-type="float">
            <text:p>0.2</text:p>
          </table:table-cell>
          <table:table-cell table:formula="of:=[.C82]*[.$B$19]" office:value-type="float" office:value="0.0519999999999982" calcext:value-type="float">
            <text:p>0.0519999999999982</text:p>
          </table:table-cell>
          <table:table-cell table:formula="of:=[.C82]*[.$C$21]" office:value-type="float" office:value="0.0300000000000011" calcext:value-type="float">
            <text:p>0.0300000000000011</text:p>
          </table:table-cell>
          <table:table-cell/>
          <table:table-cell table:formula="of:=[.C82]*[.$F$20]" office:value-type="float" office:value="0.0140000000000015" calcext:value-type="float">
            <text:p>0.0140000000000015</text:p>
          </table:table-cell>
          <table:table-cell table:formula="of:=[.C82]*[.$G$21]" office:value-type="float" office:value="0.0300000000000011" calcext:value-type="float">
            <text:p>0.0300000000000011</text:p>
          </table:table-cell>
          <table:table-cell table:number-columns-repeated="2"/>
          <table:table-cell table:formula="of:=[.C82]*[.$K$23]" office:value-type="float" office:value="0.0039999999999992" calcext:value-type="float">
            <text:p>0.0039999999999992</text:p>
          </table:table-cell>
          <table:table-cell table:formula="of:=[.$L$21]*[.C82]" office:value-type="float" office:value="0.0300000000000011" calcext:value-type="float">
            <text:p>0.0300000000000011</text:p>
          </table:table-cell>
          <table:table-cell table:number-columns-repeated="2"/>
          <table:table-cell table:formula="of:=[.$O$23]*[.C82]" office:value-type="float" office:value="0.0039999999999992" calcext:value-type="float">
            <text:p>0.0039999999999992</text:p>
          </table:table-cell>
          <table:table-cell table:formula="of:=[.$P$22]*[.C82]" office:value-type="float" office:value="0.0379999999999995" calcext:value-type="float">
            <text:p>0.037999999999999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79]^[.B83]" office:value-type="float" office:value="1" calcext:value-type="float">
            <text:p>1</text:p>
          </table:table-cell>
          <table:table-cell table:formula="of:=[.C83]*[.$B$20]" office:value-type="float" office:value="0.0700000000000074" calcext:value-type="float">
            <text:p>0.0700000000000074</text:p>
          </table:table-cell>
          <table:table-cell table:formula="of:=[.C83]*[.$C$22]" office:value-type="float" office:value="0.189999999999998" calcext:value-type="float">
            <text:p>0.189999999999998</text:p>
          </table:table-cell>
          <table:table-cell/>
          <table:table-cell table:formula="of:=[.$F$23]" office:value-type="float" office:value="0.019999999999996" calcext:value-type="float">
            <text:p>0.019999999999996</text:p>
          </table:table-cell>
          <table:table-cell table:formula="of:=[.C83]*[.$G$22]" office:value-type="float" office:value="0.189999999999998" calcext:value-type="float">
            <text:p>0.189999999999998</text:p>
          </table:table-cell>
          <table:table-cell table:number-columns-repeated="2"/>
          <table:table-cell table:formula="of:=[.C83]*[.$K$24]" office:value-type="float" office:value="0.109999999999999" calcext:value-type="float">
            <text:p>0.109999999999999</text:p>
          </table:table-cell>
          <table:table-cell table:formula="of:=[.$L$22]*[.C83]" office:value-type="float" office:value="0.189999999999998" calcext:value-type="float">
            <text:p>0.189999999999998</text:p>
          </table:table-cell>
          <table:table-cell table:number-columns-repeated="2"/>
          <table:table-cell table:formula="of:=[.$O$24]*[.C83]" office:value-type="float" office:value="0.109999999999999" calcext:value-type="float">
            <text:p>0.109999999999999</text:p>
          </table:table-cell>
          <table:table-cell table:formula="of:=[.$P$25]*[.C83]" office:value-type="float" office:value="0.039999999999992" calcext:value-type="float">
            <text:p>0.039999999999992</text:p>
          </table:table-cell>
          <table:table-cell/>
        </table:table-row>
        <table:table-row table:style-name="ro1">
          <table:table-cell table:number-columns-repeated="2"/>
          <table:table-cell table:formula="of:=SUM([.C82:.C83])" office:value-type="float" office:value="1.2" calcext:value-type="float">
            <text:p>1.2</text:p>
          </table:table-cell>
          <table:table-cell table:formula="of:=SUM([.D82:.D83])" office:value-type="float" office:value="0.122000000000006" calcext:value-type="float">
            <text:p>0.122000000000006</text:p>
          </table:table-cell>
          <table:table-cell table:formula="of:=SUM([.E82:.E83])" office:value-type="float" office:value="0.219999999999999" calcext:value-type="float">
            <text:p>0.219999999999999</text:p>
          </table:table-cell>
          <table:table-cell/>
          <table:table-cell table:style-name="ce4" table:formula="of:=SUM([.G82:.G83])" office:value-type="float" office:value="0.0339999999999975" calcext:value-type="float">
            <text:p>0.0339999999999975</text:p>
          </table:table-cell>
          <table:table-cell table:formula="of:=SUM([.H82:.H83])" office:value-type="float" office:value="0.219999999999999" calcext:value-type="float">
            <text:p>0.219999999999999</text:p>
          </table:table-cell>
          <table:table-cell table:number-columns-repeated="2"/>
          <table:table-cell table:formula="of:=SUM([.K82:.K83])" office:value-type="float" office:value="0.113999999999999" calcext:value-type="float">
            <text:p>0.113999999999999</text:p>
          </table:table-cell>
          <table:table-cell table:formula="of:=SUM([.L82:.L83])" office:value-type="float" office:value="0.219999999999999" calcext:value-type="float">
            <text:p>0.219999999999999</text:p>
          </table:table-cell>
          <table:table-cell table:number-columns-repeated="2"/>
          <table:table-cell table:formula="of:=SUM([.O82:.O83])" office:value-type="float" office:value="0.113999999999999" calcext:value-type="float">
            <text:p>0.113999999999999</text:p>
          </table:table-cell>
          <table:table-cell table:formula="of:=SUM([.P82:.P83])" office:value-type="float" office:value="0.0779999999999916" calcext:value-type="float">
            <text:p>0.0779999999999916</text:p>
          </table:table-cell>
          <table:table-cell/>
        </table:table-row>
        <table:table-row table:style-name="ro1">
          <table:table-cell office:value-type="string" calcext:value-type="string">
            <text:p>PMA(4, 3) <text:s/>gains</text:p>
          </table:table-cell>
          <table:table-cell table:formula="of:=[.D84]/[.C84]" office:value-type="float" office:value="0.101666666666671" calcext:value-type="float">
            <text:p>0.101666666666671</text:p>
          </table:table-cell>
          <table:table-cell table:number-columns-repeated="3"/>
          <table:table-cell table:formula="of:=[.G84]/[.C84]" office:value-type="float" office:value="0.0283333333333313" calcext:value-type="float">
            <text:p>0.0283333333333313</text:p>
          </table:table-cell>
          <table:table-cell table:number-columns-repeated="3"/>
          <table:table-cell table:formula="of:=[.K84]/[.C84]" office:value-type="float" office:value="0.0949999999999989" calcext:value-type="float">
            <text:p>0.0949999999999989</text:p>
          </table:table-cell>
          <table:table-cell table:number-columns-repeated="3"/>
          <table:table-cell table:formula="of:=[.O84]/[.C84]" office:value-type="float" office:value="0.0949999999999989" calcext:value-type="float">
            <text:p>0.0949999999999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PMA(4, 3)</text:span> loss</text:p>
          </table:table-cell>
          <table:table-cell table:formula="of:=[.E84]/[.C84]" office:value-type="float" office:value="0.183333333333332" calcext:value-type="float">
            <text:p>0.183333333333332</text:p>
          </table:table-cell>
          <table:table-cell table:number-columns-repeated="3"/>
          <table:table-cell table:formula="of:=[.H84]/[.C84]" office:value-type="float" office:value="0.183333333333332" calcext:value-type="float">
            <text:p>0.183333333333332</text:p>
          </table:table-cell>
          <table:table-cell table:number-columns-repeated="3"/>
          <table:table-cell table:formula="of:=[.L84]/[.C84]" office:value-type="float" office:value="0.183333333333332" calcext:value-type="float">
            <text:p>0.183333333333332</text:p>
          </table:table-cell>
          <table:table-cell table:number-columns-repeated="3"/>
          <table:table-cell table:formula="of:=[.P84]/[.C84]" office:value-type="float" office:value="0.064999999999993" calcext:value-type="float">
            <text:p>0.064999999999993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<text:span text:style-name="T1">PMA(4, 3)</text:span> RSI</text:p>
          </table:table-cell>
          <table:table-cell table:style-name="ce2" table:formula="of:=100-[.C88]" office:value-type="float" office:value="35.6725146198842" calcext:value-type="float">
            <text:p>35.6725146198842</text:p>
          </table:table-cell>
          <table:table-cell table:formula="of:=100/[.D88]" office:value-type="float" office:value="64.3274853801158" calcext:value-type="float">
            <text:p>64.3274853801158</text:p>
          </table:table-cell>
          <table:table-cell table:formula="of:=1+[.E88]" office:value-type="float" office:value="1.55454545454548" calcext:value-type="float">
            <text:p>1.55454545454548</text:p>
          </table:table-cell>
          <table:table-cell table:formula="of:=[.B85]/[.B86]" office:value-type="float" office:value="0.554545454545483" calcext:value-type="float">
            <text:p>0.554545454545483</text:p>
          </table:table-cell>
          <table:table-cell table:style-name="ce2" table:formula="of:=100-[.G88]" office:value-type="float" office:value="13.3858267716527" calcext:value-type="float">
            <text:p>13.3858267716527</text:p>
          </table:table-cell>
          <table:table-cell table:formula="of:=100/[.H88]" office:value-type="float" office:value="86.6141732283473" calcext:value-type="float">
            <text:p>86.6141732283473</text:p>
          </table:table-cell>
          <table:table-cell table:formula="of:=1+[.I88]" office:value-type="float" office:value="1.15454545454544" calcext:value-type="float">
            <text:p>1.15454545454544</text:p>
          </table:table-cell>
          <table:table-cell table:formula="of:=[.F85]/[.F86]" office:value-type="float" office:value="0.154545454545444" calcext:value-type="float">
            <text:p>0.154545454545444</text:p>
          </table:table-cell>
          <table:table-cell table:style-name="ce2" table:formula="of:=100-[.K88]" office:value-type="float" office:value="34.1317365269459" calcext:value-type="float">
            <text:p>34.1317365269459</text:p>
          </table:table-cell>
          <table:table-cell table:formula="of:=100/[.L88]" office:value-type="float" office:value="65.8682634730541" calcext:value-type="float">
            <text:p>65.8682634730541</text:p>
          </table:table-cell>
          <table:table-cell table:formula="of:=1+[.M88]" office:value-type="float" office:value="1.51818181818181" calcext:value-type="float">
            <text:p>1.51818181818181</text:p>
          </table:table-cell>
          <table:table-cell table:formula="of:=[.J85]/[.J86]" office:value-type="float" office:value="0.518181818181815" calcext:value-type="float">
            <text:p>0.518181818181815</text:p>
          </table:table-cell>
          <table:table-cell table:style-name="ce2" table:formula="of:=100-[.O88]" office:value-type="float" office:value="59.3750000000023" calcext:value-type="float">
            <text:p>59.3750000000023</text:p>
          </table:table-cell>
          <table:table-cell table:formula="of:=100/[.P88]" office:value-type="float" office:value="40.6249999999977" calcext:value-type="float">
            <text:p>40.6249999999977</text:p>
          </table:table-cell>
          <table:table-cell table:formula="of:=1+[.Q88]" office:value-type="float" office:value="2.4615384615386" calcext:value-type="float">
            <text:p>2.4615384615386</text:p>
          </table:table-cell>
          <table:table-cell table:formula="of:=[.N85]/[.N86]" office:value-type="float" office:value="1.4615384615386" calcext:value-type="float">
            <text:p>1.4615384615386</text:p>
          </table:table-cell>
        </table:table-row>
      </table:table>
      <table:table table:name="single mcginley rsi" table:style-name="ta1"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ices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losses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3]-[.A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4]-[.A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[.A4]-[.A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[.A5]-[.A6]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o previous</text:p>
          </table:table-cell>
          <table:table-cell table:formula="of:=[.B4]" office:value-type="float" office:value="1" calcext:value-type="float">
            <text:p>1</text:p>
          </table:table-cell>
          <table:table-cell table:formula="of:=[.C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si</text:p>
          </table:table-cell>
          <table:table-cell table:formula="of:=100-[.C11]" office:value-type="float" office:value="33.3333333333333" calcext:value-type="float">
            <text:p>33.3333333333333</text:p>
          </table:table-cell>
          <table:table-cell table:formula="of:=100/[.D11]" office:value-type="float" office:value="66.6666666666667" calcext:value-type="float">
            <text:p>66.6666666666667</text:p>
          </table:table-cell>
          <table:table-cell table:formula="of:=1+[.E11]" office:value-type="float" office:value="1.5" calcext:value-type="float">
            <text:p>1.5</text:p>
          </table:table-cell>
          <table:table-cell table:formula="of:=[.B9]/[.C9]" office:value-type="float" office:value="0.5" calcext:value-type="float">
            <text:p>0.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rices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losses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6]-[.A1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[.A16]-[.A1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[.A17]-[.A1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[.A18]-[.A19]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cginley gains</text:p>
          </table:table-cell>
          <table:table-cell office:value-type="string" calcext:value-type="string">
            <text:p>lengt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test mcginle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formula="of:=[.B16]/[.C2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ginley</text:p>
          </table:table-cell>
          <table:table-cell table:formula="of:=[.C23] + ([.D25]/[.E25])" office:value-type="float" office:value="1" calcext:value-type="float">
            <text:p>1</text:p>
          </table:table-cell>
          <table:table-cell table:formula="of:=[.B16]-[.C23]" office:value-type="float" office:value="0" calcext:value-type="float">
            <text:p>0</text:p>
          </table:table-cell>
          <table:table-cell table:formula="of:=[.C22]*(POWER([.C24]; 4))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cginley loss</text:p>
          </table:table-cell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test mcginle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formula="of:=[.C19]/[.C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ginley</text:p>
          </table:table-cell>
          <table:table-cell table:formula="of:=[.C29] + ([.D31]/[.E31])" office:value-type="float" office:value="2" calcext:value-type="float">
            <text:p>2</text:p>
          </table:table-cell>
          <table:table-cell table:formula="of:=[.C19]-[.C29]" office:value-type="float" office:value="0" calcext:value-type="float">
            <text:p>0</text:p>
          </table:table-cell>
          <table:table-cell table:formula="of:=[.C28]*(POWER([.C30]; 4))"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number-columns-repeated="4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[.A35]-[.A34]" office:value-type="float" office:value="0.259999999999991" calcext:value-type="float">
            <text:p>0.259999999999991</text:p>
          </table:table-cell>
          <table:table-cell table:number-columns-repeated="3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[.A36]-[.A35]" office:value-type="float" office:value="0.0700000000000074" calcext:value-type="float">
            <text:p>0.0700000000000074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/>
          <table:table-cell table:formula="of:=[.A36]-[.A37]" office:value-type="float" office:value="0.150000000000006" calcext:value-type="float">
            <text:p>0.150000000000006</text:p>
          </table:table-cell>
          <table:table-cell table:number-columns-repeated="2"/>
        </table:table-row>
        <table:table-row table:style-name="ro1">
          <table:table-cell office:value-type="float" office:value="100.19" calcext:value-type="float">
            <text:p>100.19</text:p>
          </table:table-cell>
          <table:table-cell/>
          <table:table-cell table:formula="of:=[.A37]-[.A38]" office:value-type="float" office:value="0.189999999999998" calcext:value-type="float">
            <text:p>0.189999999999998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 previous</text:p>
          </table:table-cell>
          <table:table-cell table:formula="of:=[.B36]" office:value-type="float" office:value="0.0700000000000074" calcext:value-type="float">
            <text:p>0.0700000000000074</text:p>
          </table:table-cell>
          <table:table-cell table:formula="of:=[.C38]" office:value-type="float" office:value="0.189999999999998" calcext:value-type="float">
            <text:p>0.189999999999998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si</text:p>
          </table:table-cell>
          <table:table-cell table:formula="of:=100-[.C42]" office:value-type="float" office:value="26.9230769230792" calcext:value-type="float">
            <text:p>26.9230769230792</text:p>
          </table:table-cell>
          <table:table-cell table:formula="of:=100/[.D42]" office:value-type="float" office:value="73.0769230769208" calcext:value-type="float">
            <text:p>73.0769230769208</text:p>
          </table:table-cell>
          <table:table-cell table:formula="of:=1+[.E42]" office:value-type="float" office:value="1.36842105263162" calcext:value-type="float">
            <text:p>1.36842105263162</text:p>
          </table:table-cell>
          <table:table-cell table:formula="of:=[.B40]/[.C40]" office:value-type="float" office:value="0.368421052631622" calcext:value-type="float">
            <text:p>0.36842105263162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4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[.A46]-[.A45]" office:value-type="float" office:value="0.0700000000000074" calcext:value-type="float">
            <text:p>0.0700000000000074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/>
          <table:table-cell table:formula="of:=[.A46]-[.A47]" office:value-type="float" office:value="0.150000000000006" calcext:value-type="float">
            <text:p>0.150000000000006</text:p>
          </table:table-cell>
          <table:table-cell table:number-columns-repeated="2"/>
        </table:table-row>
        <table:table-row table:style-name="ro1">
          <table:table-cell office:value-type="float" office:value="100.19" calcext:value-type="float">
            <text:p>100.19</text:p>
          </table:table-cell>
          <table:table-cell/>
          <table:table-cell table:formula="of:=[.A47]-[.A48]" office:value-type="float" office:value="0.189999999999998" calcext:value-type="float">
            <text:p>0.189999999999998</text:p>
          </table:table-cell>
          <table:table-cell table:number-columns-repeated="2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formula="of:=[.A49]-[.A48]" office:value-type="float" office:value="0.019999999999996" calcext:value-type="float">
            <text:p>0.01999999999999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cginley gains</text:p>
          </table:table-cell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test mcginley</text:p>
          </table:table-cell>
          <table:table-cell office:value-type="float" office:value="0.0700000000000074" calcext:value-type="float">
            <text:p>0.07000000000000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formula="of:=[.B49]/[.C53]" office:value-type="float" office:value="0.285714285714199" calcext:value-type="float">
            <text:p>0.2857142857141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ginley</text:p>
          </table:table-cell>
          <table:table-cell table:formula="of:=[.C53] + ([.D55]/[.E55])" office:value-type="float" office:value="-3.68156250000542" calcext:value-type="float">
            <text:p>-3.68156250000542</text:p>
          </table:table-cell>
          <table:table-cell table:formula="of:=[.B49]-[.C53]" office:value-type="float" office:value="-0.0500000000000114" calcext:value-type="float">
            <text:p>-0.0500000000000114</text:p>
          </table:table-cell>
          <table:table-cell table:formula="of:=[.C52]*(POWER([.C54]; 4))" office:value-type="float" office:value="0.0133277800916122" calcext:value-type="float">
            <text:p>0.013327780091612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cginley loss</text:p>
          </table:table-cell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test mcginley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formula="of:=[.C48]/[.C59]" office:value-type="float" office:value="0.999999999999988" calcext:value-type="float">
            <text:p>0.9999999999999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ginley</text:p>
          </table:table-cell>
          <table:table-cell table:formula="of:=[.C59] + ([.D61]/[.E61])" office:value-type="float" office:value="0.189999999999999" calcext:value-type="float">
            <text:p>0.189999999999999</text:p>
          </table:table-cell>
          <table:table-cell table:formula="of:=[.C48]-[.C59]" office:value-type="float" office:value="-2.27595720048157E-015" calcext:value-type="float">
            <text:p>-2.27595720048157E-15</text:p>
          </table:table-cell>
          <table:table-cell table:formula="of:=[.C58]*(POWER([.C60]; 4))" office:value-type="float" office:value="1.9999999999999" calcext:value-type="float">
            <text:p>1.999999999999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si</text:p>
          </table:table-cell>
          <table:table-cell table:formula="of:=100-[.C64]" office:value-type="float" office:value="105.441689787873" calcext:value-type="float">
            <text:p>105.441689787873</text:p>
          </table:table-cell>
          <table:table-cell table:formula="of:=100/[.D64]" office:value-type="float" office:value="-5.44168978787302" calcext:value-type="float">
            <text:p>-5.44168978787302</text:p>
          </table:table-cell>
          <table:table-cell table:formula="of:=1+[.E64]" office:value-type="float" office:value="-18.3766447368707" calcext:value-type="float">
            <text:p>-18.3766447368707</text:p>
          </table:table-cell>
          <table:table-cell table:formula="of:=[.C55]/[.C61]" office:value-type="float" office:value="-19.3766447368707" calcext:value-type="float">
            <text:p>-19.3766447368707</text:p>
          </table:table-cell>
        </table:table-row>
      </table:table>
      <table:table table:name="bulk McGinley RSI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rices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losses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3]-[.A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4]-[.A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[.A4]-[.A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[.A5]-[.A6]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o previous</text:p>
          </table:table-cell>
          <table:table-cell table:formula="of:=[.B4]" office:value-type="float" office:value="1" calcext:value-type="float">
            <text:p>1</text:p>
          </table:table-cell>
          <table:table-cell table:formula="of:=[.C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si</text:p>
          </table:table-cell>
          <table:table-cell table:formula="of:=100-[.C11]" office:value-type="float" office:value="50" calcext:value-type="float">
            <text:p>50</text:p>
          </table:table-cell>
          <table:table-cell table:formula="of:=100/[.D11]" office:value-type="float" office:value="50" calcext:value-type="float">
            <text:p>50</text:p>
          </table:table-cell>
          <table:table-cell table:formula="of:=1+[.E11]" office:value-type="float" office:value="2" calcext:value-type="float">
            <text:p>2</text:p>
          </table:table-cell>
          <table:table-cell table:formula="of:=[.B9]/[.C9]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rices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losses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6]-[.A1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[.A16]-[.A1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[.A17]-[.A1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[.A18]-[.A19]"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cginley gains</text:p>
          </table:table-cell>
          <table:table-cell office:value-type="string" calcext:value-type="string">
            <text:p>lengt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test mcginle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formula="of:=[.B16]/[.C2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ginley</text:p>
          </table:table-cell>
          <table:table-cell table:formula="of:=[.C23] + ([.D25]/[.E25])" office:value-type="float" office:value="1" calcext:value-type="float">
            <text:p>1</text:p>
          </table:table-cell>
          <table:table-cell table:formula="of:=[.B16]-[.C23]" office:value-type="float" office:value="0" calcext:value-type="float">
            <text:p>0</text:p>
          </table:table-cell>
          <table:table-cell table:formula="of:=[.C22]*(POWER([.C24]; 4))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cginley loss</text:p>
          </table:table-cell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test mcginle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formula="of:=[.C19]/[.C29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ginley</text:p>
          </table:table-cell>
          <table:table-cell table:formula="of:=[.C29] + ([.D31]/[.E31])" office:value-type="float" office:value="1.0082304526749" calcext:value-type="float">
            <text:p>1.0082304526749</text:p>
          </table:table-cell>
          <table:table-cell table:formula="of:=[.C19]-[.C29]" office:value-type="float" office:value="2" calcext:value-type="float">
            <text:p>2</text:p>
          </table:table-cell>
          <table:table-cell table:formula="of:=[.C28]*(POWER([.C30]; 4))" office:value-type="float" office:value="243" calcext:value-type="float">
            <text:p>24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si</text:p>
          </table:table-cell>
          <table:table-cell table:formula="of:=100-[.C34]" office:value-type="float" office:value="49.7950819672131" calcext:value-type="float">
            <text:p>49.7950819672131</text:p>
          </table:table-cell>
          <table:table-cell table:formula="of:=100/[.D34]" office:value-type="float" office:value="50.2049180327869" calcext:value-type="float">
            <text:p>50.2049180327869</text:p>
          </table:table-cell>
          <table:table-cell table:formula="of:=1+[.E34]" office:value-type="float" office:value="1.99183673469388" calcext:value-type="float">
            <text:p>1.99183673469388</text:p>
          </table:table-cell>
          <table:table-cell table:formula="of:=[.C25]/[.C31]" office:value-type="float" office:value="0.991836734693878" calcext:value-type="float">
            <text:p>0.99183673469387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rices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losses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[.A38]-[.A3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[.A39]-[.A4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[.A40]-[.A4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42]-[.A4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cginley gains</text:p>
          </table:table-cell>
          <table:table-cell office:value-type="string" calcext:value-type="string">
            <text:p>lengt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test mcginle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formula="of:=[.B42]/[.C45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ginley</text:p>
          </table:table-cell>
          <table:table-cell table:formula="of:=[.C45] + ([.D47]/[.E47])" office:value-type="float" office:value="1.0064" calcext:value-type="float">
            <text:p>1.0064</text:p>
          </table:table-cell>
          <table:table-cell table:formula="of:=[.B42]-[.C45]" office:value-type="float" office:value="4" calcext:value-type="float">
            <text:p>4</text:p>
          </table:table-cell>
          <table:table-cell table:formula="of:=[.C44]*(POWER([.C46]; 4))" office:value-type="float" office:value="625" calcext:value-type="float">
            <text:p>62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cginley loss</text:p>
          </table:table-cell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test mcginley</text:p>
          </table:table-cell>
          <table:table-cell table:formula="of:=[.C31]" office:value-type="float" office:value="1.0082304526749" calcext:value-type="float">
            <text:p>1.00823045267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formula="of:=[.C41]/[.C51]" office:value-type="float" office:value="2.97551020408163" calcext:value-type="float">
            <text:p>2.975510204081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ginley</text:p>
          </table:table-cell>
          <table:table-cell table:formula="of:=[.C51] + ([.D53]/[.E53])" office:value-type="float" office:value="1.01670023126496" calcext:value-type="float">
            <text:p>1.01670023126496</text:p>
          </table:table-cell>
          <table:table-cell table:formula="of:=[.C41]-[.C51]" office:value-type="float" office:value="1.9917695473251" calcext:value-type="float">
            <text:p>1.9917695473251</text:p>
          </table:table-cell>
          <table:table-cell table:formula="of:=[.C50]*(POWER([.C52]; 4))" office:value-type="float" office:value="235.161937959142" calcext:value-type="float">
            <text:p>235.16193795914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si</text:p>
          </table:table-cell>
          <table:table-cell table:formula="of:=100-[.C56]" office:value-type="float" office:value="49.7454344795729" calcext:value-type="float">
            <text:p>49.7454344795729</text:p>
          </table:table-cell>
          <table:table-cell table:formula="of:=100/[.D56]" office:value-type="float" office:value="50.2545655204271" calcext:value-type="float">
            <text:p>50.2545655204271</text:p>
          </table:table-cell>
          <table:table-cell table:formula="of:=1+[.E56]" office:value-type="float" office:value="1.98986895945509" calcext:value-type="float">
            <text:p>1.98986895945509</text:p>
          </table:table-cell>
          <table:table-cell table:formula="of:=[.C47]/[.C53]" office:value-type="float" office:value="0.98986895945509" calcext:value-type="float">
            <text:p>0.9898689594550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rices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losses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[.A60]-[.A6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[.A61]-[.A62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63]-[.A6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64]-[.A6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cginley gains</text:p>
          </table:table-cell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test mcginley</text:p>
          </table:table-cell>
          <table:table-cell office:value-type="float" office:value="1.0064" calcext:value-type="float">
            <text:p>1.00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formula="of:=[.B64]/[.C67]" office:value-type="float" office:value="0.993640699523053" calcext:value-type="float">
            <text:p>0.9936406995230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ginley</text:p>
          </table:table-cell>
          <table:table-cell table:formula="of:=[.C67] + ([.D69]/[.E69])" office:value-type="float" office:value="1.00311729020719" calcext:value-type="float">
            <text:p>1.00311729020719</text:p>
          </table:table-cell>
          <table:table-cell table:formula="of:=[.B64]-[.C67]" office:value-type="float" office:value="-0.00639999999999996" calcext:value-type="float">
            <text:p>-0.00639999999999996</text:p>
          </table:table-cell>
          <table:table-cell table:formula="of:=[.C66]*(POWER([.C68]; 4))" office:value-type="float" office:value="1.94960883048936" calcext:value-type="float">
            <text:p>1.9496088304893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cginley loss</text:p>
          </table:table-cell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test mcginley</text:p>
          </table:table-cell>
          <table:table-cell table:formula="of:=[.C53]" office:value-type="float" office:value="1.01670023126496" calcext:value-type="float">
            <text:p>1.016700231264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formula="of:=[.C62]/[.C73]" office:value-type="float" office:value="2.95072225592734" calcext:value-type="float">
            <text:p>2.950722255927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ginley</text:p>
          </table:table-cell>
          <table:table-cell table:formula="of:=[.C73] + ([.D75]/[.E75])" office:value-type="float" office:value="1.02978135446926" calcext:value-type="float">
            <text:p>1.02978135446926</text:p>
          </table:table-cell>
          <table:table-cell table:formula="of:=[.C62]-[.C73]" office:value-type="float" office:value="1.98329976873504" calcext:value-type="float">
            <text:p>1.98329976873504</text:p>
          </table:table-cell>
          <table:table-cell table:formula="of:=[.C72]*(POWER([.C74]; 4))" office:value-type="float" office:value="151.615403185281" calcext:value-type="float">
            <text:p>151.61540318528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si</text:p>
          </table:table-cell>
          <table:table-cell table:formula="of:=100-[.C78]" office:value-type="float" office:value="49.3441860878826" calcext:value-type="float">
            <text:p>49.3441860878826</text:p>
          </table:table-cell>
          <table:table-cell table:formula="of:=100/[.D78]" office:value-type="float" office:value="50.6558139121174" calcext:value-type="float">
            <text:p>50.6558139121174</text:p>
          </table:table-cell>
          <table:table-cell table:formula="of:=1+[.E78]" office:value-type="float" office:value="1.97410706248822" calcext:value-type="float">
            <text:p>1.97410706248822</text:p>
          </table:table-cell>
          <table:table-cell table:formula="of:=[.C69]/[.C75]" office:value-type="float" office:value="0.97410706248822" calcext:value-type="float">
            <text:p>0.97410706248822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number-columns-repeated="4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[.A83]-[.A82]" office:value-type="float" office:value="0.259999999999991" calcext:value-type="float">
            <text:p>0.259999999999991</text:p>
          </table:table-cell>
          <table:table-cell table:number-columns-repeated="3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[.A84]-[.A83]" office:value-type="float" office:value="0.0700000000000074" calcext:value-type="float">
            <text:p>0.0700000000000074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/>
          <table:table-cell table:formula="of:=[.A84]-[.A85]" office:value-type="float" office:value="0.150000000000006" calcext:value-type="float">
            <text:p>0.150000000000006</text:p>
          </table:table-cell>
          <table:table-cell table:number-columns-repeated="2"/>
        </table:table-row>
        <table:table-row table:style-name="ro1">
          <table:table-cell office:value-type="float" office:value="100.19" calcext:value-type="float">
            <text:p>100.19</text:p>
          </table:table-cell>
          <table:table-cell/>
          <table:table-cell table:formula="of:=[.A85]-[.A86]" office:value-type="float" office:value="0.189999999999998" calcext:value-type="float">
            <text:p>0.189999999999998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no previous</text:p>
          </table:table-cell>
          <table:table-cell table:formula="of:=[.B84]" office:value-type="float" office:value="0.0700000000000074" calcext:value-type="float">
            <text:p>0.0700000000000074</text:p>
          </table:table-cell>
          <table:table-cell table:formula="of:=[.C86]" office:value-type="float" office:value="0.189999999999998" calcext:value-type="float">
            <text:p>0.18999999999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i</text:p>
          </table:table-cell>
          <table:table-cell table:formula="of:=100-[.C91]" office:value-type="float" office:value="26.9230769230792" calcext:value-type="float">
            <text:p>26.9230769230792</text:p>
          </table:table-cell>
          <table:table-cell table:formula="of:=100/[.D91]" office:value-type="float" office:value="73.0769230769208" calcext:value-type="float">
            <text:p>73.0769230769208</text:p>
          </table:table-cell>
          <table:table-cell table:formula="of:=1+[.E91]" office:value-type="float" office:value="1.36842105263162" calcext:value-type="float">
            <text:p>1.36842105263162</text:p>
          </table:table-cell>
          <table:table-cell table:formula="of:=[.B90]/[.C90]" office:value-type="float" office:value="0.368421052631622" calcext:value-type="float">
            <text:p>0.36842105263162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4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[.A95]-[.A94]" office:value-type="float" office:value="0.0700000000000074" calcext:value-type="float">
            <text:p>0.0700000000000074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/>
          <table:table-cell table:formula="of:=[.A95]-[.A96]" office:value-type="float" office:value="0.150000000000006" calcext:value-type="float">
            <text:p>0.150000000000006</text:p>
          </table:table-cell>
          <table:table-cell table:number-columns-repeated="2"/>
        </table:table-row>
        <table:table-row table:style-name="ro1">
          <table:table-cell office:value-type="float" office:value="100.19" calcext:value-type="float">
            <text:p>100.19</text:p>
          </table:table-cell>
          <table:table-cell/>
          <table:table-cell table:formula="of:=[.A96]-[.A97]" office:value-type="float" office:value="0.189999999999998" calcext:value-type="float">
            <text:p>0.189999999999998</text:p>
          </table:table-cell>
          <table:table-cell table:number-columns-repeated="2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formula="of:=[.A98]-[.A97]" office:value-type="float" office:value="0.019999999999996" calcext:value-type="float">
            <text:p>0.01999999999999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cginley gains</text:p>
          </table:table-cell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test mcginley</text:p>
          </table:table-cell>
          <table:table-cell table:formula="of:=[.B90]" office:value-type="float" office:value="0.0700000000000074" calcext:value-type="float">
            <text:p>0.07000000000000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formula="of:=[.B98]/[.C101]" office:value-type="float" office:value="0.285714285714199" calcext:value-type="float">
            <text:p>0.2857142857141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ginley</text:p>
          </table:table-cell>
          <table:table-cell table:formula="of:=[.C101] + ([.D103]/[.E103])" office:value-type="float" office:value="-3.68156250000542" calcext:value-type="float">
            <text:p>-3.68156250000542</text:p>
          </table:table-cell>
          <table:table-cell table:formula="of:=[.B98]-[.C101]" office:value-type="float" office:value="-0.0500000000000114" calcext:value-type="float">
            <text:p>-0.0500000000000114</text:p>
          </table:table-cell>
          <table:table-cell table:formula="of:=[.C100]*(POWER([.C102]; 4))" office:value-type="float" office:value="0.0133277800916123" calcext:value-type="float">
            <text:p>0.013327780091612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cginley loss</text:p>
          </table:table-cell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test mcginley</text:p>
          </table:table-cell>
          <table:table-cell table:formula="of:=[.C90]" office:value-type="float" office:value="0.189999999999998" calcext:value-type="float">
            <text:p>0.1899999999999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formula="of:=[.C97]/[.C10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ginley</text:p>
          </table:table-cell>
          <table:table-cell table:formula="of:=[.C107] + ([.D109]/[.E109])" office:value-type="float" office:value="0.189999999999998" calcext:value-type="float">
            <text:p>0.189999999999998</text:p>
          </table:table-cell>
          <table:table-cell table:formula="of:=[.C97]-[.C107]" office:value-type="float" office:value="0" calcext:value-type="float">
            <text:p>0</text:p>
          </table:table-cell>
          <table:table-cell table:formula="of:=[.C106]*(POWER([.C108]; 4))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si</text:p>
          </table:table-cell>
          <table:table-cell table:formula="of:=100-[.C112]" office:value-type="float" office:value="105.441689787873" calcext:value-type="float">
            <text:p>105.441689787873</text:p>
          </table:table-cell>
          <table:table-cell table:formula="of:=100/[.D112]" office:value-type="float" office:value="-5.44168978787299" calcext:value-type="float">
            <text:p>-5.44168978787299</text:p>
          </table:table-cell>
          <table:table-cell table:formula="of:=1+[.E112]" office:value-type="float" office:value="-18.3766447368708" calcext:value-type="float">
            <text:p>-18.3766447368708</text:p>
          </table:table-cell>
          <table:table-cell table:formula="of:=[.C103]/[.C109]" office:value-type="float" office:value="-19.3766447368708" calcext:value-type="float">
            <text:p>-19.376644736870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4"/>
        </table:table-row>
        <table:table-row table:style-name="ro1">
          <table:table-cell office:value-type="float" office:value="100.38" calcext:value-type="float">
            <text:p>100.38</text:p>
          </table:table-cell>
          <table:table-cell/>
          <table:table-cell table:formula="of:=[.A115]-[.A116]" office:value-type="float" office:value="0.150000000000006" calcext:value-type="float">
            <text:p>0.150000000000006</text:p>
          </table:table-cell>
          <table:table-cell table:number-columns-repeated="2"/>
        </table:table-row>
        <table:table-row table:style-name="ro1">
          <table:table-cell office:value-type="float" office:value="100.19" calcext:value-type="float">
            <text:p>100.19</text:p>
          </table:table-cell>
          <table:table-cell/>
          <table:table-cell table:formula="of:=[.A116]-[.A117]" office:value-type="float" office:value="0.189999999999998" calcext:value-type="float">
            <text:p>0.189999999999998</text:p>
          </table:table-cell>
          <table:table-cell table:number-columns-repeated="2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formula="of:=[.A118]-[.A117]" office:value-type="float" office:value="0.019999999999996" calcext:value-type="float">
            <text:p>0.019999999999996</text:p>
          </table:table-cell>
          <table:table-cell table:number-columns-repeated="3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formula="of:=[.A119]-[.A118]" office:value-type="float" office:value="0.109999999999999" calcext:value-type="float">
            <text:p>0.10999999999999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cginley gains</text:p>
          </table:table-cell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test mcginley</text:p>
          </table:table-cell>
          <table:table-cell table:formula="of:=[.C103]" office:value-type="float" office:value="-3.68156250000542" calcext:value-type="float">
            <text:p>-3.681562500005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formula="of:=[.B119]/[.C122]" office:value-type="float" office:value="-0.0298786181138681" calcext:value-type="float">
            <text:p>-0.029878618113868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ginley</text:p>
          </table:table-cell>
          <table:table-cell table:formula="of:=[.C122] + ([.D124]/[.E124])" office:value-type="float" office:value="2378732.035778" calcext:value-type="float">
            <text:p>2378732.035778</text:p>
          </table:table-cell>
          <table:table-cell table:formula="of:=[.B119]-[.C122]" office:value-type="float" office:value="3.79156250000541" calcext:value-type="float">
            <text:p>3.79156250000541</text:p>
          </table:table-cell>
          <table:table-cell table:formula="of:=[.C121]*(POWER([.C123]; 4))" office:value-type="float" office:value="0.00000159394020628929" calcext:value-type="float">
            <text:p>1.59394020628929E-0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cginley loss</text:p>
          </table:table-cell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test mcginley</text:p>
          </table:table-cell>
          <table:table-cell table:formula="of:=[.C107]" office:value-type="float" office:value="0.189999999999998" calcext:value-type="float">
            <text:p>0.1899999999999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formula="of:=[.C117]/[.C12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ginley</text:p>
          </table:table-cell>
          <table:table-cell table:formula="of:=[.C128] + ([.D130]/[.E130])" office:value-type="float" office:value="0.189999999999998" calcext:value-type="float">
            <text:p>0.189999999999998</text:p>
          </table:table-cell>
          <table:table-cell table:formula="of:=[.C117]-[.C128]" office:value-type="float" office:value="0" calcext:value-type="float">
            <text:p>0</text:p>
          </table:table-cell>
          <table:table-cell table:formula="of:=[.C127]*(POWER([.C129]; 4))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si</text:p>
          </table:table-cell>
          <table:table-cell table:formula="of:=100-[.C133]" office:value-type="float" office:value="99.999992012552" calcext:value-type="float">
            <text:p>99.999992012552</text:p>
          </table:table-cell>
          <table:table-cell table:formula="of:=100/[.D133]" office:value-type="float" office:value="0.00000798744801709891" calcext:value-type="float">
            <text:p>7.98744801709891E-06</text:p>
          </table:table-cell>
          <table:table-cell table:formula="of:=1+[.E133]" office:value-type="float" office:value="12519643.2935686" calcext:value-type="float">
            <text:p>12519643.2935686</text:p>
          </table:table-cell>
          <table:table-cell table:formula="of:=[.C124]/[.C130]" office:value-type="float" office:value="12519642.2935686" calcext:value-type="float">
            <text:p>12519642.293568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4"/>
        </table:table-row>
        <table:table-row table:style-name="ro1">
          <table:table-cell office:value-type="float" office:value="100.19" calcext:value-type="float">
            <text:p>100.19</text:p>
          </table:table-cell>
          <table:table-cell/>
          <table:table-cell table:formula="of:=[.A136]-[.A137]" office:value-type="float" office:value="0.189999999999998" calcext:value-type="float">
            <text:p>0.189999999999998</text:p>
          </table:table-cell>
          <table:table-cell table:number-columns-repeated="2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formula="of:=[.A138]-[.A137]" office:value-type="float" office:value="0.019999999999996" calcext:value-type="float">
            <text:p>0.019999999999996</text:p>
          </table:table-cell>
          <table:table-cell table:number-columns-repeated="3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formula="of:=[.A139]-[.A138]" office:value-type="float" office:value="0.109999999999999" calcext:value-type="float">
            <text:p>0.109999999999999</text:p>
          </table:table-cell>
          <table:table-cell table:number-columns-repeated="3"/>
        </table:table-row>
        <table:table-row table:style-name="ro1">
          <table:table-cell office:value-type="float" office:value="100.28" calcext:value-type="float">
            <text:p>100.28</text:p>
          </table:table-cell>
          <table:table-cell/>
          <table:table-cell table:formula="of:=[.A139]-[.A140]" office:value-type="float" office:value="0.039999999999992" calcext:value-type="float">
            <text:p>0.03999999999999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cginley gains</text:p>
          </table:table-cell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test mcginley</text:p>
          </table:table-cell>
          <table:table-cell table:formula="of:=[.C124]" office:value-type="float" office:value="2378732.035778" calcext:value-type="float">
            <text:p>2378732.0357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formula="of:=[.B139]/[.C143]" office:value-type="float" office:value="0.00000004624312379264" calcext:value-type="float">
            <text:p>4.62431237926395E-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ginley</text:p>
          </table:table-cell>
          <table:table-cell table:formula="of:=[.C143] + ([.D145]/[.E145])" office:value-type="float" office:value="-2.60091926352556E+035" calcext:value-type="float">
            <text:p>-2.60091926352556E+035</text:p>
          </table:table-cell>
          <table:table-cell table:formula="of:=[.B140]-[.C143]" office:value-type="float" office:value="-2378732.035778" calcext:value-type="float">
            <text:p>-2378732.035778</text:p>
          </table:table-cell>
          <table:table-cell table:formula="of:=[.C142]*(POWER([.C144]; 4))" office:value-type="float" office:value="9.14573577556426E-030" calcext:value-type="float">
            <text:p>9.14573577556426E-3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cginley loss</text:p>
          </table:table-cell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test mcginley</text:p>
          </table:table-cell>
          <table:table-cell table:formula="of:=[.C128]" office:value-type="float" office:value="0.189999999999998" calcext:value-type="float">
            <text:p>0.1899999999999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formula="of:=[.C140]/[.C149]" office:value-type="float" office:value="0.210526315789434" calcext:value-type="float">
            <text:p>0.2105263157894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ginley</text:p>
          </table:table-cell>
          <table:table-cell table:formula="of:=[.C149] + ([.D151]/[.E151])" office:value-type="float" office:value="-37.98998046878" calcext:value-type="float">
            <text:p>-37.98998046878</text:p>
          </table:table-cell>
          <table:table-cell table:formula="of:=[.C140]-[.C149]" office:value-type="float" office:value="-0.150000000000006" calcext:value-type="float">
            <text:p>-0.150000000000006</text:p>
          </table:table-cell>
          <table:table-cell table:formula="of:=[.C148]*(POWER([.C150]; 4))" office:value-type="float" office:value="0.0039287605220925" calcext:value-type="float">
            <text:p>0.003928760522092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si</text:p>
          </table:table-cell>
          <table:table-cell table:formula="of:=100-[.C154]" office:value-type="float" office:value="100" calcext:value-type="float">
            <text:p>100</text:p>
          </table:table-cell>
          <table:table-cell table:formula="of:=100/[.D154]" office:value-type="float" office:value="1.46063666802499E-032" calcext:value-type="float">
            <text:p>1.46063666802499E-32</text:p>
          </table:table-cell>
          <table:table-cell table:formula="of:=1+[.E154]" office:value-type="float" office:value="6.84632956224599E+033" calcext:value-type="float">
            <text:p>6.84632956224599E+033</text:p>
          </table:table-cell>
          <table:table-cell table:formula="of:=[.C145]/[.C151]" office:value-type="float" office:value="6.84632956224599E+033" calcext:value-type="float">
            <text:p>6.84632956224599E+033</text:p>
          </table:table-cell>
        </table:table-row>
      </table:table>
      <table:table table:name="single SO" table:style-name="ta1">
        <table:table-column table:style-name="co1" table:number-columns-repeated="4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max</text:p>
          </table:table-cell>
          <table:table-cell table:formula="of:=MAX([.A1:.A5]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min</text:p>
          </table:table-cell>
          <table:table-cell table:formula="of:=MIN([.A1:.A5]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</text:p>
          </table:table-cell>
          <table:table-cell table:formula="of:=([.C7]/[.D7])*100" office:value-type="float" office:value="0" calcext:value-type="float">
            <text:p>0</text:p>
          </table:table-cell>
          <table:table-cell table:formula="of:=[.A5]-[.D3]" office:value-type="float" office:value="0" calcext:value-type="float">
            <text:p>0</text:p>
          </table:table-cell>
          <table:table-cell table:formula="of:=[.D2]-[.D3]"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number-columns-repeated="3"/>
        </table:table-row>
        <table:table-row table:style-name="ro1">
          <table:table-cell office:value-type="float" office:value="100.46" calcext:value-type="float">
            <text:p>100.46</text:p>
          </table:table-cell>
          <table:table-cell/>
          <table:table-cell office:value-type="string" calcext:value-type="string">
            <text:p>max</text:p>
          </table:table-cell>
          <table:table-cell table:formula="of:=MAX([.A10:.A14])" office:value-type="float" office:value="100.53" calcext:value-type="float">
            <text:p>100.53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/>
          <table:table-cell office:value-type="string" calcext:value-type="string">
            <text:p>min</text:p>
          </table:table-cell>
          <table:table-cell table:formula="of:=MIN([.A10:.A14])" office:value-type="float" office:value="100.19" calcext:value-type="float">
            <text:p>100.19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</text:p>
          </table:table-cell>
          <table:table-cell table:formula="of:=[.C16]*100" office:value-type="float" office:value="0" calcext:value-type="float">
            <text:p>0</text:p>
          </table:table-cell>
          <table:table-cell table:formula="of:=[.A14]-[.D12]" office:value-type="float" office:value="0" calcext:value-type="float">
            <text:p>0</text:p>
          </table:table-cell>
          <table:table-cell table:formula="of:=[.D11]-[.D12]" office:value-type="float" office:value="0.340000000000003" calcext:value-type="float">
            <text:p>0.34000000000000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number-columns-repeated="3"/>
        </table:table-row>
        <table:table-row table:style-name="ro1">
          <table:table-cell office:value-type="float" office:value="100.46" calcext:value-type="float">
            <text:p>100.46</text:p>
          </table:table-cell>
          <table:table-cell/>
          <table:table-cell office:value-type="string" calcext:value-type="string">
            <text:p>max</text:p>
          </table:table-cell>
          <table:table-cell table:formula="of:=MAX([.A19:.A23])" office:value-type="float" office:value="100.66" calcext:value-type="float">
            <text:p>100.66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/>
          <table:table-cell office:value-type="string" calcext:value-type="string">
            <text:p>min</text:p>
          </table:table-cell>
          <table:table-cell table:formula="of:=MIN([.A19:.A23])" office:value-type="float" office:value="100.2" calcext:value-type="float">
            <text:p>100.2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</table:table-row>
        <table:table-row table:style-name="ro1">
          <table:table-cell office:value-type="float" office:value="100.66" calcext:value-type="float">
            <text:p>100.66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</text:p>
          </table:table-cell>
          <table:table-cell table:formula="of:=([.C25]/[.D25])*100" office:value-type="float" office:value="100" calcext:value-type="float">
            <text:p>100</text:p>
          </table:table-cell>
          <table:table-cell table:formula="of:=[.A23]-[.D21]" office:value-type="float" office:value="0.459999999999994" calcext:value-type="float">
            <text:p>0.459999999999994</text:p>
          </table:table-cell>
          <table:table-cell table:formula="of:=[.D20]-[.D21]" office:value-type="float" office:value="0.459999999999994" calcext:value-type="float">
            <text:p>0.45999999999999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number-columns-repeated="3"/>
        </table:table-row>
        <table:table-row table:style-name="ro1">
          <table:table-cell office:value-type="float" office:value="100.46" calcext:value-type="float">
            <text:p>100.46</text:p>
          </table:table-cell>
          <table:table-cell/>
          <table:table-cell office:value-type="string" calcext:value-type="string">
            <text:p>max</text:p>
          </table:table-cell>
          <table:table-cell table:formula="of:=MAX([.A27:.A31])" office:value-type="float" office:value="100.53" calcext:value-type="float">
            <text:p>100.53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/>
          <table:table-cell office:value-type="string" calcext:value-type="string">
            <text:p>min</text:p>
          </table:table-cell>
          <table:table-cell table:formula="of:=MIN([.A27:.A31])" office:value-type="float" office:value="100.2" calcext:value-type="float">
            <text:p>100.2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</table:table-row>
        <table:table-row table:style-name="ro1">
          <table:table-cell office:value-type="float" office:value="100.34" calcext:value-type="float">
            <text:p>100.34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</text:p>
          </table:table-cell>
          <table:table-cell table:formula="of:=([.C33]/[.D33])*100" office:value-type="float" office:value="42.4242424242428" calcext:value-type="float">
            <text:p>42.4242424242428</text:p>
          </table:table-cell>
          <table:table-cell table:formula="of:=[.A31]-[.D29]" office:value-type="float" office:value="0.140000000000001" calcext:value-type="float">
            <text:p>0.140000000000001</text:p>
          </table:table-cell>
          <table:table-cell table:formula="of:=[.D28]-[.D29]" office:value-type="float" office:value="0.329999999999998" calcext:value-type="float">
            <text:p>0.329999999999998</text:p>
          </table:table-cell>
        </table:table-row>
      </table:table>
      <table:table table:name="bulk SO" table:style-name="ta1">
        <table:table-column table:style-name="co1" table:number-columns-repeated="4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max</text:p>
          </table:table-cell>
          <table:table-cell table:formula="of:=MAX([.A1:.A5]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min</text:p>
          </table:table-cell>
          <table:table-cell table:formula="of:=MIN([.A1:.A5])" office:value-type="float" office:value="100" calcext:value-type="float">
            <text:p>100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O</text:p>
          </table:table-cell>
          <table:table-cell table:formula="of:=([.C7]/[.D7])*100" office:value-type="float" office:value="100" calcext:value-type="float">
            <text:p>100</text:p>
          </table:table-cell>
          <table:table-cell table:formula="of:=[.A3]-[.D3]" office:value-type="float" office:value="3" calcext:value-type="float">
            <text:p>3</text:p>
          </table:table-cell>
          <table:table-cell table:formula="of:=[.D2]-[.D3]"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max</text:p>
          </table:table-cell>
          <table:table-cell table:formula="of:=MAX([.A10:.A14]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min</text:p>
          </table:table-cell>
          <table:table-cell table:formula="of:=MIN([.A10:.A14]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O</text:p>
          </table:table-cell>
          <table:table-cell table:formula="of:=([.C16]/[.D16])*100" office:value-type="float" office:value="0" calcext:value-type="float">
            <text:p>0</text:p>
          </table:table-cell>
          <table:table-cell table:formula="of:=[.A13]-[.D12]" office:value-type="float" office:value="0" calcext:value-type="float">
            <text:p>0</text:p>
          </table:table-cell>
          <table:table-cell table:formula="of:=[.D11]-[.D12]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max</text:p>
          </table:table-cell>
          <table:table-cell table:formula="of:=MAX([.A18:.A22]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min</text:p>
          </table:table-cell>
          <table:table-cell table:formula="of:=MIN([.A18:.A22]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O</text:p>
          </table:table-cell>
          <table:table-cell table:formula="of:=([.C24]/[.D24])*100" office:value-type="float" office:value="0" calcext:value-type="float">
            <text:p>0</text:p>
          </table:table-cell>
          <table:table-cell table:formula="of:=[.A21]-[.D20]" office:value-type="float" office:value="0" calcext:value-type="float">
            <text:p>0</text:p>
          </table:table-cell>
          <table:table-cell table:formula="of:=[.D19]-[.D20]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0.2" calcext:value-type="float">
            <text:p>100.2</text:p>
          </table:table-cell>
          <table:table-cell table:number-columns-repeated="3"/>
        </table:table-row>
        <table:table-row table:style-name="ro1">
          <table:table-cell office:value-type="float" office:value="100.46" calcext:value-type="float">
            <text:p>100.46</text:p>
          </table:table-cell>
          <table:table-cell/>
          <table:table-cell office:value-type="string" calcext:value-type="string">
            <text:p>max</text:p>
          </table:table-cell>
          <table:table-cell table:formula="of:=MAX([.A26:.A30])" office:value-type="float" office:value="100.53" calcext:value-type="float">
            <text:p>100.53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/>
          <table:table-cell office:value-type="string" calcext:value-type="string">
            <text:p>min</text:p>
          </table:table-cell>
          <table:table-cell table:formula="of:=MIN([.A26:.A30])" office:value-type="float" office:value="100.19" calcext:value-type="float">
            <text:p>100.19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</text:p>
          </table:table-cell>
          <table:table-cell table:formula="of:=([.C32]/[.D32])*100" office:value-type="float" office:value="0" calcext:value-type="float">
            <text:p>0</text:p>
          </table:table-cell>
          <table:table-cell table:formula="of:=[.A30]-[.D28]" office:value-type="float" office:value="0" calcext:value-type="float">
            <text:p>0</text:p>
          </table:table-cell>
          <table:table-cell table:formula="of:=[.D27]-[.D28]" office:value-type="float" office:value="0.340000000000003" calcext:value-type="float">
            <text:p>0.34000000000000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3"/>
        </table:table-row>
        <table:table-row table:style-name="ro1">
          <table:table-cell office:value-type="float" office:value="100.53" calcext:value-type="float">
            <text:p>100.53</text:p>
          </table:table-cell>
          <table:table-cell/>
          <table:table-cell office:value-type="string" calcext:value-type="string">
            <text:p>max</text:p>
          </table:table-cell>
          <table:table-cell table:formula="of:=MAX([.A35:.A39])" office:value-type="float" office:value="100.53" calcext:value-type="float">
            <text:p>100.53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/>
          <table:table-cell office:value-type="string" calcext:value-type="string">
            <text:p>min</text:p>
          </table:table-cell>
          <table:table-cell table:formula="of:=MIN([.A35:.A39])" office:value-type="float" office:value="100.19" calcext:value-type="float">
            <text:p>100.19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</text:p>
          </table:table-cell>
          <table:table-cell table:formula="of:=([.C41]/[.D41])*100" office:value-type="float" office:value="5.88235294117524" calcext:value-type="float">
            <text:p>5.88235294117524</text:p>
          </table:table-cell>
          <table:table-cell table:formula="of:=[.A39]-[.D37]" office:value-type="float" office:value="0.019999999999996" calcext:value-type="float">
            <text:p>0.019999999999996</text:p>
          </table:table-cell>
          <table:table-cell table:formula="of:=[.D36]-[.D37]" office:value-type="float" office:value="0.340000000000003" calcext:value-type="float">
            <text:p>0.34000000000000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/>
          <table:table-cell office:value-type="string" calcext:value-type="string">
            <text:p>max</text:p>
          </table:table-cell>
          <table:table-cell table:formula="of:=MAX([.A44:.A48])" office:value-type="float" office:value="100.53" calcext:value-type="float">
            <text:p>100.53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/>
          <table:table-cell office:value-type="string" calcext:value-type="string">
            <text:p>min</text:p>
          </table:table-cell>
          <table:table-cell table:formula="of:=MIN([.A44:.A48])" office:value-type="float" office:value="100.19" calcext:value-type="float">
            <text:p>100.19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</text:p>
          </table:table-cell>
          <table:table-cell table:formula="of:=([.C50]/[.D50])*100" office:value-type="float" office:value="38.2352941176453" calcext:value-type="float">
            <text:p>38.2352941176453</text:p>
          </table:table-cell>
          <table:table-cell table:formula="of:=[.A48]-[.D46]" office:value-type="float" office:value="0.129999999999995" calcext:value-type="float">
            <text:p>0.129999999999995</text:p>
          </table:table-cell>
          <table:table-cell table:formula="of:=[.D45]-[.D46]" office:value-type="float" office:value="0.340000000000003" calcext:value-type="float">
            <text:p>0.34000000000000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</table:table-row>
        <table:table-row table:style-name="ro1">
          <table:table-cell office:value-type="float" office:value="100.19" calcext:value-type="float">
            <text:p>100.19</text:p>
          </table:table-cell>
          <table:table-cell/>
          <table:table-cell office:value-type="string" calcext:value-type="string">
            <text:p>max</text:p>
          </table:table-cell>
          <table:table-cell table:formula="of:=MAX([.A53:.A57])" office:value-type="float" office:value="100.38" calcext:value-type="float">
            <text:p>100.38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/>
          <table:table-cell office:value-type="string" calcext:value-type="string">
            <text:p>min</text:p>
          </table:table-cell>
          <table:table-cell table:formula="of:=MIN([.A53:.A57])" office:value-type="float" office:value="100.19" calcext:value-type="float">
            <text:p>100.19</text:p>
          </table:table-cell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3"/>
        </table:table-row>
        <table:table-row table:style-name="ro1">
          <table:table-cell office:value-type="float" office:value="100.28" calcext:value-type="float">
            <text:p>100.28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</text:p>
          </table:table-cell>
          <table:table-cell table:formula="of:=([.C59]/[.D59])*100" office:value-type="float" office:value="47.3684210526339" calcext:value-type="float">
            <text:p>47.3684210526339</text:p>
          </table:table-cell>
          <table:table-cell table:formula="of:=[.A57]-[.D55]" office:value-type="float" office:value="0.0900000000000034" calcext:value-type="float">
            <text:p>0.0900000000000034</text:p>
          </table:table-cell>
          <table:table-cell table:formula="of:=[.D54]-[.D55]" office:value-type="float" office:value="0.189999999999998" calcext:value-type="float">
            <text:p>0.189999999999998</text:p>
          </table:table-cell>
        </table:table-row>
      </table:table>
      <table:table table:name="single slow stochasti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7]^[.B1]" office:value-type="float" office:value="0.444444444444445" calcext:value-type="float">
            <text:p>0.444444444444445</text:p>
          </table:table-cell>
          <table:table-cell table:formula="of:=[.C1]*[.A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B7]^[.B2]" office:value-type="float" office:value="0.666666666666667" calcext:value-type="float">
            <text:p>0.666666666666667</text:p>
          </table:table-cell>
          <table:table-cell table:formula="of:=[.C2]*[.A2]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B7]^[.B3]" office:value-type="float" office:value="1" calcext:value-type="float">
            <text:p>1</text:p>
          </table:table-cell>
          <table:table-cell table:formula="of:=[.C3]*[.A3]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moothed</text:p>
          </table:table-cell>
          <table:table-cell table:formula="of:=[.D5]/[.C5]" office:value-type="float" office:value="63.1578947368421" calcext:value-type="float">
            <text:p>63.1578947368421</text:p>
          </table:table-cell>
          <table:table-cell table:formula="of:=SUM([.C1:.C3])" office:value-type="float" office:value="2.11111111111111" calcext:value-type="float">
            <text:p>2.11111111111111</text:p>
          </table:table-cell>
          <table:table-cell table:formula="of:=SUM([.D1:.D3])" office:value-type="float" office:value="133.333333333333" calcext:value-type="float">
            <text:p>133.333333333333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1 / 3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.88235294117524" calcext:value-type="float">
            <text:p>5.88235294117524</text:p>
          </table:table-cell>
          <table:table-cell table:number-columns-repeated="3"/>
        </table:table-row>
        <table:table-row table:style-name="ro1">
          <table:table-cell office:value-type="float" office:value="38.2352941176453" calcext:value-type="float">
            <text:p>38.2352941176453</text:p>
          </table:table-cell>
          <table:table-cell table:number-columns-repeated="3"/>
        </table:table-row>
        <table:table-row table:style-name="ro1">
          <table:table-cell office:value-type="float" office:value="47.3684210526339" calcext:value-type="float">
            <text:p>47.368421052633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</text:p>
          </table:table-cell>
          <table:table-cell table:formula="of:=AVERAGE([.A10:.A13])" office:value-type="float" office:value="22.8715170278636" calcext:value-type="float">
            <text:p>22.87151702786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$B$24]^[.B17]" office:value-type="float" office:value="0.421875" calcext:value-type="float">
            <text:p>0.421875</text:p>
          </table:table-cell>
          <table:table-cell table:formula="of:=[.C17]*[.A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8235294117524" calcext:value-type="float">
            <text:p>5.88235294117524</text:p>
          </table:table-cell>
          <table:table-cell office:value-type="float" office:value="2" calcext:value-type="float">
            <text:p>2</text:p>
          </table:table-cell>
          <table:table-cell table:formula="of:=[.$B$24]^[.B18]" office:value-type="float" office:value="0.5625" calcext:value-type="float">
            <text:p>0.5625</text:p>
          </table:table-cell>
          <table:table-cell table:formula="of:=[.C18]*[.A18]" office:value-type="float" office:value="3.30882352941107" calcext:value-type="float">
            <text:p>3.30882352941107</text:p>
          </table:table-cell>
        </table:table-row>
        <table:table-row table:style-name="ro1">
          <table:table-cell office:value-type="float" office:value="38.2352941176453" calcext:value-type="float">
            <text:p>38.2352941176453</text:p>
          </table:table-cell>
          <table:table-cell office:value-type="float" office:value="1" calcext:value-type="float">
            <text:p>1</text:p>
          </table:table-cell>
          <table:table-cell table:formula="of:=[.$B$24]^[.B19]" office:value-type="float" office:value="0.75" calcext:value-type="float">
            <text:p>0.75</text:p>
          </table:table-cell>
          <table:table-cell table:formula="of:=[.C19]*[.A19]" office:value-type="float" office:value="28.676470588234" calcext:value-type="float">
            <text:p>28.676470588234</text:p>
          </table:table-cell>
        </table:table-row>
        <table:table-row table:style-name="ro1">
          <table:table-cell office:value-type="float" office:value="47.3684210526339" calcext:value-type="float">
            <text:p>47.3684210526339</text:p>
          </table:table-cell>
          <table:table-cell office:value-type="float" office:value="0" calcext:value-type="float">
            <text:p>0</text:p>
          </table:table-cell>
          <table:table-cell table:formula="of:=[.$B$24]^[.B20]" office:value-type="float" office:value="1" calcext:value-type="float">
            <text:p>1</text:p>
          </table:table-cell>
          <table:table-cell table:formula="of:=[.C20]*[.A20]" office:value-type="float" office:value="47.3684210526339" calcext:value-type="float">
            <text:p>47.368421052633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moothed</text:p>
          </table:table-cell>
          <table:table-cell table:formula="of:=[.D22]/[.C22]" office:value-type="float" office:value="29.0207872622734" calcext:value-type="float">
            <text:p>29.0207872622734</text:p>
          </table:table-cell>
          <table:table-cell table:formula="of:=SUM([.C17:.C20])" office:value-type="float" office:value="2.734375" calcext:value-type="float">
            <text:p>2.734375</text:p>
          </table:table-cell>
          <table:table-cell table:formula="of:=SUM([.D17:.D20])" office:value-type="float" office:value="79.353715170279" calcext:value-type="float">
            <text:p>79.353715170279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1 / 4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23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$B$33]^[.B26]" office:value-type="float" office:value="0.216" calcext:value-type="float">
            <text:p>0.216</text:p>
          </table:table-cell>
          <table:table-cell table:formula="of:=[.C26]*[.A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8235294117524" calcext:value-type="float">
            <text:p>5.88235294117524</text:p>
          </table:table-cell>
          <table:table-cell office:value-type="float" office:value="2" calcext:value-type="float">
            <text:p>2</text:p>
          </table:table-cell>
          <table:table-cell table:formula="of:=[.$B$33]^[.B27]" office:value-type="float" office:value="0.36" calcext:value-type="float">
            <text:p>0.36</text:p>
          </table:table-cell>
          <table:table-cell table:formula="of:=[.C27]*[.A27]" office:value-type="float" office:value="2.11764705882309" calcext:value-type="float">
            <text:p>2.11764705882309</text:p>
          </table:table-cell>
        </table:table-row>
        <table:table-row table:style-name="ro1">
          <table:table-cell office:value-type="float" office:value="38.2352941176453" calcext:value-type="float">
            <text:p>38.2352941176453</text:p>
          </table:table-cell>
          <table:table-cell office:value-type="float" office:value="1" calcext:value-type="float">
            <text:p>1</text:p>
          </table:table-cell>
          <table:table-cell table:formula="of:=[.$B$33]^[.B28]" office:value-type="float" office:value="0.6" calcext:value-type="float">
            <text:p>0.6</text:p>
          </table:table-cell>
          <table:table-cell table:formula="of:=[.C28]*[.A28]" office:value-type="float" office:value="22.9411764705872" calcext:value-type="float">
            <text:p>22.9411764705872</text:p>
          </table:table-cell>
        </table:table-row>
        <table:table-row table:style-name="ro1">
          <table:table-cell office:value-type="float" office:value="47.3684210526339" calcext:value-type="float">
            <text:p>47.3684210526339</text:p>
          </table:table-cell>
          <table:table-cell office:value-type="float" office:value="0" calcext:value-type="float">
            <text:p>0</text:p>
          </table:table-cell>
          <table:table-cell table:formula="of:=[.$B$33]^[.B29]" office:value-type="float" office:value="1" calcext:value-type="float">
            <text:p>1</text:p>
          </table:table-cell>
          <table:table-cell table:formula="of:=[.C29]*[.A29]" office:value-type="float" office:value="47.3684210526339" calcext:value-type="float">
            <text:p>47.368421052633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moothed</text:p>
          </table:table-cell>
          <table:table-cell table:formula="of:=[.D31]/[.C31]" office:value-type="float" office:value="33.2845793116012" calcext:value-type="float">
            <text:p>33.2845793116012</text:p>
          </table:table-cell>
          <table:table-cell table:formula="of:=SUM([.C26:.C29])" office:value-type="float" office:value="2.176" calcext:value-type="float">
            <text:p>2.176</text:p>
          </table:table-cell>
          <table:table-cell table:formula="of:=SUM([.D26:.D29])" office:value-type="float" office:value="72.4272445820442" calcext:value-type="float">
            <text:p>72.4272445820442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2 / 5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32]" office:value-type="float" office:value="0.6" calcext:value-type="float">
            <text:p>0.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$B$43]^[.B36]" office:value-type="float" office:value="0.052734375" calcext:value-type="float">
            <text:p>0.052734375</text:p>
          </table:table-cell>
          <table:table-cell table:formula="of:=[.C36]*[.A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8235294117524" calcext:value-type="float">
            <text:p>5.88235294117524</text:p>
          </table:table-cell>
          <table:table-cell office:value-type="float" office:value="2" calcext:value-type="float">
            <text:p>2</text:p>
          </table:table-cell>
          <table:table-cell table:formula="of:=[.$B$43]^[.B37]" office:value-type="float" office:value="0.140625" calcext:value-type="float">
            <text:p>0.140625</text:p>
          </table:table-cell>
          <table:table-cell table:formula="of:=[.C37]*[.A37]" office:value-type="float" office:value="0.827205882352768" calcext:value-type="float">
            <text:p>0.827205882352768</text:p>
          </table:table-cell>
        </table:table-row>
        <table:table-row table:style-name="ro1">
          <table:table-cell office:value-type="float" office:value="38.2352941176453" calcext:value-type="float">
            <text:p>38.2352941176453</text:p>
          </table:table-cell>
          <table:table-cell office:value-type="float" office:value="1" calcext:value-type="float">
            <text:p>1</text:p>
          </table:table-cell>
          <table:table-cell table:formula="of:=[.$B$43]^[.B38]" office:value-type="float" office:value="0.375" calcext:value-type="float">
            <text:p>0.375</text:p>
          </table:table-cell>
          <table:table-cell table:formula="of:=[.C38]*[.A38]" office:value-type="float" office:value="14.338235294117" calcext:value-type="float">
            <text:p>14.338235294117</text:p>
          </table:table-cell>
        </table:table-row>
        <table:table-row table:style-name="ro1">
          <table:table-cell office:value-type="float" office:value="47.3684210526339" calcext:value-type="float">
            <text:p>47.3684210526339</text:p>
          </table:table-cell>
          <table:table-cell office:value-type="float" office:value="0" calcext:value-type="float">
            <text:p>0</text:p>
          </table:table-cell>
          <table:table-cell table:formula="of:=[.$B$43]^[.B39]" office:value-type="float" office:value="1" calcext:value-type="float">
            <text:p>1</text:p>
          </table:table-cell>
          <table:table-cell table:formula="of:=[.C39]*[.A39]" office:value-type="float" office:value="47.3684210526339" calcext:value-type="float">
            <text:p>47.368421052633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moothed</text:p>
          </table:table-cell>
          <table:table-cell table:formula="of:=[.D41]/[.C41]" office:value-type="float" office:value="39.8721512594036" calcext:value-type="float">
            <text:p>39.8721512594036</text:p>
          </table:table-cell>
          <table:table-cell table:formula="of:=SUM([.C36:.C39])" office:value-type="float" office:value="1.568359375" calcext:value-type="float">
            <text:p>1.568359375</text:p>
          </table:table-cell>
          <table:table-cell table:formula="of:=SUM([.D36:.D39])" office:value-type="float" office:value="62.5338622291037" calcext:value-type="float">
            <text:p>62.5338622291037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5 / 8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42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moving median</text:p>
          </table:table-cell>
          <table:table-cell table:formula="of:=AVERAGE([.A37:.A38])" office:value-type="float" office:value="22.0588235294103" calcext:value-type="float">
            <text:p>22.058823529410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formula="of:=ROUND([.A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ROUND([.A3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ROUND([.A38]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formula="of:=ROUND([.A39]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formula="of:=AVERAGE([.A51:.A54])" office:value-type="float" office:value="22.75" calcext:value-type="float">
            <text:p>22.75</text:p>
          </table:table-cell>
          <table:table-cell office:value-type="string" calcext:value-type="string">
            <text:p>moving mode</text:p>
          </table:table-cell>
          <table:table-cell table:number-columns-repeated="2"/>
        </table:table-row>
      </table:table>
      <table:table table:name="bulk slow stochastic" table:style-name="ta1"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</text:p>
          </table:table-cell>
          <table:table-cell table:formula="of:=AVERAGE([.A1:.A3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table:formula="of:=AVERAGE([.A2:.A4]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/>
          <table:table-cell table:formula="of:=AVERAGE([.A3:.A5])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7]^[.B11]" office:value-type="float" office:value="0.444444444444445" calcext:value-type="float">
            <text:p>0.444444444444445</text:p>
          </table:table-cell>
          <table:table-cell table:formula="of:=[.C11]*[.A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17]^[.B12]" office:value-type="float" office:value="0.666666666666667" calcext:value-type="float">
            <text:p>0.666666666666667</text:p>
          </table:table-cell>
          <table:table-cell table:formula="of:=[.C12]*[.A12]" office:value-type="float" office:value="16.6666666666667" calcext:value-type="float">
            <text:p>16.666666666666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B17]^[.B13]" office:value-type="float" office:value="1" calcext:value-type="float">
            <text:p>1</text:p>
          </table:table-cell>
          <table:table-cell table:formula="of:=[.C13]*[.A13]"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moothed</text:p>
          </table:table-cell>
          <table:table-cell table:formula="of:=[.D15]/[.C15]" office:value-type="float" office:value="31.5789473684211" calcext:value-type="float">
            <text:p>31.5789473684211</text:p>
          </table:table-cell>
          <table:table-cell table:formula="of:=SUM([.C11:.C13])" office:value-type="float" office:value="2.11111111111111" calcext:value-type="float">
            <text:p>2.11111111111111</text:p>
          </table:table-cell>
          <table:table-cell table:formula="of:=SUM([.D11:.D13])" office:value-type="float" office:value="66.6666666666667" calcext:value-type="float">
            <text:p>66.6666666666667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table:formula="of:= 1 / 3" office:value-type="float" office:value="0.333333333333333" calcext:value-type="float">
            <text:p>0.333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a</text:p>
          </table:table-cell>
          <table:table-cell table:formula="of:=1-[.B16]" office:value-type="float" office:value="0.666666666666667" calcext:value-type="float">
            <text:p>0.66666666666666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25]^[.B19]" office:value-type="float" office:value="0.444444444444445" calcext:value-type="float">
            <text:p>0.444444444444445</text:p>
          </table:table-cell>
          <table:table-cell table:formula="of:=[.C19]*[.A19]" office:value-type="float" office:value="11.1111111111111" calcext:value-type="float">
            <text:p>11.111111111111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B25]^[.B20]" office:value-type="float" office:value="0.666666666666667" calcext:value-type="float">
            <text:p>0.666666666666667</text:p>
          </table:table-cell>
          <table:table-cell table:formula="of:=[.C20]*[.A20]" office:value-type="float" office:value="33.3333333333333" calcext:value-type="float">
            <text:p>33.333333333333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B25]^[.B21]" office:value-type="float" office:value="1" calcext:value-type="float">
            <text:p>1</text:p>
          </table:table-cell>
          <table:table-cell table:formula="of:=[.C21]*[.A21]"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moothed</text:p>
          </table:table-cell>
          <table:table-cell table:formula="of:=[.D23]/[.C23]" office:value-type="float" office:value="36.6842105263158" calcext:value-type="float">
            <text:p>36.6842105263158</text:p>
          </table:table-cell>
          <table:table-cell table:formula="of:=SUM([.C19:.C21])" office:value-type="float" office:value="2.11111111111111" calcext:value-type="float">
            <text:p>2.11111111111111</text:p>
          </table:table-cell>
          <table:table-cell table:formula="of:=SUM([.D19:.D21])" office:value-type="float" office:value="77.4444444444444" calcext:value-type="float">
            <text:p>77.4444444444444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table:formula="of:= 1 / 3" office:value-type="float" office:value="0.333333333333333" calcext:value-type="float">
            <text:p>0.333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a</text:p>
          </table:table-cell>
          <table:table-cell table:formula="of:=1-[.B24]" office:value-type="float" office:value="0.666666666666667" calcext:value-type="float">
            <text:p>0.66666666666666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[.B33]^[.B27]" office:value-type="float" office:value="0.444444444444445" calcext:value-type="float">
            <text:p>0.444444444444445</text:p>
          </table:table-cell>
          <table:table-cell table:formula="of:=[.C27]*[.A27]" office:value-type="float" office:value="22.2222222222222" calcext:value-type="float">
            <text:p>22.222222222222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B33]^[.B28]" office:value-type="float" office:value="0.666666666666667" calcext:value-type="float">
            <text:p>0.666666666666667</text:p>
          </table:table-cell>
          <table:table-cell table:formula="of:=[.C28]*[.A28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B33]^[.B29]" office:value-type="float" office:value="1" calcext:value-type="float">
            <text:p>1</text:p>
          </table:table-cell>
          <table:table-cell table:formula="of:=[.C29]*[.A29]" office:value-type="float" office:value="73" calcext:value-type="float">
            <text:p>7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moothed</text:p>
          </table:table-cell>
          <table:table-cell table:formula="of:=[.D31]/[.C31]" office:value-type="float" office:value="55.5263157894737" calcext:value-type="float">
            <text:p>55.5263157894737</text:p>
          </table:table-cell>
          <table:table-cell table:formula="of:=SUM([.C27:.C29])" office:value-type="float" office:value="2.11111111111111" calcext:value-type="float">
            <text:p>2.11111111111111</text:p>
          </table:table-cell>
          <table:table-cell table:formula="of:=SUM([.D27:.D29])" office:value-type="float" office:value="117.222222222222" calcext:value-type="float">
            <text:p>117.222222222222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table:formula="of:= 1 / 3" office:value-type="float" office:value="0.333333333333333" calcext:value-type="float">
            <text:p>0.333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a</text:p>
          </table:table-cell>
          <table:table-cell table:formula="of:=1-[.B32]" office:value-type="float" office:value="0.666666666666667" calcext:value-type="float">
            <text:p>0.666666666666667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formula="of:=ROUND([.A36:.A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88235294117524" calcext:value-type="float">
            <text:p>5.88235294117524</text:p>
          </table:table-cell>
          <table:table-cell table:number-columns-repeated="2"/>
          <table:table-cell table:formula="of:=ROUND([.A37:.A40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8.2352941176453" calcext:value-type="float">
            <text:p>38.2352941176453</text:p>
          </table:table-cell>
          <table:table-cell table:number-columns-repeated="2"/>
          <table:table-cell table:formula="of:=ROUND([.A38:.A4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47.3684210526339" calcext:value-type="float">
            <text:p>47.3684210526339</text:p>
          </table:table-cell>
          <table:table-cell table:number-columns-repeated="2"/>
          <table:table-cell table:formula="of:=ROUND([.A39:.A42])"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</text:p>
          </table:table-cell>
          <table:table-cell table:formula="of:=AVERAGE([.A36:.A38])" office:value-type="float" office:value="14.7058823529402" calcext:value-type="float">
            <text:p>14.7058823529402</text:p>
          </table:table-cell>
          <table:table-cell/>
          <table:table-cell office:value-type="string" calcext:value-type="string">
            <text:p>mode</text:p>
          </table:table-cell>
          <table:table-cell table:formula="of:=AVERAGE([.D36:.D38])" office:value-type="float" office:value="14.6666666666667" calcext:value-type="float">
            <text:p>14.6666666666667</text:p>
          </table:table-cell>
        </table:table-row>
        <table:table-row table:style-name="ro1">
          <table:table-cell/>
          <table:table-cell table:formula="of:=AVERAGE([.A37:.A39])" office:value-type="float" office:value="30.4953560371515" calcext:value-type="float">
            <text:p>30.4953560371515</text:p>
          </table:table-cell>
          <table:table-cell table:number-columns-repeated="2"/>
          <table:table-cell table:formula="of:=AVERAGE([.D37:.D39])" office:value-type="float" office:value="30.3333333333333" calcext:value-type="float">
            <text:p>30.333333333333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51]^[.B45]" office:value-type="float" office:value="0.444444444444445" calcext:value-type="float">
            <text:p>0.444444444444445</text:p>
          </table:table-cell>
          <table:table-cell table:formula="of:=[.C45]*[.A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88235294117524" calcext:value-type="float">
            <text:p>5.88235294117524</text:p>
          </table:table-cell>
          <table:table-cell office:value-type="float" office:value="1" calcext:value-type="float">
            <text:p>1</text:p>
          </table:table-cell>
          <table:table-cell table:formula="of:=[.B51]^[.B46]" office:value-type="float" office:value="0.666666666666667" calcext:value-type="float">
            <text:p>0.666666666666667</text:p>
          </table:table-cell>
          <table:table-cell table:formula="of:=[.C46]*[.A46]" office:value-type="float" office:value="3.92156862745016" calcext:value-type="float">
            <text:p>3.92156862745016</text:p>
          </table:table-cell>
          <table:table-cell/>
        </table:table-row>
        <table:table-row table:style-name="ro1">
          <table:table-cell office:value-type="float" office:value="38.2352941176453" calcext:value-type="float">
            <text:p>38.2352941176453</text:p>
          </table:table-cell>
          <table:table-cell office:value-type="float" office:value="0" calcext:value-type="float">
            <text:p>0</text:p>
          </table:table-cell>
          <table:table-cell table:formula="of:=[.B51]^[.B47]" office:value-type="float" office:value="1" calcext:value-type="float">
            <text:p>1</text:p>
          </table:table-cell>
          <table:table-cell table:formula="of:=[.C47]*[.A47]" office:value-type="float" office:value="38.2352941176453" calcext:value-type="float">
            <text:p>38.235294117645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moothed</text:p>
          </table:table-cell>
          <table:table-cell table:formula="of:=[.D49]/[.C49]" office:value-type="float" office:value="19.9690402476768" calcext:value-type="float">
            <text:p>19.9690402476768</text:p>
          </table:table-cell>
          <table:table-cell table:formula="of:=SUM([.C45:.C47])" office:value-type="float" office:value="2.11111111111111" calcext:value-type="float">
            <text:p>2.11111111111111</text:p>
          </table:table-cell>
          <table:table-cell table:formula="of:=SUM([.D45:.D47])" office:value-type="float" office:value="42.1568627450955" calcext:value-type="float">
            <text:p>42.1568627450955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table:formula="of:= 1 / 3" office:value-type="float" office:value="0.333333333333333" calcext:value-type="float">
            <text:p>0.333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a</text:p>
          </table:table-cell>
          <table:table-cell table:formula="of:=1-[.B50]" office:value-type="float" office:value="0.666666666666667" calcext:value-type="float">
            <text:p>0.66666666666666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.88235294117524" calcext:value-type="float">
            <text:p>5.88235294117524</text:p>
          </table:table-cell>
          <table:table-cell office:value-type="float" office:value="2" calcext:value-type="float">
            <text:p>2</text:p>
          </table:table-cell>
          <table:table-cell table:formula="of:=[.B59]^[.B53]" office:value-type="float" office:value="0.444444444444445" calcext:value-type="float">
            <text:p>0.444444444444445</text:p>
          </table:table-cell>
          <table:table-cell table:formula="of:=[.C53]*[.A53]" office:value-type="float" office:value="2.61437908496677" calcext:value-type="float">
            <text:p>2.61437908496677</text:p>
          </table:table-cell>
          <table:table-cell/>
        </table:table-row>
        <table:table-row table:style-name="ro1">
          <table:table-cell office:value-type="float" office:value="38.2352941176453" calcext:value-type="float">
            <text:p>38.2352941176453</text:p>
          </table:table-cell>
          <table:table-cell office:value-type="float" office:value="1" calcext:value-type="float">
            <text:p>1</text:p>
          </table:table-cell>
          <table:table-cell table:formula="of:=[.B59]^[.B54]" office:value-type="float" office:value="0.666666666666667" calcext:value-type="float">
            <text:p>0.666666666666667</text:p>
          </table:table-cell>
          <table:table-cell table:formula="of:=[.C54]*[.A54]" office:value-type="float" office:value="25.4901960784302" calcext:value-type="float">
            <text:p>25.4901960784302</text:p>
          </table:table-cell>
          <table:table-cell/>
        </table:table-row>
        <table:table-row table:style-name="ro1">
          <table:table-cell office:value-type="float" office:value="47.3684210526339" calcext:value-type="float">
            <text:p>47.3684210526339</text:p>
          </table:table-cell>
          <table:table-cell office:value-type="float" office:value="0" calcext:value-type="float">
            <text:p>0</text:p>
          </table:table-cell>
          <table:table-cell table:formula="of:=[.B59]^[.B55]" office:value-type="float" office:value="1" calcext:value-type="float">
            <text:p>1</text:p>
          </table:table-cell>
          <table:table-cell table:formula="of:=[.C55]*[.A55]" office:value-type="float" office:value="47.3684210526339" calcext:value-type="float">
            <text:p>47.368421052633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moothed</text:p>
          </table:table-cell>
          <table:table-cell table:formula="of:=[.D57]/[.C57]" office:value-type="float" office:value="35.7503666286462" calcext:value-type="float">
            <text:p>35.7503666286462</text:p>
          </table:table-cell>
          <table:table-cell table:formula="of:=SUM([.C53:.C55])" office:value-type="float" office:value="2.11111111111111" calcext:value-type="float">
            <text:p>2.11111111111111</text:p>
          </table:table-cell>
          <table:table-cell table:formula="of:=SUM([.D53:.D55])" office:value-type="float" office:value="75.4729962160309" calcext:value-type="float">
            <text:p>75.4729962160309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table:formula="of:= 1 / 3" office:value-type="float" office:value="0.333333333333333" calcext:value-type="float">
            <text:p>0.333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a</text:p>
          </table:table-cell>
          <table:table-cell table:formula="of:=1-[.B58]" office:value-type="float" office:value="0.666666666666667" calcext:value-type="float">
            <text:p>0.666666666666667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68]^[.B62]" office:value-type="float" office:value="0.25" calcext:value-type="float">
            <text:p>0.25</text:p>
          </table:table-cell>
          <table:table-cell table:formula="of:=[.C62]*[.A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88235294117524" calcext:value-type="float">
            <text:p>5.88235294117524</text:p>
          </table:table-cell>
          <table:table-cell office:value-type="float" office:value="1" calcext:value-type="float">
            <text:p>1</text:p>
          </table:table-cell>
          <table:table-cell table:formula="of:=[.B68]^[.B63]" office:value-type="float" office:value="0.5" calcext:value-type="float">
            <text:p>0.5</text:p>
          </table:table-cell>
          <table:table-cell table:formula="of:=[.C63]*[.A63]" office:value-type="float" office:value="2.94117647058762" calcext:value-type="float">
            <text:p>2.94117647058762</text:p>
          </table:table-cell>
          <table:table-cell/>
        </table:table-row>
        <table:table-row table:style-name="ro1">
          <table:table-cell office:value-type="float" office:value="38.2352941176453" calcext:value-type="float">
            <text:p>38.2352941176453</text:p>
          </table:table-cell>
          <table:table-cell office:value-type="float" office:value="0" calcext:value-type="float">
            <text:p>0</text:p>
          </table:table-cell>
          <table:table-cell table:formula="of:=[.B68]^[.B64]" office:value-type="float" office:value="1" calcext:value-type="float">
            <text:p>1</text:p>
          </table:table-cell>
          <table:table-cell table:formula="of:=[.C64]*[.A64]" office:value-type="float" office:value="38.2352941176453" calcext:value-type="float">
            <text:p>38.235294117645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ma</text:p>
          </table:table-cell>
          <table:table-cell table:formula="of:=[.D66]/[.C66]" office:value-type="float" office:value="23.5294117647045" calcext:value-type="float">
            <text:p>23.5294117647045</text:p>
          </table:table-cell>
          <table:table-cell table:formula="of:=SUM([.C62:.C64])" office:value-type="float" office:value="1.75" calcext:value-type="float">
            <text:p>1.75</text:p>
          </table:table-cell>
          <table:table-cell table:formula="of:=SUM([.D62:.D64])" office:value-type="float" office:value="41.1764705882329" calcext:value-type="float">
            <text:p>41.1764705882329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table:formula="of:= 2 / 4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a</text:p>
          </table:table-cell>
          <table:table-cell table:formula="of:=1-[.B67]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.88235294117524" calcext:value-type="float">
            <text:p>5.88235294117524</text:p>
          </table:table-cell>
          <table:table-cell office:value-type="float" office:value="2" calcext:value-type="float">
            <text:p>2</text:p>
          </table:table-cell>
          <table:table-cell table:formula="of:=[.B76]^[.B70]" office:value-type="float" office:value="0.25" calcext:value-type="float">
            <text:p>0.25</text:p>
          </table:table-cell>
          <table:table-cell table:formula="of:=[.C70]*[.A70]" office:value-type="float" office:value="1.47058823529381" calcext:value-type="float">
            <text:p>1.47058823529381</text:p>
          </table:table-cell>
          <table:table-cell/>
        </table:table-row>
        <table:table-row table:style-name="ro1">
          <table:table-cell office:value-type="float" office:value="38.2352941176453" calcext:value-type="float">
            <text:p>38.2352941176453</text:p>
          </table:table-cell>
          <table:table-cell office:value-type="float" office:value="1" calcext:value-type="float">
            <text:p>1</text:p>
          </table:table-cell>
          <table:table-cell table:formula="of:=[.B76]^[.B71]" office:value-type="float" office:value="0.5" calcext:value-type="float">
            <text:p>0.5</text:p>
          </table:table-cell>
          <table:table-cell table:formula="of:=[.C71]*[.A71]" office:value-type="float" office:value="19.1176470588227" calcext:value-type="float">
            <text:p>19.1176470588227</text:p>
          </table:table-cell>
          <table:table-cell/>
        </table:table-row>
        <table:table-row table:style-name="ro1">
          <table:table-cell office:value-type="float" office:value="47.3684210526339" calcext:value-type="float">
            <text:p>47.3684210526339</text:p>
          </table:table-cell>
          <table:table-cell office:value-type="float" office:value="0" calcext:value-type="float">
            <text:p>0</text:p>
          </table:table-cell>
          <table:table-cell table:formula="of:=[.B76]^[.B72]" office:value-type="float" office:value="1" calcext:value-type="float">
            <text:p>1</text:p>
          </table:table-cell>
          <table:table-cell table:formula="of:=[.C72]*[.A72]" office:value-type="float" office:value="47.3684210526339" calcext:value-type="float">
            <text:p>47.368421052633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ma</text:p>
          </table:table-cell>
          <table:table-cell table:formula="of:=[.D74]/[.C74]" office:value-type="float" office:value="38.8323750552859" calcext:value-type="float">
            <text:p>38.8323750552859</text:p>
          </table:table-cell>
          <table:table-cell table:formula="of:=SUM([.C70:.C72])" office:value-type="float" office:value="1.75" calcext:value-type="float">
            <text:p>1.75</text:p>
          </table:table-cell>
          <table:table-cell table:formula="of:=SUM([.D70:.D72])" office:value-type="float" office:value="67.9566563467504" calcext:value-type="float">
            <text:p>67.9566563467504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table:formula="of:= 2 / 4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a</text:p>
          </table:table-cell>
          <table:table-cell table:formula="of:=1-[.B75]" office:value-type="float" office:value="0.5" calcext:value-type="float">
            <text:p>0.5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85]^[.B79]" office:value-type="float" office:value="0.0816326530612245" calcext:value-type="float">
            <text:p>0.0816326530612245</text:p>
          </table:table-cell>
          <table:table-cell table:formula="of:=[.C79]*[.A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88235294117524" calcext:value-type="float">
            <text:p>5.88235294117524</text:p>
          </table:table-cell>
          <table:table-cell office:value-type="float" office:value="1" calcext:value-type="float">
            <text:p>1</text:p>
          </table:table-cell>
          <table:table-cell table:formula="of:=[.B85]^[.B80]" office:value-type="float" office:value="0.285714285714286" calcext:value-type="float">
            <text:p>0.285714285714286</text:p>
          </table:table-cell>
          <table:table-cell table:formula="of:=[.C80]*[.A80]" office:value-type="float" office:value="1.68067226890721" calcext:value-type="float">
            <text:p>1.68067226890721</text:p>
          </table:table-cell>
          <table:table-cell/>
        </table:table-row>
        <table:table-row table:style-name="ro1">
          <table:table-cell office:value-type="float" office:value="38.2352941176453" calcext:value-type="float">
            <text:p>38.2352941176453</text:p>
          </table:table-cell>
          <table:table-cell office:value-type="float" office:value="0" calcext:value-type="float">
            <text:p>0</text:p>
          </table:table-cell>
          <table:table-cell table:formula="of:=[.B85]^[.B81]" office:value-type="float" office:value="1" calcext:value-type="float">
            <text:p>1</text:p>
          </table:table-cell>
          <table:table-cell table:formula="of:=[.C81]*[.A81]" office:value-type="float" office:value="38.2352941176453" calcext:value-type="float">
            <text:p>38.235294117645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ma</text:p>
          </table:table-cell>
          <table:table-cell table:formula="of:=[.D83]/[.C83]" office:value-type="float" office:value="29.1922739244936" calcext:value-type="float">
            <text:p>29.1922739244936</text:p>
          </table:table-cell>
          <table:table-cell table:formula="of:=SUM([.C79:.C81])" office:value-type="float" office:value="1.36734693877551" calcext:value-type="float">
            <text:p>1.36734693877551</text:p>
          </table:table-cell>
          <table:table-cell table:formula="of:=SUM([.D79:.D81])" office:value-type="float" office:value="39.9159663865525" calcext:value-type="float">
            <text:p>39.9159663865525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table:formula="of:= 5 / 7" office:value-type="float" office:value="0.714285714285714" calcext:value-type="float">
            <text:p>0.714285714285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a</text:p>
          </table:table-cell>
          <table:table-cell table:formula="of:=1-[.B84]" office:value-type="float" office:value="0.285714285714286" calcext:value-type="float">
            <text:p>0.28571428571428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.88235294117524" calcext:value-type="float">
            <text:p>5.88235294117524</text:p>
          </table:table-cell>
          <table:table-cell office:value-type="float" office:value="2" calcext:value-type="float">
            <text:p>2</text:p>
          </table:table-cell>
          <table:table-cell table:formula="of:=[.B93]^[.B87]" office:value-type="float" office:value="0.0816326530612245" calcext:value-type="float">
            <text:p>0.0816326530612245</text:p>
          </table:table-cell>
          <table:table-cell table:formula="of:=[.C87]*[.A87]" office:value-type="float" office:value="0.480192076830632" calcext:value-type="float">
            <text:p>0.480192076830632</text:p>
          </table:table-cell>
          <table:table-cell/>
        </table:table-row>
        <table:table-row table:style-name="ro1">
          <table:table-cell office:value-type="float" office:value="38.2352941176453" calcext:value-type="float">
            <text:p>38.2352941176453</text:p>
          </table:table-cell>
          <table:table-cell office:value-type="float" office:value="1" calcext:value-type="float">
            <text:p>1</text:p>
          </table:table-cell>
          <table:table-cell table:formula="of:=[.B93]^[.B88]" office:value-type="float" office:value="0.285714285714286" calcext:value-type="float">
            <text:p>0.285714285714286</text:p>
          </table:table-cell>
          <table:table-cell table:formula="of:=[.C88]*[.A88]" office:value-type="float" office:value="10.9243697478987" calcext:value-type="float">
            <text:p>10.9243697478987</text:p>
          </table:table-cell>
          <table:table-cell/>
        </table:table-row>
        <table:table-row table:style-name="ro1">
          <table:table-cell office:value-type="float" office:value="47.3684210526339" calcext:value-type="float">
            <text:p>47.3684210526339</text:p>
          </table:table-cell>
          <table:table-cell office:value-type="float" office:value="0" calcext:value-type="float">
            <text:p>0</text:p>
          </table:table-cell>
          <table:table-cell table:formula="of:=[.B93]^[.B89]" office:value-type="float" office:value="1" calcext:value-type="float">
            <text:p>1</text:p>
          </table:table-cell>
          <table:table-cell table:formula="of:=[.C89]*[.A89]" office:value-type="float" office:value="47.3684210526339" calcext:value-type="float">
            <text:p>47.368421052633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ma</text:p>
          </table:table-cell>
          <table:table-cell table:formula="of:=[.D91]/[.C91]" office:value-type="float" office:value="42.9832262834447" calcext:value-type="float">
            <text:p>42.9832262834447</text:p>
          </table:table-cell>
          <table:table-cell table:formula="of:=SUM([.C87:.C89])" office:value-type="float" office:value="1.36734693877551" calcext:value-type="float">
            <text:p>1.36734693877551</text:p>
          </table:table-cell>
          <table:table-cell table:formula="of:=SUM([.D87:.D89])" office:value-type="float" office:value="58.7729828773632" calcext:value-type="float">
            <text:p>58.7729828773632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table:formula="of:= 5 / 7" office:value-type="float" office:value="0.714285714285714" calcext:value-type="float">
            <text:p>0.714285714285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a</text:p>
          </table:table-cell>
          <table:table-cell table:formula="of:=1-[.B92]" office:value-type="float" office:value="0.285714285714286" calcext:value-type="float">
            <text:p>0.285714285714286</text:p>
          </table:table-cell>
          <table:table-cell table:number-columns-repeated="3"/>
        </table:table-row>
      </table:table>
      <table:table table:name="single slowest stochastic" table:style-name="ta1">
        <table:table-column table:style-name="co1" table:number-columns-repeated="4" table:default-cell-style-name="Default"/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7]^[.B1]" office:value-type="float" office:value="0.444444444444445" calcext:value-type="float">
            <text:p>0.444444444444445</text:p>
          </table:table-cell>
          <table:table-cell table:formula="of:=[.C1]*[.A1]" office:value-type="float" office:value="13.3333333333333" calcext:value-type="float">
            <text:p>13.333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B7]^[.B2]" office:value-type="float" office:value="0.666666666666667" calcext:value-type="float">
            <text:p>0.666666666666667</text:p>
          </table:table-cell>
          <table:table-cell table:formula="of:=[.C2]*[.A2]" office:value-type="float" office:value="13.3333333333333" calcext:value-type="float">
            <text:p>13.333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7]^[.B3]" office:value-type="float" office:value="1" calcext:value-type="float">
            <text:p>1</text:p>
          </table:table-cell>
          <table:table-cell table:formula="of:=[.C3]*[.A3]"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moothed</text:p>
          </table:table-cell>
          <table:table-cell table:formula="of:=[.D5]/[.C5]" office:value-type="float" office:value="17.3684210526316" calcext:value-type="float">
            <text:p>17.3684210526316</text:p>
          </table:table-cell>
          <table:table-cell table:formula="of:=SUM([.C1:.C3])" office:value-type="float" office:value="2.11111111111111" calcext:value-type="float">
            <text:p>2.11111111111111</text:p>
          </table:table-cell>
          <table:table-cell table:formula="of:=SUM([.D1:.D3])" office:value-type="float" office:value="36.6666666666667" calcext:value-type="float">
            <text:p>36.6666666666667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1 / 3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.88235294117524" calcext:value-type="float">
            <text:p>5.88235294117524</text:p>
          </table:table-cell>
          <table:table-cell table:number-columns-repeated="3"/>
        </table:table-row>
        <table:table-row table:style-name="ro1">
          <table:table-cell office:value-type="float" office:value="38.2352941176453" calcext:value-type="float">
            <text:p>38.2352941176453</text:p>
          </table:table-cell>
          <table:table-cell table:number-columns-repeated="3"/>
        </table:table-row>
        <table:table-row table:style-name="ro1">
          <table:table-cell office:value-type="float" office:value="47.3684210526339" calcext:value-type="float">
            <text:p>47.368421052633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</text:p>
          </table:table-cell>
          <table:table-cell table:formula="of:=AVERAGE([.A10:.A13])" office:value-type="float" office:value="22.8715170278636" calcext:value-type="float">
            <text:p>22.87151702786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$B$24]^[.B17]" office:value-type="float" office:value="0.421875" calcext:value-type="float">
            <text:p>0.421875</text:p>
          </table:table-cell>
          <table:table-cell table:formula="of:=[.C17]*[.A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8235294117524" calcext:value-type="float">
            <text:p>5.88235294117524</text:p>
          </table:table-cell>
          <table:table-cell office:value-type="float" office:value="2" calcext:value-type="float">
            <text:p>2</text:p>
          </table:table-cell>
          <table:table-cell table:formula="of:=[.$B$24]^[.B18]" office:value-type="float" office:value="0.5625" calcext:value-type="float">
            <text:p>0.5625</text:p>
          </table:table-cell>
          <table:table-cell table:formula="of:=[.C18]*[.A18]" office:value-type="float" office:value="3.30882352941107" calcext:value-type="float">
            <text:p>3.30882352941107</text:p>
          </table:table-cell>
        </table:table-row>
        <table:table-row table:style-name="ro1">
          <table:table-cell office:value-type="float" office:value="38.2352941176453" calcext:value-type="float">
            <text:p>38.2352941176453</text:p>
          </table:table-cell>
          <table:table-cell office:value-type="float" office:value="1" calcext:value-type="float">
            <text:p>1</text:p>
          </table:table-cell>
          <table:table-cell table:formula="of:=[.$B$24]^[.B19]" office:value-type="float" office:value="0.75" calcext:value-type="float">
            <text:p>0.75</text:p>
          </table:table-cell>
          <table:table-cell table:formula="of:=[.C19]*[.A19]" office:value-type="float" office:value="28.676470588234" calcext:value-type="float">
            <text:p>28.676470588234</text:p>
          </table:table-cell>
        </table:table-row>
        <table:table-row table:style-name="ro1">
          <table:table-cell office:value-type="float" office:value="47.3684210526339" calcext:value-type="float">
            <text:p>47.3684210526339</text:p>
          </table:table-cell>
          <table:table-cell office:value-type="float" office:value="0" calcext:value-type="float">
            <text:p>0</text:p>
          </table:table-cell>
          <table:table-cell table:formula="of:=[.$B$24]^[.B20]" office:value-type="float" office:value="1" calcext:value-type="float">
            <text:p>1</text:p>
          </table:table-cell>
          <table:table-cell table:formula="of:=[.C20]*[.A20]" office:value-type="float" office:value="47.3684210526339" calcext:value-type="float">
            <text:p>47.368421052633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moothed</text:p>
          </table:table-cell>
          <table:table-cell table:formula="of:=[.D22]/[.C22]" office:value-type="float" office:value="29.0207872622734" calcext:value-type="float">
            <text:p>29.0207872622734</text:p>
          </table:table-cell>
          <table:table-cell table:formula="of:=SUM([.C17:.C20])" office:value-type="float" office:value="2.734375" calcext:value-type="float">
            <text:p>2.734375</text:p>
          </table:table-cell>
          <table:table-cell table:formula="of:=SUM([.D17:.D20])" office:value-type="float" office:value="79.353715170279" calcext:value-type="float">
            <text:p>79.353715170279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1 / 4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23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$B$33]^[.B26]" office:value-type="float" office:value="0.216" calcext:value-type="float">
            <text:p>0.216</text:p>
          </table:table-cell>
          <table:table-cell table:formula="of:=[.C26]*[.A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8235294117524" calcext:value-type="float">
            <text:p>5.88235294117524</text:p>
          </table:table-cell>
          <table:table-cell office:value-type="float" office:value="2" calcext:value-type="float">
            <text:p>2</text:p>
          </table:table-cell>
          <table:table-cell table:formula="of:=[.$B$33]^[.B27]" office:value-type="float" office:value="0.36" calcext:value-type="float">
            <text:p>0.36</text:p>
          </table:table-cell>
          <table:table-cell table:formula="of:=[.C27]*[.A27]" office:value-type="float" office:value="2.11764705882309" calcext:value-type="float">
            <text:p>2.11764705882309</text:p>
          </table:table-cell>
        </table:table-row>
        <table:table-row table:style-name="ro1">
          <table:table-cell office:value-type="float" office:value="38.2352941176453" calcext:value-type="float">
            <text:p>38.2352941176453</text:p>
          </table:table-cell>
          <table:table-cell office:value-type="float" office:value="1" calcext:value-type="float">
            <text:p>1</text:p>
          </table:table-cell>
          <table:table-cell table:formula="of:=[.$B$33]^[.B28]" office:value-type="float" office:value="0.6" calcext:value-type="float">
            <text:p>0.6</text:p>
          </table:table-cell>
          <table:table-cell table:formula="of:=[.C28]*[.A28]" office:value-type="float" office:value="22.9411764705872" calcext:value-type="float">
            <text:p>22.9411764705872</text:p>
          </table:table-cell>
        </table:table-row>
        <table:table-row table:style-name="ro1">
          <table:table-cell office:value-type="float" office:value="47.3684210526339" calcext:value-type="float">
            <text:p>47.3684210526339</text:p>
          </table:table-cell>
          <table:table-cell office:value-type="float" office:value="0" calcext:value-type="float">
            <text:p>0</text:p>
          </table:table-cell>
          <table:table-cell table:formula="of:=[.$B$33]^[.B29]" office:value-type="float" office:value="1" calcext:value-type="float">
            <text:p>1</text:p>
          </table:table-cell>
          <table:table-cell table:formula="of:=[.C29]*[.A29]" office:value-type="float" office:value="47.3684210526339" calcext:value-type="float">
            <text:p>47.368421052633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moothed</text:p>
          </table:table-cell>
          <table:table-cell table:formula="of:=[.D31]/[.C31]" office:value-type="float" office:value="33.2845793116012" calcext:value-type="float">
            <text:p>33.2845793116012</text:p>
          </table:table-cell>
          <table:table-cell table:formula="of:=SUM([.C26:.C29])" office:value-type="float" office:value="2.176" calcext:value-type="float">
            <text:p>2.176</text:p>
          </table:table-cell>
          <table:table-cell table:formula="of:=SUM([.D26:.D29])" office:value-type="float" office:value="72.4272445820442" calcext:value-type="float">
            <text:p>72.4272445820442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2 / 5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32]" office:value-type="float" office:value="0.6" calcext:value-type="float">
            <text:p>0.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$B$43]^[.B36]" office:value-type="float" office:value="0.052734375" calcext:value-type="float">
            <text:p>0.052734375</text:p>
          </table:table-cell>
          <table:table-cell table:formula="of:=[.C36]*[.A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8235294117524" calcext:value-type="float">
            <text:p>5.88235294117524</text:p>
          </table:table-cell>
          <table:table-cell office:value-type="float" office:value="2" calcext:value-type="float">
            <text:p>2</text:p>
          </table:table-cell>
          <table:table-cell table:formula="of:=[.$B$43]^[.B37]" office:value-type="float" office:value="0.140625" calcext:value-type="float">
            <text:p>0.140625</text:p>
          </table:table-cell>
          <table:table-cell table:formula="of:=[.C37]*[.A37]" office:value-type="float" office:value="0.827205882352768" calcext:value-type="float">
            <text:p>0.827205882352768</text:p>
          </table:table-cell>
        </table:table-row>
        <table:table-row table:style-name="ro1">
          <table:table-cell office:value-type="float" office:value="38.2352941176453" calcext:value-type="float">
            <text:p>38.2352941176453</text:p>
          </table:table-cell>
          <table:table-cell office:value-type="float" office:value="1" calcext:value-type="float">
            <text:p>1</text:p>
          </table:table-cell>
          <table:table-cell table:formula="of:=[.$B$43]^[.B38]" office:value-type="float" office:value="0.375" calcext:value-type="float">
            <text:p>0.375</text:p>
          </table:table-cell>
          <table:table-cell table:formula="of:=[.C38]*[.A38]" office:value-type="float" office:value="14.338235294117" calcext:value-type="float">
            <text:p>14.338235294117</text:p>
          </table:table-cell>
        </table:table-row>
        <table:table-row table:style-name="ro1">
          <table:table-cell office:value-type="float" office:value="47.3684210526339" calcext:value-type="float">
            <text:p>47.3684210526339</text:p>
          </table:table-cell>
          <table:table-cell office:value-type="float" office:value="0" calcext:value-type="float">
            <text:p>0</text:p>
          </table:table-cell>
          <table:table-cell table:formula="of:=[.$B$43]^[.B39]" office:value-type="float" office:value="1" calcext:value-type="float">
            <text:p>1</text:p>
          </table:table-cell>
          <table:table-cell table:formula="of:=[.C39]*[.A39]" office:value-type="float" office:value="47.3684210526339" calcext:value-type="float">
            <text:p>47.368421052633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moothed</text:p>
          </table:table-cell>
          <table:table-cell table:formula="of:=[.D41]/[.C41]" office:value-type="float" office:value="39.8721512594036" calcext:value-type="float">
            <text:p>39.8721512594036</text:p>
          </table:table-cell>
          <table:table-cell table:formula="of:=SUM([.C36:.C39])" office:value-type="float" office:value="1.568359375" calcext:value-type="float">
            <text:p>1.568359375</text:p>
          </table:table-cell>
          <table:table-cell table:formula="of:=SUM([.D36:.D39])" office:value-type="float" office:value="62.5338622291037" calcext:value-type="float">
            <text:p>62.5338622291037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5 / 8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42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moving median</text:p>
          </table:table-cell>
          <table:table-cell table:formula="of:=AVERAGE([.A37:.A38])" office:value-type="float" office:value="22.0588235294103" calcext:value-type="float">
            <text:p>22.058823529410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formula="of:=ROUND([.A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ROUND([.A3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ROUND([.A38]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formula="of:=ROUND([.A39]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formula="of:=AVERAGE([.A51:.A54])" office:value-type="float" office:value="22.75" calcext:value-type="float">
            <text:p>22.75</text:p>
          </table:table-cell>
          <table:table-cell office:value-type="string" calcext:value-type="string">
            <text:p>moving mode</text:p>
          </table:table-cell>
          <table:table-cell table:number-columns-repeated="2"/>
        </table:table-row>
      </table:table>
      <table:table table:name="bulk slowest stochastic" table:style-name="ta1">
        <table:table-column table:style-name="co1" table:number-columns-repeated="4" table:default-cell-style-name="Default"/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</text:p>
          </table:table-cell>
          <table:table-cell table:formula="of:=AVERAGE([.A1:.A3])" office:value-type="float" office:value="69.3333333333333" calcext:value-type="float">
            <text:p>69.3333333333333</text:p>
          </table:table-cell>
          <table:table-cell table:number-columns-repeated="2"/>
        </table:table-row>
        <table:table-row table:style-name="ro1">
          <table:table-cell/>
          <table:table-cell table:formula="of:=AVERAGE([.A2:.A4])" office:value-type="float" office:value="63.6666666666667" calcext:value-type="float">
            <text:p>63.6666666666667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[.B15]^[.B9]" office:value-type="float" office:value="0.444444444444445" calcext:value-type="float">
            <text:p>0.444444444444445</text:p>
          </table:table-cell>
          <table:table-cell table:formula="of:=[.C9]*[.A9]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15]^[.B10]" office:value-type="float" office:value="0.666666666666667" calcext:value-type="float">
            <text:p>0.666666666666667</text:p>
          </table:table-cell>
          <table:table-cell table:formula="of:=[.C10]*[.A10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B15]^[.B11]" office:value-type="float" office:value="1" calcext:value-type="float">
            <text:p>1</text:p>
          </table:table-cell>
          <table:table-cell table:formula="of:=[.C11]*[.A11]" office:value-type="float" office:value="73" calcext:value-type="float">
            <text:p>7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moothed</text:p>
          </table:table-cell>
          <table:table-cell table:formula="of:=[.D13]/[.C13]" office:value-type="float" office:value="69.3157894736842" calcext:value-type="float">
            <text:p>69.3157894736842</text:p>
          </table:table-cell>
          <table:table-cell table:formula="of:=SUM([.C9:.C11])" office:value-type="float" office:value="2.11111111111111" calcext:value-type="float">
            <text:p>2.11111111111111</text:p>
          </table:table-cell>
          <table:table-cell table:formula="of:=SUM([.D9:.D11])" office:value-type="float" office:value="146.333333333333" calcext:value-type="float">
            <text:p>146.333333333333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1 / 3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14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3]^[.B17]" office:value-type="float" office:value="0.444444444444445" calcext:value-type="float">
            <text:p>0.444444444444445</text:p>
          </table:table-cell>
          <table:table-cell table:formula="of:=[.C17]*[.A17]" office:value-type="float" office:value="26.6666666666667" calcext:value-type="float">
            <text:p>26.66666666666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B23]^[.B18]" office:value-type="float" office:value="0.666666666666667" calcext:value-type="float">
            <text:p>0.666666666666667</text:p>
          </table:table-cell>
          <table:table-cell table:formula="of:=[.C18]*[.A18]" office:value-type="float" office:value="48.6666666666667" calcext:value-type="float">
            <text:p>48.6666666666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B23]^[.B19]" office:value-type="float" office:value="1" calcext:value-type="float">
            <text:p>1</text:p>
          </table:table-cell>
          <table:table-cell table:formula="of:=[.C19]*[.A19]" office:value-type="float" office:value="58" calcext:value-type="float">
            <text:p>5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moothed</text:p>
          </table:table-cell>
          <table:table-cell table:formula="of:=[.D21]/[.C21]" office:value-type="float" office:value="63.1578947368421" calcext:value-type="float">
            <text:p>63.1578947368421</text:p>
          </table:table-cell>
          <table:table-cell table:formula="of:=SUM([.C17:.C19])" office:value-type="float" office:value="2.11111111111111" calcext:value-type="float">
            <text:p>2.11111111111111</text:p>
          </table:table-cell>
          <table:table-cell table:formula="of:=SUM([.D17:.D19])" office:value-type="float" office:value="133.333333333333" calcext:value-type="float">
            <text:p>133.333333333333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1 / 3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22]" office:value-type="float" office:value="0.666666666666667" calcext:value-type="float">
            <text:p>0.666666666666667</text:p>
          </table:table-cell>
          <table:table-cell table:number-columns-repeated="2"/>
        </table:table-row>
      </table:table>
      <table:table table:name="single williams %R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h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%r</text:p>
          </table:table-cell>
          <table:table-cell table:formula="of:=-100*([.C5]/[.D5])" office:value-type="float" office:value="-32" calcext:value-type="float">
            <text:p>-32</text:p>
          </table:table-cell>
          <table:table-cell table:formula="of:=[.B1]-[.B3]" office:value-type="float" office:value="8" calcext:value-type="float">
            <text:p>8</text:p>
          </table:table-cell>
          <table:table-cell table:formula="of:=[.B1]-[.B2]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0.93" calcext:value-type="float">
            <text:p>10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0.37" calcext:value-type="float">
            <text:p>10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.49" calcext:value-type="float">
            <text:p>100.4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%r</text:p>
          </table:table-cell>
          <table:table-cell table:formula="of:=-100*([.C11]/[.D11])" office:value-type="float" office:value="-78.5714285714304" calcext:value-type="float">
            <text:p>-78.5714285714304</text:p>
          </table:table-cell>
          <table:table-cell table:formula="of:=[.B7]-[.B9]" office:value-type="float" office:value="0.440000000000012" calcext:value-type="float">
            <text:p>0.440000000000012</text:p>
          </table:table-cell>
          <table:table-cell table:formula="of:=[.B7]-[.B8]" office:value-type="float" office:value="0.560000000000002" calcext:value-type="float">
            <text:p>0.560000000000002</text:p>
          </table:table-cell>
        </table:table-row>
      </table:table>
      <table:table table:name="bulk williams %r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h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%r</text:p>
          </table:table-cell>
          <table:table-cell table:formula="of:=-100*([.C5]/[.D5])" office:value-type="float" office:value="-32" calcext:value-type="float">
            <text:p>-32</text:p>
          </table:table-cell>
          <table:table-cell table:formula="of:=[.B1]-[.B3]" office:value-type="float" office:value="8" calcext:value-type="float">
            <text:p>8</text:p>
          </table:table-cell>
          <table:table-cell table:formula="of:=[.B1]-[.B2]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%r</text:p>
          </table:table-cell>
          <table:table-cell table:formula="of:=-100*([.C11]/[.D11])" office:value-type="float" office:value="-55.5555555555556" calcext:value-type="float">
            <text:p>-55.5555555555556</text:p>
          </table:table-cell>
          <table:table-cell table:formula="of:=[.B7]-[.B9]" office:value-type="float" office:value="10" calcext:value-type="float">
            <text:p>10</text:p>
          </table:table-cell>
          <table:table-cell table:formula="of:=[.B7]-[.B8]" office:value-type="float" office:value="18" calcext:value-type="float">
            <text:p>1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%r</text:p>
          </table:table-cell>
          <table:table-cell table:formula="of:=-100*([.C17]/[.D17])" office:value-type="float" office:value="-80" calcext:value-type="float">
            <text:p>-80</text:p>
          </table:table-cell>
          <table:table-cell table:formula="of:=[.B13]-[.B15]" office:value-type="float" office:value="4" calcext:value-type="float">
            <text:p>4</text:p>
          </table:table-cell>
          <table:table-cell table:formula="of:=[.B13]-[.B14]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%r</text:p>
          </table:table-cell>
          <table:table-cell table:formula="of:=-100*([.C23]/[.D23])" office:value-type="float" office:value="-18.75" calcext:value-type="float">
            <text:p>-18.75</text:p>
          </table:table-cell>
          <table:table-cell table:formula="of:=[.B19]-[.B21]" office:value-type="float" office:value="3" calcext:value-type="float">
            <text:p>3</text:p>
          </table:table-cell>
          <table:table-cell table:formula="of:=[.B19]-[.B20]" office:value-type="float" office:value="16" calcext:value-type="float">
            <text:p>16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0.93" calcext:value-type="float">
            <text:p>10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0.37" calcext:value-type="float">
            <text:p>10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.49" calcext:value-type="float">
            <text:p>100.4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%r</text:p>
          </table:table-cell>
          <table:table-cell table:formula="of:=-100*([.C31]/[.D31])" office:value-type="float" office:value="-78.5714285714304" calcext:value-type="float">
            <text:p>-78.5714285714304</text:p>
          </table:table-cell>
          <table:table-cell table:formula="of:=[.B27]-[.B29]" office:value-type="float" office:value="0.440000000000012" calcext:value-type="float">
            <text:p>0.440000000000012</text:p>
          </table:table-cell>
          <table:table-cell table:formula="of:=[.B27]-[.B28]" office:value-type="float" office:value="0.560000000000002" calcext:value-type="float">
            <text:p>0.56000000000000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1.58" calcext:value-type="float">
            <text:p>101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0.57" calcext:value-type="float">
            <text:p>10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1.06" calcext:value-type="float">
            <text:p>101.0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%r</text:p>
          </table:table-cell>
          <table:table-cell table:formula="of:=-100*([.C37]/[.D37])" office:value-type="float" office:value="-51.4851485148508" calcext:value-type="float">
            <text:p>-51.4851485148508</text:p>
          </table:table-cell>
          <table:table-cell table:formula="of:=[.B33]-[.B35]" office:value-type="float" office:value="0.519999999999996" calcext:value-type="float">
            <text:p>0.519999999999996</text:p>
          </table:table-cell>
          <table:table-cell table:formula="of:=[.B33]-[.B34]" office:value-type="float" office:value="1.01000000000001" calcext:value-type="float">
            <text:p>1.0100000000000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1.25" calcext:value-type="float">
            <text:p>10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0.94" calcext:value-type="float">
            <text:p>10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1.13" calcext:value-type="float">
            <text:p>101.1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%r</text:p>
          </table:table-cell>
          <table:table-cell table:formula="of:=-100*([.C43]/[.D43])" office:value-type="float" office:value="-38.709677419356" calcext:value-type="float">
            <text:p>-38.709677419356</text:p>
          </table:table-cell>
          <table:table-cell table:formula="of:=[.B39]-[.B41]" office:value-type="float" office:value="0.120000000000005" calcext:value-type="float">
            <text:p>0.120000000000005</text:p>
          </table:table-cell>
          <table:table-cell table:formula="of:=[.B39]-[.B40]" office:value-type="float" office:value="0.310000000000002" calcext:value-type="float">
            <text:p>0.310000000000002</text:p>
          </table:table-cell>
        </table:table-row>
      </table:table>
      <table:table table:name="single mfi" table:style-name="ta1"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00" calcext:value-type="float">
            <text:p>1300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aw money flow</text:p>
          </table:table-cell>
          <table:table-cell table:formula="of:=[.A2]*[.B2]"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/>
          <table:table-cell table:formula="of:=[.A3]*[.B3]" office:value-type="float" office:value="153000" calcext:value-type="float">
            <text:p>153000</text:p>
          </table:table-cell>
          <table:table-cell table:number-columns-repeated="2"/>
        </table:table-row>
        <table:table-row table:style-name="ro1">
          <table:table-cell/>
          <table:table-cell table:formula="of:=[.A4]*[.B4]" office:value-type="float" office:value="123600" calcext:value-type="float">
            <text:p>123600</text:p>
          </table:table-cell>
          <table:table-cell table:number-columns-repeated="2"/>
        </table:table-row>
        <table:table-row table:style-name="ro1">
          <table:table-cell/>
          <table:table-cell table:formula="of:=[.A5]*[.B5]" office:value-type="float" office:value="90900" calcext:value-type="float">
            <text:p>90900</text:p>
          </table:table-cell>
          <table:table-cell table:number-columns-repeated="2"/>
        </table:table-row>
        <table:table-row table:style-name="ro1">
          <table:table-cell/>
          <table:table-cell table:formula="of:=[.A6]*[.B6]" office:value-type="float" office:value="128700" calcext:value-type="float">
            <text:p>128700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formula="of:=IF([.B10]&gt;[.B9];[.B10])" office:value-type="float" office:value="153000" calcext:value-type="float">
            <text:p>153000</text:p>
          </table:table-cell>
          <table:table-cell table:style-name="ce6" table:formula="of:=IF([.B10]&lt;[.B9];[.B10]; 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0" table:formula="of:=IF([.B11]&gt;[.B10];[.B11])" office:value-type="boolean" office:boolean-value="false" calcext:value-type="boolean">
            <text:p>FALSE</text:p>
          </table:table-cell>
          <table:table-cell table:style-name="ce6" table:formula="of:=IF([.B11]&lt;[.B10];[.B11]; 0)" office:value-type="float" office:value="123600" calcext:value-type="float">
            <text:p>123600</text:p>
          </table:table-cell>
          <table:table-cell/>
        </table:table-row>
        <table:table-row table:style-name="ro1">
          <table:table-cell/>
          <table:table-cell table:style-name="ce10" table:formula="of:=IF([.B12]&gt;[.B11];[.B12])" office:value-type="boolean" office:boolean-value="false" calcext:value-type="boolean">
            <text:p>FALSE</text:p>
          </table:table-cell>
          <table:table-cell table:style-name="ce6" table:formula="of:=IF([.B12]&lt;[.B11];[.B12]; 0)" office:value-type="float" office:value="90900" calcext:value-type="float">
            <text:p>90900</text:p>
          </table:table-cell>
          <table:table-cell/>
        </table:table-row>
        <table:table-row table:style-name="ro1">
          <table:table-cell/>
          <table:table-cell table:formula="of:=IF([.B13]&gt;[.B12];[.B13])" office:value-type="float" office:value="128700" calcext:value-type="float">
            <text:p>128700</text:p>
          </table:table-cell>
          <table:table-cell table:style-name="ce6" table:formula="of:=IF([.B13]&lt;[.B12];[.B13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16:.B19])" office:value-type="float" office:value="281700" calcext:value-type="float">
            <text:p>281700</text:p>
          </table:table-cell>
          <table:table-cell table:formula="of:=SUM([.C16:.C19])" office:value-type="float" office:value="214500" calcext:value-type="float">
            <text:p>214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formula="of:=100-[.B23]" office:value-type="float" office:value="56.7714631197098" calcext:value-type="float">
            <text:p>56.7714631197098</text:p>
          </table:table-cell>
          <table:table-cell table:formula="of:=100/[.C23]" office:value-type="float" office:value="43.2285368802902" calcext:value-type="float">
            <text:p>43.2285368802902</text:p>
          </table:table-cell>
          <table:table-cell table:formula="of:=1+[.D23]" office:value-type="float" office:value="2.31328671328671" calcext:value-type="float">
            <text:p>2.31328671328671</text:p>
          </table:table-cell>
          <table:table-cell table:formula="of:=[.B21]/[.C21]" office:value-type="float" office:value="1.31328671328671" calcext:value-type="float">
            <text:p>1.31328671328671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float" office:value="100.46" calcext:value-type="float">
            <text:p>100.46</text:p>
          </table:table-cell>
          <table:table-cell office:value-type="float" office:value="1400" calcext:value-type="float">
            <text:p>1400</text:p>
          </table:table-cell>
          <table:table-cell table:number-columns-repeated="2"/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1450" calcext:value-type="float">
            <text:p>1450</text:p>
          </table:table-cell>
          <table:table-cell table:number-columns-repeated="2"/>
        </table:table-row>
        <table:table-row table:style-name="ro1">
          <table:table-cell office:value-type="float" office:value="100.38" calcext:value-type="float">
            <text:p>100.38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float" office:value="875" calcext:value-type="float">
            <text:p>875</text:p>
          </table:table-cell>
          <table:table-cell table:number-columns-repeated="2"/>
        </table:table-row>
        <table:table-row table:style-name="ro1">
          <table:table-cell office:value-type="float" office:value="100.32" calcext:value-type="float">
            <text:p>100.32</text:p>
          </table:table-cell>
          <table:table-cell office:value-type="float" office:value="1025" calcext:value-type="float">
            <text:p>1025</text:p>
          </table:table-cell>
          <table:table-cell table:number-columns-repeated="2"/>
        </table:table-row>
        <table:table-row table:style-name="ro1">
          <table:table-cell office:value-type="float" office:value="100.28" calcext:value-type="float">
            <text:p>100.28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aw money flow</text:p>
          </table:table-cell>
          <table:table-cell table:formula="of:=[.A28]*[.B28]" office:value-type="float" office:value="120240" calcext:value-type="float">
            <text:p>120240</text:p>
          </table:table-cell>
          <table:table-cell table:number-columns-repeated="2"/>
        </table:table-row>
        <table:table-row table:style-name="ro1">
          <table:table-cell/>
          <table:table-cell table:formula="of:=[.A29]*[.B29]" office:value-type="float" office:value="140644" calcext:value-type="float">
            <text:p>140644</text:p>
          </table:table-cell>
          <table:table-cell table:number-columns-repeated="2"/>
        </table:table-row>
        <table:table-row table:style-name="ro1">
          <table:table-cell/>
          <table:table-cell table:formula="of:=[.A30]*[.B30]" office:value-type="float" office:value="145768.5" calcext:value-type="float">
            <text:p>145768.5</text:p>
          </table:table-cell>
          <table:table-cell table:number-columns-repeated="2"/>
        </table:table-row>
        <table:table-row table:style-name="ro1">
          <table:table-cell/>
          <table:table-cell table:formula="of:=[.A31]*[.B31]" office:value-type="float" office:value="110418" calcext:value-type="float">
            <text:p>110418</text:p>
          </table:table-cell>
          <table:table-cell table:number-columns-repeated="2"/>
        </table:table-row>
        <table:table-row table:style-name="ro1">
          <table:table-cell/>
          <table:table-cell table:formula="of:=[.A32]*[.B32]" office:value-type="float" office:value="90171" calcext:value-type="float">
            <text:p>90171</text:p>
          </table:table-cell>
          <table:table-cell table:number-columns-repeated="2"/>
        </table:table-row>
        <table:table-row table:style-name="ro1">
          <table:table-cell/>
          <table:table-cell table:formula="of:=[.A33]*[.B33]" office:value-type="float" office:value="87683.75" calcext:value-type="float">
            <text:p>87683.75</text:p>
          </table:table-cell>
          <table:table-cell table:number-columns-repeated="2"/>
        </table:table-row>
        <table:table-row table:style-name="ro1">
          <table:table-cell/>
          <table:table-cell table:formula="of:=[.A34]*[.B34]" office:value-type="float" office:value="102828" calcext:value-type="float">
            <text:p>102828</text:p>
          </table:table-cell>
          <table:table-cell table:number-columns-repeated="2"/>
        </table:table-row>
        <table:table-row table:style-name="ro1">
          <table:table-cell/>
          <table:table-cell table:formula="of:=[.A35]*[.B35]" office:value-type="float" office:value="110308" calcext:value-type="float">
            <text:p>11030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IF([.B38]&gt;[.B37];[.B38])" office:value-type="float" office:value="140644" calcext:value-type="float">
            <text:p>140644</text:p>
          </table:table-cell>
          <table:table-cell table:style-name="ce6" table:formula="of:=IF([.B38]&lt;[.B37];[.B38]; 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B39]&gt;[.B38];[.B39])" office:value-type="float" office:value="145768.5" calcext:value-type="float">
            <text:p>145768.5</text:p>
          </table:table-cell>
          <table:table-cell table:style-name="ce6" table:formula="of:=IF([.B39]&lt;[.B38];[.B39]; 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0" table:formula="of:=IF([.B40]&gt;[.B39];[.B40])" office:value-type="boolean" office:boolean-value="false" calcext:value-type="boolean">
            <text:p>FALSE</text:p>
          </table:table-cell>
          <table:table-cell table:style-name="ce6" table:formula="of:=IF([.B40]&lt;[.B39];[.B40]; 0)" office:value-type="float" office:value="110418" calcext:value-type="float">
            <text:p>110418</text:p>
          </table:table-cell>
          <table:table-cell/>
        </table:table-row>
        <table:table-row table:style-name="ro1">
          <table:table-cell/>
          <table:table-cell table:style-name="ce10" table:formula="of:=IF([.B41]&gt;[.B40];[.B41])" office:value-type="boolean" office:boolean-value="false" calcext:value-type="boolean">
            <text:p>FALSE</text:p>
          </table:table-cell>
          <table:table-cell table:style-name="ce6" table:formula="of:=IF([.B41]&lt;[.B40];[.B41]; 0)" office:value-type="float" office:value="90171" calcext:value-type="float">
            <text:p>90171</text:p>
          </table:table-cell>
          <table:table-cell/>
        </table:table-row>
        <table:table-row table:style-name="ro1">
          <table:table-cell/>
          <table:table-cell table:style-name="ce10" table:formula="of:=IF([.B42]&gt;[.B41];[.B42])" office:value-type="boolean" office:boolean-value="false" calcext:value-type="boolean">
            <text:p>FALSE</text:p>
          </table:table-cell>
          <table:table-cell table:style-name="ce6" table:formula="of:=IF([.B42]&lt;[.B41];[.B42]; 0)" office:value-type="float" office:value="87683.75" calcext:value-type="float">
            <text:p>87683.75</text:p>
          </table:table-cell>
          <table:table-cell/>
        </table:table-row>
        <table:table-row table:style-name="ro1">
          <table:table-cell/>
          <table:table-cell table:formula="of:=IF([.B43]&gt;[.B42];[.B43])" office:value-type="float" office:value="102828" calcext:value-type="float">
            <text:p>102828</text:p>
          </table:table-cell>
          <table:table-cell table:style-name="ce6" table:formula="of:=IF([.B43]&lt;[.B42];[.B43]; 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B44]&gt;[.B43];[.B44])" office:value-type="float" office:value="110308" calcext:value-type="float">
            <text:p>110308</text:p>
          </table:table-cell>
          <table:table-cell table:style-name="ce6" table:formula="of:=IF([.B44]&lt;[.B43];[.B44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46:.B52])" office:value-type="float" office:value="499548.5" calcext:value-type="float">
            <text:p>499548.5</text:p>
          </table:table-cell>
          <table:table-cell table:formula="of:=SUM([.C46:.C52])" office:value-type="float" office:value="288272.75" calcext:value-type="float">
            <text:p>288272.7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formula="of:=100-[.B56]" office:value-type="float" office:value="63.4088633684354" calcext:value-type="float">
            <text:p>63.4088633684354</text:p>
          </table:table-cell>
          <table:table-cell table:formula="of:=100/[.C56]" office:value-type="float" office:value="36.5911366315646" calcext:value-type="float">
            <text:p>36.5911366315646</text:p>
          </table:table-cell>
          <table:table-cell table:formula="of:=1+[.D56]" office:value-type="float" office:value="2.73290226009916" calcext:value-type="float">
            <text:p>2.73290226009916</text:p>
          </table:table-cell>
          <table:table-cell table:formula="of:=[.B54]/[.C54]" office:value-type="float" office:value="1.73290226009916" calcext:value-type="float">
            <text:p>1.73290226009916</text:p>
          </table:table-cell>
        </table:table-row>
      </table:table>
      <table:table table:name="bulk mfi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raw money flow</text:p>
          </table:table-cell>
          <table:table-cell table:formula="of:=[.A2]*[.B2]"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/>
          <table:table-cell table:formula="of:=[.A3]*[.B3]" office:value-type="float" office:value="153000" calcext:value-type="float">
            <text:p>153000</text:p>
          </table:table-cell>
          <table:table-cell table:number-columns-repeated="2"/>
        </table:table-row>
        <table:table-row table:style-name="ro1">
          <table:table-cell/>
          <table:table-cell table:formula="of:=[.A4]*[.B4]" office:value-type="float" office:value="123600" calcext:value-type="float">
            <text:p>123600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formula="of:=IF([.B10]&gt;[.B9];[.B10])" office:value-type="float" office:value="153000" calcext:value-type="float">
            <text:p>153000</text:p>
          </table:table-cell>
          <table:table-cell table:style-name="ce6" table:formula="of:=IF([.B10]&lt;[.B9];[.B10]; 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0" table:formula="of:=IF([.B11]&gt;[.B10];[.B11])" office:value-type="boolean" office:boolean-value="false" calcext:value-type="boolean">
            <text:p>FALSE</text:p>
          </table:table-cell>
          <table:table-cell table:style-name="ce6" table:formula="of:=IF([.B11]&lt;[.B10];[.B11]; 0)" office:value-type="float" office:value="123600" calcext:value-type="float">
            <text:p>12360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6"/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16:.B19])" office:value-type="float" office:value="153000" calcext:value-type="float">
            <text:p>153000</text:p>
          </table:table-cell>
          <table:table-cell table:formula="of:=SUM([.C16:.C19])" office:value-type="float" office:value="123600" calcext:value-type="float">
            <text:p>1236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formula="of:=100-[.B23]" office:value-type="float" office:value="55.3145336225596" calcext:value-type="float">
            <text:p>55.3145336225596</text:p>
          </table:table-cell>
          <table:table-cell table:formula="of:=100/[.C23]" office:value-type="float" office:value="44.6854663774404" calcext:value-type="float">
            <text:p>44.6854663774404</text:p>
          </table:table-cell>
          <table:table-cell table:formula="of:=1+[.D23]" office:value-type="float" office:value="2.2378640776699" calcext:value-type="float">
            <text:p>2.2378640776699</text:p>
          </table:table-cell>
          <table:table-cell table:formula="of:=[.B21]/[.C21]" office:value-type="float" office:value="1.2378640776699" calcext:value-type="float">
            <text:p>1.237864077669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raw money flow</text:p>
          </table:table-cell>
          <table:table-cell table:number-columns-repeated="3"/>
        </table:table-row>
        <table:table-row table:style-name="ro1">
          <table:table-cell/>
          <table:table-cell table:formula="of:=[.A28]*[.B28]" office:value-type="float" office:value="153000" calcext:value-type="float">
            <text:p>153000</text:p>
          </table:table-cell>
          <table:table-cell table:number-columns-repeated="2"/>
        </table:table-row>
        <table:table-row table:style-name="ro1">
          <table:table-cell/>
          <table:table-cell table:formula="of:=[.A29]*[.B29]" office:value-type="float" office:value="123600" calcext:value-type="float">
            <text:p>123600</text:p>
          </table:table-cell>
          <table:table-cell table:number-columns-repeated="2"/>
        </table:table-row>
        <table:table-row table:style-name="ro1">
          <table:table-cell/>
          <table:table-cell table:formula="of:=[.A30]*[.B30]" office:value-type="float" office:value="90900" calcext:value-type="float">
            <text:p>90900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table:style-name="ce6"/>
          <table:table-cell/>
        </table:table-row>
        <table:table-row table:style-name="ro1">
          <table:table-cell/>
          <table:table-cell table:style-name="ce10" table:formula="of:=IF([.B36]&gt;[.B35];[.B36])" office:value-type="boolean" office:boolean-value="false" calcext:value-type="boolean">
            <text:p>FALSE</text:p>
          </table:table-cell>
          <table:table-cell table:style-name="ce6" table:formula="of:=IF([.B36]&lt;[.B35];[.B36]; 0)" office:value-type="float" office:value="123600" calcext:value-type="float">
            <text:p>123600</text:p>
          </table:table-cell>
          <table:table-cell/>
        </table:table-row>
        <table:table-row table:style-name="ro1">
          <table:table-cell/>
          <table:table-cell table:style-name="ce10" table:formula="of:=IF([.B37]&gt;[.B36];[.B37])" office:value-type="boolean" office:boolean-value="false" calcext:value-type="boolean">
            <text:p>FALSE</text:p>
          </table:table-cell>
          <table:table-cell table:style-name="ce6" table:formula="of:=IF([.B37]&lt;[.B36];[.B37]; 0)" office:value-type="float" office:value="90900" calcext:value-type="float">
            <text:p>90900</text:p>
          </table:table-cell>
          <table:table-cell/>
        </table:table-row>
        <table:table-row table:style-name="ro1">
          <table:table-cell table:number-columns-repeated="2"/>
          <table:table-cell table:style-name="ce6"/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41:.B44])" office:value-type="float" office:value="0" calcext:value-type="float">
            <text:p>0</text:p>
          </table:table-cell>
          <table:table-cell table:formula="of:=SUM([.C41:.C44])" office:value-type="float" office:value="214500" calcext:value-type="float">
            <text:p>214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formula="of:=100-[.B48]" office:value-type="float" office:value="0" calcext:value-type="float">
            <text:p>0</text:p>
          </table:table-cell>
          <table:table-cell table:formula="of:=100/[.C48]" office:value-type="float" office:value="100" calcext:value-type="float">
            <text:p>100</text:p>
          </table:table-cell>
          <table:table-cell table:formula="of:=1+[.D48]" office:value-type="float" office:value="1" calcext:value-type="float">
            <text:p>1</text:p>
          </table:table-cell>
          <table:table-cell table:formula="of:=[.B46]/[.C46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00" calcext:value-type="float">
            <text:p>1300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raw money flow</text:p>
          </table:table-cell>
          <table:table-cell table:formula="of:=[.A52]*[.B52]" office:value-type="float" office:value="123600" calcext:value-type="float">
            <text:p>123600</text:p>
          </table:table-cell>
          <table:table-cell table:number-columns-repeated="2"/>
        </table:table-row>
        <table:table-row table:style-name="ro1">
          <table:table-cell/>
          <table:table-cell table:formula="of:=[.A53]*[.B53]" office:value-type="float" office:value="90900" calcext:value-type="float">
            <text:p>90900</text:p>
          </table:table-cell>
          <table:table-cell table:number-columns-repeated="2"/>
        </table:table-row>
        <table:table-row table:style-name="ro1">
          <table:table-cell/>
          <table:table-cell table:formula="of:=[.A54]*[.B54]" office:value-type="float" office:value="128700" calcext:value-type="float">
            <text:p>128700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ce10" table:formula="of:=IF([.B60]&gt;[.B59];[.B60])" office:value-type="boolean" office:boolean-value="false" calcext:value-type="boolean">
            <text:p>FALSE</text:p>
          </table:table-cell>
          <table:table-cell table:style-name="ce6" table:formula="of:=IF([.B60]&lt;[.B59];[.B60]; 0)" office:value-type="float" office:value="90900" calcext:value-type="float">
            <text:p>90900</text:p>
          </table:table-cell>
          <table:table-cell/>
        </table:table-row>
        <table:table-row table:style-name="ro1">
          <table:table-cell/>
          <table:table-cell table:formula="of:=IF([.B61]&gt;[.B60];[.B61])" office:value-type="float" office:value="128700" calcext:value-type="float">
            <text:p>128700</text:p>
          </table:table-cell>
          <table:table-cell table:style-name="ce6" table:formula="of:=IF([.B61]&lt;[.B60];[.B61]; 0)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6"/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66:.B69])" office:value-type="float" office:value="128700" calcext:value-type="float">
            <text:p>128700</text:p>
          </table:table-cell>
          <table:table-cell table:formula="of:=SUM([.C66:.C69])" office:value-type="float" office:value="90900" calcext:value-type="float">
            <text:p>909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formula="of:=100-[.B73]" office:value-type="float" office:value="58.6065573770492" calcext:value-type="float">
            <text:p>58.6065573770492</text:p>
          </table:table-cell>
          <table:table-cell table:formula="of:=100/[.C73]" office:value-type="float" office:value="41.3934426229508" calcext:value-type="float">
            <text:p>41.3934426229508</text:p>
          </table:table-cell>
          <table:table-cell table:formula="of:=1+[.D73]" office:value-type="float" office:value="2.41584158415842" calcext:value-type="float">
            <text:p>2.41584158415842</text:p>
          </table:table-cell>
          <table:table-cell table:formula="of:=[.B71]/[.C71]" office:value-type="float" office:value="1.41584158415842" calcext:value-type="float">
            <text:p>1.4158415841584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float" office:value="100.46" calcext:value-type="float">
            <text:p>100.46</text:p>
          </table:table-cell>
          <table:table-cell office:value-type="float" office:value="1400" calcext:value-type="float">
            <text:p>1400</text:p>
          </table:table-cell>
          <table:table-cell table:number-columns-repeated="2"/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1450" calcext:value-type="float">
            <text:p>1450</text:p>
          </table:table-cell>
          <table:table-cell table:number-columns-repeated="2"/>
        </table:table-row>
        <table:table-row table:style-name="ro1">
          <table:table-cell office:value-type="float" office:value="100.38" calcext:value-type="float">
            <text:p>100.38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aw money flow</text:p>
          </table:table-cell>
          <table:table-cell table:formula="of:=[.A77]*[.B77]" office:value-type="float" office:value="120240" calcext:value-type="float">
            <text:p>120240</text:p>
          </table:table-cell>
          <table:table-cell table:number-columns-repeated="2"/>
        </table:table-row>
        <table:table-row table:style-name="ro1">
          <table:table-cell/>
          <table:table-cell table:formula="of:=[.A78]*[.B78]" office:value-type="float" office:value="140644" calcext:value-type="float">
            <text:p>140644</text:p>
          </table:table-cell>
          <table:table-cell table:number-columns-repeated="2"/>
        </table:table-row>
        <table:table-row table:style-name="ro1">
          <table:table-cell/>
          <table:table-cell table:formula="of:=[.A79]*[.B79]" office:value-type="float" office:value="145768.5" calcext:value-type="float">
            <text:p>145768.5</text:p>
          </table:table-cell>
          <table:table-cell table:number-columns-repeated="2"/>
        </table:table-row>
        <table:table-row table:style-name="ro1">
          <table:table-cell/>
          <table:table-cell table:formula="of:=[.A80]*[.B80]" office:value-type="float" office:value="110418" calcext:value-type="float">
            <text:p>110418</text:p>
          </table:table-cell>
          <table:table-cell table:number-columns-repeated="2"/>
        </table:table-row>
        <table:table-row table:style-name="ro1">
          <table:table-cell/>
          <table:table-cell table:formula="of:=[.A81]*[.B81]" office:value-type="float" office:value="90171" calcext:value-type="float">
            <text:p>90171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formula="of:=IF([.B85]&gt;[.B84];[.B85])" office:value-type="float" office:value="140644" calcext:value-type="float">
            <text:p>140644</text:p>
          </table:table-cell>
          <table:table-cell table:style-name="ce6" table:formula="of:=IF([.B85]&lt;[.B84];[.B85]; 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B86]&gt;[.B85];[.B86])" office:value-type="float" office:value="145768.5" calcext:value-type="float">
            <text:p>145768.5</text:p>
          </table:table-cell>
          <table:table-cell table:style-name="ce6" table:formula="of:=IF([.B86]&lt;[.B85];[.B86]; 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0" table:formula="of:=IF([.B87]&gt;[.B86];[.B87])" office:value-type="boolean" office:boolean-value="false" calcext:value-type="boolean">
            <text:p>FALSE</text:p>
          </table:table-cell>
          <table:table-cell table:style-name="ce6" table:formula="of:=IF([.B87]&lt;[.B86];[.B87]; 0)" office:value-type="float" office:value="110418" calcext:value-type="float">
            <text:p>110418</text:p>
          </table:table-cell>
          <table:table-cell/>
        </table:table-row>
        <table:table-row table:style-name="ro1">
          <table:table-cell/>
          <table:table-cell table:style-name="ce10" table:formula="of:=IF([.B88]&gt;[.B87];[.B88])" office:value-type="boolean" office:boolean-value="false" calcext:value-type="boolean">
            <text:p>FALSE</text:p>
          </table:table-cell>
          <table:table-cell table:style-name="ce6" table:formula="of:=IF([.B88]&lt;[.B87];[.B88]; 0)" office:value-type="float" office:value="90171" calcext:value-type="float">
            <text:p>9017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91:.B94])" office:value-type="float" office:value="286412.5" calcext:value-type="float">
            <text:p>286412.5</text:p>
          </table:table-cell>
          <table:table-cell table:formula="of:=SUM([.C91:.C94])" office:value-type="float" office:value="200589" calcext:value-type="float">
            <text:p>20058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formula="of:=100-[.B98]" office:value-type="float" office:value="58.8114204987048" calcext:value-type="float">
            <text:p>58.8114204987048</text:p>
          </table:table-cell>
          <table:table-cell table:formula="of:=100/[.C98]" office:value-type="float" office:value="41.1885795012952" calcext:value-type="float">
            <text:p>41.1885795012952</text:p>
          </table:table-cell>
          <table:table-cell table:formula="of:=1+[.D98]" office:value-type="float" office:value="2.42785745978095" calcext:value-type="float">
            <text:p>2.42785745978095</text:p>
          </table:table-cell>
          <table:table-cell table:formula="of:=[.B96]/[.C96]" office:value-type="float" office:value="1.42785745978095" calcext:value-type="float">
            <text:p>1.4278574597809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float" office:value="100.46" calcext:value-type="float">
            <text:p>100.46</text:p>
          </table:table-cell>
          <table:table-cell office:value-type="float" office:value="1400" calcext:value-type="float">
            <text:p>1400</text:p>
          </table:table-cell>
          <table:table-cell table:number-columns-repeated="2"/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1450" calcext:value-type="float">
            <text:p>1450</text:p>
          </table:table-cell>
          <table:table-cell table:number-columns-repeated="2"/>
        </table:table-row>
        <table:table-row table:style-name="ro1">
          <table:table-cell office:value-type="float" office:value="100.38" calcext:value-type="float">
            <text:p>100.38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float" office:value="875" calcext:value-type="float">
            <text:p>875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aw money flow</text:p>
          </table:table-cell>
          <table:table-cell table:formula="of:=[.A102]*[.B102]" office:value-type="float" office:value="140644" calcext:value-type="float">
            <text:p>140644</text:p>
          </table:table-cell>
          <table:table-cell table:number-columns-repeated="2"/>
        </table:table-row>
        <table:table-row table:style-name="ro1">
          <table:table-cell/>
          <table:table-cell table:formula="of:=[.A103]*[.B103]" office:value-type="float" office:value="145768.5" calcext:value-type="float">
            <text:p>145768.5</text:p>
          </table:table-cell>
          <table:table-cell table:number-columns-repeated="2"/>
        </table:table-row>
        <table:table-row table:style-name="ro1">
          <table:table-cell/>
          <table:table-cell table:formula="of:=[.A104]*[.B104]" office:value-type="float" office:value="110418" calcext:value-type="float">
            <text:p>110418</text:p>
          </table:table-cell>
          <table:table-cell table:number-columns-repeated="2"/>
        </table:table-row>
        <table:table-row table:style-name="ro1">
          <table:table-cell/>
          <table:table-cell table:formula="of:=[.A105]*[.B105]" office:value-type="float" office:value="90171" calcext:value-type="float">
            <text:p>90171</text:p>
          </table:table-cell>
          <table:table-cell table:number-columns-repeated="2"/>
        </table:table-row>
        <table:table-row table:style-name="ro1">
          <table:table-cell/>
          <table:table-cell table:formula="of:=[.A106]*[.B106]" office:value-type="float" office:value="87683.75" calcext:value-type="float">
            <text:p>87683.75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formula="of:=IF([.B110]&gt;[.B109];[.B110])" office:value-type="float" office:value="145768.5" calcext:value-type="float">
            <text:p>145768.5</text:p>
          </table:table-cell>
          <table:table-cell table:style-name="ce6" table:formula="of:=IF([.B110]&lt;[.B109];[.B110]; 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0" table:formula="of:=IF([.B111]&gt;[.B110];[.B111])" office:value-type="boolean" office:boolean-value="false" calcext:value-type="boolean">
            <text:p>FALSE</text:p>
          </table:table-cell>
          <table:table-cell table:style-name="ce6" table:formula="of:=IF([.B111]&lt;[.B110];[.B111]; 0)" office:value-type="float" office:value="110418" calcext:value-type="float">
            <text:p>110418</text:p>
          </table:table-cell>
          <table:table-cell/>
        </table:table-row>
        <table:table-row table:style-name="ro1">
          <table:table-cell/>
          <table:table-cell table:style-name="ce10" table:formula="of:=IF([.B112]&gt;[.B111];[.B112])" office:value-type="boolean" office:boolean-value="false" calcext:value-type="boolean">
            <text:p>FALSE</text:p>
          </table:table-cell>
          <table:table-cell table:style-name="ce6" table:formula="of:=IF([.B112]&lt;[.B111];[.B112]; 0)" office:value-type="float" office:value="90171" calcext:value-type="float">
            <text:p>90171</text:p>
          </table:table-cell>
          <table:table-cell/>
        </table:table-row>
        <table:table-row table:style-name="ro1">
          <table:table-cell/>
          <table:table-cell table:style-name="ce10" table:formula="of:=IF([.B113]&gt;[.B112];[.B113])" office:value-type="boolean" office:boolean-value="false" calcext:value-type="boolean">
            <text:p>FALSE</text:p>
          </table:table-cell>
          <table:table-cell table:style-name="ce6" table:formula="of:=IF([.B113]&lt;[.B112];[.B113]; 0)" office:value-type="float" office:value="87683.75" calcext:value-type="float">
            <text:p>87683.7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116:.B119])" office:value-type="float" office:value="145768.5" calcext:value-type="float">
            <text:p>145768.5</text:p>
          </table:table-cell>
          <table:table-cell table:formula="of:=SUM([.C116:.C119])" office:value-type="float" office:value="288272.75" calcext:value-type="float">
            <text:p>288272.7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formula="of:=100-[.B123]" office:value-type="float" office:value="33.5840199520207" calcext:value-type="float">
            <text:p>33.5840199520207</text:p>
          </table:table-cell>
          <table:table-cell table:formula="of:=100/[.C123]" office:value-type="float" office:value="66.4159800479793" calcext:value-type="float">
            <text:p>66.4159800479793</text:p>
          </table:table-cell>
          <table:table-cell table:formula="of:=1+[.D123]" office:value-type="float" office:value="1.50566173875262" calcext:value-type="float">
            <text:p>1.50566173875262</text:p>
          </table:table-cell>
          <table:table-cell table:formula="of:=[.B121]/[.C121]" office:value-type="float" office:value="0.505661738752622" calcext:value-type="float">
            <text:p>0.50566173875262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1450" calcext:value-type="float">
            <text:p>1450</text:p>
          </table:table-cell>
          <table:table-cell table:number-columns-repeated="2"/>
        </table:table-row>
        <table:table-row table:style-name="ro1">
          <table:table-cell office:value-type="float" office:value="100.38" calcext:value-type="float">
            <text:p>100.38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float" office:value="875" calcext:value-type="float">
            <text:p>875</text:p>
          </table:table-cell>
          <table:table-cell table:number-columns-repeated="2"/>
        </table:table-row>
        <table:table-row table:style-name="ro1">
          <table:table-cell office:value-type="float" office:value="100.32" calcext:value-type="float">
            <text:p>100.32</text:p>
          </table:table-cell>
          <table:table-cell office:value-type="float" office:value="1025" calcext:value-type="float">
            <text:p>1025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aw money flow</text:p>
          </table:table-cell>
          <table:table-cell table:formula="of:=[.A127]*[.B127]" office:value-type="float" office:value="145768.5" calcext:value-type="float">
            <text:p>145768.5</text:p>
          </table:table-cell>
          <table:table-cell table:number-columns-repeated="2"/>
        </table:table-row>
        <table:table-row table:style-name="ro1">
          <table:table-cell/>
          <table:table-cell table:formula="of:=[.A128]*[.B128]" office:value-type="float" office:value="110418" calcext:value-type="float">
            <text:p>110418</text:p>
          </table:table-cell>
          <table:table-cell table:number-columns-repeated="2"/>
        </table:table-row>
        <table:table-row table:style-name="ro1">
          <table:table-cell/>
          <table:table-cell table:formula="of:=[.A129]*[.B129]" office:value-type="float" office:value="90171" calcext:value-type="float">
            <text:p>90171</text:p>
          </table:table-cell>
          <table:table-cell table:number-columns-repeated="2"/>
        </table:table-row>
        <table:table-row table:style-name="ro1">
          <table:table-cell/>
          <table:table-cell table:formula="of:=[.A130]*[.B130]" office:value-type="float" office:value="87683.75" calcext:value-type="float">
            <text:p>87683.75</text:p>
          </table:table-cell>
          <table:table-cell table:number-columns-repeated="2"/>
        </table:table-row>
        <table:table-row table:style-name="ro1">
          <table:table-cell/>
          <table:table-cell table:formula="of:=[.A131]*[.B131]" office:value-type="float" office:value="102828" calcext:value-type="float">
            <text:p>102828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0" table:formula="of:=IF([.B135]&gt;[.B134];[.B135])" office:value-type="boolean" office:boolean-value="false" calcext:value-type="boolean">
            <text:p>FALSE</text:p>
          </table:table-cell>
          <table:table-cell table:style-name="ce6" table:formula="of:=IF([.B135]&lt;[.B134];[.B135]; 0)" office:value-type="float" office:value="110418" calcext:value-type="float">
            <text:p>110418</text:p>
          </table:table-cell>
          <table:table-cell/>
        </table:table-row>
        <table:table-row table:style-name="ro1">
          <table:table-cell/>
          <table:table-cell table:style-name="ce10" table:formula="of:=IF([.B136]&gt;[.B135];[.B136])" office:value-type="boolean" office:boolean-value="false" calcext:value-type="boolean">
            <text:p>FALSE</text:p>
          </table:table-cell>
          <table:table-cell table:style-name="ce6" table:formula="of:=IF([.B136]&lt;[.B135];[.B136]; 0)" office:value-type="float" office:value="90171" calcext:value-type="float">
            <text:p>90171</text:p>
          </table:table-cell>
          <table:table-cell/>
        </table:table-row>
        <table:table-row table:style-name="ro1">
          <table:table-cell/>
          <table:table-cell table:style-name="ce10" table:formula="of:=IF([.B137]&gt;[.B136];[.B137])" office:value-type="boolean" office:boolean-value="false" calcext:value-type="boolean">
            <text:p>FALSE</text:p>
          </table:table-cell>
          <table:table-cell table:style-name="ce6" table:formula="of:=IF([.B137]&lt;[.B136];[.B137]; 0)" office:value-type="float" office:value="87683.75" calcext:value-type="float">
            <text:p>87683.75</text:p>
          </table:table-cell>
          <table:table-cell/>
        </table:table-row>
        <table:table-row table:style-name="ro1">
          <table:table-cell/>
          <table:table-cell table:formula="of:=IF([.B138]&gt;[.B137];[.B138])" office:value-type="float" office:value="102828" calcext:value-type="float">
            <text:p>102828</text:p>
          </table:table-cell>
          <table:table-cell table:style-name="ce6" table:formula="of:=IF([.B138]&lt;[.B137];[.B138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141:.B144])" office:value-type="float" office:value="102828" calcext:value-type="float">
            <text:p>102828</text:p>
          </table:table-cell>
          <table:table-cell table:formula="of:=SUM([.C141:.C144])" office:value-type="float" office:value="288272.75" calcext:value-type="float">
            <text:p>288272.7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formula="of:=100-[.B148]" office:value-type="float" office:value="26.2919465125035" calcext:value-type="float">
            <text:p>26.2919465125035</text:p>
          </table:table-cell>
          <table:table-cell table:formula="of:=100/[.C148]" office:value-type="float" office:value="73.7080534874965" calcext:value-type="float">
            <text:p>73.7080534874965</text:p>
          </table:table-cell>
          <table:table-cell table:formula="of:=1+[.D148]" office:value-type="float" office:value="1.35670385078021" calcext:value-type="float">
            <text:p>1.35670385078021</text:p>
          </table:table-cell>
          <table:table-cell table:formula="of:=[.B146]/[.C146]" office:value-type="float" office:value="0.356703850780207" calcext:value-type="float">
            <text:p>0.35670385078020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float" office:value="100.38" calcext:value-type="float">
            <text:p>100.38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float" office:value="875" calcext:value-type="float">
            <text:p>875</text:p>
          </table:table-cell>
          <table:table-cell table:number-columns-repeated="2"/>
        </table:table-row>
        <table:table-row table:style-name="ro1">
          <table:table-cell office:value-type="float" office:value="100.32" calcext:value-type="float">
            <text:p>100.32</text:p>
          </table:table-cell>
          <table:table-cell office:value-type="float" office:value="1025" calcext:value-type="float">
            <text:p>1025</text:p>
          </table:table-cell>
          <table:table-cell table:number-columns-repeated="2"/>
        </table:table-row>
        <table:table-row table:style-name="ro1">
          <table:table-cell office:value-type="float" office:value="100.28" calcext:value-type="float">
            <text:p>100.28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aw money flow</text:p>
          </table:table-cell>
          <table:table-cell table:formula="of:=[.A152]*[.B152]" office:value-type="float" office:value="110418" calcext:value-type="float">
            <text:p>110418</text:p>
          </table:table-cell>
          <table:table-cell table:number-columns-repeated="2"/>
        </table:table-row>
        <table:table-row table:style-name="ro1">
          <table:table-cell/>
          <table:table-cell table:formula="of:=[.A153]*[.B153]" office:value-type="float" office:value="90171" calcext:value-type="float">
            <text:p>90171</text:p>
          </table:table-cell>
          <table:table-cell table:number-columns-repeated="2"/>
        </table:table-row>
        <table:table-row table:style-name="ro1">
          <table:table-cell/>
          <table:table-cell table:formula="of:=[.A154]*[.B154]" office:value-type="float" office:value="87683.75" calcext:value-type="float">
            <text:p>87683.75</text:p>
          </table:table-cell>
          <table:table-cell table:number-columns-repeated="2"/>
        </table:table-row>
        <table:table-row table:style-name="ro1">
          <table:table-cell/>
          <table:table-cell table:formula="of:=[.A155]*[.B155]" office:value-type="float" office:value="102828" calcext:value-type="float">
            <text:p>102828</text:p>
          </table:table-cell>
          <table:table-cell table:number-columns-repeated="2"/>
        </table:table-row>
        <table:table-row table:style-name="ro1">
          <table:table-cell/>
          <table:table-cell table:formula="of:=[.A156]*[.B156]" office:value-type="float" office:value="110308" calcext:value-type="float">
            <text:p>110308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0" table:formula="of:=IF([.B160]&gt;[.B159];[.B160])" office:value-type="boolean" office:boolean-value="false" calcext:value-type="boolean">
            <text:p>FALSE</text:p>
          </table:table-cell>
          <table:table-cell table:style-name="ce6" table:formula="of:=IF([.B160]&lt;[.B159];[.B160]; 0)" office:value-type="float" office:value="90171" calcext:value-type="float">
            <text:p>90171</text:p>
          </table:table-cell>
          <table:table-cell/>
        </table:table-row>
        <table:table-row table:style-name="ro1">
          <table:table-cell/>
          <table:table-cell table:style-name="ce10" table:formula="of:=IF([.B161]&gt;[.B160];[.B161])" office:value-type="boolean" office:boolean-value="false" calcext:value-type="boolean">
            <text:p>FALSE</text:p>
          </table:table-cell>
          <table:table-cell table:style-name="ce6" table:formula="of:=IF([.B161]&lt;[.B160];[.B161]; 0)" office:value-type="float" office:value="87683.75" calcext:value-type="float">
            <text:p>87683.75</text:p>
          </table:table-cell>
          <table:table-cell/>
        </table:table-row>
        <table:table-row table:style-name="ro1">
          <table:table-cell/>
          <table:table-cell table:formula="of:=IF([.B162]&gt;[.B161];[.B162])" office:value-type="float" office:value="102828" calcext:value-type="float">
            <text:p>102828</text:p>
          </table:table-cell>
          <table:table-cell table:style-name="ce6" table:formula="of:=IF([.B162]&lt;[.B161];[.B162]; 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[.B163]&gt;[.B162];[.B163])" office:value-type="float" office:value="110308" calcext:value-type="float">
            <text:p>110308</text:p>
          </table:table-cell>
          <table:table-cell table:style-name="ce6" table:formula="of:=IF([.B163]&lt;[.B162];[.B163]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166:.B169])" office:value-type="float" office:value="213136" calcext:value-type="float">
            <text:p>213136</text:p>
          </table:table-cell>
          <table:table-cell table:formula="of:=SUM([.C166:.C169])" office:value-type="float" office:value="177854.75" calcext:value-type="float">
            <text:p>177854.7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formula="of:=100-[.B173]" office:value-type="float" office:value="54.5117755343317" calcext:value-type="float">
            <text:p>54.5117755343317</text:p>
          </table:table-cell>
          <table:table-cell table:formula="of:=100/[.C173]" office:value-type="float" office:value="45.4882244656683" calcext:value-type="float">
            <text:p>45.4882244656683</text:p>
          </table:table-cell>
          <table:table-cell table:formula="of:=1+[.D173]" office:value-type="float" office:value="2.19837114274429" calcext:value-type="float">
            <text:p>2.19837114274429</text:p>
          </table:table-cell>
          <table:table-cell table:formula="of:=[.B171]/[.C171]" office:value-type="float" office:value="1.19837114274429" calcext:value-type="float">
            <text:p>1.19837114274429</text:p>
          </table:table-cell>
        </table:table-row>
      </table:table>
      <table:table table:name="single ro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urrent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reviou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table:formula="of:=(([.B1]-[.B2])/[.B2])*100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revious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table:formula="of:=(([.B5]-[.B6])/[.B6])*100" office:value-type="float" office:value="-16.6666666666667" calcext:value-type="float">
            <text:p>-16.666666666666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float" office:value="100.46" calcext:value-type="float">
            <text:p>100.46</text:p>
          </table:table-cell>
        </table:table-row>
        <table:table-row table:style-name="ro1">
          <table:table-cell office:value-type="string" calcext:value-type="string">
            <text:p>previous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table:formula="of:=(([.B9]-[.B10])/[.B10])*100" office:value-type="float" office:value="0.259481037924143" calcext:value-type="float">
            <text:p>0.25948103792414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float" office:value="100.19" calcext:value-type="float">
            <text:p>100.19</text:p>
          </table:table-cell>
        </table:table-row>
        <table:table-row table:style-name="ro1">
          <table:table-cell office:value-type="string" calcext:value-type="string">
            <text:p>previous</text:p>
          </table:table-cell>
          <table:table-cell office:value-type="float" office:value="100.38" calcext:value-type="float">
            <text:p>100.38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table:formula="of:=(([.B13]-[.B14])/[.B14])*100" office:value-type="float" office:value="-0.189280733213785" calcext:value-type="float">
            <text:p>-0.189280733213785</text:p>
          </table:table-cell>
        </table:table-row>
      </table:table>
      <table:table table:name="bulk ro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urrent</text:p>
          </table:table-cell>
          <table:table-cell office:value-type="float" office:value="100.46" calcext:value-type="float">
            <text:p>100.46</text:p>
          </table:table-cell>
        </table:table-row>
        <table:table-row table:style-name="ro1">
          <table:table-cell office:value-type="string" calcext:value-type="string">
            <text:p>previous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table:formula="of:=(([.B1]-[.B2])/[.B2])*100" office:value-type="float" office:value="0.259481037924143" calcext:value-type="float">
            <text:p>0.25948103792414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float" office:value="100.38" calcext:value-type="float">
            <text:p>100.38</text:p>
          </table:table-cell>
        </table:table-row>
        <table:table-row table:style-name="ro1">
          <table:table-cell office:value-type="string" calcext:value-type="string">
            <text:p>previous</text:p>
          </table:table-cell>
          <table:table-cell office:value-type="float" office:value="100.46" calcext:value-type="float">
            <text:p>100.46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table:formula="of:=(([.B5]-[.B6])/[.B6])*100" office:value-type="float" office:value="-0.0796336850487739" calcext:value-type="float">
            <text:p>-0.079633685048773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float" office:value="100.19" calcext:value-type="float">
            <text:p>100.19</text:p>
          </table:table-cell>
        </table:table-row>
        <table:table-row table:style-name="ro1">
          <table:table-cell office:value-type="string" calcext:value-type="string">
            <text:p>previous</text:p>
          </table:table-cell>
          <table:table-cell office:value-type="float" office:value="100.38" calcext:value-type="float">
            <text:p>100.38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table:formula="of:=(([.B9]-[.B10])/[.B10])*100" office:value-type="float" office:value="-0.189280733213785" calcext:value-type="float">
            <text:p>-0.18928073321378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float" office:value="100.32" calcext:value-type="float">
            <text:p>100.32</text:p>
          </table:table-cell>
        </table:table-row>
        <table:table-row table:style-name="ro1">
          <table:table-cell office:value-type="string" calcext:value-type="string">
            <text:p>previous</text:p>
          </table:table-cell>
          <table:table-cell office:value-type="float" office:value="100.19" calcext:value-type="float">
            <text:p>100.19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table:formula="of:=(([.B13]-[.B14])/[.B14])*100" office:value-type="float" office:value="0.129753468410016" calcext:value-type="float">
            <text:p>0.12975346841001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float" office:value="100.32" calcext:value-type="float">
            <text:p>100.32</text:p>
          </table:table-cell>
        </table:table-row>
        <table:table-row table:style-name="ro1">
          <table:table-cell office:value-type="string" calcext:value-type="string">
            <text:p>previous</text:p>
          </table:table-cell>
          <table:table-cell office:value-type="float" office:value="100.32" calcext:value-type="float">
            <text:p>100.32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table:formula="of:=(([.B17]-[.B18])/[.B18])*100" office:value-type="float" office:value="0" calcext:value-type="float">
            <text:p>0</text:p>
          </table:table-cell>
        </table:table-row>
      </table:table>
      <table:table table:name="single obv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urr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rev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ol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obv</text:p>
          </table:table-cell>
          <table:table-cell table:formula="of:= 0 +[.B3]" office:value-type="float" office:value="1500" calcext:value-type="float">
            <text:p>15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ur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rev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vol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ev obv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obv</text:p>
          </table:table-cell>
          <table:table-cell table:formula="of:=[.B9]-[.B8]" office:value-type="float" office:value="500" calcext:value-type="float">
            <text:p>50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urr</text:p>
          </table:table-cell>
          <table:table-cell office:value-type="float" office:value="100.46" calcext:value-type="float">
            <text:p>100.46</text:p>
          </table:table-cell>
        </table:table-row>
        <table:table-row table:style-name="ro1">
          <table:table-cell office:value-type="string" calcext:value-type="string">
            <text:p>prev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1">
          <table:table-cell office:value-type="string" calcext:value-type="string">
            <text:p>vol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obv</text:p>
          </table:table-cell>
          <table:table-cell table:formula="of:= 0 +[.B15]" office:value-type="float" office:value="1500" calcext:value-type="float">
            <text:p>1500</text:p>
          </table:table-cell>
        </table:table-row>
      </table:table>
      <table:table table:name="bulk obv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urr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v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</text:p>
          </table:table-cell>
          <table:table-cell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v</text:p>
          </table:table-cell>
          <table:table-cell table:formula="of:= 0 +[.B3]"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1500, 3000, 4200, 3300, 2000, 2000</text:p>
          </table:table-cell>
        </table:table-row>
        <table:table-row table:style-name="ro1">
          <table:table-cell office:value-type="string" calcext:value-type="string">
            <text:p>curr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v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v obv</text:p>
          </table:table-cell>
          <table:table-cell table:formula="of:=[.B4]"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v</text:p>
          </table:table-cell>
          <table:table-cell table:formula="of:=[.B9]+[.B8]" office:value-type="float" office:value="2700" calcext:value-type="float">
            <text:p>27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rr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v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</text:p>
          </table:table-cell>
          <table:table-cell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v obv</text:p>
          </table:table-cell>
          <table:table-cell table:formula="of:=[.B10]" office:value-type="float" office:value="2700" calcext:value-type="float">
            <text:p>27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v</text:p>
          </table:table-cell>
          <table:table-cell table:formula="of:=[.B15]-[.B14]"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rr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v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</text:p>
          </table:table-cell>
          <table:table-cell office:value-type="float" office:value="1300" calcext:value-type="float">
            <text:p>1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v obv</text:p>
          </table:table-cell>
          <table:table-cell table:formula="of:=[.B16]"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v</text:p>
          </table:table-cell>
          <table:table-cell table:formula="of:=[.B21]-[.B20]" office:value-type="float" office:value="500" calcext:value-type="float">
            <text:p>500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volume</text:p>
          </table:table-cell>
          <table:table-cell table:number-columns-repeated="5"/>
        </table:table-row>
        <table:table-row table:style-name="ro1">
          <table:table-cell office:value-type="float" office:value="100.46" calcext:value-type="float">
            <text:p>100.46</text:p>
          </table:table-cell>
          <table:table-cell office:value-type="float" office:value="1400" calcext:value-type="float">
            <text:p>1400</text:p>
          </table:table-cell>
          <table:table-cell table:number-columns-repeated="5"/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1450" calcext:value-type="float">
            <text:p>1450</text:p>
          </table:table-cell>
          <table:table-cell table:number-columns-repeated="5"/>
        </table:table-row>
        <table:table-row table:style-name="ro1">
          <table:table-cell office:value-type="float" office:value="100.38" calcext:value-type="float">
            <text:p>100.38</text:p>
          </table:table-cell>
          <table:table-cell office:value-type="float" office:value="1100" calcext:value-type="float">
            <text:p>1100</text:p>
          </table:table-cell>
          <table:table-cell table:number-columns-repeated="5"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float" office:value="875" calcext:value-type="float">
            <text:p>87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ev obv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v</text:p>
          </table:table-cell>
          <table:table-cell table:formula="of:=[.B34]+[.B29]" office:value-type="float" office:value="1450" calcext:value-type="float">
            <text:p>1450</text:p>
          </table:table-cell>
          <table:table-cell table:number-columns-repeated="5"/>
        </table:table-row>
        <table:table-row table:style-name="ro1">
          <table:table-cell/>
          <table:table-cell table:formula="of:=[.B35]-[.B30]"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/>
          <table:table-cell table:formula="of:=[.B36]-[.B31]" office:value-type="float" office:value="-550" calcext:value-type="float">
            <text:p>-550</text:p>
          </table:table-cell>
          <table:table-cell table:number-columns-repeated="5"/>
        </table:table-row>
        <table:table-row table:style-name="ro1">
          <table:table-cell/>
          <table:table-cell table:formula="of:=[.B37]+[.B32]" office:value-type="float" office:value="325" calcext:value-type="float">
            <text:p>325</text:p>
          </table:table-cell>
          <table:table-cell table:number-columns-repeated="5"/>
        </table:table-row>
      </table:table>
      <table:table table:name="single cci" table:style-name="ta1">
        <table:table-column table:style-name="co1" table:number-columns-repeated="14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9]^[.E1]" office:value-type="float" office:value="0.197530864197531" calcext:value-type="float">
            <text:p>0.197530864197531</text:p>
          </table:table-cell>
          <table:table-cell table:formula="of:=[.A1]*[.F1]" office:value-type="float" office:value="19.7530864197531" calcext:value-type="float">
            <text:p>19.7530864197531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9]^[.E2]" office:value-type="float" office:value="0.296296296296296" calcext:value-type="float">
            <text:p>0.296296296296296</text:p>
          </table:table-cell>
          <table:table-cell table:formula="of:=[.A2]*[.F2]" office:value-type="float" office:value="30.2222222222222" calcext:value-type="float">
            <text:p>30.2222222222222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9]^[.E3]" office:value-type="float" office:value="0.444444444444445" calcext:value-type="float">
            <text:p>0.444444444444445</text:p>
          </table:table-cell>
          <table:table-cell table:formula="of:=[.A3]*[.F3]" office:value-type="float" office:value="45.7777777777778" calcext:value-type="float">
            <text:p>45.7777777777778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9]^[.E4]" office:value-type="float" office:value="0.666666666666667" calcext:value-type="float">
            <text:p>0.666666666666667</text:p>
          </table:table-cell>
          <table:table-cell table:formula="of:=[.A4]*[.F4]" office:value-type="float" office:value="67.3333333333333" calcext:value-type="float">
            <text:p>67.3333333333333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9]^[.E5]" office:value-type="float" office:value="1" calcext:value-type="float">
            <text:p>1</text:p>
          </table:table-cell>
          <table:table-cell table:formula="of:=[.A5]*[.F5]"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imple</text:p>
          </table:table-cell>
          <table:table-cell table:formula="of:=AVERAGE([.A1:.A5])" office:value-type="float" office:value="101" calcext:value-type="float">
            <text:p>101</text:p>
          </table:table-cell>
          <table:table-cell/>
          <table:table-cell office:value-type="string" calcext:value-type="string">
            <text:p>exponential</text:p>
          </table:table-cell>
          <table:table-cell table:formula="of:=[.G7]/[.F7]" office:value-type="float" office:value="100.611374407583" calcext:value-type="float">
            <text:p>100.611374407583</text:p>
          </table:table-cell>
          <table:table-cell table:formula="of:=SUM([.F1:.F6])" office:value-type="float" office:value="2.60493827160494" calcext:value-type="float">
            <text:p>2.60493827160494</text:p>
          </table:table-cell>
          <table:table-cell table:formula="of:=SUM([.G1:.G5])" office:value-type="float" office:value="262.086419753086" calcext:value-type="float">
            <text:p>262.086419753086</text:p>
          </table:table-cell>
          <table:table-cell/>
          <table:table-cell office:value-type="string" calcext:value-type="string">
            <text:p>median</text:p>
          </table:table-cell>
          <table:table-cell table:formula="of:=MEDIAN([.A1:.A5])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8]" office:value-type="float" office:value="0.666666666666667" calcext:value-type="float">
            <text:p>0.666666666666667</text:p>
          </table:table-cell>
          <table:table-cell table:number-columns-repeated="9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mean ad</text:p>
          </table:table-cell>
          <table:table-cell table:formula="of:=ABS([.A1]-[.$B$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ddev</text:p>
          </table:table-cell>
          <table:table-cell table:formula="of:=COM.MICROSOFT.STDEV.P([.A1:.A5])" office:value-type="float" office:value="1.4142135623731" calcext:value-type="float">
            <text:p>1.4142135623731</text:p>
          </table:table-cell>
          <table:table-cell table:number-columns-repeated="2"/>
          <table:table-cell office:value-type="string" calcext:value-type="string">
            <text:p>median ad</text:p>
          </table:table-cell>
          <table:table-cell table:formula="of:=ABS([.A1]-[.$J$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ABS([.A2]-[.$B$7])" office:value-type="float" office:value="1" calcext:value-type="float">
            <text:p>1</text:p>
          </table:table-cell>
          <table:table-cell table:number-columns-repeated="7"/>
          <table:table-cell table:formula="of:=ABS([.A2]-[.$J$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ABS([.A3]-[.$B$7])" office:value-type="float" office:value="2" calcext:value-type="float">
            <text:p>2</text:p>
          </table:table-cell>
          <table:table-cell table:number-columns-repeated="7"/>
          <table:table-cell table:formula="of:=ABS([.A3]-[.$J$7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formula="of:=ABS([.A4]-[.$B$7])" office:value-type="float" office:value="0" calcext:value-type="float">
            <text:p>0</text:p>
          </table:table-cell>
          <table:table-cell table:number-columns-repeated="7"/>
          <table:table-cell table:formula="of:=ABS([.A4]-[.$J$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ABS([.A5]-[.$B$7])" office:value-type="float" office:value="2" calcext:value-type="float">
            <text:p>2</text:p>
          </table:table-cell>
          <table:table-cell table:number-columns-repeated="7"/>
          <table:table-cell table:formula="of:=ABS([.A5]-[.$J$7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formula="of:=SUM([.B14:.B18])" office:value-type="float" office:value="6" calcext:value-type="float">
            <text:p>6</text:p>
          </table:table-cell>
          <table:table-cell table:formula="of:=[.A20]/5" office:value-type="float" office:value="1.2" calcext:value-type="float">
            <text:p>1.2</text:p>
          </table:table-cell>
          <table:table-cell table:number-columns-repeated="7"/>
          <table:table-cell table:formula="of:=MEDIAN([.J14:.J18]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formula="of:=([.A5]-[.B7])/(0.015*[.B20])" office:value-type="float" office:value="-111.111111111111" calcext:value-type="float">
            <text:p>-111.111111111111</text:p>
          </table:table-cell>
          <table:table-cell table:number-columns-repeated="4"/>
          <table:table-cell table:formula="of:=([.A5]-[.E7])/(0.015*[.F14])" office:value-type="float" office:value="-75.9609180421563" calcext:value-type="float">
            <text:p>-75.9609180421563</text:p>
          </table:table-cell>
          <table:table-cell table:number-columns-repeated="3"/>
          <table:table-cell table:formula="of:=([.A5]-[.J7])/0.015" office:value-type="float" office:value="-133.333333333333" calcext:value-type="float">
            <text:p>-133.333333333333</text:p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4"/>
          <table:table-cell table:formula="of:=ROUND([.A27])" office:value-type="float" office:value="100" calcext:value-type="float">
            <text:p>100</text:p>
          </table:table-cell>
          <table:table-cell table:number-columns-repeated="3"/>
          <table:table-cell office:value-type="float" office:value="100.46" calcext:value-type="float">
            <text:p>100.46</text:p>
          </table:table-cell>
          <table:table-cell table:number-columns-repeated="4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4"/>
          <table:table-cell table:formula="of:=ROUND([.A28])" office:value-type="float" office:value="101" calcext:value-type="float">
            <text:p>101</text:p>
          </table:table-cell>
          <table:table-cell table:number-columns-repeated="3"/>
          <table:table-cell office:value-type="float" office:value="100.53" calcext:value-type="float">
            <text:p>100.53</text:p>
          </table:table-cell>
          <table:table-cell table:number-columns-repeated="4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4"/>
          <table:table-cell table:formula="of:=ROUND([.A29])" office:value-type="float" office:value="100" calcext:value-type="float">
            <text:p>100</text:p>
          </table:table-cell>
          <table:table-cell table:number-columns-repeated="3"/>
          <table:table-cell office:value-type="float" office:value="100.38" calcext:value-type="float">
            <text:p>100.38</text:p>
          </table:table-cell>
          <table:table-cell table:number-columns-repeated="4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4"/>
          <table:table-cell table:formula="of:=ROUND([.A30])" office:value-type="float" office:value="100" calcext:value-type="float">
            <text:p>100</text:p>
          </table:table-cell>
          <table:table-cell table:number-columns-repeated="3"/>
          <table:table-cell office:value-type="float" office:value="100.19" calcext:value-type="float">
            <text:p>100.19</text:p>
          </table:table-cell>
          <table:table-cell table:number-columns-repeated="4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4"/>
          <table:table-cell table:formula="of:=ROUND([.A31])" office:value-type="float" office:value="100" calcext:value-type="float">
            <text:p>100</text:p>
          </table:table-cell>
          <table:table-cell table:number-columns-repeated="3"/>
          <table:table-cell office:value-type="float" office:value="100.21" calcext:value-type="float">
            <text:p>100.21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A27:.A31])" office:value-type="float" office:value="100.354" calcext:value-type="float">
            <text:p>100.354</text:p>
          </table:table-cell>
          <table:table-cell/>
          <table:table-cell table:formula="of:=MEDIAN([.A27:.A31])" office:value-type="float" office:value="100.38" calcext:value-type="float">
            <text:p>100.38</text:p>
          </table:table-cell>
          <table:table-cell/>
          <table:table-cell table:formula="of:=MODE([.F27:.F31])"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period high</text:p>
          </table:table-cell>
          <table:table-cell table:formula="of:=MAX([.J27:.J28])" office:value-type="float" office:value="100.53" calcext:value-type="float">
            <text:p>100.53</text:p>
          </table:table-cell>
          <table:table-cell table:formula="of:=MAX([.J27:.J29])" office:value-type="float" office:value="100.53" calcext:value-type="float">
            <text:p>100.53</text:p>
          </table:table-cell>
          <table:table-cell table:formula="of:=MAX([.J27:.J30])" office:value-type="float" office:value="100.53" calcext:value-type="float">
            <text:p>100.53</text:p>
          </table:table-cell>
          <table:table-cell table:formula="of:=MAX([.J27:.J31])" office:value-type="float" office:value="100.53" calcext:value-type="float">
            <text:p>100.5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erc drawdown</text:p>
          </table:table-cell>
          <table:table-cell table:formula="of:=(([.J28]-[.K33])/[.K33])*100" office:value-type="float" office:value="0" calcext:value-type="float">
            <text:p>0</text:p>
          </table:table-cell>
          <table:table-cell table:formula="of:=(([.J29]-[.L33])/[.L33])*100" office:value-type="float" office:value="-0.149209191286189" calcext:value-type="float">
            <text:p>-0.149209191286189</text:p>
          </table:table-cell>
          <table:table-cell table:formula="of:=(([.J30]-[.M33])/[.M33])*100" office:value-type="float" office:value="-0.338207500248685" calcext:value-type="float">
            <text:p>-0.338207500248685</text:p>
          </table:table-cell>
          <table:table-cell table:formula="of:=(([.J31]-[.N33])/[.N33])*100" office:value-type="float" office:value="-0.318312941410532" calcext:value-type="float">
            <text:p>-0.318312941410532</text:p>
          </table:table-cell>
        </table:table-row>
        <table:table-row table:style-name="ro1">
          <table:table-cell office:value-type="string" calcext:value-type="string">
            <text:p>mean ad</text:p>
          </table:table-cell>
          <table:table-cell/>
          <table:table-cell office:value-type="string" calcext:value-type="string">
            <text:p>median ad</text:p>
          </table:table-cell>
          <table:table-cell/>
          <table:table-cell office:value-type="string" calcext:value-type="string">
            <text:p>mode ad</text:p>
          </table:table-cell>
          <table:table-cell/>
          <table:table-cell office:value-type="string" calcext:value-type="string">
            <text:p>stddev</text:p>
          </table:table-cell>
          <table:table-cell table:formula="of:=COM.MICROSOFT.STDEV.P([.A27:.A31])" office:value-type="float" office:value="0.134551105532434" calcext:value-type="float">
            <text:p>0.134551105532434</text:p>
          </table:table-cell>
          <table:table-cell/>
          <table:table-cell office:value-type="string" calcext:value-type="string">
            <text:p>sq p dd</text:p>
          </table:table-cell>
          <table:table-cell table:formula="of:=[.K34]^2" office:value-type="float" office:value="0" calcext:value-type="float">
            <text:p>0</text:p>
          </table:table-cell>
          <table:table-cell table:formula="of:=[.L34]^2" office:value-type="float" office:value="0.0222633827642785" calcext:value-type="float">
            <text:p>0.0222633827642785</text:p>
          </table:table-cell>
          <table:table-cell table:formula="of:=[.M34]^2" office:value-type="float" office:value="0.114384313224465" calcext:value-type="float">
            <text:p>0.114384313224465</text:p>
          </table:table-cell>
          <table:table-cell table:formula="of:=[.N34]^2" office:value-type="float" office:value="0.101323128669425" calcext:value-type="float">
            <text:p>0.101323128669425</text:p>
          </table:table-cell>
        </table:table-row>
        <table:table-row table:style-name="ro1">
          <table:table-cell/>
          <table:table-cell table:formula="of:=ABS([.A27]-[.$B$33])" office:value-type="float" office:value="0.105999999999995" calcext:value-type="float">
            <text:p>0.105999999999995</text:p>
          </table:table-cell>
          <table:table-cell/>
          <table:table-cell table:formula="of:=ABS([.A27]-[.$D$33])" office:value-type="float" office:value="0.0799999999999983" calcext:value-type="float">
            <text:p>0.0799999999999983</text:p>
          </table:table-cell>
          <table:table-cell/>
          <table:table-cell table:formula="of:=[.A27]-[.$F$33]" office:value-type="float" office:value="0.459999999999994" calcext:value-type="float">
            <text:p>0.459999999999994</text:p>
          </table:table-cell>
          <table:table-cell table:number-columns-repeated="8"/>
        </table:table-row>
        <table:table-row table:style-name="ro1">
          <table:table-cell/>
          <table:table-cell table:formula="of:=ABS([.A28]-[.$B$33])" office:value-type="float" office:value="0.176000000000002" calcext:value-type="float">
            <text:p>0.176000000000002</text:p>
          </table:table-cell>
          <table:table-cell/>
          <table:table-cell table:formula="of:=ABS([.A28]-[.$D$33])" office:value-type="float" office:value="0.150000000000006" calcext:value-type="float">
            <text:p>0.150000000000006</text:p>
          </table:table-cell>
          <table:table-cell/>
          <table:table-cell table:formula="of:=[.A28]-[.$F$33]" office:value-type="float" office:value="0.530000000000001" calcext:value-type="float">
            <text:p>0.530000000000001</text:p>
          </table:table-cell>
          <table:table-cell table:number-columns-repeated="3"/>
          <table:table-cell office:value-type="string" calcext:value-type="string">
            <text:p>sq avg</text:p>
          </table:table-cell>
          <table:table-cell table:formula="of:=SUM([.K35:.N35])/5" office:value-type="float" office:value="0.0475941649316335" calcext:value-type="float">
            <text:p>0.0475941649316335</text:p>
          </table:table-cell>
          <table:table-cell table:number-columns-repeated="3"/>
        </table:table-row>
        <table:table-row table:style-name="ro1">
          <table:table-cell/>
          <table:table-cell table:formula="of:=ABS([.A29]-[.$B$33])" office:value-type="float" office:value="0.0259999999999963" calcext:value-type="float">
            <text:p>0.0259999999999963</text:p>
          </table:table-cell>
          <table:table-cell/>
          <table:table-cell table:formula="of:=ABS([.A29]-[.$D$33])" office:value-type="float" office:value="0" calcext:value-type="float">
            <text:p>0</text:p>
          </table:table-cell>
          <table:table-cell/>
          <table:table-cell table:formula="of:=[.A29]-[.$F$33]" office:value-type="float" office:value="0.379999999999995" calcext:value-type="float">
            <text:p>0.379999999999995</text:p>
          </table:table-cell>
          <table:table-cell table:number-columns-repeated="3"/>
          <table:table-cell office:value-type="string" calcext:value-type="string">
            <text:p>ulcer index</text:p>
          </table:table-cell>
          <table:table-cell table:formula="of:=SQRT([.K37])" office:value-type="float" office:value="0.218160869386867" calcext:value-type="float">
            <text:p>0.218160869386867</text:p>
          </table:table-cell>
          <table:table-cell table:number-columns-repeated="3"/>
        </table:table-row>
        <table:table-row table:style-name="ro1">
          <table:table-cell/>
          <table:table-cell table:formula="of:=ABS([.A30]-[.$B$33])" office:value-type="float" office:value="0.164000000000001" calcext:value-type="float">
            <text:p>0.164000000000001</text:p>
          </table:table-cell>
          <table:table-cell/>
          <table:table-cell table:formula="of:=ABS([.A30]-[.$D$33])" office:value-type="float" office:value="0.189999999999998" calcext:value-type="float">
            <text:p>0.189999999999998</text:p>
          </table:table-cell>
          <table:table-cell/>
          <table:table-cell table:formula="of:=[.A30]-[.$F$33]" office:value-type="float" office:value="0.189999999999998" calcext:value-type="float">
            <text:p>0.189999999999998</text:p>
          </table:table-cell>
          <table:table-cell table:number-columns-repeated="8"/>
        </table:table-row>
        <table:table-row table:style-name="ro1">
          <table:table-cell/>
          <table:table-cell table:formula="of:=ABS([.A31]-[.$B$33])" office:value-type="float" office:value="0.144000000000005" calcext:value-type="float">
            <text:p>0.144000000000005</text:p>
          </table:table-cell>
          <table:table-cell/>
          <table:table-cell table:formula="of:=ABS([.A31]-[.$D$33])" office:value-type="float" office:value="0.170000000000002" calcext:value-type="float">
            <text:p>0.170000000000002</text:p>
          </table:table-cell>
          <table:table-cell/>
          <table:table-cell table:formula="of:=[.A31]-[.$F$33]" office:value-type="float" office:value="0.209999999999994" calcext:value-type="float">
            <text:p>0.209999999999994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formula="of:=SUM([.B35:.B40])/5" office:value-type="float" office:value="0.1232" calcext:value-type="float">
            <text:p>0.1232</text:p>
          </table:table-cell>
          <table:table-cell/>
          <table:table-cell table:formula="of:=SUM([.D35:.D40])/5" office:value-type="float" office:value="0.118000000000001" calcext:value-type="float">
            <text:p>0.118000000000001</text:p>
          </table:table-cell>
          <table:table-cell/>
          <table:table-cell table:formula="of:=SUM([.F35:.F40])/5" office:value-type="float" office:value="0.353999999999996" calcext:value-type="float">
            <text:p>0.353999999999996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formula="of:=([.A31]-[.B33])/(0.015*[.B42])" office:value-type="float" office:value="-77.9220779220809" calcext:value-type="float">
            <text:p>-77.9220779220809</text:p>
          </table:table-cell>
          <table:table-cell/>
          <table:table-cell table:formula="of:=([.A31]-[.B33])/(0.015*[.D42])" office:value-type="float" office:value="-81.3559322033924" calcext:value-type="float">
            <text:p>-81.3559322033924</text:p>
          </table:table-cell>
          <table:table-cell/>
          <table:table-cell table:formula="of:=([.A31]-[.B33])/(0.015*[.F42])" office:value-type="float" office:value="-27.1186440677979" calcext:value-type="float">
            <text:p>-27.1186440677979</text:p>
          </table:table-cell>
          <table:table-cell/>
          <table:table-cell table:formula="of:=([.A31]-[.B33])/(0.015*[.H35])" office:value-type="float" office:value="-71.3483546791537" calcext:value-type="float">
            <text:p>-71.3483546791537</text:p>
          </table:table-cell>
          <table:table-cell table:number-columns-repeated="2"/>
          <table:table-cell table:formula="of:=([.A31]-[.B33])/(0.015*[.K38])" office:value-type="float" office:value="-44.0042250793225" calcext:value-type="float">
            <text:p>-44.0042250793225</text:p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B$57]^[.B49]" office:value-type="float" office:value="0.197530864197531" calcext:value-type="float">
            <text:p>0.197530864197531</text:p>
          </table:table-cell>
          <table:table-cell table:formula="of:=[.A27]*[.C49]" office:value-type="float" office:value="19.843950617284" calcext:value-type="float">
            <text:p>19.84395061728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G$57]^[.G49]" office:value-type="float" office:value="0.4096" calcext:value-type="float">
            <text:p>0.4096</text:p>
          </table:table-cell>
          <table:table-cell table:formula="of:=[.A27]*[.H49]" office:value-type="float" office:value="41.148416" calcext:value-type="float">
            <text:p>41.1484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L$57]^[.L49]" office:value-type="float" office:value="0.0390184423106234" calcext:value-type="float">
            <text:p>0.0390184423106234</text:p>
          </table:table-cell>
          <table:table-cell table:formula="of:=[.A27]*[.M49]" office:value-type="float" office:value="3.91979271452522" calcext:value-type="float">
            <text:p>3.9197927145252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B$57]^[.B50]" office:value-type="float" office:value="0.296296296296296" calcext:value-type="float">
            <text:p>0.296296296296296</text:p>
          </table:table-cell>
          <table:table-cell table:formula="of:=[.A28]*[.C50]" office:value-type="float" office:value="29.7866666666667" calcext:value-type="float">
            <text:p>29.7866666666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G$57]^[.G50]" office:value-type="float" office:value="0.512" calcext:value-type="float">
            <text:p>0.512</text:p>
          </table:table-cell>
          <table:table-cell table:formula="of:=[.A28]*[.H50]" office:value-type="float" office:value="51.47136" calcext:value-type="float">
            <text:p>51.4713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L$57]^[.L50]" office:value-type="float" office:value="0.0877914951989026" calcext:value-type="float">
            <text:p>0.0877914951989026</text:p>
          </table:table-cell>
          <table:table-cell table:formula="of:=[.A28]*[.M50]" office:value-type="float" office:value="8.82567901234568" calcext:value-type="float">
            <text:p>8.8256790123456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B$57]^[.B51]" office:value-type="float" office:value="0.444444444444445" calcext:value-type="float">
            <text:p>0.444444444444445</text:p>
          </table:table-cell>
          <table:table-cell table:formula="of:=[.A29]*[.C51]" office:value-type="float" office:value="44.6133333333333" calcext:value-type="float">
            <text:p>44.61333333333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G$57]^[.G51]" office:value-type="float" office:value="0.64" calcext:value-type="float">
            <text:p>0.64</text:p>
          </table:table-cell>
          <table:table-cell table:formula="of:=[.A29]*[.H51]" office:value-type="float" office:value="64.2432" calcext:value-type="float">
            <text:p>64.24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L$57]^[.L51]" office:value-type="float" office:value="0.197530864197531" calcext:value-type="float">
            <text:p>0.197530864197531</text:p>
          </table:table-cell>
          <table:table-cell table:formula="of:=[.A29]*[.M51]" office:value-type="float" office:value="19.8281481481481" calcext:value-type="float">
            <text:p>19.828148148148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$57]^[.B52]" office:value-type="float" office:value="0.666666666666667" calcext:value-type="float">
            <text:p>0.666666666666667</text:p>
          </table:table-cell>
          <table:table-cell table:formula="of:=[.A30]*[.C52]" office:value-type="float" office:value="66.7933333333333" calcext:value-type="float">
            <text:p>66.7933333333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G$57]^[.G52]" office:value-type="float" office:value="0.8" calcext:value-type="float">
            <text:p>0.8</text:p>
          </table:table-cell>
          <table:table-cell table:formula="of:=[.A30]*[.H52]" office:value-type="float" office:value="80.152" calcext:value-type="float">
            <text:p>80.1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L$57]^[.L52]" office:value-type="float" office:value="0.444444444444444" calcext:value-type="float">
            <text:p>0.444444444444444</text:p>
          </table:table-cell>
          <table:table-cell table:formula="of:=[.A30]*[.M52]" office:value-type="float" office:value="44.5288888888889" calcext:value-type="float">
            <text:p>44.52888888888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B$57]^[.B53]" office:value-type="float" office:value="1" calcext:value-type="float">
            <text:p>1</text:p>
          </table:table-cell>
          <table:table-cell table:formula="of:=[.A31]*[.C53]" office:value-type="float" office:value="100.21" calcext:value-type="float">
            <text:p>100.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G$57]^[.G53]" office:value-type="float" office:value="1" calcext:value-type="float">
            <text:p>1</text:p>
          </table:table-cell>
          <table:table-cell table:formula="of:=[.A31]*[.H53]" office:value-type="float" office:value="100.21" calcext:value-type="float">
            <text:p>100.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L$57]^[.L53]" office:value-type="float" office:value="1" calcext:value-type="float">
            <text:p>1</text:p>
          </table:table-cell>
          <table:table-cell table:formula="of:=[.A31]*[.M53]" office:value-type="float" office:value="100.21" calcext:value-type="float">
            <text:p>100.2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xponential</text:p>
          </table:table-cell>
          <table:table-cell table:formula="of:=[.D55]/[.C55]" office:value-type="float" office:value="100.289241706161" calcext:value-type="float">
            <text:p>100.289241706161</text:p>
          </table:table-cell>
          <table:table-cell table:formula="of:=SUM([.C49:.C54])" office:value-type="float" office:value="2.60493827160494" calcext:value-type="float">
            <text:p>2.60493827160494</text:p>
          </table:table-cell>
          <table:table-cell table:formula="of:=SUM([.D49:.D53])" office:value-type="float" office:value="261.247283950617" calcext:value-type="float">
            <text:p>261.247283950617</text:p>
          </table:table-cell>
          <table:table-cell/>
          <table:table-cell office:value-type="string" calcext:value-type="string">
            <text:p>smoothed</text:p>
          </table:table-cell>
          <table:table-cell table:formula="of:=[.I55]/[.H55]" office:value-type="float" office:value="100.316806282723" calcext:value-type="float">
            <text:p>100.316806282723</text:p>
          </table:table-cell>
          <table:table-cell table:formula="of:=SUM([.H49:.H54])" office:value-type="float" office:value="3.3616" calcext:value-type="float">
            <text:p>3.3616</text:p>
          </table:table-cell>
          <table:table-cell table:formula="of:=SUM([.I49:.I53])" office:value-type="float" office:value="337.224976" calcext:value-type="float">
            <text:p>337.224976</text:p>
          </table:table-cell>
          <table:table-cell/>
          <table:table-cell office:value-type="string" calcext:value-type="string">
            <text:p>personalised</text:p>
          </table:table-cell>
          <table:table-cell table:formula="of:=[.N55]/[.M55]" office:value-type="float" office:value="100.245357173632" calcext:value-type="float">
            <text:p>100.245357173632</text:p>
          </table:table-cell>
          <table:table-cell table:formula="of:=SUM([.M49:.M54])" office:value-type="float" office:value="1.7687852461515" calcext:value-type="float">
            <text:p>1.7687852461515</text:p>
          </table:table-cell>
          <table:table-cell table:formula="of:=SUM([.N49:.N53])" office:value-type="float" office:value="177.312508763908" calcext:value-type="float">
            <text:p>177.312508763908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1 / 5" office:value-type="float" office:value="0.2" calcext:value-type="float">
            <text:p>0.2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5 / (5+4)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56]" office:value-type="float" office:value="0.666666666666667" calcext:value-type="float">
            <text:p>0.666666666666667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G56]" office:value-type="float" office:value="0.8" calcext:value-type="float">
            <text:p>0.8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L56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ma mad</text:p>
          </table:table-cell>
          <table:table-cell table:formula="of:=([.A31]-[.B55])/(0.015*[.B42])" office:value-type="float" office:value="-42.8797111261589" calcext:value-type="float">
            <text:p>-42.8797111261589</text:p>
          </table:table-cell>
          <table:table-cell table:number-columns-repeated="3"/>
          <table:table-cell office:value-type="string" calcext:value-type="string">
            <text:p>sma mad</text:p>
          </table:table-cell>
          <table:table-cell table:formula="of:=([.A31]-[.G55])/(0.015*[.B42])" office:value-type="float" office:value="-57.7956075338292" calcext:value-type="float">
            <text:p>-57.7956075338292</text:p>
          </table:table-cell>
          <table:table-cell table:number-columns-repeated="3"/>
          <table:table-cell office:value-type="string" calcext:value-type="string">
            <text:p>pma mad</text:p>
          </table:table-cell>
          <table:table-cell table:formula="of:=([.A31]-[.L55])/(0.015*[.B42])" office:value-type="float" office:value="-19.132669714313" calcext:value-type="float">
            <text:p>-19.132669714313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moving median</text:p>
          </table:table-cell>
          <table:table-cell table:formula="of:=([.A31]-[.D33])/([.B42]*0.015)" office:value-type="float" office:value="-91.991341991343" calcext:value-type="float">
            <text:p>-91.991341991343</text:p>
          </table:table-cell>
          <table:table-cell office:value-type="string" calcext:value-type="string">
            <text:p>moving mode</text:p>
          </table:table-cell>
          <table:table-cell table:formula="of:=([.A31]-[.F33])/([.B42]*0.015)" office:value-type="float" office:value="113.63636363636" calcext:value-type="float">
            <text:p>113.63636363636</text:p>
          </table:table-cell>
          <table:table-cell table:number-columns-repeated="10"/>
        </table:table-row>
      </table:table>
      <table:table table:name="bulk CCi" table:style-name="ta1">
        <table:table-column table:style-name="co1" table:number-columns-repeated="10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7]^[.E1]" office:value-type="float" office:value="0.25" calcext:value-type="float">
            <text:p>0.25</text:p>
          </table:table-cell>
          <table:table-cell table:formula="of:=[.A1]*[.F1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7]^[.E2]" office:value-type="float" office:value="0.5" calcext:value-type="float">
            <text:p>0.5</text:p>
          </table:table-cell>
          <table:table-cell table:formula="of:=[.A2]*[.F2]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7]^[.E3]" office:value-type="float" office:value="1" calcext:value-type="float">
            <text:p>1</text:p>
          </table:table-cell>
          <table:table-cell table:formula="of:=[.A3]*[.F3]"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mple</text:p>
          </table:table-cell>
          <table:table-cell table:formula="of:=AVERAGE([.A1:.A3])" office:value-type="float" office:value="101.666666666667" calcext:value-type="float">
            <text:p>101.666666666667</text:p>
          </table:table-cell>
          <table:table-cell/>
          <table:table-cell office:value-type="string" calcext:value-type="string">
            <text:p>exponential</text:p>
          </table:table-cell>
          <table:table-cell table:formula="of:=[.G5]/[.F5]" office:value-type="float" office:value="102.285714285714" calcext:value-type="float">
            <text:p>102.285714285714</text:p>
          </table:table-cell>
          <table:table-cell table:formula="of:=SUM([.F1:.F4])" office:value-type="float" office:value="1.75" calcext:value-type="float">
            <text:p>1.75</text:p>
          </table:table-cell>
          <table:table-cell table:formula="of:=SUM([.G1:.G3])" office:value-type="float" office:value="179" calcext:value-type="float">
            <text:p>179</text:p>
          </table:table-cell>
          <table:table-cell/>
          <table:table-cell office:value-type="string" calcext:value-type="string">
            <text:p>median</text:p>
          </table:table-cell>
          <table:table-cell table:formula="of:=MEDIAN([.A1:.A3])" office:value-type="float" office:value="102" calcext:value-type="float">
            <text:p>1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6]" office:value-type="float" office:value="0.5" calcext:value-type="float">
            <text:p>0.5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mean ad</text:p>
          </table:table-cell>
          <table:table-cell table:formula="of:=ABS([.A1]-[.$B$5])" office:value-type="float" office:value="1.66666666666667" calcext:value-type="float">
            <text:p>1.66666666666667</text:p>
          </table:table-cell>
          <table:table-cell table:number-columns-repeated="2"/>
          <table:table-cell office:value-type="string" calcext:value-type="string">
            <text:p>stddev</text:p>
          </table:table-cell>
          <table:table-cell table:formula="of:=COM.MICROSOFT.STDEV.P([.A1:.A3])" office:value-type="float" office:value="1.24721912892465" calcext:value-type="float">
            <text:p>1.24721912892465</text:p>
          </table:table-cell>
          <table:table-cell table:number-columns-repeated="2"/>
          <table:table-cell office:value-type="string" calcext:value-type="string">
            <text:p>median ad</text:p>
          </table:table-cell>
          <table:table-cell table:formula="of:=ABS([.A1]-[.$J$5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ABS([.A2]-[.$B$5])" office:value-type="float" office:value="0.333333333333329" calcext:value-type="float">
            <text:p>0.333333333333329</text:p>
          </table:table-cell>
          <table:table-cell table:number-columns-repeated="7"/>
          <table:table-cell table:formula="of:=ABS([.A2]-[.$J$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ABS([.A3]-[.$B$5])" office:value-type="float" office:value="1.33333333333333" calcext:value-type="float">
            <text:p>1.33333333333333</text:p>
          </table:table-cell>
          <table:table-cell table:number-columns-repeated="7"/>
          <table:table-cell table:formula="of:=ABS([.A3]-[.$J$5]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SUM([.B12:.B14])" office:value-type="float" office:value="3.33333333333333" calcext:value-type="float">
            <text:p>3.33333333333333</text:p>
          </table:table-cell>
          <table:table-cell table:formula="of:=[.A16]/3" office:value-type="float" office:value="1.11111111111111" calcext:value-type="float">
            <text:p>1.11111111111111</text:p>
          </table:table-cell>
          <table:table-cell table:number-columns-repeated="7"/>
          <table:table-cell table:formula="of:=AVERAGE([.J12:.J14])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formula="of:=([.A3]-[.B5])/(0.015*[.B16])" office:value-type="float" office:value="79.9999999999998" calcext:value-type="float">
            <text:p>79.9999999999998</text:p>
          </table:table-cell>
          <table:table-cell table:number-columns-repeated="4"/>
          <table:table-cell table:formula="of:=([.A3]-[.E5])/(0.015*[.F12])" office:value-type="float" office:value="38.1801774160603" calcext:value-type="float">
            <text:p>38.1801774160603</text:p>
          </table:table-cell>
          <table:table-cell table:number-columns-repeated="3"/>
          <table:table-cell table:formula="of:=([.A3]-[.J5])/(0.015*[.J16])" office:value-type="float" office:value="66.6666666666667" calcext:value-type="float">
            <text:p>66.666666666666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7]^[.E22]" office:value-type="float" office:value="0.25" calcext:value-type="float">
            <text:p>0.25</text:p>
          </table:table-cell>
          <table:table-cell table:formula="of:=[.A22]*[.F22]" office:value-type="float" office:value="25.5" calcext:value-type="float">
            <text:p>25.5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7]^[.E23]" office:value-type="float" office:value="0.5" calcext:value-type="float">
            <text:p>0.5</text:p>
          </table:table-cell>
          <table:table-cell table:formula="of:=[.A23]*[.F23]" office:value-type="float" office:value="51.5" calcext:value-type="float">
            <text:p>51.5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7]^[.E24]" office:value-type="float" office:value="1" calcext:value-type="float">
            <text:p>1</text:p>
          </table:table-cell>
          <table:table-cell table:formula="of:=[.A24]*[.F24]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mple</text:p>
          </table:table-cell>
          <table:table-cell table:formula="of:=AVERAGE([.A22:.A24])" office:value-type="float" office:value="102" calcext:value-type="float">
            <text:p>102</text:p>
          </table:table-cell>
          <table:table-cell/>
          <table:table-cell office:value-type="string" calcext:value-type="string">
            <text:p>exponential</text:p>
          </table:table-cell>
          <table:table-cell table:formula="of:=[.G26]/[.F26]" office:value-type="float" office:value="101.714285714286" calcext:value-type="float">
            <text:p>101.714285714286</text:p>
          </table:table-cell>
          <table:table-cell table:formula="of:=SUM([.F22:.F25])" office:value-type="float" office:value="1.75" calcext:value-type="float">
            <text:p>1.75</text:p>
          </table:table-cell>
          <table:table-cell table:formula="of:=SUM([.G22:.G24])" office:value-type="float" office:value="178" calcext:value-type="float">
            <text:p>178</text:p>
          </table:table-cell>
          <table:table-cell/>
          <table:table-cell office:value-type="string" calcext:value-type="string">
            <text:p>median</text:p>
          </table:table-cell>
          <table:table-cell table:formula="of:=MEDIAN([.A22:.A24])" office:value-type="float" office:value="102" calcext:value-type="float">
            <text:p>1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27]" office:value-type="float" office:value="0.5" calcext:value-type="float">
            <text:p>0.5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mean ad</text:p>
          </table:table-cell>
          <table:table-cell table:formula="of:=ABS([.A22]-[.$B$2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ddev</text:p>
          </table:table-cell>
          <table:table-cell table:formula="of:=COM.MICROSOFT.STDEV.P([.A22:.A24])" office:value-type="float" office:value="0.816496580927726" calcext:value-type="float">
            <text:p>0.816496580927726</text:p>
          </table:table-cell>
          <table:table-cell table:number-columns-repeated="2"/>
          <table:table-cell office:value-type="string" calcext:value-type="string">
            <text:p>median ad</text:p>
          </table:table-cell>
          <table:table-cell table:formula="of:=ABS([.A22]-[.$J$2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ABS([.A23]-[.$B$26])" office:value-type="float" office:value="1" calcext:value-type="float">
            <text:p>1</text:p>
          </table:table-cell>
          <table:table-cell table:number-columns-repeated="7"/>
          <table:table-cell table:formula="of:=ABS([.A23]-[.$J$26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ABS([.A24]-[.$B$26])" office:value-type="float" office:value="1" calcext:value-type="float">
            <text:p>1</text:p>
          </table:table-cell>
          <table:table-cell table:number-columns-repeated="7"/>
          <table:table-cell table:formula="of:=ABS([.A24]-[.$J$26]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SUM([.B33:.B35])" office:value-type="float" office:value="2" calcext:value-type="float">
            <text:p>2</text:p>
          </table:table-cell>
          <table:table-cell table:formula="of:=[.A37]/3" office:value-type="float" office:value="0.666666666666667" calcext:value-type="float">
            <text:p>0.666666666666667</text:p>
          </table:table-cell>
          <table:table-cell table:number-columns-repeated="7"/>
          <table:table-cell table:formula="of:=AVERAGE([.J33:.J35])" office:value-type="float" office:value="0.666666666666667" calcext:value-type="float">
            <text:p>0.66666666666666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formula="of:=([.A24]-[.B26])/(0.015*[.B37])" office:value-type="float" office:value="-100" calcext:value-type="float">
            <text:p>-100</text:p>
          </table:table-cell>
          <table:table-cell table:number-columns-repeated="4"/>
          <table:table-cell table:formula="of:=([.A24]-[.E26])/(0.015*[.F33])" office:value-type="float" office:value="-58.3211843519799" calcext:value-type="float">
            <text:p>-58.3211843519799</text:p>
          </table:table-cell>
          <table:table-cell table:number-columns-repeated="3"/>
          <table:table-cell table:formula="of:=([.A24]-[.J26])/(0.015*[.J37])" office:value-type="float" office:value="-100" calcext:value-type="float">
            <text:p>-10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7]^[.E43]" office:value-type="float" office:value="0.25" calcext:value-type="float">
            <text:p>0.25</text:p>
          </table:table-cell>
          <table:table-cell table:formula="of:=[.A43]*[.F43]" office:value-type="float" office:value="25.75" calcext:value-type="float">
            <text:p>25.75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7]^[.E44]" office:value-type="float" office:value="0.5" calcext:value-type="float">
            <text:p>0.5</text:p>
          </table:table-cell>
          <table:table-cell table:formula="of:=[.A44]*[.F44]" office:value-type="float" office:value="50.5" calcext:value-type="float">
            <text:p>50.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7]^[.E45]" office:value-type="float" office:value="1" calcext:value-type="float">
            <text:p>1</text:p>
          </table:table-cell>
          <table:table-cell table:formula="of:=[.A45]*[.F45]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mple</text:p>
          </table:table-cell>
          <table:table-cell table:formula="of:=AVERAGE([.A43:.A45])" office:value-type="float" office:value="101" calcext:value-type="float">
            <text:p>101</text:p>
          </table:table-cell>
          <table:table-cell/>
          <table:table-cell office:value-type="string" calcext:value-type="string">
            <text:p>exponential</text:p>
          </table:table-cell>
          <table:table-cell table:formula="of:=[.G47]/[.F47]" office:value-type="float" office:value="100.142857142857" calcext:value-type="float">
            <text:p>100.142857142857</text:p>
          </table:table-cell>
          <table:table-cell table:formula="of:=SUM([.F43:.F46])" office:value-type="float" office:value="1.75" calcext:value-type="float">
            <text:p>1.75</text:p>
          </table:table-cell>
          <table:table-cell table:formula="of:=SUM([.G43:.G45])" office:value-type="float" office:value="175.25" calcext:value-type="float">
            <text:p>175.25</text:p>
          </table:table-cell>
          <table:table-cell/>
          <table:table-cell office:value-type="string" calcext:value-type="string">
            <text:p>median</text:p>
          </table:table-cell>
          <table:table-cell table:formula="of:=MEDIAN([.A43:.A45])" office:value-type="float" office:value="101" calcext:value-type="float">
            <text:p>1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48]" office:value-type="float" office:value="0.5" calcext:value-type="float">
            <text:p>0.5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mean ad</text:p>
          </table:table-cell>
          <table:table-cell table:formula="of:=ABS([.A43]-[.$B$47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ddev</text:p>
          </table:table-cell>
          <table:table-cell table:formula="of:=COM.MICROSOFT.STDEV.P([.A43:.A45])" office:value-type="float" office:value="1.63299316185545" calcext:value-type="float">
            <text:p>1.63299316185545</text:p>
          </table:table-cell>
          <table:table-cell table:number-columns-repeated="2"/>
          <table:table-cell office:value-type="string" calcext:value-type="string">
            <text:p>median ad</text:p>
          </table:table-cell>
          <table:table-cell table:formula="of:=ABS([.A43]-[.$J$47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ABS([.A44]-[.$B$47])" office:value-type="float" office:value="0" calcext:value-type="float">
            <text:p>0</text:p>
          </table:table-cell>
          <table:table-cell table:number-columns-repeated="7"/>
          <table:table-cell table:formula="of:=ABS([.A44]-[.$J$4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ABS([.A45]-[.$B$47])" office:value-type="float" office:value="2" calcext:value-type="float">
            <text:p>2</text:p>
          </table:table-cell>
          <table:table-cell table:number-columns-repeated="7"/>
          <table:table-cell table:formula="of:=ABS([.A45]-[.$J$47])"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SUM([.B54:.B56])" office:value-type="float" office:value="4" calcext:value-type="float">
            <text:p>4</text:p>
          </table:table-cell>
          <table:table-cell table:formula="of:=[.A58]/3" office:value-type="float" office:value="1.33333333333333" calcext:value-type="float">
            <text:p>1.33333333333333</text:p>
          </table:table-cell>
          <table:table-cell table:number-columns-repeated="7"/>
          <table:table-cell table:formula="of:=AVERAGE([.J54:.J56])" office:value-type="float" office:value="1.33333333333333" calcext:value-type="float">
            <text:p>1.33333333333333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formula="of:=([.A45]-[.B47])/(0.015*[.B58])" office:value-type="float" office:value="-100" calcext:value-type="float">
            <text:p>-100</text:p>
          </table:table-cell>
          <table:table-cell table:number-columns-repeated="4"/>
          <table:table-cell table:formula="of:=([.A45]-[.E47])/(0.015*[.F54])" office:value-type="float" office:value="-46.6569474815842" calcext:value-type="float">
            <text:p>-46.6569474815842</text:p>
          </table:table-cell>
          <table:table-cell table:number-columns-repeated="3"/>
          <table:table-cell table:formula="of:=([.A45]-[.J47])/(0.015*[.J58])" office:value-type="float" office:value="-100" calcext:value-type="float">
            <text:p>-10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2"/>
          <table:table-cell office:value-type="float" office:value="100.53" calcext:value-type="float">
            <text:p>100.53</text:p>
          </table:table-cell>
          <table:table-cell table:number-columns-repeated="2"/>
          <table:table-cell office:value-type="float" office:value="100.38" calcext:value-type="float">
            <text:p>100.38</text:p>
          </table:table-cell>
          <table:table-cell table:number-columns-repeated="3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2"/>
          <table:table-cell office:value-type="float" office:value="100.38" calcext:value-type="float">
            <text:p>100.38</text:p>
          </table:table-cell>
          <table:table-cell table:number-columns-repeated="2"/>
          <table:table-cell office:value-type="float" office:value="100.19" calcext:value-type="float">
            <text:p>100.19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2"/>
          <table:table-cell office:value-type="float" office:value="100.19" calcext:value-type="float">
            <text:p>100.19</text:p>
          </table:table-cell>
          <table:table-cell table:number-columns-repeated="2"/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mple</text:p>
          </table:table-cell>
          <table:table-cell table:formula="of:=AVERAGE([.A65:.A67])" office:value-type="float" office:value="100.456666666667" calcext:value-type="float">
            <text:p>100.456666666667</text:p>
          </table:table-cell>
          <table:table-cell/>
          <table:table-cell office:value-type="string" calcext:value-type="string">
            <text:p>simple</text:p>
          </table:table-cell>
          <table:table-cell table:formula="of:=AVERAGE([.D65:.D67])" office:value-type="float" office:value="100.366666666667" calcext:value-type="float">
            <text:p>100.366666666667</text:p>
          </table:table-cell>
          <table:table-cell/>
          <table:table-cell office:value-type="string" calcext:value-type="string">
            <text:p>simple</text:p>
          </table:table-cell>
          <table:table-cell table:formula="of:=AVERAGE([.G65:.G67])" office:value-type="float" office:value="100.26" calcext:value-type="float">
            <text:p>100.26</text:p>
          </table:table-cell>
          <table:table-cell table:number-columns-repeated="2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mean ad</text:p>
          </table:table-cell>
          <table:table-cell table:formula="of:=ABS([.A65]-[.$B$69])" office:value-type="float" office:value="0.0033333333333303" calcext:value-type="float">
            <text:p>0.0033333333333303</text:p>
          </table:table-cell>
          <table:table-cell/>
          <table:table-cell office:value-type="string" calcext:value-type="string">
            <text:p>mean ad</text:p>
          </table:table-cell>
          <table:table-cell table:formula="of:=ABS([.D65]-[.$E$69])" office:value-type="float" office:value="0.163333333333327" calcext:value-type="float">
            <text:p>0.163333333333327</text:p>
          </table:table-cell>
          <table:table-cell/>
          <table:table-cell office:value-type="string" calcext:value-type="string">
            <text:p>mean ad</text:p>
          </table:table-cell>
          <table:table-cell table:formula="of:=ABS([.G65]-[.$H$69])" office:value-type="float" office:value="0.120000000000005" calcext:value-type="float">
            <text:p>0.120000000000005</text:p>
          </table:table-cell>
          <table:table-cell table:number-columns-repeated="2"/>
        </table:table-row>
        <table:table-row table:style-name="ro1">
          <table:table-cell/>
          <table:table-cell table:formula="of:=ABS([.A66]-[.$B$69])" office:value-type="float" office:value="0.0733333333333377" calcext:value-type="float">
            <text:p>0.0733333333333377</text:p>
          </table:table-cell>
          <table:table-cell table:number-columns-repeated="2"/>
          <table:table-cell table:formula="of:=ABS([.D66]-[.$E$69])" office:value-type="float" office:value="0.0133333333333212" calcext:value-type="float">
            <text:p>0.0133333333333212</text:p>
          </table:table-cell>
          <table:table-cell table:number-columns-repeated="2"/>
          <table:table-cell table:formula="of:=ABS([.G66]-[.$H$69])" office:value-type="float" office:value="0.0699999999999932" calcext:value-type="float">
            <text:p>0.0699999999999932</text:p>
          </table:table-cell>
          <table:table-cell table:number-columns-repeated="2"/>
        </table:table-row>
        <table:table-row table:style-name="ro1">
          <table:table-cell/>
          <table:table-cell table:formula="of:=ABS([.A67]-[.$B$69])" office:value-type="float" office:value="0.076666666666668" calcext:value-type="float">
            <text:p>0.076666666666668</text:p>
          </table:table-cell>
          <table:table-cell table:number-columns-repeated="2"/>
          <table:table-cell table:formula="of:=ABS([.D67]-[.$E$69])" office:value-type="float" office:value="0.176666666666677" calcext:value-type="float">
            <text:p>0.176666666666677</text:p>
          </table:table-cell>
          <table:table-cell table:number-columns-repeated="2"/>
          <table:table-cell table:formula="of:=ABS([.G67]-[.$H$69])" office:value-type="float" office:value="0.0499999999999972" calcext:value-type="float">
            <text:p>0.0499999999999972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formula="of:=SUM([.B76:.B78])" office:value-type="float" office:value="0.153333333333336" calcext:value-type="float">
            <text:p>0.153333333333336</text:p>
          </table:table-cell>
          <table:table-cell table:formula="of:=[.A80]/3" office:value-type="float" office:value="0.051111111111112" calcext:value-type="float">
            <text:p>0.051111111111112</text:p>
          </table:table-cell>
          <table:table-cell/>
          <table:table-cell table:formula="of:=SUM([.E76:.E78])" office:value-type="float" office:value="0.353333333333325" calcext:value-type="float">
            <text:p>0.353333333333325</text:p>
          </table:table-cell>
          <table:table-cell table:formula="of:=[.D80]/3" office:value-type="float" office:value="0.117777777777775" calcext:value-type="float">
            <text:p>0.117777777777775</text:p>
          </table:table-cell>
          <table:table-cell/>
          <table:table-cell table:formula="of:=SUM([.H76:.H78])" office:value-type="float" office:value="0.239999999999995" calcext:value-type="float">
            <text:p>0.239999999999995</text:p>
          </table:table-cell>
          <table:table-cell table:formula="of:=[.G80]/3" office:value-type="float" office:value="0.0799999999999983" calcext:value-type="float">
            <text:p>0.0799999999999983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formula="of:=([.A67]-[.B69])/(0.015*[.B80])" office:value-type="float" office:value="-100" calcext:value-type="float">
            <text:p>-100</text:p>
          </table:table-cell>
          <table:table-cell table:number-columns-repeated="2"/>
          <table:table-cell table:formula="of:=([.D67]-[.E69])/(0.015*[.E80])" office:value-type="float" office:value="-100.000000000008" calcext:value-type="float">
            <text:p>-100.000000000008</text:p>
          </table:table-cell>
          <table:table-cell table:number-columns-repeated="2"/>
          <table:table-cell table:formula="of:=([.G67]-[.H69])/(0.015*[.H80])" office:value-type="float" office:value="-41.6666666666652" calcext:value-type="float">
            <text:p>-41.6666666666652</text:p>
          </table:table-cell>
          <table:table-cell table:number-columns-repeated="3"/>
        </table:table-row>
      </table:table>
      <table:table table:name="single mcginley CCI" table:style-name="ta1">
        <table:table-column table:style-name="co1" table:number-columns-repeated="8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irst instance of McGinley will always be 0 because the numerator is the last price – McGinley which with no previous is the last price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  <table:table-cell table:formula="of:=ABS([.A11]-[.$F$17])" office:value-type="float" office:value="0.599999999999994" calcext:value-type="float">
            <text:p>0.59999999999999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5"/>
          <table:table-cell table:formula="of:=ABS([.A12]-[.$F$17])" office:value-type="float" office:value="1.59999999999999" calcext:value-type="float">
            <text:p>1.5999999999999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5"/>
          <table:table-cell table:formula="of:=ABS([.A13]-[.$F$17])" office:value-type="float" office:value="0.400000000000006" calcext:value-type="float">
            <text:p>0.40000000000000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5"/>
          <table:table-cell table:formula="of:=ABS([.A14]-[.$F$17])" office:value-type="float" office:value="2.40000000000001" calcext:value-type="float">
            <text:p>2.40000000000001</text:p>
          </table:table-cell>
          <table:table-cell/>
        </table:table-row>
        <table:table-row table:style-name="ro1">
          <table:table-cell table:number-columns-repeated="6"/>
          <table:table-cell table:formula="of:=ABS([.A15]-[.$F$17])" office:value-type="float" office:value="0.599999999999994" calcext:value-type="float">
            <text:p>0.599999999999994</text:p>
          </table:table-cell>
          <table:table-cell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A11:.A15])" office:value-type="float" office:value="101.4" calcext:value-type="float">
            <text:p>101.4</text:p>
          </table:table-cell>
          <table:table-cell table:formula="of:=SUM([.G12:.G16])" office:value-type="float" office:value="5.59999999999999" calcext:value-type="float">
            <text:p>5.59999999999999</text:p>
          </table:table-cell>
          <table:table-cell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string" calcext:value-type="string">
            <text:p>MAD</text:p>
          </table:table-cell>
          <table:table-cell table:formula="of:=[.G17]/5"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base</text:p>
          </table:table-cell>
          <table:table-cell table:formula="of:=[.A15]/[.B18]" office:value-type="float" office:value="1.03030303030303" calcext:value-type="float">
            <text:p>1.030303030303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18] + ([.C20]/[.D20])" office:value-type="float" office:value="99.5324653380587" calcext:value-type="float">
            <text:p>99.5324653380587</text:p>
          </table:table-cell>
          <table:table-cell table:formula="of:=[.A15]-[.B18]" office:value-type="float" office:value="3" calcext:value-type="float">
            <text:p>3</text:p>
          </table:table-cell>
          <table:table-cell table:formula="of:=[.B17]*(POWER([.B19]; 4))" office:value-type="float" office:value="5.63416956104159" calcext:value-type="float">
            <text:p>5.63416956104159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CI</text:p>
          </table:table-cell>
          <table:table-cell table:formula="of:=[.C23]/[.D23]" office:value-type="float" office:value="146.877063210793" calcext:value-type="float">
            <text:p>146.877063210793</text:p>
          </table:table-cell>
          <table:table-cell table:formula="of:=[.A15]-[.B20]" office:value-type="float" office:value="2.46753466194131" calcext:value-type="float">
            <text:p>2.46753466194131</text:p>
          </table:table-cell>
          <table:table-cell table:formula="of:=[.G18]*0.015" office:value-type="float" office:value="0.0168" calcext:value-type="float">
            <text:p>0.0168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7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7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7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7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4"/>
          <table:table-cell table:formula="of:=ABS([.A34]-[.$F$40])" office:value-type="float" office:value="0.204000000000008" calcext:value-type="float">
            <text:p>0.204000000000008</text:p>
          </table:table-cell>
          <table:table-cell table:formula="of:=ABS([.A34]-[.$G$40])" office:value-type="float" office:value="0.210000000000008" calcext:value-type="float">
            <text:p>0.210000000000008</text:p>
          </table:table-cell>
          <table:table-cell table:formula="of:=ABS([.A34]-[.$H$40])" office:value-type="float" office:value="0.530000000000001" calcext:value-type="float">
            <text:p>0.530000000000001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4"/>
          <table:table-cell table:formula="of:=ABS([.A35]-[.$F$40])" office:value-type="float" office:value="0.054000000000002" calcext:value-type="float">
            <text:p>0.054000000000002</text:p>
          </table:table-cell>
          <table:table-cell table:formula="of:=ABS([.A35]-[.$G$40])" office:value-type="float" office:value="0.0600000000000023" calcext:value-type="float">
            <text:p>0.0600000000000023</text:p>
          </table:table-cell>
          <table:table-cell table:formula="of:=ABS([.A35]-[.$H$40])" office:value-type="float" office:value="0.379999999999995" calcext:value-type="float">
            <text:p>0.379999999999995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4"/>
          <table:table-cell table:formula="of:=ABS([.A36]-[.$F$40])" office:value-type="float" office:value="0.135999999999996" calcext:value-type="float">
            <text:p>0.135999999999996</text:p>
          </table:table-cell>
          <table:table-cell table:formula="of:=ABS([.A36]-[.$G$40])" office:value-type="float" office:value="0.129999999999995" calcext:value-type="float">
            <text:p>0.129999999999995</text:p>
          </table:table-cell>
          <table:table-cell table:formula="of:=ABS([.A36]-[.$H$40])" office:value-type="float" office:value="0.189999999999998" calcext:value-type="float">
            <text:p>0.189999999999998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4"/>
          <table:table-cell table:formula="of:=ABS([.A37]-[.$F$40])" office:value-type="float" office:value="0.116" calcext:value-type="float">
            <text:p>0.116</text:p>
          </table:table-cell>
          <table:table-cell table:formula="of:=ABS([.A37]-[.$G$40])" office:value-type="float" office:value="0.109999999999999" calcext:value-type="float">
            <text:p>0.109999999999999</text:p>
          </table:table-cell>
          <table:table-cell table:formula="of:=ABS([.A37]-[.$H$40])" office:value-type="float" office:value="0.209999999999994" calcext:value-type="float">
            <text:p>0.209999999999994</text:p>
          </table:table-cell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4"/>
          <table:table-cell table:formula="of:=ABS([.A38]-[.$F$40])" office:value-type="float" office:value="0.00600000000000023" calcext:value-type="float">
            <text:p>0.00600000000000023</text:p>
          </table:table-cell>
          <table:table-cell table:formula="of:=ABS([.A38]-[.$G$40])" office:value-type="float" office:value="0" calcext:value-type="float">
            <text:p>0</text:p>
          </table:table-cell>
          <table:table-cell table:formula="of:=ABS([.A38]-[.$H$40])" office:value-type="float" office:value="0.319999999999993" calcext:value-type="float">
            <text:p>0.31999999999999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formula="of:=AVERAGE([.A34:.A38])" office:value-type="float" office:value="100.326" calcext:value-type="float">
            <text:p>100.326</text:p>
          </table:table-cell>
          <table:table-cell table:formula="of:=MEDIAN([.A34:.A38])" office:value-type="float" office:value="100.32" calcext:value-type="float">
            <text:p>100.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100.21" calcext:value-type="float">
            <text:p>100.21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formula="of:=SUM([.F34:.F38])" office:value-type="float" office:value="0.516000000000005" calcext:value-type="float">
            <text:p>0.516000000000005</text:p>
          </table:table-cell>
          <table:table-cell table:formula="of:=SUM([.G34:.G38])" office:value-type="float" office:value="0.510000000000005" calcext:value-type="float">
            <text:p>0.510000000000005</text:p>
          </table:table-cell>
          <table:table-cell table:formula="of:=SUM([.H34:.H38])" office:value-type="float" office:value="1.62999999999998" calcext:value-type="float">
            <text:p>1.6299999999999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A38]/[.B41]" office:value-type="float" office:value="1.00109769484083" calcext:value-type="float">
            <text:p>1.00109769484083</text:p>
          </table:table-cell>
          <table:table-cell table:number-columns-repeated="2"/>
          <table:table-cell office:value-type="string" calcext:value-type="string">
            <text:p>MAD</text:p>
          </table:table-cell>
          <table:table-cell table:formula="of:=[.F41]/5" office:value-type="float" office:value="0.103200000000001" calcext:value-type="float">
            <text:p>0.103200000000001</text:p>
          </table:table-cell>
          <table:table-cell table:formula="of:=[.G41]/5" office:value-type="float" office:value="0.102000000000001" calcext:value-type="float">
            <text:p>0.102000000000001</text:p>
          </table:table-cell>
          <table:table-cell table:formula="of:=[.H41]/5" office:value-type="float" office:value="0.325999999999996" calcext:value-type="float">
            <text:p>0.325999999999996</text:p>
          </table:table-cell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41] + ([.C43]/[.D43])" office:value-type="float" office:value="100.231903667359" calcext:value-type="float">
            <text:p>100.231903667359</text:p>
          </table:table-cell>
          <table:table-cell table:formula="of:=[.A38]-[.B41]" office:value-type="float" office:value="0.109999999999999" calcext:value-type="float">
            <text:p>0.109999999999999</text:p>
          </table:table-cell>
          <table:table-cell table:formula="of:=[.B40]*(POWER([.B42]; 4))" office:value-type="float" office:value="5.02199007129585" calcext:value-type="float">
            <text:p>5.0219900712958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formula="of:=[.B45]/[.C45]" office:value-type="float" office:value="56.90977560812" calcext:value-type="float">
            <text:p>56.90977560812</text:p>
          </table:table-cell>
          <table:table-cell table:formula="of:=[.A38]-[.B43]" office:value-type="float" office:value="0.0880963326413706" calcext:value-type="float">
            <text:p>0.0880963326413706</text:p>
          </table:table-cell>
          <table:table-cell table:formula="of:=[.F42]*0.015" office:value-type="float" office:value="0.00154800000000002" calcext:value-type="float">
            <text:p>0.00154800000000002</text:p>
          </table:table-cell>
          <table:table-cell office:value-type="string" calcext:value-type="string">
            <text:p>mean ad mcginley CCI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formula="of:=[.B45]/[.C47]" office:value-type="float" office:value="57.5793023799802" calcext:value-type="float">
            <text:p>57.5793023799802</text:p>
          </table:table-cell>
          <table:table-cell/>
          <table:table-cell table:formula="of:=[.G42]*0.015" office:value-type="float" office:value="0.00153000000000002" calcext:value-type="float">
            <text:p>0.00153000000000002</text:p>
          </table:table-cell>
          <table:table-cell office:value-type="string" calcext:value-type="string">
            <text:p>median ad mcginley CCI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formula="of:=[.B45]/[.C49]" office:value-type="float" office:value="18.0156099471108" calcext:value-type="float">
            <text:p>18.0156099471108</text:p>
          </table:table-cell>
          <table:table-cell/>
          <table:table-cell table:formula="of:=[.H42]*0.015" office:value-type="float" office:value="0.00488999999999994" calcext:value-type="float">
            <text:p>0.00488999999999994</text:p>
          </table:table-cell>
          <table:table-cell office:value-type="string" calcext:value-type="string">
            <text:p>mode ad mcginley CCI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formula="of:=[.B45]/[.C51]" office:value-type="float" office:value="47.4749036482086" calcext:value-type="float">
            <text:p>47.4749036482086</text:p>
          </table:table-cell>
          <table:table-cell/>
          <table:table-cell table:formula="of:=COM.MICROSOFT.STDEV.P([.A34:.A38])*0.015" office:value-type="float" office:value="0.00185564005130308" calcext:value-type="float">
            <text:p>0.00185564005130308</text:p>
          </table:table-cell>
          <table:table-cell office:value-type="string" calcext:value-type="string">
            <text:p>std dev mcginley CCI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7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7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7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7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iod high</text:p>
          </table:table-cell>
          <table:table-cell table:formula="of:=MAX([.A54:.A55])" office:value-type="float" office:value="100.53" calcext:value-type="float">
            <text:p>100.53</text:p>
          </table:table-cell>
          <table:table-cell table:formula="of:=MAX([.A54:.A56])" office:value-type="float" office:value="100.53" calcext:value-type="float">
            <text:p>100.53</text:p>
          </table:table-cell>
          <table:table-cell table:formula="of:=MAX([.A54:.A57])" office:value-type="float" office:value="100.53" calcext:value-type="float">
            <text:p>100.53</text:p>
          </table:table-cell>
          <table:table-cell table:formula="of:=MAX([.A54:.A58])" office:value-type="float" office:value="100.53" calcext:value-type="float">
            <text:p>100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c drawdown</text:p>
          </table:table-cell>
          <table:table-cell table:formula="of:=(([.A55]-[.B60])/[.B60])*100" office:value-type="float" office:value="-0.149209191286189" calcext:value-type="float">
            <text:p>-0.149209191286189</text:p>
          </table:table-cell>
          <table:table-cell table:formula="of:=(([.A56]-[.C60])/[.C60])*100" office:value-type="float" office:value="-0.338207500248685" calcext:value-type="float">
            <text:p>-0.338207500248685</text:p>
          </table:table-cell>
          <table:table-cell table:formula="of:=(([.A57]-[.D60])/[.D60])*100" office:value-type="float" office:value="-0.318312941410532" calcext:value-type="float">
            <text:p>-0.318312941410532</text:p>
          </table:table-cell>
          <table:table-cell table:formula="of:=(([.A58]-[.E60])/[.E60])*100" office:value-type="float" office:value="-0.208892867800664" calcext:value-type="float">
            <text:p>-0.2088928678006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 p dd</text:p>
          </table:table-cell>
          <table:table-cell table:formula="of:=[.B61]^2" office:value-type="float" office:value="0.0222633827642785" calcext:value-type="float">
            <text:p>0.0222633827642785</text:p>
          </table:table-cell>
          <table:table-cell table:formula="of:=[.C61]^2" office:value-type="float" office:value="0.114384313224465" calcext:value-type="float">
            <text:p>0.114384313224465</text:p>
          </table:table-cell>
          <table:table-cell table:formula="of:=[.D61]^2" office:value-type="float" office:value="0.101323128669425" calcext:value-type="float">
            <text:p>0.101323128669425</text:p>
          </table:table-cell>
          <table:table-cell table:formula="of:=[.E61]^2" office:value-type="float" office:value="0.0436362302179859" calcext:value-type="float">
            <text:p>0.0436362302179859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q avg</text:p>
          </table:table-cell>
          <table:table-cell table:formula="of:=SUM([.B62:.E62])/5" office:value-type="float" office:value="0.0563214109752307" calcext:value-type="float">
            <text:p>0.05632141097523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lcer index</text:p>
          </table:table-cell>
          <table:table-cell table:formula="of:=SQRT([.B64])" office:value-type="float" office:value="0.237321324316275" calcext:value-type="float">
            <text:p>0.237321324316275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formula="of:=[.B45]/[.C68]" office:value-type="float" office:value="24.747413068246" calcext:value-type="float">
            <text:p>24.747413068246</text:p>
          </table:table-cell>
          <table:table-cell/>
          <table:table-cell table:formula="of:=[.B65]*0.015" office:value-type="float" office:value="0.00355981986474413" calcext:value-type="float">
            <text:p>0.00355981986474413</text:p>
          </table:table-cell>
          <table:table-cell office:value-type="string" calcext:value-type="string">
            <text:p>ulcer index mcginley CCI</text:p>
          </table:table-cell>
          <table:table-cell table:number-columns-repeated="4"/>
        </table:table-row>
      </table:table>
      <table:table table:name="bulk mcginley cci" table:style-name="ta1">
        <table:table-column table:style-name="co1" table:number-columns-repeated="7" table:default-cell-style-name="Default"/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6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6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6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6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5"/>
          <table:table-cell table:formula="of:=ABS([.A8]-[.$G$14])" office:value-type="float" office:value="0.204000000000008" calcext:value-type="float">
            <text:p>0.204000000000008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5"/>
          <table:table-cell table:formula="of:=ABS([.A9]-[.$G$14])" office:value-type="float" office:value="0.054000000000002" calcext:value-type="float">
            <text:p>0.054000000000002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5"/>
          <table:table-cell table:formula="of:=ABS([.A10]-[.$G$14])" office:value-type="float" office:value="0.135999999999996" calcext:value-type="float">
            <text:p>0.135999999999996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5"/>
          <table:table-cell table:formula="of:=ABS([.A11]-[.$G$14])"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5"/>
          <table:table-cell table:formula="of:=ABS([.A12]-[.$G$14])" office:value-type="float" office:value="0.00600000000000023" calcext:value-type="float">
            <text:p>0.0060000000000002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onstant</text:p>
          </table:table-cell>
          <table:table-cell table:formula="of:=AVERAGE([.A8:.A12])" office:value-type="float" office:value="100.326" calcext:value-type="float">
            <text:p>100.326</text:p>
          </table:table-cell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100.21" calcext:value-type="float">
            <text:p>100.21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formula="of:=SUM([.G8:.G12])" office:value-type="float" office:value="0.516000000000005" calcext:value-type="float">
            <text:p>0.516000000000005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A12]/[.B15]" office:value-type="float" office:value="1.00109769484083" calcext:value-type="float">
            <text:p>1.00109769484083</text:p>
          </table:table-cell>
          <table:table-cell table:number-columns-repeated="3"/>
          <table:table-cell office:value-type="string" calcext:value-type="string">
            <text:p>MAD</text:p>
          </table:table-cell>
          <table:table-cell table:formula="of:=[.G15]/5" office:value-type="float" office:value="0.103200000000001" calcext:value-type="float">
            <text:p>0.103200000000001</text:p>
          </table:table-cell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15] + ([.C17]/[.D17])" office:value-type="float" office:value="100.231903667359" calcext:value-type="float">
            <text:p>100.231903667359</text:p>
          </table:table-cell>
          <table:table-cell table:formula="of:=[.A12]-[.B15]" office:value-type="float" office:value="0.109999999999999" calcext:value-type="float">
            <text:p>0.109999999999999</text:p>
          </table:table-cell>
          <table:table-cell table:formula="of:=[.B14]*(POWER([.B16]; 4))" office:value-type="float" office:value="5.02199007129585" calcext:value-type="float">
            <text:p>5.02199007129585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cginley CCI</text:p>
          </table:table-cell>
          <table:table-cell table:formula="of:=[.C20]/[.D20]" office:value-type="float" office:value="56.90977560812" calcext:value-type="float">
            <text:p>56.90977560812</text:p>
          </table:table-cell>
          <table:table-cell table:formula="of:=[.A12]-[.B17]" office:value-type="float" office:value="0.0880963326413706" calcext:value-type="float">
            <text:p>0.0880963326413706</text:p>
          </table:table-cell>
          <table:table-cell table:formula="of:=[.G16]*0.015" office:value-type="float" office:value="0.00154800000000002" calcext:value-type="float">
            <text:p>0.00154800000000002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5"/>
          <table:table-cell table:formula="of:=ABS([.A24]-[.$G$30])" office:value-type="float" office:value="0.103999999999999" calcext:value-type="float">
            <text:p>0.103999999999999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5"/>
          <table:table-cell table:formula="of:=ABS([.A25]-[.$G$30])" office:value-type="float" office:value="0.0859999999999985" calcext:value-type="float">
            <text:p>0.0859999999999985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5"/>
          <table:table-cell table:formula="of:=ABS([.A26]-[.$G$30])" office:value-type="float" office:value="0.0660000000000025" calcext:value-type="float">
            <text:p>0.0660000000000025</text:p>
          </table:table-cell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5"/>
          <table:table-cell table:formula="of:=ABS([.A27]-[.$G$30])" office:value-type="float" office:value="0.0439999999999969" calcext:value-type="float">
            <text:p>0.0439999999999969</text:p>
          </table:table-cell>
        </table:table-row>
        <table:table-row table:style-name="ro1">
          <table:table-cell office:value-type="float" office:value="100.28" calcext:value-type="float">
            <text:p>100.28</text:p>
          </table:table-cell>
          <table:table-cell table:number-columns-repeated="5"/>
          <table:table-cell table:formula="of:=ABS([.A28]-[.$G$30])" office:value-type="float" office:value="0.00400000000000489" calcext:value-type="float">
            <text:p>0.0040000000000048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onstant</text:p>
          </table:table-cell>
          <table:table-cell table:formula="of:=AVERAGE([.A24:.A28])" office:value-type="float" office:value="100.276" calcext:value-type="float">
            <text:p>100.276</text:p>
          </table:table-cell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100.231903667359" calcext:value-type="float">
            <text:p>100.231903667359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formula="of:=SUM([.G24:.G28])" office:value-type="float" office:value="0.304000000000002" calcext:value-type="float">
            <text:p>0.304000000000002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[.A28]/[.B31]" office:value-type="float" office:value="1.00047985053542" calcext:value-type="float">
            <text:p>1.00047985053542</text:p>
          </table:table-cell>
          <table:table-cell table:number-columns-repeated="3"/>
          <table:table-cell office:value-type="string" calcext:value-type="string">
            <text:p>MAD</text:p>
          </table:table-cell>
          <table:table-cell table:formula="of:=[.G31]/5" office:value-type="float" office:value="0.0608000000000004" calcext:value-type="float">
            <text:p>0.0608000000000004</text:p>
          </table:table-cell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31] + ([.C33]/[.D33])" office:value-type="float" office:value="100.241504492774" calcext:value-type="float">
            <text:p>100.241504492774</text:p>
          </table:table-cell>
          <table:table-cell table:formula="of:=[.A28]-[.B31]" office:value-type="float" office:value="0.0480963326409949" calcext:value-type="float">
            <text:p>0.0480963326409949</text:p>
          </table:table-cell>
          <table:table-cell table:formula="of:=[.B30]*(POWER([.B32]; 4))" office:value-type="float" office:value="5.00960392061454" calcext:value-type="float">
            <text:p>5.00960392061454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cginley CCI</text:p>
          </table:table-cell>
          <table:table-cell table:formula="of:=[.C36]/[.D36]" office:value-type="float" office:value="42.2099859932212" calcext:value-type="float">
            <text:p>42.2099859932212</text:p>
          </table:table-cell>
          <table:table-cell table:formula="of:=[.A28]-[.B33]" office:value-type="float" office:value="0.038495507225818" calcext:value-type="float">
            <text:p>0.038495507225818</text:p>
          </table:table-cell>
          <table:table-cell table:formula="of:=[.G32]*0.015" office:value-type="float" office:value="0.000912000000000006" calcext:value-type="float">
            <text:p>0.000912000000000006</text:p>
          </table:table-cell>
          <table:table-cell table:number-columns-repeated="3"/>
        </table:table-row>
      </table:table>
      <table:table table:name="single macd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D$9]^[.D1]" office:value-type="float" office:value="0.197530864197531" calcext:value-type="float">
            <text:p>0.197530864197531</text:p>
          </table:table-cell>
          <table:table-cell table:formula="of:=[.A1]*[.E1]" office:value-type="float" office:value="19.7530864197531" calcext:value-type="float">
            <text:p>19.7530864197531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D$9]^[.D2]" office:value-type="float" office:value="0.296296296296296" calcext:value-type="float">
            <text:p>0.296296296296296</text:p>
          </table:table-cell>
          <table:table-cell table:formula="of:=[.A2]*[.E2]" office:value-type="float" office:value="30.2222222222222" calcext:value-type="float">
            <text:p>30.2222222222222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9]^[.D3]" office:value-type="float" office:value="0.444444444444445" calcext:value-type="float">
            <text:p>0.444444444444445</text:p>
          </table:table-cell>
          <table:table-cell table:formula="of:=[.A3]*[.E3]" office:value-type="float" office:value="45.7777777777778" calcext:value-type="float">
            <text:p>45.77777777777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I$9]^[.I3]" office:value-type="float" office:value="0.25" calcext:value-type="float">
            <text:p>0.25</text:p>
          </table:table-cell>
          <table:table-cell table:formula="of:=[.A3]*[.J3]" office:value-type="float" office:value="25.75" calcext:value-type="float">
            <text:p>25.7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9]^[.D4]" office:value-type="float" office:value="0.666666666666667" calcext:value-type="float">
            <text:p>0.666666666666667</text:p>
          </table:table-cell>
          <table:table-cell table:formula="of:=[.A4]*[.E4]" office:value-type="float" office:value="67.3333333333333" calcext:value-type="float">
            <text:p>67.3333333333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I$9]^[.I4]" office:value-type="float" office:value="0.5" calcext:value-type="float">
            <text:p>0.5</text:p>
          </table:table-cell>
          <table:table-cell table:formula="of:=[.A4]*[.J4]" office:value-type="float" office:value="50.5" calcext:value-type="float">
            <text:p>50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9]^[.D5]" office:value-type="float" office:value="1" calcext:value-type="float">
            <text:p>1</text:p>
          </table:table-cell>
          <table:table-cell table:formula="of:=[.A5]*[.E5]" office:value-type="float" office:value="99" calcext:value-type="float">
            <text:p>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I$9]^[.I5]" office:value-type="float" office:value="1" calcext:value-type="float">
            <text:p>1</text:p>
          </table:table-cell>
          <table:table-cell table:formula="of:=[.A5]*[.J5]" office:value-type="float" office:value="99" calcext:value-type="float">
            <text:p>9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ong exponential</text:p>
          </table:table-cell>
          <table:table-cell table:formula="of:=[.F7]/[.E7]" office:value-type="float" office:value="100.611374407583" calcext:value-type="float">
            <text:p>100.611374407583</text:p>
          </table:table-cell>
          <table:table-cell table:formula="of:=SUM([.E1:.E6])" office:value-type="float" office:value="2.60493827160494" calcext:value-type="float">
            <text:p>2.60493827160494</text:p>
          </table:table-cell>
          <table:table-cell table:formula="of:=SUM([.F1:.F5])" office:value-type="float" office:value="262.086419753086" calcext:value-type="float">
            <text:p>262.086419753086</text:p>
          </table:table-cell>
          <table:table-cell/>
          <table:table-cell office:value-type="string" calcext:value-type="string">
            <text:p>Short exponential</text:p>
          </table:table-cell>
          <table:table-cell table:formula="of:=[.K7]/[.J7]" office:value-type="float" office:value="100.142857142857" calcext:value-type="float">
            <text:p>100.142857142857</text:p>
          </table:table-cell>
          <table:table-cell table:formula="of:=SUM([.J1:.J6])" office:value-type="float" office:value="1.75" calcext:value-type="float">
            <text:p>1.75</text:p>
          </table:table-cell>
          <table:table-cell table:formula="of:=SUM([.K1:.K5])" office:value-type="float" office:value="175.25" calcext:value-type="float">
            <text:p>175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8]" office:value-type="float" office:value="0.666666666666667" calcext:value-type="float">
            <text:p>0.666666666666667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I8]" office:value-type="float" office:value="0.5" calcext:value-type="float">
            <text:p>0.5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acd</text:p>
          </table:table-cell>
          <table:table-cell table:formula="of:=[.I7]-[.D7]" office:value-type="float" office:value="-0.46851726472579" calcext:value-type="float">
            <text:p>-0.46851726472579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cd</text:p>
          </table:table-cell>
          <table:table-cell table:formula="of:=[.D14]-[.I14]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AVERAGE([.A3:.A5])" office:value-type="float" office:value="101" calcext:value-type="float">
            <text:p>101</text:p>
          </table:table-cell>
          <table:table-cell table:number-columns-repeated="3"/>
          <table:table-cell office:value-type="string" calcext:value-type="string">
            <text:p>Median</text:p>
          </table:table-cell>
          <table:table-cell table:formula="of:=MEDIAN([.A1:.A5])" office:value-type="float" office:value="101" calcext:value-type="float">
            <text:p>101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D$9]^[.D19]" office:value-type="float" office:value="0.197530864197531" calcext:value-type="float">
            <text:p>0.197530864197531</text:p>
          </table:table-cell>
          <table:table-cell table:formula="of:=[.A19]*[.E19]" office:value-type="float" office:value="19.843950617284" calcext:value-type="float">
            <text:p>19.843950617284</text:p>
          </table:table-cell>
          <table:table-cell table:number-columns-repeated="5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D$9]^[.D20]" office:value-type="float" office:value="0.296296296296296" calcext:value-type="float">
            <text:p>0.296296296296296</text:p>
          </table:table-cell>
          <table:table-cell table:formula="of:=[.A20]*[.E20]" office:value-type="float" office:value="29.7866666666667" calcext:value-type="float">
            <text:p>29.7866666666667</text:p>
          </table:table-cell>
          <table:table-cell table:number-columns-repeated="5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9]^[.D21]" office:value-type="float" office:value="0.444444444444445" calcext:value-type="float">
            <text:p>0.444444444444445</text:p>
          </table:table-cell>
          <table:table-cell table:formula="of:=[.A21]*[.E21]" office:value-type="float" office:value="44.6133333333333" calcext:value-type="float">
            <text:p>44.61333333333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I$9]^[.I21]" office:value-type="float" office:value="0.25" calcext:value-type="float">
            <text:p>0.25</text:p>
          </table:table-cell>
          <table:table-cell table:formula="of:=[.A21]*[.J21]" office:value-type="float" office:value="25.095" calcext:value-type="float">
            <text:p>25.095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9]^[.D22]" office:value-type="float" office:value="0.666666666666667" calcext:value-type="float">
            <text:p>0.666666666666667</text:p>
          </table:table-cell>
          <table:table-cell table:formula="of:=[.A22]*[.E22]" office:value-type="float" office:value="66.7933333333333" calcext:value-type="float">
            <text:p>66.7933333333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I$9]^[.I22]" office:value-type="float" office:value="0.5" calcext:value-type="float">
            <text:p>0.5</text:p>
          </table:table-cell>
          <table:table-cell table:formula="of:=[.A22]*[.J22]" office:value-type="float" office:value="50.095" calcext:value-type="float">
            <text:p>50.095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9]^[.D23]" office:value-type="float" office:value="1" calcext:value-type="float">
            <text:p>1</text:p>
          </table:table-cell>
          <table:table-cell table:formula="of:=[.A23]*[.E23]" office:value-type="float" office:value="100.21" calcext:value-type="float">
            <text:p>100.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I$9]^[.I23]" office:value-type="float" office:value="1" calcext:value-type="float">
            <text:p>1</text:p>
          </table:table-cell>
          <table:table-cell table:formula="of:=[.A23]*[.J23]" office:value-type="float" office:value="100.21" calcext:value-type="float">
            <text:p>100.2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ong exponential</text:p>
          </table:table-cell>
          <table:table-cell table:formula="of:=[.F25]/[.E25]" office:value-type="float" office:value="100.289241706161" calcext:value-type="float">
            <text:p>100.289241706161</text:p>
          </table:table-cell>
          <table:table-cell table:formula="of:=SUM([.E19:.E24])" office:value-type="float" office:value="2.60493827160494" calcext:value-type="float">
            <text:p>2.60493827160494</text:p>
          </table:table-cell>
          <table:table-cell table:formula="of:=SUM([.F19:.F23])" office:value-type="float" office:value="261.247283950617" calcext:value-type="float">
            <text:p>261.247283950617</text:p>
          </table:table-cell>
          <table:table-cell/>
          <table:table-cell office:value-type="string" calcext:value-type="string">
            <text:p>Short exponential</text:p>
          </table:table-cell>
          <table:table-cell table:formula="of:=[.K25]/[.J25]" office:value-type="float" office:value="100.228571428571" calcext:value-type="float">
            <text:p>100.228571428571</text:p>
          </table:table-cell>
          <table:table-cell table:formula="of:=SUM([.J19:.J24])" office:value-type="float" office:value="1.75" calcext:value-type="float">
            <text:p>1.75</text:p>
          </table:table-cell>
          <table:table-cell table:formula="of:=SUM([.K19:.K23])" office:value-type="float" office:value="175.4" calcext:value-type="float">
            <text:p>175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26]" office:value-type="float" office:value="0.666666666666667" calcext:value-type="float">
            <text:p>0.666666666666667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I26]" office:value-type="float" office:value="0.5" calcext:value-type="float">
            <text:p>0.5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ema macd</text:p>
          </table:table-cell>
          <table:table-cell table:formula="of:=[.I25]-[.D25]" office:value-type="float" office:value="-0.0606702775897219" calcext:value-type="float">
            <text:p>-0.0606702775897219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D$41]^[.D33]" office:value-type="float" office:value="0.4096" calcext:value-type="float">
            <text:p>0.4096</text:p>
          </table:table-cell>
          <table:table-cell table:formula="of:=[.A33]*[.E33]" office:value-type="float" office:value="41.148416" calcext:value-type="float">
            <text:p>41.148416</text:p>
          </table:table-cell>
          <table:table-cell table:number-columns-repeated="5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D$41]^[.D34]" office:value-type="float" office:value="0.512" calcext:value-type="float">
            <text:p>0.512</text:p>
          </table:table-cell>
          <table:table-cell table:formula="of:=[.A34]*[.E34]" office:value-type="float" office:value="51.47136" calcext:value-type="float">
            <text:p>51.47136</text:p>
          </table:table-cell>
          <table:table-cell table:number-columns-repeated="5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41]^[.D35]" office:value-type="float" office:value="0.64" calcext:value-type="float">
            <text:p>0.64</text:p>
          </table:table-cell>
          <table:table-cell table:formula="of:=[.A35]*[.E35]" office:value-type="float" office:value="64.2432" calcext:value-type="float">
            <text:p>64.24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I$41]^[.I35]" office:value-type="float" office:value="0.444444444444445" calcext:value-type="float">
            <text:p>0.444444444444445</text:p>
          </table:table-cell>
          <table:table-cell table:formula="of:=[.A35]*[.J35]" office:value-type="float" office:value="44.6133333333333" calcext:value-type="float">
            <text:p>44.6133333333333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41]^[.D36]" office:value-type="float" office:value="0.8" calcext:value-type="float">
            <text:p>0.8</text:p>
          </table:table-cell>
          <table:table-cell table:formula="of:=[.A36]*[.E36]" office:value-type="float" office:value="80.152" calcext:value-type="float">
            <text:p>80.1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I$41]^[.I36]" office:value-type="float" office:value="0.666666666666667" calcext:value-type="float">
            <text:p>0.666666666666667</text:p>
          </table:table-cell>
          <table:table-cell table:formula="of:=[.A36]*[.J36]" office:value-type="float" office:value="66.7933333333333" calcext:value-type="float">
            <text:p>66.7933333333333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41]^[.D37]" office:value-type="float" office:value="1" calcext:value-type="float">
            <text:p>1</text:p>
          </table:table-cell>
          <table:table-cell table:formula="of:=[.A37]*[.E37]" office:value-type="float" office:value="100.21" calcext:value-type="float">
            <text:p>100.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I$41]^[.I37]" office:value-type="float" office:value="1" calcext:value-type="float">
            <text:p>1</text:p>
          </table:table-cell>
          <table:table-cell table:formula="of:=[.A37]*[.J37]" office:value-type="float" office:value="100.21" calcext:value-type="float">
            <text:p>100.2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ong</text:p>
          </table:table-cell>
          <table:table-cell table:formula="of:=[.F39]/[.E39]" office:value-type="float" office:value="100.316806282723" calcext:value-type="float">
            <text:p>100.316806282723</text:p>
          </table:table-cell>
          <table:table-cell table:formula="of:=SUM([.E33:.E38])" office:value-type="float" office:value="3.3616" calcext:value-type="float">
            <text:p>3.3616</text:p>
          </table:table-cell>
          <table:table-cell table:formula="of:=SUM([.F33:.F37])" office:value-type="float" office:value="337.224976" calcext:value-type="float">
            <text:p>337.224976</text:p>
          </table:table-cell>
          <table:table-cell/>
          <table:table-cell office:value-type="string" calcext:value-type="string">
            <text:p>short</text:p>
          </table:table-cell>
          <table:table-cell table:formula="of:=[.K39]/[.J39]" office:value-type="float" office:value="100.239473684211" calcext:value-type="float">
            <text:p>100.239473684211</text:p>
          </table:table-cell>
          <table:table-cell table:formula="of:=SUM([.J33:.J38])" office:value-type="float" office:value="2.11111111111111" calcext:value-type="float">
            <text:p>2.11111111111111</text:p>
          </table:table-cell>
          <table:table-cell table:formula="of:=SUM([.K33:.K37])" office:value-type="float" office:value="211.616666666667" calcext:value-type="float">
            <text:p>211.61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1 / 5" office:value-type="float" office:value="0.2" calcext:value-type="float">
            <text:p>0.2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1 / 3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40]" office:value-type="float" office:value="0.8" calcext:value-type="float">
            <text:p>0.8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I40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ma macd</text:p>
          </table:table-cell>
          <table:table-cell table:formula="of:=[.I39]-[.D39]" office:value-type="float" office:value="-0.0773325985119868" calcext:value-type="float">
            <text:p>-0.0773325985119868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D$55]^[.D47]" office:value-type="float" office:value="0.0390184423106234" calcext:value-type="float">
            <text:p>0.0390184423106234</text:p>
          </table:table-cell>
          <table:table-cell table:formula="of:=[.A47]*[.E47]" office:value-type="float" office:value="3.91979271452522" calcext:value-type="float">
            <text:p>3.91979271452522</text:p>
          </table:table-cell>
          <table:table-cell table:number-columns-repeated="5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D$55]^[.D48]" office:value-type="float" office:value="0.0877914951989026" calcext:value-type="float">
            <text:p>0.0877914951989026</text:p>
          </table:table-cell>
          <table:table-cell table:formula="of:=[.A48]*[.E48]" office:value-type="float" office:value="8.82567901234568" calcext:value-type="float">
            <text:p>8.82567901234568</text:p>
          </table:table-cell>
          <table:table-cell table:number-columns-repeated="5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55]^[.D49]" office:value-type="float" office:value="0.197530864197531" calcext:value-type="float">
            <text:p>0.197530864197531</text:p>
          </table:table-cell>
          <table:table-cell table:formula="of:=[.A49]*[.E49]" office:value-type="float" office:value="19.8281481481481" calcext:value-type="float">
            <text:p>19.82814814814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I$55]^[.I49]" office:value-type="float" office:value="0.0816326530612245" calcext:value-type="float">
            <text:p>0.0816326530612245</text:p>
          </table:table-cell>
          <table:table-cell table:formula="of:=[.A49]*[.J49]" office:value-type="float" office:value="8.19428571428571" calcext:value-type="float">
            <text:p>8.19428571428571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55]^[.D50]" office:value-type="float" office:value="0.444444444444444" calcext:value-type="float">
            <text:p>0.444444444444444</text:p>
          </table:table-cell>
          <table:table-cell table:formula="of:=[.A50]*[.E50]" office:value-type="float" office:value="44.5288888888889" calcext:value-type="float">
            <text:p>44.52888888888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I$55]^[.I50]" office:value-type="float" office:value="0.285714285714286" calcext:value-type="float">
            <text:p>0.285714285714286</text:p>
          </table:table-cell>
          <table:table-cell table:formula="of:=[.A50]*[.J50]" office:value-type="float" office:value="28.6257142857143" calcext:value-type="float">
            <text:p>28.6257142857143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55]^[.D51]" office:value-type="float" office:value="1" calcext:value-type="float">
            <text:p>1</text:p>
          </table:table-cell>
          <table:table-cell table:formula="of:=[.A51]*[.E51]" office:value-type="float" office:value="100.21" calcext:value-type="float">
            <text:p>100.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I$55]^[.I51]" office:value-type="float" office:value="1" calcext:value-type="float">
            <text:p>1</text:p>
          </table:table-cell>
          <table:table-cell table:formula="of:=[.A51]*[.J51]" office:value-type="float" office:value="100.21" calcext:value-type="float">
            <text:p>100.2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ong</text:p>
          </table:table-cell>
          <table:table-cell table:formula="of:=[.F53]/[.E53]" office:value-type="float" office:value="100.245357173632" calcext:value-type="float">
            <text:p>100.245357173632</text:p>
          </table:table-cell>
          <table:table-cell table:formula="of:=SUM([.E47:.E52])" office:value-type="float" office:value="1.7687852461515" calcext:value-type="float">
            <text:p>1.7687852461515</text:p>
          </table:table-cell>
          <table:table-cell table:formula="of:=SUM([.F47:.F51])" office:value-type="float" office:value="177.312508763908" calcext:value-type="float">
            <text:p>177.312508763908</text:p>
          </table:table-cell>
          <table:table-cell/>
          <table:table-cell office:value-type="string" calcext:value-type="string">
            <text:p>short</text:p>
          </table:table-cell>
          <table:table-cell table:formula="of:=[.K53]/[.J53]" office:value-type="float" office:value="100.215970149254" calcext:value-type="float">
            <text:p>100.215970149254</text:p>
          </table:table-cell>
          <table:table-cell table:formula="of:=SUM([.J47:.J52])" office:value-type="float" office:value="1.36734693877551" calcext:value-type="float">
            <text:p>1.36734693877551</text:p>
          </table:table-cell>
          <table:table-cell table:formula="of:=SUM([.K47:.K51])" office:value-type="float" office:value="137.03" calcext:value-type="float">
            <text:p>137.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5 / (5+4)" office:value-type="float" office:value="0.555555555555556" calcext:value-type="float">
            <text:p>0.555555555555556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5 / (3+4)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54]" office:value-type="float" office:value="0.444444444444444" calcext:value-type="float">
            <text:p>0.444444444444444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I54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ma macd</text:p>
          </table:table-cell>
          <table:table-cell table:formula="of:=[.I53]-[.D53]" office:value-type="float" office:value="-0.029387024378309" calcext:value-type="float">
            <text:p>-0.029387024378309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10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10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10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10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 macd</text:p>
          </table:table-cell>
          <table:table-cell table:formula="of:=[.D67]-[.C67]" office:value-type="float" office:value="-0.0940000000000083" calcext:value-type="float">
            <text:p>-0.0940000000000083</text:p>
          </table:table-cell>
          <table:table-cell table:formula="of:=AVERAGE([.A61:.A65])" office:value-type="float" office:value="100.354" calcext:value-type="float">
            <text:p>100.354</text:p>
          </table:table-cell>
          <table:table-cell table:formula="of:=AVERAGE([.A63:.A65])" office:value-type="float" office:value="100.26" calcext:value-type="float">
            <text:p>100.26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10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10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10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10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dian macd</text:p>
          </table:table-cell>
          <table:table-cell table:formula="of:=[.D76]-[.C76]" office:value-type="float" office:value="-0.170000000000002" calcext:value-type="float">
            <text:p>-0.170000000000002</text:p>
          </table:table-cell>
          <table:table-cell table:formula="of:=MEDIAN([.A70:.A74])" office:value-type="float" office:value="100.38" calcext:value-type="float">
            <text:p>100.38</text:p>
          </table:table-cell>
          <table:table-cell table:formula="of:=MEDIAN([.A72:.A74])" office:value-type="float" office:value="100.21" calcext:value-type="float">
            <text:p>100.21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ROUND([.A79])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ROUND([.A80])"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formula="of:=ROUND([.A81])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formula="of:=ROUND([.A82])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formula="of:=ROUND([.A83])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ode macd</text:p>
          </table:table-cell>
          <table:table-cell table:formula="of:=[.D85]-[.C85]" office:value-type="float" office:value="0" calcext:value-type="float">
            <text:p>0</text:p>
          </table:table-cell>
          <table:table-cell table:formula="of:=MODE([.B79:.B83])" office:value-type="float" office:value="100" calcext:value-type="float">
            <text:p>100</text:p>
          </table:table-cell>
          <table:table-cell table:formula="of:=MODE([.B81:.B83])" office:value-type="float" office:value="100" calcext:value-type="float">
            <text:p>100</text:p>
          </table:table-cell>
          <table:table-cell table:number-columns-repeated="7"/>
        </table:table-row>
      </table:table>
      <table:table table:name="bulk macd" table:style-name="ta1">
        <table:table-column table:style-name="co1" table:number-columns-repeated="11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D$9]^[.D1]" office:value-type="float" office:value="0.197530864197531" calcext:value-type="float">
            <text:p>0.197530864197531</text:p>
          </table:table-cell>
          <table:table-cell table:formula="of:=[.A1]*[.E1]" office:value-type="float" office:value="19.7530864197531" calcext:value-type="float">
            <text:p>19.7530864197531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D$9]^[.D2]" office:value-type="float" office:value="0.296296296296296" calcext:value-type="float">
            <text:p>0.296296296296296</text:p>
          </table:table-cell>
          <table:table-cell table:formula="of:=[.A2]*[.E2]" office:value-type="float" office:value="30.2222222222222" calcext:value-type="float">
            <text:p>30.2222222222222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9]^[.D3]" office:value-type="float" office:value="0.444444444444445" calcext:value-type="float">
            <text:p>0.444444444444445</text:p>
          </table:table-cell>
          <table:table-cell table:formula="of:=[.A3]*[.E3]" office:value-type="float" office:value="45.7777777777778" calcext:value-type="float">
            <text:p>45.77777777777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I$9]^[.I3]" office:value-type="float" office:value="0.25" calcext:value-type="float">
            <text:p>0.25</text:p>
          </table:table-cell>
          <table:table-cell table:formula="of:=[.A3]*[.J3]" office:value-type="float" office:value="25.75" calcext:value-type="float">
            <text:p>25.7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9]^[.D4]" office:value-type="float" office:value="0.666666666666667" calcext:value-type="float">
            <text:p>0.666666666666667</text:p>
          </table:table-cell>
          <table:table-cell table:formula="of:=[.A4]*[.E4]" office:value-type="float" office:value="67.3333333333333" calcext:value-type="float">
            <text:p>67.3333333333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I$9]^[.I4]" office:value-type="float" office:value="0.5" calcext:value-type="float">
            <text:p>0.5</text:p>
          </table:table-cell>
          <table:table-cell table:formula="of:=[.A4]*[.J4]" office:value-type="float" office:value="50.5" calcext:value-type="float">
            <text:p>50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9]^[.D5]" office:value-type="float" office:value="1" calcext:value-type="float">
            <text:p>1</text:p>
          </table:table-cell>
          <table:table-cell table:formula="of:=[.A5]*[.E5]" office:value-type="float" office:value="99" calcext:value-type="float">
            <text:p>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I$9]^[.I5]" office:value-type="float" office:value="1" calcext:value-type="float">
            <text:p>1</text:p>
          </table:table-cell>
          <table:table-cell table:formula="of:=[.A5]*[.J5]" office:value-type="float" office:value="99" calcext:value-type="float">
            <text:p>9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ong exponential</text:p>
          </table:table-cell>
          <table:table-cell table:formula="of:=[.F7]/[.E7]" office:value-type="float" office:value="100.611374407583" calcext:value-type="float">
            <text:p>100.611374407583</text:p>
          </table:table-cell>
          <table:table-cell table:formula="of:=SUM([.E1:.E6])" office:value-type="float" office:value="2.60493827160494" calcext:value-type="float">
            <text:p>2.60493827160494</text:p>
          </table:table-cell>
          <table:table-cell table:formula="of:=SUM([.F1:.F5])" office:value-type="float" office:value="262.086419753086" calcext:value-type="float">
            <text:p>262.086419753086</text:p>
          </table:table-cell>
          <table:table-cell/>
          <table:table-cell office:value-type="string" calcext:value-type="string">
            <text:p>Short exponential</text:p>
          </table:table-cell>
          <table:table-cell table:formula="of:=[.K7]/[.J7]" office:value-type="float" office:value="100.142857142857" calcext:value-type="float">
            <text:p>100.142857142857</text:p>
          </table:table-cell>
          <table:table-cell table:formula="of:=SUM([.J1:.J6])" office:value-type="float" office:value="1.75" calcext:value-type="float">
            <text:p>1.75</text:p>
          </table:table-cell>
          <table:table-cell table:formula="of:=SUM([.K1:.K5])" office:value-type="float" office:value="175.25" calcext:value-type="float">
            <text:p>175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8]" office:value-type="float" office:value="0.666666666666667" calcext:value-type="float">
            <text:p>0.666666666666667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I8]" office:value-type="float" office:value="0.5" calcext:value-type="float">
            <text:p>0.5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acd</text:p>
          </table:table-cell>
          <table:table-cell table:formula="of:=[.I7]-[.D7]" office:value-type="float" office:value="-0.46851726472579" calcext:value-type="float">
            <text:p>-0.46851726472579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cd</text:p>
          </table:table-cell>
          <table:table-cell table:formula="of:=[.D14]-[.I14]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AVERAGE([.A3:.A5])" office:value-type="float" office:value="101" calcext:value-type="float">
            <text:p>101</text:p>
          </table:table-cell>
          <table:table-cell table:number-columns-repeated="3"/>
          <table:table-cell office:value-type="string" calcext:value-type="string">
            <text:p>Median</text:p>
          </table:table-cell>
          <table:table-cell table:formula="of:=MEDIAN([.A1:.A5])" office:value-type="float" office:value="101" calcext:value-type="float">
            <text:p>101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D$25]^[.D17]" office:value-type="float" office:value="0.197530864197531" calcext:value-type="float">
            <text:p>0.197530864197531</text:p>
          </table:table-cell>
          <table:table-cell table:formula="of:=[.A17]*[.E17]" office:value-type="float" office:value="20.1481481481482" calcext:value-type="float">
            <text:p>20.1481481481482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D$25]^[.D18]" office:value-type="float" office:value="0.296296296296296" calcext:value-type="float">
            <text:p>0.296296296296296</text:p>
          </table:table-cell>
          <table:table-cell table:formula="of:=[.A18]*[.E18]" office:value-type="float" office:value="30.5185185185185" calcext:value-type="float">
            <text:p>30.5185185185185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25]^[.D19]" office:value-type="float" office:value="0.444444444444445" calcext:value-type="float">
            <text:p>0.444444444444445</text:p>
          </table:table-cell>
          <table:table-cell table:formula="of:=[.A19]*[.E19]" office:value-type="float" office:value="44.8888888888889" calcext:value-type="float">
            <text:p>44.88888888888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I$9]^[.I19]" office:value-type="float" office:value="0.25" calcext:value-type="float">
            <text:p>0.25</text:p>
          </table:table-cell>
          <table:table-cell table:formula="of:=[.A19]*[.J19]" office:value-type="float" office:value="25.25" calcext:value-type="float">
            <text:p>25.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25]^[.D20]" office:value-type="float" office:value="0.666666666666667" calcext:value-type="float">
            <text:p>0.666666666666667</text:p>
          </table:table-cell>
          <table:table-cell table:formula="of:=[.A20]*[.E20]"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I$9]^[.I20]" office:value-type="float" office:value="0.5" calcext:value-type="float">
            <text:p>0.5</text:p>
          </table:table-cell>
          <table:table-cell table:formula="of:=[.A20]*[.J20]" office:value-type="float" office:value="49.5" calcext:value-type="float">
            <text:p>49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25]^[.D21]" office:value-type="float" office:value="1" calcext:value-type="float">
            <text:p>1</text:p>
          </table:table-cell>
          <table:table-cell table:formula="of:=[.A21]*[.E21]" office:value-type="float" office:value="99" calcext:value-type="float">
            <text:p>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I$9]^[.I21]" office:value-type="float" office:value="1" calcext:value-type="float">
            <text:p>1</text:p>
          </table:table-cell>
          <table:table-cell table:formula="of:=[.A21]*[.J21]" office:value-type="float" office:value="99" calcext:value-type="float">
            <text:p>9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ong exponential</text:p>
          </table:table-cell>
          <table:table-cell table:formula="of:=[.F23]/[.E23]" office:value-type="float" office:value="100.023696682464" calcext:value-type="float">
            <text:p>100.023696682464</text:p>
          </table:table-cell>
          <table:table-cell table:formula="of:=SUM([.E17:.E22])" office:value-type="float" office:value="2.60493827160494" calcext:value-type="float">
            <text:p>2.60493827160494</text:p>
          </table:table-cell>
          <table:table-cell table:formula="of:=SUM([.F17:.F21])" office:value-type="float" office:value="260.555555555556" calcext:value-type="float">
            <text:p>260.555555555556</text:p>
          </table:table-cell>
          <table:table-cell/>
          <table:table-cell office:value-type="string" calcext:value-type="string">
            <text:p>Short exponential</text:p>
          </table:table-cell>
          <table:table-cell table:formula="of:=[.K23]/[.J23]" office:value-type="float" office:value="99.2857142857143" calcext:value-type="float">
            <text:p>99.2857142857143</text:p>
          </table:table-cell>
          <table:table-cell table:formula="of:=SUM([.J17:.J22])" office:value-type="float" office:value="1.75" calcext:value-type="float">
            <text:p>1.75</text:p>
          </table:table-cell>
          <table:table-cell table:formula="of:=SUM([.K17:.K21])" office:value-type="float" office:value="173.75" calcext:value-type="float">
            <text:p>173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24]" office:value-type="float" office:value="0.666666666666667" calcext:value-type="float">
            <text:p>0.666666666666667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I24]" office:value-type="float" office:value="0.5" calcext:value-type="float">
            <text:p>0.5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acd</text:p>
          </table:table-cell>
          <table:table-cell table:formula="of:=[.I23]-[.D23]" office:value-type="float" office:value="-0.737982396750169" calcext:value-type="float">
            <text:p>-0.737982396750169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cd</text:p>
          </table:table-cell>
          <table:table-cell table:formula="of:=[.D30]-[.I30]" office:value-type="float" office:value="-1.33333333333333" calcext:value-type="float">
            <text:p>-1.33333333333333</text:p>
          </table:table-cell>
          <table:table-cell office:value-type="string" calcext:value-type="string">
            <text:p>MA</text:p>
          </table:table-cell>
          <table:table-cell table:formula="of:=AVERAGE([.A19:.A21])" office:value-type="float" office:value="99.6666666666667" calcext:value-type="float">
            <text:p>99.6666666666667</text:p>
          </table:table-cell>
          <table:table-cell table:number-columns-repeated="3"/>
          <table:table-cell office:value-type="string" calcext:value-type="string">
            <text:p>Median</text:p>
          </table:table-cell>
          <table:table-cell table:formula="of:=MEDIAN([.A17:.A21])" office:value-type="float" office:value="101" calcext:value-type="float">
            <text:p>101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D$41]^[.D33]" office:value-type="float" office:value="0.197530864197531" calcext:value-type="float">
            <text:p>0.197530864197531</text:p>
          </table:table-cell>
          <table:table-cell table:formula="of:=[.A33]*[.E33]" office:value-type="float" office:value="20.3456790123457" calcext:value-type="float">
            <text:p>20.3456790123457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D$41]^[.D34]" office:value-type="float" office:value="0.296296296296296" calcext:value-type="float">
            <text:p>0.296296296296296</text:p>
          </table:table-cell>
          <table:table-cell table:formula="of:=[.A34]*[.E34]" office:value-type="float" office:value="29.9259259259259" calcext:value-type="float">
            <text:p>29.9259259259259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41]^[.D35]" office:value-type="float" office:value="0.444444444444445" calcext:value-type="float">
            <text:p>0.444444444444445</text:p>
          </table:table-cell>
          <table:table-cell table:formula="of:=[.A35]*[.E35]"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I$9]^[.I35]" office:value-type="float" office:value="0.25" calcext:value-type="float">
            <text:p>0.25</text:p>
          </table:table-cell>
          <table:table-cell table:formula="of:=[.A35]*[.J35]" office:value-type="float" office:value="24.75" calcext:value-type="float">
            <text:p>24.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41]^[.D36]" office:value-type="float" office:value="0.666666666666667" calcext:value-type="float">
            <text:p>0.666666666666667</text:p>
          </table:table-cell>
          <table:table-cell table:formula="of:=[.A36]*[.E36]"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I$9]^[.I36]" office:value-type="float" office:value="0.5" calcext:value-type="float">
            <text:p>0.5</text:p>
          </table:table-cell>
          <table:table-cell table:formula="of:=[.A36]*[.J36]" office:value-type="float" office:value="49.5" calcext:value-type="float">
            <text:p>49.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41]^[.D37]" office:value-type="float" office:value="1" calcext:value-type="float">
            <text:p>1</text:p>
          </table:table-cell>
          <table:table-cell table:formula="of:=[.A37]*[.E37]" office:value-type="float" office:value="102" calcext:value-type="float">
            <text:p>1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I$9]^[.I37]" office:value-type="float" office:value="1" calcext:value-type="float">
            <text:p>1</text:p>
          </table:table-cell>
          <table:table-cell table:formula="of:=[.A37]*[.J37]" office:value-type="float" office:value="102" calcext:value-type="float">
            <text:p>10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ong exponential</text:p>
          </table:table-cell>
          <table:table-cell table:formula="of:=[.F39]/[.E39]" office:value-type="float" office:value="100.682464454976" calcext:value-type="float">
            <text:p>100.682464454976</text:p>
          </table:table-cell>
          <table:table-cell table:formula="of:=SUM([.E33:.E38])" office:value-type="float" office:value="2.60493827160494" calcext:value-type="float">
            <text:p>2.60493827160494</text:p>
          </table:table-cell>
          <table:table-cell table:formula="of:=SUM([.F33:.F37])" office:value-type="float" office:value="262.271604938272" calcext:value-type="float">
            <text:p>262.271604938272</text:p>
          </table:table-cell>
          <table:table-cell/>
          <table:table-cell office:value-type="string" calcext:value-type="string">
            <text:p>Short exponential</text:p>
          </table:table-cell>
          <table:table-cell table:formula="of:=[.K39]/[.J39]" office:value-type="float" office:value="100.714285714286" calcext:value-type="float">
            <text:p>100.714285714286</text:p>
          </table:table-cell>
          <table:table-cell table:formula="of:=SUM([.J33:.J38])" office:value-type="float" office:value="1.75" calcext:value-type="float">
            <text:p>1.75</text:p>
          </table:table-cell>
          <table:table-cell table:formula="of:=SUM([.K33:.K37])" office:value-type="float" office:value="176.25" calcext:value-type="float">
            <text:p>176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40]" office:value-type="float" office:value="0.666666666666667" calcext:value-type="float">
            <text:p>0.666666666666667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I40]" office:value-type="float" office:value="0.5" calcext:value-type="float">
            <text:p>0.5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acd</text:p>
          </table:table-cell>
          <table:table-cell table:formula="of:=[.I39]-[.D39]" office:value-type="float" office:value="0.0318212593094103" calcext:value-type="float">
            <text:p>0.031821259309410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cd</text:p>
          </table:table-cell>
          <table:table-cell table:formula="of:=[.D46]-[.I46]" office:value-type="float" office:value="-1" calcext:value-type="float">
            <text:p>-1</text:p>
          </table:table-cell>
          <table:table-cell office:value-type="string" calcext:value-type="string">
            <text:p>MA</text:p>
          </table:table-cell>
          <table:table-cell table:formula="of:=AVERAGE([.A35:.A37])"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Median</text:p>
          </table:table-cell>
          <table:table-cell table:formula="of:=MEDIAN([.A33:.A37])" office:value-type="float" office:value="101" calcext:value-type="float">
            <text:p>101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D$9]^[.D50]" office:value-type="float" office:value="0.197530864197531" calcext:value-type="float">
            <text:p>0.197530864197531</text:p>
          </table:table-cell>
          <table:table-cell table:formula="of:=[.A50]*[.E50]" office:value-type="float" office:value="19.843950617284" calcext:value-type="float">
            <text:p>19.843950617284</text:p>
          </table:table-cell>
          <table:table-cell table:number-columns-repeated="5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D$9]^[.D51]" office:value-type="float" office:value="0.296296296296296" calcext:value-type="float">
            <text:p>0.296296296296296</text:p>
          </table:table-cell>
          <table:table-cell table:formula="of:=[.A51]*[.E51]" office:value-type="float" office:value="29.7866666666667" calcext:value-type="float">
            <text:p>29.7866666666667</text:p>
          </table:table-cell>
          <table:table-cell table:number-columns-repeated="5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9]^[.D52]" office:value-type="float" office:value="0.444444444444445" calcext:value-type="float">
            <text:p>0.444444444444445</text:p>
          </table:table-cell>
          <table:table-cell table:formula="of:=[.A52]*[.E52]" office:value-type="float" office:value="44.6133333333333" calcext:value-type="float">
            <text:p>44.61333333333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I$9]^[.I52]" office:value-type="float" office:value="0.25" calcext:value-type="float">
            <text:p>0.25</text:p>
          </table:table-cell>
          <table:table-cell table:formula="of:=[.A52]*[.J52]" office:value-type="float" office:value="25.095" calcext:value-type="float">
            <text:p>25.095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9]^[.D53]" office:value-type="float" office:value="0.666666666666667" calcext:value-type="float">
            <text:p>0.666666666666667</text:p>
          </table:table-cell>
          <table:table-cell table:formula="of:=[.A53]*[.E53]" office:value-type="float" office:value="66.7933333333333" calcext:value-type="float">
            <text:p>66.7933333333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I$9]^[.I53]" office:value-type="float" office:value="0.5" calcext:value-type="float">
            <text:p>0.5</text:p>
          </table:table-cell>
          <table:table-cell table:formula="of:=[.A53]*[.J53]" office:value-type="float" office:value="50.095" calcext:value-type="float">
            <text:p>50.095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9]^[.D54]" office:value-type="float" office:value="1" calcext:value-type="float">
            <text:p>1</text:p>
          </table:table-cell>
          <table:table-cell table:formula="of:=[.A54]*[.E54]" office:value-type="float" office:value="100.21" calcext:value-type="float">
            <text:p>100.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I$9]^[.I54]" office:value-type="float" office:value="1" calcext:value-type="float">
            <text:p>1</text:p>
          </table:table-cell>
          <table:table-cell table:formula="of:=[.A54]*[.J54]" office:value-type="float" office:value="100.21" calcext:value-type="float">
            <text:p>100.2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ong exponential</text:p>
          </table:table-cell>
          <table:table-cell table:formula="of:=[.F56]/[.E56]" office:value-type="float" office:value="100.289241706161" calcext:value-type="float">
            <text:p>100.289241706161</text:p>
          </table:table-cell>
          <table:table-cell table:formula="of:=SUM([.E50:.E55])" office:value-type="float" office:value="2.60493827160494" calcext:value-type="float">
            <text:p>2.60493827160494</text:p>
          </table:table-cell>
          <table:table-cell table:formula="of:=SUM([.F50:.F54])" office:value-type="float" office:value="261.247283950617" calcext:value-type="float">
            <text:p>261.247283950617</text:p>
          </table:table-cell>
          <table:table-cell/>
          <table:table-cell office:value-type="string" calcext:value-type="string">
            <text:p>Short exponential</text:p>
          </table:table-cell>
          <table:table-cell table:formula="of:=[.K56]/[.J56]" office:value-type="float" office:value="100.228571428571" calcext:value-type="float">
            <text:p>100.228571428571</text:p>
          </table:table-cell>
          <table:table-cell table:formula="of:=SUM([.J50:.J55])" office:value-type="float" office:value="1.75" calcext:value-type="float">
            <text:p>1.75</text:p>
          </table:table-cell>
          <table:table-cell table:formula="of:=SUM([.K50:.K54])" office:value-type="float" office:value="175.4" calcext:value-type="float">
            <text:p>175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57]" office:value-type="float" office:value="0.666666666666667" calcext:value-type="float">
            <text:p>0.666666666666667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I5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d</text:p>
          </table:table-cell>
          <table:table-cell table:formula="of:=[.I56]-[.D56]" office:value-type="float" office:value="-0.0606702775897219" calcext:value-type="float">
            <text:p>-0.0606702775897219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D$9]^[.D61]" office:value-type="float" office:value="0.197530864197531" calcext:value-type="float">
            <text:p>0.197530864197531</text:p>
          </table:table-cell>
          <table:table-cell table:formula="of:=[.A61]*[.E61]" office:value-type="float" office:value="19.8577777777778" calcext:value-type="float">
            <text:p>19.8577777777778</text:p>
          </table:table-cell>
          <table:table-cell table:number-columns-repeated="5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D$9]^[.D62]" office:value-type="float" office:value="0.296296296296296" calcext:value-type="float">
            <text:p>0.296296296296296</text:p>
          </table:table-cell>
          <table:table-cell table:formula="of:=[.A62]*[.E62]" office:value-type="float" office:value="29.7422222222222" calcext:value-type="float">
            <text:p>29.7422222222222</text:p>
          </table:table-cell>
          <table:table-cell table:number-columns-repeated="5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9]^[.D63]" office:value-type="float" office:value="0.444444444444445" calcext:value-type="float">
            <text:p>0.444444444444445</text:p>
          </table:table-cell>
          <table:table-cell table:formula="of:=[.A63]*[.E63]" office:value-type="float" office:value="44.5288888888889" calcext:value-type="float">
            <text:p>44.52888888888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I$9]^[.I63]" office:value-type="float" office:value="0.25" calcext:value-type="float">
            <text:p>0.25</text:p>
          </table:table-cell>
          <table:table-cell table:formula="of:=[.A63]*[.J63]" office:value-type="float" office:value="25.0475" calcext:value-type="float">
            <text:p>25.0475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9]^[.D64]" office:value-type="float" office:value="0.666666666666667" calcext:value-type="float">
            <text:p>0.666666666666667</text:p>
          </table:table-cell>
          <table:table-cell table:formula="of:=[.A64]*[.E64]" office:value-type="float" office:value="66.8066666666667" calcext:value-type="float">
            <text:p>66.80666666666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I$9]^[.I64]" office:value-type="float" office:value="0.5" calcext:value-type="float">
            <text:p>0.5</text:p>
          </table:table-cell>
          <table:table-cell table:formula="of:=[.A64]*[.J64]" office:value-type="float" office:value="50.105" calcext:value-type="float">
            <text:p>50.105</text:p>
          </table:table-cell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9]^[.D65]" office:value-type="float" office:value="1" calcext:value-type="float">
            <text:p>1</text:p>
          </table:table-cell>
          <table:table-cell table:formula="of:=[.A65]*[.E65]" office:value-type="float" office:value="100.32" calcext:value-type="float">
            <text:p>100.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I$9]^[.I65]" office:value-type="float" office:value="1" calcext:value-type="float">
            <text:p>1</text:p>
          </table:table-cell>
          <table:table-cell table:formula="of:=[.A65]*[.J65]" office:value-type="float" office:value="100.32" calcext:value-type="float">
            <text:p>100.3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ong exponential</text:p>
          </table:table-cell>
          <table:table-cell table:formula="of:=[.F67]/[.E67]" office:value-type="float" office:value="100.292417061611" calcext:value-type="float">
            <text:p>100.292417061611</text:p>
          </table:table-cell>
          <table:table-cell table:formula="of:=SUM([.E61:.E66])" office:value-type="float" office:value="2.60493827160494" calcext:value-type="float">
            <text:p>2.60493827160494</text:p>
          </table:table-cell>
          <table:table-cell table:formula="of:=SUM([.F61:.F65])" office:value-type="float" office:value="261.255555555556" calcext:value-type="float">
            <text:p>261.255555555556</text:p>
          </table:table-cell>
          <table:table-cell/>
          <table:table-cell office:value-type="string" calcext:value-type="string">
            <text:p>Short exponential</text:p>
          </table:table-cell>
          <table:table-cell table:formula="of:=[.K67]/[.J67]" office:value-type="float" office:value="100.27" calcext:value-type="float">
            <text:p>100.27</text:p>
          </table:table-cell>
          <table:table-cell table:formula="of:=SUM([.J61:.J66])" office:value-type="float" office:value="1.75" calcext:value-type="float">
            <text:p>1.75</text:p>
          </table:table-cell>
          <table:table-cell table:formula="of:=SUM([.K61:.K65])" office:value-type="float" office:value="175.4725" calcext:value-type="float">
            <text:p>175.47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68]" office:value-type="float" office:value="0.666666666666667" calcext:value-type="float">
            <text:p>0.666666666666667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I6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d</text:p>
          </table:table-cell>
          <table:table-cell table:formula="of:=[.I67]-[.D67]" office:value-type="float" office:value="-0.0224170616113781" calcext:value-type="float">
            <text:p>-0.022417061611378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D$9]^[.D72]" office:value-type="float" office:value="0.197530864197531" calcext:value-type="float">
            <text:p>0.197530864197531</text:p>
          </table:table-cell>
          <table:table-cell table:formula="of:=[.A72]*[.E72]" office:value-type="float" office:value="19.8281481481482" calcext:value-type="float">
            <text:p>19.8281481481482</text:p>
          </table:table-cell>
          <table:table-cell table:number-columns-repeated="5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D$9]^[.D73]" office:value-type="float" office:value="0.296296296296296" calcext:value-type="float">
            <text:p>0.296296296296296</text:p>
          </table:table-cell>
          <table:table-cell table:formula="of:=[.A73]*[.E73]" office:value-type="float" office:value="29.6859259259259" calcext:value-type="float">
            <text:p>29.6859259259259</text:p>
          </table:table-cell>
          <table:table-cell table:number-columns-repeated="5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9]^[.D74]" office:value-type="float" office:value="0.444444444444445" calcext:value-type="float">
            <text:p>0.444444444444445</text:p>
          </table:table-cell>
          <table:table-cell table:formula="of:=[.A74]*[.E74]" office:value-type="float" office:value="44.5377777777778" calcext:value-type="float">
            <text:p>44.53777777777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I$9]^[.I74]" office:value-type="float" office:value="0.25" calcext:value-type="float">
            <text:p>0.25</text:p>
          </table:table-cell>
          <table:table-cell table:formula="of:=[.A74]*[.J74]" office:value-type="float" office:value="25.0525" calcext:value-type="float">
            <text:p>25.0525</text:p>
          </table:table-cell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9]^[.D75]" office:value-type="float" office:value="0.666666666666667" calcext:value-type="float">
            <text:p>0.666666666666667</text:p>
          </table:table-cell>
          <table:table-cell table:formula="of:=[.A75]*[.E75]" office:value-type="float" office:value="66.88" calcext:value-type="float">
            <text:p>66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I$9]^[.I75]" office:value-type="float" office:value="0.5" calcext:value-type="float">
            <text:p>0.5</text:p>
          </table:table-cell>
          <table:table-cell table:formula="of:=[.A75]*[.J75]" office:value-type="float" office:value="50.16" calcext:value-type="float">
            <text:p>50.16</text:p>
          </table:table-cell>
        </table:table-row>
        <table:table-row table:style-name="ro1">
          <table:table-cell office:value-type="float" office:value="100.28" calcext:value-type="float">
            <text:p>100.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9]^[.D76]" office:value-type="float" office:value="1" calcext:value-type="float">
            <text:p>1</text:p>
          </table:table-cell>
          <table:table-cell table:formula="of:=[.A76]*[.E76]" office:value-type="float" office:value="100.28" calcext:value-type="float">
            <text:p>100.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I$9]^[.I76]" office:value-type="float" office:value="1" calcext:value-type="float">
            <text:p>1</text:p>
          </table:table-cell>
          <table:table-cell table:formula="of:=[.A76]*[.J76]" office:value-type="float" office:value="100.28" calcext:value-type="float">
            <text:p>100.2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ong exponential</text:p>
          </table:table-cell>
          <table:table-cell table:formula="of:=[.F78]/[.E78]" office:value-type="float" office:value="100.275639810427" calcext:value-type="float">
            <text:p>100.275639810427</text:p>
          </table:table-cell>
          <table:table-cell table:formula="of:=SUM([.E72:.E77])" office:value-type="float" office:value="2.60493827160494" calcext:value-type="float">
            <text:p>2.60493827160494</text:p>
          </table:table-cell>
          <table:table-cell table:formula="of:=SUM([.F72:.F76])" office:value-type="float" office:value="261.211851851852" calcext:value-type="float">
            <text:p>261.211851851852</text:p>
          </table:table-cell>
          <table:table-cell/>
          <table:table-cell office:value-type="string" calcext:value-type="string">
            <text:p>Short exponential</text:p>
          </table:table-cell>
          <table:table-cell table:formula="of:=[.K78]/[.J78]" office:value-type="float" office:value="100.281428571429" calcext:value-type="float">
            <text:p>100.281428571429</text:p>
          </table:table-cell>
          <table:table-cell table:formula="of:=SUM([.J72:.J77])" office:value-type="float" office:value="1.75" calcext:value-type="float">
            <text:p>1.75</text:p>
          </table:table-cell>
          <table:table-cell table:formula="of:=SUM([.K72:.K76])" office:value-type="float" office:value="175.4925" calcext:value-type="float">
            <text:p>175.49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79]" office:value-type="float" office:value="0.666666666666667" calcext:value-type="float">
            <text:p>0.666666666666667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I7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d</text:p>
          </table:table-cell>
          <table:table-cell table:formula="of:=[.I78]-[.D78]" office:value-type="float" office:value="0.0057887610020515" calcext:value-type="float">
            <text:p>0.0057887610020515</text:p>
          </table:table-cell>
          <table:table-cell table:number-columns-repeated="9"/>
        </table:table-row>
      </table:table>
      <table:table table:name="single signal" table:style-name="ta1">
        <table:table-column table:style-name="co1" table:number-columns-repeated="6" table:default-cell-style-name="Default"/>
        <table:table-row table:style-name="ro1">
          <table:table-cell office:value-type="float" office:value="-0.0606702775897219" calcext:value-type="float">
            <text:p>-0.06067027758972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7]^[.D1]" office:value-type="float" office:value="0.25" calcext:value-type="float">
            <text:p>0.25</text:p>
          </table:table-cell>
          <table:table-cell table:formula="of:=[.A1]*[.E1]" office:value-type="float" office:value="-0.0151675693974305" calcext:value-type="float">
            <text:p>-0.0151675693974305</text:p>
          </table:table-cell>
        </table:table-row>
        <table:table-row table:style-name="ro1">
          <table:table-cell office:value-type="float" office:value="-0.0224170616113781" calcext:value-type="float">
            <text:p>-0.02241706161137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7]^[.D2]" office:value-type="float" office:value="0.5" calcext:value-type="float">
            <text:p>0.5</text:p>
          </table:table-cell>
          <table:table-cell table:formula="of:=[.A2]*[.E2]" office:value-type="float" office:value="-0.0112085308056891" calcext:value-type="float">
            <text:p>-0.0112085308056891</text:p>
          </table:table-cell>
        </table:table-row>
        <table:table-row table:style-name="ro1">
          <table:table-cell office:value-type="float" office:value="0.0057887610020515" calcext:value-type="float">
            <text:p>0.00578876100205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7]^[.D3]" office:value-type="float" office:value="1" calcext:value-type="float">
            <text:p>1</text:p>
          </table:table-cell>
          <table:table-cell table:formula="of:=[.A3]*[.E3]" office:value-type="float" office:value="0.0057887610020515" calcext:value-type="float">
            <text:p>0.00578876100205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MA</text:p>
          </table:table-cell>
          <table:table-cell table:formula="of:=[.F5]/[.E5]" office:value-type="float" office:value="-0.0117641938291817" calcext:value-type="float">
            <text:p>-0.0117641938291817</text:p>
          </table:table-cell>
          <table:table-cell table:formula="of:=SUM([.E1:.E3])" office:value-type="float" office:value="1.75" calcext:value-type="float">
            <text:p>1.75</text:p>
          </table:table-cell>
          <table:table-cell table:formula="of:=SUM([.F1:.F3])" office:value-type="float" office:value="-0.020587339201068" calcext:value-type="float">
            <text:p>-0.0205873392010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6]" office:value-type="float" office:value="0.5" calcext:value-type="float">
            <text:p>0.5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-0.0606702775897219" calcext:value-type="float">
            <text:p>-0.06067027758972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16]^[.D10]" office:value-type="float" office:value="0.444444444444445" calcext:value-type="float">
            <text:p>0.444444444444445</text:p>
          </table:table-cell>
          <table:table-cell table:formula="of:=[.A10]*[.E10]" office:value-type="float" office:value="-0.0269645678176542" calcext:value-type="float">
            <text:p>-0.0269645678176542</text:p>
          </table:table-cell>
        </table:table-row>
        <table:table-row table:style-name="ro1">
          <table:table-cell office:value-type="float" office:value="-0.0224170616113781" calcext:value-type="float">
            <text:p>-0.02241706161137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16]^[.D11]" office:value-type="float" office:value="0.666666666666667" calcext:value-type="float">
            <text:p>0.666666666666667</text:p>
          </table:table-cell>
          <table:table-cell table:formula="of:=[.A11]*[.E11]" office:value-type="float" office:value="-0.0149447077409187" calcext:value-type="float">
            <text:p>-0.0149447077409187</text:p>
          </table:table-cell>
        </table:table-row>
        <table:table-row table:style-name="ro1">
          <table:table-cell office:value-type="float" office:value="0.0057887610020515" calcext:value-type="float">
            <text:p>0.00578876100205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16]^[.D12]" office:value-type="float" office:value="1" calcext:value-type="float">
            <text:p>1</text:p>
          </table:table-cell>
          <table:table-cell table:formula="of:=[.A12]*[.E12]" office:value-type="float" office:value="0.0057887610020515" calcext:value-type="float">
            <text:p>0.00578876100205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MA</text:p>
          </table:table-cell>
          <table:table-cell table:formula="of:=[.F14]/[.E14]" office:value-type="float" office:value="-0.0171097174215101" calcext:value-type="float">
            <text:p>-0.0171097174215101</text:p>
          </table:table-cell>
          <table:table-cell table:formula="of:=SUM([.E10:.E12])" office:value-type="float" office:value="2.11111111111111" calcext:value-type="float">
            <text:p>2.11111111111111</text:p>
          </table:table-cell>
          <table:table-cell table:formula="of:=SUM([.F10:.F12])" office:value-type="float" office:value="-0.0361205145565214" calcext:value-type="float">
            <text:p>-0.03612051455652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1 / 3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15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-0.0606702775897219" calcext:value-type="float">
            <text:p>-0.06067027758972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25]^[.D19]" office:value-type="float" office:value="0.0816326530612245" calcext:value-type="float">
            <text:p>0.0816326530612245</text:p>
          </table:table-cell>
          <table:table-cell table:formula="of:=[.A19]*[.E19]" office:value-type="float" office:value="-0.00495267572160995" calcext:value-type="float">
            <text:p>-0.00495267572160995</text:p>
          </table:table-cell>
        </table:table-row>
        <table:table-row table:style-name="ro1">
          <table:table-cell office:value-type="float" office:value="-0.0224170616113781" calcext:value-type="float">
            <text:p>-0.02241706161137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25]^[.D20]" office:value-type="float" office:value="0.285714285714286" calcext:value-type="float">
            <text:p>0.285714285714286</text:p>
          </table:table-cell>
          <table:table-cell table:formula="of:=[.A20]*[.E20]" office:value-type="float" office:value="-0.00640487474610803" calcext:value-type="float">
            <text:p>-0.00640487474610803</text:p>
          </table:table-cell>
        </table:table-row>
        <table:table-row table:style-name="ro1">
          <table:table-cell office:value-type="float" office:value="0.0057887610020515" calcext:value-type="float">
            <text:p>0.00578876100205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25]^[.D21]" office:value-type="float" office:value="1" calcext:value-type="float">
            <text:p>1</text:p>
          </table:table-cell>
          <table:table-cell table:formula="of:=[.A21]*[.E21]" office:value-type="float" office:value="0.0057887610020515" calcext:value-type="float">
            <text:p>0.00578876100205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MA</text:p>
          </table:table-cell>
          <table:table-cell table:formula="of:=[.F23]/[.E23]" office:value-type="float" office:value="-0.00407269677339787" calcext:value-type="float">
            <text:p>-0.00407269677339787</text:p>
          </table:table-cell>
          <table:table-cell table:formula="of:=SUM([.E19:.E21])" office:value-type="float" office:value="1.36734693877551" calcext:value-type="float">
            <text:p>1.36734693877551</text:p>
          </table:table-cell>
          <table:table-cell table:formula="of:=SUM([.F19:.F21])" office:value-type="float" office:value="-0.00556878946566648" calcext:value-type="float">
            <text:p>-0.005568789465666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5 / (4 +3)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24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-0.0606702775897219" calcext:value-type="float">
            <text:p>-0.0606702775897219</text:p>
          </table:table-cell>
          <table:table-cell table:number-columns-repeated="5"/>
        </table:table-row>
        <table:table-row table:style-name="ro1">
          <table:table-cell office:value-type="float" office:value="-0.0224170616113781" calcext:value-type="float">
            <text:p>-0.0224170616113781</text:p>
          </table:table-cell>
          <table:table-cell table:number-columns-repeated="5"/>
        </table:table-row>
        <table:table-row table:style-name="ro1">
          <table:table-cell office:value-type="float" office:value="0.0057887610020515" calcext:value-type="float">
            <text:p>0.00578876100205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</text:p>
          </table:table-cell>
          <table:table-cell table:formula="of:=AVERAGE([.A28:.A30])" office:value-type="float" office:value="-0.0257661927330162" calcext:value-type="float">
            <text:p>-0.0257661927330162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float" office:value="-0.0606702775897219" calcext:value-type="float">
            <text:p>-0.0606702775897219</text:p>
          </table:table-cell>
          <table:table-cell table:number-columns-repeated="5"/>
        </table:table-row>
        <table:table-row table:style-name="ro1">
          <table:table-cell office:value-type="float" office:value="-0.0224170616113781" calcext:value-type="float">
            <text:p>-0.0224170616113781</text:p>
          </table:table-cell>
          <table:table-cell table:number-columns-repeated="5"/>
        </table:table-row>
        <table:table-row table:style-name="ro1">
          <table:table-cell office:value-type="float" office:value="0.0057887610020515" calcext:value-type="float">
            <text:p>0.005788761002051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edian</text:p>
          </table:table-cell>
          <table:table-cell table:formula="of:=MEDIAN([.A37:.A39])" office:value-type="float" office:value="-0.0224170616113781" calcext:value-type="float">
            <text:p>-0.0224170616113781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float" office:value="-0.0606702775897219" calcext:value-type="float">
            <text:p>-0.0606702775897219</text:p>
          </table:table-cell>
          <table:table-cell table:number-columns-repeated="5"/>
        </table:table-row>
        <table:table-row table:style-name="ro1">
          <table:table-cell office:value-type="float" office:value="-0.0224170616113781" calcext:value-type="float">
            <text:p>-0.0224170616113781</text:p>
          </table:table-cell>
          <table:table-cell table:number-columns-repeated="5"/>
        </table:table-row>
        <table:table-row table:style-name="ro1">
          <table:table-cell office:value-type="float" office:value="0.0057887610020515" calcext:value-type="float">
            <text:p>0.005788761002051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ode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/>
        </table:table-row>
      </table:table>
      <table:table table:name="bulk signal" table:style-name="ta1">
        <table:table-column table:style-name="co1" table:number-columns-repeated="6" table:default-cell-style-name="Default"/>
        <table:table-row table:style-name="ro1">
          <table:table-cell office:value-type="float" office:value="-0.0606702775897219" calcext:value-type="float">
            <text:p>-0.06067027758972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7]^[.D1]" office:value-type="float" office:value="0.25" calcext:value-type="float">
            <text:p>0.25</text:p>
          </table:table-cell>
          <table:table-cell table:formula="of:=[.A1]*[.E1]" office:value-type="float" office:value="-0.0151675693974305" calcext:value-type="float">
            <text:p>-0.0151675693974305</text:p>
          </table:table-cell>
        </table:table-row>
        <table:table-row table:style-name="ro1">
          <table:table-cell office:value-type="float" office:value="-0.0224170616113781" calcext:value-type="float">
            <text:p>-0.02241706161137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7]^[.D2]" office:value-type="float" office:value="0.5" calcext:value-type="float">
            <text:p>0.5</text:p>
          </table:table-cell>
          <table:table-cell table:formula="of:=[.A2]*[.E2]" office:value-type="float" office:value="-0.0112085308056891" calcext:value-type="float">
            <text:p>-0.0112085308056891</text:p>
          </table:table-cell>
        </table:table-row>
        <table:table-row table:style-name="ro1">
          <table:table-cell office:value-type="float" office:value="0.0057887610020515" calcext:value-type="float">
            <text:p>0.00578876100205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7]^[.D3]" office:value-type="float" office:value="1" calcext:value-type="float">
            <text:p>1</text:p>
          </table:table-cell>
          <table:table-cell table:formula="of:=[.A3]*[.E3]" office:value-type="float" office:value="0.0057887610020515" calcext:value-type="float">
            <text:p>0.00578876100205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MA</text:p>
          </table:table-cell>
          <table:table-cell table:formula="of:=[.F5]/[.E5]" office:value-type="float" office:value="-0.0117641938291817" calcext:value-type="float">
            <text:p>-0.0117641938291817</text:p>
          </table:table-cell>
          <table:table-cell table:formula="of:=SUM([.E1:.E3])" office:value-type="float" office:value="1.75" calcext:value-type="float">
            <text:p>1.75</text:p>
          </table:table-cell>
          <table:table-cell table:formula="of:=SUM([.F1:.F3])" office:value-type="float" office:value="-0.020587339201068" calcext:value-type="float">
            <text:p>-0.0205873392010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6]" office:value-type="float" office:value="0.5" calcext:value-type="float">
            <text:p>0.5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-0.0224170616113781" calcext:value-type="float">
            <text:p>-0.02241706161137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7]^[.D10]" office:value-type="float" office:value="0.25" calcext:value-type="float">
            <text:p>0.25</text:p>
          </table:table-cell>
          <table:table-cell table:formula="of:=[.A10]*[.E10]" office:value-type="float" office:value="-0.00560426540284453" calcext:value-type="float">
            <text:p>-0.00560426540284453</text:p>
          </table:table-cell>
        </table:table-row>
        <table:table-row table:style-name="ro1">
          <table:table-cell office:value-type="float" office:value="0.0057887610020515" calcext:value-type="float">
            <text:p>0.00578876100205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7]^[.D11]" office:value-type="float" office:value="0.5" calcext:value-type="float">
            <text:p>0.5</text:p>
          </table:table-cell>
          <table:table-cell table:formula="of:=[.A11]*[.E11]" office:value-type="float" office:value="0.00289438050102575" calcext:value-type="float">
            <text:p>0.00289438050102575</text:p>
          </table:table-cell>
        </table:table-row>
        <table:table-row table:style-name="ro1">
          <table:table-cell office:value-type="float" office:value="0.0318212593094103" calcext:value-type="float">
            <text:p>0.03182125930941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7]^[.D12]" office:value-type="float" office:value="1" calcext:value-type="float">
            <text:p>1</text:p>
          </table:table-cell>
          <table:table-cell table:formula="of:=[.A12]*[.E12]" office:value-type="float" office:value="0.0318212593094103" calcext:value-type="float">
            <text:p>0.031821259309410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MA</text:p>
          </table:table-cell>
          <table:table-cell table:formula="of:=[.F14]/[.E14]" office:value-type="float" office:value="0.0166350710900523" calcext:value-type="float">
            <text:p>0.0166350710900523</text:p>
          </table:table-cell>
          <table:table-cell table:formula="of:=SUM([.E10:.E12])" office:value-type="float" office:value="1.75" calcext:value-type="float">
            <text:p>1.75</text:p>
          </table:table-cell>
          <table:table-cell table:formula="of:=SUM([.F10:.F12])" office:value-type="float" office:value="0.0291113744075915" calcext:value-type="float">
            <text:p>0.02911137440759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15]" office:value-type="float" office:value="0.5" calcext:value-type="float">
            <text:p>0.5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0.0057887610020515" calcext:value-type="float">
            <text:p>0.00578876100205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7]^[.D19]" office:value-type="float" office:value="0.25" calcext:value-type="float">
            <text:p>0.25</text:p>
          </table:table-cell>
          <table:table-cell table:formula="of:=[.A19]*[.E19]" office:value-type="float" office:value="0.00144719025051288" calcext:value-type="float">
            <text:p>0.00144719025051288</text:p>
          </table:table-cell>
        </table:table-row>
        <table:table-row table:style-name="ro1">
          <table:table-cell office:value-type="float" office:value="0.0318212593094103" calcext:value-type="float">
            <text:p>0.03182125930941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7]^[.D20]" office:value-type="float" office:value="0.5" calcext:value-type="float">
            <text:p>0.5</text:p>
          </table:table-cell>
          <table:table-cell table:formula="of:=[.A20]*[.E20]" office:value-type="float" office:value="0.0159106296547052" calcext:value-type="float">
            <text:p>0.0159106296547052</text:p>
          </table:table-cell>
        </table:table-row>
        <table:table-row table:style-name="ro1">
          <table:table-cell office:value-type="float" office:value="-0.737982396750169" calcext:value-type="float">
            <text:p>-0.73798239675016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7]^[.D21]" office:value-type="float" office:value="1" calcext:value-type="float">
            <text:p>1</text:p>
          </table:table-cell>
          <table:table-cell table:formula="of:=[.A21]*[.E21]" office:value-type="float" office:value="-0.737982396750169" calcext:value-type="float">
            <text:p>-0.73798239675016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MA</text:p>
          </table:table-cell>
          <table:table-cell table:formula="of:=[.F23]/[.E23]" office:value-type="float" office:value="-0.411785472482829" calcext:value-type="float">
            <text:p>-0.411785472482829</text:p>
          </table:table-cell>
          <table:table-cell table:formula="of:=SUM([.E19:.E21])" office:value-type="float" office:value="1.75" calcext:value-type="float">
            <text:p>1.75</text:p>
          </table:table-cell>
          <table:table-cell table:formula="of:=SUM([.F19:.F21])" office:value-type="float" office:value="-0.720624576844951" calcext:value-type="float">
            <text:p>-0.7206245768449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24]" office:value-type="float" office:value="0.5" calcext:value-type="float">
            <text:p>0.5</text:p>
          </table:table-cell>
          <table:table-cell table:number-columns-repeated="2"/>
        </table:table-row>
      </table:table>
      <table:table table:name="single mcginley macd" table:style-name="ta1">
        <table:table-column table:style-name="co1" table:number-columns-repeated="4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hort period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period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d</text:p>
          </table:table-cell>
          <table:table-cell table:formula="of:=[.B8]-[.B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15]/[.B18]" office:value-type="float" office:value="1.03030303030303" calcext:value-type="float">
            <text:p>1.03030303030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18] + ([.C20]/[.D20])" office:value-type="float" office:value="99.5324653380587" calcext:value-type="float">
            <text:p>99.5324653380587</text:p>
          </table:table-cell>
          <table:table-cell table:formula="of:=[.A15]-[.B18]" office:value-type="float" office:value="3" calcext:value-type="float">
            <text:p>3</text:p>
          </table:table-cell>
          <table:table-cell table:formula="of:=[.B17]*(POWER([.B19]; 4))" office:value-type="float" office:value="5.63416956104159" calcext:value-type="float">
            <text:p>5.6341695610415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25]/[.B28]" office:value-type="float" office:value="1.03030303030303" calcext:value-type="float">
            <text:p>1.03030303030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 mcginley</text:p>
          </table:table-cell>
          <table:table-cell table:formula="of:=[.B28] + ([.C30]/[.D30])" office:value-type="float" office:value="99.8874422300978" calcext:value-type="float">
            <text:p>99.8874422300978</text:p>
          </table:table-cell>
          <table:table-cell table:formula="of:=[.A25]-[.B28]" office:value-type="float" office:value="3" calcext:value-type="float">
            <text:p>3</text:p>
          </table:table-cell>
          <table:table-cell table:formula="of:=[.B27]*(POWER([.B29]; 4))" office:value-type="float" office:value="3.38050173662495" calcext:value-type="float">
            <text:p>3.3805017366249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formula="of:= [.B30]-[.B20]" office:value-type="float" office:value="0.354976892039133" calcext:value-type="float">
            <text:p>0.354976892039133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3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100.21" calcext:value-type="float">
            <text:p>10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47]/[.B50]" office:value-type="float" office:value="1.00109769484083" calcext:value-type="float">
            <text:p>1.00109769484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50] + ([.C52]/[.D52])" office:value-type="float" office:value="100.231903667359" calcext:value-type="float">
            <text:p>100.231903667359</text:p>
          </table:table-cell>
          <table:table-cell table:formula="of:=[.A47]-[.B50]" office:value-type="float" office:value="0.109999999999999" calcext:value-type="float">
            <text:p>0.109999999999999</text:p>
          </table:table-cell>
          <table:table-cell table:formula="of:=[.B49]*(POWER([.B51]; 4))" office:value-type="float" office:value="5.02199007129585" calcext:value-type="float">
            <text:p>5.0219900712958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100.21" calcext:value-type="float">
            <text:p>10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57]/[.B60]" office:value-type="float" office:value="1.00109769484083" calcext:value-type="float">
            <text:p>1.00109769484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 mcginley</text:p>
          </table:table-cell>
          <table:table-cell table:formula="of:=[.B60] + ([.C62]/[.D62])" office:value-type="float" office:value="100.246506112264" calcext:value-type="float">
            <text:p>100.246506112264</text:p>
          </table:table-cell>
          <table:table-cell table:formula="of:=[.A57]-[.B60]" office:value-type="float" office:value="0.109999999999999" calcext:value-type="float">
            <text:p>0.109999999999999</text:p>
          </table:table-cell>
          <table:table-cell table:formula="of:=[.B59]*(POWER([.B61]; 4))" office:value-type="float" office:value="3.01319404277751" calcext:value-type="float">
            <text:p>3.0131940427775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formula="of:=[.B62]-[.B52]" office:value-type="float" office:value="0.0146024449057478" calcext:value-type="float">
            <text:p>0.0146024449057478</text:p>
          </table:table-cell>
          <table:table-cell table:number-columns-repeated="3"/>
        </table:table-row>
      </table:table>
      <table:table table:name="bulk mcginley macd" table:style-name="ta1"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hort period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period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d</text:p>
          </table:table-cell>
          <table:table-cell table:formula="of:=[.B8]-[.B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15]/[.B1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18] + ([.C20]/[.D20])" office:value-type="float" office:value="99" calcext:value-type="float">
            <text:p>99</text:p>
          </table:table-cell>
          <table:table-cell table:formula="of:=[.A15]-[.B18]" office:value-type="float" office:value="0" calcext:value-type="float">
            <text:p>0</text:p>
          </table:table-cell>
          <table:table-cell table:formula="of:=[.B17]*(POWER([.B19]; 4))"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25]/[.B2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 mcginley</text:p>
          </table:table-cell>
          <table:table-cell table:formula="of:=[.B28] + ([.C30]/[.D30])" office:value-type="float" office:value="99" calcext:value-type="float">
            <text:p>99</text:p>
          </table:table-cell>
          <table:table-cell table:formula="of:=[.A25]-[.B28]" office:value-type="float" office:value="0" calcext:value-type="float">
            <text:p>0</text:p>
          </table:table-cell>
          <table:table-cell table:formula="of:=[.B27]*(POWER([.B29]; 4))"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formula="of:= [.B30]-[.B20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40]/[.B43]" office:value-type="float" office:value="1.03030303030303" calcext:value-type="float">
            <text:p>1.03030303030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43] + ([.C45]/[.D45])" office:value-type="float" office:value="99.5324653380587" calcext:value-type="float">
            <text:p>99.5324653380587</text:p>
          </table:table-cell>
          <table:table-cell table:formula="of:=[.A40]-[.B43]" office:value-type="float" office:value="3" calcext:value-type="float">
            <text:p>3</text:p>
          </table:table-cell>
          <table:table-cell table:formula="of:=[.B42]*(POWER([.B44]; 4))" office:value-type="float" office:value="5.63416956104159" calcext:value-type="float">
            <text:p>5.6341695610415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50]/[.B53]" office:value-type="float" office:value="1.03030303030303" calcext:value-type="float">
            <text:p>1.03030303030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 mcginley</text:p>
          </table:table-cell>
          <table:table-cell table:formula="of:=[.B53] + ([.C55]/[.D55])" office:value-type="float" office:value="99.8874422300978" calcext:value-type="float">
            <text:p>99.8874422300978</text:p>
          </table:table-cell>
          <table:table-cell table:formula="of:=[.A50]-[.B53]" office:value-type="float" office:value="3" calcext:value-type="float">
            <text:p>3</text:p>
          </table:table-cell>
          <table:table-cell table:formula="of:=[.B52]*(POWER([.B54]; 4))" office:value-type="float" office:value="3.38050173662495" calcext:value-type="float">
            <text:p>3.3805017366249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formula="of:= [.B55]-[.B45]" office:value-type="float" office:value="0.354976892039133" calcext:value-type="float">
            <text:p>0.354976892039133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3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100.21" calcext:value-type="float">
            <text:p>10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73]/[.B76]" office:value-type="float" office:value="1.00109769484083" calcext:value-type="float">
            <text:p>1.00109769484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76] + ([.C78]/[.D78])" office:value-type="float" office:value="100.231903667359" calcext:value-type="float">
            <text:p>100.231903667359</text:p>
          </table:table-cell>
          <table:table-cell table:formula="of:=[.A73]-[.B76]" office:value-type="float" office:value="0.109999999999999" calcext:value-type="float">
            <text:p>0.109999999999999</text:p>
          </table:table-cell>
          <table:table-cell table:formula="of:=[.B75]*(POWER([.B77]; 4))" office:value-type="float" office:value="5.02199007129585" calcext:value-type="float">
            <text:p>5.0219900712958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100.21" calcext:value-type="float">
            <text:p>10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83]/[.B86]" office:value-type="float" office:value="1.00109769484083" calcext:value-type="float">
            <text:p>1.00109769484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 mcginley</text:p>
          </table:table-cell>
          <table:table-cell table:formula="of:=[.B86] + ([.C88]/[.D88])" office:value-type="float" office:value="100.246506112264" calcext:value-type="float">
            <text:p>100.246506112264</text:p>
          </table:table-cell>
          <table:table-cell table:formula="of:=[.A83]-[.B86]" office:value-type="float" office:value="0.109999999999999" calcext:value-type="float">
            <text:p>0.109999999999999</text:p>
          </table:table-cell>
          <table:table-cell table:formula="of:=[.B85]*(POWER([.B87]; 4))" office:value-type="float" office:value="3.01319404277751" calcext:value-type="float">
            <text:p>3.0131940427775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formula="of:=[.B88]-[.B78]" office:value-type="float" office:value="0.0146024449057478" calcext:value-type="float">
            <text:p>0.0146024449057478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3"/>
        </table:table-row>
        <table:table-row table:style-name="ro1">
          <table:table-cell office:value-type="float" office:value="100.28" calcext:value-type="float">
            <text:p>100.28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100.231903667359" calcext:value-type="float">
            <text:p>100.231903667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98]/[.B101]" office:value-type="float" office:value="1.00047985053542" calcext:value-type="float">
            <text:p>1.00047985053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101] + ([.C103]/[.D103])" office:value-type="float" office:value="100.241504492774" calcext:value-type="float">
            <text:p>100.241504492774</text:p>
          </table:table-cell>
          <table:table-cell table:formula="of:=[.A98]-[.B101]" office:value-type="float" office:value="0.0480963326409949" calcext:value-type="float">
            <text:p>0.0480963326409949</text:p>
          </table:table-cell>
          <table:table-cell table:formula="of:=[.B100]*(POWER([.B102]; 4))" office:value-type="float" office:value="5.00960392061454" calcext:value-type="float">
            <text:p>5.0096039206145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3"/>
        </table:table-row>
        <table:table-row table:style-name="ro1">
          <table:table-cell office:value-type="float" office:value="100.28" calcext:value-type="float">
            <text:p>100.28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100.246506112264" calcext:value-type="float">
            <text:p>100.246506112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108]/[.B111]" office:value-type="float" office:value="1.00033411526282" calcext:value-type="float">
            <text:p>1.00033411526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 mcginley</text:p>
          </table:table-cell>
          <table:table-cell table:formula="of:=[.B111] + ([.C113]/[.D113])" office:value-type="float" office:value="100.257655832872" calcext:value-type="float">
            <text:p>100.257655832872</text:p>
          </table:table-cell>
          <table:table-cell table:formula="of:=[.A108]-[.B111]" office:value-type="float" office:value="0.0334938877360003" calcext:value-type="float">
            <text:p>0.0334938877360003</text:p>
          </table:table-cell>
          <table:table-cell table:formula="of:=[.B110]*(POWER([.B112]; 4))" office:value-type="float" office:value="3.00401139299556" calcext:value-type="float">
            <text:p>3.0040113929955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formula="of:=[.B113]-[.B103]" office:value-type="float" office:value="0.016151340098105" calcext:value-type="float">
            <text:p>0.016151340098105</text:p>
          </table:table-cell>
          <table:table-cell table:number-columns-repeated="3"/>
        </table:table-row>
      </table:table>
      <table:table table:name="single moving envelopes" table:style-name="ta1">
        <table:table-column table:style-name="co1" table:number-columns-repeated="7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9]^[.E1]" office:value-type="float" office:value="0.197530864197531" calcext:value-type="float">
            <text:p>0.197530864197531</text:p>
          </table:table-cell>
          <table:table-cell table:formula="of:=[.A1]*[.F1]" office:value-type="float" office:value="19.7530864197531" calcext:value-type="float">
            <text:p>19.753086419753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9]^[.E2]" office:value-type="float" office:value="0.296296296296296" calcext:value-type="float">
            <text:p>0.296296296296296</text:p>
          </table:table-cell>
          <table:table-cell table:formula="of:=[.A2]*[.F2]" office:value-type="float" office:value="30.2222222222222" calcext:value-type="float">
            <text:p>30.222222222222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9]^[.E3]" office:value-type="float" office:value="0.444444444444445" calcext:value-type="float">
            <text:p>0.444444444444445</text:p>
          </table:table-cell>
          <table:table-cell table:formula="of:=[.A3]*[.F3]" office:value-type="float" office:value="45.7777777777778" calcext:value-type="float">
            <text:p>45.777777777777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9]^[.E4]" office:value-type="float" office:value="0.666666666666667" calcext:value-type="float">
            <text:p>0.666666666666667</text:p>
          </table:table-cell>
          <table:table-cell table:formula="of:=[.A4]*[.F4]" office:value-type="float" office:value="67.3333333333333" calcext:value-type="float">
            <text:p>67.33333333333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9]^[.E5]" office:value-type="float" office:value="1" calcext:value-type="float">
            <text:p>1</text:p>
          </table:table-cell>
          <table:table-cell table:formula="of:=[.A5]*[.F5]" office:value-type="float" office:value="99" calcext:value-type="float">
            <text:p>9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E7]*(1+(3/100))" office:value-type="float" office:value="103.62971563981" calcext:value-type="float">
            <text:p>103.62971563981</text:p>
          </table:table-cell>
          <table:table-cell/>
          <table:table-cell office:value-type="string" calcext:value-type="string">
            <text:p>exponential</text:p>
          </table:table-cell>
          <table:table-cell table:formula="of:=[.G7]/[.F7]" office:value-type="float" office:value="100.611374407583" calcext:value-type="float">
            <text:p>100.611374407583</text:p>
          </table:table-cell>
          <table:table-cell table:formula="of:=SUM([.F1:.F6])" office:value-type="float" office:value="2.60493827160494" calcext:value-type="float">
            <text:p>2.60493827160494</text:p>
          </table:table-cell>
          <table:table-cell table:formula="of:=SUM([.G1:.G5])" office:value-type="float" office:value="262.086419753086" calcext:value-type="float">
            <text:p>262.086419753086</text:p>
          </table:table-cell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E7]*(1-(3/100))" office:value-type="float" office:value="97.5930331753554" calcext:value-type="float">
            <text:p>97.5930331753554</text:p>
          </table:table-cell>
          <table:table-cell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8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A1:.A5])"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13]*(1+(3/100))" office:value-type="float" office:value="104.03" calcext:value-type="float">
            <text:p>104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B13]*(1-(3/100))" office:value-type="float" office:value="97.97" calcext:value-type="float">
            <text:p>97.97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D$26]^[.D18]" office:value-type="float" office:value="0.197530864197531" calcext:value-type="float">
            <text:p>0.197530864197531</text:p>
          </table:table-cell>
          <table:table-cell table:formula="of:=[.A18]*[.E18]" office:value-type="float" office:value="19.843950617284" calcext:value-type="float">
            <text:p>19.843950617284</text:p>
          </table:table-cell>
          <table:table-cell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D$26]^[.D19]" office:value-type="float" office:value="0.296296296296296" calcext:value-type="float">
            <text:p>0.296296296296296</text:p>
          </table:table-cell>
          <table:table-cell table:formula="of:=[.A19]*[.E19]" office:value-type="float" office:value="29.7866666666667" calcext:value-type="float">
            <text:p>29.7866666666667</text:p>
          </table:table-cell>
          <table:table-cell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26]^[.D20]" office:value-type="float" office:value="0.444444444444445" calcext:value-type="float">
            <text:p>0.444444444444445</text:p>
          </table:table-cell>
          <table:table-cell table:formula="of:=[.A20]*[.E20]" office:value-type="float" office:value="44.6133333333333" calcext:value-type="float">
            <text:p>44.6133333333333</text:p>
          </table:table-cell>
          <table:table-cell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26]^[.D21]" office:value-type="float" office:value="0.666666666666667" calcext:value-type="float">
            <text:p>0.666666666666667</text:p>
          </table:table-cell>
          <table:table-cell table:formula="of:=[.A21]*[.E21]" office:value-type="float" office:value="66.7933333333333" calcext:value-type="float">
            <text:p>66.7933333333333</text:p>
          </table:table-cell>
          <table:table-cell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26]^[.D22]" office:value-type="float" office:value="1" calcext:value-type="float">
            <text:p>1</text:p>
          </table:table-cell>
          <table:table-cell table:formula="of:=[.A22]*[.E22]" office:value-type="float" office:value="100.21" calcext:value-type="float">
            <text:p>100.2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p</text:p>
          </table:table-cell>
          <table:table-cell table:formula="of:=[.F24]/[.E24]" office:value-type="float" office:value="100.289241706161" calcext:value-type="float">
            <text:p>100.289241706161</text:p>
          </table:table-cell>
          <table:table-cell table:formula="of:=SUM([.E18:.E23])" office:value-type="float" office:value="2.60493827160494" calcext:value-type="float">
            <text:p>2.60493827160494</text:p>
          </table:table-cell>
          <table:table-cell table:formula="of:=SUM([.F18:.F22])" office:value-type="float" office:value="261.247283950617" calcext:value-type="float">
            <text:p>261.24728395061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25]" office:value-type="float" office:value="0.666666666666667" calcext:value-type="float">
            <text:p>0.666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D24]*(1+(3/100))" office:value-type="float" office:value="103.297918957346" calcext:value-type="float">
            <text:p>103.2979189573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D24]*(1-(3/100))" office:value-type="float" office:value="97.2805644549763" calcext:value-type="float">
            <text:p>97.2805644549763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D$40]^[.D32]" office:value-type="float" office:value="0.4096" calcext:value-type="float">
            <text:p>0.4096</text:p>
          </table:table-cell>
          <table:table-cell table:formula="of:=[.A32]*[.E32]" office:value-type="float" office:value="41.148416" calcext:value-type="float">
            <text:p>41.148416</text:p>
          </table:table-cell>
          <table:table-cell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D$40]^[.D33]" office:value-type="float" office:value="0.512" calcext:value-type="float">
            <text:p>0.512</text:p>
          </table:table-cell>
          <table:table-cell table:formula="of:=[.A33]*[.E33]" office:value-type="float" office:value="51.47136" calcext:value-type="float">
            <text:p>51.47136</text:p>
          </table:table-cell>
          <table:table-cell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40]^[.D34]" office:value-type="float" office:value="0.64" calcext:value-type="float">
            <text:p>0.64</text:p>
          </table:table-cell>
          <table:table-cell table:formula="of:=[.A34]*[.E34]" office:value-type="float" office:value="64.2432" calcext:value-type="float">
            <text:p>64.2432</text:p>
          </table:table-cell>
          <table:table-cell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40]^[.D35]" office:value-type="float" office:value="0.8" calcext:value-type="float">
            <text:p>0.8</text:p>
          </table:table-cell>
          <table:table-cell table:formula="of:=[.A35]*[.E35]" office:value-type="float" office:value="80.152" calcext:value-type="float">
            <text:p>80.152</text:p>
          </table:table-cell>
          <table:table-cell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40]^[.D36]" office:value-type="float" office:value="1" calcext:value-type="float">
            <text:p>1</text:p>
          </table:table-cell>
          <table:table-cell table:formula="of:=[.A36]*[.E36]" office:value-type="float" office:value="100.21" calcext:value-type="float">
            <text:p>100.2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moothed</text:p>
          </table:table-cell>
          <table:table-cell table:formula="of:=[.F38]/[.E38]" office:value-type="float" office:value="100.316806282723" calcext:value-type="float">
            <text:p>100.316806282723</text:p>
          </table:table-cell>
          <table:table-cell table:formula="of:=SUM([.E32:.E37])" office:value-type="float" office:value="3.3616" calcext:value-type="float">
            <text:p>3.3616</text:p>
          </table:table-cell>
          <table:table-cell table:formula="of:=SUM([.F32:.F36])" office:value-type="float" office:value="337.224976" calcext:value-type="float">
            <text:p>337.22497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1 / 5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39]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D38]*(1+(3/100))" office:value-type="float" office:value="103.326310471204" calcext:value-type="float">
            <text:p>103.3263104712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D38]*(1-(3/100))" office:value-type="float" office:value="97.3073020942408" calcext:value-type="float">
            <text:p>97.3073020942408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D$54]^[.D46]" office:value-type="float" office:value="0.0390184423106234" calcext:value-type="float">
            <text:p>0.0390184423106234</text:p>
          </table:table-cell>
          <table:table-cell table:formula="of:=[.A46]*[.E46]" office:value-type="float" office:value="3.91979271452522" calcext:value-type="float">
            <text:p>3.91979271452522</text:p>
          </table:table-cell>
          <table:table-cell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D$54]^[.D47]" office:value-type="float" office:value="0.0877914951989026" calcext:value-type="float">
            <text:p>0.0877914951989026</text:p>
          </table:table-cell>
          <table:table-cell table:formula="of:=[.A47]*[.E47]" office:value-type="float" office:value="8.82567901234568" calcext:value-type="float">
            <text:p>8.82567901234568</text:p>
          </table:table-cell>
          <table:table-cell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54]^[.D48]" office:value-type="float" office:value="0.197530864197531" calcext:value-type="float">
            <text:p>0.197530864197531</text:p>
          </table:table-cell>
          <table:table-cell table:formula="of:=[.A48]*[.E48]" office:value-type="float" office:value="19.8281481481481" calcext:value-type="float">
            <text:p>19.8281481481481</text:p>
          </table:table-cell>
          <table:table-cell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54]^[.D49]" office:value-type="float" office:value="0.444444444444444" calcext:value-type="float">
            <text:p>0.444444444444444</text:p>
          </table:table-cell>
          <table:table-cell table:formula="of:=[.A49]*[.E49]" office:value-type="float" office:value="44.5288888888889" calcext:value-type="float">
            <text:p>44.5288888888889</text:p>
          </table:table-cell>
          <table:table-cell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54]^[.D50]" office:value-type="float" office:value="1" calcext:value-type="float">
            <text:p>1</text:p>
          </table:table-cell>
          <table:table-cell table:formula="of:=[.A50]*[.E50]" office:value-type="float" office:value="100.21" calcext:value-type="float">
            <text:p>100.2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ers</text:p>
          </table:table-cell>
          <table:table-cell table:formula="of:=[.F52]/[.E52]" office:value-type="float" office:value="100.245357173632" calcext:value-type="float">
            <text:p>100.245357173632</text:p>
          </table:table-cell>
          <table:table-cell table:formula="of:=SUM([.E46:.E51])" office:value-type="float" office:value="1.7687852461515" calcext:value-type="float">
            <text:p>1.7687852461515</text:p>
          </table:table-cell>
          <table:table-cell table:formula="of:=SUM([.F46:.F50])" office:value-type="float" office:value="177.312508763908" calcext:value-type="float">
            <text:p>177.31250876390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 5 / (5+4)" office:value-type="float" office:value="0.555555555555556" calcext:value-type="float">
            <text:p>0.5555555555555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53]" office:value-type="float" office:value="0.444444444444444" calcext:value-type="float">
            <text:p>0.444444444444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D52]*(1+(3/100))" office:value-type="float" office:value="103.252717888841" calcext:value-type="float">
            <text:p>103.252717888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D52]*(1-(3/100))" office:value-type="float" office:value="97.2379964584231" calcext:value-type="float">
            <text:p>97.2379964584231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6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6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6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6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D65]*(1+(3/100))" office:value-type="float" office:value="103.36462" calcext:value-type="float">
            <text:p>103.36462</text:p>
          </table:table-cell>
          <table:table-cell office:value-type="string" calcext:value-type="string">
            <text:p>ma</text:p>
          </table:table-cell>
          <table:table-cell table:formula="of:=AVERAGE([.A60:.A64])" office:value-type="float" office:value="100.354" calcext:value-type="float">
            <text:p>100.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D65]*(1-(3/100))" office:value-type="float" office:value="97.34338" calcext:value-type="float">
            <text:p>97.34338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6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6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6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6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D74]*(1+(3/100))" office:value-type="float" office:value="103.3914" calcext:value-type="float">
            <text:p>103.3914</text:p>
          </table:table-cell>
          <table:table-cell office:value-type="string" calcext:value-type="string">
            <text:p>median</text:p>
          </table:table-cell>
          <table:table-cell table:formula="of:=MEDIAN([.A69:.A73])" office:value-type="float" office:value="100.38" calcext:value-type="float">
            <text:p>100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D74]*(1-(3/100))" office:value-type="float" office:value="97.3686" calcext:value-type="float">
            <text:p>97.3686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ROUND([.A78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ROUND([.A79])"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formula="of:=ROUND([.A80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formula="of:=ROUND([.A81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formula="of:=ROUND([.A82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D84]*(1+(3/100))" office:value-type="float" office:value="103" calcext:value-type="float">
            <text:p>103</text:p>
          </table:table-cell>
          <table:table-cell office:value-type="string" calcext:value-type="string">
            <text:p>mode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D84]*(1-(3/100))" office:value-type="float" office:value="97" calcext:value-type="float">
            <text:p>97</text:p>
          </table:table-cell>
          <table:table-cell table:number-columns-repeated="5"/>
        </table:table-row>
      </table:table>
      <table:table table:name="bulk moving envelopes" table:style-name="ta1">
        <table:table-column table:style-name="co1" table:number-columns-repeated="7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9]^[.E1]" office:value-type="float" office:value="0.197530864197531" calcext:value-type="float">
            <text:p>0.197530864197531</text:p>
          </table:table-cell>
          <table:table-cell table:formula="of:=[.A1]*[.F1]" office:value-type="float" office:value="19.7530864197531" calcext:value-type="float">
            <text:p>19.753086419753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9]^[.E2]" office:value-type="float" office:value="0.296296296296296" calcext:value-type="float">
            <text:p>0.296296296296296</text:p>
          </table:table-cell>
          <table:table-cell table:formula="of:=[.A2]*[.F2]" office:value-type="float" office:value="30.2222222222222" calcext:value-type="float">
            <text:p>30.222222222222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9]^[.E3]" office:value-type="float" office:value="0.444444444444445" calcext:value-type="float">
            <text:p>0.444444444444445</text:p>
          </table:table-cell>
          <table:table-cell table:formula="of:=[.A3]*[.F3]" office:value-type="float" office:value="45.7777777777778" calcext:value-type="float">
            <text:p>45.777777777777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9]^[.E4]" office:value-type="float" office:value="0.666666666666667" calcext:value-type="float">
            <text:p>0.666666666666667</text:p>
          </table:table-cell>
          <table:table-cell table:formula="of:=[.A4]*[.F4]" office:value-type="float" office:value="67.3333333333333" calcext:value-type="float">
            <text:p>67.33333333333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9]^[.E5]" office:value-type="float" office:value="1" calcext:value-type="float">
            <text:p>1</text:p>
          </table:table-cell>
          <table:table-cell table:formula="of:=[.A5]*[.F5]" office:value-type="float" office:value="99" calcext:value-type="float">
            <text:p>9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E7]*(1+(3/100))" office:value-type="float" office:value="103.62971563981" calcext:value-type="float">
            <text:p>103.62971563981</text:p>
          </table:table-cell>
          <table:table-cell/>
          <table:table-cell office:value-type="string" calcext:value-type="string">
            <text:p>exponential</text:p>
          </table:table-cell>
          <table:table-cell table:formula="of:=[.G7]/[.F7]" office:value-type="float" office:value="100.611374407583" calcext:value-type="float">
            <text:p>100.611374407583</text:p>
          </table:table-cell>
          <table:table-cell table:formula="of:=SUM([.F1:.F6])" office:value-type="float" office:value="2.60493827160494" calcext:value-type="float">
            <text:p>2.60493827160494</text:p>
          </table:table-cell>
          <table:table-cell table:formula="of:=SUM([.G1:.G5])" office:value-type="float" office:value="262.086419753086" calcext:value-type="float">
            <text:p>262.086419753086</text:p>
          </table:table-cell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E7]*(1-(3/100))" office:value-type="float" office:value="97.5930331753554" calcext:value-type="float">
            <text:p>97.5930331753554</text:p>
          </table:table-cell>
          <table:table-cell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8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9]^[.E12]" office:value-type="float" office:value="0.197530864197531" calcext:value-type="float">
            <text:p>0.197530864197531</text:p>
          </table:table-cell>
          <table:table-cell table:formula="of:=[.A12]*[.F12]" office:value-type="float" office:value="20.1481481481482" calcext:value-type="float">
            <text:p>20.148148148148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9]^[.E13]" office:value-type="float" office:value="0.296296296296296" calcext:value-type="float">
            <text:p>0.296296296296296</text:p>
          </table:table-cell>
          <table:table-cell table:formula="of:=[.A13]*[.F13]" office:value-type="float" office:value="30.5185185185185" calcext:value-type="float">
            <text:p>30.518518518518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9]^[.E14]" office:value-type="float" office:value="0.444444444444445" calcext:value-type="float">
            <text:p>0.444444444444445</text:p>
          </table:table-cell>
          <table:table-cell table:formula="of:=[.A14]*[.F14]" office:value-type="float" office:value="44.8888888888889" calcext:value-type="float">
            <text:p>44.888888888888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9]^[.E15]" office:value-type="float" office:value="0.666666666666667" calcext:value-type="float">
            <text:p>0.666666666666667</text:p>
          </table:table-cell>
          <table:table-cell table:formula="of:=[.A15]*[.F15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9]^[.E16]" office:value-type="float" office:value="1" calcext:value-type="float">
            <text:p>1</text:p>
          </table:table-cell>
          <table:table-cell table:formula="of:=[.A16]*[.F16]" office:value-type="float" office:value="99" calcext:value-type="float">
            <text:p>9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E18]*(1+(3/100))" office:value-type="float" office:value="103.024407582938" calcext:value-type="float">
            <text:p>103.024407582938</text:p>
          </table:table-cell>
          <table:table-cell/>
          <table:table-cell office:value-type="string" calcext:value-type="string">
            <text:p>exponential</text:p>
          </table:table-cell>
          <table:table-cell table:formula="of:=[.G18]/[.F18]" office:value-type="float" office:value="100.023696682464" calcext:value-type="float">
            <text:p>100.023696682464</text:p>
          </table:table-cell>
          <table:table-cell table:formula="of:=SUM([.F12:.F17])" office:value-type="float" office:value="2.60493827160494" calcext:value-type="float">
            <text:p>2.60493827160494</text:p>
          </table:table-cell>
          <table:table-cell table:formula="of:=SUM([.G12:.G16])" office:value-type="float" office:value="260.555555555556" calcext:value-type="float">
            <text:p>260.555555555556</text:p>
          </table:table-cell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E18]*(1-(3/100))" office:value-type="float" office:value="97.0229857819905" calcext:value-type="float">
            <text:p>97.0229857819905</text:p>
          </table:table-cell>
          <table:table-cell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19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9]^[.E23]" office:value-type="float" office:value="0.197530864197531" calcext:value-type="float">
            <text:p>0.197530864197531</text:p>
          </table:table-cell>
          <table:table-cell table:formula="of:=[.A23]*[.F23]" office:value-type="float" office:value="20.3456790123457" calcext:value-type="float">
            <text:p>20.345679012345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9]^[.E24]" office:value-type="float" office:value="0.296296296296296" calcext:value-type="float">
            <text:p>0.296296296296296</text:p>
          </table:table-cell>
          <table:table-cell table:formula="of:=[.A24]*[.F24]" office:value-type="float" office:value="29.9259259259259" calcext:value-type="float">
            <text:p>29.92592592592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9]^[.E25]" office:value-type="float" office:value="0.444444444444445" calcext:value-type="float">
            <text:p>0.444444444444445</text:p>
          </table:table-cell>
          <table:table-cell table:formula="of:=[.A25]*[.F25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9]^[.E26]" office:value-type="float" office:value="0.666666666666667" calcext:value-type="float">
            <text:p>0.666666666666667</text:p>
          </table:table-cell>
          <table:table-cell table:formula="of:=[.A26]*[.F26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9]^[.E27]" office:value-type="float" office:value="1" calcext:value-type="float">
            <text:p>1</text:p>
          </table:table-cell>
          <table:table-cell table:formula="of:=[.A27]*[.F27]" office:value-type="float" office:value="102" calcext:value-type="float">
            <text:p>10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E29]*(1+(3/100))" office:value-type="float" office:value="103.702938388626" calcext:value-type="float">
            <text:p>103.702938388626</text:p>
          </table:table-cell>
          <table:table-cell/>
          <table:table-cell office:value-type="string" calcext:value-type="string">
            <text:p>exponential</text:p>
          </table:table-cell>
          <table:table-cell table:formula="of:=[.G29]/[.F29]" office:value-type="float" office:value="100.682464454976" calcext:value-type="float">
            <text:p>100.682464454976</text:p>
          </table:table-cell>
          <table:table-cell table:formula="of:=SUM([.F23:.F28])" office:value-type="float" office:value="2.60493827160494" calcext:value-type="float">
            <text:p>2.60493827160494</text:p>
          </table:table-cell>
          <table:table-cell table:formula="of:=SUM([.G23:.G27])" office:value-type="float" office:value="262.271604938272" calcext:value-type="float">
            <text:p>262.271604938272</text:p>
          </table:table-cell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E29]*(1-(3/100))" office:value-type="float" office:value="97.661990521327" calcext:value-type="float">
            <text:p>97.661990521327</text:p>
          </table:table-cell>
          <table:table-cell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30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A1:.A5])"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34]*(1+(3/100))" office:value-type="float" office:value="104.03" calcext:value-type="float">
            <text:p>104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B34]*(1-(3/100))" office:value-type="float" office:value="97.97" calcext:value-type="float">
            <text:p>97.9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A12:.A16])"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38]*(1+(3/100))" office:value-type="float" office:value="104.03" calcext:value-type="float">
            <text:p>104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B38]*(1-(3/100))" office:value-type="float" office:value="97.97" calcext:value-type="float">
            <text:p>97.9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A23:.A27])"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42]*(1+(3/100))" office:value-type="float" office:value="104.03" calcext:value-type="float">
            <text:p>104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B42]*(1-(3/100))" office:value-type="float" office:value="97.97" calcext:value-type="float">
            <text:p>97.97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D$55]^[.D47]" office:value-type="float" office:value="0.197530864197531" calcext:value-type="float">
            <text:p>0.197530864197531</text:p>
          </table:table-cell>
          <table:table-cell table:formula="of:=[.A47]*[.E47]" office:value-type="float" office:value="19.843950617284" calcext:value-type="float">
            <text:p>19.843950617284</text:p>
          </table:table-cell>
          <table:table-cell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D$55]^[.D48]" office:value-type="float" office:value="0.296296296296296" calcext:value-type="float">
            <text:p>0.296296296296296</text:p>
          </table:table-cell>
          <table:table-cell table:formula="of:=[.A48]*[.E48]" office:value-type="float" office:value="29.7866666666667" calcext:value-type="float">
            <text:p>29.7866666666667</text:p>
          </table:table-cell>
          <table:table-cell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55]^[.D49]" office:value-type="float" office:value="0.444444444444445" calcext:value-type="float">
            <text:p>0.444444444444445</text:p>
          </table:table-cell>
          <table:table-cell table:formula="of:=[.A49]*[.E49]" office:value-type="float" office:value="44.6133333333333" calcext:value-type="float">
            <text:p>44.6133333333333</text:p>
          </table:table-cell>
          <table:table-cell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55]^[.D50]" office:value-type="float" office:value="0.666666666666667" calcext:value-type="float">
            <text:p>0.666666666666667</text:p>
          </table:table-cell>
          <table:table-cell table:formula="of:=[.A50]*[.E50]" office:value-type="float" office:value="66.7933333333333" calcext:value-type="float">
            <text:p>66.7933333333333</text:p>
          </table:table-cell>
          <table:table-cell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55]^[.D51]" office:value-type="float" office:value="1" calcext:value-type="float">
            <text:p>1</text:p>
          </table:table-cell>
          <table:table-cell table:formula="of:=[.A51]*[.E51]" office:value-type="float" office:value="100.21" calcext:value-type="float">
            <text:p>100.2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D53]*(1+(3/100))" office:value-type="float" office:value="103.297918957346" calcext:value-type="float">
            <text:p>103.297918957346</text:p>
          </table:table-cell>
          <table:table-cell office:value-type="string" calcext:value-type="string">
            <text:p>Long exponential</text:p>
          </table:table-cell>
          <table:table-cell table:formula="of:=[.F53]/[.E53]" office:value-type="float" office:value="100.289241706161" calcext:value-type="float">
            <text:p>100.289241706161</text:p>
          </table:table-cell>
          <table:table-cell table:formula="of:=SUM([.E47:.E52])" office:value-type="float" office:value="2.60493827160494" calcext:value-type="float">
            <text:p>2.60493827160494</text:p>
          </table:table-cell>
          <table:table-cell table:formula="of:=SUM([.F47:.F51])" office:value-type="float" office:value="261.247283950617" calcext:value-type="float">
            <text:p>261.247283950617</text:p>
          </table:table-cell>
          <table:table-cell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D53]*(1-(3/100))" office:value-type="float" office:value="97.2805644549763" calcext:value-type="float">
            <text:p>97.2805644549763</text:p>
          </table:table-cell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54]" office:value-type="float" office:value="0.666666666666667" calcext:value-type="float">
            <text:p>0.666666666666667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D$66]^[.D58]" office:value-type="float" office:value="0.197530864197531" calcext:value-type="float">
            <text:p>0.197530864197531</text:p>
          </table:table-cell>
          <table:table-cell table:formula="of:=[.A58]*[.E58]" office:value-type="float" office:value="19.8577777777778" calcext:value-type="float">
            <text:p>19.8577777777778</text:p>
          </table:table-cell>
          <table:table-cell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D$66]^[.D59]" office:value-type="float" office:value="0.296296296296296" calcext:value-type="float">
            <text:p>0.296296296296296</text:p>
          </table:table-cell>
          <table:table-cell table:formula="of:=[.A59]*[.E59]" office:value-type="float" office:value="29.7422222222222" calcext:value-type="float">
            <text:p>29.7422222222222</text:p>
          </table:table-cell>
          <table:table-cell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66]^[.D60]" office:value-type="float" office:value="0.444444444444445" calcext:value-type="float">
            <text:p>0.444444444444445</text:p>
          </table:table-cell>
          <table:table-cell table:formula="of:=[.A60]*[.E60]" office:value-type="float" office:value="44.5288888888889" calcext:value-type="float">
            <text:p>44.5288888888889</text:p>
          </table:table-cell>
          <table:table-cell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66]^[.D61]" office:value-type="float" office:value="0.666666666666667" calcext:value-type="float">
            <text:p>0.666666666666667</text:p>
          </table:table-cell>
          <table:table-cell table:formula="of:=[.A61]*[.E61]" office:value-type="float" office:value="66.8066666666667" calcext:value-type="float">
            <text:p>66.8066666666667</text:p>
          </table:table-cell>
          <table:table-cell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66]^[.D62]" office:value-type="float" office:value="1" calcext:value-type="float">
            <text:p>1</text:p>
          </table:table-cell>
          <table:table-cell table:formula="of:=[.A62]*[.E62]" office:value-type="float" office:value="100.32" calcext:value-type="float">
            <text:p>100.3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D64]*(1+(3/100))" office:value-type="float" office:value="103.30118957346" calcext:value-type="float">
            <text:p>103.30118957346</text:p>
          </table:table-cell>
          <table:table-cell office:value-type="string" calcext:value-type="string">
            <text:p>Long exponential</text:p>
          </table:table-cell>
          <table:table-cell table:formula="of:=[.F64]/[.E64]" office:value-type="float" office:value="100.292417061611" calcext:value-type="float">
            <text:p>100.292417061611</text:p>
          </table:table-cell>
          <table:table-cell table:formula="of:=SUM([.E58:.E63])" office:value-type="float" office:value="2.60493827160494" calcext:value-type="float">
            <text:p>2.60493827160494</text:p>
          </table:table-cell>
          <table:table-cell table:formula="of:=SUM([.F58:.F62])" office:value-type="float" office:value="261.255555555556" calcext:value-type="float">
            <text:p>261.255555555556</text:p>
          </table:table-cell>
          <table:table-cell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D64]*(1-(3/100))" office:value-type="float" office:value="97.283644549763" calcext:value-type="float">
            <text:p>97.283644549763</text:p>
          </table:table-cell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65]" office:value-type="float" office:value="0.666666666666667" calcext:value-type="float">
            <text:p>0.666666666666667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D$77]^[.D69]" office:value-type="float" office:value="0.197530864197531" calcext:value-type="float">
            <text:p>0.197530864197531</text:p>
          </table:table-cell>
          <table:table-cell table:formula="of:=[.A69]*[.E69]" office:value-type="float" office:value="19.8281481481482" calcext:value-type="float">
            <text:p>19.8281481481482</text:p>
          </table:table-cell>
          <table:table-cell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D$77]^[.D70]" office:value-type="float" office:value="0.296296296296296" calcext:value-type="float">
            <text:p>0.296296296296296</text:p>
          </table:table-cell>
          <table:table-cell table:formula="of:=[.A70]*[.E70]" office:value-type="float" office:value="29.6859259259259" calcext:value-type="float">
            <text:p>29.6859259259259</text:p>
          </table:table-cell>
          <table:table-cell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D$77]^[.D71]" office:value-type="float" office:value="0.444444444444445" calcext:value-type="float">
            <text:p>0.444444444444445</text:p>
          </table:table-cell>
          <table:table-cell table:formula="of:=[.A71]*[.E71]" office:value-type="float" office:value="44.5377777777778" calcext:value-type="float">
            <text:p>44.5377777777778</text:p>
          </table:table-cell>
          <table:table-cell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D$77]^[.D72]" office:value-type="float" office:value="0.666666666666667" calcext:value-type="float">
            <text:p>0.666666666666667</text:p>
          </table:table-cell>
          <table:table-cell table:formula="of:=[.A72]*[.E72]" office:value-type="float" office:value="66.88" calcext:value-type="float">
            <text:p>66.88</text:p>
          </table:table-cell>
          <table:table-cell/>
        </table:table-row>
        <table:table-row table:style-name="ro1">
          <table:table-cell office:value-type="float" office:value="100.28" calcext:value-type="float">
            <text:p>100.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D$77]^[.D73]" office:value-type="float" office:value="1" calcext:value-type="float">
            <text:p>1</text:p>
          </table:table-cell>
          <table:table-cell table:formula="of:=[.A73]*[.E73]" office:value-type="float" office:value="100.28" calcext:value-type="float">
            <text:p>100.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D75]*(1+(3/100))" office:value-type="float" office:value="103.283909004739" calcext:value-type="float">
            <text:p>103.283909004739</text:p>
          </table:table-cell>
          <table:table-cell office:value-type="string" calcext:value-type="string">
            <text:p>Long exponential</text:p>
          </table:table-cell>
          <table:table-cell table:formula="of:=[.F75]/[.E75]" office:value-type="float" office:value="100.275639810427" calcext:value-type="float">
            <text:p>100.275639810427</text:p>
          </table:table-cell>
          <table:table-cell table:formula="of:=SUM([.E69:.E74])" office:value-type="float" office:value="2.60493827160494" calcext:value-type="float">
            <text:p>2.60493827160494</text:p>
          </table:table-cell>
          <table:table-cell table:formula="of:=SUM([.F69:.F73])" office:value-type="float" office:value="261.211851851852" calcext:value-type="float">
            <text:p>261.211851851852</text:p>
          </table:table-cell>
          <table:table-cell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D75]*(1-(3/100))" office:value-type="float" office:value="97.2673706161137" calcext:value-type="float">
            <text:p>97.2673706161137</text:p>
          </table:table-cell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a</text:p>
          </table:table-cell>
          <table:table-cell table:formula="of:=1-[.D76]" office:value-type="float" office:value="0.666666666666667" calcext:value-type="float">
            <text:p>0.666666666666667</text:p>
          </table:table-cell>
          <table:table-cell table:number-columns-repeated="3"/>
        </table:table-row>
      </table:table>
      <table:table table:name="single mcginley envelope" table:style-name="ta1">
        <table:table-column table:style-name="co1" table:number-columns-repeated="4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cginley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7]*(1+(3/100))" office:value-type="float" office:value="101.97" calcext:value-type="float">
            <text:p>101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B7]*(1-(3/100))" office:value-type="float" office:value="96.03" calcext:value-type="float">
            <text:p>96.0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16]/[.B19]" office:value-type="float" office:value="1.03030303030303" calcext:value-type="float">
            <text:p>1.03030303030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19] + ([.C21]/[.D21])" office:value-type="float" office:value="99.5324653380587" calcext:value-type="float">
            <text:p>99.5324653380587</text:p>
          </table:table-cell>
          <table:table-cell table:formula="of:=[.A16]-[.B19]" office:value-type="float" office:value="3" calcext:value-type="float">
            <text:p>3</text:p>
          </table:table-cell>
          <table:table-cell table:formula="of:=[.B18]*(POWER([.B20]; 4))" office:value-type="float" office:value="5.63416956104159" calcext:value-type="float">
            <text:p>5.63416956104159</text:p>
          </table:table-cell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21]*(1+(3/100))" office:value-type="float" office:value="102.5184392982" calcext:value-type="float">
            <text:p>102.5184392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B21]*(1-(3/100))" office:value-type="float" office:value="96.5464913779169" calcext:value-type="float">
            <text:p>96.5464913779169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3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cginley</text:p>
          </table:table-cell>
          <table:table-cell office:value-type="float" office:value="100.21" calcext:value-type="float">
            <text:p>10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32]*(1+(3/100))" office:value-type="float" office:value="103.2163" calcext:value-type="float">
            <text:p>103.2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B32]*(1-(3/100))" office:value-type="float" office:value="97.2037" calcext:value-type="float">
            <text:p>97.2037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100.21" calcext:value-type="float">
            <text:p>10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37]/[.B40]" office:value-type="float" office:value="1.00109769484083" calcext:value-type="float">
            <text:p>1.00109769484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40] + ([.C42]/[.D42])" office:value-type="float" office:value="100.231903667359" calcext:value-type="float">
            <text:p>100.231903667359</text:p>
          </table:table-cell>
          <table:table-cell table:formula="of:=[.A37]-[.B40]" office:value-type="float" office:value="0.109999999999999" calcext:value-type="float">
            <text:p>0.109999999999999</text:p>
          </table:table-cell>
          <table:table-cell table:formula="of:=[.B39]*(POWER([.B41]; 4))" office:value-type="float" office:value="5.02199007129585" calcext:value-type="float">
            <text:p>5.02199007129585</text:p>
          </table:table-cell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42]*(1+(3/100))" office:value-type="float" office:value="103.238860777379" calcext:value-type="float">
            <text:p>103.238860777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B42]*(1-(3/100))" office:value-type="float" office:value="97.2249465573379" calcext:value-type="float">
            <text:p>97.2249465573379</text:p>
          </table:table-cell>
          <table:table-cell table:number-columns-repeated="2"/>
        </table:table-row>
      </table:table>
      <table:table table:name="bukl mcginley envelope" table:style-name="ta1">
        <table:table-column table:style-name="co1" table:number-columns-repeated="4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cginley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7]*(1+(3/100))" office:value-type="float" office:value="101.97" calcext:value-type="float">
            <text:p>101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B7]*(1-(3/100))" office:value-type="float" office:value="96.03" calcext:value-type="float">
            <text:p>96.0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16]/[.B1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19] + ([.C21]/[.D21])" office:value-type="float" office:value="99" calcext:value-type="float">
            <text:p>99</text:p>
          </table:table-cell>
          <table:table-cell table:formula="of:=[.A16]-[.B19]" office:value-type="float" office:value="0" calcext:value-type="float">
            <text:p>0</text:p>
          </table:table-cell>
          <table:table-cell table:formula="of:=[.B18]*(POWER([.B20]; 4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21]*(1+(3/100))" office:value-type="float" office:value="101.97" calcext:value-type="float">
            <text:p>101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B21]*(1-(3/100))" office:value-type="float" office:value="96.03" calcext:value-type="float">
            <text:p>96.0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30]/[.B33]" office:value-type="float" office:value="1.03030303030303" calcext:value-type="float">
            <text:p>1.03030303030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33] + ([.C35]/[.D35])" office:value-type="float" office:value="99.5324653380587" calcext:value-type="float">
            <text:p>99.5324653380587</text:p>
          </table:table-cell>
          <table:table-cell table:formula="of:=[.A30]-[.B33]" office:value-type="float" office:value="3" calcext:value-type="float">
            <text:p>3</text:p>
          </table:table-cell>
          <table:table-cell table:formula="of:=[.B32]*(POWER([.B34]; 4))" office:value-type="float" office:value="5.63416956104159" calcext:value-type="float">
            <text:p>5.63416956104159</text:p>
          </table:table-cell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35]*(1+(3/100))" office:value-type="float" office:value="102.5184392982" calcext:value-type="float">
            <text:p>102.5184392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B35]*(1-(3/100))" office:value-type="float" office:value="96.5464913779169" calcext:value-type="float">
            <text:p>96.5464913779169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cginley</text:p>
          </table:table-cell>
          <table:table-cell office:value-type="float" office:value="100.21" calcext:value-type="float">
            <text:p>10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40]*(1+(3/100))" office:value-type="float" office:value="103.2163" calcext:value-type="float">
            <text:p>103.2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B40]*(1-(3/100))" office:value-type="float" office:value="97.2037" calcext:value-type="float">
            <text:p>97.2037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100.21" calcext:value-type="float">
            <text:p>10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45]/[.B48]" office:value-type="float" office:value="1.00109769484083" calcext:value-type="float">
            <text:p>1.00109769484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48] + ([.C50]/[.D50])" office:value-type="float" office:value="100.231903667359" calcext:value-type="float">
            <text:p>100.231903667359</text:p>
          </table:table-cell>
          <table:table-cell table:formula="of:=[.A45]-[.B48]" office:value-type="float" office:value="0.109999999999999" calcext:value-type="float">
            <text:p>0.109999999999999</text:p>
          </table:table-cell>
          <table:table-cell table:formula="of:=[.B47]*(POWER([.B49]; 4))" office:value-type="float" office:value="5.02199007129585" calcext:value-type="float">
            <text:p>5.02199007129585</text:p>
          </table:table-cell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50]*(1+(3/100))" office:value-type="float" office:value="103.238860777379" calcext:value-type="float">
            <text:p>103.238860777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B50]*(1-(3/100))" office:value-type="float" office:value="97.2249465573379" calcext:value-type="float">
            <text:p>97.2249465573379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.28" calcext:value-type="float">
            <text:p>100.28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100.231903667359" calcext:value-type="float">
            <text:p>100.231903667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55]/[.B58]" office:value-type="float" office:value="1.00047985053542" calcext:value-type="float">
            <text:p>1.00047985053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58] + ([.C60]/[.D60])" office:value-type="float" office:value="100.241504492774" calcext:value-type="float">
            <text:p>100.241504492774</text:p>
          </table:table-cell>
          <table:table-cell table:formula="of:=[.A55]-[.B58]" office:value-type="float" office:value="0.0480963326409949" calcext:value-type="float">
            <text:p>0.0480963326409949</text:p>
          </table:table-cell>
          <table:table-cell table:formula="of:=[.B57]*(POWER([.B59]; 4))" office:value-type="float" office:value="5.00960392061454" calcext:value-type="float">
            <text:p>5.00960392061454</text:p>
          </table:table-cell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60]*(1+(3/100))" office:value-type="float" office:value="103.248749627557" calcext:value-type="float">
            <text:p>103.248749627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B60]*(1-(3/100))" office:value-type="float" office:value="97.234259357991" calcext:value-type="float">
            <text:p>97.234259357991</text:p>
          </table:table-cell>
          <table:table-cell table:number-columns-repeated="2"/>
        </table:table-row>
      </table:table>
      <table:table table:name="single constant bands" table:style-name="ta1">
        <table:table-column table:style-name="co1" table:number-columns-repeated="7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</text:p>
          </table:table-cell>
          <table:table-cell table:formula="of:=AVERAGE([.A1:.A5])"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 dev</text:p>
          </table:table-cell>
          <table:table-cell table:formula="of:=COM.MICROSOFT.STDEV.P([.A1:.A5])" office:value-type="float" office:value="1.4142135623731" calcext:value-type="float">
            <text:p>1.4142135623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plier</text:p>
          </table:table-cell>
          <table:table-cell table:formula="of:=[.B8]*2" office:value-type="float" office:value="2.82842712474619" calcext:value-type="float">
            <text:p>2.828427124746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per bands</text:p>
          </table:table-cell>
          <table:table-cell table:formula="of:=[.B7]+[.B9]" office:value-type="float" office:value="103.828427124746" calcext:value-type="float">
            <text:p>103.828427124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bad</text:p>
          </table:table-cell>
          <table:table-cell table:formula="of:=[.B7]-[.B9]" office:value-type="float" office:value="98.1715728752538" calcext:value-type="float">
            <text:p>98.1715728752538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22]^[.E14]" office:value-type="float" office:value="0.197530864197531" calcext:value-type="float">
            <text:p>0.197530864197531</text:p>
          </table:table-cell>
          <table:table-cell table:formula="of:=[.A14]*[.F14]" office:value-type="float" office:value="19.7530864197531" calcext:value-type="float">
            <text:p>19.753086419753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22]^[.E15]" office:value-type="float" office:value="0.296296296296296" calcext:value-type="float">
            <text:p>0.296296296296296</text:p>
          </table:table-cell>
          <table:table-cell table:formula="of:=[.A15]*[.F15]" office:value-type="float" office:value="30.2222222222222" calcext:value-type="float">
            <text:p>30.222222222222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22]^[.E16]" office:value-type="float" office:value="0.444444444444445" calcext:value-type="float">
            <text:p>0.444444444444445</text:p>
          </table:table-cell>
          <table:table-cell table:formula="of:=[.A16]*[.F16]" office:value-type="float" office:value="45.7777777777778" calcext:value-type="float">
            <text:p>45.777777777777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22]^[.E17]" office:value-type="float" office:value="0.666666666666667" calcext:value-type="float">
            <text:p>0.666666666666667</text:p>
          </table:table-cell>
          <table:table-cell table:formula="of:=[.A17]*[.F17]" office:value-type="float" office:value="67.3333333333333" calcext:value-type="float">
            <text:p>67.33333333333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22]^[.E18]" office:value-type="float" office:value="1" calcext:value-type="float">
            <text:p>1</text:p>
          </table:table-cell>
          <table:table-cell table:formula="of:=[.A18]*[.F18]" office:value-type="float" office:value="99" calcext:value-type="float">
            <text:p>9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xponential</text:p>
          </table:table-cell>
          <table:table-cell table:formula="of:=[.G20]/[.F20]" office:value-type="float" office:value="100.611374407583" calcext:value-type="float">
            <text:p>100.611374407583</text:p>
          </table:table-cell>
          <table:table-cell table:formula="of:=SUM([.F14:.F19])" office:value-type="float" office:value="2.60493827160494" calcext:value-type="float">
            <text:p>2.60493827160494</text:p>
          </table:table-cell>
          <table:table-cell table:formula="of:=SUM([.G14:.G18])" office:value-type="float" office:value="262.086419753086" calcext:value-type="float">
            <text:p>262.0864197530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21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ABS([.A25]-[.$B$33])" office:value-type="float" office:value="1" calcext:value-type="float">
            <text:p>1</text:p>
          </table:table-cell>
          <table:table-cell/>
          <table:table-cell office:value-type="string" calcext:value-type="string">
            <text:p>multiplier</text:p>
          </table:table-cell>
          <table:table-cell table:formula="of:=[.B31]*2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ABS([.A26]-[.$B$33])" office:value-type="float" office:value="1" calcext:value-type="float">
            <text:p>1</text:p>
          </table:table-cell>
          <table:table-cell/>
          <table:table-cell office:value-type="string" calcext:value-type="string">
            <text:p>upper band</text:p>
          </table:table-cell>
          <table:table-cell table:formula="of:=[.E20]+[.E25]" office:value-type="float" office:value="103.011374407583" calcext:value-type="float">
            <text:p>103.011374407583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ABS([.A27]-[.$B$33])" office:value-type="float" office:value="2" calcext:value-type="float">
            <text:p>2</text:p>
          </table:table-cell>
          <table:table-cell/>
          <table:table-cell office:value-type="string" calcext:value-type="string">
            <text:p>lower band</text:p>
          </table:table-cell>
          <table:table-cell table:formula="of:=[.E20]-[.E25]" office:value-type="float" office:value="98.2113744075829" calcext:value-type="float">
            <text:p>98.211374407582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ABS([.A28]-[.$B$3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ABS([.A29]-[.$B$33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5:.B29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s dev</text:p>
          </table:table-cell>
          <table:table-cell table:formula="of:=[.B30]/5" office:value-type="float" office:value="1.2" calcext:value-type="float">
            <text:p>1.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entral point</text:p>
          </table:table-cell>
          <table:table-cell table:formula="of:=AVERAGE([.A25:.A29])" office:value-type="float" office:value="101" calcext:value-type="float">
            <text:p>101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6"/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string" calcext:value-type="string">
            <text:p>ma</text:p>
          </table:table-cell>
          <table:table-cell table:formula="of:=AVERAGE([.A36:.A40])" office:value-type="float" office:value="100.354" calcext:value-type="float">
            <text:p>100.354</text:p>
          </table:table-cell>
          <table:table-cell table:number-columns-repeated="4"/>
        </table:table-row>
        <table:table-row table:style-name="ro1">
          <table:table-cell office:value-type="float" office:value="100.38" calcext:value-type="float">
            <text:p>100.38</text:p>
          </table:table-cell>
          <table:table-cell office:value-type="string" calcext:value-type="string">
            <text:p>std dev</text:p>
          </table:table-cell>
          <table:table-cell table:formula="of:=COM.MICROSOFT.STDEV.P([.A36:.A40])" office:value-type="float" office:value="0.134551105532434" calcext:value-type="float">
            <text:p>0.134551105532434</text:p>
          </table:table-cell>
          <table:table-cell table:number-columns-repeated="4"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string" calcext:value-type="string">
            <text:p>multiplied</text:p>
          </table:table-cell>
          <table:table-cell table:formula="of:=[.C38]*2" office:value-type="float" office:value="0.269102211064869" calcext:value-type="float">
            <text:p>0.269102211064869</text:p>
          </table:table-cell>
          <table:table-cell table:number-columns-repeated="4"/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string" calcext:value-type="string">
            <text:p>upper band</text:p>
          </table:table-cell>
          <table:table-cell table:formula="of:=[.C37]+[.C39]" office:value-type="float" office:value="100.623102211065" calcext:value-type="float">
            <text:p>100.6231022110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er band</text:p>
          </table:table-cell>
          <table:table-cell table:formula="of:=[.C37]-[.C39]" office:value-type="float" office:value="100.084897788935" calcext:value-type="float">
            <text:p>100.084897788935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55]^[.E47]" office:value-type="float" office:value="0.4096" calcext:value-type="float">
            <text:p>0.4096</text:p>
          </table:table-cell>
          <table:table-cell table:formula="of:=[.A47]*[.F47]" office:value-type="float" office:value="41.148416" calcext:value-type="float">
            <text:p>41.148416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55]^[.E48]" office:value-type="float" office:value="0.512" calcext:value-type="float">
            <text:p>0.512</text:p>
          </table:table-cell>
          <table:table-cell table:formula="of:=[.A48]*[.F48]" office:value-type="float" office:value="51.47136" calcext:value-type="float">
            <text:p>51.47136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55]^[.E49]" office:value-type="float" office:value="0.64" calcext:value-type="float">
            <text:p>0.64</text:p>
          </table:table-cell>
          <table:table-cell table:formula="of:=[.A49]*[.F49]" office:value-type="float" office:value="64.2432" calcext:value-type="float">
            <text:p>64.2432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55]^[.E50]" office:value-type="float" office:value="0.8" calcext:value-type="float">
            <text:p>0.8</text:p>
          </table:table-cell>
          <table:table-cell table:formula="of:=[.A50]*[.F50]" office:value-type="float" office:value="80.152" calcext:value-type="float">
            <text:p>80.152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55]^[.E51]" office:value-type="float" office:value="1" calcext:value-type="float">
            <text:p>1</text:p>
          </table:table-cell>
          <table:table-cell table:formula="of:=[.A51]*[.F51]" office:value-type="float" office:value="100.21" calcext:value-type="float">
            <text:p>100.2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d dev</text:p>
          </table:table-cell>
          <table:table-cell table:formula="of:=COM.MICROSOFT.STDEV.P([.A47:.A51])" office:value-type="float" office:value="0.134551105532434" calcext:value-type="float">
            <text:p>0.134551105532434</text:p>
          </table:table-cell>
          <table:table-cell/>
          <table:table-cell office:value-type="string" calcext:value-type="string">
            <text:p>exponential</text:p>
          </table:table-cell>
          <table:table-cell table:formula="of:=[.G53]/[.F53]" office:value-type="float" office:value="100.316806282723" calcext:value-type="float">
            <text:p>100.316806282723</text:p>
          </table:table-cell>
          <table:table-cell table:formula="of:=SUM([.F47:.F52])" office:value-type="float" office:value="3.3616" calcext:value-type="float">
            <text:p>3.3616</text:p>
          </table:table-cell>
          <table:table-cell table:formula="of:=SUM([.G47:.G51])" office:value-type="float" office:value="337.224976" calcext:value-type="float">
            <text:p>337.224976</text:p>
          </table:table-cell>
        </table:table-row>
        <table:table-row table:style-name="ro1">
          <table:table-cell office:value-type="string" calcext:value-type="string">
            <text:p>multiplied</text:p>
          </table:table-cell>
          <table:table-cell table:formula="of:=[.B53]*2" office:value-type="float" office:value="0.269102211064869" calcext:value-type="float">
            <text:p>0.269102211064869</text:p>
          </table:table-cell>
          <table:table-cell/>
          <table:table-cell office:value-type="string" calcext:value-type="string">
            <text:p>alpha</text:p>
          </table:table-cell>
          <table:table-cell table:formula="of:= 1 / (5)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E53]+[.B54]" office:value-type="float" office:value="100.585908493787" calcext:value-type="float">
            <text:p>100.585908493787</text:p>
          </table:table-cell>
          <table:table-cell/>
          <table:table-cell office:value-type="string" calcext:value-type="string">
            <text:p>1-a</text:p>
          </table:table-cell>
          <table:table-cell table:formula="of:=1-[.E54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E53]-[.B54]" office:value-type="float" office:value="100.047704071658" calcext:value-type="float">
            <text:p>100.047704071658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67]^[.E59]" office:value-type="float" office:value="0.197530864197531" calcext:value-type="float">
            <text:p>0.197530864197531</text:p>
          </table:table-cell>
          <table:table-cell table:formula="of:=[.A59]*[.F59]" office:value-type="float" office:value="19.843950617284" calcext:value-type="float">
            <text:p>19.843950617284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67]^[.E60]" office:value-type="float" office:value="0.296296296296296" calcext:value-type="float">
            <text:p>0.296296296296296</text:p>
          </table:table-cell>
          <table:table-cell table:formula="of:=[.A60]*[.F60]" office:value-type="float" office:value="29.7866666666667" calcext:value-type="float">
            <text:p>29.7866666666667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67]^[.E61]" office:value-type="float" office:value="0.444444444444445" calcext:value-type="float">
            <text:p>0.444444444444445</text:p>
          </table:table-cell>
          <table:table-cell table:formula="of:=[.A61]*[.F61]" office:value-type="float" office:value="44.6133333333333" calcext:value-type="float">
            <text:p>44.6133333333333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67]^[.E62]" office:value-type="float" office:value="0.666666666666667" calcext:value-type="float">
            <text:p>0.666666666666667</text:p>
          </table:table-cell>
          <table:table-cell table:formula="of:=[.A62]*[.F62]" office:value-type="float" office:value="66.7933333333333" calcext:value-type="float">
            <text:p>66.7933333333333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67]^[.E63]" office:value-type="float" office:value="1" calcext:value-type="float">
            <text:p>1</text:p>
          </table:table-cell>
          <table:table-cell table:formula="of:=[.A63]*[.F63]" office:value-type="float" office:value="100.21" calcext:value-type="float">
            <text:p>100.2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d dev</text:p>
          </table:table-cell>
          <table:table-cell table:formula="of:=COM.MICROSOFT.STDEV.P([.A59:.A63])" office:value-type="float" office:value="0.134551105532434" calcext:value-type="float">
            <text:p>0.134551105532434</text:p>
          </table:table-cell>
          <table:table-cell/>
          <table:table-cell office:value-type="string" calcext:value-type="string">
            <text:p>exponential</text:p>
          </table:table-cell>
          <table:table-cell table:formula="of:=[.G65]/[.F65]" office:value-type="float" office:value="100.289241706161" calcext:value-type="float">
            <text:p>100.289241706161</text:p>
          </table:table-cell>
          <table:table-cell table:formula="of:=SUM([.F59:.F64])" office:value-type="float" office:value="2.60493827160494" calcext:value-type="float">
            <text:p>2.60493827160494</text:p>
          </table:table-cell>
          <table:table-cell table:formula="of:=SUM([.G59:.G63])" office:value-type="float" office:value="261.247283950617" calcext:value-type="float">
            <text:p>261.247283950617</text:p>
          </table:table-cell>
        </table:table-row>
        <table:table-row table:style-name="ro1">
          <table:table-cell office:value-type="string" calcext:value-type="string">
            <text:p>multiplied</text:p>
          </table:table-cell>
          <table:table-cell table:formula="of:=[.B65]*2" office:value-type="float" office:value="0.269102211064869" calcext:value-type="float">
            <text:p>0.269102211064869</text:p>
          </table:table-cell>
          <table:table-cell/>
          <table:table-cell office:value-type="string" calcext:value-type="string">
            <text:p>alpha</text:p>
          </table:table-cell>
          <table:table-cell table:formula="of:= 2 / (1+5)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E65]+[.B66]" office:value-type="float" office:value="100.558343917226" calcext:value-type="float">
            <text:p>100.558343917226</text:p>
          </table:table-cell>
          <table:table-cell/>
          <table:table-cell office:value-type="string" calcext:value-type="string">
            <text:p>1-a</text:p>
          </table:table-cell>
          <table:table-cell table:formula="of:=1-[.E6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E65]-[.B66]" office:value-type="float" office:value="100.020139495096" calcext:value-type="float">
            <text:p>100.020139495096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79]^[.E71]" office:value-type="float" office:value="0.0390184423106234" calcext:value-type="float">
            <text:p>0.0390184423106234</text:p>
          </table:table-cell>
          <table:table-cell table:formula="of:=[.A71]*[.F71]" office:value-type="float" office:value="3.91979271452522" calcext:value-type="float">
            <text:p>3.91979271452522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79]^[.E72]" office:value-type="float" office:value="0.0877914951989026" calcext:value-type="float">
            <text:p>0.0877914951989026</text:p>
          </table:table-cell>
          <table:table-cell table:formula="of:=[.A72]*[.F72]" office:value-type="float" office:value="8.82567901234568" calcext:value-type="float">
            <text:p>8.82567901234568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79]^[.E73]" office:value-type="float" office:value="0.197530864197531" calcext:value-type="float">
            <text:p>0.197530864197531</text:p>
          </table:table-cell>
          <table:table-cell table:formula="of:=[.A73]*[.F73]" office:value-type="float" office:value="19.8281481481481" calcext:value-type="float">
            <text:p>19.8281481481481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79]^[.E74]" office:value-type="float" office:value="0.444444444444444" calcext:value-type="float">
            <text:p>0.444444444444444</text:p>
          </table:table-cell>
          <table:table-cell table:formula="of:=[.A74]*[.F74]" office:value-type="float" office:value="44.5288888888889" calcext:value-type="float">
            <text:p>44.5288888888889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79]^[.E75]" office:value-type="float" office:value="1" calcext:value-type="float">
            <text:p>1</text:p>
          </table:table-cell>
          <table:table-cell table:formula="of:=[.A75]*[.F75]" office:value-type="float" office:value="100.21" calcext:value-type="float">
            <text:p>100.2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d dev</text:p>
          </table:table-cell>
          <table:table-cell table:formula="of:=COM.MICROSOFT.STDEV.P([.A71:.A75])" office:value-type="float" office:value="0.134551105532434" calcext:value-type="float">
            <text:p>0.134551105532434</text:p>
          </table:table-cell>
          <table:table-cell/>
          <table:table-cell office:value-type="string" calcext:value-type="string">
            <text:p>exponential</text:p>
          </table:table-cell>
          <table:table-cell table:formula="of:=[.G77]/[.F77]" office:value-type="float" office:value="100.245357173632" calcext:value-type="float">
            <text:p>100.245357173632</text:p>
          </table:table-cell>
          <table:table-cell table:formula="of:=SUM([.F71:.F76])" office:value-type="float" office:value="1.7687852461515" calcext:value-type="float">
            <text:p>1.7687852461515</text:p>
          </table:table-cell>
          <table:table-cell table:formula="of:=SUM([.G71:.G75])" office:value-type="float" office:value="177.312508763908" calcext:value-type="float">
            <text:p>177.312508763908</text:p>
          </table:table-cell>
        </table:table-row>
        <table:table-row table:style-name="ro1">
          <table:table-cell office:value-type="string" calcext:value-type="string">
            <text:p>multiplied</text:p>
          </table:table-cell>
          <table:table-cell table:formula="of:=[.B77]*2" office:value-type="float" office:value="0.269102211064869" calcext:value-type="float">
            <text:p>0.269102211064869</text:p>
          </table:table-cell>
          <table:table-cell/>
          <table:table-cell office:value-type="string" calcext:value-type="string">
            <text:p>alpha</text:p>
          </table:table-cell>
          <table:table-cell table:formula="of:= 5/ (4+5)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E77]+[.B78]" office:value-type="float" office:value="100.514459384697" calcext:value-type="float">
            <text:p>100.514459384697</text:p>
          </table:table-cell>
          <table:table-cell/>
          <table:table-cell office:value-type="string" calcext:value-type="string">
            <text:p>1-a</text:p>
          </table:table-cell>
          <table:table-cell table:formula="of:=1-[.E78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E77]-[.B78]" office:value-type="float" office:value="99.9762549625672" calcext:value-type="float">
            <text:p>99.9762549625672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6"/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string" calcext:value-type="string">
            <text:p>median</text:p>
          </table:table-cell>
          <table:table-cell table:formula="of:=MEDIAN([.A83:.A87])" office:value-type="float" office:value="100.38" calcext:value-type="float">
            <text:p>100.38</text:p>
          </table:table-cell>
          <table:table-cell table:number-columns-repeated="4"/>
        </table:table-row>
        <table:table-row table:style-name="ro1">
          <table:table-cell office:value-type="float" office:value="100.38" calcext:value-type="float">
            <text:p>100.38</text:p>
          </table:table-cell>
          <table:table-cell office:value-type="string" calcext:value-type="string">
            <text:p>std dev</text:p>
          </table:table-cell>
          <table:table-cell table:formula="of:=COM.MICROSOFT.STDEV.P([.A83:.A87])" office:value-type="float" office:value="0.134551105532434" calcext:value-type="float">
            <text:p>0.134551105532434</text:p>
          </table:table-cell>
          <table:table-cell table:number-columns-repeated="4"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string" calcext:value-type="string">
            <text:p>multiplied</text:p>
          </table:table-cell>
          <table:table-cell table:formula="of:=[.C85]*2" office:value-type="float" office:value="0.269102211064869" calcext:value-type="float">
            <text:p>0.269102211064869</text:p>
          </table:table-cell>
          <table:table-cell table:number-columns-repeated="4"/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string" calcext:value-type="string">
            <text:p>upper band</text:p>
          </table:table-cell>
          <table:table-cell table:formula="of:=[.C84]+[.C86]" office:value-type="float" office:value="100.649102211065" calcext:value-type="float">
            <text:p>100.6491022110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er band</text:p>
          </table:table-cell>
          <table:table-cell table:formula="of:=[.C84]-[.C86]" office:value-type="float" office:value="100.110897788935" calcext:value-type="float">
            <text:p>100.110897788935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ode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 dev</text:p>
          </table:table-cell>
          <table:table-cell table:formula="of:=COM.MICROSOFT.STDEV.P([.A83:.A87])" office:value-type="float" office:value="0.134551105532434" calcext:value-type="float">
            <text:p>0.1345511055324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plied</text:p>
          </table:table-cell>
          <table:table-cell table:formula="of:=[.B92]*2" office:value-type="float" office:value="0.269102211064869" calcext:value-type="float">
            <text:p>0.269102211064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91]+[.B93]" office:value-type="float" office:value="100.269102211065" calcext:value-type="float">
            <text:p>100.2691022110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B91]-[.B93]" office:value-type="float" office:value="99.7308977889351" calcext:value-type="float">
            <text:p>99.730897788935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ean AD</text:p>
          </table:table-cell>
          <table:table-cell table:number-columns-repeated="5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ABS([.A98]-[.$B$106])" office:value-type="float" office:value="0.105999999999995" calcext:value-type="float">
            <text:p>0.105999999999995</text:p>
          </table:table-cell>
          <table:table-cell table:number-columns-repeated="5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ABS([.A99]-[.$B$106])" office:value-type="float" office:value="0.176000000000002" calcext:value-type="float">
            <text:p>0.176000000000002</text:p>
          </table:table-cell>
          <table:table-cell table:number-columns-repeated="5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formula="of:=ABS([.A100]-[.$B$106])" office:value-type="float" office:value="0.0259999999999963" calcext:value-type="float">
            <text:p>0.0259999999999963</text:p>
          </table:table-cell>
          <table:table-cell table:number-columns-repeated="5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formula="of:=ABS([.A101]-[.$B$106])" office:value-type="float" office:value="0.164000000000001" calcext:value-type="float">
            <text:p>0.164000000000001</text:p>
          </table:table-cell>
          <table:table-cell table:number-columns-repeated="5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formula="of:=ABS([.A102]-[.$B$106])" office:value-type="float" office:value="0.144000000000005" calcext:value-type="float">
            <text:p>0.144000000000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98:.B102])" office:value-type="float" office:value="0.616" calcext:value-type="float">
            <text:p>0.6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s dev</text:p>
          </table:table-cell>
          <table:table-cell table:formula="of:=[.B103]/5" office:value-type="float" office:value="0.1232" calcext:value-type="float">
            <text:p>0.123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</text:p>
          </table:table-cell>
          <table:table-cell table:formula="of:=AVERAGE([.A98:.A102])" office:value-type="float" office:value="100.354" calcext:value-type="float">
            <text:p>100.3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plied</text:p>
          </table:table-cell>
          <table:table-cell table:formula="of:=[.B104]*2" office:value-type="float" office:value="0.2464" calcext:value-type="float">
            <text:p>0.24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106]+[.B107]" office:value-type="float" office:value="100.6004" calcext:value-type="float">
            <text:p>100.6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ba</text:p>
          </table:table-cell>
          <table:table-cell table:formula="of:=[.B106]-[.B107]" office:value-type="float" office:value="100.1076" calcext:value-type="float">
            <text:p>100.1076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edian AD</text:p>
          </table:table-cell>
          <table:table-cell table:number-columns-repeated="5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ABS([.A113]-[.$B$121])" office:value-type="float" office:value="0.0799999999999983" calcext:value-type="float">
            <text:p>0.0799999999999983</text:p>
          </table:table-cell>
          <table:table-cell table:number-columns-repeated="5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ABS([.A114]-[.$B$121])" office:value-type="float" office:value="0.150000000000006" calcext:value-type="float">
            <text:p>0.150000000000006</text:p>
          </table:table-cell>
          <table:table-cell table:number-columns-repeated="5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formula="of:=ABS([.A115]-[.$B$12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formula="of:=ABS([.A116]-[.$B$121])" office:value-type="float" office:value="0.189999999999998" calcext:value-type="float">
            <text:p>0.189999999999998</text:p>
          </table:table-cell>
          <table:table-cell table:number-columns-repeated="5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formula="of:=ABS([.A117]-[.$B$121])" office:value-type="float" office:value="0.170000000000002" calcext:value-type="float">
            <text:p>0.1700000000000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113:.B117])" office:value-type="float" office:value="0.590000000000003" calcext:value-type="float">
            <text:p>0.590000000000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s dev</text:p>
          </table:table-cell>
          <table:table-cell table:formula="of:=[.B118]/5" office:value-type="float" office:value="0.118000000000001" calcext:value-type="float">
            <text:p>0.1180000000000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A113:.A117])" office:value-type="float" office:value="100.38" calcext:value-type="float">
            <text:p>100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</text:p>
          </table:table-cell>
          <table:table-cell table:formula="of:=AVERAGE([.A113:.A117])" office:value-type="float" office:value="100.354" calcext:value-type="float">
            <text:p>100.3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plied</text:p>
          </table:table-cell>
          <table:table-cell table:formula="of:=[.B119]*2" office:value-type="float" office:value="0.236000000000001" calcext:value-type="float">
            <text:p>0.236000000000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122]+[.B123]" office:value-type="float" office:value="100.59" calcext:value-type="float">
            <text:p>100.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ba</text:p>
          </table:table-cell>
          <table:table-cell table:formula="of:=[.B122]-[.B123]" office:value-type="float" office:value="100.118" calcext:value-type="float">
            <text:p>100.118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ode AD</text:p>
          </table:table-cell>
          <table:table-cell table:number-columns-repeated="5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ABS([.A129]-[.$B$137])" office:value-type="float" office:value="0.459999999999994" calcext:value-type="float">
            <text:p>0.459999999999994</text:p>
          </table:table-cell>
          <table:table-cell table:number-columns-repeated="5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ABS([.A130]-[.$B$137])" office:value-type="float" office:value="0.530000000000001" calcext:value-type="float">
            <text:p>0.530000000000001</text:p>
          </table:table-cell>
          <table:table-cell table:number-columns-repeated="5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formula="of:=ABS([.A131]-[.$B$137])" office:value-type="float" office:value="0.379999999999995" calcext:value-type="float">
            <text:p>0.379999999999995</text:p>
          </table:table-cell>
          <table:table-cell table:number-columns-repeated="5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formula="of:=ABS([.A132]-[.$B$137])" office:value-type="float" office:value="0.189999999999998" calcext:value-type="float">
            <text:p>0.189999999999998</text:p>
          </table:table-cell>
          <table:table-cell table:number-columns-repeated="5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formula="of:=ABS([.A133]-[.$B$137])" office:value-type="float" office:value="0.209999999999994" calcext:value-type="float">
            <text:p>0.2099999999999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129:.B133])" office:value-type="float" office:value="1.76999999999998" calcext:value-type="float">
            <text:p>1.769999999999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s dev</text:p>
          </table:table-cell>
          <table:table-cell table:formula="of:=[.B134]/5" office:value-type="float" office:value="0.353999999999996" calcext:value-type="float">
            <text:p>0.35399999999999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e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</text:p>
          </table:table-cell>
          <table:table-cell table:formula="of:=AVERAGE([.A129:.A133])" office:value-type="float" office:value="100.354" calcext:value-type="float">
            <text:p>100.3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plied</text:p>
          </table:table-cell>
          <table:table-cell table:formula="of:=[.B135]*2" office:value-type="float" office:value="0.707999999999993" calcext:value-type="float">
            <text:p>0.7079999999999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138]+[.B139]" office:value-type="float" office:value="101.062" calcext:value-type="float">
            <text:p>101.0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ba</text:p>
          </table:table-cell>
          <table:table-cell table:formula="of:=[.B138]-[.B139]" office:value-type="float" office:value="99.646" calcext:value-type="float">
            <text:p>99.646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6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6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6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6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riod high</text:p>
          </table:table-cell>
          <table:table-cell table:formula="of:=MAX([.A144:.A145])" office:value-type="float" office:value="100.53" calcext:value-type="float">
            <text:p>100.53</text:p>
          </table:table-cell>
          <table:table-cell table:formula="of:=MAX([.A144:.A146])" office:value-type="float" office:value="100.53" calcext:value-type="float">
            <text:p>100.53</text:p>
          </table:table-cell>
          <table:table-cell table:formula="of:=MAX([.A144:.A147])" office:value-type="float" office:value="100.53" calcext:value-type="float">
            <text:p>100.53</text:p>
          </table:table-cell>
          <table:table-cell table:formula="of:=MAX([.A144:.A148])" office:value-type="float" office:value="100.53" calcext:value-type="float">
            <text:p>10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 drawdown</text:p>
          </table:table-cell>
          <table:table-cell table:formula="of:=(([.A145]-[.B150])/[.B150])*100" office:value-type="float" office:value="0" calcext:value-type="float">
            <text:p>0</text:p>
          </table:table-cell>
          <table:table-cell table:formula="of:=(([.A146]-[.C150])/[.C150])*100" office:value-type="float" office:value="-0.149209191286189" calcext:value-type="float">
            <text:p>-0.149209191286189</text:p>
          </table:table-cell>
          <table:table-cell table:formula="of:=(([.A147]-[.D150])/[.D150])*100" office:value-type="float" office:value="-0.338207500248685" calcext:value-type="float">
            <text:p>-0.338207500248685</text:p>
          </table:table-cell>
          <table:table-cell table:formula="of:=(([.A148]-[.E150])/[.E150])*100" office:value-type="float" office:value="-0.318312941410532" calcext:value-type="float">
            <text:p>-0.318312941410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 p dd</text:p>
          </table:table-cell>
          <table:table-cell table:formula="of:=[.B151]^2" office:value-type="float" office:value="0" calcext:value-type="float">
            <text:p>0</text:p>
          </table:table-cell>
          <table:table-cell table:formula="of:=[.C151]^2" office:value-type="float" office:value="0.0222633827642785" calcext:value-type="float">
            <text:p>0.0222633827642785</text:p>
          </table:table-cell>
          <table:table-cell table:formula="of:=[.D151]^2" office:value-type="float" office:value="0.114384313224465" calcext:value-type="float">
            <text:p>0.114384313224465</text:p>
          </table:table-cell>
          <table:table-cell table:formula="of:=[.E151]^2" office:value-type="float" office:value="0.101323128669425" calcext:value-type="float">
            <text:p>0.1013231286694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q avg</text:p>
          </table:table-cell>
          <table:table-cell table:formula="of:=SUM([.B152:.E152])/5" office:value-type="float" office:value="0.0475941649316335" calcext:value-type="float">
            <text:p>0.04759416493163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lcer index</text:p>
          </table:table-cell>
          <table:table-cell table:formula="of:=SQRT([.B154])" office:value-type="float" office:value="0.218160869386867" calcext:value-type="float">
            <text:p>0.2181608693868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plied</text:p>
          </table:table-cell>
          <table:table-cell table:formula="of:=[.B155]*2" office:value-type="float" office:value="0.436321738773733" calcext:value-type="float">
            <text:p>0.4363217387737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</text:p>
          </table:table-cell>
          <table:table-cell table:formula="of:=AVERAGE([.A144:.A148])" office:value-type="float" office:value="100.354" calcext:value-type="float">
            <text:p>100.3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157]+[.B156]" office:value-type="float" office:value="100.790321738774" calcext:value-type="float">
            <text:p>100.7903217387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band</text:p>
          </table:table-cell>
          <table:table-cell table:formula="of:=[.B157]-[.B156]" office:value-type="float" office:value="99.9176782612263" calcext:value-type="float">
            <text:p>99.9176782612263</text:p>
          </table:table-cell>
          <table:table-cell table:number-columns-repeated="5"/>
        </table:table-row>
      </table:table>
      <table:table table:name="bulk constant bands" table:style-name="ta1">
        <table:table-column table:style-name="co1" table:number-columns-repeated="7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</text:p>
          </table:table-cell>
          <table:table-cell table:formula="of:=AVERAGE([.A1:.A5])"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 dev</text:p>
          </table:table-cell>
          <table:table-cell table:formula="of:=COM.MICROSOFT.STDEV.P([.A1:.A5])" office:value-type="float" office:value="1.4142135623731" calcext:value-type="float">
            <text:p>1.4142135623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plier</text:p>
          </table:table-cell>
          <table:table-cell table:formula="of:=[.B8]*2" office:value-type="float" office:value="2.82842712474619" calcext:value-type="float">
            <text:p>2.828427124746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per bands</text:p>
          </table:table-cell>
          <table:table-cell table:formula="of:=[.B7]+[.B9]" office:value-type="float" office:value="103.828427124746" calcext:value-type="float">
            <text:p>103.828427124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bad</text:p>
          </table:table-cell>
          <table:table-cell table:formula="of:=[.B7]-[.B9]" office:value-type="float" office:value="98.1715728752538" calcext:value-type="float">
            <text:p>98.1715728752538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</text:p>
          </table:table-cell>
          <table:table-cell table:formula="of:=AVERAGE([.A14:.A18])" office:value-type="float" office:value="100.8" calcext:value-type="float">
            <text:p>10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 dev</text:p>
          </table:table-cell>
          <table:table-cell table:formula="of:=COM.MICROSOFT.STDEV.P([.A14:.A18])" office:value-type="float" office:value="1.6" calcext:value-type="float">
            <text:p>1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plier</text:p>
          </table:table-cell>
          <table:table-cell table:formula="of:=[.B21]*2" office:value-type="float" office:value="3.2" calcext:value-type="float">
            <text:p>3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per bands</text:p>
          </table:table-cell>
          <table:table-cell table:formula="of:=[.B20]+[.B22]"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bad</text:p>
          </table:table-cell>
          <table:table-cell table:formula="of:=[.B20]-[.B22]" office:value-type="float" office:value="97.6" calcext:value-type="float">
            <text:p>97.6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</text:p>
          </table:table-cell>
          <table:table-cell table:formula="of:=AVERAGE([.A27:.A31])" office:value-type="float" office:value="100.8" calcext:value-type="float">
            <text:p>10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 dev</text:p>
          </table:table-cell>
          <table:table-cell table:formula="of:=COM.MICROSOFT.STDEV.P([.A27:.A31])" office:value-type="float" office:value="1.6" calcext:value-type="float">
            <text:p>1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plier</text:p>
          </table:table-cell>
          <table:table-cell table:formula="of:=[.B34]*2" office:value-type="float" office:value="3.2" calcext:value-type="float">
            <text:p>3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per bands</text:p>
          </table:table-cell>
          <table:table-cell table:formula="of:=[.B33]+[.B35]"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bad</text:p>
          </table:table-cell>
          <table:table-cell table:formula="of:=[.B33]-[.B35]" office:value-type="float" office:value="97.6" calcext:value-type="float">
            <text:p>97.6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48]^[.E40]" office:value-type="float" office:value="0.197530864197531" calcext:value-type="float">
            <text:p>0.197530864197531</text:p>
          </table:table-cell>
          <table:table-cell table:formula="of:=[.A40]*[.F40]" office:value-type="float" office:value="19.7530864197531" calcext:value-type="float">
            <text:p>19.753086419753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48]^[.E41]" office:value-type="float" office:value="0.296296296296296" calcext:value-type="float">
            <text:p>0.296296296296296</text:p>
          </table:table-cell>
          <table:table-cell table:formula="of:=[.A41]*[.F41]" office:value-type="float" office:value="30.2222222222222" calcext:value-type="float">
            <text:p>30.222222222222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48]^[.E42]" office:value-type="float" office:value="0.444444444444445" calcext:value-type="float">
            <text:p>0.444444444444445</text:p>
          </table:table-cell>
          <table:table-cell table:formula="of:=[.A42]*[.F42]" office:value-type="float" office:value="45.7777777777778" calcext:value-type="float">
            <text:p>45.777777777777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48]^[.E43]" office:value-type="float" office:value="0.666666666666667" calcext:value-type="float">
            <text:p>0.666666666666667</text:p>
          </table:table-cell>
          <table:table-cell table:formula="of:=[.A43]*[.F43]" office:value-type="float" office:value="67.3333333333333" calcext:value-type="float">
            <text:p>67.33333333333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48]^[.E44]" office:value-type="float" office:value="1" calcext:value-type="float">
            <text:p>1</text:p>
          </table:table-cell>
          <table:table-cell table:formula="of:=[.A44]*[.F44]" office:value-type="float" office:value="99" calcext:value-type="float">
            <text:p>9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xponential</text:p>
          </table:table-cell>
          <table:table-cell table:formula="of:=[.G46]/[.F46]" office:value-type="float" office:value="100.611374407583" calcext:value-type="float">
            <text:p>100.611374407583</text:p>
          </table:table-cell>
          <table:table-cell table:formula="of:=SUM([.F40:.F45])" office:value-type="float" office:value="2.60493827160494" calcext:value-type="float">
            <text:p>2.60493827160494</text:p>
          </table:table-cell>
          <table:table-cell table:formula="of:=SUM([.G40:.G44])" office:value-type="float" office:value="262.086419753086" calcext:value-type="float">
            <text:p>262.0864197530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4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ABS([.A51]-[.$B$59])" office:value-type="float" office:value="1" calcext:value-type="float">
            <text:p>1</text:p>
          </table:table-cell>
          <table:table-cell/>
          <table:table-cell office:value-type="string" calcext:value-type="string">
            <text:p>multiplier</text:p>
          </table:table-cell>
          <table:table-cell table:formula="of:=[.B57]*2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ABS([.A52]-[.$B$59])" office:value-type="float" office:value="1" calcext:value-type="float">
            <text:p>1</text:p>
          </table:table-cell>
          <table:table-cell/>
          <table:table-cell office:value-type="string" calcext:value-type="string">
            <text:p>upper band</text:p>
          </table:table-cell>
          <table:table-cell table:formula="of:=[.E46]+[.E51]" office:value-type="float" office:value="103.011374407583" calcext:value-type="float">
            <text:p>103.011374407583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ABS([.A53]-[.$B$59])" office:value-type="float" office:value="2" calcext:value-type="float">
            <text:p>2</text:p>
          </table:table-cell>
          <table:table-cell/>
          <table:table-cell office:value-type="string" calcext:value-type="string">
            <text:p>lower band</text:p>
          </table:table-cell>
          <table:table-cell table:formula="of:=[.E46]-[.E51]" office:value-type="float" office:value="98.2113744075829" calcext:value-type="float">
            <text:p>98.211374407582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ABS([.A54]-[.$B$5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ABS([.A55]-[.$B$59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51:.B55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s dev</text:p>
          </table:table-cell>
          <table:table-cell table:formula="of:=[.B56]/5" office:value-type="float" office:value="1.2" calcext:value-type="float">
            <text:p>1.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entral point</text:p>
          </table:table-cell>
          <table:table-cell table:formula="of:=AVERAGE([.A51:.A55])" office:value-type="float" office:value="101" calcext:value-type="float">
            <text:p>101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48]^[.E62]" office:value-type="float" office:value="0.197530864197531" calcext:value-type="float">
            <text:p>0.197530864197531</text:p>
          </table:table-cell>
          <table:table-cell table:formula="of:=[.A62]*[.F62]" office:value-type="float" office:value="20.1481481481482" calcext:value-type="float">
            <text:p>20.148148148148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48]^[.E63]" office:value-type="float" office:value="0.296296296296296" calcext:value-type="float">
            <text:p>0.296296296296296</text:p>
          </table:table-cell>
          <table:table-cell table:formula="of:=[.A63]*[.F63]" office:value-type="float" office:value="30.5185185185185" calcext:value-type="float">
            <text:p>30.518518518518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48]^[.E64]" office:value-type="float" office:value="0.444444444444445" calcext:value-type="float">
            <text:p>0.444444444444445</text:p>
          </table:table-cell>
          <table:table-cell table:formula="of:=[.A64]*[.F64]" office:value-type="float" office:value="44.8888888888889" calcext:value-type="float">
            <text:p>44.888888888888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48]^[.E65]" office:value-type="float" office:value="0.666666666666667" calcext:value-type="float">
            <text:p>0.666666666666667</text:p>
          </table:table-cell>
          <table:table-cell table:formula="of:=[.A65]*[.F65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48]^[.E66]" office:value-type="float" office:value="1" calcext:value-type="float">
            <text:p>1</text:p>
          </table:table-cell>
          <table:table-cell table:formula="of:=[.A66]*[.F66]" office:value-type="float" office:value="99" calcext:value-type="float">
            <text:p>9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xponential</text:p>
          </table:table-cell>
          <table:table-cell table:formula="of:=[.G68]/[.F68]" office:value-type="float" office:value="100.023696682464" calcext:value-type="float">
            <text:p>100.023696682464</text:p>
          </table:table-cell>
          <table:table-cell table:formula="of:=SUM([.F62:.F67])" office:value-type="float" office:value="2.60493827160494" calcext:value-type="float">
            <text:p>2.60493827160494</text:p>
          </table:table-cell>
          <table:table-cell table:formula="of:=SUM([.G62:.G66])" office:value-type="float" office:value="260.555555555556" calcext:value-type="float">
            <text:p>260.5555555555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69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ABS([.A73]-[.$B$81])" office:value-type="float" office:value="1.2" calcext:value-type="float">
            <text:p>1.2</text:p>
          </table:table-cell>
          <table:table-cell/>
          <table:table-cell office:value-type="string" calcext:value-type="string">
            <text:p>multiplier</text:p>
          </table:table-cell>
          <table:table-cell table:formula="of:=[.B79]*2"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ABS([.A74]-[.$B$81])" office:value-type="float" office:value="2.2" calcext:value-type="float">
            <text:p>2.2</text:p>
          </table:table-cell>
          <table:table-cell/>
          <table:table-cell office:value-type="string" calcext:value-type="string">
            <text:p>upper band</text:p>
          </table:table-cell>
          <table:table-cell table:formula="of:=[.E68]+[.E73]" office:value-type="float" office:value="102.903696682464" calcext:value-type="float">
            <text:p>102.903696682464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ABS([.A75]-[.$B$81])" office:value-type="float" office:value="0.200000000000003" calcext:value-type="float">
            <text:p>0.200000000000003</text:p>
          </table:table-cell>
          <table:table-cell/>
          <table:table-cell office:value-type="string" calcext:value-type="string">
            <text:p>lower band</text:p>
          </table:table-cell>
          <table:table-cell table:formula="of:=[.E68]-[.E73]" office:value-type="float" office:value="97.1436966824645" calcext:value-type="float">
            <text:p>97.143696682464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ABS([.A76]-[.$B$81])" office:value-type="float" office:value="1.8" calcext:value-type="float">
            <text:p>1.8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ABS([.A77]-[.$B$81])" office:value-type="float" office:value="1.8" calcext:value-type="float">
            <text:p>1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73:.B77])" office:value-type="float" office:value="7.2" calcext:value-type="float">
            <text:p>7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s dev</text:p>
          </table:table-cell>
          <table:table-cell table:formula="of:=[.B78]/5" office:value-type="float" office:value="1.44" calcext:value-type="float">
            <text:p>1.4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entral point</text:p>
          </table:table-cell>
          <table:table-cell table:formula="of:=AVERAGE([.A73:.A77])" office:value-type="float" office:value="100.8" calcext:value-type="float">
            <text:p>100.8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48]^[.E84]" office:value-type="float" office:value="0.197530864197531" calcext:value-type="float">
            <text:p>0.197530864197531</text:p>
          </table:table-cell>
          <table:table-cell table:formula="of:=[.A84]*[.F84]" office:value-type="float" office:value="20.3456790123457" calcext:value-type="float">
            <text:p>20.345679012345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48]^[.E85]" office:value-type="float" office:value="0.296296296296296" calcext:value-type="float">
            <text:p>0.296296296296296</text:p>
          </table:table-cell>
          <table:table-cell table:formula="of:=[.A85]*[.F85]" office:value-type="float" office:value="29.9259259259259" calcext:value-type="float">
            <text:p>29.92592592592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48]^[.E86]" office:value-type="float" office:value="0.444444444444445" calcext:value-type="float">
            <text:p>0.444444444444445</text:p>
          </table:table-cell>
          <table:table-cell table:formula="of:=[.A86]*[.F86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48]^[.E87]" office:value-type="float" office:value="0.666666666666667" calcext:value-type="float">
            <text:p>0.666666666666667</text:p>
          </table:table-cell>
          <table:table-cell table:formula="of:=[.A87]*[.F87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48]^[.E88]" office:value-type="float" office:value="1" calcext:value-type="float">
            <text:p>1</text:p>
          </table:table-cell>
          <table:table-cell table:formula="of:=[.A88]*[.F88]" office:value-type="float" office:value="102" calcext:value-type="float">
            <text:p>10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xponential</text:p>
          </table:table-cell>
          <table:table-cell table:formula="of:=[.G90]/[.F90]" office:value-type="float" office:value="100.682464454976" calcext:value-type="float">
            <text:p>100.682464454976</text:p>
          </table:table-cell>
          <table:table-cell table:formula="of:=SUM([.F84:.F89])" office:value-type="float" office:value="2.60493827160494" calcext:value-type="float">
            <text:p>2.60493827160494</text:p>
          </table:table-cell>
          <table:table-cell table:formula="of:=SUM([.G84:.G88])" office:value-type="float" office:value="262.271604938272" calcext:value-type="float">
            <text:p>262.27160493827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91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ABS([.A95]-[.$B$103])" office:value-type="float" office:value="2.2" calcext:value-type="float">
            <text:p>2.2</text:p>
          </table:table-cell>
          <table:table-cell/>
          <table:table-cell office:value-type="string" calcext:value-type="string">
            <text:p>multiplier</text:p>
          </table:table-cell>
          <table:table-cell table:formula="of:=[.B101]*2"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ABS([.A96]-[.$B$103])" office:value-type="float" office:value="0.200000000000003" calcext:value-type="float">
            <text:p>0.200000000000003</text:p>
          </table:table-cell>
          <table:table-cell/>
          <table:table-cell office:value-type="string" calcext:value-type="string">
            <text:p>upper band</text:p>
          </table:table-cell>
          <table:table-cell table:formula="of:=[.E90]+[.E95]" office:value-type="float" office:value="103.562464454976" calcext:value-type="float">
            <text:p>103.56246445497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ABS([.A97]-[.$B$103])" office:value-type="float" office:value="1.8" calcext:value-type="float">
            <text:p>1.8</text:p>
          </table:table-cell>
          <table:table-cell/>
          <table:table-cell office:value-type="string" calcext:value-type="string">
            <text:p>lower band</text:p>
          </table:table-cell>
          <table:table-cell table:formula="of:=[.E90]-[.E95]" office:value-type="float" office:value="97.8024644549763" calcext:value-type="float">
            <text:p>97.8024644549763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ABS([.A98]-[.$B$103])" office:value-type="float" office:value="1.8" calcext:value-type="float">
            <text:p>1.8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ABS([.A99]-[.$B$103])" office:value-type="float" office:value="1.2" calcext:value-type="float">
            <text:p>1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95:.B99])" office:value-type="float" office:value="7.2" calcext:value-type="float">
            <text:p>7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s dev</text:p>
          </table:table-cell>
          <table:table-cell table:formula="of:=[.B100]/5" office:value-type="float" office:value="1.44" calcext:value-type="float">
            <text:p>1.4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entral point</text:p>
          </table:table-cell>
          <table:table-cell table:formula="of:=AVERAGE([.A95:.A99])" office:value-type="float" office:value="100.8" calcext:value-type="float">
            <text:p>100.8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6"/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string" calcext:value-type="string">
            <text:p>ma</text:p>
          </table:table-cell>
          <table:table-cell table:formula="of:=AVERAGE([.A107:.A111])" office:value-type="float" office:value="100.354" calcext:value-type="float">
            <text:p>100.354</text:p>
          </table:table-cell>
          <table:table-cell table:number-columns-repeated="4"/>
        </table:table-row>
        <table:table-row table:style-name="ro1">
          <table:table-cell office:value-type="float" office:value="100.38" calcext:value-type="float">
            <text:p>100.38</text:p>
          </table:table-cell>
          <table:table-cell office:value-type="string" calcext:value-type="string">
            <text:p>std dev</text:p>
          </table:table-cell>
          <table:table-cell table:formula="of:=COM.MICROSOFT.STDEV.P([.A107:.A111])" office:value-type="float" office:value="0.134551105532434" calcext:value-type="float">
            <text:p>0.134551105532434</text:p>
          </table:table-cell>
          <table:table-cell table:number-columns-repeated="4"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string" calcext:value-type="string">
            <text:p>multiplied</text:p>
          </table:table-cell>
          <table:table-cell table:formula="of:=[.C109]*2" office:value-type="float" office:value="0.269102211064869" calcext:value-type="float">
            <text:p>0.269102211064869</text:p>
          </table:table-cell>
          <table:table-cell table:number-columns-repeated="4"/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string" calcext:value-type="string">
            <text:p>upper band</text:p>
          </table:table-cell>
          <table:table-cell table:formula="of:=[.C108]+[.C110]" office:value-type="float" office:value="100.623102211065" calcext:value-type="float">
            <text:p>100.6231022110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er band</text:p>
          </table:table-cell>
          <table:table-cell table:formula="of:=[.C108]-[.C110]" office:value-type="float" office:value="100.084897788935" calcext:value-type="float">
            <text:p>100.084897788935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6"/>
        </table:table-row>
        <table:table-row table:style-name="ro1">
          <table:table-cell office:value-type="float" office:value="100.38" calcext:value-type="float">
            <text:p>100.38</text:p>
          </table:table-cell>
          <table:table-cell office:value-type="string" calcext:value-type="string">
            <text:p>ma</text:p>
          </table:table-cell>
          <table:table-cell table:formula="of:=AVERAGE([.A115:.A119])" office:value-type="float" office:value="100.326" calcext:value-type="float">
            <text:p>100.326</text:p>
          </table:table-cell>
          <table:table-cell table:number-columns-repeated="4"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string" calcext:value-type="string">
            <text:p>std dev</text:p>
          </table:table-cell>
          <table:table-cell table:formula="of:=COM.MICROSOFT.STDEV.P([.A115:.A119])" office:value-type="float" office:value="0.123709336753539" calcext:value-type="float">
            <text:p>0.123709336753539</text:p>
          </table:table-cell>
          <table:table-cell table:number-columns-repeated="4"/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string" calcext:value-type="string">
            <text:p>multiplied</text:p>
          </table:table-cell>
          <table:table-cell table:formula="of:=[.C117]*2" office:value-type="float" office:value="0.247418673507077" calcext:value-type="float">
            <text:p>0.247418673507077</text:p>
          </table:table-cell>
          <table:table-cell table:number-columns-repeated="4"/>
        </table:table-row>
        <table:table-row table:style-name="ro1">
          <table:table-cell office:value-type="float" office:value="100.32" calcext:value-type="float">
            <text:p>100.32</text:p>
          </table:table-cell>
          <table:table-cell office:value-type="string" calcext:value-type="string">
            <text:p>upper band</text:p>
          </table:table-cell>
          <table:table-cell table:formula="of:=[.C116]+[.C118]" office:value-type="float" office:value="100.573418673507" calcext:value-type="float">
            <text:p>100.5734186735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er band</text:p>
          </table:table-cell>
          <table:table-cell table:formula="of:=[.C116]-[.C118]" office:value-type="float" office:value="100.078581326493" calcext:value-type="float">
            <text:p>100.078581326493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6"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string" calcext:value-type="string">
            <text:p>ma</text:p>
          </table:table-cell>
          <table:table-cell table:formula="of:=AVERAGE([.A123:.A127])" office:value-type="float" office:value="100.276" calcext:value-type="float">
            <text:p>100.276</text:p>
          </table:table-cell>
          <table:table-cell table:number-columns-repeated="4"/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string" calcext:value-type="string">
            <text:p>std dev</text:p>
          </table:table-cell>
          <table:table-cell table:formula="of:=COM.MICROSOFT.STDEV.P([.A123:.A127])" office:value-type="float" office:value="0.0700285656000459" calcext:value-type="float">
            <text:p>0.0700285656000459</text:p>
          </table:table-cell>
          <table:table-cell table:number-columns-repeated="4"/>
        </table:table-row>
        <table:table-row table:style-name="ro1">
          <table:table-cell office:value-type="float" office:value="100.32" calcext:value-type="float">
            <text:p>100.32</text:p>
          </table:table-cell>
          <table:table-cell office:value-type="string" calcext:value-type="string">
            <text:p>multiplied</text:p>
          </table:table-cell>
          <table:table-cell table:formula="of:=[.C125]*2" office:value-type="float" office:value="0.140057131200092" calcext:value-type="float">
            <text:p>0.140057131200092</text:p>
          </table:table-cell>
          <table:table-cell table:number-columns-repeated="4"/>
        </table:table-row>
        <table:table-row table:style-name="ro1">
          <table:table-cell office:value-type="float" office:value="100.28" calcext:value-type="float">
            <text:p>100.28</text:p>
          </table:table-cell>
          <table:table-cell office:value-type="string" calcext:value-type="string">
            <text:p>upper band</text:p>
          </table:table-cell>
          <table:table-cell table:formula="of:=[.C124]+[.C126]" office:value-type="float" office:value="100.4160571312" calcext:value-type="float">
            <text:p>100.41605713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er band</text:p>
          </table:table-cell>
          <table:table-cell table:formula="of:=[.C124]-[.C126]" office:value-type="float" office:value="100.1359428688" calcext:value-type="float">
            <text:p>100.1359428688</text:p>
          </table:table-cell>
          <table:table-cell table:number-columns-repeated="4"/>
        </table:table-row>
      </table:table>
      <table:table table:name="single mcginly bands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cGinley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 dev</text:p>
          </table:table-cell>
          <table:table-cell table:formula="of:=COM.MICROSOFT.STDEV.P([.A2:.A6])" office:value-type="float" office:value="1.4142135623731" calcext:value-type="float">
            <text:p>1.4142135623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er</text:p>
          </table:table-cell>
          <table:table-cell table:formula="of:=[.B9]*2" office:value-type="float" office:value="2.82842712474619" calcext:value-type="float">
            <text:p>2.82842712474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per bands</text:p>
          </table:table-cell>
          <table:table-cell table:formula="of:=[.B8]+[.B10]" office:value-type="float" office:value="101.828427124746" calcext:value-type="float">
            <text:p>101.828427124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er bad</text:p>
          </table:table-cell>
          <table:table-cell table:formula="of:=[.B8]-[.B10]" office:value-type="float" office:value="96.1715728752538" calcext:value-type="float">
            <text:p>96.1715728752538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</text:p>
          </table:table-cell>
          <table:table-cell table:formula="of:=[.A19]/[.B22]" office:value-type="float" office:value="1.03030303030303" calcext:value-type="float">
            <text:p>1.03030303030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22] + ([.C24]/[.D24])" office:value-type="float" office:value="99.5324653380587" calcext:value-type="float">
            <text:p>99.5324653380587</text:p>
          </table:table-cell>
          <table:table-cell table:formula="of:=[.A19]-[.B22]" office:value-type="float" office:value="3" calcext:value-type="float">
            <text:p>3</text:p>
          </table:table-cell>
          <table:table-cell table:formula="of:=[.B21]*(POWER([.B23]; 4))" office:value-type="float" office:value="5.63416956104159" calcext:value-type="float">
            <text:p>5.63416956104159</text:p>
          </table:table-cell>
          <table:table-cell/>
        </table:table-row>
        <table:table-row table:style-name="ro1">
          <table:table-cell office:value-type="string" calcext:value-type="string">
            <text:p>std dev</text:p>
          </table:table-cell>
          <table:table-cell table:formula="of:=COM.MICROSOFT.STDEV.P([.A15:.A19])" office:value-type="float" office:value="1.35646599662505" calcext:value-type="float">
            <text:p>1.35646599662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er</text:p>
          </table:table-cell>
          <table:table-cell table:formula="of:=[.B25]*2" office:value-type="float" office:value="2.71293199325011" calcext:value-type="float">
            <text:p>2.71293199325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per bands</text:p>
          </table:table-cell>
          <table:table-cell table:formula="of:=[.B24]+[.B26]" office:value-type="float" office:value="102.245397331309" calcext:value-type="float">
            <text:p>102.245397331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er bad</text:p>
          </table:table-cell>
          <table:table-cell table:formula="of:=[.B24]-[.B26]" office:value-type="float" office:value="96.8195333448086" calcext:value-type="float">
            <text:p>96.819533344808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4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4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4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4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cGinley</text:p>
          </table:table-cell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 dev</text:p>
          </table:table-cell>
          <table:table-cell table:formula="of:=COM.MICROSOFT.STDEV.P([.A31:.A35])" office:value-type="float" office:value="0.134551105532434" calcext:value-type="float">
            <text:p>0.1345511055324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er</text:p>
          </table:table-cell>
          <table:table-cell table:formula="of:=[.B38]*2" office:value-type="float" office:value="0.269102211064869" calcext:value-type="float">
            <text:p>0.269102211064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per bands</text:p>
          </table:table-cell>
          <table:table-cell table:formula="of:=[.B37]+[.B39]" office:value-type="float" office:value="100.479102211065" calcext:value-type="float">
            <text:p>100.479102211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er bad</text:p>
          </table:table-cell>
          <table:table-cell table:formula="of:=[.B37]-[.B39]" office:value-type="float" office:value="99.9408977889351" calcext:value-type="float">
            <text:p>99.940897788935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Mean AD</text:p>
          </table:table-cell>
          <table:table-cell table:number-columns-repeated="3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ABS([.A45]-[.$C$50])" office:value-type="float" office:value="0.105999999999995" calcext:value-type="float">
            <text:p>0.105999999999995</text:p>
          </table:table-cell>
          <table:table-cell table:number-columns-repeated="3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ABS([.A46]-[.$C$50])" office:value-type="float" office:value="0.176000000000002" calcext:value-type="float">
            <text:p>0.176000000000002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formula="of:=ABS([.A47]-[.$C$50])" office:value-type="float" office:value="0.0259999999999963" calcext:value-type="float">
            <text:p>0.0259999999999963</text:p>
          </table:table-cell>
          <table:table-cell table:number-columns-repeated="3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formula="of:=ABS([.A48]-[.$C$50])" office:value-type="float" office:value="0.164000000000001" calcext:value-type="float">
            <text:p>0.164000000000001</text:p>
          </table:table-cell>
          <table:table-cell table:number-columns-repeated="3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formula="of:=ABS([.A49]-[.$C$50])" office:value-type="float" office:value="0.144000000000005" calcext:value-type="float">
            <text:p>0.144000000000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45:.B49])" office:value-type="float" office:value="0.616" calcext:value-type="float">
            <text:p>0.616</text:p>
          </table:table-cell>
          <table:table-cell table:formula="of:=AVERAGE([.A45:.A49])" office:value-type="float" office:value="100.354" calcext:value-type="float">
            <text:p>100.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 dev</text:p>
          </table:table-cell>
          <table:table-cell table:formula="of:=[.B50]/5" office:value-type="float" office:value="0.1232" calcext:value-type="float">
            <text:p>0.123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cginley</text:p>
          </table:table-cell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ed</text:p>
          </table:table-cell>
          <table:table-cell table:formula="of:=[.B51]*2" office:value-type="float" office:value="0.2464" calcext:value-type="float">
            <text:p>0.2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53]+[.B54]" office:value-type="float" office:value="100.4564" calcext:value-type="float">
            <text:p>100.4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er ba</text:p>
          </table:table-cell>
          <table:table-cell table:formula="of:=[.B53]-[.B54]" office:value-type="float" office:value="99.9636" calcext:value-type="float">
            <text:p>99.963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Median AD</text:p>
          </table:table-cell>
          <table:table-cell table:number-columns-repeated="3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ABS([.A60]-[.$B$68])" office:value-type="float" office:value="0.0799999999999983" calcext:value-type="float">
            <text:p>0.0799999999999983</text:p>
          </table:table-cell>
          <table:table-cell table:number-columns-repeated="3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ABS([.A61]-[.$B$68])" office:value-type="float" office:value="0.150000000000006" calcext:value-type="float">
            <text:p>0.150000000000006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formula="of:=ABS([.A62]-[.$B$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formula="of:=ABS([.A63]-[.$B$68])" office:value-type="float" office:value="0.189999999999998" calcext:value-type="float">
            <text:p>0.189999999999998</text:p>
          </table:table-cell>
          <table:table-cell table:number-columns-repeated="3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formula="of:=ABS([.A64]-[.$B$68])" office:value-type="float" office:value="0.170000000000002" calcext:value-type="float">
            <text:p>0.170000000000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60:.B64])" office:value-type="float" office:value="0.590000000000003" calcext:value-type="float">
            <text:p>0.590000000000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 dev</text:p>
          </table:table-cell>
          <table:table-cell table:formula="of:=[.B65]/5" office:value-type="float" office:value="0.118000000000001" calcext:value-type="float">
            <text:p>0.118000000000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A60:.A64])" office:value-type="float" office:value="100.38" calcext:value-type="float">
            <text:p>100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ginley</text:p>
          </table:table-cell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ed</text:p>
          </table:table-cell>
          <table:table-cell table:formula="of:=[.B66]*2" office:value-type="float" office:value="0.236000000000001" calcext:value-type="float">
            <text:p>0.2360000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69]+[.B70]" office:value-type="float" office:value="100.446" calcext:value-type="float">
            <text:p>100.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er ba</text:p>
          </table:table-cell>
          <table:table-cell table:formula="of:=[.B69]-[.B70]" office:value-type="float" office:value="99.974" calcext:value-type="float">
            <text:p>99.974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Mode AD</text:p>
          </table:table-cell>
          <table:table-cell table:number-columns-repeated="3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ABS([.A76]-[.$B$84])" office:value-type="float" office:value="0.459999999999994" calcext:value-type="float">
            <text:p>0.459999999999994</text:p>
          </table:table-cell>
          <table:table-cell table:number-columns-repeated="3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ABS([.A77]-[.$B$84])" office:value-type="float" office:value="0.530000000000001" calcext:value-type="float">
            <text:p>0.530000000000001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formula="of:=ABS([.A78]-[.$B$84])" office:value-type="float" office:value="0.379999999999995" calcext:value-type="float">
            <text:p>0.379999999999995</text:p>
          </table:table-cell>
          <table:table-cell table:number-columns-repeated="3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formula="of:=ABS([.A79]-[.$B$84])" office:value-type="float" office:value="0.189999999999998" calcext:value-type="float">
            <text:p>0.189999999999998</text:p>
          </table:table-cell>
          <table:table-cell table:number-columns-repeated="3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formula="of:=ABS([.A80]-[.$B$84])" office:value-type="float" office:value="0.209999999999994" calcext:value-type="float">
            <text:p>0.209999999999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76:.B80])" office:value-type="float" office:value="1.76999999999998" calcext:value-type="float">
            <text:p>1.76999999999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 dev</text:p>
          </table:table-cell>
          <table:table-cell table:formula="of:=[.B81]/5" office:value-type="float" office:value="0.353999999999996" calcext:value-type="float">
            <text:p>0.35399999999999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de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ginley</text:p>
          </table:table-cell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ed</text:p>
          </table:table-cell>
          <table:table-cell table:formula="of:=[.B82]*2" office:value-type="float" office:value="0.707999999999993" calcext:value-type="float">
            <text:p>0.707999999999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B85]+[.B86]" office:value-type="float" office:value="100.918" calcext:value-type="float">
            <text:p>100.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er ba</text:p>
          </table:table-cell>
          <table:table-cell table:formula="of:=[.B85]-[.B86]" office:value-type="float" office:value="99.502" calcext:value-type="float">
            <text:p>99.50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4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4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4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4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100.21" calcext:value-type="float">
            <text:p>10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</text:p>
          </table:table-cell>
          <table:table-cell table:formula="of:=[.A95]/[.B99]" office:value-type="float" office:value="1.00109769484083" calcext:value-type="float">
            <text:p>1.00109769484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99] + ([.C101]/[.D101])" office:value-type="float" office:value="100.231903667359" calcext:value-type="float">
            <text:p>100.231903667359</text:p>
          </table:table-cell>
          <table:table-cell table:formula="of:=[.A95]-[.B99]" office:value-type="float" office:value="0.109999999999999" calcext:value-type="float">
            <text:p>0.109999999999999</text:p>
          </table:table-cell>
          <table:table-cell table:formula="of:=[.B98]*(POWER([.B100]; 4))" office:value-type="float" office:value="5.02199007129585" calcext:value-type="float">
            <text:p>5.02199007129585</text:p>
          </table:table-cell>
          <table:table-cell/>
        </table:table-row>
        <table:table-row table:style-name="ro1">
          <table:table-cell office:value-type="string" calcext:value-type="string">
            <text:p>std dev</text:p>
          </table:table-cell>
          <table:table-cell table:formula="of:=COM.MICROSOFT.STDEV.P([.A91:.A95])" office:value-type="float" office:value="0.123709336753539" calcext:value-type="float">
            <text:p>0.123709336753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er</text:p>
          </table:table-cell>
          <table:table-cell table:formula="of:=[.B102]*2" office:value-type="float" office:value="0.247418673507077" calcext:value-type="float">
            <text:p>0.247418673507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per bands</text:p>
          </table:table-cell>
          <table:table-cell table:formula="of:=[.B101]+[.B103]" office:value-type="float" office:value="100.479322340866" calcext:value-type="float">
            <text:p>100.4793223408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er bad</text:p>
          </table:table-cell>
          <table:table-cell table:formula="of:=[.B101]-[.B103]" office:value-type="float" office:value="99.9844849938516" calcext:value-type="float">
            <text:p>99.984484993851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4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4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4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4"/>
        </table:table-row>
        <table:table-row table:style-name="ro1">
          <table:table-cell office:value-type="float" office:value="100.28" calcext:value-type="float">
            <text:p>100.28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100.231903667359" calcext:value-type="float">
            <text:p>100.231903667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</text:p>
          </table:table-cell>
          <table:table-cell table:formula="of:=[.A112]/[.B116]" office:value-type="float" office:value="1.00047985053542" calcext:value-type="float">
            <text:p>1.00047985053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116] + ([.C118]/[.D118])" office:value-type="float" office:value="100.241504492774" calcext:value-type="float">
            <text:p>100.241504492774</text:p>
          </table:table-cell>
          <table:table-cell table:formula="of:=[.A112]-[.B116]" office:value-type="float" office:value="0.0480963326409949" calcext:value-type="float">
            <text:p>0.0480963326409949</text:p>
          </table:table-cell>
          <table:table-cell table:formula="of:=[.B115]*(POWER([.B117]; 4))" office:value-type="float" office:value="5.00960392061454" calcext:value-type="float">
            <text:p>5.00960392061454</text:p>
          </table:table-cell>
          <table:table-cell/>
        </table:table-row>
        <table:table-row table:style-name="ro1">
          <table:table-cell office:value-type="string" calcext:value-type="string">
            <text:p>std dev</text:p>
          </table:table-cell>
          <table:table-cell table:formula="of:=COM.MICROSOFT.STDEV.P([.A108:.A112])" office:value-type="float" office:value="0.0700285656000459" calcext:value-type="float">
            <text:p>0.0700285656000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er</text:p>
          </table:table-cell>
          <table:table-cell table:formula="of:=[.B119]*2" office:value-type="float" office:value="0.140057131200092" calcext:value-type="float">
            <text:p>0.1400571312000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per bands</text:p>
          </table:table-cell>
          <table:table-cell table:formula="of:=[.B118]+[.B120]" office:value-type="float" office:value="100.381561623974" calcext:value-type="float">
            <text:p>100.381561623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er bad</text:p>
          </table:table-cell>
          <table:table-cell table:formula="of:=[.B118]-[.B120]" office:value-type="float" office:value="100.101447361574" calcext:value-type="float">
            <text:p>100.101447361574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4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4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4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4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riod high</text:p>
          </table:table-cell>
          <table:table-cell table:formula="of:=MAX([.A126:.A127])" office:value-type="float" office:value="100.53" calcext:value-type="float">
            <text:p>100.53</text:p>
          </table:table-cell>
          <table:table-cell table:formula="of:=MAX([.A126:.A128])" office:value-type="float" office:value="100.53" calcext:value-type="float">
            <text:p>100.53</text:p>
          </table:table-cell>
          <table:table-cell table:formula="of:=MAX([.A126:.A129])" office:value-type="float" office:value="100.53" calcext:value-type="float">
            <text:p>100.53</text:p>
          </table:table-cell>
          <table:table-cell table:formula="of:=MAX([.A126:.A130])" office:value-type="float" office:value="100.53" calcext:value-type="float">
            <text:p>100.53</text:p>
          </table:table-cell>
        </table:table-row>
        <table:table-row table:style-name="ro1">
          <table:table-cell office:value-type="string" calcext:value-type="string">
            <text:p>perc drawdown</text:p>
          </table:table-cell>
          <table:table-cell table:formula="of:=(([.A127]-[.B132])/[.B132])*100" office:value-type="float" office:value="0" calcext:value-type="float">
            <text:p>0</text:p>
          </table:table-cell>
          <table:table-cell table:formula="of:=(([.A128]-[.C132])/[.C132])*100" office:value-type="float" office:value="-0.149209191286189" calcext:value-type="float">
            <text:p>-0.149209191286189</text:p>
          </table:table-cell>
          <table:table-cell table:formula="of:=(([.A129]-[.D132])/[.D132])*100" office:value-type="float" office:value="-0.338207500248685" calcext:value-type="float">
            <text:p>-0.338207500248685</text:p>
          </table:table-cell>
          <table:table-cell table:formula="of:=(([.A130]-[.E132])/[.E132])*100" office:value-type="float" office:value="-0.318312941410532" calcext:value-type="float">
            <text:p>-0.318312941410532</text:p>
          </table:table-cell>
        </table:table-row>
        <table:table-row table:style-name="ro1">
          <table:table-cell office:value-type="string" calcext:value-type="string">
            <text:p>sq p dd</text:p>
          </table:table-cell>
          <table:table-cell table:formula="of:=[.B133]^2" office:value-type="float" office:value="0" calcext:value-type="float">
            <text:p>0</text:p>
          </table:table-cell>
          <table:table-cell table:formula="of:=[.C133]^2" office:value-type="float" office:value="0.0222633827642785" calcext:value-type="float">
            <text:p>0.0222633827642785</text:p>
          </table:table-cell>
          <table:table-cell table:formula="of:=[.D133]^2" office:value-type="float" office:value="0.114384313224465" calcext:value-type="float">
            <text:p>0.114384313224465</text:p>
          </table:table-cell>
          <table:table-cell table:formula="of:=[.E133]^2" office:value-type="float" office:value="0.101323128669425" calcext:value-type="float">
            <text:p>0.1013231286694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q avg</text:p>
          </table:table-cell>
          <table:table-cell table:formula="of:=SUM([.B134:.E134])/5" office:value-type="float" office:value="0.0475941649316335" calcext:value-type="float">
            <text:p>0.0475941649316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cer index</text:p>
          </table:table-cell>
          <table:table-cell table:formula="of:=SQRT([.B136])" office:value-type="float" office:value="0.218160869386867" calcext:value-type="float">
            <text:p>0.2181608693868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ed</text:p>
          </table:table-cell>
          <table:table-cell table:formula="of:=[.B137]*2" office:value-type="float" office:value="0.436321738773733" calcext:value-type="float">
            <text:p>0.436321738773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per band</text:p>
          </table:table-cell>
          <table:table-cell table:formula="of:=[.A130]+[.B138]" office:value-type="float" office:value="100.646321738774" calcext:value-type="float">
            <text:p>100.646321738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er ba</text:p>
          </table:table-cell>
          <table:table-cell table:formula="of:=[.A130]-[.B138]" office:value-type="float" office:value="99.7736782612263" calcext:value-type="float">
            <text:p>99.7736782612263</text:p>
          </table:table-cell>
          <table:table-cell table:number-columns-repeated="3"/>
        </table:table-row>
      </table:table>
      <table:table table:name="bulk mcginley bands" table:style-name="ta1">
        <table:table-column table:style-name="co1" table:number-columns-repeated="4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cGinley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ev</text:p>
          </table:table-cell>
          <table:table-cell table:formula="of:=COM.MICROSOFT.STDEV.P([.A1:.A5])" office:value-type="float" office:value="1.4142135623731" calcext:value-type="float">
            <text:p>1.4142135623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plier</text:p>
          </table:table-cell>
          <table:table-cell table:formula="of:=[.B8]*2" office:value-type="float" office:value="2.82842712474619" calcext:value-type="float">
            <text:p>2.82842712474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bands</text:p>
          </table:table-cell>
          <table:table-cell table:formula="of:=[.B7]+[.B9]" office:value-type="float" office:value="101.828427124746" calcext:value-type="float">
            <text:p>101.828427124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bad</text:p>
          </table:table-cell>
          <table:table-cell table:formula="of:=[.B7]-[.B9]" office:value-type="float" office:value="96.1715728752538" calcext:value-type="float">
            <text:p>96.1715728752538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18]/[.B2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21] + ([.C23]/[.D23])" office:value-type="float" office:value="99" calcext:value-type="float">
            <text:p>99</text:p>
          </table:table-cell>
          <table:table-cell table:formula="of:=[.A18]-[.B21]" office:value-type="float" office:value="0" calcext:value-type="float">
            <text:p>0</text:p>
          </table:table-cell>
          <table:table-cell table:formula="of:=[.B20]*(POWER([.B22]; 4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formula="of:=COM.MICROSOFT.STDEV.P([.A14:.A18])" office:value-type="float" office:value="1.6" calcext:value-type="float">
            <text:p>1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plier</text:p>
          </table:table-cell>
          <table:table-cell table:formula="of:=[.B24]*2"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bands</text:p>
          </table:table-cell>
          <table:table-cell table:formula="of:=[.B23]+[.B25]" office:value-type="float" office:value="102.2" calcext:value-type="float">
            <text:p>10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bad</text:p>
          </table:table-cell>
          <table:table-cell table:formula="of:=[.B23]-[.B25]" office:value-type="float" office:value="95.8" calcext:value-type="float">
            <text:p>95.8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A34]/[.B37]" office:value-type="float" office:value="1.03030303030303" calcext:value-type="float">
            <text:p>1.03030303030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37] + ([.C39]/[.D39])" office:value-type="float" office:value="99.5324653380587" calcext:value-type="float">
            <text:p>99.5324653380587</text:p>
          </table:table-cell>
          <table:table-cell table:formula="of:=[.A34]-[.B37]" office:value-type="float" office:value="3" calcext:value-type="float">
            <text:p>3</text:p>
          </table:table-cell>
          <table:table-cell table:formula="of:=[.B36]*(POWER([.B38]; 4))" office:value-type="float" office:value="5.63416956104159" calcext:value-type="float">
            <text:p>5.63416956104159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formula="of:=COM.MICROSOFT.STDEV.P([.A30:.A34])" office:value-type="float" office:value="1.6" calcext:value-type="float">
            <text:p>1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plier</text:p>
          </table:table-cell>
          <table:table-cell table:formula="of:=[.B40]*2"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bands</text:p>
          </table:table-cell>
          <table:table-cell table:formula="of:=[.B39]+[.B41]" office:value-type="float" office:value="102.732465338059" calcext:value-type="float">
            <text:p>102.732465338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bad</text:p>
          </table:table-cell>
          <table:table-cell table:formula="of:=[.B39]-[.B41]" office:value-type="float" office:value="96.3324653380587" calcext:value-type="float">
            <text:p>96.3324653380587</text:p>
          </table:table-cell>
          <table:table-cell table:number-columns-repeated="2"/>
        </table:table-row>
      </table:table>
      <table:table table:name="single icloud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version perio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 period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b period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conversion line</text:p>
          </table:table-cell>
          <table:table-cell table:formula="of:=([.C23]+[.D23])/2" office:value-type="float" office:value="102" calcext:value-type="float">
            <text:p>102</text:p>
          </table:table-cell>
          <table:table-cell table:formula="of:=MAX([.A12:.A16])" office:value-type="float" office:value="111" calcext:value-type="float">
            <text:p>111</text:p>
          </table:table-cell>
          <table:table-cell table:formula="of:=MIN([.B12:.B16]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base line</text:p>
          </table:table-cell>
          <table:table-cell table:formula="of:=([.C24]+[.D24])/2" office:value-type="float" office:value="102.5" calcext:value-type="float">
            <text:p>102.5</text:p>
          </table:table-cell>
          <table:table-cell table:formula="of:=MAX([.A7:.A16])" office:value-type="float" office:value="112" calcext:value-type="float">
            <text:p>112</text:p>
          </table:table-cell>
          <table:table-cell table:formula="of:=MIN([.B7:.B16]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pan a</text:p>
          </table:table-cell>
          <table:table-cell table:formula="of:=([.B23]+[.B24]) / 2" office:value-type="float" office:value="102.25" calcext:value-type="float">
            <text:p>102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b</text:p>
          </table:table-cell>
          <table:table-cell table:formula="of:=([.C26]+[.D26])/2" office:value-type="float" office:value="102.5" calcext:value-type="float">
            <text:p>102.5</text:p>
          </table:table-cell>
          <table:table-cell table:formula="of:=MAX([.A2:.A16])" office:value-type="float" office:value="112" calcext:value-type="float">
            <text:p>112</text:p>
          </table:table-cell>
          <table:table-cell table:formula="of:=MIN([.B2:.B16])" office:value-type="float" office:value="93" calcext:value-type="float">
            <text:p>93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/>
        </table:table-row>
        <table:table-row table:style-name="ro1">
          <table:table-cell office:value-type="float" office:value="101.26" calcext:value-type="float">
            <text:p>101.26</text:p>
          </table:table-cell>
          <table:table-cell office:value-type="float" office:value="100.08" calcext:value-type="float">
            <text:p>100.08</text:p>
          </table:table-cell>
          <table:table-cell office:value-type="float" office:value="100.46" calcext:value-type="float">
            <text:p>100.46</text:p>
          </table:table-cell>
          <table:table-cell/>
        </table:table-row>
        <table:table-row table:style-name="ro1">
          <table:table-cell office:value-type="float" office:value="102.57" calcext:value-type="float">
            <text:p>102.57</text:p>
          </table:table-cell>
          <table:table-cell office:value-type="float" office:value="98.75" calcext:value-type="float">
            <text:p>98.75</text:p>
          </table:table-cell>
          <table:table-cell office:value-type="float" office:value="100.53" calcext:value-type="float">
            <text:p>100.53</text:p>
          </table:table-cell>
          <table:table-cell/>
        </table:table-row>
        <table:table-row table:style-name="ro1">
          <table:table-cell office:value-type="float" office:value="102.32" calcext:value-type="float">
            <text:p>102.32</text:p>
          </table:table-cell>
          <table:table-cell office:value-type="float" office:value="100.14" calcext:value-type="float">
            <text:p>100.14</text:p>
          </table:table-cell>
          <table:table-cell office:value-type="float" office:value="100.38" calcext:value-type="float">
            <text:p>100.38</text:p>
          </table:table-cell>
          <table:table-cell/>
        </table:table-row>
        <table:table-row table:style-name="ro1">
          <table:table-cell office:value-type="float" office:value="100.69" calcext:value-type="float">
            <text:p>100.69</text:p>
          </table:table-cell>
          <table:table-cell office:value-type="float" office:value="98.98" calcext:value-type="float">
            <text:p>98.98</text:p>
          </table:table-cell>
          <table:table-cell office:value-type="float" office:value="100.19" calcext:value-type="float">
            <text:p>100.19</text:p>
          </table:table-cell>
          <table:table-cell/>
        </table:table-row>
        <table:table-row table:style-name="ro1">
          <table:table-cell office:value-type="float" office:value="100.83" calcext:value-type="float">
            <text:p>100.83</text:p>
          </table:table-cell>
          <table:table-cell office:value-type="float" office:value="99.07" calcext:value-type="float">
            <text:p>99.07</text:p>
          </table:table-cell>
          <table:table-cell office:value-type="float" office:value="100.21" calcext:value-type="float">
            <text:p>100.21</text:p>
          </table:table-cell>
          <table:table-cell/>
        </table:table-row>
        <table:table-row table:style-name="ro1">
          <table:table-cell office:value-type="float" office:value="101.73" calcext:value-type="float">
            <text:p>101.73</text:p>
          </table:table-cell>
          <table:table-cell office:value-type="float" office:value="100.1" calcext:value-type="float">
            <text:p>100.1</text:p>
          </table:table-cell>
          <table:table-cell office:value-type="float" office:value="100.32" calcext:value-type="float">
            <text:p>100.32</text:p>
          </table:table-cell>
          <table:table-cell/>
        </table:table-row>
        <table:table-row table:style-name="ro1">
          <table:table-cell office:value-type="float" office:value="102.01" calcext:value-type="float">
            <text:p>102.01</text:p>
          </table:table-cell>
          <table:table-cell office:value-type="float" office:value="99.96" calcext:value-type="float">
            <text:p>99.96</text:p>
          </table:table-cell>
          <table:table-cell office:value-type="float" office:value="100.28" calcext:value-type="float">
            <text:p>100.2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version perio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 perio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b period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conversion line</text:p>
          </table:table-cell>
          <table:table-cell table:formula="of:=([.C44]+[.D44])/2" office:value-type="float" office:value="100.54" calcext:value-type="float">
            <text:p>100.54</text:p>
          </table:table-cell>
          <table:table-cell table:formula="of:=MAX([.A35:.A37])" office:value-type="float" office:value="102.01" calcext:value-type="float">
            <text:p>102.01</text:p>
          </table:table-cell>
          <table:table-cell table:formula="of:=MIN([.B35:.B37])" office:value-type="float" office:value="99.07" calcext:value-type="float">
            <text:p>99.07</text:p>
          </table:table-cell>
        </table:table-row>
        <table:table-row table:style-name="ro1">
          <table:table-cell office:value-type="string" calcext:value-type="string">
            <text:p>base line</text:p>
          </table:table-cell>
          <table:table-cell table:formula="of:=([.C45]+[.D45])/2" office:value-type="float" office:value="100.65" calcext:value-type="float">
            <text:p>100.65</text:p>
          </table:table-cell>
          <table:table-cell table:formula="of:=MAX([.A33:.A37])" office:value-type="float" office:value="102.32" calcext:value-type="float">
            <text:p>102.32</text:p>
          </table:table-cell>
          <table:table-cell table:formula="of:=MIN([.B33:.B37])" office:value-type="float" office:value="98.98" calcext:value-type="float">
            <text:p>98.98</text:p>
          </table:table-cell>
        </table:table-row>
        <table:table-row table:style-name="ro1">
          <table:table-cell office:value-type="string" calcext:value-type="string">
            <text:p>span a</text:p>
          </table:table-cell>
          <table:table-cell table:formula="of:=([.B44]+[.B45]) / 2" office:value-type="float" office:value="100.595" calcext:value-type="float">
            <text:p>100.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b</text:p>
          </table:table-cell>
          <table:table-cell table:formula="of:=([.C47]+[.D47])/2" office:value-type="float" office:value="100.66" calcext:value-type="float">
            <text:p>100.66</text:p>
          </table:table-cell>
          <table:table-cell table:formula="of:=MAX([.A31:.A37])" office:value-type="float" office:value="102.57" calcext:value-type="float">
            <text:p>102.57</text:p>
          </table:table-cell>
          <table:table-cell table:formula="of:=MIN([.B31:.B37])" office:value-type="float" office:value="98.75" calcext:value-type="float">
            <text:p>98.75</text:p>
          </table:table-cell>
        </table:table-row>
      </table:table>
      <table:table table:name="bulk icloud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version perio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 period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b period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conversion line</text:p>
          </table:table-cell>
          <table:table-cell table:formula="of:=([.C23]+[.D23])/2" office:value-type="float" office:value="102" calcext:value-type="float">
            <text:p>102</text:p>
          </table:table-cell>
          <table:table-cell table:formula="of:=MAX([.A12:.A16])" office:value-type="float" office:value="111" calcext:value-type="float">
            <text:p>111</text:p>
          </table:table-cell>
          <table:table-cell table:formula="of:=MIN([.B12:.B16]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base line</text:p>
          </table:table-cell>
          <table:table-cell table:formula="of:=([.C24]+[.D24])/2" office:value-type="float" office:value="102.5" calcext:value-type="float">
            <text:p>102.5</text:p>
          </table:table-cell>
          <table:table-cell table:formula="of:=MAX([.A7:.A16])" office:value-type="float" office:value="112" calcext:value-type="float">
            <text:p>112</text:p>
          </table:table-cell>
          <table:table-cell table:formula="of:=MIN([.B7:.B16]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pan a</text:p>
          </table:table-cell>
          <table:table-cell table:formula="of:=([.B23]+[.B24]) / 2" office:value-type="float" office:value="102.25" calcext:value-type="float">
            <text:p>102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b</text:p>
          </table:table-cell>
          <table:table-cell table:formula="of:=([.C26]+[.D26])/2" office:value-type="float" office:value="102.5" calcext:value-type="float">
            <text:p>102.5</text:p>
          </table:table-cell>
          <table:table-cell table:formula="of:=MAX([.A2:.A16])" office:value-type="float" office:value="112" calcext:value-type="float">
            <text:p>112</text:p>
          </table:table-cell>
          <table:table-cell table:formula="of:=MIN([.B2:.B16])" office:value-type="float" office:value="93" calcext:value-type="float">
            <text:p>9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version perio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 period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b period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conversion line</text:p>
          </table:table-cell>
          <table:table-cell table:formula="of:=([.C51]+[.D51])/2" office:value-type="float" office:value="98.5" calcext:value-type="float">
            <text:p>98.5</text:p>
          </table:table-cell>
          <table:table-cell table:formula="of:=MAX([.A40:.A44])" office:value-type="float" office:value="106" calcext:value-type="float">
            <text:p>106</text:p>
          </table:table-cell>
          <table:table-cell table:formula="of:=MIN([.B40:.B44]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base line</text:p>
          </table:table-cell>
          <table:table-cell table:formula="of:=([.C52]+[.D52])/2" office:value-type="float" office:value="101.5" calcext:value-type="float">
            <text:p>101.5</text:p>
          </table:table-cell>
          <table:table-cell table:formula="of:=MAX([.A35:.A44])" office:value-type="float" office:value="112" calcext:value-type="float">
            <text:p>112</text:p>
          </table:table-cell>
          <table:table-cell table:formula="of:=MIN([.B35:.B44]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pan a</text:p>
          </table:table-cell>
          <table:table-cell table:formula="of:=([.B51]+[.B52]) / 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b</text:p>
          </table:table-cell>
          <table:table-cell table:formula="of:=([.C54]+[.D54])/2" office:value-type="float" office:value="101.5" calcext:value-type="float">
            <text:p>101.5</text:p>
          </table:table-cell>
          <table:table-cell table:formula="of:=MAX([.A30:.A44])" office:value-type="float" office:value="112" calcext:value-type="float">
            <text:p>112</text:p>
          </table:table-cell>
          <table:table-cell table:formula="of:=MIN([.B30:.B44])" office:value-type="float" office:value="91" calcext:value-type="float">
            <text:p>9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version perio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 period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b period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conversion line</text:p>
          </table:table-cell>
          <table:table-cell table:formula="of:=([.C79]+[.D79])/2" office:value-type="float" office:value="97.5" calcext:value-type="float">
            <text:p>97.5</text:p>
          </table:table-cell>
          <table:table-cell table:formula="of:=MAX([.A68:.A72])" office:value-type="float" office:value="106" calcext:value-type="float">
            <text:p>106</text:p>
          </table:table-cell>
          <table:table-cell table:formula="of:=MIN([.B68:.B72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base line</text:p>
          </table:table-cell>
          <table:table-cell table:formula="of:=([.C80]+[.D80])/2" office:value-type="float" office:value="100.5" calcext:value-type="float">
            <text:p>100.5</text:p>
          </table:table-cell>
          <table:table-cell table:formula="of:=MAX([.A63:.A72])" office:value-type="float" office:value="112" calcext:value-type="float">
            <text:p>112</text:p>
          </table:table-cell>
          <table:table-cell table:formula="of:=MIN([.B63:.B72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pan a</text:p>
          </table:table-cell>
          <table:table-cell table:formula="of:=([.B79]+[.B80]) / 2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b</text:p>
          </table:table-cell>
          <table:table-cell table:formula="of:=([.C82]+[.D82])/2" office:value-type="float" office:value="100.5" calcext:value-type="float">
            <text:p>100.5</text:p>
          </table:table-cell>
          <table:table-cell table:formula="of:=MAX([.A58:.A72])" office:value-type="float" office:value="112" calcext:value-type="float">
            <text:p>112</text:p>
          </table:table-cell>
          <table:table-cell table:formula="of:=MIN([.B58:.B72])" office:value-type="float" office:value="89" calcext:value-type="float">
            <text:p>8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/>
        </table:table-row>
        <table:table-row table:style-name="ro1">
          <table:table-cell office:value-type="float" office:value="101.26" calcext:value-type="float">
            <text:p>101.26</text:p>
          </table:table-cell>
          <table:table-cell office:value-type="float" office:value="100.08" calcext:value-type="float">
            <text:p>100.08</text:p>
          </table:table-cell>
          <table:table-cell office:value-type="float" office:value="100.46" calcext:value-type="float">
            <text:p>100.46</text:p>
          </table:table-cell>
          <table:table-cell/>
        </table:table-row>
        <table:table-row table:style-name="ro1">
          <table:table-cell office:value-type="float" office:value="102.57" calcext:value-type="float">
            <text:p>102.57</text:p>
          </table:table-cell>
          <table:table-cell office:value-type="float" office:value="98.75" calcext:value-type="float">
            <text:p>98.75</text:p>
          </table:table-cell>
          <table:table-cell office:value-type="float" office:value="100.53" calcext:value-type="float">
            <text:p>100.53</text:p>
          </table:table-cell>
          <table:table-cell/>
        </table:table-row>
        <table:table-row table:style-name="ro1">
          <table:table-cell office:value-type="float" office:value="102.32" calcext:value-type="float">
            <text:p>102.32</text:p>
          </table:table-cell>
          <table:table-cell office:value-type="float" office:value="100.14" calcext:value-type="float">
            <text:p>100.14</text:p>
          </table:table-cell>
          <table:table-cell office:value-type="float" office:value="100.38" calcext:value-type="float">
            <text:p>100.38</text:p>
          </table:table-cell>
          <table:table-cell/>
        </table:table-row>
        <table:table-row table:style-name="ro1">
          <table:table-cell office:value-type="float" office:value="100.69" calcext:value-type="float">
            <text:p>100.69</text:p>
          </table:table-cell>
          <table:table-cell office:value-type="float" office:value="98.98" calcext:value-type="float">
            <text:p>98.98</text:p>
          </table:table-cell>
          <table:table-cell office:value-type="float" office:value="100.19" calcext:value-type="float">
            <text:p>100.19</text:p>
          </table:table-cell>
          <table:table-cell/>
        </table:table-row>
        <table:table-row table:style-name="ro1">
          <table:table-cell office:value-type="float" office:value="100.83" calcext:value-type="float">
            <text:p>100.83</text:p>
          </table:table-cell>
          <table:table-cell office:value-type="float" office:value="99.07" calcext:value-type="float">
            <text:p>99.07</text:p>
          </table:table-cell>
          <table:table-cell office:value-type="float" office:value="100.21" calcext:value-type="float">
            <text:p>100.21</text:p>
          </table:table-cell>
          <table:table-cell/>
        </table:table-row>
        <table:table-row table:style-name="ro1">
          <table:table-cell office:value-type="float" office:value="101.73" calcext:value-type="float">
            <text:p>101.73</text:p>
          </table:table-cell>
          <table:table-cell office:value-type="float" office:value="100.1" calcext:value-type="float">
            <text:p>100.1</text:p>
          </table:table-cell>
          <table:table-cell office:value-type="float" office:value="100.32" calcext:value-type="float">
            <text:p>100.32</text:p>
          </table:table-cell>
          <table:table-cell/>
        </table:table-row>
        <table:table-row table:style-name="ro1">
          <table:table-cell office:value-type="float" office:value="102.01" calcext:value-type="float">
            <text:p>102.01</text:p>
          </table:table-cell>
          <table:table-cell office:value-type="float" office:value="99.96" calcext:value-type="float">
            <text:p>99.96</text:p>
          </table:table-cell>
          <table:table-cell office:value-type="float" office:value="100.28" calcext:value-type="float">
            <text:p>100.2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version perio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 perio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b period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conversion line</text:p>
          </table:table-cell>
          <table:table-cell table:formula="of:=([.C99]+[.D99])/2" office:value-type="float" office:value="100.54" calcext:value-type="float">
            <text:p>100.54</text:p>
          </table:table-cell>
          <table:table-cell table:formula="of:=MAX([.A90:.A92])" office:value-type="float" office:value="102.01" calcext:value-type="float">
            <text:p>102.01</text:p>
          </table:table-cell>
          <table:table-cell table:formula="of:=MIN([.B90:.B92])" office:value-type="float" office:value="99.07" calcext:value-type="float">
            <text:p>99.07</text:p>
          </table:table-cell>
        </table:table-row>
        <table:table-row table:style-name="ro1">
          <table:table-cell office:value-type="string" calcext:value-type="string">
            <text:p>base line</text:p>
          </table:table-cell>
          <table:table-cell table:formula="of:=([.C100]+[.D100])/2" office:value-type="float" office:value="100.65" calcext:value-type="float">
            <text:p>100.65</text:p>
          </table:table-cell>
          <table:table-cell table:formula="of:=MAX([.A88:.A92])" office:value-type="float" office:value="102.32" calcext:value-type="float">
            <text:p>102.32</text:p>
          </table:table-cell>
          <table:table-cell table:formula="of:=MIN([.B88:.B92])" office:value-type="float" office:value="98.98" calcext:value-type="float">
            <text:p>98.98</text:p>
          </table:table-cell>
        </table:table-row>
        <table:table-row table:style-name="ro1">
          <table:table-cell office:value-type="string" calcext:value-type="string">
            <text:p>span a</text:p>
          </table:table-cell>
          <table:table-cell table:formula="of:=([.B99]+[.B100]) / 2" office:value-type="float" office:value="100.595" calcext:value-type="float">
            <text:p>100.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b</text:p>
          </table:table-cell>
          <table:table-cell table:formula="of:=([.C102]+[.D102])/2" office:value-type="float" office:value="100.66" calcext:value-type="float">
            <text:p>100.66</text:p>
          </table:table-cell>
          <table:table-cell table:formula="of:=MAX([.A86:.A92])" office:value-type="float" office:value="102.57" calcext:value-type="float">
            <text:p>102.57</text:p>
          </table:table-cell>
          <table:table-cell table:formula="of:=MIN([.B86:.B92])" office:value-type="float" office:value="98.75" calcext:value-type="float">
            <text:p>98.7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/>
        </table:table-row>
        <table:table-row table:style-name="ro1">
          <table:table-cell office:value-type="float" office:value="102.57" calcext:value-type="float">
            <text:p>102.57</text:p>
          </table:table-cell>
          <table:table-cell office:value-type="float" office:value="98.75" calcext:value-type="float">
            <text:p>98.75</text:p>
          </table:table-cell>
          <table:table-cell office:value-type="float" office:value="100.53" calcext:value-type="float">
            <text:p>100.53</text:p>
          </table:table-cell>
          <table:table-cell/>
        </table:table-row>
        <table:table-row table:style-name="ro1">
          <table:table-cell office:value-type="float" office:value="102.32" calcext:value-type="float">
            <text:p>102.32</text:p>
          </table:table-cell>
          <table:table-cell office:value-type="float" office:value="100.14" calcext:value-type="float">
            <text:p>100.14</text:p>
          </table:table-cell>
          <table:table-cell office:value-type="float" office:value="100.38" calcext:value-type="float">
            <text:p>100.38</text:p>
          </table:table-cell>
          <table:table-cell/>
        </table:table-row>
        <table:table-row table:style-name="ro1">
          <table:table-cell office:value-type="float" office:value="100.69" calcext:value-type="float">
            <text:p>100.69</text:p>
          </table:table-cell>
          <table:table-cell office:value-type="float" office:value="98.98" calcext:value-type="float">
            <text:p>98.98</text:p>
          </table:table-cell>
          <table:table-cell office:value-type="float" office:value="100.19" calcext:value-type="float">
            <text:p>100.19</text:p>
          </table:table-cell>
          <table:table-cell/>
        </table:table-row>
        <table:table-row table:style-name="ro1">
          <table:table-cell office:value-type="float" office:value="100.83" calcext:value-type="float">
            <text:p>100.83</text:p>
          </table:table-cell>
          <table:table-cell office:value-type="float" office:value="99.07" calcext:value-type="float">
            <text:p>99.07</text:p>
          </table:table-cell>
          <table:table-cell office:value-type="float" office:value="100.21" calcext:value-type="float">
            <text:p>100.21</text:p>
          </table:table-cell>
          <table:table-cell/>
        </table:table-row>
        <table:table-row table:style-name="ro1">
          <table:table-cell office:value-type="float" office:value="101.73" calcext:value-type="float">
            <text:p>101.73</text:p>
          </table:table-cell>
          <table:table-cell office:value-type="float" office:value="100.1" calcext:value-type="float">
            <text:p>100.1</text:p>
          </table:table-cell>
          <table:table-cell office:value-type="float" office:value="100.32" calcext:value-type="float">
            <text:p>100.32</text:p>
          </table:table-cell>
          <table:table-cell/>
        </table:table-row>
        <table:table-row table:style-name="ro1">
          <table:table-cell office:value-type="float" office:value="102.01" calcext:value-type="float">
            <text:p>102.01</text:p>
          </table:table-cell>
          <table:table-cell office:value-type="float" office:value="99.96" calcext:value-type="float">
            <text:p>99.96</text:p>
          </table:table-cell>
          <table:table-cell office:value-type="float" office:value="100.28" calcext:value-type="float">
            <text:p>100.28</text:p>
          </table:table-cell>
          <table:table-cell/>
        </table:table-row>
        <table:table-row table:style-name="ro1">
          <table:table-cell office:value-type="float" office:value="101.11" calcext:value-type="float">
            <text:p>101.11</text:p>
          </table:table-cell>
          <table:table-cell office:value-type="float" office:value="100.21" calcext:value-type="float">
            <text:p>100.21</text:p>
          </table:table-cell>
          <table:table-cell office:value-type="float" office:value="100.49" calcext:value-type="float">
            <text:p>100.4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version perio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 perio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b period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conversion line</text:p>
          </table:table-cell>
          <table:table-cell table:formula="of:=([.C119]+[.D119])/2" office:value-type="float" office:value="100.985" calcext:value-type="float">
            <text:p>100.985</text:p>
          </table:table-cell>
          <table:table-cell table:formula="of:=MAX([.A110:.A112])" office:value-type="float" office:value="102.01" calcext:value-type="float">
            <text:p>102.01</text:p>
          </table:table-cell>
          <table:table-cell table:formula="of:=MIN([.B110:.B112])" office:value-type="float" office:value="99.96" calcext:value-type="float">
            <text:p>99.96</text:p>
          </table:table-cell>
        </table:table-row>
        <table:table-row table:style-name="ro1">
          <table:table-cell office:value-type="string" calcext:value-type="string">
            <text:p>base line</text:p>
          </table:table-cell>
          <table:table-cell table:formula="of:=([.C120]+[.D120])/2" office:value-type="float" office:value="100.495" calcext:value-type="float">
            <text:p>100.495</text:p>
          </table:table-cell>
          <table:table-cell table:formula="of:=MAX([.A108:.A112])" office:value-type="float" office:value="102.01" calcext:value-type="float">
            <text:p>102.01</text:p>
          </table:table-cell>
          <table:table-cell table:formula="of:=MIN([.B108:.B112])" office:value-type="float" office:value="98.98" calcext:value-type="float">
            <text:p>98.98</text:p>
          </table:table-cell>
        </table:table-row>
        <table:table-row table:style-name="ro1">
          <table:table-cell office:value-type="string" calcext:value-type="string">
            <text:p>span a</text:p>
          </table:table-cell>
          <table:table-cell table:formula="of:=([.B119]+[.B120]) / 2" office:value-type="float" office:value="100.74" calcext:value-type="float">
            <text:p>10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b</text:p>
          </table:table-cell>
          <table:table-cell table:formula="of:=([.C122]+[.D122])/2" office:value-type="float" office:value="100.66" calcext:value-type="float">
            <text:p>100.66</text:p>
          </table:table-cell>
          <table:table-cell table:formula="of:=MAX([.A106:.A112])" office:value-type="float" office:value="102.57" calcext:value-type="float">
            <text:p>102.57</text:p>
          </table:table-cell>
          <table:table-cell table:formula="of:=MIN([.B106:.B112])" office:value-type="float" office:value="98.75" calcext:value-type="float">
            <text:p>98.7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/>
        </table:table-row>
        <table:table-row table:style-name="ro1">
          <table:table-cell office:value-type="float" office:value="102.32" calcext:value-type="float">
            <text:p>102.32</text:p>
          </table:table-cell>
          <table:table-cell office:value-type="float" office:value="100.14" calcext:value-type="float">
            <text:p>100.14</text:p>
          </table:table-cell>
          <table:table-cell office:value-type="float" office:value="100.38" calcext:value-type="float">
            <text:p>100.38</text:p>
          </table:table-cell>
          <table:table-cell/>
        </table:table-row>
        <table:table-row table:style-name="ro1">
          <table:table-cell office:value-type="float" office:value="100.69" calcext:value-type="float">
            <text:p>100.69</text:p>
          </table:table-cell>
          <table:table-cell office:value-type="float" office:value="98.98" calcext:value-type="float">
            <text:p>98.98</text:p>
          </table:table-cell>
          <table:table-cell office:value-type="float" office:value="100.19" calcext:value-type="float">
            <text:p>100.19</text:p>
          </table:table-cell>
          <table:table-cell/>
        </table:table-row>
        <table:table-row table:style-name="ro1">
          <table:table-cell office:value-type="float" office:value="100.83" calcext:value-type="float">
            <text:p>100.83</text:p>
          </table:table-cell>
          <table:table-cell office:value-type="float" office:value="99.07" calcext:value-type="float">
            <text:p>99.07</text:p>
          </table:table-cell>
          <table:table-cell office:value-type="float" office:value="100.21" calcext:value-type="float">
            <text:p>100.21</text:p>
          </table:table-cell>
          <table:table-cell/>
        </table:table-row>
        <table:table-row table:style-name="ro1">
          <table:table-cell office:value-type="float" office:value="101.73" calcext:value-type="float">
            <text:p>101.73</text:p>
          </table:table-cell>
          <table:table-cell office:value-type="float" office:value="100.1" calcext:value-type="float">
            <text:p>100.1</text:p>
          </table:table-cell>
          <table:table-cell office:value-type="float" office:value="100.32" calcext:value-type="float">
            <text:p>100.32</text:p>
          </table:table-cell>
          <table:table-cell/>
        </table:table-row>
        <table:table-row table:style-name="ro1">
          <table:table-cell office:value-type="float" office:value="102.01" calcext:value-type="float">
            <text:p>102.01</text:p>
          </table:table-cell>
          <table:table-cell office:value-type="float" office:value="99.96" calcext:value-type="float">
            <text:p>99.96</text:p>
          </table:table-cell>
          <table:table-cell office:value-type="float" office:value="100.28" calcext:value-type="float">
            <text:p>100.28</text:p>
          </table:table-cell>
          <table:table-cell/>
        </table:table-row>
        <table:table-row table:style-name="ro1">
          <table:table-cell office:value-type="float" office:value="101.11" calcext:value-type="float">
            <text:p>101.11</text:p>
          </table:table-cell>
          <table:table-cell office:value-type="float" office:value="100.21" calcext:value-type="float">
            <text:p>100.21</text:p>
          </table:table-cell>
          <table:table-cell office:value-type="float" office:value="100.49" calcext:value-type="float">
            <text:p>100.49</text:p>
          </table:table-cell>
          <table:table-cell/>
        </table:table-row>
        <table:table-row table:style-name="ro1">
          <table:table-cell office:value-type="float" office:value="100.75" calcext:value-type="float">
            <text:p>100.75</text:p>
          </table:table-cell>
          <table:table-cell office:value-type="float" office:value="100.48" calcext:value-type="float">
            <text:p>100.48</text:p>
          </table:table-cell>
          <table:table-cell office:value-type="float" office:value="100.52" calcext:value-type="float">
            <text:p>100.5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version perio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 perio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b period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conversion line</text:p>
          </table:table-cell>
          <table:table-cell table:formula="of:=([.C139]+[.D139])/2" office:value-type="float" office:value="100.985" calcext:value-type="float">
            <text:p>100.985</text:p>
          </table:table-cell>
          <table:table-cell table:formula="of:=MAX([.A130:.A132])" office:value-type="float" office:value="102.01" calcext:value-type="float">
            <text:p>102.01</text:p>
          </table:table-cell>
          <table:table-cell table:formula="of:=MIN([.B130:.B132])" office:value-type="float" office:value="99.96" calcext:value-type="float">
            <text:p>99.96</text:p>
          </table:table-cell>
        </table:table-row>
        <table:table-row table:style-name="ro1">
          <table:table-cell office:value-type="string" calcext:value-type="string">
            <text:p>base line</text:p>
          </table:table-cell>
          <table:table-cell table:formula="of:=([.C140]+[.D140])/2" office:value-type="float" office:value="100.54" calcext:value-type="float">
            <text:p>100.54</text:p>
          </table:table-cell>
          <table:table-cell table:formula="of:=MAX([.A128:.A132])" office:value-type="float" office:value="102.01" calcext:value-type="float">
            <text:p>102.01</text:p>
          </table:table-cell>
          <table:table-cell table:formula="of:=MIN([.B128:.B132])" office:value-type="float" office:value="99.07" calcext:value-type="float">
            <text:p>99.07</text:p>
          </table:table-cell>
        </table:table-row>
        <table:table-row table:style-name="ro1">
          <table:table-cell office:value-type="string" calcext:value-type="string">
            <text:p>span a</text:p>
          </table:table-cell>
          <table:table-cell table:formula="of:=([.B139]+[.B140]) / 2" office:value-type="float" office:value="100.7625" calcext:value-type="float">
            <text:p>100.7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 b</text:p>
          </table:table-cell>
          <table:table-cell table:formula="of:=([.C142]+[.D142])/2" office:value-type="float" office:value="100.65" calcext:value-type="float">
            <text:p>100.65</text:p>
          </table:table-cell>
          <table:table-cell table:formula="of:=MAX([.A126:.A132])" office:value-type="float" office:value="102.32" calcext:value-type="float">
            <text:p>102.32</text:p>
          </table:table-cell>
          <table:table-cell table:formula="of:=MIN([.B126:.B132])" office:value-type="float" office:value="98.98" calcext:value-type="float">
            <text:p>98.98</text:p>
          </table:table-cell>
        </table:table-row>
      </table:table>
      <table:table table:name="single ulcer index" table:style-name="ta1">
        <table:table-column table:style-name="co1" table:number-columns-repeated="5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riod high</text:p>
          </table:table-cell>
          <table:table-cell table:formula="of:=MAX([.A1:.A2])" office:value-type="float" office:value="102" calcext:value-type="float">
            <text:p>102</text:p>
          </table:table-cell>
          <table:table-cell table:formula="of:=MAX([.A1:.A3])" office:value-type="float" office:value="103" calcext:value-type="float">
            <text:p>103</text:p>
          </table:table-cell>
          <table:table-cell table:formula="of:=MAX([.A1:.A4])" office:value-type="float" office:value="103" calcext:value-type="float">
            <text:p>103</text:p>
          </table:table-cell>
          <table:table-cell table:formula="of:=MAX([.A1:.A5]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perc drawdown</text:p>
          </table:table-cell>
          <table:table-cell table:formula="of:=(([.A2]-[.B7])/[.B7])*100" office:value-type="float" office:value="0" calcext:value-type="float">
            <text:p>0</text:p>
          </table:table-cell>
          <table:table-cell table:formula="of:=(([.A3]-[.C7])/[.C7])*100" office:value-type="float" office:value="0" calcext:value-type="float">
            <text:p>0</text:p>
          </table:table-cell>
          <table:table-cell table:formula="of:=(([.A4]-[.D7])/[.D7])*100" office:value-type="float" office:value="-1.94174757281553" calcext:value-type="float">
            <text:p>-1.94174757281553</text:p>
          </table:table-cell>
          <table:table-cell table:formula="of:=(([.A5]-[.E7])/[.E7])*100" office:value-type="float" office:value="-3.88349514563107" calcext:value-type="float">
            <text:p>-3.88349514563107</text:p>
          </table:table-cell>
        </table:table-row>
        <table:table-row table:style-name="ro1">
          <table:table-cell office:value-type="string" calcext:value-type="string">
            <text:p>sq p dd</text:p>
          </table:table-cell>
          <table:table-cell table:formula="of:=[.B8]^2" office:value-type="float" office:value="0" calcext:value-type="float">
            <text:p>0</text:p>
          </table:table-cell>
          <table:table-cell table:formula="of:=[.C8]^2" office:value-type="float" office:value="0" calcext:value-type="float">
            <text:p>0</text:p>
          </table:table-cell>
          <table:table-cell table:formula="of:=[.D8]^2" office:value-type="float" office:value="3.77038363653502" calcext:value-type="float">
            <text:p>3.77038363653502</text:p>
          </table:table-cell>
          <table:table-cell table:formula="of:=[.E8]^2" office:value-type="float" office:value="15.0815345461401" calcext:value-type="float">
            <text:p>15.08153454614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q avg</text:p>
          </table:table-cell>
          <table:table-cell table:formula="of:=SUM([.B9:.E9])/5" office:value-type="float" office:value="3.77038363653502" calcext:value-type="float">
            <text:p>3.77038363653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cer index</text:p>
          </table:table-cell>
          <table:table-cell table:formula="of:=SQRT([.B11])" office:value-type="float" office:value="1.94174757281553" calcext:value-type="float">
            <text:p>1.94174757281553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4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4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4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4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riod high</text:p>
          </table:table-cell>
          <table:table-cell table:formula="of:=MAX([.A15:.A16])" office:value-type="float" office:value="100.53" calcext:value-type="float">
            <text:p>100.53</text:p>
          </table:table-cell>
          <table:table-cell table:formula="of:=MAX([.A15:.A17])" office:value-type="float" office:value="100.53" calcext:value-type="float">
            <text:p>100.53</text:p>
          </table:table-cell>
          <table:table-cell table:formula="of:=MAX([.A15:.A18])" office:value-type="float" office:value="100.53" calcext:value-type="float">
            <text:p>100.53</text:p>
          </table:table-cell>
          <table:table-cell table:formula="of:=MAX([.A15:.A19])" office:value-type="float" office:value="100.53" calcext:value-type="float">
            <text:p>100.53</text:p>
          </table:table-cell>
        </table:table-row>
        <table:table-row table:style-name="ro1">
          <table:table-cell office:value-type="string" calcext:value-type="string">
            <text:p>perc drawdown</text:p>
          </table:table-cell>
          <table:table-cell table:formula="of:=(([.A16]-[.B21])/[.B21])*100" office:value-type="float" office:value="0" calcext:value-type="float">
            <text:p>0</text:p>
          </table:table-cell>
          <table:table-cell table:formula="of:=(([.A17]-[.C21])/[.C21])*100" office:value-type="float" office:value="-0.149209191286189" calcext:value-type="float">
            <text:p>-0.149209191286189</text:p>
          </table:table-cell>
          <table:table-cell table:formula="of:=(([.A18]-[.D21])/[.D21])*100" office:value-type="float" office:value="-0.338207500248685" calcext:value-type="float">
            <text:p>-0.338207500248685</text:p>
          </table:table-cell>
          <table:table-cell table:formula="of:=(([.A19]-[.E21])/[.E21])*100" office:value-type="float" office:value="-0.318312941410532" calcext:value-type="float">
            <text:p>-0.318312941410532</text:p>
          </table:table-cell>
        </table:table-row>
        <table:table-row table:style-name="ro1">
          <table:table-cell office:value-type="string" calcext:value-type="string">
            <text:p>sq p dd</text:p>
          </table:table-cell>
          <table:table-cell table:formula="of:=[.B22]^2" office:value-type="float" office:value="0" calcext:value-type="float">
            <text:p>0</text:p>
          </table:table-cell>
          <table:table-cell table:formula="of:=[.C22]^2" office:value-type="float" office:value="0.0222633827642785" calcext:value-type="float">
            <text:p>0.0222633827642785</text:p>
          </table:table-cell>
          <table:table-cell table:formula="of:=[.D22]^2" office:value-type="float" office:value="0.114384313224465" calcext:value-type="float">
            <text:p>0.114384313224465</text:p>
          </table:table-cell>
          <table:table-cell table:formula="of:=[.E22]^2" office:value-type="float" office:value="0.101323128669425" calcext:value-type="float">
            <text:p>0.1013231286694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q avg</text:p>
          </table:table-cell>
          <table:table-cell table:formula="of:=SUM([.B23:.E23])/5" office:value-type="float" office:value="0.0475941649316335" calcext:value-type="float">
            <text:p>0.0475941649316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cer index</text:p>
          </table:table-cell>
          <table:table-cell table:formula="of:=SQRT([.B25])" office:value-type="float" office:value="0.218160869386867" calcext:value-type="float">
            <text:p>0.218160869386867</text:p>
          </table:table-cell>
          <table:table-cell table:number-columns-repeated="3"/>
        </table:table-row>
      </table:table>
      <table:table table:name="bulk ulcer index" table:style-name="ta1">
        <table:table-column table:style-name="co1" table:number-columns-repeated="5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riod high</text:p>
          </table:table-cell>
          <table:table-cell table:formula="of:=MAX([.A1:.A2])" office:value-type="float" office:value="102" calcext:value-type="float">
            <text:p>102</text:p>
          </table:table-cell>
          <table:table-cell table:formula="of:=MAX([.A1:.A3])" office:value-type="float" office:value="103" calcext:value-type="float">
            <text:p>103</text:p>
          </table:table-cell>
          <table:table-cell table:formula="of:=MAX([.A1:.A4])" office:value-type="float" office:value="103" calcext:value-type="float">
            <text:p>103</text:p>
          </table:table-cell>
          <table:table-cell table:formula="of:=MAX([.A1:.A5]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perc drawdown</text:p>
          </table:table-cell>
          <table:table-cell table:formula="of:=(([.A2]-[.B7])/[.B7])*100" office:value-type="float" office:value="0" calcext:value-type="float">
            <text:p>0</text:p>
          </table:table-cell>
          <table:table-cell table:formula="of:=(([.A3]-[.C7])/[.C7])*100" office:value-type="float" office:value="0" calcext:value-type="float">
            <text:p>0</text:p>
          </table:table-cell>
          <table:table-cell table:formula="of:=(([.A4]-[.D7])/[.D7])*100" office:value-type="float" office:value="-1.94174757281553" calcext:value-type="float">
            <text:p>-1.94174757281553</text:p>
          </table:table-cell>
          <table:table-cell table:formula="of:=(([.A5]-[.E7])/[.E7])*100" office:value-type="float" office:value="-3.88349514563107" calcext:value-type="float">
            <text:p>-3.88349514563107</text:p>
          </table:table-cell>
        </table:table-row>
        <table:table-row table:style-name="ro1">
          <table:table-cell office:value-type="string" calcext:value-type="string">
            <text:p>sq p dd</text:p>
          </table:table-cell>
          <table:table-cell table:formula="of:=[.B8]^2" office:value-type="float" office:value="0" calcext:value-type="float">
            <text:p>0</text:p>
          </table:table-cell>
          <table:table-cell table:formula="of:=[.C8]^2" office:value-type="float" office:value="0" calcext:value-type="float">
            <text:p>0</text:p>
          </table:table-cell>
          <table:table-cell table:formula="of:=[.D8]^2" office:value-type="float" office:value="3.77038363653502" calcext:value-type="float">
            <text:p>3.77038363653502</text:p>
          </table:table-cell>
          <table:table-cell table:formula="of:=[.E8]^2" office:value-type="float" office:value="15.0815345461401" calcext:value-type="float">
            <text:p>15.08153454614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q avg</text:p>
          </table:table-cell>
          <table:table-cell table:formula="of:=SUM([.B9:.E9])/5" office:value-type="float" office:value="3.77038363653502" calcext:value-type="float">
            <text:p>3.77038363653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cer index</text:p>
          </table:table-cell>
          <table:table-cell table:formula="of:=SQRT([.B11])" office:value-type="float" office:value="1.94174757281553" calcext:value-type="float">
            <text:p>1.94174757281553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riod high</text:p>
          </table:table-cell>
          <table:table-cell table:formula="of:=MAX([.A15:.A16])" office:value-type="float" office:value="103" calcext:value-type="float">
            <text:p>103</text:p>
          </table:table-cell>
          <table:table-cell table:formula="of:=MAX([.A15:.A17])" office:value-type="float" office:value="103" calcext:value-type="float">
            <text:p>103</text:p>
          </table:table-cell>
          <table:table-cell table:formula="of:=MAX([.A15:.A18])" office:value-type="float" office:value="103" calcext:value-type="float">
            <text:p>103</text:p>
          </table:table-cell>
          <table:table-cell table:formula="of:=MAX([.A15:.A19]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perc drawdown</text:p>
          </table:table-cell>
          <table:table-cell table:formula="of:=(([.A16]-[.B21])/[.B21])*100" office:value-type="float" office:value="0" calcext:value-type="float">
            <text:p>0</text:p>
          </table:table-cell>
          <table:table-cell table:formula="of:=(([.A17]-[.C21])/[.C21])*100" office:value-type="float" office:value="-1.94174757281553" calcext:value-type="float">
            <text:p>-1.94174757281553</text:p>
          </table:table-cell>
          <table:table-cell table:formula="of:=(([.A18]-[.D21])/[.D21])*100" office:value-type="float" office:value="-3.88349514563107" calcext:value-type="float">
            <text:p>-3.88349514563107</text:p>
          </table:table-cell>
          <table:table-cell table:formula="of:=(([.A19]-[.E21])/[.E21])*100" office:value-type="float" office:value="-3.88349514563107" calcext:value-type="float">
            <text:p>-3.88349514563107</text:p>
          </table:table-cell>
        </table:table-row>
        <table:table-row table:style-name="ro1">
          <table:table-cell office:value-type="string" calcext:value-type="string">
            <text:p>sq p dd</text:p>
          </table:table-cell>
          <table:table-cell table:formula="of:=[.B22]^2" office:value-type="float" office:value="0" calcext:value-type="float">
            <text:p>0</text:p>
          </table:table-cell>
          <table:table-cell table:formula="of:=[.C22]^2" office:value-type="float" office:value="3.77038363653502" calcext:value-type="float">
            <text:p>3.77038363653502</text:p>
          </table:table-cell>
          <table:table-cell table:formula="of:=[.D22]^2" office:value-type="float" office:value="15.0815345461401" calcext:value-type="float">
            <text:p>15.0815345461401</text:p>
          </table:table-cell>
          <table:table-cell table:formula="of:=[.E22]^2" office:value-type="float" office:value="15.0815345461401" calcext:value-type="float">
            <text:p>15.08153454614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q avg</text:p>
          </table:table-cell>
          <table:table-cell table:formula="of:=SUM([.B23:.E23])/5" office:value-type="float" office:value="6.78669054576303" calcext:value-type="float">
            <text:p>6.78669054576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cer index</text:p>
          </table:table-cell>
          <table:table-cell table:formula="of:=SQRT([.B25])" office:value-type="float" office:value="2.60512774077645" calcext:value-type="float">
            <text:p>2.60512774077645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riod high</text:p>
          </table:table-cell>
          <table:table-cell table:formula="of:=MAX([.A29:.A30])" office:value-type="float" office:value="103" calcext:value-type="float">
            <text:p>103</text:p>
          </table:table-cell>
          <table:table-cell table:formula="of:=MAX([.A29:.A31])" office:value-type="float" office:value="103" calcext:value-type="float">
            <text:p>103</text:p>
          </table:table-cell>
          <table:table-cell table:formula="of:=MAX([.A29:.A32])" office:value-type="float" office:value="103" calcext:value-type="float">
            <text:p>103</text:p>
          </table:table-cell>
          <table:table-cell table:formula="of:=MAX([.A29:.A33]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perc drawdown</text:p>
          </table:table-cell>
          <table:table-cell table:formula="of:=(([.A30]-[.B35])/[.B35])*100" office:value-type="float" office:value="-1.94174757281553" calcext:value-type="float">
            <text:p>-1.94174757281553</text:p>
          </table:table-cell>
          <table:table-cell table:formula="of:=(([.A31]-[.C35])/[.C35])*100" office:value-type="float" office:value="-3.88349514563107" calcext:value-type="float">
            <text:p>-3.88349514563107</text:p>
          </table:table-cell>
          <table:table-cell table:formula="of:=(([.A32]-[.D35])/[.D35])*100" office:value-type="float" office:value="-3.88349514563107" calcext:value-type="float">
            <text:p>-3.88349514563107</text:p>
          </table:table-cell>
          <table:table-cell table:formula="of:=(([.A33]-[.E35])/[.E35])*100" office:value-type="float" office:value="-0.970873786407767" calcext:value-type="float">
            <text:p>-0.970873786407767</text:p>
          </table:table-cell>
        </table:table-row>
        <table:table-row table:style-name="ro1">
          <table:table-cell office:value-type="string" calcext:value-type="string">
            <text:p>sq p dd</text:p>
          </table:table-cell>
          <table:table-cell table:formula="of:=[.B36]^2" office:value-type="float" office:value="3.77038363653502" calcext:value-type="float">
            <text:p>3.77038363653502</text:p>
          </table:table-cell>
          <table:table-cell table:formula="of:=[.C36]^2" office:value-type="float" office:value="15.0815345461401" calcext:value-type="float">
            <text:p>15.0815345461401</text:p>
          </table:table-cell>
          <table:table-cell table:formula="of:=[.D36]^2" office:value-type="float" office:value="15.0815345461401" calcext:value-type="float">
            <text:p>15.0815345461401</text:p>
          </table:table-cell>
          <table:table-cell table:formula="of:=[.E36]^2" office:value-type="float" office:value="0.942595909133754" calcext:value-type="float">
            <text:p>0.94259590913375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q avg</text:p>
          </table:table-cell>
          <table:table-cell table:formula="of:=SUM([.B37:.E37])/5" office:value-type="float" office:value="6.97520972758978" calcext:value-type="float">
            <text:p>6.97520972758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cer index</text:p>
          </table:table-cell>
          <table:table-cell table:formula="of:=SQRT([.B39])" office:value-type="float" office:value="2.64106223470591" calcext:value-type="float">
            <text:p>2.6410622347059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4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4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4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4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riod high</text:p>
          </table:table-cell>
          <table:table-cell table:formula="of:=MAX([.A43:.A44])" office:value-type="float" office:value="100.53" calcext:value-type="float">
            <text:p>100.53</text:p>
          </table:table-cell>
          <table:table-cell table:formula="of:=MAX([.A43:.A45])" office:value-type="float" office:value="100.53" calcext:value-type="float">
            <text:p>100.53</text:p>
          </table:table-cell>
          <table:table-cell table:formula="of:=MAX([.A43:.A46])" office:value-type="float" office:value="100.53" calcext:value-type="float">
            <text:p>100.53</text:p>
          </table:table-cell>
          <table:table-cell table:formula="of:=MAX([.A43:.A47])" office:value-type="float" office:value="100.53" calcext:value-type="float">
            <text:p>100.53</text:p>
          </table:table-cell>
        </table:table-row>
        <table:table-row table:style-name="ro1">
          <table:table-cell office:value-type="string" calcext:value-type="string">
            <text:p>perc drawdown</text:p>
          </table:table-cell>
          <table:table-cell table:formula="of:=(([.A44]-[.B49])/[.B49])*100" office:value-type="float" office:value="0" calcext:value-type="float">
            <text:p>0</text:p>
          </table:table-cell>
          <table:table-cell table:formula="of:=(([.A45]-[.C49])/[.C49])*100" office:value-type="float" office:value="-0.149209191286189" calcext:value-type="float">
            <text:p>-0.149209191286189</text:p>
          </table:table-cell>
          <table:table-cell table:formula="of:=(([.A46]-[.D49])/[.D49])*100" office:value-type="float" office:value="-0.338207500248685" calcext:value-type="float">
            <text:p>-0.338207500248685</text:p>
          </table:table-cell>
          <table:table-cell table:formula="of:=(([.A47]-[.E49])/[.E49])*100" office:value-type="float" office:value="-0.318312941410532" calcext:value-type="float">
            <text:p>-0.318312941410532</text:p>
          </table:table-cell>
        </table:table-row>
        <table:table-row table:style-name="ro1">
          <table:table-cell office:value-type="string" calcext:value-type="string">
            <text:p>sq p dd</text:p>
          </table:table-cell>
          <table:table-cell table:formula="of:=[.B50]^2" office:value-type="float" office:value="0" calcext:value-type="float">
            <text:p>0</text:p>
          </table:table-cell>
          <table:table-cell table:formula="of:=[.C50]^2" office:value-type="float" office:value="0.0222633827642785" calcext:value-type="float">
            <text:p>0.0222633827642785</text:p>
          </table:table-cell>
          <table:table-cell table:formula="of:=[.D50]^2" office:value-type="float" office:value="0.114384313224465" calcext:value-type="float">
            <text:p>0.114384313224465</text:p>
          </table:table-cell>
          <table:table-cell table:formula="of:=[.E50]^2" office:value-type="float" office:value="0.101323128669425" calcext:value-type="float">
            <text:p>0.1013231286694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q avg</text:p>
          </table:table-cell>
          <table:table-cell table:formula="of:=SUM([.B51:.E51])/5" office:value-type="float" office:value="0.0475941649316335" calcext:value-type="float">
            <text:p>0.0475941649316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cer index</text:p>
          </table:table-cell>
          <table:table-cell table:formula="of:=SQRT([.B53])" office:value-type="float" office:value="0.218160869386867" calcext:value-type="float">
            <text:p>0.218160869386867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4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4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4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4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riod high</text:p>
          </table:table-cell>
          <table:table-cell table:formula="of:=MAX([.A57:.A58])" office:value-type="float" office:value="100.53" calcext:value-type="float">
            <text:p>100.53</text:p>
          </table:table-cell>
          <table:table-cell table:formula="of:=MAX([.A57:.A59])" office:value-type="float" office:value="100.53" calcext:value-type="float">
            <text:p>100.53</text:p>
          </table:table-cell>
          <table:table-cell table:formula="of:=MAX([.A57:.A60])" office:value-type="float" office:value="100.53" calcext:value-type="float">
            <text:p>100.53</text:p>
          </table:table-cell>
          <table:table-cell table:formula="of:=MAX([.A57:.A61])" office:value-type="float" office:value="100.53" calcext:value-type="float">
            <text:p>100.53</text:p>
          </table:table-cell>
        </table:table-row>
        <table:table-row table:style-name="ro1">
          <table:table-cell office:value-type="string" calcext:value-type="string">
            <text:p>perc drawdown</text:p>
          </table:table-cell>
          <table:table-cell table:formula="of:=(([.A58]-[.B63])/[.B63])*100" office:value-type="float" office:value="-0.149209191286189" calcext:value-type="float">
            <text:p>-0.149209191286189</text:p>
          </table:table-cell>
          <table:table-cell table:formula="of:=(([.A59]-[.C63])/[.C63])*100" office:value-type="float" office:value="-0.338207500248685" calcext:value-type="float">
            <text:p>-0.338207500248685</text:p>
          </table:table-cell>
          <table:table-cell table:formula="of:=(([.A60]-[.D63])/[.D63])*100" office:value-type="float" office:value="-0.318312941410532" calcext:value-type="float">
            <text:p>-0.318312941410532</text:p>
          </table:table-cell>
          <table:table-cell table:formula="of:=(([.A61]-[.E63])/[.E63])*100" office:value-type="float" office:value="-0.208892867800664" calcext:value-type="float">
            <text:p>-0.208892867800664</text:p>
          </table:table-cell>
        </table:table-row>
        <table:table-row table:style-name="ro1">
          <table:table-cell office:value-type="string" calcext:value-type="string">
            <text:p>sq p dd</text:p>
          </table:table-cell>
          <table:table-cell table:formula="of:=[.B64]^2" office:value-type="float" office:value="0.0222633827642785" calcext:value-type="float">
            <text:p>0.0222633827642785</text:p>
          </table:table-cell>
          <table:table-cell table:formula="of:=[.C64]^2" office:value-type="float" office:value="0.114384313224465" calcext:value-type="float">
            <text:p>0.114384313224465</text:p>
          </table:table-cell>
          <table:table-cell table:formula="of:=[.D64]^2" office:value-type="float" office:value="0.101323128669425" calcext:value-type="float">
            <text:p>0.101323128669425</text:p>
          </table:table-cell>
          <table:table-cell table:formula="of:=[.E64]^2" office:value-type="float" office:value="0.0436362302179859" calcext:value-type="float">
            <text:p>0.043636230217985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q avg</text:p>
          </table:table-cell>
          <table:table-cell table:formula="of:=SUM([.B65:.E65])/5" office:value-type="float" office:value="0.0563214109752307" calcext:value-type="float">
            <text:p>0.0563214109752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cer index</text:p>
          </table:table-cell>
          <table:table-cell table:formula="of:=SQRT([.B67])" office:value-type="float" office:value="0.237321324316275" calcext:value-type="float">
            <text:p>0.237321324316275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4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4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4"/>
        </table:table-row>
        <table:table-row table:style-name="ro1">
          <table:table-cell office:value-type="float" office:value="100.32" calcext:value-type="float">
            <text:p>100.32</text:p>
          </table:table-cell>
          <table:table-cell table:number-columns-repeated="4"/>
        </table:table-row>
        <table:table-row table:style-name="ro1">
          <table:table-cell office:value-type="float" office:value="100.28" calcext:value-type="float">
            <text:p>100.28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riod high</text:p>
          </table:table-cell>
          <table:table-cell table:formula="of:=MAX([.A71:.A72])" office:value-type="float" office:value="100.38" calcext:value-type="float">
            <text:p>100.38</text:p>
          </table:table-cell>
          <table:table-cell table:formula="of:=MAX([.A71:.A73])" office:value-type="float" office:value="100.38" calcext:value-type="float">
            <text:p>100.38</text:p>
          </table:table-cell>
          <table:table-cell table:formula="of:=MAX([.A71:.A74])" office:value-type="float" office:value="100.38" calcext:value-type="float">
            <text:p>100.38</text:p>
          </table:table-cell>
          <table:table-cell table:formula="of:=MAX([.A71:.A75])" office:value-type="float" office:value="100.38" calcext:value-type="float">
            <text:p>100.38</text:p>
          </table:table-cell>
        </table:table-row>
        <table:table-row table:style-name="ro1">
          <table:table-cell office:value-type="string" calcext:value-type="string">
            <text:p>perc drawdown</text:p>
          </table:table-cell>
          <table:table-cell table:formula="of:=(([.A72]-[.B77])/[.B77])*100" office:value-type="float" office:value="-0.189280733213785" calcext:value-type="float">
            <text:p>-0.189280733213785</text:p>
          </table:table-cell>
          <table:table-cell table:formula="of:=(([.A73]-[.C77])/[.C77])*100" office:value-type="float" office:value="-0.169356445507075" calcext:value-type="float">
            <text:p>-0.169356445507075</text:p>
          </table:table-cell>
          <table:table-cell table:formula="of:=(([.A74]-[.D77])/[.D77])*100" office:value-type="float" office:value="-0.0597728631201457" calcext:value-type="float">
            <text:p>-0.0597728631201457</text:p>
          </table:table-cell>
          <table:table-cell table:formula="of:=(([.A75]-[.E77])/[.E77])*100" office:value-type="float" office:value="-0.0996214385335668" calcext:value-type="float">
            <text:p>-0.0996214385335668</text:p>
          </table:table-cell>
        </table:table-row>
        <table:table-row table:style-name="ro1">
          <table:table-cell office:value-type="string" calcext:value-type="string">
            <text:p>sq p dd</text:p>
          </table:table-cell>
          <table:table-cell table:formula="of:=[.B78]^2" office:value-type="float" office:value="0.0358271959659482" calcext:value-type="float">
            <text:p>0.0358271959659482</text:p>
          </table:table-cell>
          <table:table-cell table:formula="of:=[.C78]^2" office:value-type="float" office:value="0.0286816056347908" calcext:value-type="float">
            <text:p>0.0286816056347908</text:p>
          </table:table-cell>
          <table:table-cell table:formula="of:=[.D78]^2" office:value-type="float" office:value="0.00357279516557968" calcext:value-type="float">
            <text:p>0.00357279516557968</text:p>
          </table:table-cell>
          <table:table-cell table:formula="of:=[.E78]^2" office:value-type="float" office:value="0.00992443101549722" calcext:value-type="float">
            <text:p>0.009924431015497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q avg</text:p>
          </table:table-cell>
          <table:table-cell table:formula="of:=SUM([.B79:.E79])/5" office:value-type="float" office:value="0.0156012055563632" calcext:value-type="float">
            <text:p>0.0156012055563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cer index</text:p>
          </table:table-cell>
          <table:table-cell table:formula="of:=SQRT([.B81])" office:value-type="float" office:value="0.124904785962601" calcext:value-type="float">
            <text:p>0.124904785962601</text:p>
          </table:table-cell>
          <table:table-cell table:number-columns-repeated="3"/>
        </table:table-row>
      </table:table>
      <table:table table:name="single correlation" table:style-name="ta1">
        <table:table-column table:style-name="co1" table:number-columns-repeated="15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formula="of:=[.A1]*2"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2]*2" office:value-type="float" office:value="204" calcext:value-type="float">
            <text:p>204</text:p>
          </table:table-cell>
          <table:table-cell table:number-columns-repeated="1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3]*2" office:value-type="float" office:value="206" calcext:value-type="float">
            <text:p>206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4]*2" office:value-type="float" office:value="202" calcext:value-type="float">
            <text:p>202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5]*2" office:value-type="float" office:value="198" calcext:value-type="float">
            <text:p>198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formula="of:=AVERAGE([.A1:.A5])" office:value-type="float" office:value="101" calcext:value-type="float">
            <text:p>101</text:p>
          </table:table-cell>
          <table:table-cell table:formula="of:=AVERAGE([.B1:.B5])" office:value-type="float" office:value="202" calcext:value-type="float">
            <text:p>202</text:p>
          </table:table-cell>
          <table:table-cell office:value-type="string" calcext:value-type="string">
            <text:p>Mea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12"/>
        </table:table-row>
        <table:table-row table:style-name="ro1">
          <table:table-cell table:formula="of:=[.A1]-[.$A$7]" office:value-type="float" office:value="-1" calcext:value-type="float">
            <text:p>-1</text:p>
          </table:table-cell>
          <table:table-cell table:formula="of:=[.B1]-[.$B$7]" office:value-type="float" office:value="-2" calcext:value-type="float">
            <text:p>-2</text:p>
          </table:table-cell>
          <table:table-cell table:formula="of:=[.A10]*[.B10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formula="of:=[.A2]-[.$A$7]" office:value-type="float" office:value="1" calcext:value-type="float">
            <text:p>1</text:p>
          </table:table-cell>
          <table:table-cell table:formula="of:=[.B2]-[.$B$7]" office:value-type="float" office:value="2" calcext:value-type="float">
            <text:p>2</text:p>
          </table:table-cell>
          <table:table-cell table:formula="of:=[.A11]*[.B11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formula="of:=[.A3]-[.$A$7]" office:value-type="float" office:value="2" calcext:value-type="float">
            <text:p>2</text:p>
          </table:table-cell>
          <table:table-cell table:formula="of:=[.B3]-[.$B$7]" office:value-type="float" office:value="4" calcext:value-type="float">
            <text:p>4</text:p>
          </table:table-cell>
          <table:table-cell table:formula="of:=[.A12]*[.B12]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4]-[.$A$7]" office:value-type="float" office:value="0" calcext:value-type="float">
            <text:p>0</text:p>
          </table:table-cell>
          <table:table-cell table:formula="of:=[.B4]-[.$B$7]" office:value-type="float" office:value="0" calcext:value-type="float">
            <text:p>0</text:p>
          </table:table-cell>
          <table:table-cell table:formula="of:=[.A13]*[.B1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5]-[.$A$7]" office:value-type="float" office:value="-2" calcext:value-type="float">
            <text:p>-2</text:p>
          </table:table-cell>
          <table:table-cell table:formula="of:=[.B5]-[.$B$7]" office:value-type="float" office:value="-4" calcext:value-type="float">
            <text:p>-4</text:p>
          </table:table-cell>
          <table:table-cell table:formula="of:=[.A14]*[.B14]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SUM([.C10:.C14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15]/(5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14"/>
        </table:table-row>
        <table:table-row table:style-name="ro1">
          <table:table-cell table:formula="of:=COM.MICROSOFT.STDEV.P([.A1:.A5])" office:value-type="float" office:value="1.4142135623731" calcext:value-type="float">
            <text:p>1.4142135623731</text:p>
          </table:table-cell>
          <table:table-cell table:formula="of:=COM.MICROSOFT.STDEV.P([.B1:.B5])" office:value-type="float" office:value="2.82842712474619" calcext:value-type="float">
            <text:p>2.82842712474619</text:p>
          </table:table-cell>
          <table:table-cell table:formula="of:=[.A19]*[.B19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16]/ ([.A19]*[.B19])"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B$32]^[.B24]" office:value-type="float" office:value="0.197530864197531" calcext:value-type="float">
            <text:p>0.197530864197531</text:p>
          </table:table-cell>
          <table:table-cell table:formula="of:=[.A1]*[.C24]" office:value-type="float" office:value="19.7530864197531" calcext:value-type="float">
            <text:p>19.7530864197531</text:p>
          </table:table-cell>
          <table:table-cell/>
          <table:table-cell table:formula="of:=[.B1]*[.C24]" office:value-type="float" office:value="39.5061728395062" calcext:value-type="float">
            <text:p>39.50617283950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B$32]^[.B25]" office:value-type="float" office:value="0.296296296296296" calcext:value-type="float">
            <text:p>0.296296296296296</text:p>
          </table:table-cell>
          <table:table-cell table:formula="of:=[.A2]*[.C25]" office:value-type="float" office:value="30.2222222222222" calcext:value-type="float">
            <text:p>30.2222222222222</text:p>
          </table:table-cell>
          <table:table-cell/>
          <table:table-cell table:formula="of:=[.B2]*[.C25]" office:value-type="float" office:value="60.4444444444445" calcext:value-type="float">
            <text:p>60.44444444444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B$32]^[.B26]" office:value-type="float" office:value="0.444444444444445" calcext:value-type="float">
            <text:p>0.444444444444445</text:p>
          </table:table-cell>
          <table:table-cell table:formula="of:=[.A3]*[.C26]" office:value-type="float" office:value="45.7777777777778" calcext:value-type="float">
            <text:p>45.7777777777778</text:p>
          </table:table-cell>
          <table:table-cell/>
          <table:table-cell table:formula="of:=[.B3]*[.C26]" office:value-type="float" office:value="91.5555555555556" calcext:value-type="float">
            <text:p>91.55555555555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$32]^[.B27]" office:value-type="float" office:value="0.666666666666667" calcext:value-type="float">
            <text:p>0.666666666666667</text:p>
          </table:table-cell>
          <table:table-cell table:formula="of:=[.A4]*[.C27]" office:value-type="float" office:value="67.3333333333333" calcext:value-type="float">
            <text:p>67.3333333333333</text:p>
          </table:table-cell>
          <table:table-cell/>
          <table:table-cell table:formula="of:=[.B4]*[.C27]" office:value-type="float" office:value="134.666666666667" calcext:value-type="float">
            <text:p>134.6666666666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B$32]^[.B28]" office:value-type="float" office:value="1" calcext:value-type="float">
            <text:p>1</text:p>
          </table:table-cell>
          <table:table-cell table:formula="of:=[.A5]*[.C28]" office:value-type="float" office:value="99" calcext:value-type="float">
            <text:p>99</text:p>
          </table:table-cell>
          <table:table-cell/>
          <table:table-cell table:formula="of:=[.B5]*[.C28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xponential</text:p>
          </table:table-cell>
          <table:table-cell table:formula="of:=[.D30]/[.C30]" office:value-type="float" office:value="100.611374407583" calcext:value-type="float">
            <text:p>100.611374407583</text:p>
          </table:table-cell>
          <table:table-cell table:formula="of:=SUM([.C24:.C29])" office:value-type="float" office:value="2.60493827160494" calcext:value-type="float">
            <text:p>2.60493827160494</text:p>
          </table:table-cell>
          <table:table-cell table:formula="of:=SUM([.D24:.D28])" office:value-type="float" office:value="262.086419753086" calcext:value-type="float">
            <text:p>262.086419753086</text:p>
          </table:table-cell>
          <table:table-cell/>
          <table:table-cell table:formula="of:=SUM([.F24:.F28])" office:value-type="float" office:value="524.172839506173" calcext:value-type="float">
            <text:p>524.172839506173</text:p>
          </table:table-cell>
          <table:table-cell table:formula="of:=[.F30]/[.C30]" office:value-type="float" office:value="201.222748815166" calcext:value-type="float">
            <text:p>201.222748815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-a</text:p>
          </table:table-cell>
          <table:table-cell table:formula="of:=1-[.B31]" office:value-type="float" office:value="0.666666666666667" calcext:value-type="float">
            <text:p>0.666666666666667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12"/>
        </table:table-row>
        <table:table-row table:style-name="ro1">
          <table:table-cell table:formula="of:=[.A1]-[.$B$30]" office:value-type="float" office:value="-0.611374407582929" calcext:value-type="float">
            <text:p>-0.611374407582929</text:p>
          </table:table-cell>
          <table:table-cell table:formula="of:=[.B1]-[.$G$30]" office:value-type="float" office:value="-1.22274881516586" calcext:value-type="float">
            <text:p>-1.22274881516586</text:p>
          </table:table-cell>
          <table:table-cell table:formula="of:=[.A35]*[.B35]" office:value-type="float" office:value="0.747557332494754" calcext:value-type="float">
            <text:p>0.747557332494754</text:p>
          </table:table-cell>
          <table:table-cell table:number-columns-repeated="12"/>
        </table:table-row>
        <table:table-row table:style-name="ro1">
          <table:table-cell table:formula="of:=[.A2]-[.$B$30]" office:value-type="float" office:value="1.38862559241707" calcext:value-type="float">
            <text:p>1.38862559241707</text:p>
          </table:table-cell>
          <table:table-cell table:formula="of:=[.B2]-[.$G$30]" office:value-type="float" office:value="2.77725118483414" calcext:value-type="float">
            <text:p>2.77725118483414</text:p>
          </table:table-cell>
          <table:table-cell table:formula="of:=[.A36]*[.B36]" office:value-type="float" office:value="3.85656207183132" calcext:value-type="float">
            <text:p>3.85656207183132</text:p>
          </table:table-cell>
          <table:table-cell table:number-columns-repeated="12"/>
        </table:table-row>
        <table:table-row table:style-name="ro1">
          <table:table-cell table:formula="of:=[.A3]-[.$B$30]" office:value-type="float" office:value="2.38862559241707" calcext:value-type="float">
            <text:p>2.38862559241707</text:p>
          </table:table-cell>
          <table:table-cell table:formula="of:=[.B3]-[.$G$30]" office:value-type="float" office:value="4.77725118483414" calcext:value-type="float">
            <text:p>4.77725118483414</text:p>
          </table:table-cell>
          <table:table-cell table:formula="of:=[.A37]*[.B37]" office:value-type="float" office:value="11.4110644414996" calcext:value-type="float">
            <text:p>11.4110644414996</text:p>
          </table:table-cell>
          <table:table-cell table:number-columns-repeated="12"/>
        </table:table-row>
        <table:table-row table:style-name="ro1">
          <table:table-cell table:formula="of:=[.A4]-[.$B$30]" office:value-type="float" office:value="0.388625592417071" calcext:value-type="float">
            <text:p>0.388625592417071</text:p>
          </table:table-cell>
          <table:table-cell table:formula="of:=[.B4]-[.$G$30]" office:value-type="float" office:value="0.777251184834142" calcext:value-type="float">
            <text:p>0.777251184834142</text:p>
          </table:table-cell>
          <table:table-cell table:formula="of:=[.A38]*[.B38]" office:value-type="float" office:value="0.302059702163039" calcext:value-type="float">
            <text:p>0.302059702163039</text:p>
          </table:table-cell>
          <table:table-cell table:number-columns-repeated="12"/>
        </table:table-row>
        <table:table-row table:style-name="ro1">
          <table:table-cell table:formula="of:=[.A5]-[.$B$30]" office:value-type="float" office:value="-1.61137440758293" calcext:value-type="float">
            <text:p>-1.61137440758293</text:p>
          </table:table-cell>
          <table:table-cell table:formula="of:=[.B5]-[.$G$30]" office:value-type="float" office:value="-3.22274881516586" calcext:value-type="float">
            <text:p>-3.22274881516586</text:p>
          </table:table-cell>
          <table:table-cell table:formula="of:=[.A39]*[.B39]" office:value-type="float" office:value="5.19305496282647" calcext:value-type="float">
            <text:p>5.1930549628264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SUM([.C35:.C39])" office:value-type="float" office:value="21.5102985108152" calcext:value-type="float">
            <text:p>21.51029851081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40]/(5)" office:value-type="float" office:value="4.30205970216304" calcext:value-type="float">
            <text:p>4.30205970216304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eriod high</text:p>
          </table:table-cell>
          <table:table-cell table:formula="of:=MAX([.A1:.A2])" office:value-type="float" office:value="102" calcext:value-type="float">
            <text:p>102</text:p>
          </table:table-cell>
          <table:table-cell table:formula="of:=MAX([.A1:.A3])" office:value-type="float" office:value="103" calcext:value-type="float">
            <text:p>103</text:p>
          </table:table-cell>
          <table:table-cell table:formula="of:=MAX([.A1:.A4])" office:value-type="float" office:value="103" calcext:value-type="float">
            <text:p>103</text:p>
          </table:table-cell>
          <table:table-cell table:formula="of:=MAX([.A1:.A5])" office:value-type="float" office:value="103" calcext:value-type="float">
            <text:p>103</text:p>
          </table:table-cell>
          <table:table-cell/>
          <table:table-cell office:value-type="string" calcext:value-type="string">
            <text:p>period high</text:p>
          </table:table-cell>
          <table:table-cell table:formula="of:=MAX([.B1:.B2])" office:value-type="float" office:value="204" calcext:value-type="float">
            <text:p>204</text:p>
          </table:table-cell>
          <table:table-cell table:formula="of:=MAX([.B1:.B3])" office:value-type="float" office:value="206" calcext:value-type="float">
            <text:p>206</text:p>
          </table:table-cell>
          <table:table-cell table:formula="of:=MAX([.B1:.B4])" office:value-type="float" office:value="206" calcext:value-type="float">
            <text:p>206</text:p>
          </table:table-cell>
          <table:table-cell table:formula="of:=MAX([.B1:.B5])"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c drawdown</text:p>
          </table:table-cell>
          <table:table-cell table:formula="of:=(([.A2]-[.B43])/[.B43])*100" office:value-type="float" office:value="0" calcext:value-type="float">
            <text:p>0</text:p>
          </table:table-cell>
          <table:table-cell table:formula="of:=(([.A3]-[.C43])/[.C43])*100" office:value-type="float" office:value="0" calcext:value-type="float">
            <text:p>0</text:p>
          </table:table-cell>
          <table:table-cell table:formula="of:=(([.A4]-[.D43])/[.D43])*100" office:value-type="float" office:value="-1.94174757281553" calcext:value-type="float">
            <text:p>-1.94174757281553</text:p>
          </table:table-cell>
          <table:table-cell table:formula="of:=(([.A5]-[.E43])/[.E43])*100" office:value-type="float" office:value="-3.88349514563107" calcext:value-type="float">
            <text:p>-3.88349514563107</text:p>
          </table:table-cell>
          <table:table-cell/>
          <table:table-cell office:value-type="string" calcext:value-type="string">
            <text:p>perc drawdown</text:p>
          </table:table-cell>
          <table:table-cell table:formula="of:=(([.B2]-[.H43])/[.H43])*100" office:value-type="float" office:value="0" calcext:value-type="float">
            <text:p>0</text:p>
          </table:table-cell>
          <table:table-cell table:formula="of:=(([.B3]-[.I43])/[.I43])*100" office:value-type="float" office:value="0" calcext:value-type="float">
            <text:p>0</text:p>
          </table:table-cell>
          <table:table-cell table:formula="of:=(([.B4]-[.J43])/[.J43])*100" office:value-type="float" office:value="-1.94174757281553" calcext:value-type="float">
            <text:p>-1.94174757281553</text:p>
          </table:table-cell>
          <table:table-cell table:formula="of:=(([.B5]-[.K43])/[.K43])*100" office:value-type="float" office:value="-3.88349514563107" calcext:value-type="float">
            <text:p>-3.88349514563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 p dd</text:p>
          </table:table-cell>
          <table:table-cell table:formula="of:=[.B44]^2" office:value-type="float" office:value="0" calcext:value-type="float">
            <text:p>0</text:p>
          </table:table-cell>
          <table:table-cell table:formula="of:=[.C44]^2" office:value-type="float" office:value="0" calcext:value-type="float">
            <text:p>0</text:p>
          </table:table-cell>
          <table:table-cell table:formula="of:=[.D44]^2" office:value-type="float" office:value="3.77038363653502" calcext:value-type="float">
            <text:p>3.77038363653502</text:p>
          </table:table-cell>
          <table:table-cell table:formula="of:=[.E44]^2" office:value-type="float" office:value="15.0815345461401" calcext:value-type="float">
            <text:p>15.0815345461401</text:p>
          </table:table-cell>
          <table:table-cell/>
          <table:table-cell office:value-type="string" calcext:value-type="string">
            <text:p>sq p dd</text:p>
          </table:table-cell>
          <table:table-cell table:formula="of:=[.H44]^2" office:value-type="float" office:value="0" calcext:value-type="float">
            <text:p>0</text:p>
          </table:table-cell>
          <table:table-cell table:formula="of:=[.I44]^2" office:value-type="float" office:value="0" calcext:value-type="float">
            <text:p>0</text:p>
          </table:table-cell>
          <table:table-cell table:formula="of:=[.J44]^2" office:value-type="float" office:value="3.77038363653502" calcext:value-type="float">
            <text:p>3.77038363653502</text:p>
          </table:table-cell>
          <table:table-cell table:formula="of:=[.K44]^2" office:value-type="float" office:value="15.0815345461401" calcext:value-type="float">
            <text:p>15.0815345461401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q avg</text:p>
          </table:table-cell>
          <table:table-cell table:formula="of:=SUM([.B45:.E45])/5" office:value-type="float" office:value="3.77038363653502" calcext:value-type="float">
            <text:p>3.77038363653502</text:p>
          </table:table-cell>
          <table:table-cell table:number-columns-repeated="4"/>
          <table:table-cell office:value-type="string" calcext:value-type="string">
            <text:p>sq avg</text:p>
          </table:table-cell>
          <table:table-cell table:formula="of:=SUM([.H45:.K45])/5" office:value-type="float" office:value="3.77038363653502" calcext:value-type="float">
            <text:p>3.770383636535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lcer index</text:p>
          </table:table-cell>
          <table:table-cell table:formula="of:=SQRT([.B47])" office:value-type="float" office:value="1.94174757281553" calcext:value-type="float">
            <text:p>1.94174757281553</text:p>
          </table:table-cell>
          <table:table-cell table:number-columns-repeated="4"/>
          <table:table-cell office:value-type="string" calcext:value-type="string">
            <text:p>ulcer index</text:p>
          </table:table-cell>
          <table:table-cell table:formula="of:=SQRT([.H47])" office:value-type="float" office:value="1.94174757281553" calcext:value-type="float">
            <text:p>1.94174757281553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ult</text:p>
          </table:table-cell>
          <table:table-cell table:formula="of:=[.B48]*[.H48]" office:value-type="float" office:value="3.77038363653502" calcext:value-type="float">
            <text:p>3.770383636535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41]/[.B50]" office:value-type="float" office:value="1.14101378450619" calcext:value-type="float">
            <text:p>1.14101378450619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100.46" calcext:value-type="float">
            <text:p>100.46</text:p>
          </table:table-cell>
          <table:table-cell office:value-type="float" office:value="74.71" calcext:value-type="float">
            <text:p>74.71</text:p>
          </table:table-cell>
          <table:table-cell table:number-columns-repeated="13"/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71.98" calcext:value-type="float">
            <text:p>71.98</text:p>
          </table:table-cell>
          <table:table-cell table:number-columns-repeated="13"/>
        </table:table-row>
        <table:table-row table:style-name="ro1">
          <table:table-cell office:value-type="float" office:value="100.38" calcext:value-type="float">
            <text:p>100.38</text:p>
          </table:table-cell>
          <table:table-cell office:value-type="float" office:value="68.33" calcext:value-type="float">
            <text:p>68.33</text:p>
          </table:table-cell>
          <table:table-cell table:number-columns-repeated="13"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float" office:value="63.6" calcext:value-type="float">
            <text:p>63.6</text:p>
          </table:table-cell>
          <table:table-cell table:number-columns-repeated="13"/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float" office:value="65.92" calcext:value-type="float">
            <text:p>65.92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formula="of:=AVERAGE([.A54:.A58])" office:value-type="float" office:value="100.354" calcext:value-type="float">
            <text:p>100.354</text:p>
          </table:table-cell>
          <table:table-cell table:formula="of:=AVERAGE([.B54:.B58])" office:value-type="float" office:value="68.908" calcext:value-type="float">
            <text:p>68.908</text:p>
          </table:table-cell>
          <table:table-cell office:value-type="string" calcext:value-type="string">
            <text:p>Mea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12"/>
        </table:table-row>
        <table:table-row table:style-name="ro1">
          <table:table-cell table:formula="of:=[.A54]-[.$A$60]" office:value-type="float" office:value="0.105999999999995" calcext:value-type="float">
            <text:p>0.105999999999995</text:p>
          </table:table-cell>
          <table:table-cell table:formula="of:=[.B54]-[.$B$60]" office:value-type="float" office:value="5.80199999999999" calcext:value-type="float">
            <text:p>5.80199999999999</text:p>
          </table:table-cell>
          <table:table-cell table:formula="of:=[.A63]*[.B63]" office:value-type="float" office:value="0.615011999999968" calcext:value-type="float">
            <text:p>0.615011999999968</text:p>
          </table:table-cell>
          <table:table-cell table:number-columns-repeated="12"/>
        </table:table-row>
        <table:table-row table:style-name="ro1">
          <table:table-cell table:formula="of:=[.A55]-[.$A$60]" office:value-type="float" office:value="0.176000000000002" calcext:value-type="float">
            <text:p>0.176000000000002</text:p>
          </table:table-cell>
          <table:table-cell table:formula="of:=[.B55]-[.$B$60]" office:value-type="float" office:value="3.072" calcext:value-type="float">
            <text:p>3.072</text:p>
          </table:table-cell>
          <table:table-cell table:formula="of:=[.A64]*[.B64]" office:value-type="float" office:value="0.540672000000006" calcext:value-type="float">
            <text:p>0.540672000000006</text:p>
          </table:table-cell>
          <table:table-cell table:number-columns-repeated="12"/>
        </table:table-row>
        <table:table-row table:style-name="ro1">
          <table:table-cell table:formula="of:=[.A56]-[.$A$60]" office:value-type="float" office:value="0.0259999999999963" calcext:value-type="float">
            <text:p>0.0259999999999963</text:p>
          </table:table-cell>
          <table:table-cell table:formula="of:=[.B56]-[.$B$60]" office:value-type="float" office:value="-0.578000000000003" calcext:value-type="float">
            <text:p>-0.578000000000003</text:p>
          </table:table-cell>
          <table:table-cell table:formula="of:=[.A65]*[.B65]" office:value-type="float" office:value="-0.0150279999999979" calcext:value-type="float">
            <text:p>-0.0150279999999979</text:p>
          </table:table-cell>
          <table:table-cell table:number-columns-repeated="12"/>
        </table:table-row>
        <table:table-row table:style-name="ro1">
          <table:table-cell table:formula="of:=[.A57]-[.$A$60]" office:value-type="float" office:value="-0.164000000000001" calcext:value-type="float">
            <text:p>-0.164000000000001</text:p>
          </table:table-cell>
          <table:table-cell table:formula="of:=[.B57]-[.$B$60]" office:value-type="float" office:value="-5.308" calcext:value-type="float">
            <text:p>-5.308</text:p>
          </table:table-cell>
          <table:table-cell table:formula="of:=[.A66]*[.B66]" office:value-type="float" office:value="0.870512000000008" calcext:value-type="float">
            <text:p>0.870512000000008</text:p>
          </table:table-cell>
          <table:table-cell table:number-columns-repeated="12"/>
        </table:table-row>
        <table:table-row table:style-name="ro1">
          <table:table-cell table:formula="of:=[.A58]-[.$A$60]" office:value-type="float" office:value="-0.144000000000005" calcext:value-type="float">
            <text:p>-0.144000000000005</text:p>
          </table:table-cell>
          <table:table-cell table:formula="of:=[.B58]-[.$B$60]" office:value-type="float" office:value="-2.988" calcext:value-type="float">
            <text:p>-2.988</text:p>
          </table:table-cell>
          <table:table-cell table:formula="of:=[.A67]*[.B67]" office:value-type="float" office:value="0.430272000000016" calcext:value-type="float">
            <text:p>0.4302720000000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SUM([.C63:.C67])" office:value-type="float" office:value="2.44144" calcext:value-type="float">
            <text:p>2.441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68]/(5)" office:value-type="float" office:value="0.488288" calcext:value-type="float">
            <text:p>0.488288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14"/>
        </table:table-row>
        <table:table-row table:style-name="ro1">
          <table:table-cell table:formula="of:=COM.MICROSOFT.STDEV.P([.A54:.A58])" office:value-type="float" office:value="0.134551105532434" calcext:value-type="float">
            <text:p>0.134551105532434</text:p>
          </table:table-cell>
          <table:table-cell table:formula="of:=COM.MICROSOFT.STDEV.P([.B54:.B58])" office:value-type="float" office:value="4.01341450637733" calcext:value-type="float">
            <text:p>4.01341450637733</text:p>
          </table:table-cell>
          <table:table-cell table:formula="of:=[.A72]*[.B72]" office:value-type="float" office:value="0.540009358792979" calcext:value-type="float">
            <text:p>0.540009358792979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69]/ ([.A72]*[.B72])" office:value-type="float" office:value="0.904221365887832" calcext:value-type="float">
            <text:p>0.904221365887832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85]^[.E77]" office:value-type="float" office:value="0.4096" calcext:value-type="float">
            <text:p>0.4096</text:p>
          </table:table-cell>
          <table:table-cell table:formula="of:=[.A77]*[.F77]" office:value-type="float" office:value="41.148416" calcext:value-type="float">
            <text:p>41.148416</text:p>
          </table:table-cell>
          <table:table-cell/>
          <table:table-cell office:value-type="float" office:value="74.71" calcext:value-type="float">
            <text:p>74.7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85]^[.M77]" office:value-type="float" office:value="0.4096" calcext:value-type="float">
            <text:p>0.4096</text:p>
          </table:table-cell>
          <table:table-cell table:formula="of:=[.I77]*[.N77]" office:value-type="float" office:value="30.601216" calcext:value-type="float">
            <text:p>30.601216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85]^[.E78]" office:value-type="float" office:value="0.512" calcext:value-type="float">
            <text:p>0.512</text:p>
          </table:table-cell>
          <table:table-cell table:formula="of:=[.A78]*[.F78]" office:value-type="float" office:value="51.47136" calcext:value-type="float">
            <text:p>51.47136</text:p>
          </table:table-cell>
          <table:table-cell/>
          <table:table-cell office:value-type="float" office:value="71.98" calcext:value-type="float">
            <text:p>71.9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85]^[.M78]" office:value-type="float" office:value="0.512" calcext:value-type="float">
            <text:p>0.512</text:p>
          </table:table-cell>
          <table:table-cell table:formula="of:=[.I78]*[.N78]" office:value-type="float" office:value="36.85376" calcext:value-type="float">
            <text:p>36.85376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85]^[.E79]" office:value-type="float" office:value="0.64" calcext:value-type="float">
            <text:p>0.64</text:p>
          </table:table-cell>
          <table:table-cell table:formula="of:=[.A79]*[.F79]" office:value-type="float" office:value="64.2432" calcext:value-type="float">
            <text:p>64.2432</text:p>
          </table:table-cell>
          <table:table-cell/>
          <table:table-cell office:value-type="float" office:value="68.33" calcext:value-type="float">
            <text:p>68.3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85]^[.M79]" office:value-type="float" office:value="0.64" calcext:value-type="float">
            <text:p>0.64</text:p>
          </table:table-cell>
          <table:table-cell table:formula="of:=[.I79]*[.N79]" office:value-type="float" office:value="43.7312" calcext:value-type="float">
            <text:p>43.7312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85]^[.E80]" office:value-type="float" office:value="0.8" calcext:value-type="float">
            <text:p>0.8</text:p>
          </table:table-cell>
          <table:table-cell table:formula="of:=[.A80]*[.F80]" office:value-type="float" office:value="80.152" calcext:value-type="float">
            <text:p>80.152</text:p>
          </table:table-cell>
          <table:table-cell/>
          <table:table-cell office:value-type="float" office:value="63.6" calcext:value-type="float">
            <text:p>63.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85]^[.M80]" office:value-type="float" office:value="0.8" calcext:value-type="float">
            <text:p>0.8</text:p>
          </table:table-cell>
          <table:table-cell table:formula="of:=[.I80]*[.N80]" office:value-type="float" office:value="50.88" calcext:value-type="float">
            <text:p>50.88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55]^[.E81]" office:value-type="float" office:value="1" calcext:value-type="float">
            <text:p>1</text:p>
          </table:table-cell>
          <table:table-cell table:formula="of:=[.A81]*[.F81]" office:value-type="float" office:value="100.21" calcext:value-type="float">
            <text:p>100.21</text:p>
          </table:table-cell>
          <table:table-cell/>
          <table:table-cell office:value-type="float" office:value="65.92" calcext:value-type="float">
            <text:p>65.9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55]^[.M81]" office:value-type="float" office:value="1" calcext:value-type="float">
            <text:p>1</text:p>
          </table:table-cell>
          <table:table-cell table:formula="of:=[.I81]*[.N81]" office:value-type="float" office:value="65.92" calcext:value-type="float">
            <text:p>65.9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smoothed</text:p>
          </table:table-cell>
          <table:table-cell table:formula="of:=[.G83]/[.F83]" office:value-type="float" office:value="100.316806282723" calcext:value-type="float">
            <text:p>100.316806282723</text:p>
          </table:table-cell>
          <table:table-cell table:formula="of:=SUM([.F77:.F82])" office:value-type="float" office:value="3.3616" calcext:value-type="float">
            <text:p>3.3616</text:p>
          </table:table-cell>
          <table:table-cell table:formula="of:=SUM([.G77:.G81])" office:value-type="float" office:value="337.224976" calcext:value-type="float">
            <text:p>337.224976</text:p>
          </table:table-cell>
          <table:table-cell table:number-columns-repeated="4"/>
          <table:table-cell office:value-type="string" calcext:value-type="string">
            <text:p>smoothed</text:p>
          </table:table-cell>
          <table:table-cell table:formula="of:=[.O83]/[.N83]" office:value-type="float" office:value="67.8207329842932" calcext:value-type="float">
            <text:p>67.8207329842932</text:p>
          </table:table-cell>
          <table:table-cell table:formula="of:=SUM([.N77:.N82])" office:value-type="float" office:value="3.3616" calcext:value-type="float">
            <text:p>3.3616</text:p>
          </table:table-cell>
          <table:table-cell table:formula="of:=SUM([.O77:.O81])" office:value-type="float" office:value="227.986176" calcext:value-type="float">
            <text:p>227.98617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table:formula="of:= 1 / (5)" office:value-type="float" office:value="0.2" calcext:value-type="float">
            <text:p>0.2</text:p>
          </table:table-cell>
          <table:table-cell table:number-columns-repeated="6"/>
          <table:table-cell office:value-type="string" calcext:value-type="string">
            <text:p>alpha</text:p>
          </table:table-cell>
          <table:table-cell table:formula="of:= 1 / (5)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84]" office:value-type="float" office:value="0.8" calcext:value-type="float">
            <text:p>0.8</text:p>
          </table:table-cell>
          <table:table-cell table:number-columns-repeated="6"/>
          <table:table-cell office:value-type="string" calcext:value-type="string">
            <text:p>1-a</text:p>
          </table:table-cell>
          <table:table-cell table:formula="of:=1-[.M84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12"/>
        </table:table-row>
        <table:table-row table:style-name="ro1">
          <table:table-cell table:formula="of:=[.A77]-[.$E$83]" office:value-type="float" office:value="0.143193717277484" calcext:value-type="float">
            <text:p>0.143193717277484</text:p>
          </table:table-cell>
          <table:table-cell table:formula="of:=[.I77]-[.$M$83]" office:value-type="float" office:value="6.88926701570679" calcext:value-type="float">
            <text:p>6.88926701570679</text:p>
          </table:table-cell>
          <table:table-cell table:formula="of:=[.A87]*[.B87]" office:value-type="float" office:value="0.986499753296213" calcext:value-type="float">
            <text:p>0.986499753296213</text:p>
          </table:table-cell>
          <table:table-cell table:number-columns-repeated="12"/>
        </table:table-row>
        <table:table-row table:style-name="ro1">
          <table:table-cell table:formula="of:=[.A78]-[.$E$83]" office:value-type="float" office:value="0.213193717277491" calcext:value-type="float">
            <text:p>0.213193717277491</text:p>
          </table:table-cell>
          <table:table-cell table:formula="of:=[.I78]-[.$M$83]" office:value-type="float" office:value="4.1592670157068" calcext:value-type="float">
            <text:p>4.1592670157068</text:p>
          </table:table-cell>
          <table:table-cell table:formula="of:=[.A88]*[.B88]" office:value-type="float" office:value="0.886729596228191" calcext:value-type="float">
            <text:p>0.886729596228191</text:p>
          </table:table-cell>
          <table:table-cell table:number-columns-repeated="12"/>
        </table:table-row>
        <table:table-row table:style-name="ro1">
          <table:table-cell table:formula="of:=[.A79]-[.$E$83]" office:value-type="float" office:value="0.0631937172774855" calcext:value-type="float">
            <text:p>0.0631937172774855</text:p>
          </table:table-cell>
          <table:table-cell table:formula="of:=[.I79]-[.$M$83]" office:value-type="float" office:value="0.509267015706797" calcext:value-type="float">
            <text:p>0.509267015706797</text:p>
          </table:table-cell>
          <table:table-cell table:formula="of:=[.A89]*[.B89]" office:value-type="float" office:value="0.0321824758093241" calcext:value-type="float">
            <text:p>0.0321824758093241</text:p>
          </table:table-cell>
          <table:table-cell table:number-columns-repeated="12"/>
        </table:table-row>
        <table:table-row table:style-name="ro1">
          <table:table-cell table:formula="of:=[.A80]-[.$E$83]" office:value-type="float" office:value="-0.126806282722512" calcext:value-type="float">
            <text:p>-0.126806282722512</text:p>
          </table:table-cell>
          <table:table-cell table:formula="of:=[.I80]-[.$M$83]" office:value-type="float" office:value="-4.2207329842932" calcext:value-type="float">
            <text:p>-4.2207329842932</text:p>
          </table:table-cell>
          <table:table-cell table:formula="of:=[.A90]*[.B90]" office:value-type="float" office:value="0.535215460102516" calcext:value-type="float">
            <text:p>0.535215460102516</text:p>
          </table:table-cell>
          <table:table-cell table:number-columns-repeated="12"/>
        </table:table-row>
        <table:table-row table:style-name="ro1">
          <table:table-cell table:formula="of:=[.A81]-[.$E$83]" office:value-type="float" office:value="-0.106806282722516" calcext:value-type="float">
            <text:p>-0.106806282722516</text:p>
          </table:table-cell>
          <table:table-cell table:formula="of:=[.I81]-[.$M$83]" office:value-type="float" office:value="-1.9007329842932" calcext:value-type="float">
            <text:p>-1.9007329842932</text:p>
          </table:table-cell>
          <table:table-cell table:formula="of:=[.A91]*[.B91]" office:value-type="float" office:value="0.203010224500432" calcext:value-type="float">
            <text:p>0.20301022450043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SUM([.C87:.C91])" office:value-type="float" office:value="2.64363750993668" calcext:value-type="float">
            <text:p>2.643637509936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92]/(5)" office:value-type="float" office:value="0.528727501987335" calcext:value-type="float">
            <text:p>0.528727501987335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14"/>
        </table:table-row>
        <table:table-row table:style-name="ro1">
          <table:table-cell table:formula="of:=COM.MICROSOFT.STDEV.P([.A77:.A81])" office:value-type="float" office:value="0.134551105532434" calcext:value-type="float">
            <text:p>0.134551105532434</text:p>
          </table:table-cell>
          <table:table-cell table:formula="of:=COM.MICROSOFT.STDEV.P([.I77:.I81])" office:value-type="float" office:value="4.01341450637733" calcext:value-type="float">
            <text:p>4.01341450637733</text:p>
          </table:table-cell>
          <table:table-cell table:formula="of:=[.A96]*[.B96]" office:value-type="float" office:value="0.540009358792979" calcext:value-type="float">
            <text:p>0.540009358792979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93]/ ([.A96]*[.B96])" office:value-type="float" office:value="0.979108034662842" calcext:value-type="float">
            <text:p>0.979108034662842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109]^[.E101]" office:value-type="float" office:value="0.197530864197531" calcext:value-type="float">
            <text:p>0.197530864197531</text:p>
          </table:table-cell>
          <table:table-cell table:formula="of:=[.A101]*[.F101]" office:value-type="float" office:value="19.843950617284" calcext:value-type="float">
            <text:p>19.843950617284</text:p>
          </table:table-cell>
          <table:table-cell/>
          <table:table-cell office:value-type="float" office:value="74.71" calcext:value-type="float">
            <text:p>74.7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M$109]^[.M101]" office:value-type="float" office:value="0.197530864197531" calcext:value-type="float">
            <text:p>0.197530864197531</text:p>
          </table:table-cell>
          <table:table-cell table:formula="of:=[.I101]*[.N101]" office:value-type="float" office:value="14.7575308641975" calcext:value-type="float">
            <text:p>14.7575308641975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109]^[.E102]" office:value-type="float" office:value="0.296296296296296" calcext:value-type="float">
            <text:p>0.296296296296296</text:p>
          </table:table-cell>
          <table:table-cell table:formula="of:=[.A102]*[.F102]" office:value-type="float" office:value="29.7866666666667" calcext:value-type="float">
            <text:p>29.7866666666667</text:p>
          </table:table-cell>
          <table:table-cell/>
          <table:table-cell office:value-type="float" office:value="71.98" calcext:value-type="float">
            <text:p>71.9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M$109]^[.M102]" office:value-type="float" office:value="0.296296296296296" calcext:value-type="float">
            <text:p>0.296296296296296</text:p>
          </table:table-cell>
          <table:table-cell table:formula="of:=[.I102]*[.N102]" office:value-type="float" office:value="21.3274074074074" calcext:value-type="float">
            <text:p>21.3274074074074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109]^[.E103]" office:value-type="float" office:value="0.444444444444445" calcext:value-type="float">
            <text:p>0.444444444444445</text:p>
          </table:table-cell>
          <table:table-cell table:formula="of:=[.A103]*[.F103]" office:value-type="float" office:value="44.6133333333333" calcext:value-type="float">
            <text:p>44.6133333333333</text:p>
          </table:table-cell>
          <table:table-cell/>
          <table:table-cell office:value-type="float" office:value="68.33" calcext:value-type="float">
            <text:p>68.3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M$109]^[.M103]" office:value-type="float" office:value="0.444444444444445" calcext:value-type="float">
            <text:p>0.444444444444445</text:p>
          </table:table-cell>
          <table:table-cell table:formula="of:=[.I103]*[.N103]" office:value-type="float" office:value="30.3688888888889" calcext:value-type="float">
            <text:p>30.3688888888889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109]^[.E104]" office:value-type="float" office:value="0.666666666666667" calcext:value-type="float">
            <text:p>0.666666666666667</text:p>
          </table:table-cell>
          <table:table-cell table:formula="of:=[.A104]*[.F104]" office:value-type="float" office:value="66.7933333333333" calcext:value-type="float">
            <text:p>66.7933333333333</text:p>
          </table:table-cell>
          <table:table-cell/>
          <table:table-cell office:value-type="float" office:value="63.6" calcext:value-type="float">
            <text:p>63.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M$109]^[.M104]" office:value-type="float" office:value="0.666666666666667" calcext:value-type="float">
            <text:p>0.666666666666667</text:p>
          </table:table-cell>
          <table:table-cell table:formula="of:=[.I104]*[.N104]" office:value-type="float" office:value="42.4" calcext:value-type="float">
            <text:p>42.4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109]^[.E105]" office:value-type="float" office:value="1" calcext:value-type="float">
            <text:p>1</text:p>
          </table:table-cell>
          <table:table-cell table:formula="of:=[.A105]*[.F105]" office:value-type="float" office:value="100.21" calcext:value-type="float">
            <text:p>100.21</text:p>
          </table:table-cell>
          <table:table-cell/>
          <table:table-cell office:value-type="float" office:value="65.92" calcext:value-type="float">
            <text:p>65.9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M$109]^[.M105]" office:value-type="float" office:value="1" calcext:value-type="float">
            <text:p>1</text:p>
          </table:table-cell>
          <table:table-cell table:formula="of:=[.I105]*[.N105]" office:value-type="float" office:value="65.92" calcext:value-type="float">
            <text:p>65.9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exponential</text:p>
          </table:table-cell>
          <table:table-cell table:formula="of:=[.G107]/[.F107]" office:value-type="float" office:value="100.289241706161" calcext:value-type="float">
            <text:p>100.289241706161</text:p>
          </table:table-cell>
          <table:table-cell table:formula="of:=SUM([.F101:.F106])" office:value-type="float" office:value="2.60493827160494" calcext:value-type="float">
            <text:p>2.60493827160494</text:p>
          </table:table-cell>
          <table:table-cell table:formula="of:=SUM([.G101:.G105])" office:value-type="float" office:value="261.247283950617" calcext:value-type="float">
            <text:p>261.247283950617</text:p>
          </table:table-cell>
          <table:table-cell table:number-columns-repeated="4"/>
          <table:table-cell office:value-type="string" calcext:value-type="string">
            <text:p>smoothed</text:p>
          </table:table-cell>
          <table:table-cell table:formula="of:=[.O107]/[.N107]" office:value-type="float" office:value="67.0932701421801" calcext:value-type="float">
            <text:p>67.0932701421801</text:p>
          </table:table-cell>
          <table:table-cell table:formula="of:=SUM([.N101:.N106])" office:value-type="float" office:value="2.60493827160494" calcext:value-type="float">
            <text:p>2.60493827160494</text:p>
          </table:table-cell>
          <table:table-cell table:formula="of:=SUM([.O101:.O105])" office:value-type="float" office:value="174.773827160494" calcext:value-type="float">
            <text:p>174.77382716049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table:formula="of:= 2 / (5+1)" office:value-type="float" office:value="0.333333333333333" calcext:value-type="float">
            <text:p>0.333333333333333</text:p>
          </table:table-cell>
          <table:table-cell table:number-columns-repeated="6"/>
          <table:table-cell office:value-type="string" calcext:value-type="string">
            <text:p>alpha</text:p>
          </table:table-cell>
          <table:table-cell table:formula="of:= 2 / (5+1)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108]" office:value-type="float" office:value="0.666666666666667" calcext:value-type="float">
            <text:p>0.666666666666667</text:p>
          </table:table-cell>
          <table:table-cell table:number-columns-repeated="6"/>
          <table:table-cell office:value-type="string" calcext:value-type="string">
            <text:p>1-a</text:p>
          </table:table-cell>
          <table:table-cell table:formula="of:=1-[.M108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12"/>
        </table:table-row>
        <table:table-row table:style-name="ro1">
          <table:table-cell table:formula="of:=[.A101]-[.$E$107]" office:value-type="float" office:value="0.170758293838858" calcext:value-type="float">
            <text:p>0.170758293838858</text:p>
          </table:table-cell>
          <table:table-cell table:formula="of:=[.I101]-[.$M$107]" office:value-type="float" office:value="7.61672985781991" calcext:value-type="float">
            <text:p>7.61672985781991</text:p>
          </table:table-cell>
          <table:table-cell table:formula="of:=[.A111]*[.B111]" office:value-type="float" office:value="1.30061979515282" calcext:value-type="float">
            <text:p>1.30061979515282</text:p>
          </table:table-cell>
          <table:table-cell table:number-columns-repeated="12"/>
        </table:table-row>
        <table:table-row table:style-name="ro1">
          <table:table-cell table:formula="of:=[.A102]-[.$E$107]" office:value-type="float" office:value="0.240758293838866" calcext:value-type="float">
            <text:p>0.240758293838866</text:p>
          </table:table-cell>
          <table:table-cell table:formula="of:=[.I102]-[.$M$107]" office:value-type="float" office:value="4.88672985781992" calcext:value-type="float">
            <text:p>4.88672985781992</text:p>
          </table:table-cell>
          <table:table-cell table:formula="of:=[.A112]*[.B112]" office:value-type="float" office:value="1.17652074302017" calcext:value-type="float">
            <text:p>1.17652074302017</text:p>
          </table:table-cell>
          <table:table-cell table:number-columns-repeated="12"/>
        </table:table-row>
        <table:table-row table:style-name="ro1">
          <table:table-cell table:formula="of:=[.A103]-[.$E$107]" office:value-type="float" office:value="0.09075829383886" calcext:value-type="float">
            <text:p>0.09075829383886</text:p>
          </table:table-cell>
          <table:table-cell table:formula="of:=[.I103]-[.$M$107]" office:value-type="float" office:value="1.23672985781991" calcext:value-type="float">
            <text:p>1.23672985781991</text:p>
          </table:table-cell>
          <table:table-cell table:formula="of:=[.A113]*[.B113]" office:value-type="float" office:value="0.112243491835311" calcext:value-type="float">
            <text:p>0.112243491835311</text:p>
          </table:table-cell>
          <table:table-cell table:number-columns-repeated="12"/>
        </table:table-row>
        <table:table-row table:style-name="ro1">
          <table:table-cell table:formula="of:=[.A104]-[.$E$107]" office:value-type="float" office:value="-0.0992417061611377" calcext:value-type="float">
            <text:p>-0.0992417061611377</text:p>
          </table:table-cell>
          <table:table-cell table:formula="of:=[.I104]-[.$M$107]" office:value-type="float" office:value="-3.49327014218009" calcext:value-type="float">
            <text:p>-3.49327014218009</text:p>
          </table:table-cell>
          <table:table-cell table:formula="of:=[.A114]*[.B114]" office:value-type="float" office:value="0.346678088991712" calcext:value-type="float">
            <text:p>0.346678088991712</text:p>
          </table:table-cell>
          <table:table-cell table:number-columns-repeated="12"/>
        </table:table-row>
        <table:table-row table:style-name="ro1">
          <table:table-cell table:formula="of:=[.A105]-[.$E$107]" office:value-type="float" office:value="-0.0792417061611417" calcext:value-type="float">
            <text:p>-0.0792417061611417</text:p>
          </table:table-cell>
          <table:table-cell table:formula="of:=[.I105]-[.$M$107]" office:value-type="float" office:value="-1.17327014218009" calcext:value-type="float">
            <text:p>-1.17327014218009</text:p>
          </table:table-cell>
          <table:table-cell table:formula="of:=[.A115]*[.B115]" office:value-type="float" office:value="0.0929719278542754" calcext:value-type="float">
            <text:p>0.092971927854275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SUM([.C111:.C115])" office:value-type="float" office:value="3.02903404685428" calcext:value-type="float">
            <text:p>3.029034046854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116]/(5)" office:value-type="float" office:value="0.605806809370856" calcext:value-type="float">
            <text:p>0.605806809370856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14"/>
        </table:table-row>
        <table:table-row table:style-name="ro1">
          <table:table-cell table:formula="of:=COM.MICROSOFT.STDEV.P([.A101:.A105])" office:value-type="float" office:value="0.134551105532434" calcext:value-type="float">
            <text:p>0.134551105532434</text:p>
          </table:table-cell>
          <table:table-cell table:formula="of:=COM.MICROSOFT.STDEV.P([.I101:.I105])" office:value-type="float" office:value="4.01341450637733" calcext:value-type="float">
            <text:p>4.01341450637733</text:p>
          </table:table-cell>
          <table:table-cell table:formula="of:=[.A120]*[.B120]" office:value-type="float" office:value="0.540009358792979" calcext:value-type="float">
            <text:p>0.540009358792979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117]/ ([.A120]*[.B120])" office:value-type="float" office:value="1.12184501899179" calcext:value-type="float">
            <text:p>1.12184501899179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E$133]^[.E125]" office:value-type="float" office:value="0.0390184423106234" calcext:value-type="float">
            <text:p>0.0390184423106234</text:p>
          </table:table-cell>
          <table:table-cell table:formula="of:=[.A125]*[.F125]" office:value-type="float" office:value="3.91979271452522" calcext:value-type="float">
            <text:p>3.91979271452522</text:p>
          </table:table-cell>
          <table:table-cell/>
          <table:table-cell office:value-type="float" office:value="74.71" calcext:value-type="float">
            <text:p>74.7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$M$133]^[.M125]" office:value-type="float" office:value="0.0390184423106234" calcext:value-type="float">
            <text:p>0.0390184423106234</text:p>
          </table:table-cell>
          <table:table-cell table:formula="of:=[.I125]*[.N125]" office:value-type="float" office:value="2.91506782502667" calcext:value-type="float">
            <text:p>2.91506782502667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E$133]^[.E126]" office:value-type="float" office:value="0.0877914951989026" calcext:value-type="float">
            <text:p>0.0877914951989026</text:p>
          </table:table-cell>
          <table:table-cell table:formula="of:=[.A126]*[.F126]" office:value-type="float" office:value="8.82567901234568" calcext:value-type="float">
            <text:p>8.82567901234568</text:p>
          </table:table-cell>
          <table:table-cell/>
          <table:table-cell office:value-type="float" office:value="71.98" calcext:value-type="float">
            <text:p>71.9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M$133]^[.M126]" office:value-type="float" office:value="0.0877914951989026" calcext:value-type="float">
            <text:p>0.0877914951989026</text:p>
          </table:table-cell>
          <table:table-cell table:formula="of:=[.I126]*[.N126]" office:value-type="float" office:value="6.31923182441701" calcext:value-type="float">
            <text:p>6.31923182441701</text:p>
          </table:table-cell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E$133]^[.E127]" office:value-type="float" office:value="0.197530864197531" calcext:value-type="float">
            <text:p>0.197530864197531</text:p>
          </table:table-cell>
          <table:table-cell table:formula="of:=[.A127]*[.F127]" office:value-type="float" office:value="19.8281481481481" calcext:value-type="float">
            <text:p>19.8281481481481</text:p>
          </table:table-cell>
          <table:table-cell/>
          <table:table-cell office:value-type="float" office:value="68.33" calcext:value-type="float">
            <text:p>68.3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$M$133]^[.M127]" office:value-type="float" office:value="0.197530864197531" calcext:value-type="float">
            <text:p>0.197530864197531</text:p>
          </table:table-cell>
          <table:table-cell table:formula="of:=[.I127]*[.N127]" office:value-type="float" office:value="13.4972839506173" calcext:value-type="float">
            <text:p>13.4972839506173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E$133]^[.E128]" office:value-type="float" office:value="0.444444444444444" calcext:value-type="float">
            <text:p>0.444444444444444</text:p>
          </table:table-cell>
          <table:table-cell table:formula="of:=[.A128]*[.F128]" office:value-type="float" office:value="44.5288888888889" calcext:value-type="float">
            <text:p>44.5288888888889</text:p>
          </table:table-cell>
          <table:table-cell/>
          <table:table-cell office:value-type="float" office:value="63.6" calcext:value-type="float">
            <text:p>63.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$M$133]^[.M128]" office:value-type="float" office:value="0.444444444444444" calcext:value-type="float">
            <text:p>0.444444444444444</text:p>
          </table:table-cell>
          <table:table-cell table:formula="of:=[.I128]*[.N128]" office:value-type="float" office:value="28.2666666666667" calcext:value-type="float">
            <text:p>28.2666666666667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E$133]^[.E129]" office:value-type="float" office:value="1" calcext:value-type="float">
            <text:p>1</text:p>
          </table:table-cell>
          <table:table-cell table:formula="of:=[.A129]*[.F129]" office:value-type="float" office:value="100.21" calcext:value-type="float">
            <text:p>100.21</text:p>
          </table:table-cell>
          <table:table-cell/>
          <table:table-cell office:value-type="float" office:value="65.92" calcext:value-type="float">
            <text:p>65.9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$M$133]^[.M129]" office:value-type="float" office:value="1" calcext:value-type="float">
            <text:p>1</text:p>
          </table:table-cell>
          <table:table-cell table:formula="of:=[.I129]*[.N129]" office:value-type="float" office:value="65.92" calcext:value-type="float">
            <text:p>65.9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exponential</text:p>
          </table:table-cell>
          <table:table-cell table:formula="of:=[.G131]/[.F131]" office:value-type="float" office:value="100.245357173632" calcext:value-type="float">
            <text:p>100.245357173632</text:p>
          </table:table-cell>
          <table:table-cell table:formula="of:=SUM([.F125:.F130])" office:value-type="float" office:value="1.7687852461515" calcext:value-type="float">
            <text:p>1.7687852461515</text:p>
          </table:table-cell>
          <table:table-cell table:formula="of:=SUM([.G125:.G129])" office:value-type="float" office:value="177.312508763908" calcext:value-type="float">
            <text:p>177.312508763908</text:p>
          </table:table-cell>
          <table:table-cell table:number-columns-repeated="4"/>
          <table:table-cell office:value-type="string" calcext:value-type="string">
            <text:p>smoothed</text:p>
          </table:table-cell>
          <table:table-cell table:formula="of:=[.O131]/[.N131]" office:value-type="float" office:value="66.1008737613098" calcext:value-type="float">
            <text:p>66.1008737613098</text:p>
          </table:table-cell>
          <table:table-cell table:formula="of:=SUM([.N125:.N130])" office:value-type="float" office:value="1.7687852461515" calcext:value-type="float">
            <text:p>1.7687852461515</text:p>
          </table:table-cell>
          <table:table-cell table:formula="of:=SUM([.O125:.O129])" office:value-type="float" office:value="116.918250266728" calcext:value-type="float">
            <text:p>116.9182502667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table:formula="of:= 5 / (5+4)" office:value-type="float" office:value="0.555555555555556" calcext:value-type="float">
            <text:p>0.555555555555556</text:p>
          </table:table-cell>
          <table:table-cell table:number-columns-repeated="6"/>
          <table:table-cell office:value-type="string" calcext:value-type="string">
            <text:p>alpha</text:p>
          </table:table-cell>
          <table:table-cell table:formula="of:= 5/ (5+4)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-a</text:p>
          </table:table-cell>
          <table:table-cell table:formula="of:=1-[.E132]" office:value-type="float" office:value="0.444444444444444" calcext:value-type="float">
            <text:p>0.444444444444444</text:p>
          </table:table-cell>
          <table:table-cell table:number-columns-repeated="6"/>
          <table:table-cell office:value-type="string" calcext:value-type="string">
            <text:p>1-a</text:p>
          </table:table-cell>
          <table:table-cell table:formula="of:=1-[.M132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12"/>
        </table:table-row>
        <table:table-row table:style-name="ro1">
          <table:table-cell table:formula="of:=[.A125]-[.$E$131]" office:value-type="float" office:value="0.21464282636795" calcext:value-type="float">
            <text:p>0.21464282636795</text:p>
          </table:table-cell>
          <table:table-cell table:formula="of:=[.I125]-[.$M$131]" office:value-type="float" office:value="8.60912623869021" calcext:value-type="float">
            <text:p>8.60912623869021</text:p>
          </table:table-cell>
          <table:table-cell table:formula="of:=[.A135]*[.B135]" office:value-type="float" office:value="1.84788718843094" calcext:value-type="float">
            <text:p>1.84788718843094</text:p>
          </table:table-cell>
          <table:table-cell table:number-columns-repeated="12"/>
        </table:table-row>
        <table:table-row table:style-name="ro1">
          <table:table-cell table:formula="of:=[.A126]-[.$E$131]" office:value-type="float" office:value="0.284642826367957" calcext:value-type="float">
            <text:p>0.284642826367957</text:p>
          </table:table-cell>
          <table:table-cell table:formula="of:=[.I126]-[.$M$131]" office:value-type="float" office:value="5.87912623869022" calcext:value-type="float">
            <text:p>5.87912623869022</text:p>
          </table:table-cell>
          <table:table-cell table:formula="of:=[.A136]*[.B136]" office:value-type="float" office:value="1.6734511091548" calcext:value-type="float">
            <text:p>1.6734511091548</text:p>
          </table:table-cell>
          <table:table-cell table:number-columns-repeated="12"/>
        </table:table-row>
        <table:table-row table:style-name="ro1">
          <table:table-cell table:formula="of:=[.A127]-[.$E$131]" office:value-type="float" office:value="0.134642826367951" calcext:value-type="float">
            <text:p>0.134642826367951</text:p>
          </table:table-cell>
          <table:table-cell table:formula="of:=[.I127]-[.$M$131]" office:value-type="float" office:value="2.22912623869021" calcext:value-type="float">
            <text:p>2.22912623869021</text:p>
          </table:table-cell>
          <table:table-cell table:formula="of:=[.A137]*[.B137]" office:value-type="float" office:value="0.300135857108211" calcext:value-type="float">
            <text:p>0.300135857108211</text:p>
          </table:table-cell>
          <table:table-cell table:number-columns-repeated="12"/>
        </table:table-row>
        <table:table-row table:style-name="ro1">
          <table:table-cell table:formula="of:=[.A128]-[.$E$131]" office:value-type="float" office:value="-0.0553571736320464" calcext:value-type="float">
            <text:p>-0.0553571736320464</text:p>
          </table:table-cell>
          <table:table-cell table:formula="of:=[.I128]-[.$M$131]" office:value-type="float" office:value="-2.50087376130978" calcext:value-type="float">
            <text:p>-2.50087376130978</text:p>
          </table:table-cell>
          <table:table-cell table:formula="of:=[.A138]*[.B138]" office:value-type="float" office:value="0.138441303036655" calcext:value-type="float">
            <text:p>0.138441303036655</text:p>
          </table:table-cell>
          <table:table-cell table:number-columns-repeated="12"/>
        </table:table-row>
        <table:table-row table:style-name="ro1">
          <table:table-cell table:formula="of:=[.A129]-[.$E$131]" office:value-type="float" office:value="-0.0353571736320504" calcext:value-type="float">
            <text:p>-0.0353571736320504</text:p>
          </table:table-cell>
          <table:table-cell table:formula="of:=[.I129]-[.$M$131]" office:value-type="float" office:value="-0.180873761309783" calcext:value-type="float">
            <text:p>-0.180873761309783</text:p>
          </table:table-cell>
          <table:table-cell table:formula="of:=[.A139]*[.B139]" office:value-type="float" office:value="0.00639518498411204" calcext:value-type="float">
            <text:p>0.0063951849841120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SUM([.C135:.C139])" office:value-type="float" office:value="3.96631064271472" calcext:value-type="float">
            <text:p>3.966310642714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140]/(5)" office:value-type="float" office:value="0.793262128542944" calcext:value-type="float">
            <text:p>0.793262128542944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14"/>
        </table:table-row>
        <table:table-row table:style-name="ro1">
          <table:table-cell table:formula="of:=COM.MICROSOFT.STDEV.P([.A125:.A129])" office:value-type="float" office:value="0.134551105532434" calcext:value-type="float">
            <text:p>0.134551105532434</text:p>
          </table:table-cell>
          <table:table-cell table:formula="of:=COM.MICROSOFT.STDEV.P([.I125:.I129])" office:value-type="float" office:value="4.01341450637733" calcext:value-type="float">
            <text:p>4.01341450637733</text:p>
          </table:table-cell>
          <table:table-cell table:formula="of:=[.A144]*[.B144]" office:value-type="float" office:value="0.540009358792979" calcext:value-type="float">
            <text:p>0.540009358792979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141]/ ([.A144]*[.B144])" office:value-type="float" office:value="1.46897848273599" calcext:value-type="float">
            <text:p>1.46897848273599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100.46" calcext:value-type="float">
            <text:p>100.46</text:p>
          </table:table-cell>
          <table:table-cell office:value-type="float" office:value="74.71" calcext:value-type="float">
            <text:p>74.71</text:p>
          </table:table-cell>
          <table:table-cell table:number-columns-repeated="13"/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71.98" calcext:value-type="float">
            <text:p>71.98</text:p>
          </table:table-cell>
          <table:table-cell table:number-columns-repeated="13"/>
        </table:table-row>
        <table:table-row table:style-name="ro1">
          <table:table-cell office:value-type="float" office:value="100.38" calcext:value-type="float">
            <text:p>100.38</text:p>
          </table:table-cell>
          <table:table-cell office:value-type="float" office:value="68.33" calcext:value-type="float">
            <text:p>68.33</text:p>
          </table:table-cell>
          <table:table-cell table:number-columns-repeated="13"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float" office:value="63.6" calcext:value-type="float">
            <text:p>63.6</text:p>
          </table:table-cell>
          <table:table-cell table:number-columns-repeated="13"/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float" office:value="65.92" calcext:value-type="float">
            <text:p>65.92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formula="of:=MEDIAN([.A149:.A153])" office:value-type="float" office:value="100.38" calcext:value-type="float">
            <text:p>100.38</text:p>
          </table:table-cell>
          <table:table-cell table:formula="of:=MEDIAN([.B149:.B153])" office:value-type="float" office:value="68.33" calcext:value-type="float">
            <text:p>68.33</text:p>
          </table:table-cell>
          <table:table-cell office:value-type="string" calcext:value-type="string">
            <text:p>Media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12"/>
        </table:table-row>
        <table:table-row table:style-name="ro1">
          <table:table-cell table:formula="of:=[.A149]-[.$A$155]" office:value-type="float" office:value="0.0799999999999983" calcext:value-type="float">
            <text:p>0.0799999999999983</text:p>
          </table:table-cell>
          <table:table-cell table:formula="of:=[.B149]-[.$B$155]" office:value-type="float" office:value="6.38" calcext:value-type="float">
            <text:p>6.38</text:p>
          </table:table-cell>
          <table:table-cell table:formula="of:=[.A158]*[.B158]" office:value-type="float" office:value="0.510399999999989" calcext:value-type="float">
            <text:p>0.510399999999989</text:p>
          </table:table-cell>
          <table:table-cell table:number-columns-repeated="12"/>
        </table:table-row>
        <table:table-row table:style-name="ro1">
          <table:table-cell table:formula="of:=[.A150]-[.$A$155]" office:value-type="float" office:value="0.150000000000006" calcext:value-type="float">
            <text:p>0.150000000000006</text:p>
          </table:table-cell>
          <table:table-cell table:formula="of:=[.B150]-[.$B$155]" office:value-type="float" office:value="3.65000000000001" calcext:value-type="float">
            <text:p>3.65000000000001</text:p>
          </table:table-cell>
          <table:table-cell table:formula="of:=[.A159]*[.B159]" office:value-type="float" office:value="0.547500000000022" calcext:value-type="float">
            <text:p>0.547500000000022</text:p>
          </table:table-cell>
          <table:table-cell table:number-columns-repeated="12"/>
        </table:table-row>
        <table:table-row table:style-name="ro1">
          <table:table-cell table:formula="of:=[.A151]-[.$A$155]" office:value-type="float" office:value="0" calcext:value-type="float">
            <text:p>0</text:p>
          </table:table-cell>
          <table:table-cell table:formula="of:=[.B151]-[.$B$155]" office:value-type="float" office:value="0" calcext:value-type="float">
            <text:p>0</text:p>
          </table:table-cell>
          <table:table-cell table:formula="of:=[.A160]*[.B16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2]-[.$A$155]" office:value-type="float" office:value="-0.189999999999998" calcext:value-type="float">
            <text:p>-0.189999999999998</text:p>
          </table:table-cell>
          <table:table-cell table:formula="of:=[.B152]-[.$B$155]" office:value-type="float" office:value="-4.73" calcext:value-type="float">
            <text:p>-4.73</text:p>
          </table:table-cell>
          <table:table-cell table:formula="of:=[.A161]*[.B161]" office:value-type="float" office:value="0.898699999999989" calcext:value-type="float">
            <text:p>0.898699999999989</text:p>
          </table:table-cell>
          <table:table-cell table:number-columns-repeated="12"/>
        </table:table-row>
        <table:table-row table:style-name="ro1">
          <table:table-cell table:formula="of:=[.A153]-[.$A$155]" office:value-type="float" office:value="-0.170000000000002" calcext:value-type="float">
            <text:p>-0.170000000000002</text:p>
          </table:table-cell>
          <table:table-cell table:formula="of:=[.B153]-[.$B$155]" office:value-type="float" office:value="-2.41" calcext:value-type="float">
            <text:p>-2.41</text:p>
          </table:table-cell>
          <table:table-cell table:formula="of:=[.A162]*[.B162]" office:value-type="float" office:value="0.409700000000004" calcext:value-type="float">
            <text:p>0.40970000000000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SUM([.C158:.C162])" office:value-type="float" office:value="2.3663" calcext:value-type="float">
            <text:p>2.36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163]/(5)" office:value-type="float" office:value="0.473260000000001" calcext:value-type="float">
            <text:p>0.473260000000001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14"/>
        </table:table-row>
        <table:table-row table:style-name="ro1">
          <table:table-cell table:formula="of:=COM.MICROSOFT.STDEV.P([.A149:.A153])" office:value-type="float" office:value="0.134551105532434" calcext:value-type="float">
            <text:p>0.134551105532434</text:p>
          </table:table-cell>
          <table:table-cell table:formula="of:=COM.MICROSOFT.STDEV.P([.B149:.B153])" office:value-type="float" office:value="4.01341450637733" calcext:value-type="float">
            <text:p>4.01341450637733</text:p>
          </table:table-cell>
          <table:table-cell table:formula="of:=[.A167]*[.B167]" office:value-type="float" office:value="0.540009358792979" calcext:value-type="float">
            <text:p>0.540009358792979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164]/ ([.A167]*[.B167])" office:value-type="float" office:value="0.876392218567886" calcext:value-type="float">
            <text:p>0.876392218567886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formula="of:=ROUND([.A149])" office:value-type="float" office:value="100" calcext:value-type="float">
            <text:p>100</text:p>
          </table:table-cell>
          <table:table-cell table:formula="of:=ROUND([.B149])" office:value-type="float" office:value="75" calcext:value-type="float">
            <text:p>75</text:p>
          </table:table-cell>
          <table:table-cell table:number-columns-repeated="13"/>
        </table:table-row>
        <table:table-row table:style-name="ro1">
          <table:table-cell table:formula="of:=ROUND([.A150])" office:value-type="float" office:value="101" calcext:value-type="float">
            <text:p>101</text:p>
          </table:table-cell>
          <table:table-cell table:formula="of:=ROUND([.B150])"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 table:formula="of:=ROUND([.A151])" office:value-type="float" office:value="100" calcext:value-type="float">
            <text:p>100</text:p>
          </table:table-cell>
          <table:table-cell table:formula="of:=ROUND([.B151])"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 table:formula="of:=ROUND([.A152])" office:value-type="float" office:value="100" calcext:value-type="float">
            <text:p>100</text:p>
          </table:table-cell>
          <table:table-cell table:formula="of:=ROUND([.B152])"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 table:formula="of:=ROUND([.A153])" office:value-type="float" office:value="100" calcext:value-type="float">
            <text:p>100</text:p>
          </table:table-cell>
          <table:table-cell table:formula="of:=ROUND([.B153])"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formula="of:=MODE([.A171:.A175])" office:value-type="float" office:value="100" calcext:value-type="float">
            <text:p>100</text:p>
          </table:table-cell>
          <table:table-cell table:formula="of:=AVERAGE([.B171:.B175])" office:value-type="float" office:value="69" calcext:value-type="float">
            <text:p>69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12"/>
        </table:table-row>
        <table:table-row table:style-name="ro1">
          <table:table-cell table:formula="of:=[.A149]-[.$A$177]" office:value-type="float" office:value="0.459999999999994" calcext:value-type="float">
            <text:p>0.459999999999994</text:p>
          </table:table-cell>
          <table:table-cell table:formula="of:=[.B149]-[.$B$177]" office:value-type="float" office:value="5.70999999999999" calcext:value-type="float">
            <text:p>5.70999999999999</text:p>
          </table:table-cell>
          <table:table-cell table:formula="of:=[.A180]*[.B180]" office:value-type="float" office:value="2.62659999999996" calcext:value-type="float">
            <text:p>2.62659999999996</text:p>
          </table:table-cell>
          <table:table-cell table:number-columns-repeated="12"/>
        </table:table-row>
        <table:table-row table:style-name="ro1">
          <table:table-cell table:formula="of:=[.A150]-[.$A$177]" office:value-type="float" office:value="0.530000000000001" calcext:value-type="float">
            <text:p>0.530000000000001</text:p>
          </table:table-cell>
          <table:table-cell table:formula="of:=[.B150]-[.$B$177]" office:value-type="float" office:value="2.98" calcext:value-type="float">
            <text:p>2.98</text:p>
          </table:table-cell>
          <table:table-cell table:formula="of:=[.A181]*[.B181]" office:value-type="float" office:value="1.57940000000001" calcext:value-type="float">
            <text:p>1.57940000000001</text:p>
          </table:table-cell>
          <table:table-cell table:number-columns-repeated="12"/>
        </table:table-row>
        <table:table-row table:style-name="ro1">
          <table:table-cell table:formula="of:=[.A151]-[.$A$177]" office:value-type="float" office:value="0.379999999999995" calcext:value-type="float">
            <text:p>0.379999999999995</text:p>
          </table:table-cell>
          <table:table-cell table:formula="of:=[.B151]-[.$B$177]" office:value-type="float" office:value="-0.670000000000002" calcext:value-type="float">
            <text:p>-0.670000000000002</text:p>
          </table:table-cell>
          <table:table-cell table:formula="of:=[.A182]*[.B182]" office:value-type="float" office:value="-0.254599999999998" calcext:value-type="float">
            <text:p>-0.254599999999998</text:p>
          </table:table-cell>
          <table:table-cell table:number-columns-repeated="12"/>
        </table:table-row>
        <table:table-row table:style-name="ro1">
          <table:table-cell table:formula="of:=[.A152]-[.$A$177]" office:value-type="float" office:value="0.189999999999998" calcext:value-type="float">
            <text:p>0.189999999999998</text:p>
          </table:table-cell>
          <table:table-cell table:formula="of:=[.B152]-[.$B$177]" office:value-type="float" office:value="-5.4" calcext:value-type="float">
            <text:p>-5.4</text:p>
          </table:table-cell>
          <table:table-cell table:formula="of:=[.A183]*[.B183]" office:value-type="float" office:value="-1.02599999999999" calcext:value-type="float">
            <text:p>-1.02599999999999</text:p>
          </table:table-cell>
          <table:table-cell table:number-columns-repeated="12"/>
        </table:table-row>
        <table:table-row table:style-name="ro1">
          <table:table-cell table:formula="of:=[.A153]-[.$A$177]" office:value-type="float" office:value="0.209999999999994" calcext:value-type="float">
            <text:p>0.209999999999994</text:p>
          </table:table-cell>
          <table:table-cell table:formula="of:=[.B153]-[.$B$177]" office:value-type="float" office:value="-3.08" calcext:value-type="float">
            <text:p>-3.08</text:p>
          </table:table-cell>
          <table:table-cell table:formula="of:=[.A184]*[.B184]" office:value-type="float" office:value="-0.64679999999998" calcext:value-type="float">
            <text:p>-0.6467999999999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SUM([.C180:.C184])" office:value-type="float" office:value="2.2786" calcext:value-type="float">
            <text:p>2.27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185]/(5)" office:value-type="float" office:value="0.45572" calcext:value-type="float">
            <text:p>0.45572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14"/>
        </table:table-row>
        <table:table-row table:style-name="ro1">
          <table:table-cell table:formula="of:=COM.MICROSOFT.STDEV.P([.A149:.A153])" office:value-type="float" office:value="0.134551105532434" calcext:value-type="float">
            <text:p>0.134551105532434</text:p>
          </table:table-cell>
          <table:table-cell table:formula="of:=COM.MICROSOFT.STDEV.P([.B149:.B153])" office:value-type="float" office:value="4.01341450637733" calcext:value-type="float">
            <text:p>4.01341450637733</text:p>
          </table:table-cell>
          <table:table-cell table:formula="of:=[.A189]*[.B189]" office:value-type="float" office:value="0.540009358792979" calcext:value-type="float">
            <text:p>0.540009358792979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186]/ ([.A189]*[.B189])" office:value-type="float" office:value="0.843911300016391" calcext:value-type="float">
            <text:p>0.843911300016391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Mean AD</text:p>
          </table:table-cell>
          <table:table-cell table:number-columns-repeated="13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ABS([.A195]-[.$D$200])" office:value-type="float" office:value="0.105999999999995" calcext:value-type="float">
            <text:p>0.105999999999995</text:p>
          </table:table-cell>
          <table:table-cell table:number-columns-repeated="2"/>
          <table:table-cell office:value-type="float" office:value="74.71" calcext:value-type="float">
            <text:p>74.71</text:p>
          </table:table-cell>
          <table:table-cell table:formula="of:=ABS([.E195]-[.$D$201])" office:value-type="float" office:value="5.80199999999999" calcext:value-type="float">
            <text:p>5.80199999999999</text:p>
          </table:table-cell>
          <table:table-cell table:number-columns-repeated="9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ABS([.A196]-[.$D$200])" office:value-type="float" office:value="0.176000000000002" calcext:value-type="float">
            <text:p>0.176000000000002</text:p>
          </table:table-cell>
          <table:table-cell table:number-columns-repeated="2"/>
          <table:table-cell office:value-type="float" office:value="71.98" calcext:value-type="float">
            <text:p>71.98</text:p>
          </table:table-cell>
          <table:table-cell table:formula="of:=ABS([.E196]-[.$D$201])" office:value-type="float" office:value="3.072" calcext:value-type="float">
            <text:p>3.072</text:p>
          </table:table-cell>
          <table:table-cell table:number-columns-repeated="9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formula="of:=ABS([.A197]-[.$D$200])" office:value-type="float" office:value="0.0259999999999963" calcext:value-type="float">
            <text:p>0.0259999999999963</text:p>
          </table:table-cell>
          <table:table-cell table:number-columns-repeated="2"/>
          <table:table-cell office:value-type="float" office:value="68.33" calcext:value-type="float">
            <text:p>68.33</text:p>
          </table:table-cell>
          <table:table-cell table:formula="of:=ABS([.E197]-[.$D$201])" office:value-type="float" office:value="0.578000000000003" calcext:value-type="float">
            <text:p>0.578000000000003</text:p>
          </table:table-cell>
          <table:table-cell table:number-columns-repeated="9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formula="of:=ABS([.A198]-[.$D$200])" office:value-type="float" office:value="0.164000000000001" calcext:value-type="float">
            <text:p>0.164000000000001</text:p>
          </table:table-cell>
          <table:table-cell table:number-columns-repeated="2"/>
          <table:table-cell office:value-type="float" office:value="63.6" calcext:value-type="float">
            <text:p>63.6</text:p>
          </table:table-cell>
          <table:table-cell table:formula="of:=ABS([.E198]-[.$D$201])" office:value-type="float" office:value="5.308" calcext:value-type="float">
            <text:p>5.308</text:p>
          </table:table-cell>
          <table:table-cell table:number-columns-repeated="9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formula="of:=ABS([.A199]-[.$D$200])" office:value-type="float" office:value="0.144000000000005" calcext:value-type="float">
            <text:p>0.144000000000005</text:p>
          </table:table-cell>
          <table:table-cell table:number-columns-repeated="2"/>
          <table:table-cell office:value-type="float" office:value="65.92" calcext:value-type="float">
            <text:p>65.92</text:p>
          </table:table-cell>
          <table:table-cell table:formula="of:=ABS([.E199]-[.$D$201])" office:value-type="float" office:value="2.988" calcext:value-type="float">
            <text:p>2.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195:.B199])" office:value-type="float" office:value="0.616" calcext:value-type="float">
            <text:p>0.616</text:p>
          </table:table-cell>
          <table:table-cell office:value-type="string" calcext:value-type="string">
            <text:p>Mean</text:p>
          </table:table-cell>
          <table:table-cell table:formula="of:=AVERAGE([.A195:.A199])" office:value-type="float" office:value="100.354" calcext:value-type="float">
            <text:p>100.354</text:p>
          </table:table-cell>
          <table:table-cell/>
          <table:table-cell table:formula="of:=SUM([.F195:.F199])" office:value-type="float" office:value="17.748" calcext:value-type="float">
            <text:p>17.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s dev</text:p>
          </table:table-cell>
          <table:table-cell table:formula="of:=[.B200]/5" office:value-type="float" office:value="0.1232" calcext:value-type="float">
            <text:p>0.1232</text:p>
          </table:table-cell>
          <table:table-cell/>
          <table:table-cell table:formula="of:=AVERAGE([.E195:.E199])" office:value-type="float" office:value="68.908" calcext:value-type="float">
            <text:p>68.908</text:p>
          </table:table-cell>
          <table:table-cell/>
          <table:table-cell table:formula="of:=[.F200]/5" office:value-type="float" office:value="3.5496" calcext:value-type="float">
            <text:p>3.5496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12"/>
        </table:table-row>
        <table:table-row table:style-name="ro1">
          <table:table-cell table:formula="of:=[.A195]-[.$D$200]" office:value-type="float" office:value="0.105999999999995" calcext:value-type="float">
            <text:p>0.105999999999995</text:p>
          </table:table-cell>
          <table:table-cell table:formula="of:=[.E195]-[.$D$201]" office:value-type="float" office:value="5.80199999999999" calcext:value-type="float">
            <text:p>5.80199999999999</text:p>
          </table:table-cell>
          <table:table-cell table:formula="of:=[.A204]*[.B204]" office:value-type="float" office:value="0.615011999999968" calcext:value-type="float">
            <text:p>0.615011999999968</text:p>
          </table:table-cell>
          <table:table-cell table:number-columns-repeated="12"/>
        </table:table-row>
        <table:table-row table:style-name="ro1">
          <table:table-cell table:formula="of:=[.A196]-[.$D$200]" office:value-type="float" office:value="0.176000000000002" calcext:value-type="float">
            <text:p>0.176000000000002</text:p>
          </table:table-cell>
          <table:table-cell table:formula="of:=[.E196]-[.$D$201]" office:value-type="float" office:value="3.072" calcext:value-type="float">
            <text:p>3.072</text:p>
          </table:table-cell>
          <table:table-cell table:formula="of:=[.A205]*[.B205]" office:value-type="float" office:value="0.540672000000006" calcext:value-type="float">
            <text:p>0.540672000000006</text:p>
          </table:table-cell>
          <table:table-cell table:number-columns-repeated="12"/>
        </table:table-row>
        <table:table-row table:style-name="ro1">
          <table:table-cell table:formula="of:=[.A197]-[.$D$200]" office:value-type="float" office:value="0.0259999999999963" calcext:value-type="float">
            <text:p>0.0259999999999963</text:p>
          </table:table-cell>
          <table:table-cell table:formula="of:=[.E197]-[.$D$201]" office:value-type="float" office:value="-0.578000000000003" calcext:value-type="float">
            <text:p>-0.578000000000003</text:p>
          </table:table-cell>
          <table:table-cell table:formula="of:=[.A206]*[.B206]" office:value-type="float" office:value="-0.0150279999999979" calcext:value-type="float">
            <text:p>-0.0150279999999979</text:p>
          </table:table-cell>
          <table:table-cell table:number-columns-repeated="12"/>
        </table:table-row>
        <table:table-row table:style-name="ro1">
          <table:table-cell table:formula="of:=[.A198]-[.$D$200]" office:value-type="float" office:value="-0.164000000000001" calcext:value-type="float">
            <text:p>-0.164000000000001</text:p>
          </table:table-cell>
          <table:table-cell table:formula="of:=[.E198]-[.$D$201]" office:value-type="float" office:value="-5.308" calcext:value-type="float">
            <text:p>-5.308</text:p>
          </table:table-cell>
          <table:table-cell table:formula="of:=[.A207]*[.B207]" office:value-type="float" office:value="0.870512000000008" calcext:value-type="float">
            <text:p>0.870512000000008</text:p>
          </table:table-cell>
          <table:table-cell table:number-columns-repeated="12"/>
        </table:table-row>
        <table:table-row table:style-name="ro1">
          <table:table-cell table:formula="of:=[.A199]-[.$D$200]" office:value-type="float" office:value="-0.144000000000005" calcext:value-type="float">
            <text:p>-0.144000000000005</text:p>
          </table:table-cell>
          <table:table-cell table:formula="of:=[.E199]-[.$D$201]" office:value-type="float" office:value="-2.988" calcext:value-type="float">
            <text:p>-2.988</text:p>
          </table:table-cell>
          <table:table-cell table:formula="of:=[.A208]*[.B208]" office:value-type="float" office:value="0.430272000000016" calcext:value-type="float">
            <text:p>0.4302720000000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SUM([.C204:.C208])" office:value-type="float" office:value="2.44144" calcext:value-type="float">
            <text:p>2.441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209]/(5)" office:value-type="float" office:value="0.488288" calcext:value-type="float">
            <text:p>0.488288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14"/>
        </table:table-row>
        <table:table-row table:style-name="ro1">
          <table:table-cell table:formula="of:=[.B201]" office:value-type="float" office:value="0.1232" calcext:value-type="float">
            <text:p>0.1232</text:p>
          </table:table-cell>
          <table:table-cell table:formula="of:=[.F201]" office:value-type="float" office:value="3.5496" calcext:value-type="float">
            <text:p>3.5496</text:p>
          </table:table-cell>
          <table:table-cell table:formula="of:=[.A213]*[.B213]" office:value-type="float" office:value="0.43731072" calcext:value-type="float">
            <text:p>0.43731072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210]/ ([.A213]*[.B213])" office:value-type="float" office:value="1.11656992995735" calcext:value-type="float">
            <text:p>1.11656992995735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Median AD</text:p>
          </table:table-cell>
          <table:table-cell table:number-columns-repeated="13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ABS([.A218]-[.$D$223])" office:value-type="float" office:value="0.0799999999999983" calcext:value-type="float">
            <text:p>0.0799999999999983</text:p>
          </table:table-cell>
          <table:table-cell table:number-columns-repeated="2"/>
          <table:table-cell office:value-type="float" office:value="74.71" calcext:value-type="float">
            <text:p>74.71</text:p>
          </table:table-cell>
          <table:table-cell table:formula="of:=ABS([.E218]-[.$D$224])" office:value-type="float" office:value="6.38" calcext:value-type="float">
            <text:p>6.38</text:p>
          </table:table-cell>
          <table:table-cell table:number-columns-repeated="9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ABS([.A219]-[.$D$223])" office:value-type="float" office:value="0.150000000000006" calcext:value-type="float">
            <text:p>0.150000000000006</text:p>
          </table:table-cell>
          <table:table-cell table:number-columns-repeated="2"/>
          <table:table-cell office:value-type="float" office:value="71.98" calcext:value-type="float">
            <text:p>71.98</text:p>
          </table:table-cell>
          <table:table-cell table:formula="of:=ABS([.E219]-[.$D$224])" office:value-type="float" office:value="3.65000000000001" calcext:value-type="float">
            <text:p>3.65000000000001</text:p>
          </table:table-cell>
          <table:table-cell table:number-columns-repeated="9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formula="of:=ABS([.A220]-[.$D$223])" office:value-type="float" office:value="0" calcext:value-type="float">
            <text:p>0</text:p>
          </table:table-cell>
          <table:table-cell table:number-columns-repeated="2"/>
          <table:table-cell office:value-type="float" office:value="68.33" calcext:value-type="float">
            <text:p>68.33</text:p>
          </table:table-cell>
          <table:table-cell table:formula="of:=ABS([.E220]-[.$D$22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formula="of:=ABS([.A221]-[.$D$223])" office:value-type="float" office:value="0.189999999999998" calcext:value-type="float">
            <text:p>0.189999999999998</text:p>
          </table:table-cell>
          <table:table-cell table:number-columns-repeated="2"/>
          <table:table-cell office:value-type="float" office:value="63.6" calcext:value-type="float">
            <text:p>63.6</text:p>
          </table:table-cell>
          <table:table-cell table:formula="of:=ABS([.E221]-[.$D$224])" office:value-type="float" office:value="4.73" calcext:value-type="float">
            <text:p>4.73</text:p>
          </table:table-cell>
          <table:table-cell table:number-columns-repeated="9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formula="of:=ABS([.A222]-[.$D$223])" office:value-type="float" office:value="0.170000000000002" calcext:value-type="float">
            <text:p>0.170000000000002</text:p>
          </table:table-cell>
          <table:table-cell table:number-columns-repeated="2"/>
          <table:table-cell office:value-type="float" office:value="65.92" calcext:value-type="float">
            <text:p>65.92</text:p>
          </table:table-cell>
          <table:table-cell table:formula="of:=ABS([.E222]-[.$D$224])" office:value-type="float" office:value="2.41" calcext:value-type="float">
            <text:p>2.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18:.B222])" office:value-type="float" office:value="0.590000000000003" calcext:value-type="float">
            <text:p>0.590000000000003</text:p>
          </table:table-cell>
          <table:table-cell office:value-type="string" calcext:value-type="string">
            <text:p>Median</text:p>
          </table:table-cell>
          <table:table-cell table:formula="of:=MEDIAN([.A218:.A222])" office:value-type="float" office:value="100.38" calcext:value-type="float">
            <text:p>100.38</text:p>
          </table:table-cell>
          <table:table-cell/>
          <table:table-cell table:formula="of:=SUM([.F218:.F222])" office:value-type="float" office:value="17.17" calcext:value-type="float">
            <text:p>17.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s dev</text:p>
          </table:table-cell>
          <table:table-cell table:formula="of:=[.B223]/5" office:value-type="float" office:value="0.118000000000001" calcext:value-type="float">
            <text:p>0.118000000000001</text:p>
          </table:table-cell>
          <table:table-cell/>
          <table:table-cell table:formula="of:=MEDIAN([.E218:.E222])" office:value-type="float" office:value="68.33" calcext:value-type="float">
            <text:p>68.33</text:p>
          </table:table-cell>
          <table:table-cell/>
          <table:table-cell table:formula="of:=[.F223]/5" office:value-type="float" office:value="3.434" calcext:value-type="float">
            <text:p>3.434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12"/>
        </table:table-row>
        <table:table-row table:style-name="ro1">
          <table:table-cell table:formula="of:=[.A218]-[.$D$200]" office:value-type="float" office:value="0.105999999999995" calcext:value-type="float">
            <text:p>0.105999999999995</text:p>
          </table:table-cell>
          <table:table-cell table:formula="of:=[.E218]-[.$D$201]" office:value-type="float" office:value="5.80199999999999" calcext:value-type="float">
            <text:p>5.80199999999999</text:p>
          </table:table-cell>
          <table:table-cell table:formula="of:=[.A227]*[.B227]" office:value-type="float" office:value="0.615011999999968" calcext:value-type="float">
            <text:p>0.615011999999968</text:p>
          </table:table-cell>
          <table:table-cell table:number-columns-repeated="12"/>
        </table:table-row>
        <table:table-row table:style-name="ro1">
          <table:table-cell table:formula="of:=[.A219]-[.$D$200]" office:value-type="float" office:value="0.176000000000002" calcext:value-type="float">
            <text:p>0.176000000000002</text:p>
          </table:table-cell>
          <table:table-cell table:formula="of:=[.E219]-[.$D$201]" office:value-type="float" office:value="3.072" calcext:value-type="float">
            <text:p>3.072</text:p>
          </table:table-cell>
          <table:table-cell table:formula="of:=[.A228]*[.B228]" office:value-type="float" office:value="0.540672000000006" calcext:value-type="float">
            <text:p>0.540672000000006</text:p>
          </table:table-cell>
          <table:table-cell table:number-columns-repeated="12"/>
        </table:table-row>
        <table:table-row table:style-name="ro1">
          <table:table-cell table:formula="of:=[.A220]-[.$D$200]" office:value-type="float" office:value="0.0259999999999963" calcext:value-type="float">
            <text:p>0.0259999999999963</text:p>
          </table:table-cell>
          <table:table-cell table:formula="of:=[.E220]-[.$D$201]" office:value-type="float" office:value="-0.578000000000003" calcext:value-type="float">
            <text:p>-0.578000000000003</text:p>
          </table:table-cell>
          <table:table-cell table:formula="of:=[.A229]*[.B229]" office:value-type="float" office:value="-0.0150279999999979" calcext:value-type="float">
            <text:p>-0.0150279999999979</text:p>
          </table:table-cell>
          <table:table-cell table:number-columns-repeated="12"/>
        </table:table-row>
        <table:table-row table:style-name="ro1">
          <table:table-cell table:formula="of:=[.A221]-[.$D$200]" office:value-type="float" office:value="-0.164000000000001" calcext:value-type="float">
            <text:p>-0.164000000000001</text:p>
          </table:table-cell>
          <table:table-cell table:formula="of:=[.E221]-[.$D$201]" office:value-type="float" office:value="-5.308" calcext:value-type="float">
            <text:p>-5.308</text:p>
          </table:table-cell>
          <table:table-cell table:formula="of:=[.A230]*[.B230]" office:value-type="float" office:value="0.870512000000008" calcext:value-type="float">
            <text:p>0.870512000000008</text:p>
          </table:table-cell>
          <table:table-cell table:number-columns-repeated="12"/>
        </table:table-row>
        <table:table-row table:style-name="ro1">
          <table:table-cell table:formula="of:=[.A222]-[.$D$200]" office:value-type="float" office:value="-0.144000000000005" calcext:value-type="float">
            <text:p>-0.144000000000005</text:p>
          </table:table-cell>
          <table:table-cell table:formula="of:=[.E222]-[.$D$201]" office:value-type="float" office:value="-2.988" calcext:value-type="float">
            <text:p>-2.988</text:p>
          </table:table-cell>
          <table:table-cell table:formula="of:=[.A231]*[.B231]" office:value-type="float" office:value="0.430272000000016" calcext:value-type="float">
            <text:p>0.4302720000000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SUM([.C227:.C231])" office:value-type="float" office:value="2.44144" calcext:value-type="float">
            <text:p>2.441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232]/(5)" office:value-type="float" office:value="0.488288" calcext:value-type="float">
            <text:p>0.488288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14"/>
        </table:table-row>
        <table:table-row table:style-name="ro1">
          <table:table-cell table:formula="of:=[.B224]" office:value-type="float" office:value="0.118000000000001" calcext:value-type="float">
            <text:p>0.118000000000001</text:p>
          </table:table-cell>
          <table:table-cell table:formula="of:=[.F224]" office:value-type="float" office:value="3.434" calcext:value-type="float">
            <text:p>3.434</text:p>
          </table:table-cell>
          <table:table-cell table:formula="of:=[.A236]*[.B236]" office:value-type="float" office:value="0.405212000000002" calcext:value-type="float">
            <text:p>0.405212000000002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233]/ ([.A236]*[.B236])" office:value-type="float" office:value="1.2050186075437" calcext:value-type="float">
            <text:p>1.2050186075437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Mode AD</text:p>
          </table:table-cell>
          <table:table-cell table:number-columns-repeated="13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formula="of:=ABS([.A242]-[.$D$247])" office:value-type="float" office:value="0.459999999999994" calcext:value-type="float">
            <text:p>0.459999999999994</text:p>
          </table:table-cell>
          <table:table-cell table:number-columns-repeated="2"/>
          <table:table-cell office:value-type="float" office:value="74.71" calcext:value-type="float">
            <text:p>74.71</text:p>
          </table:table-cell>
          <table:table-cell table:formula="of:=ABS([.E242]-[.$D$248])" office:value-type="float" office:value="5.70999999999999" calcext:value-type="float">
            <text:p>5.70999999999999</text:p>
          </table:table-cell>
          <table:table-cell table:number-columns-repeated="9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formula="of:=ABS([.A243]-[.$D$247])" office:value-type="float" office:value="0.530000000000001" calcext:value-type="float">
            <text:p>0.530000000000001</text:p>
          </table:table-cell>
          <table:table-cell table:number-columns-repeated="2"/>
          <table:table-cell office:value-type="float" office:value="71.98" calcext:value-type="float">
            <text:p>71.98</text:p>
          </table:table-cell>
          <table:table-cell table:formula="of:=ABS([.E243]-[.$D$248])" office:value-type="float" office:value="2.98" calcext:value-type="float">
            <text:p>2.98</text:p>
          </table:table-cell>
          <table:table-cell table:number-columns-repeated="9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formula="of:=ABS([.A244]-[.$D$247])" office:value-type="float" office:value="0.379999999999995" calcext:value-type="float">
            <text:p>0.379999999999995</text:p>
          </table:table-cell>
          <table:table-cell table:number-columns-repeated="2"/>
          <table:table-cell office:value-type="float" office:value="68.33" calcext:value-type="float">
            <text:p>68.33</text:p>
          </table:table-cell>
          <table:table-cell table:formula="of:=ABS([.E244]-[.$D$248])" office:value-type="float" office:value="0.670000000000002" calcext:value-type="float">
            <text:p>0.670000000000002</text:p>
          </table:table-cell>
          <table:table-cell table:number-columns-repeated="9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formula="of:=ABS([.A245]-[.$D$247])" office:value-type="float" office:value="0.189999999999998" calcext:value-type="float">
            <text:p>0.189999999999998</text:p>
          </table:table-cell>
          <table:table-cell table:number-columns-repeated="2"/>
          <table:table-cell office:value-type="float" office:value="63.6" calcext:value-type="float">
            <text:p>63.6</text:p>
          </table:table-cell>
          <table:table-cell table:formula="of:=ABS([.E245]-[.$D$248])" office:value-type="float" office:value="5.4" calcext:value-type="float">
            <text:p>5.4</text:p>
          </table:table-cell>
          <table:table-cell table:number-columns-repeated="9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formula="of:=ABS([.A246]-[.$D$247])" office:value-type="float" office:value="0.209999999999994" calcext:value-type="float">
            <text:p>0.209999999999994</text:p>
          </table:table-cell>
          <table:table-cell table:number-columns-repeated="2"/>
          <table:table-cell office:value-type="float" office:value="65.92" calcext:value-type="float">
            <text:p>65.92</text:p>
          </table:table-cell>
          <table:table-cell table:formula="of:=ABS([.E246]-[.$D$248])" office:value-type="float" office:value="3.08" calcext:value-type="float">
            <text:p>3.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42:.B246])" office:value-type="float" office:value="1.76999999999998" calcext:value-type="float">
            <text:p>1.76999999999998</text:p>
          </table:table-cell>
          <table:table-cell office:value-type="string" calcext:value-type="string">
            <text:p>Mod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F242:.F246])" office:value-type="float" office:value="17.84" calcext:value-type="float">
            <text:p>17.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s dev</text:p>
          </table:table-cell>
          <table:table-cell table:formula="of:=[.B247]/5" office:value-type="float" office:value="0.353999999999996" calcext:value-type="float">
            <text:p>0.353999999999996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table:formula="of:=[.F247]/5" office:value-type="float" office:value="3.568" calcext:value-type="float">
            <text:p>3.568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12"/>
        </table:table-row>
        <table:table-row table:style-name="ro1">
          <table:table-cell table:formula="of:=[.A242]-[.$D$200]" office:value-type="float" office:value="0.105999999999995" calcext:value-type="float">
            <text:p>0.105999999999995</text:p>
          </table:table-cell>
          <table:table-cell table:formula="of:=[.E242]-[.$D$201]" office:value-type="float" office:value="5.80199999999999" calcext:value-type="float">
            <text:p>5.80199999999999</text:p>
          </table:table-cell>
          <table:table-cell table:formula="of:=[.A251]*[.B251]" office:value-type="float" office:value="0.615011999999968" calcext:value-type="float">
            <text:p>0.615011999999968</text:p>
          </table:table-cell>
          <table:table-cell table:number-columns-repeated="12"/>
        </table:table-row>
        <table:table-row table:style-name="ro1">
          <table:table-cell table:formula="of:=[.A243]-[.$D$200]" office:value-type="float" office:value="0.176000000000002" calcext:value-type="float">
            <text:p>0.176000000000002</text:p>
          </table:table-cell>
          <table:table-cell table:formula="of:=[.E243]-[.$D$201]" office:value-type="float" office:value="3.072" calcext:value-type="float">
            <text:p>3.072</text:p>
          </table:table-cell>
          <table:table-cell table:formula="of:=[.A252]*[.B252]" office:value-type="float" office:value="0.540672000000006" calcext:value-type="float">
            <text:p>0.540672000000006</text:p>
          </table:table-cell>
          <table:table-cell table:number-columns-repeated="12"/>
        </table:table-row>
        <table:table-row table:style-name="ro1">
          <table:table-cell table:formula="of:=[.A244]-[.$D$200]" office:value-type="float" office:value="0.0259999999999963" calcext:value-type="float">
            <text:p>0.0259999999999963</text:p>
          </table:table-cell>
          <table:table-cell table:formula="of:=[.E244]-[.$D$201]" office:value-type="float" office:value="-0.578000000000003" calcext:value-type="float">
            <text:p>-0.578000000000003</text:p>
          </table:table-cell>
          <table:table-cell table:formula="of:=[.A253]*[.B253]" office:value-type="float" office:value="-0.0150279999999979" calcext:value-type="float">
            <text:p>-0.0150279999999979</text:p>
          </table:table-cell>
          <table:table-cell table:number-columns-repeated="12"/>
        </table:table-row>
        <table:table-row table:style-name="ro1">
          <table:table-cell table:formula="of:=[.A245]-[.$D$200]" office:value-type="float" office:value="-0.164000000000001" calcext:value-type="float">
            <text:p>-0.164000000000001</text:p>
          </table:table-cell>
          <table:table-cell table:formula="of:=[.E245]-[.$D$201]" office:value-type="float" office:value="-5.308" calcext:value-type="float">
            <text:p>-5.308</text:p>
          </table:table-cell>
          <table:table-cell table:formula="of:=[.A254]*[.B254]" office:value-type="float" office:value="0.870512000000008" calcext:value-type="float">
            <text:p>0.870512000000008</text:p>
          </table:table-cell>
          <table:table-cell table:number-columns-repeated="12"/>
        </table:table-row>
        <table:table-row table:style-name="ro1">
          <table:table-cell table:formula="of:=[.A246]-[.$D$200]" office:value-type="float" office:value="-0.144000000000005" calcext:value-type="float">
            <text:p>-0.144000000000005</text:p>
          </table:table-cell>
          <table:table-cell table:formula="of:=[.E246]-[.$D$201]" office:value-type="float" office:value="-2.988" calcext:value-type="float">
            <text:p>-2.988</text:p>
          </table:table-cell>
          <table:table-cell table:formula="of:=[.A255]*[.B255]" office:value-type="float" office:value="0.430272000000016" calcext:value-type="float">
            <text:p>0.4302720000000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SUM([.C251:.C255])" office:value-type="float" office:value="2.44144" calcext:value-type="float">
            <text:p>2.441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256]/(5)" office:value-type="float" office:value="0.488288" calcext:value-type="float">
            <text:p>0.488288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14"/>
        </table:table-row>
        <table:table-row table:style-name="ro1">
          <table:table-cell table:formula="of:=[.B248]" office:value-type="float" office:value="0.353999999999996" calcext:value-type="float">
            <text:p>0.353999999999996</text:p>
          </table:table-cell>
          <table:table-cell table:formula="of:=[.F248]" office:value-type="float" office:value="3.568" calcext:value-type="float">
            <text:p>3.568</text:p>
          </table:table-cell>
          <table:table-cell table:formula="of:=[.A260]*[.B260]" office:value-type="float" office:value="1.26307199999999" calcext:value-type="float">
            <text:p>1.26307199999999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257]/ ([.A260]*[.B260])" office:value-type="float" office:value="0.386587621291585" calcext:value-type="float">
            <text:p>0.386587621291585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100.46" calcext:value-type="float">
            <text:p>100.46</text:p>
          </table:table-cell>
          <table:table-cell table:number-columns-repeated="5"/>
          <table:table-cell office:value-type="float" office:value="74.71" calcext:value-type="float">
            <text:p>74.71</text:p>
          </table:table-cell>
          <table:table-cell table:number-columns-repeated="8"/>
        </table:table-row>
        <table:table-row table:style-name="ro1">
          <table:table-cell office:value-type="float" office:value="100.53" calcext:value-type="float">
            <text:p>100.53</text:p>
          </table:table-cell>
          <table:table-cell table:number-columns-repeated="5"/>
          <table:table-cell office:value-type="float" office:value="71.98" calcext:value-type="float">
            <text:p>71.98</text:p>
          </table:table-cell>
          <table:table-cell table:number-columns-repeated="8"/>
        </table:table-row>
        <table:table-row table:style-name="ro1">
          <table:table-cell office:value-type="float" office:value="100.38" calcext:value-type="float">
            <text:p>100.38</text:p>
          </table:table-cell>
          <table:table-cell table:number-columns-repeated="5"/>
          <table:table-cell office:value-type="float" office:value="68.33" calcext:value-type="float">
            <text:p>68.33</text:p>
          </table:table-cell>
          <table:table-cell table:number-columns-repeated="8"/>
        </table:table-row>
        <table:table-row table:style-name="ro1">
          <table:table-cell office:value-type="float" office:value="100.19" calcext:value-type="float">
            <text:p>100.19</text:p>
          </table:table-cell>
          <table:table-cell table:number-columns-repeated="5"/>
          <table:table-cell office:value-type="float" office:value="63.6" calcext:value-type="float">
            <text:p>63.6</text:p>
          </table:table-cell>
          <table:table-cell table:number-columns-repeated="8"/>
        </table:table-row>
        <table:table-row table:style-name="ro1">
          <table:table-cell office:value-type="float" office:value="100.21" calcext:value-type="float">
            <text:p>100.21</text:p>
          </table:table-cell>
          <table:table-cell table:number-columns-repeated="5"/>
          <table:table-cell office:value-type="float" office:value="65.92" calcext:value-type="float">
            <text:p>65.92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eriod high</text:p>
          </table:table-cell>
          <table:table-cell table:formula="of:=MAX([.A265:.A266])" office:value-type="float" office:value="100.53" calcext:value-type="float">
            <text:p>100.53</text:p>
          </table:table-cell>
          <table:table-cell table:formula="of:=MAX([.A265:.A267])" office:value-type="float" office:value="100.53" calcext:value-type="float">
            <text:p>100.53</text:p>
          </table:table-cell>
          <table:table-cell table:formula="of:=MAX([.A265:.A268])" office:value-type="float" office:value="100.53" calcext:value-type="float">
            <text:p>100.53</text:p>
          </table:table-cell>
          <table:table-cell table:formula="of:=MAX([.A265:.A269])" office:value-type="float" office:value="100.53" calcext:value-type="float">
            <text:p>100.53</text:p>
          </table:table-cell>
          <table:table-cell/>
          <table:table-cell office:value-type="string" calcext:value-type="string">
            <text:p>period high</text:p>
          </table:table-cell>
          <table:table-cell table:formula="of:=MAX([.G265:.G266])" office:value-type="float" office:value="74.71" calcext:value-type="float">
            <text:p>74.71</text:p>
          </table:table-cell>
          <table:table-cell table:formula="of:=MAX([.G265:.G267])" office:value-type="float" office:value="74.71" calcext:value-type="float">
            <text:p>74.71</text:p>
          </table:table-cell>
          <table:table-cell table:formula="of:=MAX([.G265:.G268])" office:value-type="float" office:value="74.71" calcext:value-type="float">
            <text:p>74.71</text:p>
          </table:table-cell>
          <table:table-cell table:formula="of:=MAX([.G265:.G269])" office:value-type="float" office:value="74.71" calcext:value-type="float">
            <text:p>74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c drawdown</text:p>
          </table:table-cell>
          <table:table-cell table:formula="of:=(([.A266]-[.B271])/[.B271])*100" office:value-type="float" office:value="0" calcext:value-type="float">
            <text:p>0</text:p>
          </table:table-cell>
          <table:table-cell table:formula="of:=(([.A267]-[.C271])/[.C271])*100" office:value-type="float" office:value="-0.149209191286189" calcext:value-type="float">
            <text:p>-0.149209191286189</text:p>
          </table:table-cell>
          <table:table-cell table:formula="of:=(([.A268]-[.D271])/[.D271])*100" office:value-type="float" office:value="-0.338207500248685" calcext:value-type="float">
            <text:p>-0.338207500248685</text:p>
          </table:table-cell>
          <table:table-cell table:formula="of:=(([.A269]-[.E271])/[.E271])*100" office:value-type="float" office:value="-0.318312941410532" calcext:value-type="float">
            <text:p>-0.318312941410532</text:p>
          </table:table-cell>
          <table:table-cell/>
          <table:table-cell office:value-type="string" calcext:value-type="string">
            <text:p>perc drawdown</text:p>
          </table:table-cell>
          <table:table-cell table:formula="of:=(([.G266]-[.H271])/[.H271])*100" office:value-type="float" office:value="-3.65412929995983" calcext:value-type="float">
            <text:p>-3.65412929995983</text:p>
          </table:table-cell>
          <table:table-cell table:formula="of:=(([.G267]-[.I271])/[.I271])*100" office:value-type="float" office:value="-8.53968678891714" calcext:value-type="float">
            <text:p>-8.53968678891714</text:p>
          </table:table-cell>
          <table:table-cell table:formula="of:=(([.G268]-[.J271])/[.J271])*100" office:value-type="float" office:value="-14.8708338910454" calcext:value-type="float">
            <text:p>-14.8708338910454</text:p>
          </table:table-cell>
          <table:table-cell table:formula="of:=(([.G269]-[.K271])/[.K271])*100" office:value-type="float" office:value="-11.76549324053" calcext:value-type="float">
            <text:p>-11.76549324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 p dd</text:p>
          </table:table-cell>
          <table:table-cell table:formula="of:=[.B272]^2" office:value-type="float" office:value="0" calcext:value-type="float">
            <text:p>0</text:p>
          </table:table-cell>
          <table:table-cell table:formula="of:=[.C272]^2" office:value-type="float" office:value="0.0222633827642785" calcext:value-type="float">
            <text:p>0.0222633827642785</text:p>
          </table:table-cell>
          <table:table-cell table:formula="of:=[.D272]^2" office:value-type="float" office:value="0.114384313224465" calcext:value-type="float">
            <text:p>0.114384313224465</text:p>
          </table:table-cell>
          <table:table-cell table:formula="of:=[.E272]^2" office:value-type="float" office:value="0.101323128669425" calcext:value-type="float">
            <text:p>0.101323128669425</text:p>
          </table:table-cell>
          <table:table-cell/>
          <table:table-cell office:value-type="string" calcext:value-type="string">
            <text:p>sq p dd</text:p>
          </table:table-cell>
          <table:table-cell table:formula="of:=[.H272]^2" office:value-type="float" office:value="13.3526609408249" calcext:value-type="float">
            <text:p>13.3526609408249</text:p>
          </table:table-cell>
          <table:table-cell table:formula="of:=[.I272]^2" office:value-type="float" office:value="72.926250452806" calcext:value-type="float">
            <text:p>72.926250452806</text:p>
          </table:table-cell>
          <table:table-cell table:formula="of:=[.J272]^2" office:value-type="float" office:value="221.141700615063" calcext:value-type="float">
            <text:p>221.141700615063</text:p>
          </table:table-cell>
          <table:table-cell table:formula="of:=[.K272]^2" office:value-type="float" office:value="138.426831192958" calcext:value-type="float">
            <text:p>138.426831192958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q avg</text:p>
          </table:table-cell>
          <table:table-cell table:formula="of:=SUM([.B273:.E273])/5" office:value-type="float" office:value="0.0475941649316335" calcext:value-type="float">
            <text:p>0.0475941649316335</text:p>
          </table:table-cell>
          <table:table-cell table:number-columns-repeated="4"/>
          <table:table-cell office:value-type="string" calcext:value-type="string">
            <text:p>sq avg</text:p>
          </table:table-cell>
          <table:table-cell table:formula="of:=SUM([.H273:.K273])/5" office:value-type="float" office:value="89.1694886403305" calcext:value-type="float">
            <text:p>89.16948864033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lcer index</text:p>
          </table:table-cell>
          <table:table-cell table:formula="of:=SQRT([.B275])" office:value-type="float" office:value="0.218160869386867" calcext:value-type="float">
            <text:p>0.218160869386867</text:p>
          </table:table-cell>
          <table:table-cell table:number-columns-repeated="4"/>
          <table:table-cell office:value-type="string" calcext:value-type="string">
            <text:p>ulcer index</text:p>
          </table:table-cell>
          <table:table-cell table:formula="of:=SQRT([.H275])" office:value-type="float" office:value="9.44295973942124" calcext:value-type="float">
            <text:p>9.44295973942124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14"/>
        </table:table-row>
        <table:table-row table:style-name="ro1">
          <table:table-cell table:formula="of:=[.B276]" office:value-type="float" office:value="0.218160869386867" calcext:value-type="float">
            <text:p>0.218160869386867</text:p>
          </table:table-cell>
          <table:table-cell table:formula="of:=[.H276]" office:value-type="float" office:value="9.44295973942124" calcext:value-type="float">
            <text:p>9.44295973942124</text:p>
          </table:table-cell>
          <table:table-cell table:formula="of:=[.A279]*[.B279]" office:value-type="float" office:value="2.06008430633732" calcext:value-type="float">
            <text:p>2.06008430633732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257]/ ([.A279]*[.B279])" office:value-type="float" office:value="0.237023309433458" calcext:value-type="float">
            <text:p>0.237023309433458</text:p>
          </table:table-cell>
          <table:table-cell table:number-columns-repeated="13"/>
        </table:table-row>
      </table:table>
      <table:table table:name="bulk correlation" table:style-name="ta1">
        <table:table-column table:style-name="co1" table:number-columns-repeated="11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formula="of:=[.A1]*2" office:value-type="float" office:value="200" calcext:value-type="float">
            <text:p>20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2]*2" office:value-type="float" office:value="204" calcext:value-type="float">
            <text:p>204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3]*2" office:value-type="float" office:value="206" calcext:value-type="float">
            <text:p>20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4]*2" office:value-type="float" office:value="202" calcext:value-type="float">
            <text:p>202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5]*2" office:value-type="float" office:value="198" calcext:value-type="float">
            <text:p>198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formula="of:=AVERAGE([.A1:.A5])" office:value-type="float" office:value="101" calcext:value-type="float">
            <text:p>101</text:p>
          </table:table-cell>
          <table:table-cell table:formula="of:=AVERAGE([.B1:.B5])" office:value-type="float" office:value="202" calcext:value-type="float">
            <text:p>202</text:p>
          </table:table-cell>
          <table:table-cell office:value-type="string" calcext:value-type="string">
            <text:p>Mean</text:p>
          </table:table-cell>
          <table:table-cell/>
          <table:table-cell table:formula="of:=AVERAGE([.E1:.E5])" office:value-type="float" office:value="100.8" calcext:value-type="float">
            <text:p>100.8</text:p>
          </table:table-cell>
          <table:table-cell table:formula="of:=AVERAGE([.F1:.F5])" office:value-type="float" office:value="200.6" calcext:value-type="float">
            <text:p>200.6</text:p>
          </table:table-cell>
          <table:table-cell office:value-type="string" calcext:value-type="string">
            <text:p>Mean</text:p>
          </table:table-cell>
          <table:table-cell/>
          <table:table-cell table:formula="of:=AVERAGE([.I1:.I5])" office:value-type="float" office:value="100.8" calcext:value-type="float">
            <text:p>100.8</text:p>
          </table:table-cell>
          <table:table-cell table:formula="of:=AVERAGE([.J1:.J5])" office:value-type="float" office:value="197.6" calcext:value-type="float">
            <text:p>197.6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</table:table-row>
        <table:table-row table:style-name="ro1">
          <table:table-cell table:formula="of:=[.A1]-[.$A$7]" office:value-type="float" office:value="-1" calcext:value-type="float">
            <text:p>-1</text:p>
          </table:table-cell>
          <table:table-cell table:formula="of:=[.B1]-[.$B$7]" office:value-type="float" office:value="-2" calcext:value-type="float">
            <text:p>-2</text:p>
          </table:table-cell>
          <table:table-cell table:formula="of:=[.A10]*[.B10]" office:value-type="float" office:value="2" calcext:value-type="float">
            <text:p>2</text:p>
          </table:table-cell>
          <table:table-cell/>
          <table:table-cell table:formula="of:=[.E1]-[.$E$7]" office:value-type="float" office:value="1.2" calcext:value-type="float">
            <text:p>1.2</text:p>
          </table:table-cell>
          <table:table-cell table:formula="of:=[.F1]-[.$F$7]" office:value-type="float" office:value="3.40000000000001" calcext:value-type="float">
            <text:p>3.40000000000001</text:p>
          </table:table-cell>
          <table:table-cell table:formula="of:=[.E10]*[.F10]" office:value-type="float" office:value="4.08000000000002" calcext:value-type="float">
            <text:p>4.08000000000002</text:p>
          </table:table-cell>
          <table:table-cell/>
          <table:table-cell table:formula="of:=[.I1]-[.$I$7]" office:value-type="float" office:value="2.2" calcext:value-type="float">
            <text:p>2.2</text:p>
          </table:table-cell>
          <table:table-cell table:formula="of:=[.J1]-[.$J$7]" office:value-type="float" office:value="8.40000000000001" calcext:value-type="float">
            <text:p>8.40000000000001</text:p>
          </table:table-cell>
          <table:table-cell table:formula="of:=[.I10]*[.J10]" office:value-type="float" office:value="18.48" calcext:value-type="float">
            <text:p>18.48</text:p>
          </table:table-cell>
        </table:table-row>
        <table:table-row table:style-name="ro1">
          <table:table-cell table:formula="of:=[.A2]-[.$A$7]" office:value-type="float" office:value="1" calcext:value-type="float">
            <text:p>1</text:p>
          </table:table-cell>
          <table:table-cell table:formula="of:=[.B2]-[.$B$7]" office:value-type="float" office:value="2" calcext:value-type="float">
            <text:p>2</text:p>
          </table:table-cell>
          <table:table-cell table:formula="of:=[.A11]*[.B11]" office:value-type="float" office:value="2" calcext:value-type="float">
            <text:p>2</text:p>
          </table:table-cell>
          <table:table-cell/>
          <table:table-cell table:formula="of:=[.E2]-[.$E$7]" office:value-type="float" office:value="2.2" calcext:value-type="float">
            <text:p>2.2</text:p>
          </table:table-cell>
          <table:table-cell table:formula="of:=[.F2]-[.$F$7]" office:value-type="float" office:value="5.40000000000001" calcext:value-type="float">
            <text:p>5.40000000000001</text:p>
          </table:table-cell>
          <table:table-cell table:formula="of:=[.E11]*[.F11]" office:value-type="float" office:value="11.88" calcext:value-type="float">
            <text:p>11.88</text:p>
          </table:table-cell>
          <table:table-cell/>
          <table:table-cell table:formula="of:=[.I2]-[.$I$7]" office:value-type="float" office:value="0.200000000000003" calcext:value-type="float">
            <text:p>0.200000000000003</text:p>
          </table:table-cell>
          <table:table-cell table:formula="of:=[.J2]-[.$J$7]" office:value-type="float" office:value="4.40000000000001" calcext:value-type="float">
            <text:p>4.40000000000001</text:p>
          </table:table-cell>
          <table:table-cell table:formula="of:=[.I11]*[.J11]" office:value-type="float" office:value="0.880000000000014" calcext:value-type="float">
            <text:p>0.880000000000014</text:p>
          </table:table-cell>
        </table:table-row>
        <table:table-row table:style-name="ro1">
          <table:table-cell table:formula="of:=[.A3]-[.$A$7]" office:value-type="float" office:value="2" calcext:value-type="float">
            <text:p>2</text:p>
          </table:table-cell>
          <table:table-cell table:formula="of:=[.B3]-[.$B$7]" office:value-type="float" office:value="4" calcext:value-type="float">
            <text:p>4</text:p>
          </table:table-cell>
          <table:table-cell table:formula="of:=[.A12]*[.B12]" office:value-type="float" office:value="8" calcext:value-type="float">
            <text:p>8</text:p>
          </table:table-cell>
          <table:table-cell/>
          <table:table-cell table:formula="of:=[.E3]-[.$E$7]" office:value-type="float" office:value="0.200000000000003" calcext:value-type="float">
            <text:p>0.200000000000003</text:p>
          </table:table-cell>
          <table:table-cell table:formula="of:=[.F3]-[.$F$7]" office:value-type="float" office:value="1.40000000000001" calcext:value-type="float">
            <text:p>1.40000000000001</text:p>
          </table:table-cell>
          <table:table-cell table:formula="of:=[.E12]*[.F12]" office:value-type="float" office:value="0.280000000000005" calcext:value-type="float">
            <text:p>0.280000000000005</text:p>
          </table:table-cell>
          <table:table-cell/>
          <table:table-cell table:formula="of:=[.I3]-[.$I$7]" office:value-type="float" office:value="-1.8" calcext:value-type="float">
            <text:p>-1.8</text:p>
          </table:table-cell>
          <table:table-cell table:formula="of:=[.J3]-[.$J$7]" office:value-type="float" office:value="0.400000000000006" calcext:value-type="float">
            <text:p>0.400000000000006</text:p>
          </table:table-cell>
          <table:table-cell table:formula="of:=[.I12]*[.J12]" office:value-type="float" office:value="-0.720000000000009" calcext:value-type="float">
            <text:p>-0.720000000000009</text:p>
          </table:table-cell>
        </table:table-row>
        <table:table-row table:style-name="ro1">
          <table:table-cell table:formula="of:=[.A4]-[.$A$7]" office:value-type="float" office:value="0" calcext:value-type="float">
            <text:p>0</text:p>
          </table:table-cell>
          <table:table-cell table:formula="of:=[.B4]-[.$B$7]" office:value-type="float" office:value="0" calcext:value-type="float">
            <text:p>0</text:p>
          </table:table-cell>
          <table:table-cell table:formula="of:=[.A13]*[.B13]" office:value-type="float" office:value="0" calcext:value-type="float">
            <text:p>0</text:p>
          </table:table-cell>
          <table:table-cell/>
          <table:table-cell table:formula="of:=[.E4]-[.$E$7]" office:value-type="float" office:value="-1.8" calcext:value-type="float">
            <text:p>-1.8</text:p>
          </table:table-cell>
          <table:table-cell table:formula="of:=[.F4]-[.$F$7]" office:value-type="float" office:value="-2.59999999999999" calcext:value-type="float">
            <text:p>-2.59999999999999</text:p>
          </table:table-cell>
          <table:table-cell table:formula="of:=[.E13]*[.F13]" office:value-type="float" office:value="4.67999999999998" calcext:value-type="float">
            <text:p>4.67999999999998</text:p>
          </table:table-cell>
          <table:table-cell/>
          <table:table-cell table:formula="of:=[.I4]-[.$I$7]" office:value-type="float" office:value="-1.8" calcext:value-type="float">
            <text:p>-1.8</text:p>
          </table:table-cell>
          <table:table-cell table:formula="of:=[.J4]-[.$J$7]" office:value-type="float" office:value="-4.59999999999999" calcext:value-type="float">
            <text:p>-4.59999999999999</text:p>
          </table:table-cell>
          <table:table-cell table:formula="of:=[.I13]*[.J13]" office:value-type="float" office:value="8.27999999999998" calcext:value-type="float">
            <text:p>8.27999999999998</text:p>
          </table:table-cell>
        </table:table-row>
        <table:table-row table:style-name="ro1">
          <table:table-cell table:formula="of:=[.A5]-[.$A$7]" office:value-type="float" office:value="-2" calcext:value-type="float">
            <text:p>-2</text:p>
          </table:table-cell>
          <table:table-cell table:formula="of:=[.B5]-[.$B$7]" office:value-type="float" office:value="-4" calcext:value-type="float">
            <text:p>-4</text:p>
          </table:table-cell>
          <table:table-cell table:formula="of:=[.A14]*[.B14]" office:value-type="float" office:value="8" calcext:value-type="float">
            <text:p>8</text:p>
          </table:table-cell>
          <table:table-cell/>
          <table:table-cell table:formula="of:=[.E5]-[.$E$7]" office:value-type="float" office:value="-1.8" calcext:value-type="float">
            <text:p>-1.8</text:p>
          </table:table-cell>
          <table:table-cell table:formula="of:=[.F5]-[.$F$7]" office:value-type="float" office:value="-7.59999999999999" calcext:value-type="float">
            <text:p>-7.59999999999999</text:p>
          </table:table-cell>
          <table:table-cell table:formula="of:=[.E14]*[.F14]" office:value-type="float" office:value="13.68" calcext:value-type="float">
            <text:p>13.68</text:p>
          </table:table-cell>
          <table:table-cell/>
          <table:table-cell table:formula="of:=[.I5]-[.$I$7]" office:value-type="float" office:value="1.2" calcext:value-type="float">
            <text:p>1.2</text:p>
          </table:table-cell>
          <table:table-cell table:formula="of:=[.J5]-[.$J$7]" office:value-type="float" office:value="-8.59999999999999" calcext:value-type="float">
            <text:p>-8.59999999999999</text:p>
          </table:table-cell>
          <table:table-cell table:formula="of:=[.I14]*[.J14]" office:value-type="float" office:value="-10.32" calcext:value-type="float">
            <text:p>-10.32</text:p>
          </table:table-cell>
        </table:table-row>
        <table:table-row table:style-name="ro1">
          <table:table-cell table:number-columns-repeated="2"/>
          <table:table-cell table:formula="of:=SUM([.C10:.C14])" office:value-type="float" office:value="20" calcext:value-type="float">
            <text:p>20</text:p>
          </table:table-cell>
          <table:table-cell table:number-columns-repeated="3"/>
          <table:table-cell table:formula="of:=SUM([.G10:.G14])" office:value-type="float" office:value="34.6" calcext:value-type="float">
            <text:p>34.6</text:p>
          </table:table-cell>
          <table:table-cell table:number-columns-repeated="3"/>
          <table:table-cell table:formula="of:=SUM([.K10:.K14])" office:value-type="float" office:value="16.6" calcext:value-type="float">
            <text:p>16.6</text:p>
          </table:table-cell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15]/(5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ovariance</text:p>
          </table:table-cell>
          <table:table-cell table:formula="of:=[.G15]/(5)" office:value-type="float" office:value="6.92" calcext:value-type="float">
            <text:p>6.92</text:p>
          </table:table-cell>
          <table:table-cell table:number-columns-repeated="2"/>
          <table:table-cell office:value-type="string" calcext:value-type="string">
            <text:p>covariance</text:p>
          </table:table-cell>
          <table:table-cell table:formula="of:=[.K15]/(5)" office:value-type="float" office:value="3.32" calcext:value-type="float">
            <text:p>3.32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3"/>
          <table:table-cell office:value-type="string" calcext:value-type="string">
            <text:p>std dev</text:p>
          </table:table-cell>
          <table:table-cell table:number-columns-repeated="3"/>
          <table:table-cell office:value-type="string" calcext:value-type="string">
            <text:p>std dev</text:p>
          </table:table-cell>
          <table:table-cell table:number-columns-repeated="2"/>
        </table:table-row>
        <table:table-row table:style-name="ro1">
          <table:table-cell table:formula="of:=COM.MICROSOFT.STDEV.P([.A1:.A5])" office:value-type="float" office:value="1.4142135623731" calcext:value-type="float">
            <text:p>1.4142135623731</text:p>
          </table:table-cell>
          <table:table-cell table:formula="of:=COM.MICROSOFT.STDEV.P([.B1:.B5])" office:value-type="float" office:value="2.82842712474619" calcext:value-type="float">
            <text:p>2.82842712474619</text:p>
          </table:table-cell>
          <table:table-cell table:formula="of:=[.A19]*[.B19]" office:value-type="float" office:value="4" calcext:value-type="float">
            <text:p>4</text:p>
          </table:table-cell>
          <table:table-cell/>
          <table:table-cell table:formula="of:=COM.MICROSOFT.STDEV.P([.E1:.E5])" office:value-type="float" office:value="1.6" calcext:value-type="float">
            <text:p>1.6</text:p>
          </table:table-cell>
          <table:table-cell table:formula="of:=COM.MICROSOFT.STDEV.P([.F1:.F5])" office:value-type="float" office:value="4.63033476111609" calcext:value-type="float">
            <text:p>4.63033476111609</text:p>
          </table:table-cell>
          <table:table-cell table:formula="of:=[.E19]*[.F19]" office:value-type="float" office:value="7.40853561778574" calcext:value-type="float">
            <text:p>7.40853561778574</text:p>
          </table:table-cell>
          <table:table-cell/>
          <table:table-cell table:formula="of:=COM.MICROSOFT.STDEV.P([.I1:.I5])" office:value-type="float" office:value="1.6" calcext:value-type="float">
            <text:p>1.6</text:p>
          </table:table-cell>
          <table:table-cell table:formula="of:=COM.MICROSOFT.STDEV.P([.J1:.J5])" office:value-type="float" office:value="6.08604962188118" calcext:value-type="float">
            <text:p>6.08604962188118</text:p>
          </table:table-cell>
          <table:table-cell table:formula="of:=[.I19]*[.J19]" office:value-type="float" office:value="9.73767939500988" calcext:value-type="float">
            <text:p>9.7376793950098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16]/ ([.A19]*[.B19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rrelation</text:p>
          </table:table-cell>
          <table:table-cell table:formula="of:=[.F16]/ ([.E19]*[.F19])" office:value-type="float" office:value="0.934057735159846" calcext:value-type="float">
            <text:p>0.934057735159846</text:p>
          </table:table-cell>
          <table:table-cell table:number-columns-repeated="2"/>
          <table:table-cell office:value-type="string" calcext:value-type="string">
            <text:p>correlation</text:p>
          </table:table-cell>
          <table:table-cell table:formula="of:=[.J16]/ ([.I19]*[.J19])" office:value-type="float" office:value="0.340943654573527" calcext:value-type="float">
            <text:p>0.340943654573527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B$32]^[.B24]" office:value-type="float" office:value="0.197530864197531" calcext:value-type="float">
            <text:p>0.197530864197531</text:p>
          </table:table-cell>
          <table:table-cell table:formula="of:=[.A1]*[.C24]" office:value-type="float" office:value="19.7530864197531" calcext:value-type="float">
            <text:p>19.7530864197531</text:p>
          </table:table-cell>
          <table:table-cell/>
          <table:table-cell table:formula="of:=[.B1]*[.C24]" office:value-type="float" office:value="39.5061728395062" calcext:value-type="float">
            <text:p>39.50617283950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B$32]^[.B25]" office:value-type="float" office:value="0.296296296296296" calcext:value-type="float">
            <text:p>0.296296296296296</text:p>
          </table:table-cell>
          <table:table-cell table:formula="of:=[.A2]*[.C25]" office:value-type="float" office:value="30.2222222222222" calcext:value-type="float">
            <text:p>30.2222222222222</text:p>
          </table:table-cell>
          <table:table-cell/>
          <table:table-cell table:formula="of:=[.B2]*[.C25]" office:value-type="float" office:value="60.4444444444445" calcext:value-type="float">
            <text:p>60.44444444444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B$32]^[.B26]" office:value-type="float" office:value="0.444444444444445" calcext:value-type="float">
            <text:p>0.444444444444445</text:p>
          </table:table-cell>
          <table:table-cell table:formula="of:=[.A3]*[.C26]" office:value-type="float" office:value="45.7777777777778" calcext:value-type="float">
            <text:p>45.7777777777778</text:p>
          </table:table-cell>
          <table:table-cell/>
          <table:table-cell table:formula="of:=[.B3]*[.C26]" office:value-type="float" office:value="91.5555555555556" calcext:value-type="float">
            <text:p>91.55555555555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$32]^[.B27]" office:value-type="float" office:value="0.666666666666667" calcext:value-type="float">
            <text:p>0.666666666666667</text:p>
          </table:table-cell>
          <table:table-cell table:formula="of:=[.A4]*[.C27]" office:value-type="float" office:value="67.3333333333333" calcext:value-type="float">
            <text:p>67.3333333333333</text:p>
          </table:table-cell>
          <table:table-cell/>
          <table:table-cell table:formula="of:=[.B4]*[.C27]" office:value-type="float" office:value="134.666666666667" calcext:value-type="float">
            <text:p>134.6666666666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B$32]^[.B28]" office:value-type="float" office:value="1" calcext:value-type="float">
            <text:p>1</text:p>
          </table:table-cell>
          <table:table-cell table:formula="of:=[.A5]*[.C28]" office:value-type="float" office:value="99" calcext:value-type="float">
            <text:p>99</text:p>
          </table:table-cell>
          <table:table-cell/>
          <table:table-cell table:formula="of:=[.B5]*[.C28]"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xponential</text:p>
          </table:table-cell>
          <table:table-cell table:formula="of:=[.D30]/[.C30]" office:value-type="float" office:value="100.611374407583" calcext:value-type="float">
            <text:p>100.611374407583</text:p>
          </table:table-cell>
          <table:table-cell table:formula="of:=SUM([.C24:.C29])" office:value-type="float" office:value="2.60493827160494" calcext:value-type="float">
            <text:p>2.60493827160494</text:p>
          </table:table-cell>
          <table:table-cell table:formula="of:=SUM([.D24:.D28])" office:value-type="float" office:value="262.086419753086" calcext:value-type="float">
            <text:p>262.086419753086</text:p>
          </table:table-cell>
          <table:table-cell/>
          <table:table-cell table:formula="of:=SUM([.F24:.F28])" office:value-type="float" office:value="524.172839506173" calcext:value-type="float">
            <text:p>524.172839506173</text:p>
          </table:table-cell>
          <table:table-cell table:formula="of:=[.F30]/[.C30]" office:value-type="float" office:value="201.222748815166" calcext:value-type="float">
            <text:p>201.222748815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-a</text:p>
          </table:table-cell>
          <table:table-cell table:formula="of:=1-[.B31]" office:value-type="float" office:value="0.666666666666667" calcext:value-type="float">
            <text:p>0.666666666666667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8"/>
        </table:table-row>
        <table:table-row table:style-name="ro1">
          <table:table-cell table:formula="of:=[.A1]-[.$B$30]" office:value-type="float" office:value="-0.611374407582929" calcext:value-type="float">
            <text:p>-0.611374407582929</text:p>
          </table:table-cell>
          <table:table-cell table:formula="of:=[.B1]-[.$G$30]" office:value-type="float" office:value="-1.22274881516586" calcext:value-type="float">
            <text:p>-1.22274881516586</text:p>
          </table:table-cell>
          <table:table-cell table:formula="of:=[.A35]*[.B35]" office:value-type="float" office:value="0.747557332494754" calcext:value-type="float">
            <text:p>0.747557332494754</text:p>
          </table:table-cell>
          <table:table-cell table:number-columns-repeated="8"/>
        </table:table-row>
        <table:table-row table:style-name="ro1">
          <table:table-cell table:formula="of:=[.A2]-[.$B$30]" office:value-type="float" office:value="1.38862559241707" calcext:value-type="float">
            <text:p>1.38862559241707</text:p>
          </table:table-cell>
          <table:table-cell table:formula="of:=[.B2]-[.$G$30]" office:value-type="float" office:value="2.77725118483414" calcext:value-type="float">
            <text:p>2.77725118483414</text:p>
          </table:table-cell>
          <table:table-cell table:formula="of:=[.A36]*[.B36]" office:value-type="float" office:value="3.85656207183132" calcext:value-type="float">
            <text:p>3.85656207183132</text:p>
          </table:table-cell>
          <table:table-cell table:number-columns-repeated="8"/>
        </table:table-row>
        <table:table-row table:style-name="ro1">
          <table:table-cell table:formula="of:=[.A3]-[.$B$30]" office:value-type="float" office:value="2.38862559241707" calcext:value-type="float">
            <text:p>2.38862559241707</text:p>
          </table:table-cell>
          <table:table-cell table:formula="of:=[.B3]-[.$G$30]" office:value-type="float" office:value="4.77725118483414" calcext:value-type="float">
            <text:p>4.77725118483414</text:p>
          </table:table-cell>
          <table:table-cell table:formula="of:=[.A37]*[.B37]" office:value-type="float" office:value="11.4110644414996" calcext:value-type="float">
            <text:p>11.4110644414996</text:p>
          </table:table-cell>
          <table:table-cell table:number-columns-repeated="8"/>
        </table:table-row>
        <table:table-row table:style-name="ro1">
          <table:table-cell table:formula="of:=[.A4]-[.$B$30]" office:value-type="float" office:value="0.388625592417071" calcext:value-type="float">
            <text:p>0.388625592417071</text:p>
          </table:table-cell>
          <table:table-cell table:formula="of:=[.B4]-[.$G$30]" office:value-type="float" office:value="0.777251184834142" calcext:value-type="float">
            <text:p>0.777251184834142</text:p>
          </table:table-cell>
          <table:table-cell table:formula="of:=[.A38]*[.B38]" office:value-type="float" office:value="0.302059702163039" calcext:value-type="float">
            <text:p>0.302059702163039</text:p>
          </table:table-cell>
          <table:table-cell table:number-columns-repeated="8"/>
        </table:table-row>
        <table:table-row table:style-name="ro1">
          <table:table-cell table:formula="of:=[.A5]-[.$B$30]" office:value-type="float" office:value="-1.61137440758293" calcext:value-type="float">
            <text:p>-1.61137440758293</text:p>
          </table:table-cell>
          <table:table-cell table:formula="of:=[.B5]-[.$G$30]" office:value-type="float" office:value="-3.22274881516586" calcext:value-type="float">
            <text:p>-3.22274881516586</text:p>
          </table:table-cell>
          <table:table-cell table:formula="of:=[.A39]*[.B39]" office:value-type="float" office:value="5.19305496282647" calcext:value-type="float">
            <text:p>5.19305496282647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SUM([.C35:.C39])" office:value-type="float" office:value="21.5102985108152" calcext:value-type="float">
            <text:p>21.51029851081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40]/(5)" office:value-type="float" office:value="4.30205970216304" calcext:value-type="float">
            <text:p>4.3020597021630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eriod high</text:p>
          </table:table-cell>
          <table:table-cell table:formula="of:=MAX([.A1:.A2])" office:value-type="float" office:value="102" calcext:value-type="float">
            <text:p>102</text:p>
          </table:table-cell>
          <table:table-cell table:formula="of:=MAX([.A1:.A3])" office:value-type="float" office:value="103" calcext:value-type="float">
            <text:p>103</text:p>
          </table:table-cell>
          <table:table-cell table:formula="of:=MAX([.A1:.A4])" office:value-type="float" office:value="103" calcext:value-type="float">
            <text:p>103</text:p>
          </table:table-cell>
          <table:table-cell table:formula="of:=MAX([.A1:.A5])" office:value-type="float" office:value="103" calcext:value-type="float">
            <text:p>103</text:p>
          </table:table-cell>
          <table:table-cell/>
          <table:table-cell office:value-type="string" calcext:value-type="string">
            <text:p>period high</text:p>
          </table:table-cell>
          <table:table-cell table:formula="of:=MAX([.B1:.B2])" office:value-type="float" office:value="204" calcext:value-type="float">
            <text:p>204</text:p>
          </table:table-cell>
          <table:table-cell table:formula="of:=MAX([.B1:.B3])" office:value-type="float" office:value="206" calcext:value-type="float">
            <text:p>206</text:p>
          </table:table-cell>
          <table:table-cell table:formula="of:=MAX([.B1:.B4])" office:value-type="float" office:value="206" calcext:value-type="float">
            <text:p>206</text:p>
          </table:table-cell>
          <table:table-cell table:formula="of:=MAX([.B1:.B5])"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perc drawdown</text:p>
          </table:table-cell>
          <table:table-cell table:formula="of:=(([.A2]-[.B43])/[.B43])*100" office:value-type="float" office:value="0" calcext:value-type="float">
            <text:p>0</text:p>
          </table:table-cell>
          <table:table-cell table:formula="of:=(([.A3]-[.C43])/[.C43])*100" office:value-type="float" office:value="0" calcext:value-type="float">
            <text:p>0</text:p>
          </table:table-cell>
          <table:table-cell table:formula="of:=(([.A4]-[.D43])/[.D43])*100" office:value-type="float" office:value="-1.94174757281553" calcext:value-type="float">
            <text:p>-1.94174757281553</text:p>
          </table:table-cell>
          <table:table-cell table:formula="of:=(([.A5]-[.E43])/[.E43])*100" office:value-type="float" office:value="-3.88349514563107" calcext:value-type="float">
            <text:p>-3.88349514563107</text:p>
          </table:table-cell>
          <table:table-cell/>
          <table:table-cell office:value-type="string" calcext:value-type="string">
            <text:p>perc drawdown</text:p>
          </table:table-cell>
          <table:table-cell table:formula="of:=(([.B2]-[.H43])/[.H43])*100" office:value-type="float" office:value="0" calcext:value-type="float">
            <text:p>0</text:p>
          </table:table-cell>
          <table:table-cell table:formula="of:=(([.B3]-[.I43])/[.I43])*100" office:value-type="float" office:value="0" calcext:value-type="float">
            <text:p>0</text:p>
          </table:table-cell>
          <table:table-cell table:formula="of:=(([.B4]-[.J43])/[.J43])*100" office:value-type="float" office:value="-1.94174757281553" calcext:value-type="float">
            <text:p>-1.94174757281553</text:p>
          </table:table-cell>
          <table:table-cell table:formula="of:=(([.B5]-[.K43])/[.K43])*100" office:value-type="float" office:value="-3.88349514563107" calcext:value-type="float">
            <text:p>-3.88349514563107</text:p>
          </table:table-cell>
        </table:table-row>
        <table:table-row table:style-name="ro1">
          <table:table-cell office:value-type="string" calcext:value-type="string">
            <text:p>sq p dd</text:p>
          </table:table-cell>
          <table:table-cell table:formula="of:=[.B44]^2" office:value-type="float" office:value="0" calcext:value-type="float">
            <text:p>0</text:p>
          </table:table-cell>
          <table:table-cell table:formula="of:=[.C44]^2" office:value-type="float" office:value="0" calcext:value-type="float">
            <text:p>0</text:p>
          </table:table-cell>
          <table:table-cell table:formula="of:=[.D44]^2" office:value-type="float" office:value="3.77038363653502" calcext:value-type="float">
            <text:p>3.77038363653502</text:p>
          </table:table-cell>
          <table:table-cell table:formula="of:=[.E44]^2" office:value-type="float" office:value="15.0815345461401" calcext:value-type="float">
            <text:p>15.0815345461401</text:p>
          </table:table-cell>
          <table:table-cell/>
          <table:table-cell office:value-type="string" calcext:value-type="string">
            <text:p>sq p dd</text:p>
          </table:table-cell>
          <table:table-cell table:formula="of:=[.H44]^2" office:value-type="float" office:value="0" calcext:value-type="float">
            <text:p>0</text:p>
          </table:table-cell>
          <table:table-cell table:formula="of:=[.I44]^2" office:value-type="float" office:value="0" calcext:value-type="float">
            <text:p>0</text:p>
          </table:table-cell>
          <table:table-cell table:formula="of:=[.J44]^2" office:value-type="float" office:value="3.77038363653502" calcext:value-type="float">
            <text:p>3.77038363653502</text:p>
          </table:table-cell>
          <table:table-cell table:formula="of:=[.K44]^2" office:value-type="float" office:value="15.0815345461401" calcext:value-type="float">
            <text:p>15.081534546140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q avg</text:p>
          </table:table-cell>
          <table:table-cell table:formula="of:=SUM([.B45:.E45])/5" office:value-type="float" office:value="3.77038363653502" calcext:value-type="float">
            <text:p>3.77038363653502</text:p>
          </table:table-cell>
          <table:table-cell table:number-columns-repeated="4"/>
          <table:table-cell office:value-type="string" calcext:value-type="string">
            <text:p>sq avg</text:p>
          </table:table-cell>
          <table:table-cell table:formula="of:=SUM([.H45:.K45])/5" office:value-type="float" office:value="3.77038363653502" calcext:value-type="float">
            <text:p>3.77038363653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cer index</text:p>
          </table:table-cell>
          <table:table-cell table:formula="of:=SQRT([.B47])" office:value-type="float" office:value="1.94174757281553" calcext:value-type="float">
            <text:p>1.94174757281553</text:p>
          </table:table-cell>
          <table:table-cell table:number-columns-repeated="4"/>
          <table:table-cell office:value-type="string" calcext:value-type="string">
            <text:p>ulcer index</text:p>
          </table:table-cell>
          <table:table-cell table:formula="of:=SQRT([.H47])" office:value-type="float" office:value="1.94174757281553" calcext:value-type="float">
            <text:p>1.9417475728155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ult</text:p>
          </table:table-cell>
          <table:table-cell table:formula="of:=[.B48]*[.H48]" office:value-type="float" office:value="3.77038363653502" calcext:value-type="float">
            <text:p>3.770383636535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41]/[.B50]" office:value-type="float" office:value="1.14101378450619" calcext:value-type="float">
            <text:p>1.14101378450619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B$32]^[.B54]" office:value-type="float" office:value="0.197530864197531" calcext:value-type="float">
            <text:p>0.197530864197531</text:p>
          </table:table-cell>
          <table:table-cell table:formula="of:=[.E1]*[.C54]" office:value-type="float" office:value="20.1481481481482" calcext:value-type="float">
            <text:p>20.1481481481482</text:p>
          </table:table-cell>
          <table:table-cell/>
          <table:table-cell table:formula="of:=[.F1]*[.C54]" office:value-type="float" office:value="40.2962962962963" calcext:value-type="float">
            <text:p>40.29629629629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B$32]^[.B55]" office:value-type="float" office:value="0.296296296296296" calcext:value-type="float">
            <text:p>0.296296296296296</text:p>
          </table:table-cell>
          <table:table-cell table:formula="of:=[.E2]*[.C55]" office:value-type="float" office:value="30.5185185185185" calcext:value-type="float">
            <text:p>30.5185185185185</text:p>
          </table:table-cell>
          <table:table-cell/>
          <table:table-cell table:formula="of:=[.F2]*[.C55]" office:value-type="float" office:value="61.0370370370371" calcext:value-type="float">
            <text:p>61.03703703703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B$32]^[.B56]" office:value-type="float" office:value="0.444444444444445" calcext:value-type="float">
            <text:p>0.444444444444445</text:p>
          </table:table-cell>
          <table:table-cell table:formula="of:=[.E3]*[.C56]" office:value-type="float" office:value="44.8888888888889" calcext:value-type="float">
            <text:p>44.8888888888889</text:p>
          </table:table-cell>
          <table:table-cell/>
          <table:table-cell table:formula="of:=[.F3]*[.C56]" office:value-type="float" office:value="89.7777777777778" calcext:value-type="float">
            <text:p>89.77777777777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$32]^[.B57]" office:value-type="float" office:value="0.666666666666667" calcext:value-type="float">
            <text:p>0.666666666666667</text:p>
          </table:table-cell>
          <table:table-cell table:formula="of:=[.E4]*[.C57]" office:value-type="float" office:value="66" calcext:value-type="float">
            <text:p>66</text:p>
          </table:table-cell>
          <table:table-cell/>
          <table:table-cell table:formula="of:=[.F4]*[.C57]"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B$32]^[.B58]" office:value-type="float" office:value="1" calcext:value-type="float">
            <text:p>1</text:p>
          </table:table-cell>
          <table:table-cell table:formula="of:=[.E5]*[.C58]" office:value-type="float" office:value="99" calcext:value-type="float">
            <text:p>99</text:p>
          </table:table-cell>
          <table:table-cell/>
          <table:table-cell table:formula="of:=[.F5]*[.C58]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xponential</text:p>
          </table:table-cell>
          <table:table-cell table:formula="of:=[.D60]/[.C60]" office:value-type="float" office:value="100.023696682464" calcext:value-type="float">
            <text:p>100.023696682464</text:p>
          </table:table-cell>
          <table:table-cell table:formula="of:=SUM([.C54:.C59])" office:value-type="float" office:value="2.60493827160494" calcext:value-type="float">
            <text:p>2.60493827160494</text:p>
          </table:table-cell>
          <table:table-cell table:formula="of:=SUM([.D54:.D58])" office:value-type="float" office:value="260.555555555556" calcext:value-type="float">
            <text:p>260.555555555556</text:p>
          </table:table-cell>
          <table:table-cell/>
          <table:table-cell table:formula="of:=SUM([.F54:.F58])" office:value-type="float" office:value="516.111111111111" calcext:value-type="float">
            <text:p>516.111111111111</text:p>
          </table:table-cell>
          <table:table-cell table:formula="of:=[.F60]/[.C60]" office:value-type="float" office:value="198.127962085308" calcext:value-type="float">
            <text:p>198.127962085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-a</text:p>
          </table:table-cell>
          <table:table-cell table:formula="of:=1-[.B61]" office:value-type="float" office:value="0.666666666666667" calcext:value-type="float">
            <text:p>0.666666666666667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8"/>
        </table:table-row>
        <table:table-row table:style-name="ro1">
          <table:table-cell table:formula="of:=[.E1]-[.$B$60]" office:value-type="float" office:value="1.97630331753554" calcext:value-type="float">
            <text:p>1.97630331753554</text:p>
          </table:table-cell>
          <table:table-cell table:formula="of:=[.F1]-[.$G$60]" office:value-type="float" office:value="5.87203791469196" calcext:value-type="float">
            <text:p>5.87203791469196</text:p>
          </table:table-cell>
          <table:table-cell table:formula="of:=[.A65]*[.B65]" office:value-type="float" office:value="11.6049280115002" calcext:value-type="float">
            <text:p>11.6049280115002</text:p>
          </table:table-cell>
          <table:table-cell table:number-columns-repeated="8"/>
        </table:table-row>
        <table:table-row table:style-name="ro1">
          <table:table-cell table:formula="of:=[.E2]-[.$B$60]" office:value-type="float" office:value="2.97630331753554" calcext:value-type="float">
            <text:p>2.97630331753554</text:p>
          </table:table-cell>
          <table:table-cell table:formula="of:=[.F2]-[.$G$60]" office:value-type="float" office:value="7.87203791469196" calcext:value-type="float">
            <text:p>7.87203791469196</text:p>
          </table:table-cell>
          <table:table-cell table:formula="of:=[.A66]*[.B66]" office:value-type="float" office:value="23.4295725612632" calcext:value-type="float">
            <text:p>23.4295725612632</text:p>
          </table:table-cell>
          <table:table-cell table:number-columns-repeated="8"/>
        </table:table-row>
        <table:table-row table:style-name="ro1">
          <table:table-cell table:formula="of:=[.E3]-[.$B$60]" office:value-type="float" office:value="0.976303317535539" calcext:value-type="float">
            <text:p>0.976303317535539</text:p>
          </table:table-cell>
          <table:table-cell table:formula="of:=[.F3]-[.$G$60]" office:value-type="float" office:value="3.87203791469196" calcext:value-type="float">
            <text:p>3.87203791469196</text:p>
          </table:table-cell>
          <table:table-cell table:formula="of:=[.A67]*[.B67]" office:value-type="float" office:value="3.78028346173715" calcext:value-type="float">
            <text:p>3.78028346173715</text:p>
          </table:table-cell>
          <table:table-cell table:number-columns-repeated="8"/>
        </table:table-row>
        <table:table-row table:style-name="ro1">
          <table:table-cell table:formula="of:=[.E4]-[.$B$60]" office:value-type="float" office:value="-1.02369668246446" calcext:value-type="float">
            <text:p>-1.02369668246446</text:p>
          </table:table-cell>
          <table:table-cell table:formula="of:=[.F4]-[.$G$60]" office:value-type="float" office:value="-0.127962085308042" calcext:value-type="float">
            <text:p>-0.127962085308042</text:p>
          </table:table-cell>
          <table:table-cell table:formula="of:=[.A68]*[.B68]" office:value-type="float" office:value="0.130994362211077" calcext:value-type="float">
            <text:p>0.130994362211077</text:p>
          </table:table-cell>
          <table:table-cell table:number-columns-repeated="8"/>
        </table:table-row>
        <table:table-row table:style-name="ro1">
          <table:table-cell table:formula="of:=[.E5]-[.$B$60]" office:value-type="float" office:value="-1.02369668246446" calcext:value-type="float">
            <text:p>-1.02369668246446</text:p>
          </table:table-cell>
          <table:table-cell table:formula="of:=[.F5]-[.$G$60]" office:value-type="float" office:value="-5.12796208530804" calcext:value-type="float">
            <text:p>-5.12796208530804</text:p>
          </table:table-cell>
          <table:table-cell table:formula="of:=[.A69]*[.B69]" office:value-type="float" office:value="5.24947777453338" calcext:value-type="float">
            <text:p>5.24947777453338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SUM([.C65:.C69])" office:value-type="float" office:value="44.195256171245" calcext:value-type="float">
            <text:p>44.1952561712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70]/(5)" office:value-type="float" office:value="8.839051234249" calcext:value-type="float">
            <text:p>8.839051234249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eriod high</text:p>
          </table:table-cell>
          <table:table-cell table:formula="of:=MAX([.E1:.E2])" office:value-type="float" office:value="103" calcext:value-type="float">
            <text:p>103</text:p>
          </table:table-cell>
          <table:table-cell table:formula="of:=MAX([.E1:.E3])" office:value-type="float" office:value="103" calcext:value-type="float">
            <text:p>103</text:p>
          </table:table-cell>
          <table:table-cell table:formula="of:=MAX([.E1:.E4])" office:value-type="float" office:value="103" calcext:value-type="float">
            <text:p>103</text:p>
          </table:table-cell>
          <table:table-cell table:formula="of:=MAX([.E1:.E5])" office:value-type="float" office:value="103" calcext:value-type="float">
            <text:p>103</text:p>
          </table:table-cell>
          <table:table-cell/>
          <table:table-cell office:value-type="string" calcext:value-type="string">
            <text:p>period high</text:p>
          </table:table-cell>
          <table:table-cell table:formula="of:=MAX([.F1:.F2])" office:value-type="float" office:value="206" calcext:value-type="float">
            <text:p>206</text:p>
          </table:table-cell>
          <table:table-cell table:formula="of:=MAX([.F1:.F3])" office:value-type="float" office:value="206" calcext:value-type="float">
            <text:p>206</text:p>
          </table:table-cell>
          <table:table-cell table:formula="of:=MAX([.F1:.F4])" office:value-type="float" office:value="206" calcext:value-type="float">
            <text:p>206</text:p>
          </table:table-cell>
          <table:table-cell table:formula="of:=MAX([.F1:.F5])"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perc drawdown</text:p>
          </table:table-cell>
          <table:table-cell table:formula="of:=(([.E2]-[.B73])/[.B73])*100" office:value-type="float" office:value="0" calcext:value-type="float">
            <text:p>0</text:p>
          </table:table-cell>
          <table:table-cell table:formula="of:=(([.E3]-[.C73])/[.C73])*100" office:value-type="float" office:value="-1.94174757281553" calcext:value-type="float">
            <text:p>-1.94174757281553</text:p>
          </table:table-cell>
          <table:table-cell table:formula="of:=(([.E4]-[.D73])/[.D73])*100" office:value-type="float" office:value="-3.88349514563107" calcext:value-type="float">
            <text:p>-3.88349514563107</text:p>
          </table:table-cell>
          <table:table-cell table:formula="of:=(([.E5]-[.E73])/[.E73])*100" office:value-type="float" office:value="-3.88349514563107" calcext:value-type="float">
            <text:p>-3.88349514563107</text:p>
          </table:table-cell>
          <table:table-cell/>
          <table:table-cell office:value-type="string" calcext:value-type="string">
            <text:p>perc drawdown</text:p>
          </table:table-cell>
          <table:table-cell table:formula="of:=(([.F2]-[.H73])/[.H73])*100" office:value-type="float" office:value="0" calcext:value-type="float">
            <text:p>0</text:p>
          </table:table-cell>
          <table:table-cell table:formula="of:=(([.F3]-[.I73])/[.I73])*100" office:value-type="float" office:value="-1.94174757281553" calcext:value-type="float">
            <text:p>-1.94174757281553</text:p>
          </table:table-cell>
          <table:table-cell table:formula="of:=(([.F4]-[.J73])/[.J73])*100" office:value-type="float" office:value="-3.88349514563107" calcext:value-type="float">
            <text:p>-3.88349514563107</text:p>
          </table:table-cell>
          <table:table-cell table:formula="of:=(([.F5]-[.K73])/[.K73])*100" office:value-type="float" office:value="-6.31067961165049" calcext:value-type="float">
            <text:p>-6.31067961165049</text:p>
          </table:table-cell>
        </table:table-row>
        <table:table-row table:style-name="ro1">
          <table:table-cell office:value-type="string" calcext:value-type="string">
            <text:p>sq p dd</text:p>
          </table:table-cell>
          <table:table-cell table:formula="of:=[.B74]^2" office:value-type="float" office:value="0" calcext:value-type="float">
            <text:p>0</text:p>
          </table:table-cell>
          <table:table-cell table:formula="of:=[.C74]^2" office:value-type="float" office:value="3.77038363653502" calcext:value-type="float">
            <text:p>3.77038363653502</text:p>
          </table:table-cell>
          <table:table-cell table:formula="of:=[.D74]^2" office:value-type="float" office:value="15.0815345461401" calcext:value-type="float">
            <text:p>15.0815345461401</text:p>
          </table:table-cell>
          <table:table-cell table:formula="of:=[.E74]^2" office:value-type="float" office:value="15.0815345461401" calcext:value-type="float">
            <text:p>15.0815345461401</text:p>
          </table:table-cell>
          <table:table-cell/>
          <table:table-cell office:value-type="string" calcext:value-type="string">
            <text:p>sq p dd</text:p>
          </table:table-cell>
          <table:table-cell table:formula="of:=[.H74]^2" office:value-type="float" office:value="0" calcext:value-type="float">
            <text:p>0</text:p>
          </table:table-cell>
          <table:table-cell table:formula="of:=[.I74]^2" office:value-type="float" office:value="3.77038363653502" calcext:value-type="float">
            <text:p>3.77038363653502</text:p>
          </table:table-cell>
          <table:table-cell table:formula="of:=[.J74]^2" office:value-type="float" office:value="15.0815345461401" calcext:value-type="float">
            <text:p>15.0815345461401</text:p>
          </table:table-cell>
          <table:table-cell table:formula="of:=[.K74]^2" office:value-type="float" office:value="39.8246771609011" calcext:value-type="float">
            <text:p>39.824677160901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q avg</text:p>
          </table:table-cell>
          <table:table-cell table:formula="of:=SUM([.B75:.E75])/5" office:value-type="float" office:value="6.78669054576303" calcext:value-type="float">
            <text:p>6.78669054576303</text:p>
          </table:table-cell>
          <table:table-cell table:number-columns-repeated="4"/>
          <table:table-cell office:value-type="string" calcext:value-type="string">
            <text:p>sq avg</text:p>
          </table:table-cell>
          <table:table-cell table:formula="of:=SUM([.H75:.K75])/5" office:value-type="float" office:value="11.7353190687152" calcext:value-type="float">
            <text:p>11.7353190687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cer index</text:p>
          </table:table-cell>
          <table:table-cell table:formula="of:=SQRT([.B77])" office:value-type="float" office:value="2.60512774077645" calcext:value-type="float">
            <text:p>2.60512774077645</text:p>
          </table:table-cell>
          <table:table-cell table:number-columns-repeated="4"/>
          <table:table-cell office:value-type="string" calcext:value-type="string">
            <text:p>ulcer index</text:p>
          </table:table-cell>
          <table:table-cell table:formula="of:=SQRT([.H77])" office:value-type="float" office:value="3.42568519696648" calcext:value-type="float">
            <text:p>3.42568519696648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ult</text:p>
          </table:table-cell>
          <table:table-cell table:formula="of:=[.B78]*[.H78]" office:value-type="float" office:value="8.92434753778461" calcext:value-type="float">
            <text:p>8.92434753778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71]/[.B80]" office:value-type="float" office:value="0.990442292484187" calcext:value-type="float">
            <text:p>0.990442292484187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B$32]^[.B84]" office:value-type="float" office:value="0.197530864197531" calcext:value-type="float">
            <text:p>0.197530864197531</text:p>
          </table:table-cell>
          <table:table-cell table:formula="of:=[.I1]*[.C84]" office:value-type="float" office:value="20.3456790123457" calcext:value-type="float">
            <text:p>20.3456790123457</text:p>
          </table:table-cell>
          <table:table-cell/>
          <table:table-cell table:formula="of:=[.J1]*[.C84]" office:value-type="float" office:value="40.6913580246914" calcext:value-type="float">
            <text:p>40.69135802469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B$32]^[.B85]" office:value-type="float" office:value="0.296296296296296" calcext:value-type="float">
            <text:p>0.296296296296296</text:p>
          </table:table-cell>
          <table:table-cell table:formula="of:=[.I2]*[.C85]" office:value-type="float" office:value="29.9259259259259" calcext:value-type="float">
            <text:p>29.9259259259259</text:p>
          </table:table-cell>
          <table:table-cell/>
          <table:table-cell table:formula="of:=[.J2]*[.C85]" office:value-type="float" office:value="59.8518518518519" calcext:value-type="float">
            <text:p>59.85185185185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B$32]^[.B86]" office:value-type="float" office:value="0.444444444444445" calcext:value-type="float">
            <text:p>0.444444444444445</text:p>
          </table:table-cell>
          <table:table-cell table:formula="of:=[.I3]*[.C86]" office:value-type="float" office:value="44" calcext:value-type="float">
            <text:p>44</text:p>
          </table:table-cell>
          <table:table-cell/>
          <table:table-cell table:formula="of:=[.J3]*[.C86]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$32]^[.B87]" office:value-type="float" office:value="0.666666666666667" calcext:value-type="float">
            <text:p>0.666666666666667</text:p>
          </table:table-cell>
          <table:table-cell table:formula="of:=[.I4]*[.C87]" office:value-type="float" office:value="66" calcext:value-type="float">
            <text:p>66</text:p>
          </table:table-cell>
          <table:table-cell/>
          <table:table-cell table:formula="of:=[.J4]*[.C87]" office:value-type="float" office:value="128.666666666667" calcext:value-type="float">
            <text:p>128.6666666666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B$32]^[.B88]" office:value-type="float" office:value="1" calcext:value-type="float">
            <text:p>1</text:p>
          </table:table-cell>
          <table:table-cell table:formula="of:=[.I5]*[.C88]" office:value-type="float" office:value="102" calcext:value-type="float">
            <text:p>102</text:p>
          </table:table-cell>
          <table:table-cell/>
          <table:table-cell table:formula="of:=[.J5]*[.C88]"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xponential</text:p>
          </table:table-cell>
          <table:table-cell table:formula="of:=[.D90]/[.C90]" office:value-type="float" office:value="100.682464454976" calcext:value-type="float">
            <text:p>100.682464454976</text:p>
          </table:table-cell>
          <table:table-cell table:formula="of:=SUM([.C84:.C89])" office:value-type="float" office:value="2.60493827160494" calcext:value-type="float">
            <text:p>2.60493827160494</text:p>
          </table:table-cell>
          <table:table-cell table:formula="of:=SUM([.D84:.D88])" office:value-type="float" office:value="262.271604938272" calcext:value-type="float">
            <text:p>262.271604938272</text:p>
          </table:table-cell>
          <table:table-cell/>
          <table:table-cell table:formula="of:=SUM([.F84:.F88])" office:value-type="float" office:value="506.20987654321" calcext:value-type="float">
            <text:p>506.20987654321</text:p>
          </table:table-cell>
          <table:table-cell table:formula="of:=[.F90]/[.C90]" office:value-type="float" office:value="194.327014218009" calcext:value-type="float">
            <text:p>194.327014218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-a</text:p>
          </table:table-cell>
          <table:table-cell table:formula="of:=1-[.B91]" office:value-type="float" office:value="0.666666666666667" calcext:value-type="float">
            <text:p>0.666666666666667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8"/>
        </table:table-row>
        <table:table-row table:style-name="ro1">
          <table:table-cell table:formula="of:=[.I1]-[.$B$90]" office:value-type="float" office:value="2.3175355450237" calcext:value-type="float">
            <text:p>2.3175355450237</text:p>
          </table:table-cell>
          <table:table-cell table:formula="of:=[.J1]-[.$G$90]" office:value-type="float" office:value="11.6729857819905" calcext:value-type="float">
            <text:p>11.6729857819905</text:p>
          </table:table-cell>
          <table:table-cell table:formula="of:=[.A95]*[.B95]" office:value-type="float" office:value="27.0525594663194" calcext:value-type="float">
            <text:p>27.0525594663194</text:p>
          </table:table-cell>
          <table:table-cell table:number-columns-repeated="8"/>
        </table:table-row>
        <table:table-row table:style-name="ro1">
          <table:table-cell table:formula="of:=[.I2]-[.$B$90]" office:value-type="float" office:value="0.317535545023702" calcext:value-type="float">
            <text:p>0.317535545023702</text:p>
          </table:table-cell>
          <table:table-cell table:formula="of:=[.J2]-[.$G$90]" office:value-type="float" office:value="7.67298578199055" calcext:value-type="float">
            <text:p>7.67298578199055</text:p>
          </table:table-cell>
          <table:table-cell table:formula="of:=[.A96]*[.B96]" office:value-type="float" office:value="2.43644572224349" calcext:value-type="float">
            <text:p>2.43644572224349</text:p>
          </table:table-cell>
          <table:table-cell table:number-columns-repeated="8"/>
        </table:table-row>
        <table:table-row table:style-name="ro1">
          <table:table-cell table:formula="of:=[.I3]-[.$B$90]" office:value-type="float" office:value="-1.6824644549763" calcext:value-type="float">
            <text:p>-1.6824644549763</text:p>
          </table:table-cell>
          <table:table-cell table:formula="of:=[.J3]-[.$G$90]" office:value-type="float" office:value="3.67298578199055" calcext:value-type="float">
            <text:p>3.67298578199055</text:p>
          </table:table-cell>
          <table:table-cell table:formula="of:=[.A97]*[.B97]" office:value-type="float" office:value="-6.17966802183242" calcext:value-type="float">
            <text:p>-6.17966802183242</text:p>
          </table:table-cell>
          <table:table-cell table:number-columns-repeated="8"/>
        </table:table-row>
        <table:table-row table:style-name="ro1">
          <table:table-cell table:formula="of:=[.I4]-[.$B$90]" office:value-type="float" office:value="-1.6824644549763" calcext:value-type="float">
            <text:p>-1.6824644549763</text:p>
          </table:table-cell>
          <table:table-cell table:formula="of:=[.J4]-[.$G$90]" office:value-type="float" office:value="-1.32701421800945" calcext:value-type="float">
            <text:p>-1.32701421800945</text:p>
          </table:table-cell>
          <table:table-cell table:formula="of:=[.A98]*[.B98]" office:value-type="float" office:value="2.23265425304907" calcext:value-type="float">
            <text:p>2.23265425304907</text:p>
          </table:table-cell>
          <table:table-cell table:number-columns-repeated="8"/>
        </table:table-row>
        <table:table-row table:style-name="ro1">
          <table:table-cell table:formula="of:=[.I5]-[.$B$90]" office:value-type="float" office:value="1.3175355450237" calcext:value-type="float">
            <text:p>1.3175355450237</text:p>
          </table:table-cell>
          <table:table-cell table:formula="of:=[.J5]-[.$G$90]" office:value-type="float" office:value="-5.32701421800945" calcext:value-type="float">
            <text:p>-5.32701421800945</text:p>
          </table:table-cell>
          <table:table-cell table:formula="of:=[.A99]*[.B99]" office:value-type="float" office:value="-7.01853058107409" calcext:value-type="float">
            <text:p>-7.01853058107409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SUM([.C95:.C99])" office:value-type="float" office:value="18.5234608387054" calcext:value-type="float">
            <text:p>18.52346083870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100]/(5)" office:value-type="float" office:value="3.70469216774109" calcext:value-type="float">
            <text:p>3.70469216774109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eriod high</text:p>
          </table:table-cell>
          <table:table-cell table:formula="of:=MAX([.I1:.I2])" office:value-type="float" office:value="103" calcext:value-type="float">
            <text:p>103</text:p>
          </table:table-cell>
          <table:table-cell table:formula="of:=MAX([.I1:.I3])" office:value-type="float" office:value="103" calcext:value-type="float">
            <text:p>103</text:p>
          </table:table-cell>
          <table:table-cell table:formula="of:=MAX([.I1:.I4])" office:value-type="float" office:value="103" calcext:value-type="float">
            <text:p>103</text:p>
          </table:table-cell>
          <table:table-cell table:formula="of:=MAX([.I1:.I5])" office:value-type="float" office:value="103" calcext:value-type="float">
            <text:p>103</text:p>
          </table:table-cell>
          <table:table-cell/>
          <table:table-cell office:value-type="string" calcext:value-type="string">
            <text:p>period high</text:p>
          </table:table-cell>
          <table:table-cell table:formula="of:=MAX([.J1:.J2])" office:value-type="float" office:value="206" calcext:value-type="float">
            <text:p>206</text:p>
          </table:table-cell>
          <table:table-cell table:formula="of:=MAX([.J1:.J3])" office:value-type="float" office:value="206" calcext:value-type="float">
            <text:p>206</text:p>
          </table:table-cell>
          <table:table-cell table:formula="of:=MAX([.J1:.J4])" office:value-type="float" office:value="206" calcext:value-type="float">
            <text:p>206</text:p>
          </table:table-cell>
          <table:table-cell table:formula="of:=MAX([.J1:.J5])"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perc drawdown</text:p>
          </table:table-cell>
          <table:table-cell table:formula="of:=(([.I2]-[.B103])/[.B103])*100" office:value-type="float" office:value="-1.94174757281553" calcext:value-type="float">
            <text:p>-1.94174757281553</text:p>
          </table:table-cell>
          <table:table-cell table:formula="of:=(([.I3]-[.C103])/[.C103])*100" office:value-type="float" office:value="-3.88349514563107" calcext:value-type="float">
            <text:p>-3.88349514563107</text:p>
          </table:table-cell>
          <table:table-cell table:formula="of:=(([.I4]-[.D103])/[.D103])*100" office:value-type="float" office:value="-3.88349514563107" calcext:value-type="float">
            <text:p>-3.88349514563107</text:p>
          </table:table-cell>
          <table:table-cell table:formula="of:=(([.I5]-[.E103])/[.E103])*100" office:value-type="float" office:value="-0.970873786407767" calcext:value-type="float">
            <text:p>-0.970873786407767</text:p>
          </table:table-cell>
          <table:table-cell/>
          <table:table-cell office:value-type="string" calcext:value-type="string">
            <text:p>perc drawdown</text:p>
          </table:table-cell>
          <table:table-cell table:formula="of:=(([.J2]-[.H103])/[.H103])*100" office:value-type="float" office:value="-1.94174757281553" calcext:value-type="float">
            <text:p>-1.94174757281553</text:p>
          </table:table-cell>
          <table:table-cell table:formula="of:=(([.J3]-[.I103])/[.I103])*100" office:value-type="float" office:value="-3.88349514563107" calcext:value-type="float">
            <text:p>-3.88349514563107</text:p>
          </table:table-cell>
          <table:table-cell table:formula="of:=(([.J4]-[.J103])/[.J103])*100" office:value-type="float" office:value="-6.31067961165049" calcext:value-type="float">
            <text:p>-6.31067961165049</text:p>
          </table:table-cell>
          <table:table-cell table:formula="of:=(([.J5]-[.K103])/[.K103])*100" office:value-type="float" office:value="-8.25242718446602" calcext:value-type="float">
            <text:p>-8.25242718446602</text:p>
          </table:table-cell>
        </table:table-row>
        <table:table-row table:style-name="ro1">
          <table:table-cell office:value-type="string" calcext:value-type="string">
            <text:p>sq p dd</text:p>
          </table:table-cell>
          <table:table-cell table:formula="of:=[.B104]^2" office:value-type="float" office:value="3.77038363653502" calcext:value-type="float">
            <text:p>3.77038363653502</text:p>
          </table:table-cell>
          <table:table-cell table:formula="of:=[.C104]^2" office:value-type="float" office:value="15.0815345461401" calcext:value-type="float">
            <text:p>15.0815345461401</text:p>
          </table:table-cell>
          <table:table-cell table:formula="of:=[.D104]^2" office:value-type="float" office:value="15.0815345461401" calcext:value-type="float">
            <text:p>15.0815345461401</text:p>
          </table:table-cell>
          <table:table-cell table:formula="of:=[.E104]^2" office:value-type="float" office:value="0.942595909133754" calcext:value-type="float">
            <text:p>0.942595909133754</text:p>
          </table:table-cell>
          <table:table-cell/>
          <table:table-cell office:value-type="string" calcext:value-type="string">
            <text:p>sq p dd</text:p>
          </table:table-cell>
          <table:table-cell table:formula="of:=[.H104]^2" office:value-type="float" office:value="3.77038363653502" calcext:value-type="float">
            <text:p>3.77038363653502</text:p>
          </table:table-cell>
          <table:table-cell table:formula="of:=[.I104]^2" office:value-type="float" office:value="15.0815345461401" calcext:value-type="float">
            <text:p>15.0815345461401</text:p>
          </table:table-cell>
          <table:table-cell table:formula="of:=[.J104]^2" office:value-type="float" office:value="39.8246771609011" calcext:value-type="float">
            <text:p>39.8246771609011</text:p>
          </table:table-cell>
          <table:table-cell table:formula="of:=[.K104]^2" office:value-type="float" office:value="68.1025544349138" calcext:value-type="float">
            <text:p>68.102554434913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q avg</text:p>
          </table:table-cell>
          <table:table-cell table:formula="of:=SUM([.B105:.E105])/5" office:value-type="float" office:value="6.97520972758978" calcext:value-type="float">
            <text:p>6.97520972758978</text:p>
          </table:table-cell>
          <table:table-cell table:number-columns-repeated="4"/>
          <table:table-cell office:value-type="string" calcext:value-type="string">
            <text:p>sq avg</text:p>
          </table:table-cell>
          <table:table-cell table:formula="of:=SUM([.H105:.K105])/5" office:value-type="float" office:value="25.355829955698" calcext:value-type="float">
            <text:p>25.355829955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cer index</text:p>
          </table:table-cell>
          <table:table-cell table:formula="of:=SQRT([.B107])" office:value-type="float" office:value="2.64106223470591" calcext:value-type="float">
            <text:p>2.64106223470591</text:p>
          </table:table-cell>
          <table:table-cell table:number-columns-repeated="4"/>
          <table:table-cell office:value-type="string" calcext:value-type="string">
            <text:p>ulcer index</text:p>
          </table:table-cell>
          <table:table-cell table:formula="of:=SQRT([.H107])" office:value-type="float" office:value="5.03545727374367" calcext:value-type="float">
            <text:p>5.03545727374367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ult</text:p>
          </table:table-cell>
          <table:table-cell table:formula="of:=[.B108]*[.H108]" office:value-type="float" office:value="13.2989560401596" calcext:value-type="float">
            <text:p>13.29895604015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101]/[.B110]" office:value-type="float" office:value="0.278570149157109" calcext:value-type="float">
            <text:p>0.278570149157109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00.46" calcext:value-type="float">
            <text:p>100.46</text:p>
          </table:table-cell>
          <table:table-cell office:value-type="float" office:value="74.71" calcext:value-type="float">
            <text:p>74.71</text:p>
          </table:table-cell>
          <table:table-cell table:number-columns-repeated="9"/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71.98" calcext:value-type="float">
            <text:p>71.98</text:p>
          </table:table-cell>
          <table:table-cell table:number-columns-repeated="9"/>
        </table:table-row>
        <table:table-row table:style-name="ro1">
          <table:table-cell office:value-type="float" office:value="100.38" calcext:value-type="float">
            <text:p>100.38</text:p>
          </table:table-cell>
          <table:table-cell office:value-type="float" office:value="68.33" calcext:value-type="float">
            <text:p>68.33</text:p>
          </table:table-cell>
          <table:table-cell table:number-columns-repeated="9"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float" office:value="63.6" calcext:value-type="float">
            <text:p>63.6</text:p>
          </table:table-cell>
          <table:table-cell table:number-columns-repeated="9"/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float" office:value="65.92" calcext:value-type="float">
            <text:p>65.9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formula="of:=AVERAGE([.A114:.A118])" office:value-type="float" office:value="100.354" calcext:value-type="float">
            <text:p>100.354</text:p>
          </table:table-cell>
          <table:table-cell table:formula="of:=AVERAGE([.B114:.B118])" office:value-type="float" office:value="68.908" calcext:value-type="float">
            <text:p>68.908</text:p>
          </table:table-cell>
          <table:table-cell office:value-type="string" calcext:value-type="string">
            <text:p>Mean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8"/>
        </table:table-row>
        <table:table-row table:style-name="ro1">
          <table:table-cell table:formula="of:=[.A114]-[.$A$120]" office:value-type="float" office:value="0.105999999999995" calcext:value-type="float">
            <text:p>0.105999999999995</text:p>
          </table:table-cell>
          <table:table-cell table:formula="of:=[.B114]-[.$B$120]" office:value-type="float" office:value="5.80199999999999" calcext:value-type="float">
            <text:p>5.80199999999999</text:p>
          </table:table-cell>
          <table:table-cell table:formula="of:=[.A123]*[.B123]" office:value-type="float" office:value="0.615011999999968" calcext:value-type="float">
            <text:p>0.615011999999968</text:p>
          </table:table-cell>
          <table:table-cell table:number-columns-repeated="8"/>
        </table:table-row>
        <table:table-row table:style-name="ro1">
          <table:table-cell table:formula="of:=[.A115]-[.$A$120]" office:value-type="float" office:value="0.176000000000002" calcext:value-type="float">
            <text:p>0.176000000000002</text:p>
          </table:table-cell>
          <table:table-cell table:formula="of:=[.B115]-[.$B$120]" office:value-type="float" office:value="3.072" calcext:value-type="float">
            <text:p>3.072</text:p>
          </table:table-cell>
          <table:table-cell table:formula="of:=[.A124]*[.B124]" office:value-type="float" office:value="0.540672000000006" calcext:value-type="float">
            <text:p>0.540672000000006</text:p>
          </table:table-cell>
          <table:table-cell table:number-columns-repeated="8"/>
        </table:table-row>
        <table:table-row table:style-name="ro1">
          <table:table-cell table:formula="of:=[.A116]-[.$A$120]" office:value-type="float" office:value="0.0259999999999963" calcext:value-type="float">
            <text:p>0.0259999999999963</text:p>
          </table:table-cell>
          <table:table-cell table:formula="of:=[.B116]-[.$B$120]" office:value-type="float" office:value="-0.578000000000003" calcext:value-type="float">
            <text:p>-0.578000000000003</text:p>
          </table:table-cell>
          <table:table-cell table:formula="of:=[.A125]*[.B125]" office:value-type="float" office:value="-0.0150279999999979" calcext:value-type="float">
            <text:p>-0.0150279999999979</text:p>
          </table:table-cell>
          <table:table-cell table:number-columns-repeated="8"/>
        </table:table-row>
        <table:table-row table:style-name="ro1">
          <table:table-cell table:formula="of:=[.A117]-[.$A$120]" office:value-type="float" office:value="-0.164000000000001" calcext:value-type="float">
            <text:p>-0.164000000000001</text:p>
          </table:table-cell>
          <table:table-cell table:formula="of:=[.B117]-[.$B$120]" office:value-type="float" office:value="-5.308" calcext:value-type="float">
            <text:p>-5.308</text:p>
          </table:table-cell>
          <table:table-cell table:formula="of:=[.A126]*[.B126]" office:value-type="float" office:value="0.870512000000008" calcext:value-type="float">
            <text:p>0.870512000000008</text:p>
          </table:table-cell>
          <table:table-cell table:number-columns-repeated="8"/>
        </table:table-row>
        <table:table-row table:style-name="ro1">
          <table:table-cell table:formula="of:=[.A118]-[.$A$120]" office:value-type="float" office:value="-0.144000000000005" calcext:value-type="float">
            <text:p>-0.144000000000005</text:p>
          </table:table-cell>
          <table:table-cell table:formula="of:=[.B118]-[.$B$120]" office:value-type="float" office:value="-2.988" calcext:value-type="float">
            <text:p>-2.988</text:p>
          </table:table-cell>
          <table:table-cell table:formula="of:=[.A127]*[.B127]" office:value-type="float" office:value="0.430272000000016" calcext:value-type="float">
            <text:p>0.430272000000016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SUM([.C123:.C127])" office:value-type="float" office:value="2.44144" calcext:value-type="float">
            <text:p>2.441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128]/(5)" office:value-type="float" office:value="0.488288" calcext:value-type="float">
            <text:p>0.48828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10"/>
        </table:table-row>
        <table:table-row table:style-name="ro1">
          <table:table-cell table:formula="of:=COM.MICROSOFT.STDEV.P([.A114:.A118])" office:value-type="float" office:value="0.134551105532434" calcext:value-type="float">
            <text:p>0.134551105532434</text:p>
          </table:table-cell>
          <table:table-cell table:formula="of:=COM.MICROSOFT.STDEV.P([.B114:.B118])" office:value-type="float" office:value="4.01341450637733" calcext:value-type="float">
            <text:p>4.01341450637733</text:p>
          </table:table-cell>
          <table:table-cell table:formula="of:=[.A132]*[.B132]" office:value-type="float" office:value="0.540009358792979" calcext:value-type="float">
            <text:p>0.540009358792979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129]/ ([.A132]*[.B132])" office:value-type="float" office:value="0.904221365887832" calcext:value-type="float">
            <text:p>0.904221365887832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71.98" calcext:value-type="float">
            <text:p>71.98</text:p>
          </table:table-cell>
          <table:table-cell table:number-columns-repeated="9"/>
        </table:table-row>
        <table:table-row table:style-name="ro1">
          <table:table-cell office:value-type="float" office:value="100.38" calcext:value-type="float">
            <text:p>100.38</text:p>
          </table:table-cell>
          <table:table-cell office:value-type="float" office:value="68.33" calcext:value-type="float">
            <text:p>68.33</text:p>
          </table:table-cell>
          <table:table-cell table:number-columns-repeated="9"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float" office:value="63.6" calcext:value-type="float">
            <text:p>63.6</text:p>
          </table:table-cell>
          <table:table-cell table:number-columns-repeated="9"/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float" office:value="65.92" calcext:value-type="float">
            <text:p>65.92</text:p>
          </table:table-cell>
          <table:table-cell table:number-columns-repeated="9"/>
        </table:table-row>
        <table:table-row table:style-name="ro1">
          <table:table-cell office:value-type="float" office:value="100.32" calcext:value-type="float">
            <text:p>100.32</text:p>
          </table:table-cell>
          <table:table-cell office:value-type="float" office:value="69.54" calcext:value-type="float">
            <text:p>69.5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formula="of:=AVERAGE([.A137:.A141])" office:value-type="float" office:value="100.326" calcext:value-type="float">
            <text:p>100.326</text:p>
          </table:table-cell>
          <table:table-cell table:formula="of:=AVERAGE([.B137:.B141])" office:value-type="float" office:value="67.874" calcext:value-type="float">
            <text:p>67.874</text:p>
          </table:table-cell>
          <table:table-cell office:value-type="string" calcext:value-type="string">
            <text:p>Mean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8"/>
        </table:table-row>
        <table:table-row table:style-name="ro1">
          <table:table-cell table:formula="of:=[.A137]-[.$A$143]" office:value-type="float" office:value="0.204000000000008" calcext:value-type="float">
            <text:p>0.204000000000008</text:p>
          </table:table-cell>
          <table:table-cell table:formula="of:=[.B137]-[.$B$143]" office:value-type="float" office:value="4.10600000000001" calcext:value-type="float">
            <text:p>4.10600000000001</text:p>
          </table:table-cell>
          <table:table-cell table:formula="of:=[.A146]*[.B146]" office:value-type="float" office:value="0.837624000000034" calcext:value-type="float">
            <text:p>0.837624000000034</text:p>
          </table:table-cell>
          <table:table-cell table:number-columns-repeated="8"/>
        </table:table-row>
        <table:table-row table:style-name="ro1">
          <table:table-cell table:formula="of:=[.A138]-[.$A$143]" office:value-type="float" office:value="0.054000000000002" calcext:value-type="float">
            <text:p>0.054000000000002</text:p>
          </table:table-cell>
          <table:table-cell table:formula="of:=[.B138]-[.$B$143]" office:value-type="float" office:value="0.456000000000003" calcext:value-type="float">
            <text:p>0.456000000000003</text:p>
          </table:table-cell>
          <table:table-cell table:formula="of:=[.A147]*[.B147]" office:value-type="float" office:value="0.0246240000000011" calcext:value-type="float">
            <text:p>0.0246240000000011</text:p>
          </table:table-cell>
          <table:table-cell table:number-columns-repeated="8"/>
        </table:table-row>
        <table:table-row table:style-name="ro1">
          <table:table-cell table:formula="of:=[.A139]-[.$A$143]" office:value-type="float" office:value="-0.135999999999996" calcext:value-type="float">
            <text:p>-0.135999999999996</text:p>
          </table:table-cell>
          <table:table-cell table:formula="of:=[.B139]-[.$B$143]" office:value-type="float" office:value="-4.27399999999999" calcext:value-type="float">
            <text:p>-4.27399999999999</text:p>
          </table:table-cell>
          <table:table-cell table:formula="of:=[.A148]*[.B148]" office:value-type="float" office:value="0.581263999999981" calcext:value-type="float">
            <text:p>0.581263999999981</text:p>
          </table:table-cell>
          <table:table-cell table:number-columns-repeated="8"/>
        </table:table-row>
        <table:table-row table:style-name="ro1">
          <table:table-cell table:formula="of:=[.A140]-[.$A$143]" office:value-type="float" office:value="-0.116" calcext:value-type="float">
            <text:p>-0.116</text:p>
          </table:table-cell>
          <table:table-cell table:formula="of:=[.B140]-[.$B$143]" office:value-type="float" office:value="-1.95399999999999" calcext:value-type="float">
            <text:p>-1.95399999999999</text:p>
          </table:table-cell>
          <table:table-cell table:formula="of:=[.A149]*[.B149]" office:value-type="float" office:value="0.226663999999999" calcext:value-type="float">
            <text:p>0.226663999999999</text:p>
          </table:table-cell>
          <table:table-cell table:number-columns-repeated="8"/>
        </table:table-row>
        <table:table-row table:style-name="ro1">
          <table:table-cell table:formula="of:=[.A141]-[.$A$143]" office:value-type="float" office:value="-0.00600000000000023" calcext:value-type="float">
            <text:p>-0.00600000000000023</text:p>
          </table:table-cell>
          <table:table-cell table:formula="of:=[.B141]-[.$B$143]" office:value-type="float" office:value="1.66600000000001" calcext:value-type="float">
            <text:p>1.66600000000001</text:p>
          </table:table-cell>
          <table:table-cell table:formula="of:=[.A150]*[.B150]" office:value-type="float" office:value="-0.00999600000000045" calcext:value-type="float">
            <text:p>-0.00999600000000045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SUM([.C146:.C150])" office:value-type="float" office:value="1.66018000000001" calcext:value-type="float">
            <text:p>1.66018000000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151]/(5)" office:value-type="float" office:value="0.332036000000003" calcext:value-type="float">
            <text:p>0.33203600000000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10"/>
        </table:table-row>
        <table:table-row table:style-name="ro1">
          <table:table-cell table:formula="of:=COM.MICROSOFT.STDEV.P([.A137:.A141])" office:value-type="float" office:value="0.123709336753539" calcext:value-type="float">
            <text:p>0.123709336753539</text:p>
          </table:table-cell>
          <table:table-cell table:formula="of:=COM.MICROSOFT.STDEV.P([.B137:.B141])" office:value-type="float" office:value="2.89578728500558" calcext:value-type="float">
            <text:p>2.89578728500558</text:p>
          </table:table-cell>
          <table:table-cell table:formula="of:=[.A155]*[.B155]" office:value-type="float" office:value="0.358235924407371" calcext:value-type="float">
            <text:p>0.358235924407371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152]/ ([.A155]*[.B155])" office:value-type="float" office:value="0.926864050693099" calcext:value-type="float">
            <text:p>0.926864050693099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00.38" calcext:value-type="float">
            <text:p>100.38</text:p>
          </table:table-cell>
          <table:table-cell office:value-type="float" office:value="68.33" calcext:value-type="float">
            <text:p>68.33</text:p>
          </table:table-cell>
          <table:table-cell table:number-columns-repeated="9"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float" office:value="63.6" calcext:value-type="float">
            <text:p>63.6</text:p>
          </table:table-cell>
          <table:table-cell table:number-columns-repeated="9"/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float" office:value="65.92" calcext:value-type="float">
            <text:p>65.92</text:p>
          </table:table-cell>
          <table:table-cell table:number-columns-repeated="9"/>
        </table:table-row>
        <table:table-row table:style-name="ro1">
          <table:table-cell office:value-type="float" office:value="100.32" calcext:value-type="float">
            <text:p>100.32</text:p>
          </table:table-cell>
          <table:table-cell office:value-type="float" office:value="69.54" calcext:value-type="float">
            <text:p>69.54</text:p>
          </table:table-cell>
          <table:table-cell table:number-columns-repeated="9"/>
        </table:table-row>
        <table:table-row table:style-name="ro1">
          <table:table-cell office:value-type="float" office:value="100.28" calcext:value-type="float">
            <text:p>100.28</text:p>
          </table:table-cell>
          <table:table-cell office:value-type="float" office:value="73.81" calcext:value-type="float">
            <text:p>73.8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formula="of:=AVERAGE([.A160:.A164])" office:value-type="float" office:value="100.276" calcext:value-type="float">
            <text:p>100.276</text:p>
          </table:table-cell>
          <table:table-cell table:formula="of:=AVERAGE([.B160:.B164])" office:value-type="float" office:value="68.24" calcext:value-type="float">
            <text:p>68.24</text:p>
          </table:table-cell>
          <table:table-cell office:value-type="string" calcext:value-type="string">
            <text:p>Mean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joint</text:p>
          </table:table-cell>
          <table:table-cell table:number-columns-repeated="8"/>
        </table:table-row>
        <table:table-row table:style-name="ro1">
          <table:table-cell table:formula="of:=[.A160]-[.$A$166]" office:value-type="float" office:value="0.103999999999999" calcext:value-type="float">
            <text:p>0.103999999999999</text:p>
          </table:table-cell>
          <table:table-cell table:formula="of:=[.B160]-[.$B$166]" office:value-type="float" office:value="0.0900000000000034" calcext:value-type="float">
            <text:p>0.0900000000000034</text:p>
          </table:table-cell>
          <table:table-cell table:formula="of:=[.A169]*[.B169]" office:value-type="float" office:value="0.00936000000000028" calcext:value-type="float">
            <text:p>0.00936000000000028</text:p>
          </table:table-cell>
          <table:table-cell table:number-columns-repeated="8"/>
        </table:table-row>
        <table:table-row table:style-name="ro1">
          <table:table-cell table:formula="of:=[.A161]-[.$A$166]" office:value-type="float" office:value="-0.0859999999999985" calcext:value-type="float">
            <text:p>-0.0859999999999985</text:p>
          </table:table-cell>
          <table:table-cell table:formula="of:=[.B161]-[.$B$166]" office:value-type="float" office:value="-4.63999999999999" calcext:value-type="float">
            <text:p>-4.63999999999999</text:p>
          </table:table-cell>
          <table:table-cell table:formula="of:=[.A170]*[.B170]" office:value-type="float" office:value="0.399039999999993" calcext:value-type="float">
            <text:p>0.399039999999993</text:p>
          </table:table-cell>
          <table:table-cell table:number-columns-repeated="8"/>
        </table:table-row>
        <table:table-row table:style-name="ro1">
          <table:table-cell table:formula="of:=[.A162]-[.$A$166]" office:value-type="float" office:value="-0.0660000000000025" calcext:value-type="float">
            <text:p>-0.0660000000000025</text:p>
          </table:table-cell>
          <table:table-cell table:formula="of:=[.B162]-[.$B$166]" office:value-type="float" office:value="-2.31999999999999" calcext:value-type="float">
            <text:p>-2.31999999999999</text:p>
          </table:table-cell>
          <table:table-cell table:formula="of:=[.A171]*[.B171]" office:value-type="float" office:value="0.153120000000005" calcext:value-type="float">
            <text:p>0.153120000000005</text:p>
          </table:table-cell>
          <table:table-cell table:number-columns-repeated="8"/>
        </table:table-row>
        <table:table-row table:style-name="ro1">
          <table:table-cell table:formula="of:=[.A163]-[.$A$166]" office:value-type="float" office:value="0.0439999999999969" calcext:value-type="float">
            <text:p>0.0439999999999969</text:p>
          </table:table-cell>
          <table:table-cell table:formula="of:=[.B163]-[.$B$166]" office:value-type="float" office:value="1.30000000000001" calcext:value-type="float">
            <text:p>1.30000000000001</text:p>
          </table:table-cell>
          <table:table-cell table:formula="of:=[.A172]*[.B172]" office:value-type="float" office:value="0.0571999999999965" calcext:value-type="float">
            <text:p>0.0571999999999965</text:p>
          </table:table-cell>
          <table:table-cell table:number-columns-repeated="8"/>
        </table:table-row>
        <table:table-row table:style-name="ro1">
          <table:table-cell table:formula="of:=[.A164]-[.$A$166]" office:value-type="float" office:value="0.00400000000000489" calcext:value-type="float">
            <text:p>0.00400000000000489</text:p>
          </table:table-cell>
          <table:table-cell table:formula="of:=[.B164]-[.$B$166]" office:value-type="float" office:value="5.57000000000001" calcext:value-type="float">
            <text:p>5.57000000000001</text:p>
          </table:table-cell>
          <table:table-cell table:formula="of:=[.A173]*[.B173]" office:value-type="float" office:value="0.0222800000000273" calcext:value-type="float">
            <text:p>0.0222800000000273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SUM([.C169:.C173])" office:value-type="float" office:value="0.641000000000022" calcext:value-type="float">
            <text:p>0.64100000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ariance</text:p>
          </table:table-cell>
          <table:table-cell table:formula="of:=[.C174]/(5)" office:value-type="float" office:value="0.128200000000004" calcext:value-type="float">
            <text:p>0.12820000000000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td dev</text:p>
          </table:table-cell>
          <table:table-cell table:number-columns-repeated="10"/>
        </table:table-row>
        <table:table-row table:style-name="ro1">
          <table:table-cell table:formula="of:=COM.MICROSOFT.STDEV.P([.A160:.A164])" office:value-type="float" office:value="0.0700285656000459" calcext:value-type="float">
            <text:p>0.0700285656000459</text:p>
          </table:table-cell>
          <table:table-cell table:formula="of:=COM.MICROSOFT.STDEV.P([.B160:.B164])" office:value-type="float" office:value="3.45354889932081" calcext:value-type="float">
            <text:p>3.45354889932081</text:p>
          </table:table-cell>
          <table:table-cell table:formula="of:=[.A178]*[.B178]" office:value-type="float" office:value="0.241847075649054" calcext:value-type="float">
            <text:p>0.241847075649054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relation</text:p>
          </table:table-cell>
          <table:table-cell table:formula="of:=[.B175]/ ([.A178]*[.B178])" office:value-type="float" office:value="0.53008703808367" calcext:value-type="float">
            <text:p>0.53008703808367</text:p>
          </table:table-cell>
          <table:table-cell table:number-columns-repeated="9"/>
        </table:table-row>
      </table:table>
      <table:table table:name="single roi" table:style-name="ta1"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tar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itial investment</text:p>
          </table:table-cell>
          <table:table-cell table:formula="of:=[.B3]/[.B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nal investment</text:p>
          </table:table-cell>
          <table:table-cell table:formula="of:=[.B5]*[.B2]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%return</text:p>
          </table:table-cell>
          <table:table-cell table:formula="of:=(([.B6]-[.B3])/[.B3])*100" office:value-type="float" office:value="10" calcext:value-type="float">
            <text:p>1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itial investment</text:p>
          </table:table-cell>
          <table:table-cell table:formula="of:=[.B12]/[.B10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nal investment</text:p>
          </table:table-cell>
          <table:table-cell table:formula="of:=[.B14]*[.B11]"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%return</text:p>
          </table:table-cell>
          <table:table-cell table:formula="of:=(([.B15]-[.B12])/[.B12])*100" office:value-type="float" office:value="-10.9090909090909" calcext:value-type="float">
            <text:p>-10.9090909090909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00.46" calcext:value-type="float">
            <text:p>100.46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100.53" calcext:value-type="float">
            <text:p>100.53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itial investment</text:p>
          </table:table-cell>
          <table:table-cell table:formula="of:=[.B21]/[.B19]" office:value-type="float" office:value="9.95421063109695" calcext:value-type="float">
            <text:p>9.95421063109695</text:p>
          </table:table-cell>
        </table:table-row>
        <table:table-row table:style-name="ro1">
          <table:table-cell office:value-type="string" calcext:value-type="string">
            <text:p>final investment</text:p>
          </table:table-cell>
          <table:table-cell table:formula="of:=[.B23]*[.B20]" office:value-type="float" office:value="1000.69679474418" calcext:value-type="float">
            <text:p>1000.69679474418</text:p>
          </table:table-cell>
        </table:table-row>
        <table:table-row table:style-name="ro1">
          <table:table-cell office:value-type="string" calcext:value-type="string">
            <text:p>%return</text:p>
          </table:table-cell>
          <table:table-cell table:formula="of:=(([.B24]-[.B21])/[.B21])*100" office:value-type="float" office:value="0.0696794744176827" calcext:value-type="float">
            <text:p>0.0696794744176827</text:p>
          </table:table-cell>
        </table:table-row>
      </table:table>
      <table:table table:name="bulk roi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ar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itial investment</text:p>
          </table:table-cell>
          <table:table-cell table:formula="of:=[.B3]/[.B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nal investment</text:p>
          </table:table-cell>
          <table:table-cell table:formula="of:=[.B5]*[.B2]"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%return</text:p>
          </table:table-cell>
          <table:table-cell table:formula="of:=(([.B6]-[.B3])/[.B3])*100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rt</text:p>
          </table:table-cell>
          <table:table-cell table:formula="of:=[.B2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formula="of:=[.B6]" office:value-type="float" office:value="1020" calcext:value-type="float">
            <text:p>10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itial investment</text:p>
          </table:table-cell>
          <table:table-cell table:formula="of:=[.B11]/[.B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nal investment</text:p>
          </table:table-cell>
          <table:table-cell table:formula="of:=[.B13]*[.B10]"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%return</text:p>
          </table:table-cell>
          <table:table-cell table:formula="of:=(([.B14]-[.B11])/[.B11])*100" office:value-type="float" office:value="0.980392156862745" calcext:value-type="float">
            <text:p>0.98039215686274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rt</text:p>
          </table:table-cell>
          <table:table-cell table:formula="of:=[.B10]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formula="of:=[.B14]" office:value-type="float" office:value="1030" calcext:value-type="float">
            <text:p>103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itial investment</text:p>
          </table:table-cell>
          <table:table-cell table:formula="of:=[.B19]/[.B17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nal investment</text:p>
          </table:table-cell>
          <table:table-cell table:formula="of:=[.B21]*[.B18]"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%return</text:p>
          </table:table-cell>
          <table:table-cell table:formula="of:=(([.B22]-[.B19])/[.B19])*100" office:value-type="float" office:value="-1.94174757281553" calcext:value-type="float">
            <text:p>-1.941747572815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rt</text:p>
          </table:table-cell>
          <table:table-cell table:formula="of:=[.B18]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formula="of:=[.B22]" office:value-type="float" office:value="1010" calcext:value-type="float">
            <text:p>10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itial investment</text:p>
          </table:table-cell>
          <table:table-cell table:formula="of:=[.B27]/[.B25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nal investment</text:p>
          </table:table-cell>
          <table:table-cell table:formula="of:=[.B29]*[.B26]"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%return</text:p>
          </table:table-cell>
          <table:table-cell table:formula="of:=(([.B30]-[.B27])/[.B27])*100" office:value-type="float" office:value="-1.98019801980198" calcext:value-type="float">
            <text:p>-1.9801980198019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rt</text:p>
          </table:table-cell>
          <table:table-cell table:formula="of:=[.B26]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formula="of:=[.B30]" office:value-type="float" office:value="990" calcext:value-type="float">
            <text:p>99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itial investment</text:p>
          </table:table-cell>
          <table:table-cell table:formula="of:=[.B35]/[.B33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nal investment</text:p>
          </table:table-cell>
          <table:table-cell table:formula="of:=[.B37]*[.B34]"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%return</text:p>
          </table:table-cell>
          <table:table-cell table:formula="of:=(([.B38]-[.B35])/[.B35])*10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rt</text:p>
          </table:table-cell>
          <table:table-cell table:formula="of:=[.B34]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formula="of:=[.B38]" office:value-type="float" office:value="990" calcext:value-type="float">
            <text:p>99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itial investment</text:p>
          </table:table-cell>
          <table:table-cell table:formula="of:=[.B43]/[.B41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nal investment</text:p>
          </table:table-cell>
          <table:table-cell table:formula="of:=[.B45]*[.B42]"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%return</text:p>
          </table:table-cell>
          <table:table-cell table:formula="of:=(([.B46]-[.B43])/[.B43])*100" office:value-type="float" office:value="3.03030303030303" calcext:value-type="float">
            <text:p>3.0303030303030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00.46" calcext:value-type="float">
            <text:p>100.46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100.53" calcext:value-type="float">
            <text:p>100.53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itial investment</text:p>
          </table:table-cell>
          <table:table-cell table:formula="of:=[.B52]/[.B50]" office:value-type="float" office:value="9.95421063109695" calcext:value-type="float">
            <text:p>9.95421063109695</text:p>
          </table:table-cell>
        </table:table-row>
        <table:table-row table:style-name="ro1">
          <table:table-cell office:value-type="string" calcext:value-type="string">
            <text:p>final investment</text:p>
          </table:table-cell>
          <table:table-cell table:formula="of:=[.B54]*[.B51]" office:value-type="float" office:value="1000.69679474418" calcext:value-type="float">
            <text:p>1000.69679474418</text:p>
          </table:table-cell>
        </table:table-row>
        <table:table-row table:style-name="ro1">
          <table:table-cell office:value-type="string" calcext:value-type="string">
            <text:p>%return</text:p>
          </table:table-cell>
          <table:table-cell table:formula="of:=(([.B55]-[.B52])/[.B52])*100" office:value-type="float" office:value="0.0696794744176827" calcext:value-type="float">
            <text:p>0.069679474417682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rt</text:p>
          </table:table-cell>
          <table:table-cell table:formula="of:=[.B51]" office:value-type="float" office:value="100.53" calcext:value-type="float">
            <text:p>100.53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100.38" calcext:value-type="float">
            <text:p>100.38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formula="of:=[.B55]" office:value-type="float" office:value="1000.69679474418" calcext:value-type="float">
            <text:p>1000.6967947441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itial investment</text:p>
          </table:table-cell>
          <table:table-cell table:formula="of:=[.B60]/[.B58]" office:value-type="float" office:value="9.95421063109695" calcext:value-type="float">
            <text:p>9.95421063109695</text:p>
          </table:table-cell>
        </table:table-row>
        <table:table-row table:style-name="ro1">
          <table:table-cell office:value-type="string" calcext:value-type="string">
            <text:p>final investment</text:p>
          </table:table-cell>
          <table:table-cell table:formula="of:=[.B62]*[.B59]" office:value-type="float" office:value="999.203663149512" calcext:value-type="float">
            <text:p>999.203663149512</text:p>
          </table:table-cell>
        </table:table-row>
        <table:table-row table:style-name="ro1">
          <table:table-cell office:value-type="string" calcext:value-type="string">
            <text:p>%return</text:p>
          </table:table-cell>
          <table:table-cell table:formula="of:=(([.B63]-[.B60])/[.B60])*100" office:value-type="float" office:value="-0.149209191286194" calcext:value-type="float">
            <text:p>-0.14920919128619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rt</text:p>
          </table:table-cell>
          <table:table-cell table:formula="of:=[.B59]" office:value-type="float" office:value="100.38" calcext:value-type="float">
            <text:p>100.38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100.19" calcext:value-type="float">
            <text:p>100.19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formula="of:=[.B63]" office:value-type="float" office:value="999.203663149512" calcext:value-type="float">
            <text:p>999.2036631495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itial investment</text:p>
          </table:table-cell>
          <table:table-cell table:formula="of:=[.B68]/[.B66]" office:value-type="float" office:value="9.95421063109695" calcext:value-type="float">
            <text:p>9.95421063109695</text:p>
          </table:table-cell>
        </table:table-row>
        <table:table-row table:style-name="ro1">
          <table:table-cell office:value-type="string" calcext:value-type="string">
            <text:p>final investment</text:p>
          </table:table-cell>
          <table:table-cell table:formula="of:=[.B70]*[.B67]" office:value-type="float" office:value="997.312363129604" calcext:value-type="float">
            <text:p>997.312363129604</text:p>
          </table:table-cell>
        </table:table-row>
        <table:table-row table:style-name="ro1">
          <table:table-cell office:value-type="string" calcext:value-type="string">
            <text:p>%return</text:p>
          </table:table-cell>
          <table:table-cell table:formula="of:=(([.B71]-[.B68])/[.B68])*100" office:value-type="float" office:value="-0.189280733213784" calcext:value-type="float">
            <text:p>-0.18928073321378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rt</text:p>
          </table:table-cell>
          <table:table-cell table:formula="of:=[.B67]" office:value-type="float" office:value="100.19" calcext:value-type="float">
            <text:p>100.19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100.21" calcext:value-type="float">
            <text:p>100.21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formula="of:=[.B71]" office:value-type="float" office:value="997.312363129604" calcext:value-type="float">
            <text:p>997.31236312960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itial investment</text:p>
          </table:table-cell>
          <table:table-cell table:formula="of:=[.B76]/[.B74]" office:value-type="float" office:value="9.95421063109695" calcext:value-type="float">
            <text:p>9.95421063109695</text:p>
          </table:table-cell>
        </table:table-row>
        <table:table-row table:style-name="ro1">
          <table:table-cell office:value-type="string" calcext:value-type="string">
            <text:p>final investment</text:p>
          </table:table-cell>
          <table:table-cell table:formula="of:=[.B78]*[.B75]" office:value-type="float" office:value="997.511447342226" calcext:value-type="float">
            <text:p>997.511447342226</text:p>
          </table:table-cell>
        </table:table-row>
        <table:table-row table:style-name="ro1">
          <table:table-cell office:value-type="string" calcext:value-type="string">
            <text:p>%return</text:p>
          </table:table-cell>
          <table:table-cell table:formula="of:=(([.B79]-[.B76])/[.B76])*100" office:value-type="float" office:value="0.0199620720630732" calcext:value-type="float">
            <text:p>0.0199620720630732</text:p>
          </table:table-cell>
        </table:table-row>
      </table:table>
      <table:table table:name="accumulatin distribution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C2]-[.B2])-([.A2]-[.C2]))/([.A2]-[.B2])" office:value-type="float" office:value="0.5" calcext:value-type="float">
            <text:p>0.5</text:p>
          </table:table-cell>
          <table:table-cell table:formula="of:=[.G2]*[.D2]" office:value-type="float" office:value="500" calcext:value-type="float">
            <text:p>500</text:p>
          </table:table-cell>
          <table:table-cell table:formula="of:=[.E2]+[.H2]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([.C3]-[.B3])-([.A3]-[.C3]))/([.A3]-[.B3])" office:value-type="float" office:value="-0.333333333333333" calcext:value-type="float">
            <text:p>-0.333333333333333</text:p>
          </table:table-cell>
          <table:table-cell table:formula="of:=[.G3]*[.D3]" office:value-type="float" office:value="-500" calcext:value-type="float">
            <text:p>-500</text:p>
          </table:table-cell>
          <table:table-cell table:formula="of:=[.E3]+[.H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200" calcext:value-type="float">
            <text:p>1200</text:p>
          </table:table-cell>
          <table:table-cell table:formula="of:=[.I3]" office:value-type="float" office:value="0" calcext:value-type="float">
            <text:p>0</text:p>
          </table:table-cell>
          <table:table-cell/>
          <table:table-cell table:formula="of:=(([.C4]-[.B4])-([.A4]-[.C4]))/([.A4]-[.B4])" office:value-type="float" office:value="0.2" calcext:value-type="float">
            <text:p>0.2</text:p>
          </table:table-cell>
          <table:table-cell table:formula="of:=[.G4]*[.D4]" office:value-type="float" office:value="240" calcext:value-type="float">
            <text:p>240</text:p>
          </table:table-cell>
          <table:table-cell table:formula="of:=[.E4]+[.H4]" office:value-type="float" office:value="240" calcext:value-type="float">
            <text:p>24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99.62" calcext:value-type="float">
            <text:p>99.62</text:p>
          </table:table-cell>
          <table:table-cell office:value-type="float" office:value="100.01" calcext:value-type="float">
            <text:p>100.01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C8]-[.B8])-([.A8]-[.C8]))/([.A8]-[.B8])" office:value-type="float" office:value="-0.142857142857138" calcext:value-type="float">
            <text:p>-0.142857142857138</text:p>
          </table:table-cell>
          <table:table-cell table:formula="of:=[.G8]*[.D8]" office:value-type="float" office:value="-38.2857142857131" calcext:value-type="float">
            <text:p>-38.2857142857131</text:p>
          </table:table-cell>
          <table:table-cell table:formula="of:=[.E8]+[.H8]" office:value-type="float" office:value="-38.2857142857131" calcext:value-type="float">
            <text:p>-38.2857142857131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99.62" calcext:value-type="float">
            <text:p>99.62</text:p>
          </table:table-cell>
          <table:table-cell office:value-type="float" office:value="100.01" calcext:value-type="float">
            <text:p>100.01</text:p>
          </table:table-cell>
          <table:table-cell office:value-type="float" office:value="268" calcext:value-type="float">
            <text:p>268</text:p>
          </table:table-cell>
          <table:table-cell office:value-type="float" office:value="38.92" calcext:value-type="float">
            <text:p>38.92</text:p>
          </table:table-cell>
          <table:table-cell/>
          <table:table-cell table:formula="of:=(([.C9]-[.B9])-([.A9]-[.C9]))/([.A9]-[.B9])" office:value-type="float" office:value="-0.142857142857138" calcext:value-type="float">
            <text:p>-0.142857142857138</text:p>
          </table:table-cell>
          <table:table-cell table:formula="of:=[.G9]*[.D9]" office:value-type="float" office:value="-38.2857142857131" calcext:value-type="float">
            <text:p>-38.2857142857131</text:p>
          </table:table-cell>
          <table:table-cell table:formula="of:=[.E9]+[.H9]" office:value-type="float" office:value="0.634285714286911" calcext:value-type="float">
            <text:p>0.63428571428691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0.68" calcext:value-type="float">
            <text:p>100.68</text:p>
          </table:table-cell>
          <table:table-cell office:value-type="float" office:value="99.97" calcext:value-type="float">
            <text:p>99.97</text:p>
          </table:table-cell>
          <table:table-cell office:value-type="float" office:value="100.44" calcext:value-type="float">
            <text:p>100.44</text:p>
          </table:table-cell>
          <table:table-cell office:value-type="float" office:value="319" calcext:value-type="float">
            <text:p>319</text:p>
          </table:table-cell>
          <table:table-cell table:formula="of:=[.I8]" office:value-type="float" office:value="-38.2857142857131" calcext:value-type="float">
            <text:p>-38.2857142857131</text:p>
          </table:table-cell>
          <table:table-cell/>
          <table:table-cell table:formula="of:=(([.C12]-[.B12])-([.A12]-[.C12]))/([.A12]-[.B12])" office:value-type="float" office:value="0.323943661971813" calcext:value-type="float">
            <text:p>0.323943661971813</text:p>
          </table:table-cell>
          <table:table-cell table:formula="of:=[.G12]*[.D12]" office:value-type="float" office:value="103.338028169008" calcext:value-type="float">
            <text:p>103.338028169008</text:p>
          </table:table-cell>
          <table:table-cell table:formula="of:=[.E12]+[.H12]" office:value-type="float" office:value="65.0523138832953" calcext:value-type="float">
            <text:p>65.0523138832953</text:p>
          </table:table-cell>
        </table:table-row>
        <table:table-row table:style-name="ro1">
          <table:table-cell office:value-type="float" office:value="100.68" calcext:value-type="float">
            <text:p>100.68</text:p>
          </table:table-cell>
          <table:table-cell office:value-type="float" office:value="99.97" calcext:value-type="float">
            <text:p>99.97</text:p>
          </table:table-cell>
          <table:table-cell office:value-type="float" office:value="100.44" calcext:value-type="float">
            <text:p>100.44</text:p>
          </table:table-cell>
          <table:table-cell office:value-type="float" office:value="319" calcext:value-type="float">
            <text:p>319</text:p>
          </table:table-cell>
          <table:table-cell table:formula="of:=[.I9]" office:value-type="float" office:value="0.634285714286911" calcext:value-type="float">
            <text:p>0.634285714286911</text:p>
          </table:table-cell>
          <table:table-cell/>
          <table:table-cell table:formula="of:=(([.C13]-[.B13])-([.A13]-[.C13]))/([.A13]-[.B13])" office:value-type="float" office:value="0.323943661971813" calcext:value-type="float">
            <text:p>0.323943661971813</text:p>
          </table:table-cell>
          <table:table-cell table:formula="of:=[.G13]*[.D13]" office:value-type="float" office:value="103.338028169008" calcext:value-type="float">
            <text:p>103.338028169008</text:p>
          </table:table-cell>
          <table:table-cell table:formula="of:=[.E13]+[.H13]" office:value-type="float" office:value="103.972313883295" calcext:value-type="float">
            <text:p>103.972313883295</text:p>
          </table:table-cell>
        </table:table-row>
      </table:table>
      <table:table table:name="aroon up" table:style-name="ta1">
        <table:table-column table:style-name="co1" table:number-columns-repeated="2" table:default-cell-style-name="Default"/>
        <table:table-row table:style-name="ro1"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A1:.A5]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period since hig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oon up</text:p>
          </table:table-cell>
          <table:table-cell table:formula="of:=100 * ((5-2)/5)" office:value-type="float" office:value="60" calcext:value-type="float">
            <text:p>6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A12:.A16]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period since hig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oon up</text:p>
          </table:table-cell>
          <table:table-cell table:formula="of:=100 * ((5-[.B19])/5)" office:value-type="float" office:value="40" calcext:value-type="float">
            <text:p>4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A23:.A27]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period since hig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oon up</text:p>
          </table:table-cell>
          <table:table-cell table:formula="of:=100 * ((5-[.B30])/5)" office:value-type="float" office:value="20" calcext:value-type="float">
            <text:p>2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01.26" calcext:value-type="float">
            <text:p>101.26</text:p>
          </table:table-cell>
          <table:table-cell/>
        </table:table-row>
        <table:table-row table:style-name="ro1">
          <table:table-cell office:value-type="float" office:value="102.57" calcext:value-type="float">
            <text:p>102.57</text:p>
          </table:table-cell>
          <table:table-cell/>
        </table:table-row>
        <table:table-row table:style-name="ro1">
          <table:table-cell office:value-type="float" office:value="102.32" calcext:value-type="float">
            <text:p>102.32</text:p>
          </table:table-cell>
          <table:table-cell/>
        </table:table-row>
        <table:table-row table:style-name="ro1">
          <table:table-cell office:value-type="float" office:value="100.69" calcext:value-type="float">
            <text:p>100.69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A34:.A38])" office:value-type="float" office:value="102.57" calcext:value-type="float">
            <text:p>102.57</text:p>
          </table:table-cell>
        </table:table-row>
        <table:table-row table:style-name="ro1">
          <table:table-cell office:value-type="string" calcext:value-type="string">
            <text:p>period since hig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oon up</text:p>
          </table:table-cell>
          <table:table-cell table:formula="of:=100 * ((4-[.B41])/4)" office:value-type="float" office:value="50" calcext:value-type="float">
            <text:p>5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02.57" calcext:value-type="float">
            <text:p>102.57</text:p>
          </table:table-cell>
          <table:table-cell/>
        </table:table-row>
        <table:table-row table:style-name="ro1">
          <table:table-cell office:value-type="float" office:value="102.32" calcext:value-type="float">
            <text:p>102.32</text:p>
          </table:table-cell>
          <table:table-cell/>
        </table:table-row>
        <table:table-row table:style-name="ro1">
          <table:table-cell office:value-type="float" office:value="100.69" calcext:value-type="float">
            <text:p>100.69</text:p>
          </table:table-cell>
          <table:table-cell/>
        </table:table-row>
        <table:table-row table:style-name="ro1">
          <table:table-cell office:value-type="float" office:value="100.83" calcext:value-type="float">
            <text:p>100.83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A45:.A49])" office:value-type="float" office:value="102.57" calcext:value-type="float">
            <text:p>102.57</text:p>
          </table:table-cell>
        </table:table-row>
        <table:table-row table:style-name="ro1">
          <table:table-cell office:value-type="string" calcext:value-type="string">
            <text:p>period since hig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oon up</text:p>
          </table:table-cell>
          <table:table-cell table:formula="of:=100 * ((4-[.B52])/4)" office:value-type="float" office:value="25" calcext:value-type="float">
            <text:p>2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02.32" calcext:value-type="float">
            <text:p>102.32</text:p>
          </table:table-cell>
          <table:table-cell/>
        </table:table-row>
        <table:table-row table:style-name="ro1">
          <table:table-cell office:value-type="float" office:value="100.69" calcext:value-type="float">
            <text:p>100.69</text:p>
          </table:table-cell>
          <table:table-cell/>
        </table:table-row>
        <table:table-row table:style-name="ro1">
          <table:table-cell office:value-type="float" office:value="100.83" calcext:value-type="float">
            <text:p>100.83</text:p>
          </table:table-cell>
          <table:table-cell/>
        </table:table-row>
        <table:table-row table:style-name="ro1">
          <table:table-cell office:value-type="float" office:value="101.73" calcext:value-type="float">
            <text:p>101.73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A56:.A60])" office:value-type="float" office:value="102.32" calcext:value-type="float">
            <text:p>102.32</text:p>
          </table:table-cell>
        </table:table-row>
        <table:table-row table:style-name="ro1">
          <table:table-cell office:value-type="string" calcext:value-type="string">
            <text:p>period since hig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oon up</text:p>
          </table:table-cell>
          <table:table-cell table:formula="of:=100 * ((4-[.B63])/4)" office:value-type="float" office:value="25" calcext:value-type="float">
            <text:p>2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00.69" calcext:value-type="float">
            <text:p>100.69</text:p>
          </table:table-cell>
          <table:table-cell/>
        </table:table-row>
        <table:table-row table:style-name="ro1">
          <table:table-cell office:value-type="float" office:value="100.83" calcext:value-type="float">
            <text:p>100.83</text:p>
          </table:table-cell>
          <table:table-cell/>
        </table:table-row>
        <table:table-row table:style-name="ro1">
          <table:table-cell office:value-type="float" office:value="101.73" calcext:value-type="float">
            <text:p>101.73</text:p>
          </table:table-cell>
          <table:table-cell/>
        </table:table-row>
        <table:table-row table:style-name="ro1">
          <table:table-cell office:value-type="float" office:value="102.01" calcext:value-type="float">
            <text:p>102.01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A67:.A71])" office:value-type="float" office:value="102.01" calcext:value-type="float">
            <text:p>102.01</text:p>
          </table:table-cell>
        </table:table-row>
        <table:table-row table:style-name="ro1">
          <table:table-cell office:value-type="string" calcext:value-type="string">
            <text:p>period since hig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oon up</text:p>
          </table:table-cell>
          <table:table-cell table:formula="of:=100 * ((4-[.B74])/4)" office:value-type="float" office:value="100" calcext:value-type="float">
            <text:p>100</text:p>
          </table:table-cell>
        </table:table-row>
      </table:table>
      <table:table table:name="aroon down" table:style-name="ta1">
        <table:table-column table:style-name="co1" table:number-columns-repeated="2" table:default-cell-style-name="Default"/>
        <table:table-row table:style-name="ro1"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IN([.A1:.A5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period since lo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oon down</text:p>
          </table:table-cell>
          <table:table-cell table:formula="of:=100 * ((5-[.B8])/5)" office:value-type="float" office:value="40" calcext:value-type="float">
            <text:p>4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IN([.A12:.A16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period since low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oon down</text:p>
          </table:table-cell>
          <table:table-cell table:formula="of:=100 * ((5-[.B19])/5)" office:value-type="float" office:value="20" calcext:value-type="float">
            <text:p>2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IN([.A23:.A27]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period since lo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oon down</text:p>
          </table:table-cell>
          <table:table-cell table:formula="of:=100 * ((5-[.B30])/5)" office:value-type="float" office:value="100" calcext:value-type="float">
            <text:p>10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00.08" calcext:value-type="float">
            <text:p>100.08</text:p>
          </table:table-cell>
          <table:table-cell/>
        </table:table-row>
        <table:table-row table:style-name="ro1">
          <table:table-cell office:value-type="float" office:value="98.75" calcext:value-type="float">
            <text:p>98.75</text:p>
          </table:table-cell>
          <table:table-cell/>
        </table:table-row>
        <table:table-row table:style-name="ro1">
          <table:table-cell office:value-type="float" office:value="100.14" calcext:value-type="float">
            <text:p>100.14</text:p>
          </table:table-cell>
          <table:table-cell/>
        </table:table-row>
        <table:table-row table:style-name="ro1">
          <table:table-cell office:value-type="float" office:value="98.98" calcext:value-type="float">
            <text:p>98.98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IN([.A34:.A38])" office:value-type="float" office:value="98.75" calcext:value-type="float">
            <text:p>98.75</text:p>
          </table:table-cell>
        </table:table-row>
        <table:table-row table:style-name="ro1">
          <table:table-cell office:value-type="string" calcext:value-type="string">
            <text:p>period since lo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oon down</text:p>
          </table:table-cell>
          <table:table-cell table:formula="of:=100 * ((4-[.B41])/4)" office:value-type="float" office:value="50" calcext:value-type="float">
            <text:p>5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98.75" calcext:value-type="float">
            <text:p>98.75</text:p>
          </table:table-cell>
          <table:table-cell/>
        </table:table-row>
        <table:table-row table:style-name="ro1">
          <table:table-cell office:value-type="float" office:value="100.14" calcext:value-type="float">
            <text:p>100.14</text:p>
          </table:table-cell>
          <table:table-cell/>
        </table:table-row>
        <table:table-row table:style-name="ro1">
          <table:table-cell office:value-type="float" office:value="98.98" calcext:value-type="float">
            <text:p>98.98</text:p>
          </table:table-cell>
          <table:table-cell/>
        </table:table-row>
        <table:table-row table:style-name="ro1">
          <table:table-cell office:value-type="float" office:value="99.07" calcext:value-type="float">
            <text:p>99.07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IN([.A45:.A49])" office:value-type="float" office:value="98.75" calcext:value-type="float">
            <text:p>98.75</text:p>
          </table:table-cell>
        </table:table-row>
        <table:table-row table:style-name="ro1">
          <table:table-cell office:value-type="string" calcext:value-type="string">
            <text:p>period since lo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oon down</text:p>
          </table:table-cell>
          <table:table-cell table:formula="of:=100 * ((4-[.B52])/4)" office:value-type="float" office:value="25" calcext:value-type="float">
            <text:p>2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00.14" calcext:value-type="float">
            <text:p>100.14</text:p>
          </table:table-cell>
          <table:table-cell/>
        </table:table-row>
        <table:table-row table:style-name="ro1">
          <table:table-cell office:value-type="float" office:value="98.98" calcext:value-type="float">
            <text:p>98.98</text:p>
          </table:table-cell>
          <table:table-cell/>
        </table:table-row>
        <table:table-row table:style-name="ro1">
          <table:table-cell office:value-type="float" office:value="99.07" calcext:value-type="float">
            <text:p>99.07</text:p>
          </table:table-cell>
          <table:table-cell/>
        </table:table-row>
        <table:table-row table:style-name="ro1">
          <table:table-cell office:value-type="float" office:value="100.1" calcext:value-type="float">
            <text:p>100.1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IN([.A56:.A60])" office:value-type="float" office:value="98.98" calcext:value-type="float">
            <text:p>98.98</text:p>
          </table:table-cell>
        </table:table-row>
        <table:table-row table:style-name="ro1">
          <table:table-cell office:value-type="string" calcext:value-type="string">
            <text:p>period since lo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oon down</text:p>
          </table:table-cell>
          <table:table-cell table:formula="of:=100 * ((4-[.B63])/4)" office:value-type="float" office:value="50" calcext:value-type="float">
            <text:p>5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98.98" calcext:value-type="float">
            <text:p>98.98</text:p>
          </table:table-cell>
          <table:table-cell/>
        </table:table-row>
        <table:table-row table:style-name="ro1">
          <table:table-cell office:value-type="float" office:value="99.07" calcext:value-type="float">
            <text:p>99.07</text:p>
          </table:table-cell>
          <table:table-cell/>
        </table:table-row>
        <table:table-row table:style-name="ro1">
          <table:table-cell office:value-type="float" office:value="100.1" calcext:value-type="float">
            <text:p>100.1</text:p>
          </table:table-cell>
          <table:table-cell/>
        </table:table-row>
        <table:table-row table:style-name="ro1">
          <table:table-cell office:value-type="float" office:value="99.96" calcext:value-type="float">
            <text:p>99.96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IN([.A67:.A71])" office:value-type="float" office:value="98.98" calcext:value-type="float">
            <text:p>98.98</text:p>
          </table:table-cell>
        </table:table-row>
        <table:table-row table:style-name="ro1">
          <table:table-cell office:value-type="string" calcext:value-type="string">
            <text:p>period since lo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oon down</text:p>
          </table:table-cell>
          <table:table-cell table:formula="of:=100 * ((4-[.B74])/4)" office:value-type="float" office:value="25" calcext:value-type="float">
            <text:p>25</text:p>
          </table:table-cell>
        </table:table-row>
      </table:table>
      <table:table table:name="single chaikin oscillator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C2]-[.B2])-([.A2]-[.C2]))/([.A2]-[.B2])" office:value-type="float" office:value="0.5" calcext:value-type="float">
            <text:p>0.5</text:p>
          </table:table-cell>
          <table:table-cell table:formula="of:=[.G2]*[.D2]" office:value-type="float" office:value="500" calcext:value-type="float">
            <text:p>500</text:p>
          </table:table-cell>
          <table:table-cell table:formula="of:=[.E2]+[.H2]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([.C3]-[.B3])-([.A3]-[.C3]))/([.A3]-[.B3])" office:value-type="float" office:value="-0.333333333333333" calcext:value-type="float">
            <text:p>-0.333333333333333</text:p>
          </table:table-cell>
          <table:table-cell table:formula="of:=[.G3]*[.D3]" office:value-type="float" office:value="-500" calcext:value-type="float">
            <text:p>-500</text:p>
          </table:table-cell>
          <table:table-cell table:formula="of:=[.E3]+[.H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200" calcext:value-type="float">
            <text:p>1200</text:p>
          </table:table-cell>
          <table:table-cell table:formula="of:=[.I3]" office:value-type="float" office:value="0" calcext:value-type="float">
            <text:p>0</text:p>
          </table:table-cell>
          <table:table-cell/>
          <table:table-cell table:formula="of:=(([.C4]-[.B4])-([.A4]-[.C4]))/([.A4]-[.B4])" office:value-type="float" office:value="0.2" calcext:value-type="float">
            <text:p>0.2</text:p>
          </table:table-cell>
          <table:table-cell table:formula="of:=[.G4]*[.D4]" office:value-type="float" office:value="240" calcext:value-type="float">
            <text:p>240</text:p>
          </table:table-cell>
          <table:table-cell table:formula="of:=[.E4]+[.H4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500" calcext:value-type="float">
            <text:p>1500</text:p>
          </table:table-cell>
          <table:table-cell table:formula="of:=[.I4]" office:value-type="float" office:value="240" calcext:value-type="float">
            <text:p>240</text:p>
          </table:table-cell>
          <table:table-cell/>
          <table:table-cell table:formula="of:=(([.C5]-[.B5])-([.A5]-[.C5]))/([.A5]-[.B5])" office:value-type="float" office:value="0" calcext:value-type="float">
            <text:p>0</text:p>
          </table:table-cell>
          <table:table-cell table:formula="of:=[.G5]*[.D5]" office:value-type="float" office:value="0" calcext:value-type="float">
            <text:p>0</text:p>
          </table:table-cell>
          <table:table-cell table:formula="of:=[.E5]+[.H5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formula="of:=[.I5]" office:value-type="float" office:value="240" calcext:value-type="float">
            <text:p>240</text:p>
          </table:table-cell>
          <table:table-cell/>
          <table:table-cell table:formula="of:=(([.C6]-[.B6])-([.A6]-[.C6]))/([.A6]-[.B6])" office:value-type="float" office:value="-0.5" calcext:value-type="float">
            <text:p>-0.5</text:p>
          </table:table-cell>
          <table:table-cell table:formula="of:=[.G6]*[.D6]" office:value-type="float" office:value="-1000" calcext:value-type="float">
            <text:p>-1000</text:p>
          </table:table-cell>
          <table:table-cell table:formula="of:=[.E6]+[.H6]" office:value-type="float" office:value="-760" calcext:value-type="float">
            <text:p>-76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[.$G$16]^[.G8]" office:value-type="float" office:value="0.197530864197531" calcext:value-type="float">
            <text:p>0.197530864197531</text:p>
          </table:table-cell>
          <table:table-cell table:formula="of:=[.I2]*[.H8]" office:value-type="float" office:value="98.7654320987655" calcext:value-type="float">
            <text:p>98.7654320987655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[.$G$16]^[.G9]" office:value-type="float" office:value="0.296296296296296" calcext:value-type="float">
            <text:p>0.296296296296296</text:p>
          </table:table-cell>
          <table:table-cell table:formula="of:=[.I3]*[.H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B$16]^[.B10]" office:value-type="float" office:value="0.25" calcext:value-type="float">
            <text:p>0.25</text:p>
          </table:table-cell>
          <table:table-cell table:formula="of:=[.I4]*[.C10]"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G$16]^[.G10]" office:value-type="float" office:value="0.444444444444445" calcext:value-type="float">
            <text:p>0.444444444444445</text:p>
          </table:table-cell>
          <table:table-cell table:formula="of:=[.I4]*[.H10]" office:value-type="float" office:value="106.666666666667" calcext:value-type="float">
            <text:p>106.6666666666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$16]^[.B11]" office:value-type="float" office:value="0.5" calcext:value-type="float">
            <text:p>0.5</text:p>
          </table:table-cell>
          <table:table-cell table:formula="of:=[.I5]*[.C11]" office:value-type="float" office:value="120" calcext:value-type="float">
            <text:p>1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G$16]^[.G11]" office:value-type="float" office:value="0.666666666666667" calcext:value-type="float">
            <text:p>0.666666666666667</text:p>
          </table:table-cell>
          <table:table-cell table:formula="of:=[.I5]*[.H11]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E$9]^[.B12]" office:value-type="float" office:value="1" calcext:value-type="float">
            <text:p>1</text:p>
          </table:table-cell>
          <table:table-cell table:formula="of:=[.I6]*[.C12]" office:value-type="float" office:value="-760" calcext:value-type="float">
            <text:p>-7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E$9]^[.G12]" office:value-type="float" office:value="1" calcext:value-type="float">
            <text:p>1</text:p>
          </table:table-cell>
          <table:table-cell table:formula="of:=[.I6]*[.H12]" office:value-type="float" office:value="-760" calcext:value-type="float">
            <text:p>-76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ponential</text:p>
          </table:table-cell>
          <table:table-cell table:formula="of:=[.D14]/[.C14]" office:value-type="float" office:value="-331.428571428571" calcext:value-type="float">
            <text:p>-331.428571428571</text:p>
          </table:table-cell>
          <table:table-cell table:formula="of:=SUM([.C8:.C13])" office:value-type="float" office:value="1.75" calcext:value-type="float">
            <text:p>1.75</text:p>
          </table:table-cell>
          <table:table-cell table:formula="of:=SUM([.D8:.D12])" office:value-type="float" office:value="-580" calcext:value-type="float">
            <text:p>-580</text:p>
          </table:table-cell>
          <table:table-cell/>
          <table:table-cell office:value-type="string" calcext:value-type="string">
            <text:p>exponential</text:p>
          </table:table-cell>
          <table:table-cell table:formula="of:=[.I14]/[.H14]" office:value-type="float" office:value="-151.469194312796" calcext:value-type="float">
            <text:p>-151.469194312796</text:p>
          </table:table-cell>
          <table:table-cell table:formula="of:=SUM([.H8:.H13])" office:value-type="float" office:value="2.60493827160494" calcext:value-type="float">
            <text:p>2.60493827160494</text:p>
          </table:table-cell>
          <table:table-cell table:formula="of:=SUM([.I8:.I12])" office:value-type="float" office:value="-394.567901234568" calcext:value-type="float">
            <text:p>-394.567901234568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15]"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G15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</text:p>
          </table:table-cell>
          <table:table-cell table:formula="of:=[.B14]-[.G14]" office:value-type="float" office:value="-179.959377115775" calcext:value-type="float">
            <text:p>-179.959377115775</text:p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([.C24]-[.B24])-([.A24]-[.C24]))/([.A24]-[.B24])" office:value-type="float" office:value="0.5" calcext:value-type="float">
            <text:p>0.5</text:p>
          </table:table-cell>
          <table:table-cell table:formula="of:=[.G24]*[.D24]" office:value-type="float" office:value="500" calcext:value-type="float">
            <text:p>500</text:p>
          </table:table-cell>
          <table:table-cell table:formula="of:=[.E24]+[.H24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table:formula="of:=[.I24]" office:value-type="float" office:value="1000" calcext:value-type="float">
            <text:p>1000</text:p>
          </table:table-cell>
          <table:table-cell/>
          <table:table-cell table:formula="of:=(([.C25]-[.B25])-([.A25]-[.C25]))/([.A25]-[.B25])" office:value-type="float" office:value="-0.333333333333333" calcext:value-type="float">
            <text:p>-0.333333333333333</text:p>
          </table:table-cell>
          <table:table-cell table:formula="of:=[.G25]*[.D25]" office:value-type="float" office:value="-500" calcext:value-type="float">
            <text:p>-500</text:p>
          </table:table-cell>
          <table:table-cell table:formula="of:=[.E25]+[.H25]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200" calcext:value-type="float">
            <text:p>1200</text:p>
          </table:table-cell>
          <table:table-cell table:formula="of:=[.I25]" office:value-type="float" office:value="500" calcext:value-type="float">
            <text:p>500</text:p>
          </table:table-cell>
          <table:table-cell/>
          <table:table-cell table:formula="of:=(([.C26]-[.B26])-([.A26]-[.C26]))/([.A26]-[.B26])" office:value-type="float" office:value="0.2" calcext:value-type="float">
            <text:p>0.2</text:p>
          </table:table-cell>
          <table:table-cell table:formula="of:=[.G26]*[.D26]" office:value-type="float" office:value="240" calcext:value-type="float">
            <text:p>240</text:p>
          </table:table-cell>
          <table:table-cell table:formula="of:=[.E26]+[.H26]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500" calcext:value-type="float">
            <text:p>1500</text:p>
          </table:table-cell>
          <table:table-cell table:formula="of:=[.I26]" office:value-type="float" office:value="740" calcext:value-type="float">
            <text:p>740</text:p>
          </table:table-cell>
          <table:table-cell/>
          <table:table-cell table:formula="of:=(([.C27]-[.B27])-([.A27]-[.C27]))/([.A27]-[.B27])" office:value-type="float" office:value="0" calcext:value-type="float">
            <text:p>0</text:p>
          </table:table-cell>
          <table:table-cell table:formula="of:=[.G27]*[.D27]" office:value-type="float" office:value="0" calcext:value-type="float">
            <text:p>0</text:p>
          </table:table-cell>
          <table:table-cell table:formula="of:=[.E27]+[.H27]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formula="of:=[.I27]" office:value-type="float" office:value="740" calcext:value-type="float">
            <text:p>740</text:p>
          </table:table-cell>
          <table:table-cell/>
          <table:table-cell table:formula="of:=(([.C28]-[.B28])-([.A28]-[.C28]))/([.A28]-[.B28])" office:value-type="float" office:value="-0.5" calcext:value-type="float">
            <text:p>-0.5</text:p>
          </table:table-cell>
          <table:table-cell table:formula="of:=[.G28]*[.D28]" office:value-type="float" office:value="-1000" calcext:value-type="float">
            <text:p>-1000</text:p>
          </table:table-cell>
          <table:table-cell table:formula="of:=[.E28]+[.H28]" office:value-type="float" office:value="-260" calcext:value-type="float">
            <text:p>-26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3 day avg</text:p>
          </table:table-cell>
          <table:table-cell table:formula="of:=AVERAGE([.I26:.I28])" office:value-type="float" office:value="406.666666666667" calcext:value-type="float">
            <text:p>406.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 day median</text:p>
          </table:table-cell>
          <table:table-cell table:formula="of:=MEDIAN([.I24:.I28])" office:value-type="float" office:value="740" calcext:value-type="float">
            <text:p>7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</text:p>
          </table:table-cell>
          <table:table-cell table:formula="of:=[.B31]-[.B32]" office:value-type="float" office:value="-333.333333333333" calcext:value-type="float">
            <text:p>-333.333333333333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99.62" calcext:value-type="float">
            <text:p>99.62</text:p>
          </table:table-cell>
          <table:table-cell office:value-type="float" office:value="100.01" calcext:value-type="float">
            <text:p>100.01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C37]-[.B37])-([.A37]-[.C37]))/([.A37]-[.B37])" office:value-type="float" office:value="-0.142857142857138" calcext:value-type="float">
            <text:p>-0.142857142857138</text:p>
          </table:table-cell>
          <table:table-cell table:formula="of:=[.G37]*[.D37]" office:value-type="float" office:value="-38.2857142857131" calcext:value-type="float">
            <text:p>-38.2857142857131</text:p>
          </table:table-cell>
          <table:table-cell table:formula="of:=[.E37]+[.H37]" office:value-type="float" office:value="-38.2857142857131" calcext:value-type="float">
            <text:p>-38.2857142857131</text:p>
          </table:table-cell>
        </table:table-row>
        <table:table-row table:style-name="ro1">
          <table:table-cell office:value-type="float" office:value="100.68" calcext:value-type="float">
            <text:p>100.68</text:p>
          </table:table-cell>
          <table:table-cell office:value-type="float" office:value="99.97" calcext:value-type="float">
            <text:p>99.97</text:p>
          </table:table-cell>
          <table:table-cell office:value-type="float" office:value="100.44" calcext:value-type="float">
            <text:p>100.44</text:p>
          </table:table-cell>
          <table:table-cell office:value-type="float" office:value="319" calcext:value-type="float">
            <text:p>319</text:p>
          </table:table-cell>
          <table:table-cell table:formula="of:=[.I37]" office:value-type="float" office:value="-38.2857142857131" calcext:value-type="float">
            <text:p>-38.2857142857131</text:p>
          </table:table-cell>
          <table:table-cell/>
          <table:table-cell table:formula="of:=(([.C38]-[.B38])-([.A38]-[.C38]))/([.A38]-[.B38])" office:value-type="float" office:value="0.323943661971813" calcext:value-type="float">
            <text:p>0.323943661971813</text:p>
          </table:table-cell>
          <table:table-cell table:formula="of:=[.G38]*[.D38]" office:value-type="float" office:value="103.338028169008" calcext:value-type="float">
            <text:p>103.338028169008</text:p>
          </table:table-cell>
          <table:table-cell table:formula="of:=[.E38]+[.H38]" office:value-type="float" office:value="65.0523138832953" calcext:value-type="float">
            <text:p>65.0523138832953</text:p>
          </table:table-cell>
        </table:table-row>
        <table:table-row table:style-name="ro1">
          <table:table-cell office:value-type="float" office:value="100.73" calcext:value-type="float">
            <text:p>100.73</text:p>
          </table:table-cell>
          <table:table-cell office:value-type="float" office:value="100.28" calcext:value-type="float">
            <text:p>100.28</text:p>
          </table:table-cell>
          <table:table-cell office:value-type="float" office:value="100.39" calcext:value-type="float">
            <text:p>100.39</text:p>
          </table:table-cell>
          <table:table-cell office:value-type="float" office:value="381" calcext:value-type="float">
            <text:p>381</text:p>
          </table:table-cell>
          <table:table-cell table:formula="of:=[.I38]" office:value-type="float" office:value="65.0523138832953" calcext:value-type="float">
            <text:p>65.0523138832953</text:p>
          </table:table-cell>
          <table:table-cell/>
          <table:table-cell table:formula="of:=(([.C39]-[.B39])-([.A39]-[.C39]))/([.A39]-[.B39])" office:value-type="float" office:value="-0.511111111111117" calcext:value-type="float">
            <text:p>-0.511111111111117</text:p>
          </table:table-cell>
          <table:table-cell table:formula="of:=[.G39]*[.D39]" office:value-type="float" office:value="-194.733333333335" calcext:value-type="float">
            <text:p>-194.733333333335</text:p>
          </table:table-cell>
          <table:table-cell table:formula="of:=[.E39]+[.H39]" office:value-type="float" office:value="-129.68101945004" calcext:value-type="float">
            <text:p>-129.68101945004</text:p>
          </table:table-cell>
        </table:table-row>
        <table:table-row table:style-name="ro1">
          <table:table-cell office:value-type="float" office:value="100.79" calcext:value-type="float">
            <text:p>100.79</text:p>
          </table:table-cell>
          <table:table-cell office:value-type="float" office:value="100.12" calcext:value-type="float">
            <text:p>100.12</text:p>
          </table:table-cell>
          <table:table-cell office:value-type="float" office:value="100.63" calcext:value-type="float">
            <text:p>100.63</text:p>
          </table:table-cell>
          <table:table-cell office:value-type="float" office:value="414" calcext:value-type="float">
            <text:p>414</text:p>
          </table:table-cell>
          <table:table-cell table:formula="of:=[.I39]" office:value-type="float" office:value="-129.68101945004" calcext:value-type="float">
            <text:p>-129.68101945004</text:p>
          </table:table-cell>
          <table:table-cell/>
          <table:table-cell table:formula="of:=(([.C40]-[.B40])-([.A40]-[.C40]))/([.A40]-[.B40])" office:value-type="float" office:value="0.522388059701462" calcext:value-type="float">
            <text:p>0.522388059701462</text:p>
          </table:table-cell>
          <table:table-cell table:formula="of:=[.G40]*[.D40]" office:value-type="float" office:value="216.268656716405" calcext:value-type="float">
            <text:p>216.268656716405</text:p>
          </table:table-cell>
          <table:table-cell table:formula="of:=[.E40]+[.H40]" office:value-type="float" office:value="86.5876372663649" calcext:value-type="float">
            <text:p>86.5876372663649</text:p>
          </table:table-cell>
        </table:table-row>
        <table:table-row table:style-name="ro1">
          <table:table-cell office:value-type="float" office:value="100.88" calcext:value-type="float">
            <text:p>100.88</text:p>
          </table:table-cell>
          <table:table-cell office:value-type="float" office:value="100.07" calcext:value-type="float">
            <text:p>100.07</text:p>
          </table:table-cell>
          <table:table-cell office:value-type="float" office:value="100.71" calcext:value-type="float">
            <text:p>100.71</text:p>
          </table:table-cell>
          <table:table-cell office:value-type="float" office:value="376" calcext:value-type="float">
            <text:p>376</text:p>
          </table:table-cell>
          <table:table-cell table:formula="of:=[.I40]" office:value-type="float" office:value="86.5876372663649" calcext:value-type="float">
            <text:p>86.5876372663649</text:p>
          </table:table-cell>
          <table:table-cell/>
          <table:table-cell table:formula="of:=(([.C41]-[.B41])-([.A41]-[.C41]))/([.A41]-[.B41])" office:value-type="float" office:value="0.580246913580244" calcext:value-type="float">
            <text:p>0.580246913580244</text:p>
          </table:table-cell>
          <table:table-cell table:formula="of:=[.G41]*[.D41]" office:value-type="float" office:value="218.172839506172" calcext:value-type="float">
            <text:p>218.172839506172</text:p>
          </table:table-cell>
          <table:table-cell table:formula="of:=[.E41]+[.H41]" office:value-type="float" office:value="304.760476772537" calcext:value-type="float">
            <text:p>304.76047677253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3 day ma</text:p>
          </table:table-cell>
          <table:table-cell table:formula="of:=AVERAGE([.I39:.I41])" office:value-type="float" office:value="87.2223648629537" calcext:value-type="float">
            <text:p>87.22236486295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 dy ma</text:p>
          </table:table-cell>
          <table:table-cell table:formula="of:=AVERAGE([.I37:.I41])" office:value-type="float" office:value="57.6867388372887" calcext:value-type="float">
            <text:p>57.68673883728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</text:p>
          </table:table-cell>
          <table:table-cell table:formula="of:=[.B43]-[.B44]" office:value-type="float" office:value="29.5356260256651" calcext:value-type="float">
            <text:p>29.535626025665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[.$G$56]^[.G48]" office:value-type="float" office:value="0.4096" calcext:value-type="float">
            <text:p>0.4096</text:p>
          </table:table-cell>
          <table:table-cell table:formula="of:=[.I37]*[.H48]" office:value-type="float" office:value="-15.6818285714281" calcext:value-type="float">
            <text:p>-15.6818285714281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[.$G$56]^[.G49]" office:value-type="float" office:value="0.512" calcext:value-type="float">
            <text:p>0.512</text:p>
          </table:table-cell>
          <table:table-cell table:formula="of:=[.I38]*[.H49]" office:value-type="float" office:value="33.3067847082472" calcext:value-type="float">
            <text:p>33.306784708247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B$56]^[.B50]" office:value-type="float" office:value="0.444444444444445" calcext:value-type="float">
            <text:p>0.444444444444445</text:p>
          </table:table-cell>
          <table:table-cell table:formula="of:=[.I39]*[.C50]" office:value-type="float" office:value="-57.6360086444623" calcext:value-type="float">
            <text:p>-57.636008644462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G$56]^[.G50]" office:value-type="float" office:value="0.64" calcext:value-type="float">
            <text:p>0.64</text:p>
          </table:table-cell>
          <table:table-cell table:formula="of:=[.I39]*[.H50]" office:value-type="float" office:value="-82.9958524480258" calcext:value-type="float">
            <text:p>-82.995852448025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$56]^[.B51]" office:value-type="float" office:value="0.666666666666667" calcext:value-type="float">
            <text:p>0.666666666666667</text:p>
          </table:table-cell>
          <table:table-cell table:formula="of:=[.I40]*[.C51]" office:value-type="float" office:value="57.7250915109099" calcext:value-type="float">
            <text:p>57.72509151090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G$56]^[.G51]" office:value-type="float" office:value="0.8" calcext:value-type="float">
            <text:p>0.8</text:p>
          </table:table-cell>
          <table:table-cell table:formula="of:=[.I40]*[.H51]" office:value-type="float" office:value="69.2701098130919" calcext:value-type="float">
            <text:p>69.270109813091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E$9]^[.B52]" office:value-type="float" office:value="1" calcext:value-type="float">
            <text:p>1</text:p>
          </table:table-cell>
          <table:table-cell table:formula="of:=[.I41]*[.C52]" office:value-type="float" office:value="304.760476772537" calcext:value-type="float">
            <text:p>304.76047677253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G$56]^[.G52]" office:value-type="float" office:value="1" calcext:value-type="float">
            <text:p>1</text:p>
          </table:table-cell>
          <table:table-cell table:formula="of:=[.I41]*[.H52]" office:value-type="float" office:value="304.760476772537" calcext:value-type="float">
            <text:p>304.76047677253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moothed</text:p>
          </table:table-cell>
          <table:table-cell table:formula="of:=[.D54]/[.C54]" office:value-type="float" office:value="144.402422986887" calcext:value-type="float">
            <text:p>144.402422986887</text:p>
          </table:table-cell>
          <table:table-cell table:formula="of:=SUM([.C48:.C53])" office:value-type="float" office:value="2.11111111111111" calcext:value-type="float">
            <text:p>2.11111111111111</text:p>
          </table:table-cell>
          <table:table-cell table:formula="of:=SUM([.D48:.D52])" office:value-type="float" office:value="304.849559638984" calcext:value-type="float">
            <text:p>304.849559638984</text:p>
          </table:table-cell>
          <table:table-cell/>
          <table:table-cell office:value-type="string" calcext:value-type="string">
            <text:p>smoothed</text:p>
          </table:table-cell>
          <table:table-cell table:formula="of:=[.I54]/[.H54]" office:value-type="float" office:value="91.8192795913915" calcext:value-type="float">
            <text:p>91.8192795913915</text:p>
          </table:table-cell>
          <table:table-cell table:formula="of:=SUM([.H48:.H53])" office:value-type="float" office:value="3.3616" calcext:value-type="float">
            <text:p>3.3616</text:p>
          </table:table-cell>
          <table:table-cell table:formula="of:=SUM([.I48:.I52])" office:value-type="float" office:value="308.659690274422" calcext:value-type="float">
            <text:p>308.659690274422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1 / (3)" office:value-type="float" office:value="0.333333333333333" calcext:value-type="float">
            <text:p>0.333333333333333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1 / (5)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55]" office:value-type="float" office:value="0.666666666666667" calcext:value-type="float">
            <text:p>0.666666666666667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G55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</text:p>
          </table:table-cell>
          <table:table-cell table:formula="of:=[.B54]-[.G54]" office:value-type="float" office:value="52.5831433954957" calcext:value-type="float">
            <text:p>52.5831433954957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[.$G$69]^[.G61]" office:value-type="float" office:value="0.197530864197531" calcext:value-type="float">
            <text:p>0.197530864197531</text:p>
          </table:table-cell>
          <table:table-cell table:formula="of:=[.I37]*[.H61]" office:value-type="float" office:value="-7.56261022927666" calcext:value-type="float">
            <text:p>-7.56261022927666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[.$G$69]^[.G62]" office:value-type="float" office:value="0.296296296296296" calcext:value-type="float">
            <text:p>0.296296296296296</text:p>
          </table:table-cell>
          <table:table-cell table:formula="of:=[.I38]*[.H62]" office:value-type="float" office:value="19.2747596691245" calcext:value-type="float">
            <text:p>19.274759669124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B$69]^[.B63]" office:value-type="float" office:value="0.25" calcext:value-type="float">
            <text:p>0.25</text:p>
          </table:table-cell>
          <table:table-cell table:formula="of:=[.I39]*[.C63]" office:value-type="float" office:value="-32.4202548625101" calcext:value-type="float">
            <text:p>-32.42025486251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G$69]^[.G63]" office:value-type="float" office:value="0.444444444444445" calcext:value-type="float">
            <text:p>0.444444444444445</text:p>
          </table:table-cell>
          <table:table-cell table:formula="of:=[.I39]*[.H63]" office:value-type="float" office:value="-57.6360086444623" calcext:value-type="float">
            <text:p>-57.636008644462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$69]^[.B64]" office:value-type="float" office:value="0.5" calcext:value-type="float">
            <text:p>0.5</text:p>
          </table:table-cell>
          <table:table-cell table:formula="of:=[.I40]*[.C64]" office:value-type="float" office:value="43.2938186331824" calcext:value-type="float">
            <text:p>43.29381863318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G$69]^[.G64]" office:value-type="float" office:value="0.666666666666667" calcext:value-type="float">
            <text:p>0.666666666666667</text:p>
          </table:table-cell>
          <table:table-cell table:formula="of:=[.I40]*[.H64]" office:value-type="float" office:value="57.7250915109099" calcext:value-type="float">
            <text:p>57.72509151090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B$69]^[.B65]" office:value-type="float" office:value="1" calcext:value-type="float">
            <text:p>1</text:p>
          </table:table-cell>
          <table:table-cell table:formula="of:=[.I41]*[.C65]" office:value-type="float" office:value="304.760476772537" calcext:value-type="float">
            <text:p>304.76047677253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G$69]^[.G65]" office:value-type="float" office:value="1" calcext:value-type="float">
            <text:p>1</text:p>
          </table:table-cell>
          <table:table-cell table:formula="of:=[.I41]*[.H65]" office:value-type="float" office:value="304.760476772537" calcext:value-type="float">
            <text:p>304.76047677253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ponential</text:p>
          </table:table-cell>
          <table:table-cell table:formula="of:=[.D67]/[.C67]" office:value-type="float" office:value="180.362308881834" calcext:value-type="float">
            <text:p>180.362308881834</text:p>
          </table:table-cell>
          <table:table-cell table:formula="of:=SUM([.C61:.C66])" office:value-type="float" office:value="1.75" calcext:value-type="float">
            <text:p>1.75</text:p>
          </table:table-cell>
          <table:table-cell table:formula="of:=SUM([.D61:.D65])" office:value-type="float" office:value="315.634040543209" calcext:value-type="float">
            <text:p>315.634040543209</text:p>
          </table:table-cell>
          <table:table-cell/>
          <table:table-cell office:value-type="string" calcext:value-type="string">
            <text:p>exponential</text:p>
          </table:table-cell>
          <table:table-cell table:formula="of:=[.I67]/[.H67]" office:value-type="float" office:value="121.523689267229" calcext:value-type="float">
            <text:p>121.523689267229</text:p>
          </table:table-cell>
          <table:table-cell table:formula="of:=SUM([.H61:.H66])" office:value-type="float" office:value="2.60493827160494" calcext:value-type="float">
            <text:p>2.60493827160494</text:p>
          </table:table-cell>
          <table:table-cell table:formula="of:=SUM([.I61:.I65])" office:value-type="float" office:value="316.561709078832" calcext:value-type="float">
            <text:p>316.561709078832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2 / (1+3)"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2 / (1+5)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68]"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G68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</text:p>
          </table:table-cell>
          <table:table-cell table:formula="of:=[.B67]-[.G67]" office:value-type="float" office:value="58.8386196146044" calcext:value-type="float">
            <text:p>58.8386196146044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[.$G$82]^[.G74]" office:value-type="float" office:value="0.0390184423106234" calcext:value-type="float">
            <text:p>0.0390184423106234</text:p>
          </table:table-cell>
          <table:table-cell table:formula="of:=[.I37]*[.H74]" office:value-type="float" office:value="-1.49384893417811" calcext:value-type="float">
            <text:p>-1.49384893417811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[.$G$82]^[.G75]" office:value-type="float" office:value="0.0877914951989026" calcext:value-type="float">
            <text:p>0.0877914951989026</text:p>
          </table:table-cell>
          <table:table-cell table:formula="of:=[.I38]*[.H75]" office:value-type="float" office:value="5.71103990196282" calcext:value-type="float">
            <text:p>5.7110399019628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B$82]^[.B76]" office:value-type="float" office:value="0.0816326530612245" calcext:value-type="float">
            <text:p>0.0816326530612245</text:p>
          </table:table-cell>
          <table:table-cell table:formula="of:=[.I39]*[.C76]" office:value-type="float" office:value="-10.586205669391" calcext:value-type="float">
            <text:p>-10.5862056693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G$82]^[.G76]" office:value-type="float" office:value="0.197530864197531" calcext:value-type="float">
            <text:p>0.197530864197531</text:p>
          </table:table-cell>
          <table:table-cell table:formula="of:=[.I39]*[.H76]" office:value-type="float" office:value="-25.6160038419833" calcext:value-type="float">
            <text:p>-25.616003841983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$82]^[.B77]" office:value-type="float" office:value="0.285714285714286" calcext:value-type="float">
            <text:p>0.285714285714286</text:p>
          </table:table-cell>
          <table:table-cell table:formula="of:=[.I40]*[.C77]" office:value-type="float" office:value="24.7393249332471" calcext:value-type="float">
            <text:p>24.73932493324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G$82]^[.G77]" office:value-type="float" office:value="0.444444444444444" calcext:value-type="float">
            <text:p>0.444444444444444</text:p>
          </table:table-cell>
          <table:table-cell table:formula="of:=[.I40]*[.H77]" office:value-type="float" office:value="38.4833943406066" calcext:value-type="float">
            <text:p>38.483394340606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B$82]^[.B78]" office:value-type="float" office:value="1" calcext:value-type="float">
            <text:p>1</text:p>
          </table:table-cell>
          <table:table-cell table:formula="of:=[.I41]*[.C78]" office:value-type="float" office:value="304.760476772537" calcext:value-type="float">
            <text:p>304.76047677253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G$82]^[.G78]" office:value-type="float" office:value="1" calcext:value-type="float">
            <text:p>1</text:p>
          </table:table-cell>
          <table:table-cell table:formula="of:=[.I41]*[.H78]" office:value-type="float" office:value="304.760476772537" calcext:value-type="float">
            <text:p>304.76047677253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ponential</text:p>
          </table:table-cell>
          <table:table-cell table:formula="of:=[.D80]/[.C80]" office:value-type="float" office:value="233.235316504227" calcext:value-type="float">
            <text:p>233.235316504227</text:p>
          </table:table-cell>
          <table:table-cell table:formula="of:=SUM([.C74:.C79])" office:value-type="float" office:value="1.36734693877551" calcext:value-type="float">
            <text:p>1.36734693877551</text:p>
          </table:table-cell>
          <table:table-cell table:formula="of:=SUM([.D74:.D78])" office:value-type="float" office:value="318.913596036393" calcext:value-type="float">
            <text:p>318.913596036393</text:p>
          </table:table-cell>
          <table:table-cell/>
          <table:table-cell office:value-type="string" calcext:value-type="string">
            <text:p>exponential</text:p>
          </table:table-cell>
          <table:table-cell table:formula="of:=[.I80]/[.H80]" office:value-type="float" office:value="181.958244472703" calcext:value-type="float">
            <text:p>181.958244472703</text:p>
          </table:table-cell>
          <table:table-cell table:formula="of:=SUM([.H74:.H79])" office:value-type="float" office:value="1.7687852461515" calcext:value-type="float">
            <text:p>1.7687852461515</text:p>
          </table:table-cell>
          <table:table-cell table:formula="of:=SUM([.I74:.I78])" office:value-type="float" office:value="321.845058238945" calcext:value-type="float">
            <text:p>321.845058238945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5 / (4+3)" office:value-type="float" office:value="0.714285714285714" calcext:value-type="float">
            <text:p>0.714285714285714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5 / (4+5)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81]" office:value-type="float" office:value="0.285714285714286" calcext:value-type="float">
            <text:p>0.285714285714286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G81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</text:p>
          </table:table-cell>
          <table:table-cell table:formula="of:=[.B80]-[.G80]" office:value-type="float" office:value="51.2770720315247" calcext:value-type="float">
            <text:p>51.2770720315247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3 day median</text:p>
          </table:table-cell>
          <table:table-cell table:formula="of:=MEDIAN([.I39:.I41])" office:value-type="float" office:value="86.5876372663649" calcext:value-type="float">
            <text:p>86.58763726636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 day median</text:p>
          </table:table-cell>
          <table:table-cell table:formula="of:=MEDIAN([.I37:.I41])" office:value-type="float" office:value="65.0523138832953" calcext:value-type="float">
            <text:p>65.05231388329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</text:p>
          </table:table-cell>
          <table:table-cell table:formula="of:=[.B87]-[.B88]" office:value-type="float" office:value="21.5353233830696" calcext:value-type="float">
            <text:p>21.5353233830696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rounded ad</text:p>
          </table:table-cell>
          <table:table-cell table:number-columns-repeated="8"/>
        </table:table-row>
        <table:table-row table:style-name="ro1">
          <table:table-cell office:value-type="float" office:value="-38" calcext:value-type="float">
            <text:p>-38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float" office:value="-130" calcext:value-type="float">
            <text:p>-13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vg as no mode</text:p>
          </table:table-cell>
          <table:table-cell table:formula="of:=AVERAGE([.A95:.A97])" office:value-type="float" office:value="87.3333333333333" calcext:value-type="float">
            <text:p>87.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 day avg as no mode</text:p>
          </table:table-cell>
          <table:table-cell table:formula="of:=AVERAGE([.A93:.A97])" office:value-type="float" office:value="57.8" calcext:value-type="float">
            <text:p>57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</text:p>
          </table:table-cell>
          <table:table-cell table:formula="of:=[.B100]-[.B101]" office:value-type="float" office:value="29.5333333333333" calcext:value-type="float">
            <text:p>29.5333333333333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99.62" calcext:value-type="float">
            <text:p>99.62</text:p>
          </table:table-cell>
          <table:table-cell office:value-type="float" office:value="100.01" calcext:value-type="float">
            <text:p>100.01</text:p>
          </table:table-cell>
          <table:table-cell office:value-type="float" office:value="268" calcext:value-type="float">
            <text:p>268</text:p>
          </table:table-cell>
          <table:table-cell office:value-type="float" office:value="93.76" calcext:value-type="float">
            <text:p>93.76</text:p>
          </table:table-cell>
          <table:table-cell/>
          <table:table-cell table:formula="of:=(([.C106]-[.B106])-([.A106]-[.C106]))/([.A106]-[.B106])" office:value-type="float" office:value="-0.142857142857138" calcext:value-type="float">
            <text:p>-0.142857142857138</text:p>
          </table:table-cell>
          <table:table-cell table:formula="of:=[.G106]*[.D106]" office:value-type="float" office:value="-38.2857142857131" calcext:value-type="float">
            <text:p>-38.2857142857131</text:p>
          </table:table-cell>
          <table:table-cell table:formula="of:=[.E106]+[.H106]" office:value-type="float" office:value="55.4742857142869" calcext:value-type="float">
            <text:p>55.4742857142869</text:p>
          </table:table-cell>
        </table:table-row>
        <table:table-row table:style-name="ro1">
          <table:table-cell office:value-type="float" office:value="100.68" calcext:value-type="float">
            <text:p>100.68</text:p>
          </table:table-cell>
          <table:table-cell office:value-type="float" office:value="99.97" calcext:value-type="float">
            <text:p>99.97</text:p>
          </table:table-cell>
          <table:table-cell office:value-type="float" office:value="100.44" calcext:value-type="float">
            <text:p>100.44</text:p>
          </table:table-cell>
          <table:table-cell office:value-type="float" office:value="319" calcext:value-type="float">
            <text:p>319</text:p>
          </table:table-cell>
          <table:table-cell table:formula="of:=[.I106]" office:value-type="float" office:value="55.4742857142869" calcext:value-type="float">
            <text:p>55.4742857142869</text:p>
          </table:table-cell>
          <table:table-cell/>
          <table:table-cell table:formula="of:=(([.C107]-[.B107])-([.A107]-[.C107]))/([.A107]-[.B107])" office:value-type="float" office:value="0.323943661971813" calcext:value-type="float">
            <text:p>0.323943661971813</text:p>
          </table:table-cell>
          <table:table-cell table:formula="of:=[.G107]*[.D107]" office:value-type="float" office:value="103.338028169008" calcext:value-type="float">
            <text:p>103.338028169008</text:p>
          </table:table-cell>
          <table:table-cell table:formula="of:=[.E107]+[.H107]" office:value-type="float" office:value="158.812313883295" calcext:value-type="float">
            <text:p>158.812313883295</text:p>
          </table:table-cell>
        </table:table-row>
        <table:table-row table:style-name="ro1">
          <table:table-cell office:value-type="float" office:value="100.73" calcext:value-type="float">
            <text:p>100.73</text:p>
          </table:table-cell>
          <table:table-cell office:value-type="float" office:value="100.28" calcext:value-type="float">
            <text:p>100.28</text:p>
          </table:table-cell>
          <table:table-cell office:value-type="float" office:value="100.39" calcext:value-type="float">
            <text:p>100.39</text:p>
          </table:table-cell>
          <table:table-cell office:value-type="float" office:value="381" calcext:value-type="float">
            <text:p>381</text:p>
          </table:table-cell>
          <table:table-cell table:formula="of:=[.I107]" office:value-type="float" office:value="158.812313883295" calcext:value-type="float">
            <text:p>158.812313883295</text:p>
          </table:table-cell>
          <table:table-cell/>
          <table:table-cell table:formula="of:=(([.C108]-[.B108])-([.A108]-[.C108]))/([.A108]-[.B108])" office:value-type="float" office:value="-0.511111111111117" calcext:value-type="float">
            <text:p>-0.511111111111117</text:p>
          </table:table-cell>
          <table:table-cell table:formula="of:=[.G108]*[.D108]" office:value-type="float" office:value="-194.733333333335" calcext:value-type="float">
            <text:p>-194.733333333335</text:p>
          </table:table-cell>
          <table:table-cell table:formula="of:=[.E108]+[.H108]" office:value-type="float" office:value="-35.9210194500402" calcext:value-type="float">
            <text:p>-35.9210194500402</text:p>
          </table:table-cell>
        </table:table-row>
        <table:table-row table:style-name="ro1">
          <table:table-cell office:value-type="float" office:value="100.79" calcext:value-type="float">
            <text:p>100.79</text:p>
          </table:table-cell>
          <table:table-cell office:value-type="float" office:value="100.12" calcext:value-type="float">
            <text:p>100.12</text:p>
          </table:table-cell>
          <table:table-cell office:value-type="float" office:value="100.63" calcext:value-type="float">
            <text:p>100.63</text:p>
          </table:table-cell>
          <table:table-cell office:value-type="float" office:value="414" calcext:value-type="float">
            <text:p>414</text:p>
          </table:table-cell>
          <table:table-cell table:formula="of:=[.I108]" office:value-type="float" office:value="-35.9210194500402" calcext:value-type="float">
            <text:p>-35.9210194500402</text:p>
          </table:table-cell>
          <table:table-cell/>
          <table:table-cell table:formula="of:=(([.C109]-[.B109])-([.A109]-[.C109]))/([.A109]-[.B109])" office:value-type="float" office:value="0.522388059701462" calcext:value-type="float">
            <text:p>0.522388059701462</text:p>
          </table:table-cell>
          <table:table-cell table:formula="of:=[.G109]*[.D109]" office:value-type="float" office:value="216.268656716405" calcext:value-type="float">
            <text:p>216.268656716405</text:p>
          </table:table-cell>
          <table:table-cell table:formula="of:=[.E109]+[.H109]" office:value-type="float" office:value="180.347637266365" calcext:value-type="float">
            <text:p>180.347637266365</text:p>
          </table:table-cell>
        </table:table-row>
        <table:table-row table:style-name="ro1">
          <table:table-cell office:value-type="float" office:value="100.88" calcext:value-type="float">
            <text:p>100.88</text:p>
          </table:table-cell>
          <table:table-cell office:value-type="float" office:value="100.07" calcext:value-type="float">
            <text:p>100.07</text:p>
          </table:table-cell>
          <table:table-cell office:value-type="float" office:value="100.71" calcext:value-type="float">
            <text:p>100.71</text:p>
          </table:table-cell>
          <table:table-cell office:value-type="float" office:value="376" calcext:value-type="float">
            <text:p>376</text:p>
          </table:table-cell>
          <table:table-cell table:formula="of:=[.I109]" office:value-type="float" office:value="180.347637266365" calcext:value-type="float">
            <text:p>180.347637266365</text:p>
          </table:table-cell>
          <table:table-cell/>
          <table:table-cell table:formula="of:=(([.C110]-[.B110])-([.A110]-[.C110]))/([.A110]-[.B110])" office:value-type="float" office:value="0.580246913580244" calcext:value-type="float">
            <text:p>0.580246913580244</text:p>
          </table:table-cell>
          <table:table-cell table:formula="of:=[.G110]*[.D110]" office:value-type="float" office:value="218.172839506172" calcext:value-type="float">
            <text:p>218.172839506172</text:p>
          </table:table-cell>
          <table:table-cell table:formula="of:=[.E110]+[.H110]" office:value-type="float" office:value="398.520476772537" calcext:value-type="float">
            <text:p>398.52047677253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3 day ma</text:p>
          </table:table-cell>
          <table:table-cell table:formula="of:=AVERAGE([.I108:.I110])" office:value-type="float" office:value="180.982364862954" calcext:value-type="float">
            <text:p>180.9823648629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 dy ma</text:p>
          </table:table-cell>
          <table:table-cell table:formula="of:=AVERAGE([.I106:.I110])" office:value-type="float" office:value="151.446738837289" calcext:value-type="float">
            <text:p>151.4467388372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</text:p>
          </table:table-cell>
          <table:table-cell table:formula="of:=[.B112]-[.B113]" office:value-type="float" office:value="29.535626025665" calcext:value-type="float">
            <text:p>29.535626025665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99.62" calcext:value-type="float">
            <text:p>99.62</text:p>
          </table:table-cell>
          <table:table-cell office:value-type="float" office:value="100.01" calcext:value-type="float">
            <text:p>100.01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C118]-[.B118])-([.A118]-[.C118]))/([.A118]-[.B118])" office:value-type="float" office:value="-0.142857142857138" calcext:value-type="float">
            <text:p>-0.142857142857138</text:p>
          </table:table-cell>
          <table:table-cell table:formula="of:=[.G118]*[.D118]" office:value-type="float" office:value="-38.2857142857131" calcext:value-type="float">
            <text:p>-38.2857142857131</text:p>
          </table:table-cell>
          <table:table-cell table:formula="of:=[.E118]+[.H118]" office:value-type="float" office:value="-38.2857142857131" calcext:value-type="float">
            <text:p>-38.2857142857131</text:p>
          </table:table-cell>
        </table:table-row>
        <table:table-row table:style-name="ro1">
          <table:table-cell office:value-type="float" office:value="100.68" calcext:value-type="float">
            <text:p>100.68</text:p>
          </table:table-cell>
          <table:table-cell office:value-type="float" office:value="99.97" calcext:value-type="float">
            <text:p>99.97</text:p>
          </table:table-cell>
          <table:table-cell office:value-type="float" office:value="100.44" calcext:value-type="float">
            <text:p>100.44</text:p>
          </table:table-cell>
          <table:table-cell office:value-type="float" office:value="319" calcext:value-type="float">
            <text:p>319</text:p>
          </table:table-cell>
          <table:table-cell table:formula="of:=[.I118]" office:value-type="float" office:value="-38.2857142857131" calcext:value-type="float">
            <text:p>-38.2857142857131</text:p>
          </table:table-cell>
          <table:table-cell/>
          <table:table-cell table:formula="of:=(([.C119]-[.B119])-([.A119]-[.C119]))/([.A119]-[.B119])" office:value-type="float" office:value="0.323943661971813" calcext:value-type="float">
            <text:p>0.323943661971813</text:p>
          </table:table-cell>
          <table:table-cell table:formula="of:=[.G119]*[.D119]" office:value-type="float" office:value="103.338028169008" calcext:value-type="float">
            <text:p>103.338028169008</text:p>
          </table:table-cell>
          <table:table-cell table:formula="of:=[.E119]+[.H119]" office:value-type="float" office:value="65.0523138832953" calcext:value-type="float">
            <text:p>65.0523138832953</text:p>
          </table:table-cell>
        </table:table-row>
        <table:table-row table:style-name="ro1">
          <table:table-cell office:value-type="float" office:value="100.73" calcext:value-type="float">
            <text:p>100.73</text:p>
          </table:table-cell>
          <table:table-cell office:value-type="float" office:value="100.28" calcext:value-type="float">
            <text:p>100.28</text:p>
          </table:table-cell>
          <table:table-cell office:value-type="float" office:value="100.39" calcext:value-type="float">
            <text:p>100.39</text:p>
          </table:table-cell>
          <table:table-cell office:value-type="float" office:value="381" calcext:value-type="float">
            <text:p>381</text:p>
          </table:table-cell>
          <table:table-cell table:formula="of:=[.I119]" office:value-type="float" office:value="65.0523138832953" calcext:value-type="float">
            <text:p>65.0523138832953</text:p>
          </table:table-cell>
          <table:table-cell/>
          <table:table-cell table:formula="of:=(([.C120]-[.B120])-([.A120]-[.C120]))/([.A120]-[.B120])" office:value-type="float" office:value="-0.511111111111117" calcext:value-type="float">
            <text:p>-0.511111111111117</text:p>
          </table:table-cell>
          <table:table-cell table:formula="of:=[.G120]*[.D120]" office:value-type="float" office:value="-194.733333333335" calcext:value-type="float">
            <text:p>-194.733333333335</text:p>
          </table:table-cell>
          <table:table-cell table:formula="of:=[.E120]+[.H120]" office:value-type="float" office:value="-129.68101945004" calcext:value-type="float">
            <text:p>-129.68101945004</text:p>
          </table:table-cell>
        </table:table-row>
        <table:table-row table:style-name="ro1">
          <table:table-cell office:value-type="float" office:value="100.79" calcext:value-type="float">
            <text:p>100.79</text:p>
          </table:table-cell>
          <table:table-cell office:value-type="float" office:value="100.12" calcext:value-type="float">
            <text:p>100.12</text:p>
          </table:table-cell>
          <table:table-cell office:value-type="float" office:value="100.63" calcext:value-type="float">
            <text:p>100.63</text:p>
          </table:table-cell>
          <table:table-cell office:value-type="float" office:value="414" calcext:value-type="float">
            <text:p>414</text:p>
          </table:table-cell>
          <table:table-cell table:formula="of:=[.I120]" office:value-type="float" office:value="-129.68101945004" calcext:value-type="float">
            <text:p>-129.68101945004</text:p>
          </table:table-cell>
          <table:table-cell/>
          <table:table-cell table:formula="of:=(([.C121]-[.B121])-([.A121]-[.C121]))/([.A121]-[.B121])" office:value-type="float" office:value="0.522388059701462" calcext:value-type="float">
            <text:p>0.522388059701462</text:p>
          </table:table-cell>
          <table:table-cell table:formula="of:=[.G121]*[.D121]" office:value-type="float" office:value="216.268656716405" calcext:value-type="float">
            <text:p>216.268656716405</text:p>
          </table:table-cell>
          <table:table-cell table:formula="of:=[.E121]+[.H121]" office:value-type="float" office:value="86.5876372663649" calcext:value-type="float">
            <text:p>86.5876372663649</text:p>
          </table:table-cell>
        </table:table-row>
        <table:table-row table:style-name="ro1">
          <table:table-cell office:value-type="float" office:value="100.88" calcext:value-type="float">
            <text:p>100.88</text:p>
          </table:table-cell>
          <table:table-cell office:value-type="float" office:value="100.07" calcext:value-type="float">
            <text:p>100.07</text:p>
          </table:table-cell>
          <table:table-cell office:value-type="float" office:value="100.71" calcext:value-type="float">
            <text:p>100.71</text:p>
          </table:table-cell>
          <table:table-cell office:value-type="float" office:value="376" calcext:value-type="float">
            <text:p>376</text:p>
          </table:table-cell>
          <table:table-cell table:formula="of:=[.I121]" office:value-type="float" office:value="86.5876372663649" calcext:value-type="float">
            <text:p>86.5876372663649</text:p>
          </table:table-cell>
          <table:table-cell/>
          <table:table-cell table:formula="of:=(([.C122]-[.B122])-([.A122]-[.C122]))/([.A122]-[.B122])" office:value-type="float" office:value="0.580246913580244" calcext:value-type="float">
            <text:p>0.580246913580244</text:p>
          </table:table-cell>
          <table:table-cell table:formula="of:=[.G122]*[.D122]" office:value-type="float" office:value="218.172839506172" calcext:value-type="float">
            <text:p>218.172839506172</text:p>
          </table:table-cell>
          <table:table-cell table:formula="of:=[.E122]+[.H122]" office:value-type="float" office:value="304.760476772537" calcext:value-type="float">
            <text:p>304.76047677253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3 day ma</text:p>
          </table:table-cell>
          <table:table-cell table:formula="of:=AVERAGE([.I120:.I122])" office:value-type="float" office:value="87.2223648629537" calcext:value-type="float">
            <text:p>87.22236486295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 dy median</text:p>
          </table:table-cell>
          <table:table-cell table:formula="of:=MEDIAN([.I118:.I122])" office:value-type="float" office:value="65.0523138832953" calcext:value-type="float">
            <text:p>65.05231388329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</text:p>
          </table:table-cell>
          <table:table-cell table:formula="of:=[.B124]-[.B125]" office:value-type="float" office:value="22.1700509796585" calcext:value-type="float">
            <text:p>22.1700509796585</text:p>
          </table:table-cell>
          <table:table-cell table:number-columns-repeated="7"/>
        </table:table-row>
      </table:table>
      <table:table table:name="bulk chaikin oscillator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C2]-[.B2])-([.A2]-[.C2]))/([.A2]-[.B2])" office:value-type="float" office:value="0.5" calcext:value-type="float">
            <text:p>0.5</text:p>
          </table:table-cell>
          <table:table-cell table:formula="of:=[.G2]*[.D2]" office:value-type="float" office:value="500" calcext:value-type="float">
            <text:p>500</text:p>
          </table:table-cell>
          <table:table-cell table:formula="of:=[.E2]+[.H2]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([.C3]-[.B3])-([.A3]-[.C3]))/([.A3]-[.B3])" office:value-type="float" office:value="-0.333333333333333" calcext:value-type="float">
            <text:p>-0.333333333333333</text:p>
          </table:table-cell>
          <table:table-cell table:formula="of:=[.G3]*[.D3]" office:value-type="float" office:value="-500" calcext:value-type="float">
            <text:p>-500</text:p>
          </table:table-cell>
          <table:table-cell table:formula="of:=[.E3]+[.H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200" calcext:value-type="float">
            <text:p>1200</text:p>
          </table:table-cell>
          <table:table-cell table:formula="of:=[.I3]" office:value-type="float" office:value="0" calcext:value-type="float">
            <text:p>0</text:p>
          </table:table-cell>
          <table:table-cell/>
          <table:table-cell table:formula="of:=(([.C4]-[.B4])-([.A4]-[.C4]))/([.A4]-[.B4])" office:value-type="float" office:value="0.2" calcext:value-type="float">
            <text:p>0.2</text:p>
          </table:table-cell>
          <table:table-cell table:formula="of:=[.G4]*[.D4]" office:value-type="float" office:value="240" calcext:value-type="float">
            <text:p>240</text:p>
          </table:table-cell>
          <table:table-cell table:formula="of:=[.E4]+[.H4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500" calcext:value-type="float">
            <text:p>1500</text:p>
          </table:table-cell>
          <table:table-cell table:formula="of:=[.I4]" office:value-type="float" office:value="240" calcext:value-type="float">
            <text:p>240</text:p>
          </table:table-cell>
          <table:table-cell/>
          <table:table-cell table:formula="of:=(([.C5]-[.B5])-([.A5]-[.C5]))/([.A5]-[.B5])" office:value-type="float" office:value="0" calcext:value-type="float">
            <text:p>0</text:p>
          </table:table-cell>
          <table:table-cell table:formula="of:=[.G5]*[.D5]" office:value-type="float" office:value="0" calcext:value-type="float">
            <text:p>0</text:p>
          </table:table-cell>
          <table:table-cell table:formula="of:=[.E5]+[.H5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formula="of:=[.I5]" office:value-type="float" office:value="240" calcext:value-type="float">
            <text:p>240</text:p>
          </table:table-cell>
          <table:table-cell/>
          <table:table-cell table:formula="of:=(([.C6]-[.B6])-([.A6]-[.C6]))/([.A6]-[.B6])" office:value-type="float" office:value="-0.5" calcext:value-type="float">
            <text:p>-0.5</text:p>
          </table:table-cell>
          <table:table-cell table:formula="of:=[.G6]*[.D6]" office:value-type="float" office:value="-1000" calcext:value-type="float">
            <text:p>-1000</text:p>
          </table:table-cell>
          <table:table-cell table:formula="of:=[.E6]+[.H6]" office:value-type="float" office:value="-760" calcext:value-type="float">
            <text:p>-76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[.$G$16]^[.G8]" office:value-type="float" office:value="0.197530864197531" calcext:value-type="float">
            <text:p>0.197530864197531</text:p>
          </table:table-cell>
          <table:table-cell table:formula="of:=[.I2]*[.H8]" office:value-type="float" office:value="98.7654320987655" calcext:value-type="float">
            <text:p>98.7654320987655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[.$G$16]^[.G9]" office:value-type="float" office:value="0.296296296296296" calcext:value-type="float">
            <text:p>0.296296296296296</text:p>
          </table:table-cell>
          <table:table-cell table:formula="of:=[.I3]*[.H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B$16]^[.B10]" office:value-type="float" office:value="0.25" calcext:value-type="float">
            <text:p>0.25</text:p>
          </table:table-cell>
          <table:table-cell table:formula="of:=[.I4]*[.C10]"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G$16]^[.G10]" office:value-type="float" office:value="0.444444444444445" calcext:value-type="float">
            <text:p>0.444444444444445</text:p>
          </table:table-cell>
          <table:table-cell table:formula="of:=[.I4]*[.H10]" office:value-type="float" office:value="106.666666666667" calcext:value-type="float">
            <text:p>106.6666666666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$16]^[.B11]" office:value-type="float" office:value="0.5" calcext:value-type="float">
            <text:p>0.5</text:p>
          </table:table-cell>
          <table:table-cell table:formula="of:=[.I5]*[.C11]" office:value-type="float" office:value="120" calcext:value-type="float">
            <text:p>1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G$16]^[.G11]" office:value-type="float" office:value="0.666666666666667" calcext:value-type="float">
            <text:p>0.666666666666667</text:p>
          </table:table-cell>
          <table:table-cell table:formula="of:=[.I5]*[.H11]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E$9]^[.B12]" office:value-type="float" office:value="1" calcext:value-type="float">
            <text:p>1</text:p>
          </table:table-cell>
          <table:table-cell table:formula="of:=[.I6]*[.C12]" office:value-type="float" office:value="-760" calcext:value-type="float">
            <text:p>-7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E$9]^[.G12]" office:value-type="float" office:value="1" calcext:value-type="float">
            <text:p>1</text:p>
          </table:table-cell>
          <table:table-cell table:formula="of:=[.I6]*[.H12]" office:value-type="float" office:value="-760" calcext:value-type="float">
            <text:p>-76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ponential</text:p>
          </table:table-cell>
          <table:table-cell table:formula="of:=[.D14]/[.C14]" office:value-type="float" office:value="-331.428571428571" calcext:value-type="float">
            <text:p>-331.428571428571</text:p>
          </table:table-cell>
          <table:table-cell table:formula="of:=SUM([.C8:.C13])" office:value-type="float" office:value="1.75" calcext:value-type="float">
            <text:p>1.75</text:p>
          </table:table-cell>
          <table:table-cell table:formula="of:=SUM([.D8:.D12])" office:value-type="float" office:value="-580" calcext:value-type="float">
            <text:p>-580</text:p>
          </table:table-cell>
          <table:table-cell/>
          <table:table-cell office:value-type="string" calcext:value-type="string">
            <text:p>exponential</text:p>
          </table:table-cell>
          <table:table-cell table:formula="of:=[.I14]/[.H14]" office:value-type="float" office:value="-151.469194312796" calcext:value-type="float">
            <text:p>-151.469194312796</text:p>
          </table:table-cell>
          <table:table-cell table:formula="of:=SUM([.H8:.H13])" office:value-type="float" office:value="2.60493827160494" calcext:value-type="float">
            <text:p>2.60493827160494</text:p>
          </table:table-cell>
          <table:table-cell table:formula="of:=SUM([.I8:.I12])" office:value-type="float" office:value="-394.567901234568" calcext:value-type="float">
            <text:p>-394.567901234568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15]"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G15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</text:p>
          </table:table-cell>
          <table:table-cell table:formula="of:=[.B14]-[.G14]" office:value-type="float" office:value="-179.959377115775" calcext:value-type="float">
            <text:p>-179.959377115775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([.C22]-[.B22])-([.A22]-[.C22]))/([.A22]-[.B22])" office:value-type="float" office:value="-0.333333333333333" calcext:value-type="float">
            <text:p>-0.333333333333333</text:p>
          </table:table-cell>
          <table:table-cell table:formula="of:=[.G22]*[.D22]" office:value-type="float" office:value="-500" calcext:value-type="float">
            <text:p>-500</text:p>
          </table:table-cell>
          <table:table-cell table:formula="of:=[.E22]+[.H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200" calcext:value-type="float">
            <text:p>1200</text:p>
          </table:table-cell>
          <table:table-cell table:formula="of:=[.I22]" office:value-type="float" office:value="0" calcext:value-type="float">
            <text:p>0</text:p>
          </table:table-cell>
          <table:table-cell/>
          <table:table-cell table:formula="of:=(([.C23]-[.B23])-([.A23]-[.C23]))/([.A23]-[.B23])" office:value-type="float" office:value="0.2" calcext:value-type="float">
            <text:p>0.2</text:p>
          </table:table-cell>
          <table:table-cell table:formula="of:=[.G23]*[.D23]" office:value-type="float" office:value="240" calcext:value-type="float">
            <text:p>240</text:p>
          </table:table-cell>
          <table:table-cell table:formula="of:=[.E23]+[.H23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500" calcext:value-type="float">
            <text:p>1500</text:p>
          </table:table-cell>
          <table:table-cell table:formula="of:=[.I23]" office:value-type="float" office:value="240" calcext:value-type="float">
            <text:p>240</text:p>
          </table:table-cell>
          <table:table-cell/>
          <table:table-cell table:formula="of:=(([.C24]-[.B24])-([.A24]-[.C24]))/([.A24]-[.B24])" office:value-type="float" office:value="0" calcext:value-type="float">
            <text:p>0</text:p>
          </table:table-cell>
          <table:table-cell table:formula="of:=[.G24]*[.D24]" office:value-type="float" office:value="0" calcext:value-type="float">
            <text:p>0</text:p>
          </table:table-cell>
          <table:table-cell table:formula="of:=[.E24]+[.H24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formula="of:=[.I24]" office:value-type="float" office:value="240" calcext:value-type="float">
            <text:p>240</text:p>
          </table:table-cell>
          <table:table-cell/>
          <table:table-cell table:formula="of:=(([.C25]-[.B25])-([.A25]-[.C25]))/([.A25]-[.B25])" office:value-type="float" office:value="-0.5" calcext:value-type="float">
            <text:p>-0.5</text:p>
          </table:table-cell>
          <table:table-cell table:formula="of:=[.G25]*[.D25]" office:value-type="float" office:value="-1000" calcext:value-type="float">
            <text:p>-1000</text:p>
          </table:table-cell>
          <table:table-cell table:formula="of:=[.E25]+[.H25]" office:value-type="float" office:value="-760" calcext:value-type="float">
            <text:p>-76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3000" calcext:value-type="float">
            <text:p>3000</text:p>
          </table:table-cell>
          <table:table-cell table:formula="of:=[.I25]" office:value-type="float" office:value="-760" calcext:value-type="float">
            <text:p>-760</text:p>
          </table:table-cell>
          <table:table-cell/>
          <table:table-cell table:formula="of:=(([.C26]-[.B26])-([.A26]-[.C26]))/([.A26]-[.B26])" office:value-type="float" office:value="-0.25" calcext:value-type="float">
            <text:p>-0.25</text:p>
          </table:table-cell>
          <table:table-cell table:formula="of:=[.G26]*[.D26]" office:value-type="float" office:value="-750" calcext:value-type="float">
            <text:p>-750</text:p>
          </table:table-cell>
          <table:table-cell table:formula="of:=[.E26]+[.H26]" office:value-type="float" office:value="-1510" calcext:value-type="float">
            <text:p>-151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[.$G$16]^[.G28]" office:value-type="float" office:value="0.197530864197531" calcext:value-type="float">
            <text:p>0.197530864197531</text:p>
          </table:table-cell>
          <table:table-cell table:formula="of:=[.I22]*[.H2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[.$G$16]^[.G29]" office:value-type="float" office:value="0.296296296296296" calcext:value-type="float">
            <text:p>0.296296296296296</text:p>
          </table:table-cell>
          <table:table-cell table:formula="of:=[.I23]*[.H29]" office:value-type="float" office:value="71.1111111111111" calcext:value-type="float">
            <text:p>71.111111111111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B$16]^[.B30]" office:value-type="float" office:value="0.25" calcext:value-type="float">
            <text:p>0.25</text:p>
          </table:table-cell>
          <table:table-cell table:formula="of:=[.I24]*[.C30]"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G$16]^[.G30]" office:value-type="float" office:value="0.444444444444445" calcext:value-type="float">
            <text:p>0.444444444444445</text:p>
          </table:table-cell>
          <table:table-cell table:formula="of:=[.I24]*[.H30]" office:value-type="float" office:value="106.666666666667" calcext:value-type="float">
            <text:p>106.6666666666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$16]^[.B31]" office:value-type="float" office:value="0.5" calcext:value-type="float">
            <text:p>0.5</text:p>
          </table:table-cell>
          <table:table-cell table:formula="of:=[.I25]*[.C31]" office:value-type="float" office:value="-380" calcext:value-type="float">
            <text:p>-3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G$16]^[.G31]" office:value-type="float" office:value="0.666666666666667" calcext:value-type="float">
            <text:p>0.666666666666667</text:p>
          </table:table-cell>
          <table:table-cell table:formula="of:=[.I25]*[.H31]" office:value-type="float" office:value="-506.666666666667" calcext:value-type="float">
            <text:p>-506.6666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E$9]^[.B32]" office:value-type="float" office:value="1" calcext:value-type="float">
            <text:p>1</text:p>
          </table:table-cell>
          <table:table-cell table:formula="of:=[.I26]*[.C32]" office:value-type="float" office:value="-1510" calcext:value-type="float">
            <text:p>-15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E$9]^[.G32]" office:value-type="float" office:value="1" calcext:value-type="float">
            <text:p>1</text:p>
          </table:table-cell>
          <table:table-cell table:formula="of:=[.I26]*[.H32]" office:value-type="float" office:value="-1510" calcext:value-type="float">
            <text:p>-151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ponential</text:p>
          </table:table-cell>
          <table:table-cell table:formula="of:=[.D34]/[.C34]" office:value-type="float" office:value="-1045.71428571429" calcext:value-type="float">
            <text:p>-1045.71428571429</text:p>
          </table:table-cell>
          <table:table-cell table:formula="of:=SUM([.C28:.C33])" office:value-type="float" office:value="1.75" calcext:value-type="float">
            <text:p>1.75</text:p>
          </table:table-cell>
          <table:table-cell table:formula="of:=SUM([.D28:.D32])" office:value-type="float" office:value="-1830" calcext:value-type="float">
            <text:p>-1830</text:p>
          </table:table-cell>
          <table:table-cell/>
          <table:table-cell office:value-type="string" calcext:value-type="string">
            <text:p>exponential</text:p>
          </table:table-cell>
          <table:table-cell table:formula="of:=[.I34]/[.H34]" office:value-type="float" office:value="-705.924170616114" calcext:value-type="float">
            <text:p>-705.924170616114</text:p>
          </table:table-cell>
          <table:table-cell table:formula="of:=SUM([.H28:.H33])" office:value-type="float" office:value="2.60493827160494" calcext:value-type="float">
            <text:p>2.60493827160494</text:p>
          </table:table-cell>
          <table:table-cell table:formula="of:=SUM([.I28:.I32])" office:value-type="float" office:value="-1838.88888888889" calcext:value-type="float">
            <text:p>-1838.88888888889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35]"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G35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</text:p>
          </table:table-cell>
          <table:table-cell table:formula="of:=[.B34]-[.G34]" office:value-type="float" office:value="-339.790115098172" calcext:value-type="float">
            <text:p>-339.790115098172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200" calcext:value-type="float">
            <text:p>1200</text:p>
          </table:table-cell>
          <table:table-cell table:formula="of:=[.I22]" office:value-type="float" office:value="0" calcext:value-type="float">
            <text:p>0</text:p>
          </table:table-cell>
          <table:table-cell/>
          <table:table-cell table:formula="of:=(([.C42]-[.B42])-([.A42]-[.C42]))/([.A42]-[.B42])" office:value-type="float" office:value="0.2" calcext:value-type="float">
            <text:p>0.2</text:p>
          </table:table-cell>
          <table:table-cell table:formula="of:=[.G42]*[.D42]" office:value-type="float" office:value="240" calcext:value-type="float">
            <text:p>240</text:p>
          </table:table-cell>
          <table:table-cell table:formula="of:=[.E42]+[.H42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500" calcext:value-type="float">
            <text:p>1500</text:p>
          </table:table-cell>
          <table:table-cell table:formula="of:=[.I42]" office:value-type="float" office:value="240" calcext:value-type="float">
            <text:p>240</text:p>
          </table:table-cell>
          <table:table-cell/>
          <table:table-cell table:formula="of:=(([.C43]-[.B43])-([.A43]-[.C43]))/([.A43]-[.B43])" office:value-type="float" office:value="0" calcext:value-type="float">
            <text:p>0</text:p>
          </table:table-cell>
          <table:table-cell table:formula="of:=[.G43]*[.D43]" office:value-type="float" office:value="0" calcext:value-type="float">
            <text:p>0</text:p>
          </table:table-cell>
          <table:table-cell table:formula="of:=[.E43]+[.H43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formula="of:=[.I43]" office:value-type="float" office:value="240" calcext:value-type="float">
            <text:p>240</text:p>
          </table:table-cell>
          <table:table-cell/>
          <table:table-cell table:formula="of:=(([.C44]-[.B44])-([.A44]-[.C44]))/([.A44]-[.B44])" office:value-type="float" office:value="-0.5" calcext:value-type="float">
            <text:p>-0.5</text:p>
          </table:table-cell>
          <table:table-cell table:formula="of:=[.G44]*[.D44]" office:value-type="float" office:value="-1000" calcext:value-type="float">
            <text:p>-1000</text:p>
          </table:table-cell>
          <table:table-cell table:formula="of:=[.E44]+[.H44]" office:value-type="float" office:value="-760" calcext:value-type="float">
            <text:p>-76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3000" calcext:value-type="float">
            <text:p>3000</text:p>
          </table:table-cell>
          <table:table-cell table:formula="of:=[.I44]" office:value-type="float" office:value="-760" calcext:value-type="float">
            <text:p>-760</text:p>
          </table:table-cell>
          <table:table-cell/>
          <table:table-cell table:formula="of:=(([.C45]-[.B45])-([.A45]-[.C45]))/([.A45]-[.B45])" office:value-type="float" office:value="-0.25" calcext:value-type="float">
            <text:p>-0.25</text:p>
          </table:table-cell>
          <table:table-cell table:formula="of:=[.G45]*[.D45]" office:value-type="float" office:value="-750" calcext:value-type="float">
            <text:p>-750</text:p>
          </table:table-cell>
          <table:table-cell table:formula="of:=[.E45]+[.H45]" office:value-type="float" office:value="-1510" calcext:value-type="float">
            <text:p>-15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1250" calcext:value-type="float">
            <text:p>1250</text:p>
          </table:table-cell>
          <table:table-cell table:formula="of:=[.I45]" office:value-type="float" office:value="-1510" calcext:value-type="float">
            <text:p>-1510</text:p>
          </table:table-cell>
          <table:table-cell/>
          <table:table-cell table:formula="of:=(([.C46]-[.B46])-([.A46]-[.C46]))/([.A46]-[.B46])" office:value-type="float" office:value="0.636363636363636" calcext:value-type="float">
            <text:p>0.636363636363636</text:p>
          </table:table-cell>
          <table:table-cell table:formula="of:=[.G46]*[.D46]" office:value-type="float" office:value="795.454545454546" calcext:value-type="float">
            <text:p>795.454545454546</text:p>
          </table:table-cell>
          <table:table-cell table:formula="of:=[.E46]+[.H46]" office:value-type="float" office:value="-714.545454545455" calcext:value-type="float">
            <text:p>-714.54545454545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[.$G$16]^[.G48]" office:value-type="float" office:value="0.197530864197531" calcext:value-type="float">
            <text:p>0.197530864197531</text:p>
          </table:table-cell>
          <table:table-cell table:formula="of:=[.I42]*[.H48]" office:value-type="float" office:value="47.4074074074074" calcext:value-type="float">
            <text:p>47.4074074074074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[.$G$16]^[.G49]" office:value-type="float" office:value="0.296296296296296" calcext:value-type="float">
            <text:p>0.296296296296296</text:p>
          </table:table-cell>
          <table:table-cell table:formula="of:=[.I43]*[.H49]" office:value-type="float" office:value="71.1111111111111" calcext:value-type="float">
            <text:p>71.111111111111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B$16]^[.B50]" office:value-type="float" office:value="0.25" calcext:value-type="float">
            <text:p>0.25</text:p>
          </table:table-cell>
          <table:table-cell table:formula="of:=[.I44]*[.C50]" office:value-type="float" office:value="-190" calcext:value-type="float">
            <text:p>-19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G$16]^[.G50]" office:value-type="float" office:value="0.444444444444445" calcext:value-type="float">
            <text:p>0.444444444444445</text:p>
          </table:table-cell>
          <table:table-cell table:formula="of:=[.I44]*[.H50]" office:value-type="float" office:value="-337.777777777778" calcext:value-type="float">
            <text:p>-337.77777777777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$16]^[.B51]" office:value-type="float" office:value="0.5" calcext:value-type="float">
            <text:p>0.5</text:p>
          </table:table-cell>
          <table:table-cell table:formula="of:=[.I45]*[.C51]" office:value-type="float" office:value="-755" calcext:value-type="float">
            <text:p>-7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G$16]^[.G51]" office:value-type="float" office:value="0.666666666666667" calcext:value-type="float">
            <text:p>0.666666666666667</text:p>
          </table:table-cell>
          <table:table-cell table:formula="of:=[.I45]*[.H51]" office:value-type="float" office:value="-1006.66666666667" calcext:value-type="float">
            <text:p>-1006.666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E$9]^[.B52]" office:value-type="float" office:value="1" calcext:value-type="float">
            <text:p>1</text:p>
          </table:table-cell>
          <table:table-cell table:formula="of:=[.I46]*[.C52]" office:value-type="float" office:value="-714.545454545455" calcext:value-type="float">
            <text:p>-714.5454545454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E$9]^[.G52]" office:value-type="float" office:value="1" calcext:value-type="float">
            <text:p>1</text:p>
          </table:table-cell>
          <table:table-cell table:formula="of:=[.I46]*[.H52]" office:value-type="float" office:value="-714.545454545455" calcext:value-type="float">
            <text:p>-714.54545454545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ponential</text:p>
          </table:table-cell>
          <table:table-cell table:formula="of:=[.D54]/[.C54]" office:value-type="float" office:value="-948.311688311688" calcext:value-type="float">
            <text:p>-948.311688311688</text:p>
          </table:table-cell>
          <table:table-cell table:formula="of:=SUM([.C48:.C53])" office:value-type="float" office:value="1.75" calcext:value-type="float">
            <text:p>1.75</text:p>
          </table:table-cell>
          <table:table-cell table:formula="of:=SUM([.D48:.D52])" office:value-type="float" office:value="-1659.54545454545" calcext:value-type="float">
            <text:p>-1659.54545454545</text:p>
          </table:table-cell>
          <table:table-cell/>
          <table:table-cell office:value-type="string" calcext:value-type="string">
            <text:p>exponential</text:p>
          </table:table-cell>
          <table:table-cell table:formula="of:=[.I54]/[.H54]" office:value-type="float" office:value="-744.920292977165" calcext:value-type="float">
            <text:p>-744.920292977165</text:p>
          </table:table-cell>
          <table:table-cell table:formula="of:=SUM([.H48:.H53])" office:value-type="float" office:value="2.60493827160494" calcext:value-type="float">
            <text:p>2.60493827160494</text:p>
          </table:table-cell>
          <table:table-cell table:formula="of:=SUM([.I48:.I52])" office:value-type="float" office:value="-1940.47138047138" calcext:value-type="float">
            <text:p>-1940.47138047138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 2 / (1 +3)"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table:formula="of:= 2 / (1 +5)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</text:p>
          </table:table-cell>
          <table:table-cell table:formula="of:=1-[.B55]"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1-a</text:p>
          </table:table-cell>
          <table:table-cell table:formula="of:=1-[.G55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</text:p>
          </table:table-cell>
          <table:table-cell table:formula="of:=[.B54]-[.G54]" office:value-type="float" office:value="-203.391395334523" calcext:value-type="float">
            <text:p>-203.391395334523</text:p>
          </table:table-cell>
          <table:table-cell table:number-columns-repeated="7"/>
        </table:table-row>
        <table:table-row table:style-name="ro1" table:number-rows-repeated="8">
          <table:table-cell table:number-columns-repeated="9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([.C68]-[.B68])-([.A68]-[.C68]))/([.A68]-[.B68])" office:value-type="float" office:value="0.5" calcext:value-type="float">
            <text:p>0.5</text:p>
          </table:table-cell>
          <table:table-cell table:formula="of:=[.G68]*[.D68]" office:value-type="float" office:value="500" calcext:value-type="float">
            <text:p>500</text:p>
          </table:table-cell>
          <table:table-cell table:formula="of:=[.E68]+[.H68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table:formula="of:=[.I68]" office:value-type="float" office:value="1000" calcext:value-type="float">
            <text:p>1000</text:p>
          </table:table-cell>
          <table:table-cell/>
          <table:table-cell table:formula="of:=(([.C69]-[.B69])-([.A69]-[.C69]))/([.A69]-[.B69])" office:value-type="float" office:value="-0.333333333333333" calcext:value-type="float">
            <text:p>-0.333333333333333</text:p>
          </table:table-cell>
          <table:table-cell table:formula="of:=[.G69]*[.D69]" office:value-type="float" office:value="-500" calcext:value-type="float">
            <text:p>-500</text:p>
          </table:table-cell>
          <table:table-cell table:formula="of:=[.E69]+[.H69]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200" calcext:value-type="float">
            <text:p>1200</text:p>
          </table:table-cell>
          <table:table-cell table:formula="of:=[.I69]" office:value-type="float" office:value="500" calcext:value-type="float">
            <text:p>500</text:p>
          </table:table-cell>
          <table:table-cell/>
          <table:table-cell table:formula="of:=(([.C70]-[.B70])-([.A70]-[.C70]))/([.A70]-[.B70])" office:value-type="float" office:value="0.2" calcext:value-type="float">
            <text:p>0.2</text:p>
          </table:table-cell>
          <table:table-cell table:formula="of:=[.G70]*[.D70]" office:value-type="float" office:value="240" calcext:value-type="float">
            <text:p>240</text:p>
          </table:table-cell>
          <table:table-cell table:formula="of:=[.E70]+[.H70]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500" calcext:value-type="float">
            <text:p>1500</text:p>
          </table:table-cell>
          <table:table-cell table:formula="of:=[.I70]" office:value-type="float" office:value="740" calcext:value-type="float">
            <text:p>740</text:p>
          </table:table-cell>
          <table:table-cell/>
          <table:table-cell table:formula="of:=(([.C71]-[.B71])-([.A71]-[.C71]))/([.A71]-[.B71])" office:value-type="float" office:value="0" calcext:value-type="float">
            <text:p>0</text:p>
          </table:table-cell>
          <table:table-cell table:formula="of:=[.G71]*[.D71]" office:value-type="float" office:value="0" calcext:value-type="float">
            <text:p>0</text:p>
          </table:table-cell>
          <table:table-cell table:formula="of:=[.E71]+[.H71]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formula="of:=[.I71]" office:value-type="float" office:value="740" calcext:value-type="float">
            <text:p>740</text:p>
          </table:table-cell>
          <table:table-cell/>
          <table:table-cell table:formula="of:=(([.C72]-[.B72])-([.A72]-[.C72]))/([.A72]-[.B72])" office:value-type="float" office:value="-0.5" calcext:value-type="float">
            <text:p>-0.5</text:p>
          </table:table-cell>
          <table:table-cell table:formula="of:=[.G72]*[.D72]" office:value-type="float" office:value="-1000" calcext:value-type="float">
            <text:p>-1000</text:p>
          </table:table-cell>
          <table:table-cell table:formula="of:=[.E72]+[.H72]" office:value-type="float" office:value="-260" calcext:value-type="float">
            <text:p>-26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3 day avg</text:p>
          </table:table-cell>
          <table:table-cell table:formula="of:=AVERAGE([.I70:.I72])" office:value-type="float" office:value="406.666666666667" calcext:value-type="float">
            <text:p>406.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 day median</text:p>
          </table:table-cell>
          <table:table-cell table:formula="of:=MEDIAN([.I68:.I72])" office:value-type="float" office:value="740" calcext:value-type="float">
            <text:p>7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</text:p>
          </table:table-cell>
          <table:table-cell table:formula="of:=[.B75]-[.B76]" office:value-type="float" office:value="-333.333333333333" calcext:value-type="float">
            <text:p>-333.333333333333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(([.C81]-[.B81])-([.A81]-[.C81]))/([.A81]-[.B81])" office:value-type="float" office:value="-0.333333333333333" calcext:value-type="float">
            <text:p>-0.333333333333333</text:p>
          </table:table-cell>
          <table:table-cell table:formula="of:=[.G81]*[.D81]" office:value-type="float" office:value="-500" calcext:value-type="float">
            <text:p>-500</text:p>
          </table:table-cell>
          <table:table-cell table:formula="of:=[.E81]+[.H81]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200" calcext:value-type="float">
            <text:p>1200</text:p>
          </table:table-cell>
          <table:table-cell table:formula="of:=[.I81]" office:value-type="float" office:value="500" calcext:value-type="float">
            <text:p>500</text:p>
          </table:table-cell>
          <table:table-cell/>
          <table:table-cell table:formula="of:=(([.C82]-[.B82])-([.A82]-[.C82]))/([.A82]-[.B82])" office:value-type="float" office:value="0.2" calcext:value-type="float">
            <text:p>0.2</text:p>
          </table:table-cell>
          <table:table-cell table:formula="of:=[.G82]*[.D82]" office:value-type="float" office:value="240" calcext:value-type="float">
            <text:p>240</text:p>
          </table:table-cell>
          <table:table-cell table:formula="of:=[.E82]+[.H82]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500" calcext:value-type="float">
            <text:p>1500</text:p>
          </table:table-cell>
          <table:table-cell table:formula="of:=[.I82]" office:value-type="float" office:value="740" calcext:value-type="float">
            <text:p>740</text:p>
          </table:table-cell>
          <table:table-cell/>
          <table:table-cell table:formula="of:=(([.C83]-[.B83])-([.A83]-[.C83]))/([.A83]-[.B83])" office:value-type="float" office:value="0" calcext:value-type="float">
            <text:p>0</text:p>
          </table:table-cell>
          <table:table-cell table:formula="of:=[.G83]*[.D83]" office:value-type="float" office:value="0" calcext:value-type="float">
            <text:p>0</text:p>
          </table:table-cell>
          <table:table-cell table:formula="of:=[.E83]+[.H83]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formula="of:=[.I83]" office:value-type="float" office:value="740" calcext:value-type="float">
            <text:p>740</text:p>
          </table:table-cell>
          <table:table-cell/>
          <table:table-cell table:formula="of:=(([.C84]-[.B84])-([.A84]-[.C84]))/([.A84]-[.B84])" office:value-type="float" office:value="-0.5" calcext:value-type="float">
            <text:p>-0.5</text:p>
          </table:table-cell>
          <table:table-cell table:formula="of:=[.G84]*[.D84]" office:value-type="float" office:value="-1000" calcext:value-type="float">
            <text:p>-1000</text:p>
          </table:table-cell>
          <table:table-cell table:formula="of:=[.E84]+[.H84]" office:value-type="float" office:value="-260" calcext:value-type="float">
            <text:p>-26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3000" calcext:value-type="float">
            <text:p>3000</text:p>
          </table:table-cell>
          <table:table-cell table:formula="of:=[.I84]" office:value-type="float" office:value="-260" calcext:value-type="float">
            <text:p>-260</text:p>
          </table:table-cell>
          <table:table-cell/>
          <table:table-cell table:formula="of:=(([.C85]-[.B85])-([.A85]-[.C85]))/([.A85]-[.B85])" office:value-type="float" office:value="-0.25" calcext:value-type="float">
            <text:p>-0.25</text:p>
          </table:table-cell>
          <table:table-cell table:formula="of:=[.G85]*[.D85]" office:value-type="float" office:value="-750" calcext:value-type="float">
            <text:p>-750</text:p>
          </table:table-cell>
          <table:table-cell table:formula="of:=[.E85]+[.H85]" office:value-type="float" office:value="-1010" calcext:value-type="float">
            <text:p>-101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3 day avg</text:p>
          </table:table-cell>
          <table:table-cell table:formula="of:=AVERAGE([.I83:.I85])" office:value-type="float" office:value="-176.666666666667" calcext:value-type="float">
            <text:p>-176.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 day median</text:p>
          </table:table-cell>
          <table:table-cell table:formula="of:=MEDIAN([.I81:.I85])"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</text:p>
          </table:table-cell>
          <table:table-cell table:formula="of:=[.B88]-[.B89]" office:value-type="float" office:value="-676.666666666667" calcext:value-type="float">
            <text:p>-676.666666666667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([.C94]-[.B94])-([.A94]-[.C94]))/([.A94]-[.B94])" office:value-type="float" office:value="0.2" calcext:value-type="float">
            <text:p>0.2</text:p>
          </table:table-cell>
          <table:table-cell table:formula="of:=[.G94]*[.D94]" office:value-type="float" office:value="240" calcext:value-type="float">
            <text:p>240</text:p>
          </table:table-cell>
          <table:table-cell table:formula="of:=[.E94]+[.H94]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500" calcext:value-type="float">
            <text:p>1500</text:p>
          </table:table-cell>
          <table:table-cell table:formula="of:=[.I94]" office:value-type="float" office:value="740" calcext:value-type="float">
            <text:p>740</text:p>
          </table:table-cell>
          <table:table-cell/>
          <table:table-cell table:formula="of:=(([.C95]-[.B95])-([.A95]-[.C95]))/([.A95]-[.B95])" office:value-type="float" office:value="0" calcext:value-type="float">
            <text:p>0</text:p>
          </table:table-cell>
          <table:table-cell table:formula="of:=[.G95]*[.D95]" office:value-type="float" office:value="0" calcext:value-type="float">
            <text:p>0</text:p>
          </table:table-cell>
          <table:table-cell table:formula="of:=[.E95]+[.H95]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formula="of:=[.I95]" office:value-type="float" office:value="740" calcext:value-type="float">
            <text:p>740</text:p>
          </table:table-cell>
          <table:table-cell/>
          <table:table-cell table:formula="of:=(([.C96]-[.B96])-([.A96]-[.C96]))/([.A96]-[.B96])" office:value-type="float" office:value="-0.5" calcext:value-type="float">
            <text:p>-0.5</text:p>
          </table:table-cell>
          <table:table-cell table:formula="of:=[.G96]*[.D96]" office:value-type="float" office:value="-1000" calcext:value-type="float">
            <text:p>-1000</text:p>
          </table:table-cell>
          <table:table-cell table:formula="of:=[.E96]+[.H96]" office:value-type="float" office:value="-260" calcext:value-type="float">
            <text:p>-26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3000" calcext:value-type="float">
            <text:p>3000</text:p>
          </table:table-cell>
          <table:table-cell table:formula="of:=[.I96]" office:value-type="float" office:value="-260" calcext:value-type="float">
            <text:p>-260</text:p>
          </table:table-cell>
          <table:table-cell/>
          <table:table-cell table:formula="of:=(([.C97]-[.B97])-([.A97]-[.C97]))/([.A97]-[.B97])" office:value-type="float" office:value="-0.25" calcext:value-type="float">
            <text:p>-0.25</text:p>
          </table:table-cell>
          <table:table-cell table:formula="of:=[.G97]*[.D97]" office:value-type="float" office:value="-750" calcext:value-type="float">
            <text:p>-750</text:p>
          </table:table-cell>
          <table:table-cell table:formula="of:=[.E97]+[.H97]" office:value-type="float" office:value="-1010" calcext:value-type="float">
            <text:p>-10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1250" calcext:value-type="float">
            <text:p>1250</text:p>
          </table:table-cell>
          <table:table-cell table:formula="of:=[.I97]" office:value-type="float" office:value="-1010" calcext:value-type="float">
            <text:p>-1010</text:p>
          </table:table-cell>
          <table:table-cell/>
          <table:table-cell table:formula="of:=(([.C98]-[.B98])-([.A98]-[.C98]))/([.A98]-[.B98])" office:value-type="float" office:value="0.636363636363636" calcext:value-type="float">
            <text:p>0.636363636363636</text:p>
          </table:table-cell>
          <table:table-cell table:formula="of:=[.G98]*[.D98]" office:value-type="float" office:value="795.454545454546" calcext:value-type="float">
            <text:p>795.454545454546</text:p>
          </table:table-cell>
          <table:table-cell table:formula="of:=[.E98]+[.H98]" office:value-type="float" office:value="-214.545454545455" calcext:value-type="float">
            <text:p>-214.54545454545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3 day avg</text:p>
          </table:table-cell>
          <table:table-cell table:formula="of:=AVERAGE([.I96:.I98])" office:value-type="float" office:value="-494.848484848485" calcext:value-type="float">
            <text:p>-494.8484848484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 day median</text:p>
          </table:table-cell>
          <table:table-cell table:formula="of:=MEDIAN([.I94:.I98])" office:value-type="float" office:value="-214.545454545455" calcext:value-type="float">
            <text:p>-214.5454545454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</text:p>
          </table:table-cell>
          <table:table-cell table:formula="of:=[.B101]-[.B102]" office:value-type="float" office:value="-280.30303030303" calcext:value-type="float">
            <text:p>-280.30303030303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99.62" calcext:value-type="float">
            <text:p>99.62</text:p>
          </table:table-cell>
          <table:table-cell office:value-type="float" office:value="100.01" calcext:value-type="float">
            <text:p>100.01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C107]-[.B107])-([.A107]-[.C107]))/([.A107]-[.B107])" office:value-type="float" office:value="-0.142857142857138" calcext:value-type="float">
            <text:p>-0.142857142857138</text:p>
          </table:table-cell>
          <table:table-cell table:formula="of:=[.G107]*[.D107]" office:value-type="float" office:value="-38.2857142857131" calcext:value-type="float">
            <text:p>-38.2857142857131</text:p>
          </table:table-cell>
          <table:table-cell table:formula="of:=[.E107]+[.H107]" office:value-type="float" office:value="-38.2857142857131" calcext:value-type="float">
            <text:p>-38.2857142857131</text:p>
          </table:table-cell>
        </table:table-row>
        <table:table-row table:style-name="ro1">
          <table:table-cell office:value-type="float" office:value="100.68" calcext:value-type="float">
            <text:p>100.68</text:p>
          </table:table-cell>
          <table:table-cell office:value-type="float" office:value="99.97" calcext:value-type="float">
            <text:p>99.97</text:p>
          </table:table-cell>
          <table:table-cell office:value-type="float" office:value="100.44" calcext:value-type="float">
            <text:p>100.44</text:p>
          </table:table-cell>
          <table:table-cell office:value-type="float" office:value="319" calcext:value-type="float">
            <text:p>319</text:p>
          </table:table-cell>
          <table:table-cell table:formula="of:=[.I107]" office:value-type="float" office:value="-38.2857142857131" calcext:value-type="float">
            <text:p>-38.2857142857131</text:p>
          </table:table-cell>
          <table:table-cell/>
          <table:table-cell table:formula="of:=(([.C108]-[.B108])-([.A108]-[.C108]))/([.A108]-[.B108])" office:value-type="float" office:value="0.323943661971813" calcext:value-type="float">
            <text:p>0.323943661971813</text:p>
          </table:table-cell>
          <table:table-cell table:formula="of:=[.G108]*[.D108]" office:value-type="float" office:value="103.338028169008" calcext:value-type="float">
            <text:p>103.338028169008</text:p>
          </table:table-cell>
          <table:table-cell table:formula="of:=[.E108]+[.H108]" office:value-type="float" office:value="65.0523138832953" calcext:value-type="float">
            <text:p>65.0523138832953</text:p>
          </table:table-cell>
        </table:table-row>
        <table:table-row table:style-name="ro1">
          <table:table-cell office:value-type="float" office:value="100.73" calcext:value-type="float">
            <text:p>100.73</text:p>
          </table:table-cell>
          <table:table-cell office:value-type="float" office:value="100.28" calcext:value-type="float">
            <text:p>100.28</text:p>
          </table:table-cell>
          <table:table-cell office:value-type="float" office:value="100.39" calcext:value-type="float">
            <text:p>100.39</text:p>
          </table:table-cell>
          <table:table-cell office:value-type="float" office:value="381" calcext:value-type="float">
            <text:p>381</text:p>
          </table:table-cell>
          <table:table-cell table:formula="of:=[.I108]" office:value-type="float" office:value="65.0523138832953" calcext:value-type="float">
            <text:p>65.0523138832953</text:p>
          </table:table-cell>
          <table:table-cell/>
          <table:table-cell table:formula="of:=(([.C109]-[.B109])-([.A109]-[.C109]))/([.A109]-[.B109])" office:value-type="float" office:value="-0.511111111111117" calcext:value-type="float">
            <text:p>-0.511111111111117</text:p>
          </table:table-cell>
          <table:table-cell table:formula="of:=[.G109]*[.D109]" office:value-type="float" office:value="-194.733333333335" calcext:value-type="float">
            <text:p>-194.733333333335</text:p>
          </table:table-cell>
          <table:table-cell table:formula="of:=[.E109]+[.H109]" office:value-type="float" office:value="-129.68101945004" calcext:value-type="float">
            <text:p>-129.68101945004</text:p>
          </table:table-cell>
        </table:table-row>
        <table:table-row table:style-name="ro1">
          <table:table-cell office:value-type="float" office:value="100.79" calcext:value-type="float">
            <text:p>100.79</text:p>
          </table:table-cell>
          <table:table-cell office:value-type="float" office:value="100.12" calcext:value-type="float">
            <text:p>100.12</text:p>
          </table:table-cell>
          <table:table-cell office:value-type="float" office:value="100.63" calcext:value-type="float">
            <text:p>100.63</text:p>
          </table:table-cell>
          <table:table-cell office:value-type="float" office:value="414" calcext:value-type="float">
            <text:p>414</text:p>
          </table:table-cell>
          <table:table-cell table:formula="of:=[.I109]" office:value-type="float" office:value="-129.68101945004" calcext:value-type="float">
            <text:p>-129.68101945004</text:p>
          </table:table-cell>
          <table:table-cell/>
          <table:table-cell table:formula="of:=(([.C110]-[.B110])-([.A110]-[.C110]))/([.A110]-[.B110])" office:value-type="float" office:value="0.522388059701462" calcext:value-type="float">
            <text:p>0.522388059701462</text:p>
          </table:table-cell>
          <table:table-cell table:formula="of:=[.G110]*[.D110]" office:value-type="float" office:value="216.268656716405" calcext:value-type="float">
            <text:p>216.268656716405</text:p>
          </table:table-cell>
          <table:table-cell table:formula="of:=[.E110]+[.H110]" office:value-type="float" office:value="86.5876372663649" calcext:value-type="float">
            <text:p>86.5876372663649</text:p>
          </table:table-cell>
        </table:table-row>
        <table:table-row table:style-name="ro1">
          <table:table-cell office:value-type="float" office:value="100.88" calcext:value-type="float">
            <text:p>100.88</text:p>
          </table:table-cell>
          <table:table-cell office:value-type="float" office:value="100.07" calcext:value-type="float">
            <text:p>100.07</text:p>
          </table:table-cell>
          <table:table-cell office:value-type="float" office:value="100.71" calcext:value-type="float">
            <text:p>100.71</text:p>
          </table:table-cell>
          <table:table-cell office:value-type="float" office:value="376" calcext:value-type="float">
            <text:p>376</text:p>
          </table:table-cell>
          <table:table-cell table:formula="of:=[.I110]" office:value-type="float" office:value="86.5876372663649" calcext:value-type="float">
            <text:p>86.5876372663649</text:p>
          </table:table-cell>
          <table:table-cell/>
          <table:table-cell table:formula="of:=(([.C111]-[.B111])-([.A111]-[.C111]))/([.A111]-[.B111])" office:value-type="float" office:value="0.580246913580244" calcext:value-type="float">
            <text:p>0.580246913580244</text:p>
          </table:table-cell>
          <table:table-cell table:formula="of:=[.G111]*[.D111]" office:value-type="float" office:value="218.172839506172" calcext:value-type="float">
            <text:p>218.172839506172</text:p>
          </table:table-cell>
          <table:table-cell table:formula="of:=[.E111]+[.H111]" office:value-type="float" office:value="304.760476772537" calcext:value-type="float">
            <text:p>304.760476772537</text:p>
          </table:table-cell>
        </table:table-row>
        <table:table-row table:style-name="ro1">
          <table:table-cell office:value-type="float" office:value="100.51" calcext:value-type="float">
            <text:p>100.51</text:p>
          </table:table-cell>
          <table:table-cell office:value-type="float" office:value="99.86" calcext:value-type="float">
            <text:p>99.86</text:p>
          </table:table-cell>
          <table:table-cell office:value-type="float" office:value="100.35" calcext:value-type="float">
            <text:p>100.35</text:p>
          </table:table-cell>
          <table:table-cell office:value-type="float" office:value="396" calcext:value-type="float">
            <text:p>396</text:p>
          </table:table-cell>
          <table:table-cell table:formula="of:=[.I111]" office:value-type="float" office:value="304.760476772537" calcext:value-type="float">
            <text:p>304.760476772537</text:p>
          </table:table-cell>
          <table:table-cell/>
          <table:table-cell table:formula="of:=(([.C112]-[.B112])-([.A112]-[.C112]))/([.A112]-[.B112])" office:value-type="float" office:value="0.507692307692279" calcext:value-type="float">
            <text:p>0.507692307692279</text:p>
          </table:table-cell>
          <table:table-cell table:formula="of:=[.G112]*[.D112]" office:value-type="float" office:value="201.046153846142" calcext:value-type="float">
            <text:p>201.046153846142</text:p>
          </table:table-cell>
          <table:table-cell table:formula="of:=[.E112]+[.H112]" office:value-type="float" office:value="505.806630618679" calcext:value-type="float">
            <text:p>505.806630618679</text:p>
          </table:table-cell>
        </table:table-row>
        <table:table-row table:style-name="ro1">
          <table:table-cell office:value-type="float" office:value="100.17" calcext:value-type="float">
            <text:p>100.17</text:p>
          </table:table-cell>
          <table:table-cell office:value-type="float" office:value="99.6" calcext:value-type="float">
            <text:p>99.6</text:p>
          </table:table-cell>
          <table:table-cell office:value-type="float" office:value="100.12" calcext:value-type="float">
            <text:p>100.12</text:p>
          </table:table-cell>
          <table:table-cell office:value-type="float" office:value="362" calcext:value-type="float">
            <text:p>362</text:p>
          </table:table-cell>
          <table:table-cell table:formula="of:=[.I112]" office:value-type="float" office:value="505.806630618679" calcext:value-type="float">
            <text:p>505.806630618679</text:p>
          </table:table-cell>
          <table:table-cell/>
          <table:table-cell table:formula="of:=(([.C113]-[.B113])-([.A113]-[.C113]))/([.A113]-[.B113])" office:value-type="float" office:value="0.824561403508784" calcext:value-type="float">
            <text:p>0.824561403508784</text:p>
          </table:table-cell>
          <table:table-cell table:formula="of:=[.G113]*[.D113]" office:value-type="float" office:value="298.49122807018" calcext:value-type="float">
            <text:p>298.49122807018</text:p>
          </table:table-cell>
          <table:table-cell table:formula="of:=[.E113]+[.H113]" office:value-type="float" office:value="804.297858688859" calcext:value-type="float">
            <text:p>804.29785868885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3 day avg</text:p>
          </table:table-cell>
          <table:table-cell office:value-type="string" calcext:value-type="string">
            <text:p>5 day median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1">
          <table:table-cell table:formula="of:=AVERAGE([.I109:.I111])" office:value-type="float" office:value="87.2223648629537" calcext:value-type="float">
            <text:p>87.2223648629537</text:p>
          </table:table-cell>
          <table:table-cell table:formula="of:=MEDIAN([.I107:.I111])" office:value-type="float" office:value="65.0523138832953" calcext:value-type="float">
            <text:p>65.0523138832953</text:p>
          </table:table-cell>
          <table:table-cell table:formula="of:=[.A117]-[.B117]" office:value-type="float" office:value="22.1700509796585" calcext:value-type="float">
            <text:p>22.1700509796585</text:p>
          </table:table-cell>
          <table:table-cell table:number-columns-repeated="6"/>
        </table:table-row>
        <table:table-row table:style-name="ro1">
          <table:table-cell table:formula="of:=AVERAGE([.I110:.I112])" office:value-type="float" office:value="299.051581552527" calcext:value-type="float">
            <text:p>299.051581552527</text:p>
          </table:table-cell>
          <table:table-cell table:formula="of:=MEDIAN([.I108:.I112])" office:value-type="float" office:value="86.5876372663649" calcext:value-type="float">
            <text:p>86.5876372663649</text:p>
          </table:table-cell>
          <table:table-cell table:formula="of:=[.A118]-[.B118]" office:value-type="float" office:value="212.463944286162" calcext:value-type="float">
            <text:p>212.463944286162</text:p>
          </table:table-cell>
          <table:table-cell table:number-columns-repeated="6"/>
        </table:table-row>
        <table:table-row table:style-name="ro1">
          <table:table-cell table:formula="of:=AVERAGE([.I111:.I113])" office:value-type="float" office:value="538.288322026691" calcext:value-type="float">
            <text:p>538.288322026691</text:p>
          </table:table-cell>
          <table:table-cell table:formula="of:=MEDIAN([.I109:.I113])" office:value-type="float" office:value="304.760476772537" calcext:value-type="float">
            <text:p>304.760476772537</text:p>
          </table:table-cell>
          <table:table-cell table:formula="of:=[.A119]-[.B119]" office:value-type="float" office:value="233.527845254155" calcext:value-type="float">
            <text:p>233.527845254155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99.62" calcext:value-type="float">
            <text:p>99.62</text:p>
          </table:table-cell>
          <table:table-cell office:value-type="float" office:value="100.01" calcext:value-type="float">
            <text:p>100.01</text:p>
          </table:table-cell>
          <table:table-cell office:value-type="float" office:value="268" calcext:value-type="float">
            <text:p>268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([.C123]-[.B123])-([.A123]-[.C123]))/([.A123]-[.B123])" office:value-type="float" office:value="-0.142857142857138" calcext:value-type="float">
            <text:p>-0.142857142857138</text:p>
          </table:table-cell>
          <table:table-cell table:formula="of:=[.G123]*[.D123]" office:value-type="float" office:value="-38.2857142857131" calcext:value-type="float">
            <text:p>-38.2857142857131</text:p>
          </table:table-cell>
          <table:table-cell table:formula="of:=[.E123]+[.H123]" office:value-type="float" office:value="61.7142857142869" calcext:value-type="float">
            <text:p>61.7142857142869</text:p>
          </table:table-cell>
        </table:table-row>
        <table:table-row table:style-name="ro1">
          <table:table-cell office:value-type="float" office:value="100.68" calcext:value-type="float">
            <text:p>100.68</text:p>
          </table:table-cell>
          <table:table-cell office:value-type="float" office:value="99.97" calcext:value-type="float">
            <text:p>99.97</text:p>
          </table:table-cell>
          <table:table-cell office:value-type="float" office:value="100.44" calcext:value-type="float">
            <text:p>100.44</text:p>
          </table:table-cell>
          <table:table-cell office:value-type="float" office:value="319" calcext:value-type="float">
            <text:p>319</text:p>
          </table:table-cell>
          <table:table-cell table:formula="of:=[.I123]" office:value-type="float" office:value="61.7142857142869" calcext:value-type="float">
            <text:p>61.7142857142869</text:p>
          </table:table-cell>
          <table:table-cell/>
          <table:table-cell table:formula="of:=(([.C124]-[.B124])-([.A124]-[.C124]))/([.A124]-[.B124])" office:value-type="float" office:value="0.323943661971813" calcext:value-type="float">
            <text:p>0.323943661971813</text:p>
          </table:table-cell>
          <table:table-cell table:formula="of:=[.G124]*[.D124]" office:value-type="float" office:value="103.338028169008" calcext:value-type="float">
            <text:p>103.338028169008</text:p>
          </table:table-cell>
          <table:table-cell table:formula="of:=[.E124]+[.H124]" office:value-type="float" office:value="165.052313883295" calcext:value-type="float">
            <text:p>165.052313883295</text:p>
          </table:table-cell>
        </table:table-row>
        <table:table-row table:style-name="ro1">
          <table:table-cell office:value-type="float" office:value="100.73" calcext:value-type="float">
            <text:p>100.73</text:p>
          </table:table-cell>
          <table:table-cell office:value-type="float" office:value="100.28" calcext:value-type="float">
            <text:p>100.28</text:p>
          </table:table-cell>
          <table:table-cell office:value-type="float" office:value="100.39" calcext:value-type="float">
            <text:p>100.39</text:p>
          </table:table-cell>
          <table:table-cell office:value-type="float" office:value="381" calcext:value-type="float">
            <text:p>381</text:p>
          </table:table-cell>
          <table:table-cell table:formula="of:=[.I124]" office:value-type="float" office:value="165.052313883295" calcext:value-type="float">
            <text:p>165.052313883295</text:p>
          </table:table-cell>
          <table:table-cell/>
          <table:table-cell table:formula="of:=(([.C125]-[.B125])-([.A125]-[.C125]))/([.A125]-[.B125])" office:value-type="float" office:value="-0.511111111111117" calcext:value-type="float">
            <text:p>-0.511111111111117</text:p>
          </table:table-cell>
          <table:table-cell table:formula="of:=[.G125]*[.D125]" office:value-type="float" office:value="-194.733333333335" calcext:value-type="float">
            <text:p>-194.733333333335</text:p>
          </table:table-cell>
          <table:table-cell table:formula="of:=[.E125]+[.H125]" office:value-type="float" office:value="-29.6810194500402" calcext:value-type="float">
            <text:p>-29.6810194500402</text:p>
          </table:table-cell>
        </table:table-row>
        <table:table-row table:style-name="ro1">
          <table:table-cell office:value-type="float" office:value="100.79" calcext:value-type="float">
            <text:p>100.79</text:p>
          </table:table-cell>
          <table:table-cell office:value-type="float" office:value="100.12" calcext:value-type="float">
            <text:p>100.12</text:p>
          </table:table-cell>
          <table:table-cell office:value-type="float" office:value="100.63" calcext:value-type="float">
            <text:p>100.63</text:p>
          </table:table-cell>
          <table:table-cell office:value-type="float" office:value="414" calcext:value-type="float">
            <text:p>414</text:p>
          </table:table-cell>
          <table:table-cell table:formula="of:=[.I125]" office:value-type="float" office:value="-29.6810194500402" calcext:value-type="float">
            <text:p>-29.6810194500402</text:p>
          </table:table-cell>
          <table:table-cell/>
          <table:table-cell table:formula="of:=(([.C126]-[.B126])-([.A126]-[.C126]))/([.A126]-[.B126])" office:value-type="float" office:value="0.522388059701462" calcext:value-type="float">
            <text:p>0.522388059701462</text:p>
          </table:table-cell>
          <table:table-cell table:formula="of:=[.G126]*[.D126]" office:value-type="float" office:value="216.268656716405" calcext:value-type="float">
            <text:p>216.268656716405</text:p>
          </table:table-cell>
          <table:table-cell table:formula="of:=[.E126]+[.H126]" office:value-type="float" office:value="186.587637266365" calcext:value-type="float">
            <text:p>186.587637266365</text:p>
          </table:table-cell>
        </table:table-row>
        <table:table-row table:style-name="ro1">
          <table:table-cell office:value-type="float" office:value="100.88" calcext:value-type="float">
            <text:p>100.88</text:p>
          </table:table-cell>
          <table:table-cell office:value-type="float" office:value="100.07" calcext:value-type="float">
            <text:p>100.07</text:p>
          </table:table-cell>
          <table:table-cell office:value-type="float" office:value="100.71" calcext:value-type="float">
            <text:p>100.71</text:p>
          </table:table-cell>
          <table:table-cell office:value-type="float" office:value="376" calcext:value-type="float">
            <text:p>376</text:p>
          </table:table-cell>
          <table:table-cell table:formula="of:=[.I126]" office:value-type="float" office:value="186.587637266365" calcext:value-type="float">
            <text:p>186.587637266365</text:p>
          </table:table-cell>
          <table:table-cell/>
          <table:table-cell table:formula="of:=(([.C127]-[.B127])-([.A127]-[.C127]))/([.A127]-[.B127])" office:value-type="float" office:value="0.580246913580244" calcext:value-type="float">
            <text:p>0.580246913580244</text:p>
          </table:table-cell>
          <table:table-cell table:formula="of:=[.G127]*[.D127]" office:value-type="float" office:value="218.172839506172" calcext:value-type="float">
            <text:p>218.172839506172</text:p>
          </table:table-cell>
          <table:table-cell table:formula="of:=[.E127]+[.H127]" office:value-type="float" office:value="404.760476772537" calcext:value-type="float">
            <text:p>404.760476772537</text:p>
          </table:table-cell>
        </table:table-row>
        <table:table-row table:style-name="ro1">
          <table:table-cell office:value-type="float" office:value="100.51" calcext:value-type="float">
            <text:p>100.51</text:p>
          </table:table-cell>
          <table:table-cell office:value-type="float" office:value="99.86" calcext:value-type="float">
            <text:p>99.86</text:p>
          </table:table-cell>
          <table:table-cell office:value-type="float" office:value="100.35" calcext:value-type="float">
            <text:p>100.35</text:p>
          </table:table-cell>
          <table:table-cell office:value-type="float" office:value="396" calcext:value-type="float">
            <text:p>396</text:p>
          </table:table-cell>
          <table:table-cell table:formula="of:=[.I127]" office:value-type="float" office:value="404.760476772537" calcext:value-type="float">
            <text:p>404.760476772537</text:p>
          </table:table-cell>
          <table:table-cell/>
          <table:table-cell table:formula="of:=(([.C128]-[.B128])-([.A128]-[.C128]))/([.A128]-[.B128])" office:value-type="float" office:value="0.507692307692279" calcext:value-type="float">
            <text:p>0.507692307692279</text:p>
          </table:table-cell>
          <table:table-cell table:formula="of:=[.G128]*[.D128]" office:value-type="float" office:value="201.046153846142" calcext:value-type="float">
            <text:p>201.046153846142</text:p>
          </table:table-cell>
          <table:table-cell table:formula="of:=[.E128]+[.H128]" office:value-type="float" office:value="605.806630618679" calcext:value-type="float">
            <text:p>605.806630618679</text:p>
          </table:table-cell>
        </table:table-row>
        <table:table-row table:style-name="ro1">
          <table:table-cell office:value-type="float" office:value="100.17" calcext:value-type="float">
            <text:p>100.17</text:p>
          </table:table-cell>
          <table:table-cell office:value-type="float" office:value="99.6" calcext:value-type="float">
            <text:p>99.6</text:p>
          </table:table-cell>
          <table:table-cell office:value-type="float" office:value="100.12" calcext:value-type="float">
            <text:p>100.12</text:p>
          </table:table-cell>
          <table:table-cell office:value-type="float" office:value="362" calcext:value-type="float">
            <text:p>362</text:p>
          </table:table-cell>
          <table:table-cell table:formula="of:=[.I128]" office:value-type="float" office:value="605.806630618679" calcext:value-type="float">
            <text:p>605.806630618679</text:p>
          </table:table-cell>
          <table:table-cell/>
          <table:table-cell table:formula="of:=(([.C129]-[.B129])-([.A129]-[.C129]))/([.A129]-[.B129])" office:value-type="float" office:value="0.824561403508784" calcext:value-type="float">
            <text:p>0.824561403508784</text:p>
          </table:table-cell>
          <table:table-cell table:formula="of:=[.G129]*[.D129]" office:value-type="float" office:value="298.49122807018" calcext:value-type="float">
            <text:p>298.49122807018</text:p>
          </table:table-cell>
          <table:table-cell table:formula="of:=[.E129]+[.H129]" office:value-type="float" office:value="904.297858688859" calcext:value-type="float">
            <text:p>904.29785868885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3 day avg</text:p>
          </table:table-cell>
          <table:table-cell office:value-type="string" calcext:value-type="string">
            <text:p>5 day median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1">
          <table:table-cell table:formula="of:=AVERAGE([.I125:.I127])" office:value-type="float" office:value="187.222364862954" calcext:value-type="float">
            <text:p>187.222364862954</text:p>
          </table:table-cell>
          <table:table-cell table:formula="of:=MEDIAN([.I123:.I127])" office:value-type="float" office:value="165.052313883295" calcext:value-type="float">
            <text:p>165.052313883295</text:p>
          </table:table-cell>
          <table:table-cell table:formula="of:=[.A133]-[.B133]" office:value-type="float" office:value="22.1700509796584" calcext:value-type="float">
            <text:p>22.1700509796584</text:p>
          </table:table-cell>
          <table:table-cell table:number-columns-repeated="6"/>
        </table:table-row>
        <table:table-row table:style-name="ro1">
          <table:table-cell table:formula="of:=AVERAGE([.I126:.I128])" office:value-type="float" office:value="399.051581552527" calcext:value-type="float">
            <text:p>399.051581552527</text:p>
          </table:table-cell>
          <table:table-cell table:formula="of:=MEDIAN([.I124:.I128])" office:value-type="float" office:value="186.587637266365" calcext:value-type="float">
            <text:p>186.587637266365</text:p>
          </table:table-cell>
          <table:table-cell table:formula="of:=[.A134]-[.B134]" office:value-type="float" office:value="212.463944286162" calcext:value-type="float">
            <text:p>212.463944286162</text:p>
          </table:table-cell>
          <table:table-cell table:number-columns-repeated="6"/>
        </table:table-row>
        <table:table-row table:style-name="ro1">
          <table:table-cell table:formula="of:=AVERAGE([.I127:.I129])" office:value-type="float" office:value="638.288322026691" calcext:value-type="float">
            <text:p>638.288322026691</text:p>
          </table:table-cell>
          <table:table-cell table:formula="of:=MEDIAN([.I125:.I129])" office:value-type="float" office:value="404.760476772537" calcext:value-type="float">
            <text:p>404.760476772537</text:p>
          </table:table-cell>
          <table:table-cell table:formula="of:=[.A135]-[.B135]" office:value-type="float" office:value="233.527845254155" calcext:value-type="float">
            <text:p>233.527845254155</text:p>
          </table:table-cell>
          <table:table-cell table:number-columns-repeated="6"/>
        </table:table-row>
      </table:table>
      <table:table table:name="ccginley chaikin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C2]-[.B2])-([.A2]-[.C2]))/([.A2]-[.B2])" office:value-type="float" office:value="0.5" calcext:value-type="float">
            <text:p>0.5</text:p>
          </table:table-cell>
          <table:table-cell table:formula="of:=[.G2]*[.D2]" office:value-type="float" office:value="500" calcext:value-type="float">
            <text:p>500</text:p>
          </table:table-cell>
          <table:table-cell table:formula="of:=[.E2]+[.H2]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([.C3]-[.B3])-([.A3]-[.C3]))/([.A3]-[.B3])" office:value-type="float" office:value="-0.333333333333333" calcext:value-type="float">
            <text:p>-0.333333333333333</text:p>
          </table:table-cell>
          <table:table-cell table:formula="of:=[.G3]*[.D3]" office:value-type="float" office:value="-500" calcext:value-type="float">
            <text:p>-500</text:p>
          </table:table-cell>
          <table:table-cell table:formula="of:=[.E3]+[.H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200" calcext:value-type="float">
            <text:p>1200</text:p>
          </table:table-cell>
          <table:table-cell table:formula="of:=[.I3]" office:value-type="float" office:value="0" calcext:value-type="float">
            <text:p>0</text:p>
          </table:table-cell>
          <table:table-cell/>
          <table:table-cell table:formula="of:=(([.C4]-[.B4])-([.A4]-[.C4]))/([.A4]-[.B4])" office:value-type="float" office:value="0.2" calcext:value-type="float">
            <text:p>0.2</text:p>
          </table:table-cell>
          <table:table-cell table:formula="of:=[.G4]*[.D4]" office:value-type="float" office:value="240" calcext:value-type="float">
            <text:p>240</text:p>
          </table:table-cell>
          <table:table-cell table:formula="of:=[.E4]+[.H4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500" calcext:value-type="float">
            <text:p>1500</text:p>
          </table:table-cell>
          <table:table-cell table:formula="of:=[.I4]" office:value-type="float" office:value="240" calcext:value-type="float">
            <text:p>240</text:p>
          </table:table-cell>
          <table:table-cell/>
          <table:table-cell table:formula="of:=(([.C5]-[.B5])-([.A5]-[.C5]))/([.A5]-[.B5])" office:value-type="float" office:value="0" calcext:value-type="float">
            <text:p>0</text:p>
          </table:table-cell>
          <table:table-cell table:formula="of:=[.G5]*[.D5]" office:value-type="float" office:value="0" calcext:value-type="float">
            <text:p>0</text:p>
          </table:table-cell>
          <table:table-cell table:formula="of:=[.E5]+[.H5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formula="of:=[.I5]" office:value-type="float" office:value="240" calcext:value-type="float">
            <text:p>240</text:p>
          </table:table-cell>
          <table:table-cell/>
          <table:table-cell table:formula="of:=(([.C6]-[.B6])-([.A6]-[.C6]))/([.A6]-[.B6])" office:value-type="float" office:value="-0.5" calcext:value-type="float">
            <text:p>-0.5</text:p>
          </table:table-cell>
          <table:table-cell table:formula="of:=[.G6]*[.D6]" office:value-type="float" office:value="-1000" calcext:value-type="float">
            <text:p>-1000</text:p>
          </table:table-cell>
          <table:table-cell table:formula="of:=[.E6]+[.H6]" office:value-type="float" office:value="-760" calcext:value-type="float">
            <text:p>-76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3 day mcginley</text:p>
          </table:table-cell>
          <table:table-cell table:formula="of:=[.I6]"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 day mcginley</text:p>
          </table:table-cell>
          <table:table-cell table:formula="of:=[.I6]"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([.C14]-[.B14])-([.A14]-[.C14]))/([.A14]-[.B14])" office:value-type="float" office:value="-0.333333333333333" calcext:value-type="float">
            <text:p>-0.333333333333333</text:p>
          </table:table-cell>
          <table:table-cell table:formula="of:=[.G14]*[.D14]" office:value-type="float" office:value="-500" calcext:value-type="float">
            <text:p>-500</text:p>
          </table:table-cell>
          <table:table-cell table:formula="of:=[.E14]+[.H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200" calcext:value-type="float">
            <text:p>1200</text:p>
          </table:table-cell>
          <table:table-cell table:formula="of:=[.I14]" office:value-type="float" office:value="0" calcext:value-type="float">
            <text:p>0</text:p>
          </table:table-cell>
          <table:table-cell/>
          <table:table-cell table:formula="of:=(([.C15]-[.B15])-([.A15]-[.C15]))/([.A15]-[.B15])" office:value-type="float" office:value="0.2" calcext:value-type="float">
            <text:p>0.2</text:p>
          </table:table-cell>
          <table:table-cell table:formula="of:=[.G15]*[.D15]" office:value-type="float" office:value="240" calcext:value-type="float">
            <text:p>240</text:p>
          </table:table-cell>
          <table:table-cell table:formula="of:=[.E15]+[.H15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500" calcext:value-type="float">
            <text:p>1500</text:p>
          </table:table-cell>
          <table:table-cell table:formula="of:=[.I15]" office:value-type="float" office:value="240" calcext:value-type="float">
            <text:p>240</text:p>
          </table:table-cell>
          <table:table-cell/>
          <table:table-cell table:formula="of:=(([.C16]-[.B16])-([.A16]-[.C16]))/([.A16]-[.B16])" office:value-type="float" office:value="0" calcext:value-type="float">
            <text:p>0</text:p>
          </table:table-cell>
          <table:table-cell table:formula="of:=[.G16]*[.D16]" office:value-type="float" office:value="0" calcext:value-type="float">
            <text:p>0</text:p>
          </table:table-cell>
          <table:table-cell table:formula="of:=[.E16]+[.H16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formula="of:=[.I16]" office:value-type="float" office:value="240" calcext:value-type="float">
            <text:p>240</text:p>
          </table:table-cell>
          <table:table-cell/>
          <table:table-cell table:formula="of:=(([.C17]-[.B17])-([.A17]-[.C17]))/([.A17]-[.B17])" office:value-type="float" office:value="-0.5" calcext:value-type="float">
            <text:p>-0.5</text:p>
          </table:table-cell>
          <table:table-cell table:formula="of:=[.G17]*[.D17]" office:value-type="float" office:value="-1000" calcext:value-type="float">
            <text:p>-1000</text:p>
          </table:table-cell>
          <table:table-cell table:formula="of:=[.E17]+[.H17]" office:value-type="float" office:value="-760" calcext:value-type="float">
            <text:p>-76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3000" calcext:value-type="float">
            <text:p>3000</text:p>
          </table:table-cell>
          <table:table-cell table:formula="of:=[.I17]" office:value-type="float" office:value="-760" calcext:value-type="float">
            <text:p>-760</text:p>
          </table:table-cell>
          <table:table-cell/>
          <table:table-cell table:formula="of:=(([.C18]-[.B18])-([.A18]-[.C18]))/([.A18]-[.B18])" office:value-type="float" office:value="-0.25" calcext:value-type="float">
            <text:p>-0.25</text:p>
          </table:table-cell>
          <table:table-cell table:formula="of:=[.G18]*[.D18]" office:value-type="float" office:value="-750" calcext:value-type="float">
            <text:p>-750</text:p>
          </table:table-cell>
          <table:table-cell table:formula="of:=[.E18]+[.H18]" office:value-type="float" office:value="-1510" calcext:value-type="float">
            <text:p>-151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ng period McGinley</text:p>
          </table:table-cell>
          <table:table-cell table:number-columns-repeated="4"/>
          <table:table-cell office:value-type="string" calcext:value-type="string">
            <text:p>short period McGinl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table:formula="of:=[.B9]" office:value-type="float" office:value="-760" calcext:value-type="float">
            <text:p>-760</text:p>
          </table:table-cell>
          <table:table-cell table:number-columns-repeated="3"/>
          <table:table-cell office:value-type="string" calcext:value-type="string">
            <text:p>latest mcginley</text:p>
          </table:table-cell>
          <table:table-cell table:formula="of:=[.B8]" office:value-type="float" office:value="-760" calcext:value-type="float">
            <text:p>-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I18]/[.B22]" office:value-type="float" office:value="1.98684210526316" calcext:value-type="float">
            <text:p>1.98684210526316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table:formula="of:=[.I18]/[.G22]" office:value-type="float" office:value="1.98684210526316" calcext:value-type="float">
            <text:p>1.9868421052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22] + ([.C24]/[.D24])" office:value-type="float" office:value="-769.625822277775" calcext:value-type="float">
            <text:p>-769.625822277775</text:p>
          </table:table-cell>
          <table:table-cell table:formula="of:=[.I18]-[.B22]" office:value-type="float" office:value="-750" calcext:value-type="float">
            <text:p>-750</text:p>
          </table:table-cell>
          <table:table-cell table:formula="of:=[.B21]*(POWER([.B23]; 4))" office:value-type="float" office:value="77.9154214940896" calcext:value-type="float">
            <text:p>77.9154214940896</text:p>
          </table:table-cell>
          <table:table-cell/>
          <table:table-cell office:value-type="string" calcext:value-type="string">
            <text:p>short mcginley</text:p>
          </table:table-cell>
          <table:table-cell table:formula="of:=[.G22] + ([.H24]/[.I24])" office:value-type="float" office:value="-776.043037129624" calcext:value-type="float">
            <text:p>-776.043037129624</text:p>
          </table:table-cell>
          <table:table-cell table:formula="of:=[.I18]-[.G22]" office:value-type="float" office:value="-750" calcext:value-type="float">
            <text:p>-750</text:p>
          </table:table-cell>
          <table:table-cell table:formula="of:=[.G21]*(POWER([.G23]; 4))" office:value-type="float" office:value="46.7492528964538" calcext:value-type="float">
            <text:p>46.749252896453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</text:p>
          </table:table-cell>
          <table:table-cell table:formula="of:=[.G24]-[.B24]" office:value-type="float" office:value="-6.41721485184962" calcext:value-type="float">
            <text:p>-6.41721485184962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200" calcext:value-type="float">
            <text:p>1200</text:p>
          </table:table-cell>
          <table:table-cell table:formula="of:=[.I10]" office:value-type="float" office:value="0" calcext:value-type="float">
            <text:p>0</text:p>
          </table:table-cell>
          <table:table-cell/>
          <table:table-cell table:formula="of:=(([.C30]-[.B30])-([.A30]-[.C30]))/([.A30]-[.B30])" office:value-type="float" office:value="0.2" calcext:value-type="float">
            <text:p>0.2</text:p>
          </table:table-cell>
          <table:table-cell table:formula="of:=[.G30]*[.D30]" office:value-type="float" office:value="240" calcext:value-type="float">
            <text:p>240</text:p>
          </table:table-cell>
          <table:table-cell table:formula="of:=[.E30]+[.H30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500" calcext:value-type="float">
            <text:p>1500</text:p>
          </table:table-cell>
          <table:table-cell table:formula="of:=[.I30]" office:value-type="float" office:value="240" calcext:value-type="float">
            <text:p>240</text:p>
          </table:table-cell>
          <table:table-cell/>
          <table:table-cell table:formula="of:=(([.C31]-[.B31])-([.A31]-[.C31]))/([.A31]-[.B31])" office:value-type="float" office:value="0" calcext:value-type="float">
            <text:p>0</text:p>
          </table:table-cell>
          <table:table-cell table:formula="of:=[.G31]*[.D31]" office:value-type="float" office:value="0" calcext:value-type="float">
            <text:p>0</text:p>
          </table:table-cell>
          <table:table-cell table:formula="of:=[.E31]+[.H31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formula="of:=[.I31]" office:value-type="float" office:value="240" calcext:value-type="float">
            <text:p>240</text:p>
          </table:table-cell>
          <table:table-cell/>
          <table:table-cell table:formula="of:=(([.C32]-[.B32])-([.A32]-[.C32]))/([.A32]-[.B32])" office:value-type="float" office:value="-0.5" calcext:value-type="float">
            <text:p>-0.5</text:p>
          </table:table-cell>
          <table:table-cell table:formula="of:=[.G32]*[.D32]" office:value-type="float" office:value="-1000" calcext:value-type="float">
            <text:p>-1000</text:p>
          </table:table-cell>
          <table:table-cell table:formula="of:=[.E32]+[.H32]" office:value-type="float" office:value="-760" calcext:value-type="float">
            <text:p>-76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3000" calcext:value-type="float">
            <text:p>3000</text:p>
          </table:table-cell>
          <table:table-cell table:formula="of:=[.I32]" office:value-type="float" office:value="-760" calcext:value-type="float">
            <text:p>-760</text:p>
          </table:table-cell>
          <table:table-cell/>
          <table:table-cell table:formula="of:=(([.C33]-[.B33])-([.A33]-[.C33]))/([.A33]-[.B33])" office:value-type="float" office:value="-0.25" calcext:value-type="float">
            <text:p>-0.25</text:p>
          </table:table-cell>
          <table:table-cell table:formula="of:=[.G33]*[.D33]" office:value-type="float" office:value="-750" calcext:value-type="float">
            <text:p>-750</text:p>
          </table:table-cell>
          <table:table-cell table:formula="of:=[.E33]+[.H33]" office:value-type="float" office:value="-1510" calcext:value-type="float">
            <text:p>-15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1250" calcext:value-type="float">
            <text:p>1250</text:p>
          </table:table-cell>
          <table:table-cell table:formula="of:=[.I33]" office:value-type="float" office:value="-1510" calcext:value-type="float">
            <text:p>-1510</text:p>
          </table:table-cell>
          <table:table-cell/>
          <table:table-cell table:formula="of:=(([.C34]-[.B34])-([.A34]-[.C34]))/([.A34]-[.B34])" office:value-type="float" office:value="0.636363636363636" calcext:value-type="float">
            <text:p>0.636363636363636</text:p>
          </table:table-cell>
          <table:table-cell table:formula="of:=[.G34]*[.D34]" office:value-type="float" office:value="795.454545454546" calcext:value-type="float">
            <text:p>795.454545454546</text:p>
          </table:table-cell>
          <table:table-cell table:formula="of:=[.E34]+[.H34]" office:value-type="float" office:value="-714.545454545455" calcext:value-type="float">
            <text:p>-714.54545454545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ng period McGinley</text:p>
          </table:table-cell>
          <table:table-cell table:number-columns-repeated="4"/>
          <table:table-cell office:value-type="string" calcext:value-type="string">
            <text:p>short period McGinl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table:formula="of:=[.B24]" office:value-type="float" office:value="-769.625822277775" calcext:value-type="float">
            <text:p>-769.625822277775</text:p>
          </table:table-cell>
          <table:table-cell table:number-columns-repeated="3"/>
          <table:table-cell office:value-type="string" calcext:value-type="string">
            <text:p>latest mcginley</text:p>
          </table:table-cell>
          <table:table-cell table:formula="of:=[.G24]" office:value-type="float" office:value="-776.043037129624" calcext:value-type="float">
            <text:p>-776.043037129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I34]/[.B38]" office:value-type="float" office:value="0.928432276909181" calcext:value-type="float">
            <text:p>0.928432276909181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table:formula="of:=[.I34]/[.G38]" office:value-type="float" office:value="0.920754932855744" calcext:value-type="float">
            <text:p>0.920754932855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38] + ([.C40]/[.D40])" office:value-type="float" office:value="-754.799757079131" calcext:value-type="float">
            <text:p>-754.799757079131</text:p>
          </table:table-cell>
          <table:table-cell table:formula="of:=[.I34]-[.B38]" office:value-type="float" office:value="55.08036773232" calcext:value-type="float">
            <text:p>55.08036773232</text:p>
          </table:table-cell>
          <table:table-cell table:formula="of:=[.B37]*(POWER([.B39]; 4))" office:value-type="float" office:value="3.71510356890654" calcext:value-type="float">
            <text:p>3.71510356890654</text:p>
          </table:table-cell>
          <table:table-cell/>
          <table:table-cell office:value-type="string" calcext:value-type="string">
            <text:p>short mcginley</text:p>
          </table:table-cell>
          <table:table-cell table:formula="of:=[.G38] + ([.H40]/[.I40])" office:value-type="float" office:value="-747.522311366033" calcext:value-type="float">
            <text:p>-747.522311366033</text:p>
          </table:table-cell>
          <table:table-cell table:formula="of:=[.I34]-[.G38]" office:value-type="float" office:value="61.4975825841697" calcext:value-type="float">
            <text:p>61.4975825841697</text:p>
          </table:table-cell>
          <table:table-cell table:formula="of:=[.G37]*(POWER([.G39]; 4))" office:value-type="float" office:value="2.15624185351814" calcext:value-type="float">
            <text:p>2.156241853518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</text:p>
          </table:table-cell>
          <table:table-cell table:formula="of:=[.G40]-[.B40]" office:value-type="float" office:value="7.27744571309893" calcext:value-type="float">
            <text:p>7.27744571309893</text:p>
          </table:table-cell>
          <table:table-cell table:number-columns-repeated="7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99.62" calcext:value-type="float">
            <text:p>99.62</text:p>
          </table:table-cell>
          <table:table-cell office:value-type="float" office:value="100.01" calcext:value-type="float">
            <text:p>100.01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C49]-[.B49])-([.A49]-[.C49]))/([.A49]-[.B49])" office:value-type="float" office:value="-0.142857142857138" calcext:value-type="float">
            <text:p>-0.142857142857138</text:p>
          </table:table-cell>
          <table:table-cell table:formula="of:=[.G49]*[.D49]" office:value-type="float" office:value="-38.2857142857131" calcext:value-type="float">
            <text:p>-38.2857142857131</text:p>
          </table:table-cell>
          <table:table-cell table:formula="of:=[.E49]+[.H49]" office:value-type="float" office:value="-38.2857142857131" calcext:value-type="float">
            <text:p>-38.2857142857131</text:p>
          </table:table-cell>
        </table:table-row>
        <table:table-row table:style-name="ro1">
          <table:table-cell office:value-type="float" office:value="100.68" calcext:value-type="float">
            <text:p>100.68</text:p>
          </table:table-cell>
          <table:table-cell office:value-type="float" office:value="99.97" calcext:value-type="float">
            <text:p>99.97</text:p>
          </table:table-cell>
          <table:table-cell office:value-type="float" office:value="100.44" calcext:value-type="float">
            <text:p>100.44</text:p>
          </table:table-cell>
          <table:table-cell office:value-type="float" office:value="319" calcext:value-type="float">
            <text:p>319</text:p>
          </table:table-cell>
          <table:table-cell table:formula="of:=[.I49]" office:value-type="float" office:value="-38.2857142857131" calcext:value-type="float">
            <text:p>-38.2857142857131</text:p>
          </table:table-cell>
          <table:table-cell/>
          <table:table-cell table:formula="of:=(([.C50]-[.B50])-([.A50]-[.C50]))/([.A50]-[.B50])" office:value-type="float" office:value="0.323943661971813" calcext:value-type="float">
            <text:p>0.323943661971813</text:p>
          </table:table-cell>
          <table:table-cell table:formula="of:=[.G50]*[.D50]" office:value-type="float" office:value="103.338028169008" calcext:value-type="float">
            <text:p>103.338028169008</text:p>
          </table:table-cell>
          <table:table-cell table:formula="of:=[.E50]+[.H50]" office:value-type="float" office:value="65.0523138832953" calcext:value-type="float">
            <text:p>65.0523138832953</text:p>
          </table:table-cell>
        </table:table-row>
        <table:table-row table:style-name="ro1">
          <table:table-cell office:value-type="float" office:value="100.73" calcext:value-type="float">
            <text:p>100.73</text:p>
          </table:table-cell>
          <table:table-cell office:value-type="float" office:value="100.28" calcext:value-type="float">
            <text:p>100.28</text:p>
          </table:table-cell>
          <table:table-cell office:value-type="float" office:value="100.39" calcext:value-type="float">
            <text:p>100.39</text:p>
          </table:table-cell>
          <table:table-cell office:value-type="float" office:value="381" calcext:value-type="float">
            <text:p>381</text:p>
          </table:table-cell>
          <table:table-cell table:formula="of:=[.I50]" office:value-type="float" office:value="65.0523138832953" calcext:value-type="float">
            <text:p>65.0523138832953</text:p>
          </table:table-cell>
          <table:table-cell/>
          <table:table-cell table:formula="of:=(([.C51]-[.B51])-([.A51]-[.C51]))/([.A51]-[.B51])" office:value-type="float" office:value="-0.511111111111117" calcext:value-type="float">
            <text:p>-0.511111111111117</text:p>
          </table:table-cell>
          <table:table-cell table:formula="of:=[.G51]*[.D51]" office:value-type="float" office:value="-194.733333333335" calcext:value-type="float">
            <text:p>-194.733333333335</text:p>
          </table:table-cell>
          <table:table-cell table:formula="of:=[.E51]+[.H51]" office:value-type="float" office:value="-129.68101945004" calcext:value-type="float">
            <text:p>-129.68101945004</text:p>
          </table:table-cell>
        </table:table-row>
        <table:table-row table:style-name="ro1">
          <table:table-cell office:value-type="float" office:value="100.79" calcext:value-type="float">
            <text:p>100.79</text:p>
          </table:table-cell>
          <table:table-cell office:value-type="float" office:value="100.12" calcext:value-type="float">
            <text:p>100.12</text:p>
          </table:table-cell>
          <table:table-cell office:value-type="float" office:value="100.63" calcext:value-type="float">
            <text:p>100.63</text:p>
          </table:table-cell>
          <table:table-cell office:value-type="float" office:value="414" calcext:value-type="float">
            <text:p>414</text:p>
          </table:table-cell>
          <table:table-cell table:formula="of:=[.I51]" office:value-type="float" office:value="-129.68101945004" calcext:value-type="float">
            <text:p>-129.68101945004</text:p>
          </table:table-cell>
          <table:table-cell/>
          <table:table-cell table:formula="of:=(([.C52]-[.B52])-([.A52]-[.C52]))/([.A52]-[.B52])" office:value-type="float" office:value="0.522388059701462" calcext:value-type="float">
            <text:p>0.522388059701462</text:p>
          </table:table-cell>
          <table:table-cell table:formula="of:=[.G52]*[.D52]" office:value-type="float" office:value="216.268656716405" calcext:value-type="float">
            <text:p>216.268656716405</text:p>
          </table:table-cell>
          <table:table-cell table:formula="of:=[.E52]+[.H52]" office:value-type="float" office:value="86.5876372663649" calcext:value-type="float">
            <text:p>86.5876372663649</text:p>
          </table:table-cell>
        </table:table-row>
        <table:table-row table:style-name="ro1">
          <table:table-cell office:value-type="float" office:value="100.88" calcext:value-type="float">
            <text:p>100.88</text:p>
          </table:table-cell>
          <table:table-cell office:value-type="float" office:value="100.07" calcext:value-type="float">
            <text:p>100.07</text:p>
          </table:table-cell>
          <table:table-cell office:value-type="float" office:value="100.71" calcext:value-type="float">
            <text:p>100.71</text:p>
          </table:table-cell>
          <table:table-cell office:value-type="float" office:value="376" calcext:value-type="float">
            <text:p>376</text:p>
          </table:table-cell>
          <table:table-cell table:formula="of:=[.I52]" office:value-type="float" office:value="86.5876372663649" calcext:value-type="float">
            <text:p>86.5876372663649</text:p>
          </table:table-cell>
          <table:table-cell/>
          <table:table-cell table:formula="of:=(([.C53]-[.B53])-([.A53]-[.C53]))/([.A53]-[.B53])" office:value-type="float" office:value="0.580246913580244" calcext:value-type="float">
            <text:p>0.580246913580244</text:p>
          </table:table-cell>
          <table:table-cell table:formula="of:=[.G53]*[.D53]" office:value-type="float" office:value="218.172839506172" calcext:value-type="float">
            <text:p>218.172839506172</text:p>
          </table:table-cell>
          <table:table-cell table:formula="of:=[.E53]+[.H53]" office:value-type="float" office:value="304.760476772537" calcext:value-type="float">
            <text:p>304.760476772537</text:p>
          </table:table-cell>
        </table:table-row>
        <table:table-row table:style-name="ro1">
          <table:table-cell office:value-type="float" office:value="100.51" calcext:value-type="float">
            <text:p>100.51</text:p>
          </table:table-cell>
          <table:table-cell office:value-type="float" office:value="99.86" calcext:value-type="float">
            <text:p>99.86</text:p>
          </table:table-cell>
          <table:table-cell office:value-type="float" office:value="100.35" calcext:value-type="float">
            <text:p>100.35</text:p>
          </table:table-cell>
          <table:table-cell office:value-type="float" office:value="396" calcext:value-type="float">
            <text:p>396</text:p>
          </table:table-cell>
          <table:table-cell table:formula="of:=[.I53]" office:value-type="float" office:value="304.760476772537" calcext:value-type="float">
            <text:p>304.760476772537</text:p>
          </table:table-cell>
          <table:table-cell/>
          <table:table-cell table:formula="of:=(([.C54]-[.B54])-([.A54]-[.C54]))/([.A54]-[.B54])" office:value-type="float" office:value="0.507692307692279" calcext:value-type="float">
            <text:p>0.507692307692279</text:p>
          </table:table-cell>
          <table:table-cell table:formula="of:=[.G54]*[.D54]" office:value-type="float" office:value="201.046153846142" calcext:value-type="float">
            <text:p>201.046153846142</text:p>
          </table:table-cell>
          <table:table-cell table:formula="of:=[.E54]+[.H54]" office:value-type="float" office:value="505.806630618679" calcext:value-type="float">
            <text:p>505.806630618679</text:p>
          </table:table-cell>
        </table:table-row>
        <table:table-row table:style-name="ro1">
          <table:table-cell office:value-type="float" office:value="100.17" calcext:value-type="float">
            <text:p>100.17</text:p>
          </table:table-cell>
          <table:table-cell office:value-type="float" office:value="99.6" calcext:value-type="float">
            <text:p>99.6</text:p>
          </table:table-cell>
          <table:table-cell office:value-type="float" office:value="100.12" calcext:value-type="float">
            <text:p>100.12</text:p>
          </table:table-cell>
          <table:table-cell office:value-type="float" office:value="362" calcext:value-type="float">
            <text:p>362</text:p>
          </table:table-cell>
          <table:table-cell table:formula="of:=[.I54]" office:value-type="float" office:value="505.806630618679" calcext:value-type="float">
            <text:p>505.806630618679</text:p>
          </table:table-cell>
          <table:table-cell/>
          <table:table-cell table:formula="of:=(([.C55]-[.B55])-([.A55]-[.C55]))/([.A55]-[.B55])" office:value-type="float" office:value="0.824561403508784" calcext:value-type="float">
            <text:p>0.824561403508784</text:p>
          </table:table-cell>
          <table:table-cell table:formula="of:=[.G55]*[.D55]" office:value-type="float" office:value="298.49122807018" calcext:value-type="float">
            <text:p>298.49122807018</text:p>
          </table:table-cell>
          <table:table-cell table:formula="of:=[.E55]+[.H55]" office:value-type="float" office:value="804.297858688859" calcext:value-type="float">
            <text:p>804.29785868885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eriod 1 short</text:p>
          </table:table-cell>
          <table:table-cell table:formula="of:=[.I53]" office:value-type="float" office:value="304.760476772537" calcext:value-type="float">
            <text:p>304.7604767725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iod 1 long</text:p>
          </table:table-cell>
          <table:table-cell table:formula="of:=[.I53]" office:value-type="float" office:value="304.760476772537" calcext:value-type="float">
            <text:p>304.7604767725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ng period 2 McGinley</text:p>
          </table:table-cell>
          <table:table-cell table:number-columns-repeated="4"/>
          <table:table-cell office:value-type="string" calcext:value-type="string">
            <text:p>short period 2 McGinl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table:formula="of:=[.B58]" office:value-type="float" office:value="304.760476772537" calcext:value-type="float">
            <text:p>304.760476772537</text:p>
          </table:table-cell>
          <table:table-cell table:number-columns-repeated="3"/>
          <table:table-cell office:value-type="string" calcext:value-type="string">
            <text:p>latest mcginley</text:p>
          </table:table-cell>
          <table:table-cell table:formula="of:=[.B58]" office:value-type="float" office:value="304.760476772537" calcext:value-type="float">
            <text:p>304.760476772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I54]/[.B63]" office:value-type="float" office:value="1.65968578332484" calcext:value-type="float">
            <text:p>1.65968578332484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table:formula="of:=[.I54]/[.G63]" office:value-type="float" office:value="1.65968578332484" calcext:value-type="float">
            <text:p>1.65968578332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63] + ([.C65]/[.D65])" office:value-type="float" office:value="310.059822690305" calcext:value-type="float">
            <text:p>310.059822690305</text:p>
          </table:table-cell>
          <table:table-cell table:formula="of:=[.I54]-[.B63]" office:value-type="float" office:value="201.046153846142" calcext:value-type="float">
            <text:p>201.046153846142</text:p>
          </table:table-cell>
          <table:table-cell table:formula="of:=[.B62]*(POWER([.B64]; 4))" office:value-type="float" office:value="37.9379185593505" calcext:value-type="float">
            <text:p>37.9379185593505</text:p>
          </table:table-cell>
          <table:table-cell/>
          <table:table-cell office:value-type="string" calcext:value-type="string">
            <text:p>short mcginley</text:p>
          </table:table-cell>
          <table:table-cell table:formula="of:=[.G63] + ([.H65]/[.I65])" office:value-type="float" office:value="313.592719968818" calcext:value-type="float">
            <text:p>313.592719968818</text:p>
          </table:table-cell>
          <table:table-cell table:formula="of:=[.I54]-[.G63]" office:value-type="float" office:value="201.046153846142" calcext:value-type="float">
            <text:p>201.046153846142</text:p>
          </table:table-cell>
          <table:table-cell table:formula="of:=[.G62]*(POWER([.G64]; 4))" office:value-type="float" office:value="22.7627511356103" calcext:value-type="float">
            <text:p>22.76275113561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</text:p>
          </table:table-cell>
          <table:table-cell table:formula="of:=[.G65]-[.B65]" office:value-type="float" office:value="3.53289727851256" calcext:value-type="float">
            <text:p>3.5328972785125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ng period 3 McGinley</text:p>
          </table:table-cell>
          <table:table-cell table:number-columns-repeated="4"/>
          <table:table-cell office:value-type="string" calcext:value-type="string">
            <text:p>short period 3 McGinl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table:formula="of:=[.B65]" office:value-type="float" office:value="310.059822690305" calcext:value-type="float">
            <text:p>310.059822690305</text:p>
          </table:table-cell>
          <table:table-cell table:number-columns-repeated="3"/>
          <table:table-cell office:value-type="string" calcext:value-type="string">
            <text:p>latest mcginley</text:p>
          </table:table-cell>
          <table:table-cell table:formula="of:=[.G65]" office:value-type="float" office:value="313.592719968818" calcext:value-type="float">
            <text:p>313.592719968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I55]/[.B71]" office:value-type="float" office:value="2.59400863907546" calcext:value-type="float">
            <text:p>2.59400863907546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table:formula="of:=[.I55]/[.G71]" office:value-type="float" office:value="2.56478485460005" calcext:value-type="float">
            <text:p>2.56478485460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71] + ([.C73]/[.D73])" office:value-type="float" office:value="312.242957167678" calcext:value-type="float">
            <text:p>312.242957167678</text:p>
          </table:table-cell>
          <table:table-cell table:formula="of:=[.I55]-[.B71]" office:value-type="float" office:value="494.238035998553" calcext:value-type="float">
            <text:p>494.238035998553</text:p>
          </table:table-cell>
          <table:table-cell table:formula="of:=[.B70]*(POWER([.B72]; 4))" office:value-type="float" office:value="226.389185421779" calcext:value-type="float">
            <text:p>226.389185421779</text:p>
          </table:table-cell>
          <table:table-cell/>
          <table:table-cell office:value-type="string" calcext:value-type="string">
            <text:p>short mcginley</text:p>
          </table:table-cell>
          <table:table-cell table:formula="of:=[.G71] + ([.H73]/[.I73])" office:value-type="float" office:value="317.37275295302" calcext:value-type="float">
            <text:p>317.37275295302</text:p>
          </table:table-cell>
          <table:table-cell table:formula="of:=[.I55]-[.G71]" office:value-type="float" office:value="490.705138720041" calcext:value-type="float">
            <text:p>490.705138720041</text:p>
          </table:table-cell>
          <table:table-cell table:formula="of:=[.G70]*(POWER([.G72]; 4))" office:value-type="float" office:value="129.815041501204" calcext:value-type="float">
            <text:p>129.8150415012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</text:p>
          </table:table-cell>
          <table:table-cell table:formula="of:=[.G73]-[.B73]" office:value-type="float" office:value="5.12979578534163" calcext:value-type="float">
            <text:p>5.12979578534163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MFM</text:p>
          </table:table-cell>
          <table:table-cell office:value-type="string" calcext:value-type="string">
            <text:p>MFV</text:p>
          </table:table-cell>
          <table:table-cell office:value-type="string" calcext:value-type="string">
            <text:p>a/d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99.62" calcext:value-type="float">
            <text:p>99.62</text:p>
          </table:table-cell>
          <table:table-cell office:value-type="float" office:value="100.01" calcext:value-type="float">
            <text:p>100.01</text:p>
          </table:table-cell>
          <table:table-cell office:value-type="float" office:value="268" calcext:value-type="float">
            <text:p>268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([.C79]-[.B79])-([.A79]-[.C79]))/([.A79]-[.B79])" office:value-type="float" office:value="-0.142857142857138" calcext:value-type="float">
            <text:p>-0.142857142857138</text:p>
          </table:table-cell>
          <table:table-cell table:formula="of:=[.G79]*[.D79]" office:value-type="float" office:value="-38.2857142857131" calcext:value-type="float">
            <text:p>-38.2857142857131</text:p>
          </table:table-cell>
          <table:table-cell table:formula="of:=[.E79]+[.H79]" office:value-type="float" office:value="61.7142857142869" calcext:value-type="float">
            <text:p>61.7142857142869</text:p>
          </table:table-cell>
        </table:table-row>
        <table:table-row table:style-name="ro1">
          <table:table-cell office:value-type="float" office:value="100.68" calcext:value-type="float">
            <text:p>100.68</text:p>
          </table:table-cell>
          <table:table-cell office:value-type="float" office:value="99.97" calcext:value-type="float">
            <text:p>99.97</text:p>
          </table:table-cell>
          <table:table-cell office:value-type="float" office:value="100.44" calcext:value-type="float">
            <text:p>100.44</text:p>
          </table:table-cell>
          <table:table-cell office:value-type="float" office:value="319" calcext:value-type="float">
            <text:p>319</text:p>
          </table:table-cell>
          <table:table-cell table:formula="of:=[.I79]" office:value-type="float" office:value="61.7142857142869" calcext:value-type="float">
            <text:p>61.7142857142869</text:p>
          </table:table-cell>
          <table:table-cell/>
          <table:table-cell table:formula="of:=(([.C80]-[.B80])-([.A80]-[.C80]))/([.A80]-[.B80])" office:value-type="float" office:value="0.323943661971813" calcext:value-type="float">
            <text:p>0.323943661971813</text:p>
          </table:table-cell>
          <table:table-cell table:formula="of:=[.G80]*[.D80]" office:value-type="float" office:value="103.338028169008" calcext:value-type="float">
            <text:p>103.338028169008</text:p>
          </table:table-cell>
          <table:table-cell table:formula="of:=[.E80]+[.H80]" office:value-type="float" office:value="165.052313883295" calcext:value-type="float">
            <text:p>165.052313883295</text:p>
          </table:table-cell>
        </table:table-row>
        <table:table-row table:style-name="ro1">
          <table:table-cell office:value-type="float" office:value="100.73" calcext:value-type="float">
            <text:p>100.73</text:p>
          </table:table-cell>
          <table:table-cell office:value-type="float" office:value="100.28" calcext:value-type="float">
            <text:p>100.28</text:p>
          </table:table-cell>
          <table:table-cell office:value-type="float" office:value="100.39" calcext:value-type="float">
            <text:p>100.39</text:p>
          </table:table-cell>
          <table:table-cell office:value-type="float" office:value="381" calcext:value-type="float">
            <text:p>381</text:p>
          </table:table-cell>
          <table:table-cell table:formula="of:=[.I80]" office:value-type="float" office:value="165.052313883295" calcext:value-type="float">
            <text:p>165.052313883295</text:p>
          </table:table-cell>
          <table:table-cell/>
          <table:table-cell table:formula="of:=(([.C81]-[.B81])-([.A81]-[.C81]))/([.A81]-[.B81])" office:value-type="float" office:value="-0.511111111111117" calcext:value-type="float">
            <text:p>-0.511111111111117</text:p>
          </table:table-cell>
          <table:table-cell table:formula="of:=[.G81]*[.D81]" office:value-type="float" office:value="-194.733333333335" calcext:value-type="float">
            <text:p>-194.733333333335</text:p>
          </table:table-cell>
          <table:table-cell table:formula="of:=[.E81]+[.H81]" office:value-type="float" office:value="-29.6810194500402" calcext:value-type="float">
            <text:p>-29.6810194500402</text:p>
          </table:table-cell>
        </table:table-row>
        <table:table-row table:style-name="ro1">
          <table:table-cell office:value-type="float" office:value="100.79" calcext:value-type="float">
            <text:p>100.79</text:p>
          </table:table-cell>
          <table:table-cell office:value-type="float" office:value="100.12" calcext:value-type="float">
            <text:p>100.12</text:p>
          </table:table-cell>
          <table:table-cell office:value-type="float" office:value="100.63" calcext:value-type="float">
            <text:p>100.63</text:p>
          </table:table-cell>
          <table:table-cell office:value-type="float" office:value="414" calcext:value-type="float">
            <text:p>414</text:p>
          </table:table-cell>
          <table:table-cell table:formula="of:=[.I81]" office:value-type="float" office:value="-29.6810194500402" calcext:value-type="float">
            <text:p>-29.6810194500402</text:p>
          </table:table-cell>
          <table:table-cell/>
          <table:table-cell table:formula="of:=(([.C82]-[.B82])-([.A82]-[.C82]))/([.A82]-[.B82])" office:value-type="float" office:value="0.522388059701462" calcext:value-type="float">
            <text:p>0.522388059701462</text:p>
          </table:table-cell>
          <table:table-cell table:formula="of:=[.G82]*[.D82]" office:value-type="float" office:value="216.268656716405" calcext:value-type="float">
            <text:p>216.268656716405</text:p>
          </table:table-cell>
          <table:table-cell table:formula="of:=[.E82]+[.H82]" office:value-type="float" office:value="186.587637266365" calcext:value-type="float">
            <text:p>186.587637266365</text:p>
          </table:table-cell>
        </table:table-row>
        <table:table-row table:style-name="ro1">
          <table:table-cell office:value-type="float" office:value="100.88" calcext:value-type="float">
            <text:p>100.88</text:p>
          </table:table-cell>
          <table:table-cell office:value-type="float" office:value="100.07" calcext:value-type="float">
            <text:p>100.07</text:p>
          </table:table-cell>
          <table:table-cell office:value-type="float" office:value="100.71" calcext:value-type="float">
            <text:p>100.71</text:p>
          </table:table-cell>
          <table:table-cell office:value-type="float" office:value="376" calcext:value-type="float">
            <text:p>376</text:p>
          </table:table-cell>
          <table:table-cell table:formula="of:=[.I82]" office:value-type="float" office:value="186.587637266365" calcext:value-type="float">
            <text:p>186.587637266365</text:p>
          </table:table-cell>
          <table:table-cell/>
          <table:table-cell table:formula="of:=(([.C83]-[.B83])-([.A83]-[.C83]))/([.A83]-[.B83])" office:value-type="float" office:value="0.580246913580244" calcext:value-type="float">
            <text:p>0.580246913580244</text:p>
          </table:table-cell>
          <table:table-cell table:formula="of:=[.G83]*[.D83]" office:value-type="float" office:value="218.172839506172" calcext:value-type="float">
            <text:p>218.172839506172</text:p>
          </table:table-cell>
          <table:table-cell table:formula="of:=[.E83]+[.H83]" office:value-type="float" office:value="404.760476772537" calcext:value-type="float">
            <text:p>404.760476772537</text:p>
          </table:table-cell>
        </table:table-row>
        <table:table-row table:style-name="ro1">
          <table:table-cell office:value-type="float" office:value="100.51" calcext:value-type="float">
            <text:p>100.51</text:p>
          </table:table-cell>
          <table:table-cell office:value-type="float" office:value="99.86" calcext:value-type="float">
            <text:p>99.86</text:p>
          </table:table-cell>
          <table:table-cell office:value-type="float" office:value="100.35" calcext:value-type="float">
            <text:p>100.35</text:p>
          </table:table-cell>
          <table:table-cell office:value-type="float" office:value="396" calcext:value-type="float">
            <text:p>396</text:p>
          </table:table-cell>
          <table:table-cell table:formula="of:=[.I83]" office:value-type="float" office:value="404.760476772537" calcext:value-type="float">
            <text:p>404.760476772537</text:p>
          </table:table-cell>
          <table:table-cell/>
          <table:table-cell table:formula="of:=(([.C84]-[.B84])-([.A84]-[.C84]))/([.A84]-[.B84])" office:value-type="float" office:value="0.507692307692279" calcext:value-type="float">
            <text:p>0.507692307692279</text:p>
          </table:table-cell>
          <table:table-cell table:formula="of:=[.G84]*[.D84]" office:value-type="float" office:value="201.046153846142" calcext:value-type="float">
            <text:p>201.046153846142</text:p>
          </table:table-cell>
          <table:table-cell table:formula="of:=[.E84]+[.H84]" office:value-type="float" office:value="605.806630618679" calcext:value-type="float">
            <text:p>605.806630618679</text:p>
          </table:table-cell>
        </table:table-row>
        <table:table-row table:style-name="ro1">
          <table:table-cell office:value-type="float" office:value="100.17" calcext:value-type="float">
            <text:p>100.17</text:p>
          </table:table-cell>
          <table:table-cell office:value-type="float" office:value="99.6" calcext:value-type="float">
            <text:p>99.6</text:p>
          </table:table-cell>
          <table:table-cell office:value-type="float" office:value="100.12" calcext:value-type="float">
            <text:p>100.12</text:p>
          </table:table-cell>
          <table:table-cell office:value-type="float" office:value="362" calcext:value-type="float">
            <text:p>362</text:p>
          </table:table-cell>
          <table:table-cell table:formula="of:=[.I84]" office:value-type="float" office:value="605.806630618679" calcext:value-type="float">
            <text:p>605.806630618679</text:p>
          </table:table-cell>
          <table:table-cell/>
          <table:table-cell table:formula="of:=(([.C85]-[.B85])-([.A85]-[.C85]))/([.A85]-[.B85])" office:value-type="float" office:value="0.824561403508784" calcext:value-type="float">
            <text:p>0.824561403508784</text:p>
          </table:table-cell>
          <table:table-cell table:formula="of:=[.G85]*[.D85]" office:value-type="float" office:value="298.49122807018" calcext:value-type="float">
            <text:p>298.49122807018</text:p>
          </table:table-cell>
          <table:table-cell table:formula="of:=[.E85]+[.H85]" office:value-type="float" office:value="904.297858688859" calcext:value-type="float">
            <text:p>904.29785868885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eriod 1 short</text:p>
          </table:table-cell>
          <table:table-cell office:value-type="float" office:value="205" calcext:value-type="float">
            <text:p>2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iod 1 long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ong period 1 McGinley</text:p>
          </table:table-cell>
          <table:table-cell table:number-columns-repeated="4"/>
          <table:table-cell office:value-type="string" calcext:value-type="string">
            <text:p>short period 1 McGinl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table:formula="of:=[.B88]"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latest mcginley</text:p>
          </table:table-cell>
          <table:table-cell table:formula="of:=[.B87]"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I83]/[.B93]" office:value-type="float" office:value="2.02380238386268" calcext:value-type="float">
            <text:p>2.02380238386268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table:formula="of:=[.I83]/[.G93]" office:value-type="float" office:value="1.97444135010993" calcext:value-type="float">
            <text:p>1.97444135010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93] + ([.C95]/[.D95])" office:value-type="float" office:value="202.441201989584" calcext:value-type="float">
            <text:p>202.441201989584</text:p>
          </table:table-cell>
          <table:table-cell table:formula="of:=[.I83]-[.B93]" office:value-type="float" office:value="204.760476772537" calcext:value-type="float">
            <text:p>204.760476772537</text:p>
          </table:table-cell>
          <table:table-cell table:formula="of:=[.B92]*(POWER([.B94]; 4))" office:value-type="float" office:value="83.8769088531831" calcext:value-type="float">
            <text:p>83.8769088531831</text:p>
          </table:table-cell>
          <table:table-cell/>
          <table:table-cell office:value-type="string" calcext:value-type="string">
            <text:p>short mcginley</text:p>
          </table:table-cell>
          <table:table-cell table:formula="of:=[.G93] + ([.H95]/[.I95])" office:value-type="float" office:value="209.381384426173" calcext:value-type="float">
            <text:p>209.381384426173</text:p>
          </table:table-cell>
          <table:table-cell table:formula="of:=[.I83]-[.G93]" office:value-type="float" office:value="199.760476772537" calcext:value-type="float">
            <text:p>199.760476772537</text:p>
          </table:table-cell>
          <table:table-cell table:formula="of:=[.G92]*(POWER([.G94]; 4))" office:value-type="float" office:value="45.5930037956109" calcext:value-type="float">
            <text:p>45.59300379561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</text:p>
          </table:table-cell>
          <table:table-cell table:formula="of:=[.G95]-[.B95]" office:value-type="float" office:value="6.94018243658914" calcext:value-type="float">
            <text:p>6.94018243658914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ng period 2 McGinley</text:p>
          </table:table-cell>
          <table:table-cell table:number-columns-repeated="4"/>
          <table:table-cell office:value-type="string" calcext:value-type="string">
            <text:p>short period 2 McGinl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table:formula="of:=[.B95]" office:value-type="float" office:value="202.441201989584" calcext:value-type="float">
            <text:p>202.441201989584</text:p>
          </table:table-cell>
          <table:table-cell table:number-columns-repeated="3"/>
          <table:table-cell office:value-type="string" calcext:value-type="string">
            <text:p>latest mcginley</text:p>
          </table:table-cell>
          <table:table-cell table:formula="of:=[.G95]" office:value-type="float" office:value="209.381384426173" calcext:value-type="float">
            <text:p>209.381384426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I84]/[.B101]" office:value-type="float" office:value="2.99250658791213" calcext:value-type="float">
            <text:p>2.99250658791213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table:formula="of:=[.I84]/[.G101]" office:value-type="float" office:value="2.89331657768403" calcext:value-type="float">
            <text:p>2.89331657768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101] + ([.C103]/[.D103])" office:value-type="float" office:value="203.447179352898" calcext:value-type="float">
            <text:p>203.447179352898</text:p>
          </table:table-cell>
          <table:table-cell table:formula="of:=[.I84]-[.B101]" office:value-type="float" office:value="403.365428629095" calcext:value-type="float">
            <text:p>403.365428629095</text:p>
          </table:table-cell>
          <table:table-cell table:formula="of:=[.B100]*(POWER([.B102]; 4))" office:value-type="float" office:value="400.96869307313" calcext:value-type="float">
            <text:p>400.96869307313</text:p>
          </table:table-cell>
          <table:table-cell/>
          <table:table-cell office:value-type="string" calcext:value-type="string">
            <text:p>short mcginley</text:p>
          </table:table-cell>
          <table:table-cell table:formula="of:=[.G101] + ([.H103]/[.I103])" office:value-type="float" office:value="211.267013337059" calcext:value-type="float">
            <text:p>211.267013337059</text:p>
          </table:table-cell>
          <table:table-cell table:formula="of:=[.I84]-[.G101]" office:value-type="float" office:value="396.425246192506" calcext:value-type="float">
            <text:p>396.425246192506</text:p>
          </table:table-cell>
          <table:table-cell table:formula="of:=[.G100]*(POWER([.G102]; 4))" office:value-type="float" office:value="210.235027636665" calcext:value-type="float">
            <text:p>210.2350276366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</text:p>
          </table:table-cell>
          <table:table-cell table:formula="of:=[.G103]-[.B103]" office:value-type="float" office:value="7.81983398416082" calcext:value-type="float">
            <text:p>7.81983398416082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ng period 3 McGinley</text:p>
          </table:table-cell>
          <table:table-cell table:number-columns-repeated="4"/>
          <table:table-cell office:value-type="string" calcext:value-type="string">
            <text:p>short period 3 McGinl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st mcginley</text:p>
          </table:table-cell>
          <table:table-cell table:formula="of:=[.B103]" office:value-type="float" office:value="203.447179352898" calcext:value-type="float">
            <text:p>203.447179352898</text:p>
          </table:table-cell>
          <table:table-cell table:number-columns-repeated="3"/>
          <table:table-cell office:value-type="string" calcext:value-type="string">
            <text:p>latest mcginley</text:p>
          </table:table-cell>
          <table:table-cell table:formula="of:=[.G103]" office:value-type="float" office:value="211.267013337059" calcext:value-type="float">
            <text:p>211.26701333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formula="of:=[.I85]/[.B109]" office:value-type="float" office:value="4.4448778378995" calcext:value-type="float">
            <text:p>4.4448778378995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table:formula="of:=[.I85]/[.G109]" office:value-type="float" office:value="4.28035519793205" calcext:value-type="float">
            <text:p>4.28035519793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mcginley</text:p>
          </table:table-cell>
          <table:table-cell table:formula="of:=[.B109] + ([.C111]/[.D111])" office:value-type="float" office:value="203.806279990848" calcext:value-type="float">
            <text:p>203.806279990848</text:p>
          </table:table-cell>
          <table:table-cell table:formula="of:=[.I85]-[.B109]" office:value-type="float" office:value="700.850679335961" calcext:value-type="float">
            <text:p>700.850679335961</text:p>
          </table:table-cell>
          <table:table-cell table:formula="of:=[.B108]*(POWER([.B110]; 4))" office:value-type="float" office:value="1951.68319203357" calcext:value-type="float">
            <text:p>1951.68319203357</text:p>
          </table:table-cell>
          <table:table-cell/>
          <table:table-cell office:value-type="string" calcext:value-type="string">
            <text:p>short mcginley</text:p>
          </table:table-cell>
          <table:table-cell table:formula="of:=[.G109] + ([.H111]/[.I111])" office:value-type="float" office:value="211.955209221464" calcext:value-type="float">
            <text:p>211.955209221464</text:p>
          </table:table-cell>
          <table:table-cell table:formula="of:=[.I85]-[.G109]" office:value-type="float" office:value="693.0308453518" calcext:value-type="float">
            <text:p>693.0308453518</text:p>
          </table:table-cell>
          <table:table-cell table:formula="of:=[.G108]*(POWER([.G110]; 4))" office:value-type="float" office:value="1007.02555922756" calcext:value-type="float">
            <text:p>1007.025559227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</text:p>
          </table:table-cell>
          <table:table-cell table:formula="of:=[.G111]-[.B111]" office:value-type="float" office:value="8.14892923061638" calcext:value-type="float">
            <text:p>8.14892923061638</text:p>
          </table:table-cell>
          <table:table-cell table:number-columns-repeated="7"/>
        </table:table-row>
      </table:table>
      <table:table table:name="parabolic time pric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sar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diff*af</text:p>
          </table:table-cell>
          <table:table-cell office:value-type="string" calcext:value-type="string">
            <text:p>Sar+1</text:p>
          </table:table-cell>
        </table:table-row>
        <table:table-row table:style-name="ro1">
          <table:table-cell office:value-type="float" office:value="52.35" calcext:value-type="float">
            <text:p>52.3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2.35" calcext:value-type="float">
            <text:p>52.35</text:p>
          </table:table-cell>
          <table:table-cell table:formula="of:=[.E2]-[.D2]" office:value-type="float" office:value="2.35" calcext:value-type="float">
            <text:p>2.35</text:p>
          </table:table-cell>
          <table:table-cell office:value-type="float" office:value="0.02" calcext:value-type="float">
            <text:p>0.02</text:p>
          </table:table-cell>
          <table:table-cell table:formula="of:=[.G2]*[.F2]" office:value-type="float" office:value="0.047" calcext:value-type="float">
            <text:p>0.047</text:p>
          </table:table-cell>
          <table:table-cell table:formula="of:=[.D2]+[.H2]" office:value-type="float" office:value="50.047" calcext:value-type="float">
            <text:p>50.047</text:p>
          </table:table-cell>
        </table:table-row>
        <table:table-row table:style-name="ro1">
          <table:table-cell office:value-type="float" office:value="52.1" calcext:value-type="float">
            <text:p>52.1</text:p>
          </table:table-cell>
          <table:table-cell table:number-columns-repeated="2"/>
          <table:table-cell table:formula="of:=[.I2]" office:value-type="float" office:value="50.047" calcext:value-type="float">
            <text:p>50.047</text:p>
          </table:table-cell>
          <table:table-cell office:value-type="float" office:value="52.35" calcext:value-type="float">
            <text:p>52.35</text:p>
          </table:table-cell>
          <table:table-cell table:formula="of:=[.E3]-[.D3]" office:value-type="float" office:value="2.303" calcext:value-type="float">
            <text:p>2.303</text:p>
          </table:table-cell>
          <table:table-cell office:value-type="float" office:value="0.02" calcext:value-type="float">
            <text:p>0.02</text:p>
          </table:table-cell>
          <table:table-cell table:formula="of:=[.G3]*[.F3]" office:value-type="float" office:value="0.0460600000000001" calcext:value-type="float">
            <text:p>0.0460600000000001</text:p>
          </table:table-cell>
          <table:table-cell table:formula="of:=[.D3]+[.H3]" office:value-type="float" office:value="50.09306" calcext:value-type="float">
            <text:p>50.09306</text:p>
          </table:table-cell>
        </table:table-row>
        <table:table-row table:style-name="ro1">
          <table:table-cell office:value-type="float" office:value="51.8" calcext:value-type="float">
            <text:p>51.8</text:p>
          </table:table-cell>
          <table:table-cell table:number-columns-repeated="2"/>
          <table:table-cell table:formula="of:=[.I3]" office:value-type="float" office:value="50.09306" calcext:value-type="float">
            <text:p>50.09306</text:p>
          </table:table-cell>
          <table:table-cell office:value-type="float" office:value="52.35" calcext:value-type="float">
            <text:p>52.35</text:p>
          </table:table-cell>
          <table:table-cell table:formula="of:=[.E4]-[.D4]" office:value-type="float" office:value="2.25694000000001" calcext:value-type="float">
            <text:p>2.25694000000001</text:p>
          </table:table-cell>
          <table:table-cell office:value-type="float" office:value="0.02" calcext:value-type="float">
            <text:p>0.02</text:p>
          </table:table-cell>
          <table:table-cell table:formula="of:=[.G4]*[.F4]" office:value-type="float" office:value="0.0451388000000001" calcext:value-type="float">
            <text:p>0.0451388000000001</text:p>
          </table:table-cell>
          <table:table-cell table:formula="of:=[.D4]+[.H4]" office:value-type="float" office:value="50.1381988" calcext:value-type="float">
            <text:p>50.138198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2.1" calcext:value-type="float">
            <text:p>52.1</text:p>
          </table:table-cell>
          <table:table-cell table:number-columns-repeated="2"/>
          <table:table-cell table:formula="of:=[.I4]" office:value-type="float" office:value="50.1381988" calcext:value-type="float">
            <text:p>50.1381988</text:p>
          </table:table-cell>
          <table:table-cell office:value-type="float" office:value="52.35" calcext:value-type="float">
            <text:p>52.35</text:p>
          </table:table-cell>
          <table:table-cell table:formula="of:=[.E6]-[.D6]" office:value-type="float" office:value="2.2118012" calcext:value-type="float">
            <text:p>2.2118012</text:p>
          </table:table-cell>
          <table:table-cell office:value-type="float" office:value="0.02" calcext:value-type="float">
            <text:p>0.02</text:p>
          </table:table-cell>
          <table:table-cell table:formula="of:=[.G6]*[.F6]" office:value-type="float" office:value="0.0442360240000001" calcext:value-type="float">
            <text:p>0.0442360240000001</text:p>
          </table:table-cell>
          <table:table-cell table:formula="of:=[.D6]+[.H6]" office:value-type="float" office:value="50.182434824" calcext:value-type="float">
            <text:p>50.182434824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table:number-columns-repeated="2"/>
          <table:table-cell table:formula="of:=[.I6]" office:value-type="float" office:value="50.182434824" calcext:value-type="float">
            <text:p>50.182434824</text:p>
          </table:table-cell>
          <table:table-cell office:value-type="float" office:value="52.5" calcext:value-type="float">
            <text:p>52.5</text:p>
          </table:table-cell>
          <table:table-cell table:formula="of:=[.E7]-[.D7]" office:value-type="float" office:value="2.317565176" calcext:value-type="float">
            <text:p>2.317565176</text:p>
          </table:table-cell>
          <table:table-cell office:value-type="float" office:value="0.04" calcext:value-type="float">
            <text:p>0.04</text:p>
          </table:table-cell>
          <table:table-cell table:formula="of:=[.G7]*[.F7]" office:value-type="float" office:value="0.0927026070400001" calcext:value-type="float">
            <text:p>0.0927026070400001</text:p>
          </table:table-cell>
          <table:table-cell table:formula="of:=[.D7]+[.H7]" office:value-type="float" office:value="50.27513743104" calcext:value-type="float">
            <text:p>50.27513743104</text:p>
          </table:table-cell>
        </table:table-row>
        <table:table-row table:style-name="ro1">
          <table:table-cell office:value-type="float" office:value="52.8" calcext:value-type="float">
            <text:p>52.8</text:p>
          </table:table-cell>
          <table:table-cell table:number-columns-repeated="2"/>
          <table:table-cell table:formula="of:=[.I7]" office:value-type="float" office:value="50.27513743104" calcext:value-type="float">
            <text:p>50.27513743104</text:p>
          </table:table-cell>
          <table:table-cell table:formula="of:=[.A8]" office:value-type="float" office:value="52.8" calcext:value-type="float">
            <text:p>52.8</text:p>
          </table:table-cell>
          <table:table-cell table:formula="of:=[.E8]-[.D8]" office:value-type="float" office:value="2.52486256896" calcext:value-type="float">
            <text:p>2.52486256896</text:p>
          </table:table-cell>
          <table:table-cell office:value-type="float" office:value="0.06" calcext:value-type="float">
            <text:p>0.06</text:p>
          </table:table-cell>
          <table:table-cell table:formula="of:=[.G8]*[.F8]" office:value-type="float" office:value="0.1514917541376" calcext:value-type="float">
            <text:p>0.1514917541376</text:p>
          </table:table-cell>
          <table:table-cell table:formula="of:=[.D8]+[.H8]" office:value-type="float" office:value="50.4266291851776" calcext:value-type="float">
            <text:p>50.4266291851776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52.1" calcext:value-type="float">
            <text:p>52.1</text:p>
          </table:table-cell>
          <table:table-cell/>
          <table:table-cell office:value-type="float" office:value="51.96" calcext:value-type="float">
            <text:p>51.96</text:p>
          </table:table-cell>
          <table:table-cell office:value-type="float" office:value="54.2" calcext:value-type="float">
            <text:p>54.2</text:p>
          </table:table-cell>
          <table:table-cell table:formula="of:=[.E12]-[.D12]" office:value-type="float" office:value="2.24" calcext:value-type="float">
            <text:p>2.24</text:p>
          </table:table-cell>
          <table:table-cell office:value-type="float" office:value="0.12" calcext:value-type="float">
            <text:p>0.12</text:p>
          </table:table-cell>
          <table:table-cell table:formula="of:=[.G12]*[.F12]" office:value-type="float" office:value="0.2688" calcext:value-type="float">
            <text:p>0.2688</text:p>
          </table:table-cell>
          <table:table-cell table:formula="of:=[.D12]+[.H12]" office:value-type="float" office:value="52.2288" calcext:value-type="float">
            <text:p>52.228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s 52.28 is higher than the low of 52.1 the next SaR would need to be the low</text:p>
          </table:table-cell>
          <table:table-cell table:number-columns-repeated="5"/>
        </table:table-row>
      </table:table>
      <table:table table:name="chrt trend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eak (y)</text:p>
          </table:table-cell>
          <table:table-cell office:value-type="string" calcext:value-type="string">
            <text:p>index (x)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2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formula="of:=[.A2]*[.B2]" office:value-type="float" office:value="214" calcext:value-type="float">
            <text:p>214</text:p>
          </table:table-cell>
          <table:table-cell table:formula="of:=POWER([.B2];2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[.A3]*[.B3]" office:value-type="float" office:value="545" calcext:value-type="float">
            <text:p>545</text:p>
          </table:table-cell>
          <table:table-cell table:formula="of:=POWER([.B3];2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x</text:p>
          </table:table-cell>
          <table:table-cell table:formula="of:=SUM([.B2:.B3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y </text:p>
          </table:table-cell>
          <table:table-cell table:formula="of:=SUM([.A2:.A3])" office:value-type="float" office:value="216" calcext:value-type="float">
            <text:p>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xy</text:p>
          </table:table-cell>
          <table:table-cell table:formula="of:=SUM([.C2:.C3])" office:value-type="float" office:value="759" calcext:value-type="float">
            <text:p>7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x2</text:p>
          </table:table-cell>
          <table:table-cell table:formula="of:=SUM([.D2:.D3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ope</text:p>
          </table:table-cell>
          <table:table-cell table:formula="of:=([.C10]-[.D10])/([.E10]-[.F10])" office:value-type="float" office:value="0.666666666666667" calcext:value-type="float">
            <text:p>0.666666666666667</text:p>
          </table:table-cell>
          <table:table-cell table:formula="of:=[.B5]*[.B8]" office:value-type="float" office:value="1518" calcext:value-type="float">
            <text:p>1518</text:p>
          </table:table-cell>
          <table:table-cell table:formula="of:=[.B6]*[.B7]" office:value-type="float" office:value="1512" calcext:value-type="float">
            <text:p>1512</text:p>
          </table:table-cell>
          <table:table-cell table:formula="of:=[.B5]*[.B9]" office:value-type="float" office:value="58" calcext:value-type="float">
            <text:p>58</text:p>
          </table:table-cell>
          <table:table-cell table:formula="of:=[.B6]^2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intercept</text:p>
          </table:table-cell>
          <table:table-cell table:formula="of:=[.C11]/[.B5]" office:value-type="float" office:value="105.666666666667" calcext:value-type="float">
            <text:p>105.666666666667</text:p>
          </table:table-cell>
          <table:table-cell table:formula="of:=[.B7]-[.D11]" office:value-type="float" office:value="211.333333333333" calcext:value-type="float">
            <text:p>211.333333333333</text:p>
          </table:table-cell>
          <table:table-cell table:formula="of:=[.B10]*[.B6]" office:value-type="float" office:value="4.66666666666667" calcext:value-type="float">
            <text:p>4.6666666666666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([.$B$10]*[.A13])+[.$B$11]" office:value-type="float" office:value="105.666666666667" calcext:value-type="float">
            <text:p>105.66666666666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([.$B$10]*[.A14])+[.$B$11]" office:value-type="float" office:value="106.333333333333" calcext:value-type="float">
            <text:p>106.33333333333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table:formula="of:=([.$B$10]*[.A15])+[.$B$11]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([.$B$10]*[.A16])+[.$B$11]" office:value-type="float" office:value="107.666666666667" calcext:value-type="float">
            <text:p>107.66666666666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([.$B$10]*[.A17])+[.$B$11]" office:value-type="float" office:value="108.333333333333" calcext:value-type="float">
            <text:p>108.33333333333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table:formula="of:=([.$B$10]*[.A18])+[.$B$11]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([.$B$10]*[.A19])+[.$B$11]" office:value-type="float" office:value="109.666666666667" calcext:value-type="float">
            <text:p>109.666666666667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eak (y)</text:p>
          </table:table-cell>
          <table:table-cell office:value-type="string" calcext:value-type="string">
            <text:p>index (x)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2</text:p>
          </table:table-cell>
          <table:table-cell table:number-columns-repeated="3"/>
        </table:table-row>
        <table:table-row table:style-name="ro1">
          <table:table-cell office:value-type="float" office:value="102.57" calcext:value-type="float">
            <text:p>102.57</text:p>
          </table:table-cell>
          <table:table-cell office:value-type="float" office:value="1" calcext:value-type="float">
            <text:p>1</text:p>
          </table:table-cell>
          <table:table-cell table:formula="of:=[.A23]*[.B23]" office:value-type="float" office:value="102.57" calcext:value-type="float">
            <text:p>102.57</text:p>
          </table:table-cell>
          <table:table-cell table:formula="of:=POWER([.B23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.32" calcext:value-type="float">
            <text:p>102.32</text:p>
          </table:table-cell>
          <table:table-cell office:value-type="float" office:value="2" calcext:value-type="float">
            <text:p>2</text:p>
          </table:table-cell>
          <table:table-cell table:formula="of:=[.A24]*[.B24]" office:value-type="float" office:value="204.64" calcext:value-type="float">
            <text:p>204.64</text:p>
          </table:table-cell>
          <table:table-cell table:formula="of:=POWER([.B24];2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2.01" calcext:value-type="float">
            <text:p>102.01</text:p>
          </table:table-cell>
          <table:table-cell office:value-type="float" office:value="6" calcext:value-type="float">
            <text:p>6</text:p>
          </table:table-cell>
          <table:table-cell table:formula="of:=[.A25]*[.B25]" office:value-type="float" office:value="612.06" calcext:value-type="float">
            <text:p>612.06</text:p>
          </table:table-cell>
          <table:table-cell table:formula="of:=POWER([.B25];2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x</text:p>
          </table:table-cell>
          <table:table-cell table:formula="of:=SUM([.B23:.B25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y </text:p>
          </table:table-cell>
          <table:table-cell table:formula="of:=SUM([.A23:.A25])" office:value-type="float" office:value="306.9" calcext:value-type="float">
            <text:p>306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xy</text:p>
          </table:table-cell>
          <table:table-cell table:formula="of:=SUM([.C23:.C25])" office:value-type="float" office:value="919.27" calcext:value-type="float">
            <text:p>919.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x2</text:p>
          </table:table-cell>
          <table:table-cell table:formula="of:=SUM([.D23:.D25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ope</text:p>
          </table:table-cell>
          <table:table-cell table:formula="of:=([.C32]-[.D32])/([.E32]-[.F32])" office:value-type="float" office:value="-0.102142857142856" calcext:value-type="float">
            <text:p>-0.102142857142856</text:p>
          </table:table-cell>
          <table:table-cell table:formula="of:=[.B27]*[.B30]" office:value-type="float" office:value="2757.81" calcext:value-type="float">
            <text:p>2757.81</text:p>
          </table:table-cell>
          <table:table-cell table:formula="of:=[.B28]*[.B29]" office:value-type="float" office:value="2762.1" calcext:value-type="float">
            <text:p>2762.1</text:p>
          </table:table-cell>
          <table:table-cell table:formula="of:=[.B27]*[.B31]" office:value-type="float" office:value="123" calcext:value-type="float">
            <text:p>123</text:p>
          </table:table-cell>
          <table:table-cell table:formula="of:=[.B28]^2"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intercept</text:p>
          </table:table-cell>
          <table:table-cell table:formula="of:=[.C33]/[.B27]" office:value-type="float" office:value="102.606428571429" calcext:value-type="float">
            <text:p>102.606428571429</text:p>
          </table:table-cell>
          <table:table-cell table:formula="of:=[.B29]-[.D33]" office:value-type="float" office:value="307.819285714286" calcext:value-type="float">
            <text:p>307.819285714286</text:p>
          </table:table-cell>
          <table:table-cell table:formula="of:=[.B32]*[.B28]" office:value-type="float" office:value="-0.919285714285707" calcext:value-type="float">
            <text:p>-0.91928571428570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([.$B$32]*[.A35])+[.$B$33]" office:value-type="float" office:value="102.606428571429" calcext:value-type="float">
            <text:p>102.60642857142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.57" calcext:value-type="float">
            <text:p>102.57</text:p>
          </table:table-cell>
          <table:table-cell table:formula="of:=([.$B$32]*[.A36])+[.$B$33]" office:value-type="float" office:value="102.504285714286" calcext:value-type="float">
            <text:p>102.50428571428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.32" calcext:value-type="float">
            <text:p>102.32</text:p>
          </table:table-cell>
          <table:table-cell table:formula="of:=([.$B$32]*[.A37])+[.$B$33]" office:value-type="float" office:value="102.402142857143" calcext:value-type="float">
            <text:p>102.40214285714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([.$B$32]*[.A38])+[.$B$33]" office:value-type="float" office:value="102.3" calcext:value-type="float">
            <text:p>102.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([.$B$32]*[.A39])+[.$B$33]" office:value-type="float" office:value="102.197857142857" calcext:value-type="float">
            <text:p>102.19785714285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([.$B$32]*[.A40])+[.$B$33]" office:value-type="float" office:value="102.095714285714" calcext:value-type="float">
            <text:p>102.09571428571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.01" calcext:value-type="float">
            <text:p>102.01</text:p>
          </table:table-cell>
          <table:table-cell table:formula="of:=([.$B$32]*[.A41])+[.$B$33]" office:value-type="float" office:value="101.993571428571" calcext:value-type="float">
            <text:p>101.99357142857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([.$B$32]*[.A42])+[.$B$33]" office:value-type="float" office:value="101.891428571429" calcext:value-type="float">
            <text:p>101.891428571429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eak (y)</text:p>
          </table:table-cell>
          <table:table-cell office:value-type="string" calcext:value-type="string">
            <text:p>index (x)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2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formula="of:=[.A46]*[.B46]" office:value-type="float" office:value="190" calcext:value-type="float">
            <text:p>190</text:p>
          </table:table-cell>
          <table:table-cell table:formula="of:=POWER([.B46];2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formula="of:=[.A47]*[.B47]" office:value-type="float" office:value="465" calcext:value-type="float">
            <text:p>465</text:p>
          </table:table-cell>
          <table:table-cell table:formula="of:=POWER([.B47];2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x</text:p>
          </table:table-cell>
          <table:table-cell table:formula="of:=SUM([.B46:.B47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y </text:p>
          </table:table-cell>
          <table:table-cell table:formula="of:=SUM([.A46:.A47])"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xy</text:p>
          </table:table-cell>
          <table:table-cell table:formula="of:=SUM([.C46:.C47])" office:value-type="float" office:value="655" calcext:value-type="float">
            <text:p>6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x2</text:p>
          </table:table-cell>
          <table:table-cell table:formula="of:=SUM([.D46:.D47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ope</text:p>
          </table:table-cell>
          <table:table-cell table:formula="of:=([.C54]-[.D54])/([.E54]-[.F54])" office:value-type="float" office:value="-0.666666666666667" calcext:value-type="float">
            <text:p>-0.666666666666667</text:p>
          </table:table-cell>
          <table:table-cell table:formula="of:=[.B49]*[.B52]" office:value-type="float" office:value="1310" calcext:value-type="float">
            <text:p>1310</text:p>
          </table:table-cell>
          <table:table-cell table:formula="of:=[.B50]*[.B51]" office:value-type="float" office:value="1316" calcext:value-type="float">
            <text:p>1316</text:p>
          </table:table-cell>
          <table:table-cell table:formula="of:=[.B49]*[.B53]" office:value-type="float" office:value="58" calcext:value-type="float">
            <text:p>58</text:p>
          </table:table-cell>
          <table:table-cell table:formula="of:=[.B50]^2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intercept</text:p>
          </table:table-cell>
          <table:table-cell table:formula="of:=[.C55]/[.B49]" office:value-type="float" office:value="96.3333333333333" calcext:value-type="float">
            <text:p>96.3333333333333</text:p>
          </table:table-cell>
          <table:table-cell table:formula="of:=[.B51]-[.D55]" office:value-type="float" office:value="192.666666666667" calcext:value-type="float">
            <text:p>192.666666666667</text:p>
          </table:table-cell>
          <table:table-cell table:formula="of:=[.B54]*[.B50]" office:value-type="float" office:value="-4.66666666666667" calcext:value-type="float">
            <text:p>-4.6666666666666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([.$B$54]*[.A57])+[.$B$55]" office:value-type="float" office:value="96.3333333333333" calcext:value-type="float">
            <text:p>96.333333333333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([.$B$54]*[.A58])+[.$B$55]" office:value-type="float" office:value="95.6666666666667" calcext:value-type="float">
            <text:p>95.666666666666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formula="of:=([.$B$54]*[.A59])+[.$B$55]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([.$B$54]*[.A60])+[.$B$55]" office:value-type="float" office:value="94.3333333333333" calcext:value-type="float">
            <text:p>94.333333333333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([.$B$54]*[.A61])+[.$B$55]" office:value-type="float" office:value="93.6666666666667" calcext:value-type="float">
            <text:p>93.666666666666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formula="of:=([.$B$54]*[.A62])+[.$B$55]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([.$B$54]*[.A63])+[.$B$55]" office:value-type="float" office:value="92.3333333333333" calcext:value-type="float">
            <text:p>92.3333333333333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eak (y)</text:p>
          </table:table-cell>
          <table:table-cell office:value-type="string" calcext:value-type="string">
            <text:p>index (x)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2</text:p>
          </table:table-cell>
          <table:table-cell table:number-columns-repeated="3"/>
        </table:table-row>
        <table:table-row table:style-name="ro1">
          <table:table-cell office:value-type="float" office:value="98.75" calcext:value-type="float">
            <text:p>98.75</text:p>
          </table:table-cell>
          <table:table-cell office:value-type="float" office:value="1" calcext:value-type="float">
            <text:p>1</text:p>
          </table:table-cell>
          <table:table-cell table:formula="of:=[.A67]*[.B67]" office:value-type="float" office:value="98.75" calcext:value-type="float">
            <text:p>98.75</text:p>
          </table:table-cell>
          <table:table-cell table:formula="of:=POWER([.B6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8.98" calcext:value-type="float">
            <text:p>98.98</text:p>
          </table:table-cell>
          <table:table-cell office:value-type="float" office:value="3" calcext:value-type="float">
            <text:p>3</text:p>
          </table:table-cell>
          <table:table-cell table:formula="of:=[.A68]*[.B68]" office:value-type="float" office:value="296.94" calcext:value-type="float">
            <text:p>296.94</text:p>
          </table:table-cell>
          <table:table-cell table:formula="of:=POWER([.B68];2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x</text:p>
          </table:table-cell>
          <table:table-cell table:formula="of:=SUM([.B67:.B68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y </text:p>
          </table:table-cell>
          <table:table-cell table:formula="of:=SUM([.A67:.A68])" office:value-type="float" office:value="197.73" calcext:value-type="float">
            <text:p>197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xy</text:p>
          </table:table-cell>
          <table:table-cell table:formula="of:=SUM([.C67:.C68])" office:value-type="float" office:value="395.69" calcext:value-type="float">
            <text:p>395.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x2</text:p>
          </table:table-cell>
          <table:table-cell table:formula="of:=SUM([.D67:.D68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ope</text:p>
          </table:table-cell>
          <table:table-cell table:formula="of:=([.C75]-[.D75])/([.E75]-[.F75])" office:value-type="float" office:value="0.114999999999981" calcext:value-type="float">
            <text:p>0.114999999999981</text:p>
          </table:table-cell>
          <table:table-cell table:formula="of:=[.B70]*[.B73]" office:value-type="float" office:value="791.38" calcext:value-type="float">
            <text:p>791.38</text:p>
          </table:table-cell>
          <table:table-cell table:formula="of:=[.B71]*[.B72]" office:value-type="float" office:value="790.92" calcext:value-type="float">
            <text:p>790.92</text:p>
          </table:table-cell>
          <table:table-cell table:formula="of:=[.B70]*[.B74]" office:value-type="float" office:value="20" calcext:value-type="float">
            <text:p>20</text:p>
          </table:table-cell>
          <table:table-cell table:formula="of:=[.B71]^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ntercept</text:p>
          </table:table-cell>
          <table:table-cell table:formula="of:=[.C76]/[.B70]" office:value-type="float" office:value="98.6350000000001" calcext:value-type="float">
            <text:p>98.6350000000001</text:p>
          </table:table-cell>
          <table:table-cell table:formula="of:=[.B72]-[.D76]" office:value-type="float" office:value="197.27" calcext:value-type="float">
            <text:p>197.27</text:p>
          </table:table-cell>
          <table:table-cell table:formula="of:=[.B75]*[.B71]" office:value-type="float" office:value="0.459999999999923" calcext:value-type="float">
            <text:p>0.45999999999992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([.$B$75]*[.A78])+[.$B$76]" office:value-type="float" office:value="98.6350000000001" calcext:value-type="float">
            <text:p>98.635000000000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.75" calcext:value-type="float">
            <text:p>98.75</text:p>
          </table:table-cell>
          <table:table-cell table:formula="of:=([.$B$75]*[.A79])+[.$B$76]" office:value-type="float" office:value="98.75" calcext:value-type="float">
            <text:p>98.7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([.$B$75]*[.A80])+[.$B$76]" office:value-type="float" office:value="98.865" calcext:value-type="float">
            <text:p>98.86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.98" calcext:value-type="float">
            <text:p>98.98</text:p>
          </table:table-cell>
          <table:table-cell table:formula="of:=([.$B$75]*[.A81])+[.$B$76]" office:value-type="float" office:value="98.98" calcext:value-type="float">
            <text:p>98.9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([.$B$75]*[.A82])+[.$B$76]" office:value-type="float" office:value="99.095" calcext:value-type="float">
            <text:p>99.09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([.$B$75]*[.A83])+[.$B$76]" office:value-type="float" office:value="99.21" calcext:value-type="float">
            <text:p>99.2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([.$B$75]*[.A84])+[.$B$76]" office:value-type="float" office:value="99.3249999999999" calcext:value-type="float">
            <text:p>99.3249999999999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eak (y)</text:p>
          </table:table-cell>
          <table:table-cell office:value-type="string" calcext:value-type="string">
            <text:p>index (x)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A88]*[.B88]" office:value-type="float" office:value="0" calcext:value-type="float">
            <text:p>0</text:p>
          </table:table-cell>
          <table:table-cell table:formula="of:=POWER([.B88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[.A89]*[.B89]" office:value-type="float" office:value="102" calcext:value-type="float">
            <text:p>102</text:p>
          </table:table-cell>
          <table:table-cell table:formula="of:=POWER([.B8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formula="of:=[.A90]*[.B90]" office:value-type="float" office:value="206" calcext:value-type="float">
            <text:p>206</text:p>
          </table:table-cell>
          <table:table-cell table:formula="of:=POWER([.B90];2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formula="of:=[.A91]*[.B91]" office:value-type="float" office:value="303" calcext:value-type="float">
            <text:p>303</text:p>
          </table:table-cell>
          <table:table-cell table:formula="of:=POWER([.B91];2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A92]*[.B92]" office:value-type="float" office:value="400" calcext:value-type="float">
            <text:p>400</text:p>
          </table:table-cell>
          <table:table-cell table:formula="of:=POWER([.B92];2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x</text:p>
          </table:table-cell>
          <table:table-cell table:formula="of:=SUM([.B88:.B92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y </text:p>
          </table:table-cell>
          <table:table-cell table:formula="of:=SUM([.A88:.A92])" office:value-type="float" office:value="506" calcext:value-type="float">
            <text:p>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xy</text:p>
          </table:table-cell>
          <table:table-cell table:formula="of:=SUM([.C88:.C92])" office:value-type="float" office:value="1011" calcext:value-type="float">
            <text:p>1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x2</text:p>
          </table:table-cell>
          <table:table-cell table:formula="of:=SUM([.D88:.D92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ope</text:p>
          </table:table-cell>
          <table:table-cell table:formula="of:=([.C99]-[.D99])/([.E99]-[.F99])" office:value-type="float" office:value="-0.1" calcext:value-type="float">
            <text:p>-0.1</text:p>
          </table:table-cell>
          <table:table-cell table:formula="of:=[.B94]*[.B97]" office:value-type="float" office:value="5055" calcext:value-type="float">
            <text:p>5055</text:p>
          </table:table-cell>
          <table:table-cell table:formula="of:=[.B95]*[.B96]" office:value-type="float" office:value="5060" calcext:value-type="float">
            <text:p>5060</text:p>
          </table:table-cell>
          <table:table-cell table:formula="of:=[.B94]*[.B98]" office:value-type="float" office:value="150" calcext:value-type="float">
            <text:p>150</text:p>
          </table:table-cell>
          <table:table-cell table:formula="of:=[.B95]^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intercept</text:p>
          </table:table-cell>
          <table:table-cell table:formula="of:=[.C100]/[.B94]" office:value-type="float" office:value="101.4" calcext:value-type="float">
            <text:p>101.4</text:p>
          </table:table-cell>
          <table:table-cell table:formula="of:=[.B96]-[.D100]" office:value-type="float" office:value="507" calcext:value-type="float">
            <text:p>507</text:p>
          </table:table-cell>
          <table:table-cell table:formula="of:=[.B99]*[.B95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([.$B$99]*[.A102])+[.$B$100]" office:value-type="float" office:value="101.4" calcext:value-type="float">
            <text:p>101.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formula="of:=([.$B$99]*[.A103])+[.$B$100]" office:value-type="float" office:value="101.3" calcext:value-type="float">
            <text:p>101.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formula="of:=([.$B$99]*[.A104])+[.$B$100]" office:value-type="float" office:value="101.2" calcext:value-type="float">
            <text:p>101.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formula="of:=([.$B$99]*[.A105])+[.$B$100]" office:value-type="float" office:value="101.1" calcext:value-type="float">
            <text:p>101.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([.$B$99]*[.A106])+[.$B$100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([.$B$99]*[.A107])+[.$B$100]" office:value-type="float" office:value="100.9" calcext:value-type="float">
            <text:p>100.9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eak (y)</text:p>
          </table:table-cell>
          <table:table-cell office:value-type="string" calcext:value-type="string">
            <text:p>index (x)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2</text:p>
          </table:table-cell>
          <table:table-cell table:number-columns-repeated="3"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table:formula="of:=[.A111]*[.B111]" office:value-type="float" office:value="0" calcext:value-type="float">
            <text:p>0</text:p>
          </table:table-cell>
          <table:table-cell table:formula="of:=POWER([.B111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.46" calcext:value-type="float">
            <text:p>100.46</text:p>
          </table:table-cell>
          <table:table-cell office:value-type="float" office:value="1" calcext:value-type="float">
            <text:p>1</text:p>
          </table:table-cell>
          <table:table-cell table:formula="of:=[.A112]*[.B112]" office:value-type="float" office:value="100.46" calcext:value-type="float">
            <text:p>100.46</text:p>
          </table:table-cell>
          <table:table-cell table:formula="of:=POWER([.B112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2" calcext:value-type="float">
            <text:p>2</text:p>
          </table:table-cell>
          <table:table-cell table:formula="of:=[.A113]*[.B113]" office:value-type="float" office:value="201.06" calcext:value-type="float">
            <text:p>201.06</text:p>
          </table:table-cell>
          <table:table-cell table:formula="of:=POWER([.B113];2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0.38" calcext:value-type="float">
            <text:p>100.38</text:p>
          </table:table-cell>
          <table:table-cell office:value-type="float" office:value="3" calcext:value-type="float">
            <text:p>3</text:p>
          </table:table-cell>
          <table:table-cell table:formula="of:=[.A114]*[.B114]" office:value-type="float" office:value="301.14" calcext:value-type="float">
            <text:p>301.14</text:p>
          </table:table-cell>
          <table:table-cell table:formula="of:=POWER([.B114];2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float" office:value="4" calcext:value-type="float">
            <text:p>4</text:p>
          </table:table-cell>
          <table:table-cell table:formula="of:=[.A115]*[.B115]" office:value-type="float" office:value="400.76" calcext:value-type="float">
            <text:p>400.76</text:p>
          </table:table-cell>
          <table:table-cell table:formula="of:=POWER([.B115];2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x</text:p>
          </table:table-cell>
          <table:table-cell table:formula="of:=SUM([.B111:.B115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y </text:p>
          </table:table-cell>
          <table:table-cell table:formula="of:=SUM([.A111:.A115])" office:value-type="float" office:value="501.76" calcext:value-type="float">
            <text:p>501.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xy</text:p>
          </table:table-cell>
          <table:table-cell table:formula="of:=SUM([.C111:.C115])" office:value-type="float" office:value="1003.42" calcext:value-type="float">
            <text:p>1003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x2</text:p>
          </table:table-cell>
          <table:table-cell table:formula="of:=SUM([.D111:.D115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ope</text:p>
          </table:table-cell>
          <table:table-cell table:formula="of:=([.C122]-[.D122])/([.E122]-[.F122])" office:value-type="float" office:value="-0.0100000000000182" calcext:value-type="float">
            <text:p>-0.0100000000000182</text:p>
          </table:table-cell>
          <table:table-cell table:formula="of:=[.B117]*[.B120]" office:value-type="float" office:value="5017.1" calcext:value-type="float">
            <text:p>5017.1</text:p>
          </table:table-cell>
          <table:table-cell table:formula="of:=[.B118]*[.B119]" office:value-type="float" office:value="5017.6" calcext:value-type="float">
            <text:p>5017.6</text:p>
          </table:table-cell>
          <table:table-cell table:formula="of:=[.B117]*[.B121]" office:value-type="float" office:value="150" calcext:value-type="float">
            <text:p>150</text:p>
          </table:table-cell>
          <table:table-cell table:formula="of:=[.B118]^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intercept</text:p>
          </table:table-cell>
          <table:table-cell table:formula="of:=[.C123]/[.B117]" office:value-type="float" office:value="100.372" calcext:value-type="float">
            <text:p>100.372</text:p>
          </table:table-cell>
          <table:table-cell table:formula="of:=[.B119]-[.D123]" office:value-type="float" office:value="501.86" calcext:value-type="float">
            <text:p>501.86</text:p>
          </table:table-cell>
          <table:table-cell table:formula="of:=[.B122]*[.B118]" office:value-type="float" office:value="-0.100000000000182" calcext:value-type="float">
            <text:p>-0.10000000000018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.2" calcext:value-type="float">
            <text:p>100.2</text:p>
          </table:table-cell>
          <table:table-cell table:formula="of:=([.$B$122]*[.A125])+[.$B$123]" office:value-type="float" office:value="100.372" calcext:value-type="float">
            <text:p>100.37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.46" calcext:value-type="float">
            <text:p>100.46</text:p>
          </table:table-cell>
          <table:table-cell table:formula="of:=([.$B$122]*[.A126])+[.$B$123]" office:value-type="float" office:value="100.362" calcext:value-type="float">
            <text:p>100.36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.53" calcext:value-type="float">
            <text:p>100.53</text:p>
          </table:table-cell>
          <table:table-cell table:formula="of:=([.$B$122]*[.A127])+[.$B$123]" office:value-type="float" office:value="100.352" calcext:value-type="float">
            <text:p>100.35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.38" calcext:value-type="float">
            <text:p>100.38</text:p>
          </table:table-cell>
          <table:table-cell table:formula="of:=([.$B$122]*[.A128])+[.$B$123]" office:value-type="float" office:value="100.342" calcext:value-type="float">
            <text:p>100.34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.19" calcext:value-type="float">
            <text:p>100.19</text:p>
          </table:table-cell>
          <table:table-cell table:formula="of:=([.$B$122]*[.A129])+[.$B$123]" office:value-type="float" office:value="100.332" calcext:value-type="float">
            <text:p>100.33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([.$B$122]*[.A130])+[.$B$123]" office:value-type="float" office:value="100.322" calcext:value-type="float">
            <text:p>100.322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A134]*[.B134]" office:value-type="float" office:value="0" calcext:value-type="float">
            <text:p>0</text:p>
          </table:table-cell>
          <table:table-cell table:formula="of:=[.B134]^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[.A135]*[.B135]" office:value-type="float" office:value="102" calcext:value-type="float">
            <text:p>102</text:p>
          </table:table-cell>
          <table:table-cell table:formula="of:=[.B135]^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formula="of:=[.A136]*[.B136]" office:value-type="float" office:value="206" calcext:value-type="float">
            <text:p>206</text:p>
          </table:table-cell>
          <table:table-cell table:formula="of:=[.B136]^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x</text:p>
          </table:table-cell>
          <table:table-cell table:formula="of:=SUM([.B134:.B136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y </text:p>
          </table:table-cell>
          <table:table-cell table:formula="of:=SUM([.A134:.A136])" office:value-type="float" office:value="305" calcext:value-type="float">
            <text:p>3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xy</text:p>
          </table:table-cell>
          <table:table-cell table:formula="of:=SUM([.C134:.C136])"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x2</text:p>
          </table:table-cell>
          <table:table-cell table:formula="of:=SUM([.D134:.D136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ope</text:p>
          </table:table-cell>
          <table:table-cell table:formula="of:=([.C143]-[.D143])/([.E143]-[.F143])" office:value-type="float" office:value="1.5" calcext:value-type="float">
            <text:p>1.5</text:p>
          </table:table-cell>
          <table:table-cell table:formula="of:=[.B138]*[.B141]" office:value-type="float" office:value="924" calcext:value-type="float">
            <text:p>924</text:p>
          </table:table-cell>
          <table:table-cell table:formula="of:=[.B139]*[.B140]" office:value-type="float" office:value="915" calcext:value-type="float">
            <text:p>915</text:p>
          </table:table-cell>
          <table:table-cell table:formula="of:=[.B138]*[.B142]" office:value-type="float" office:value="15" calcext:value-type="float">
            <text:p>15</text:p>
          </table:table-cell>
          <table:table-cell table:formula="of:=[.B139]^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ntercept</text:p>
          </table:table-cell>
          <table:table-cell table:formula="of:=[.C144]/[.B138]" office:value-type="float" office:value="100.166666666667" calcext:value-type="float">
            <text:p>100.166666666667</text:p>
          </table:table-cell>
          <table:table-cell table:formula="of:=[.B140]-[.D144]" office:value-type="float" office:value="300.5" calcext:value-type="float">
            <text:p>300.5</text:p>
          </table:table-cell>
          <table:table-cell table:formula="of:=[.B143]*[.B139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([.$B$143]*[.A146])+[.$B$144]" office:value-type="float" office:value="100.166666666667" calcext:value-type="float">
            <text:p>100.166666666667</text:p>
          </table:table-cell>
          <table:table-cell table:number-columns-repeated="3"/>
          <table:table-cell table:formula="of:=COM.MICROSOFT.STDEV.P([.C146:.C148])" office:value-type="float" office:value="1.22474487139159" calcext:value-type="float">
            <text:p>1.22474487139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formula="of:=([.$B$143]*[.A147])+[.$B$144]" office:value-type="float" office:value="101.666666666667" calcext:value-type="float">
            <text:p>101.666666666667</text:p>
          </table:table-cell>
          <table:table-cell table:number-columns-repeated="3"/>
          <table:table-cell table:formula="of:=(1/2)^[.B138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formula="of:=([.$B$143]*[.A148])+[.$B$144]" office:value-type="float" office:value="103.166666666667" calcext:value-type="float">
            <text:p>103.166666666667</text:p>
          </table:table-cell>
          <table:table-cell office:value-type="float" office:value="102.242006838145" calcext:value-type="float">
            <text:p>102.242006838145</text:p>
          </table:table-cell>
          <table:table-cell office:value-type="float" office:value="105.757993161855" calcext:value-type="float">
            <text:p>105.757993161855</text:p>
          </table:table-cell>
          <table:table-cell/>
          <table:table-cell table:formula="of:=[.G146]+[.G147]" office:value-type="float" office:value="1.34974487139159" calcext:value-type="float">
            <text:p>1.349744871391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formula="of:=([.$B$143]*[.A149])+[.$B$144]" office:value-type="float" office:value="104.666666666667" calcext:value-type="float">
            <text:p>104.666666666667</text:p>
          </table:table-cell>
          <table:table-cell table:formula="of:=[.C149]-[.G148]" office:value-type="float" office:value="103.316921795275" calcext:value-type="float">
            <text:p>103.316921795275</text:p>
          </table:table-cell>
          <table:table-cell table:formula="of:=[.C149]+[.G148]" office:value-type="float" office:value="106.016411538058" calcext:value-type="float">
            <text:p>106.016411538058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2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A153]*[.B153]" office:value-type="float" office:value="0" calcext:value-type="float">
            <text:p>0</text:p>
          </table:table-cell>
          <table:table-cell table:formula="of:=[.B153]^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A154]*[.B154]" office:value-type="float" office:value="99" calcext:value-type="float">
            <text:p>99</text:p>
          </table:table-cell>
          <table:table-cell table:formula="of:=[.B154]^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x</text:p>
          </table:table-cell>
          <table:table-cell table:formula="of:=SUM([.B153:.B154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y </text:p>
          </table:table-cell>
          <table:table-cell table:formula="of:=SUM([.A153:.A154])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xy</text:p>
          </table:table-cell>
          <table:table-cell table:formula="of:=SUM([.C153:.C154])"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x2</text:p>
          </table:table-cell>
          <table:table-cell table:formula="of:=SUM([.D153:.D154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ope</text:p>
          </table:table-cell>
          <table:table-cell table:formula="of:=([.C161]-[.D161])/([.E161]-[.F161])" office:value-type="float" office:value="-2" calcext:value-type="float">
            <text:p>-2</text:p>
          </table:table-cell>
          <table:table-cell table:formula="of:=[.B156]*[.B159]" office:value-type="float" office:value="198" calcext:value-type="float">
            <text:p>198</text:p>
          </table:table-cell>
          <table:table-cell table:formula="of:=[.B157]*[.B158]" office:value-type="float" office:value="200" calcext:value-type="float">
            <text:p>200</text:p>
          </table:table-cell>
          <table:table-cell table:formula="of:=[.B156]*[.B160]" office:value-type="float" office:value="2" calcext:value-type="float">
            <text:p>2</text:p>
          </table:table-cell>
          <table:table-cell table:formula="of:=[.B157]^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cept</text:p>
          </table:table-cell>
          <table:table-cell table:formula="of:=[.C162]/[.B156]" office:value-type="float" office:value="101" calcext:value-type="float">
            <text:p>101</text:p>
          </table:table-cell>
          <table:table-cell table:formula="of:=[.B158]-[.D162]" office:value-type="float" office:value="202" calcext:value-type="float">
            <text:p>202</text:p>
          </table:table-cell>
          <table:table-cell table:formula="of:=[.B161]*[.B157]"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([.$B$161]*[.A164])+[.$B$162]" office:value-type="float" office:value="101" calcext:value-type="float">
            <text:p>101</text:p>
          </table:table-cell>
          <table:table-cell table:number-columns-repeated="3"/>
          <table:table-cell table:formula="of:=COM.MICROSOFT.STDEV.P([.C164:.C166])" office:value-type="float" office:value="1.63299316185545" calcext:value-type="float">
            <text:p>1.632993161855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formula="of:=([.$B$161]*[.A165])+[.$B$162]" office:value-type="float" office:value="99" calcext:value-type="float">
            <text:p>99</text:p>
          </table:table-cell>
          <table:table-cell table:number-columns-repeated="3"/>
          <table:table-cell table:formula="of:=(1/2)^2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formula="of:=([.$B$161]*[.A166])+[.$B$162]" office:value-type="float" office:value="97" calcext:value-type="float">
            <text:p>97</text:p>
          </table:table-cell>
          <table:table-cell table:formula="of:=[.C166]-[.G166]" office:value-type="float" office:value="95.1170068381446" calcext:value-type="float">
            <text:p>95.1170068381446</text:p>
          </table:table-cell>
          <table:table-cell table:formula="of:=[.C166]+[.G166]" office:value-type="float" office:value="98.8829931618555" calcext:value-type="float">
            <text:p>98.8829931618555</text:p>
          </table:table-cell>
          <table:table-cell/>
          <table:table-cell table:formula="of:=[.G164]+[.G165]" office:value-type="float" office:value="1.88299316185545" calcext:value-type="float">
            <text:p>1.8829931618554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A170]*[.B170]" office:value-type="float" office:value="0" calcext:value-type="float">
            <text:p>0</text:p>
          </table:table-cell>
          <table:table-cell table:formula="of:=[.B170]^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[.A171]*[.B171]" office:value-type="float" office:value="102" calcext:value-type="float">
            <text:p>102</text:p>
          </table:table-cell>
          <table:table-cell table:formula="of:=[.B171]^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formula="of:=[.A172]*[.B172]" office:value-type="float" office:value="206" calcext:value-type="float">
            <text:p>206</text:p>
          </table:table-cell>
          <table:table-cell table:formula="of:=[.B172]^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A173]*[.B173]" office:value-type="float" office:value="318" calcext:value-type="float">
            <text:p>318</text:p>
          </table:table-cell>
          <table:table-cell table:formula="of:=[.B173]^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formula="of:=[.A174]*[.B174]" office:value-type="float" office:value="428" calcext:value-type="float">
            <text:p>428</text:p>
          </table:table-cell>
          <table:table-cell table:formula="of:=[.B174]^2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x</text:p>
          </table:table-cell>
          <table:table-cell table:formula="of:=SUM([.B170:.B174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y </text:p>
          </table:table-cell>
          <table:table-cell table:formula="of:=SUM([.A170:.A174])" office:value-type="float" office:value="517" calcext:value-type="float">
            <text:p>5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xy</text:p>
          </table:table-cell>
          <table:table-cell table:formula="of:=SUM([.C170:.C174])" office:value-type="float" office:value="1054" calcext:value-type="float">
            <text:p>10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x2</text:p>
          </table:table-cell>
          <table:table-cell table:formula="of:=SUM([.D170:.D174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ope</text:p>
          </table:table-cell>
          <table:table-cell table:formula="of:=([.C181]-[.D181])/([.E181]-[.F181])" office:value-type="float" office:value="2" calcext:value-type="float">
            <text:p>2</text:p>
          </table:table-cell>
          <table:table-cell table:formula="of:=[.B176]*[.B179]" office:value-type="float" office:value="5270" calcext:value-type="float">
            <text:p>5270</text:p>
          </table:table-cell>
          <table:table-cell table:formula="of:=[.B177]*[.B178]" office:value-type="float" office:value="5170" calcext:value-type="float">
            <text:p>5170</text:p>
          </table:table-cell>
          <table:table-cell table:formula="of:=[.B176]*[.B180]" office:value-type="float" office:value="150" calcext:value-type="float">
            <text:p>150</text:p>
          </table:table-cell>
          <table:table-cell table:formula="of:=[.B177]^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intercept</text:p>
          </table:table-cell>
          <table:table-cell table:formula="of:=[.C182]/[.B176]" office:value-type="float" office:value="99.4" calcext:value-type="float">
            <text:p>99.4</text:p>
          </table:table-cell>
          <table:table-cell table:formula="of:=[.B178]-[.D182]" office:value-type="float" office:value="497" calcext:value-type="float">
            <text:p>497</text:p>
          </table:table-cell>
          <table:table-cell table:formula="of:=[.B181]*[.B177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formula="of:=([.$B$181]*[.A184])+[.$B$182]" office:value-type="float" office:value="99.4" calcext:value-type="float">
            <text:p>99.4</text:p>
          </table:table-cell>
          <table:table-cell table:number-columns-repeated="3"/>
          <table:table-cell table:formula="of:=COM.MICROSOFT.STDEV.P([.C184:.C186])" office:value-type="float" office:value="1.63299316185545" calcext:value-type="float">
            <text:p>1.632993161855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formula="of:=([.$B$181]*[.A185])+[.$B$182]" office:value-type="float" office:value="101.4" calcext:value-type="float">
            <text:p>101.4</text:p>
          </table:table-cell>
          <table:table-cell table:number-columns-repeated="3"/>
          <table:table-cell table:formula="of:=(1/2)^[.B176]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formula="of:=([.$B$181]*[.A186])+[.$B$182]" office:value-type="float" office:value="103.4" calcext:value-type="float">
            <text:p>103.4</text:p>
          </table:table-cell>
          <table:table-cell office:value-type="float" office:value="102.425510257217" calcext:value-type="float">
            <text:p>102.425510257217</text:p>
          </table:table-cell>
          <table:table-cell office:value-type="float" office:value="107.574489742783" calcext:value-type="float">
            <text:p>107.574489742783</text:p>
          </table:table-cell>
          <table:table-cell/>
          <table:table-cell table:formula="of:=[.G184]+[.G185]" office:value-type="float" office:value="1.66424316185545" calcext:value-type="float">
            <text:p>1.664243161855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table:formula="of:=([.$B$181]*[.A187])+[.$B$182]" office:value-type="float" office:value="105.4" calcext:value-type="float">
            <text:p>105.4</text:p>
          </table:table-cell>
          <table:table-cell office:value-type="float" office:value="103.575340171478" calcext:value-type="float">
            <text:p>103.575340171478</text:p>
          </table:table-cell>
          <table:table-cell office:value-type="float" office:value="107.091326495189" calcext:value-type="float">
            <text:p>107.09132649518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table:formula="of:=([.$B$181]*[.A188])+[.$B$182]" office:value-type="float" office:value="107.4" calcext:value-type="float">
            <text:p>107.4</text:p>
          </table:table-cell>
          <table:table-cell office:value-type="float" office:value="106.078707521959" calcext:value-type="float">
            <text:p>106.078707521959</text:p>
          </table:table-cell>
          <table:table-cell office:value-type="float" office:value="109.921292478041" calcext:value-type="float">
            <text:p>109.92129247804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formula="of:=([.$B$181]*[.A189])+[.$B$182]" office:value-type="float" office:value="109.4" calcext:value-type="float">
            <text:p>109.4</text:p>
          </table:table-cell>
          <table:table-cell table:formula="of:=[.C189]-[.$G$186]" office:value-type="float" office:value="107.735756838145" calcext:value-type="float">
            <text:p>107.735756838145</text:p>
          </table:table-cell>
          <table:table-cell table:formula="of:=[.C189]+[.$G$186]" office:value-type="float" office:value="111.064243161855" calcext:value-type="float">
            <text:p>111.064243161855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2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A193]*[.B193]" office:value-type="float" office:value="0" calcext:value-type="float">
            <text:p>0</text:p>
          </table:table-cell>
          <table:table-cell table:formula="of:=[.B193]^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A194]*[.B194]" office:value-type="float" office:value="104" calcext:value-type="float">
            <text:p>104</text:p>
          </table:table-cell>
          <table:table-cell table:formula="of:=[.B194]^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x</text:p>
          </table:table-cell>
          <table:table-cell table:formula="of:=SUM([.B193:.B194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y </text:p>
          </table:table-cell>
          <table:table-cell table:formula="of:=SUM([.A193:.A194])" office:value-type="float" office:value="209" calcext:value-type="float">
            <text:p>2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xy</text:p>
          </table:table-cell>
          <table:table-cell table:formula="of:=SUM([.C193:.C194])"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x2</text:p>
          </table:table-cell>
          <table:table-cell table:formula="of:=SUM([.D193:.D194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ope</text:p>
          </table:table-cell>
          <table:table-cell table:formula="of:=([.C201]-[.D201])/([.E201]-[.F201])" office:value-type="float" office:value="-1" calcext:value-type="float">
            <text:p>-1</text:p>
          </table:table-cell>
          <table:table-cell table:formula="of:=[.B196]*[.B199]" office:value-type="float" office:value="208" calcext:value-type="float">
            <text:p>208</text:p>
          </table:table-cell>
          <table:table-cell table:formula="of:=[.B197]*[.B198]" office:value-type="float" office:value="209" calcext:value-type="float">
            <text:p>209</text:p>
          </table:table-cell>
          <table:table-cell table:formula="of:=[.B196]*[.B200]" office:value-type="float" office:value="2" calcext:value-type="float">
            <text:p>2</text:p>
          </table:table-cell>
          <table:table-cell table:formula="of:=[.B197]^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cept</text:p>
          </table:table-cell>
          <table:table-cell table:formula="of:=[.C202]/[.B196]" office:value-type="float" office:value="105" calcext:value-type="float">
            <text:p>105</text:p>
          </table:table-cell>
          <table:table-cell table:formula="of:=[.B198]-[.D202]" office:value-type="float" office:value="210" calcext:value-type="float">
            <text:p>210</text:p>
          </table:table-cell>
          <table:table-cell table:formula="of:=[.B201]*[.B197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formula="of:=([.$B$201]*[.A204])+[.$B$202]" office:value-type="float" office:value="105" calcext:value-type="float">
            <text:p>105</text:p>
          </table:table-cell>
          <table:table-cell table:number-columns-repeated="3"/>
          <table:table-cell table:formula="of:=COM.MICROSOFT.STDEV.P([.C204:.C206])" office:value-type="float" office:value="0.816496580927726" calcext:value-type="float">
            <text:p>0.8164965809277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table:formula="of:=([.$B$201]*[.A205])+[.$B$202]" office:value-type="float" office:value="104" calcext:value-type="float">
            <text:p>104</text:p>
          </table:table-cell>
          <table:table-cell table:number-columns-repeated="3"/>
          <table:table-cell table:formula="of:=(1/2)^[.B196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table:formula="of:=([.$B$201]*[.A206])+[.$B$202]" office:value-type="float" office:value="103" calcext:value-type="float">
            <text:p>103</text:p>
          </table:table-cell>
          <table:table-cell table:formula="of:=[.C206]-[.G206]" office:value-type="float" office:value="101.933503419072" calcext:value-type="float">
            <text:p>101.933503419072</text:p>
          </table:table-cell>
          <table:table-cell table:formula="of:=[.C206]+[.G206]" office:value-type="float" office:value="104.066496580928" calcext:value-type="float">
            <text:p>104.066496580928</text:p>
          </table:table-cell>
          <table:table-cell/>
          <table:table-cell table:formula="of:=[.G204]+[.G205]" office:value-type="float" office:value="1.06649658092773" calcext:value-type="float">
            <text:p>1.06649658092773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2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A210]*[.B210]" office:value-type="float" office:value="0" calcext:value-type="float">
            <text:p>0</text:p>
          </table:table-cell>
          <table:table-cell table:formula="of:=[.B210]^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A211]*[.B211]" office:value-type="float" office:value="97" calcext:value-type="float">
            <text:p>97</text:p>
          </table:table-cell>
          <table:table-cell table:formula="of:=[.B211]^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x</text:p>
          </table:table-cell>
          <table:table-cell table:formula="of:=SUM([.B210:.B211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y </text:p>
          </table:table-cell>
          <table:table-cell table:formula="of:=SUM([.A210:.A211])"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xy</text:p>
          </table:table-cell>
          <table:table-cell table:formula="of:=SUM([.C210:.C211])"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x2</text:p>
          </table:table-cell>
          <table:table-cell table:formula="of:=SUM([.D210:.D211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ope</text:p>
          </table:table-cell>
          <table:table-cell table:formula="of:=([.C218]-[.D218])/([.E218]-[.F218])" office:value-type="float" office:value="-4" calcext:value-type="float">
            <text:p>-4</text:p>
          </table:table-cell>
          <table:table-cell table:formula="of:=[.B213]*[.B216]" office:value-type="float" office:value="194" calcext:value-type="float">
            <text:p>194</text:p>
          </table:table-cell>
          <table:table-cell table:formula="of:=[.B214]*[.B215]" office:value-type="float" office:value="198" calcext:value-type="float">
            <text:p>198</text:p>
          </table:table-cell>
          <table:table-cell table:formula="of:=[.B213]*[.B217]" office:value-type="float" office:value="2" calcext:value-type="float">
            <text:p>2</text:p>
          </table:table-cell>
          <table:table-cell table:formula="of:=[.B214]^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cept</text:p>
          </table:table-cell>
          <table:table-cell table:formula="of:=[.C219]/[.B213]" office:value-type="float" office:value="101" calcext:value-type="float">
            <text:p>101</text:p>
          </table:table-cell>
          <table:table-cell table:formula="of:=[.B215]-[.D219]" office:value-type="float" office:value="202" calcext:value-type="float">
            <text:p>202</text:p>
          </table:table-cell>
          <table:table-cell table:formula="of:=[.B218]*[.B214]"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([.$B$218]*[.A221])+[.$B$219]" office:value-type="float" office:value="101" calcext:value-type="float">
            <text:p>101</text:p>
          </table:table-cell>
          <table:table-cell table:number-columns-repeated="3"/>
          <table:table-cell table:formula="of:=COM.MICROSOFT.STDEV.P([.C221:.C223])" office:value-type="float" office:value="3.2659863237109" calcext:value-type="float">
            <text:p>3.26598632371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formula="of:=([.$B$218]*[.A222])+[.$B$219]" office:value-type="float" office:value="97" calcext:value-type="float">
            <text:p>97</text:p>
          </table:table-cell>
          <table:table-cell table:number-columns-repeated="3"/>
          <table:table-cell table:formula="of:=(1/2)^[.B213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([.$B$218]*[.A223])+[.$B$219]" office:value-type="float" office:value="93" calcext:value-type="float">
            <text:p>93</text:p>
          </table:table-cell>
          <table:table-cell table:formula="of:=[.C223]-[.G223]" office:value-type="float" office:value="89.4840136762891" calcext:value-type="float">
            <text:p>89.4840136762891</text:p>
          </table:table-cell>
          <table:table-cell table:formula="of:=[.C223]+[.G223]" office:value-type="float" office:value="96.5159863237109" calcext:value-type="float">
            <text:p>96.5159863237109</text:p>
          </table:table-cell>
          <table:table-cell/>
          <table:table-cell table:formula="of:=[.G221]+[.G222]" office:value-type="float" office:value="3.5159863237109" calcext:value-type="float">
            <text:p>3.5159863237109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227]*[.B227]" office:value-type="float" office:value="200" calcext:value-type="float">
            <text:p>200</text:p>
          </table:table-cell>
          <table:table-cell table:formula="of:=[.B227]^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: join all the above up, maybe there’s a way to include volatility?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20:40:27.307368107</meta:creation-date>
    <dc:date>2024-05-23T22:52:34.386401613</dc:date>
    <meta:editing-duration>P4DT28M47S</meta:editing-duration>
    <meta:editing-cycles>75</meta:editing-cycles>
    <meta:generator>LibreOffice/7.4.7.2$Linux_AARCH64 LibreOffice_project/40$Build-2</meta:generator>
    <meta:document-statistic meta:table-count="60" meta:cell-count="9834" meta:object-count="0"/>
  </office:meta>
</office:document-meta>
</file>